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18pt" style:font-size-asian="18pt" style:font-size-complex="18pt" fo:font-weight="bold" style:font-weight-asian="bold" style:font-weight-complex="bold"/>
    </style:style>
    <style:style style:name="T1_2" style:family="text">
      <style:text-properties fo:font-size="18pt" style:font-size-asian="18pt" style:font-size-complex="18pt" fo:font-weight="bold" style:font-weight-asian="bold" style:font-weight-complex="bold"/>
    </style:style>
    <style:style style:name="T1_3" style:family="text">
      <style:text-properties fo:font-size="18pt" style:font-size-asian="18pt" style:font-size-complex="18pt" fo:font-weight="bold" style:font-weight-asian="bold" style:font-weight-complex="bold"/>
    </style:style>
    <style:style style:name="T1_4" style:family="text">
      <style:text-properties fo:font-size="18pt" style:font-size-asian="18pt" style:font-size-complex="18pt" fo:font-weight="bold" style:font-weight-asian="bold" style:font-weight-complex="bold"/>
    </style:style>
    <style:style style:name="T1_5" style:family="text">
      <style:text-properties fo:font-size="18pt" style:font-size-asian="18pt" style:font-size-complex="18pt" fo:font-weight="bold" style:font-weight-asian="bold" style:font-weight-complex="bold"/>
    </style:style>
    <style:style style:name="T1_6" style:family="text">
      <style:text-properties fo:font-size="18pt" style:font-size-asian="18pt" style:font-size-complex="1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size="18pt" style:font-size-asian="18pt" style:font-size-complex="18pt" fo:font-weight="bold" style:font-weight-asian="bold" style:font-weight-complex="bold"/>
    </style:style>
    <style:style style:name="T3_2" style:family="text">
      <style:text-properties fo:font-size="18pt" style:font-size-asian="18pt" style:font-size-complex="18pt" fo:font-weight="bold" style:font-weight-asian="bold" style:font-weight-complex="bold"/>
    </style:style>
    <style:style style:name="T3_3" style:family="text">
      <style:text-properties fo:font-size="18pt" style:font-size-asian="18pt" style:font-size-complex="18pt" fo:font-weight="bold" style:font-weight-asian="bold" style:font-weight-complex="bold"/>
    </style:style>
    <style:style style:name="T3_4" style:family="text">
      <style:text-properties fo:font-size="18pt" style:font-size-asian="18pt" style:font-size-complex="18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fo:font-weight="bold" style:font-weight-asian="bold" style:font-weight-complex="bold"/>
    </style:style>
    <style:style style:name="T6_2" style:family="text">
      <style:text-properties fo:font-weight="bold" style:font-weight-asian="bold" style:font-weight-complex="bold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>
      <style:text-properties fo:font-weight="bold" style:font-weight-asian="bold" style:font-weight-complex="bold"/>
    </style:style>
    <style:style style:name="T6_7" style:family="text">
      <style:text-properties fo:font-weight="bold" style:font-weight-asian="bold" style:font-weight-complex="bold"/>
    </style:style>
    <style:style style:name="T6_8" style:family="text">
      <style:text-properties fo:font-weight="bold" style:font-weight-asian="bold" style:font-weight-complex="bold"/>
    </style:style>
    <style:style style:name="T6_9" style:family="text">
      <style:text-properties fo:font-weight="bold" style:font-weight-asian="bold" style:font-weight-complex="bold"/>
    </style:style>
    <style:style style:name="T6_10" style:family="text">
      <style:text-properties fo:font-weight="bold" style:font-weight-asian="bold" style:font-weight-complex="bold"/>
    </style:style>
    <style:style style:name="T6_11" style:family="text">
      <style:text-properties fo:font-weight="bold" style:font-weight-asian="bold" style:font-weight-complex="bold"/>
    </style:style>
    <style:style style:name="T6_12" style:family="text">
      <style:text-properties fo:font-weight="bold" style:font-weight-asian="bold" style:font-weight-complex="bold"/>
    </style:style>
    <style:style style:name="T6_13" style:family="text">
      <style:text-properties fo:font-weight="bold" style:font-weight-asian="bold" style:font-weight-complex="bold"/>
    </style:style>
    <style:style style:name="T6_14" style:family="text">
      <style:text-properties fo:font-weight="bold" style:font-weight-asian="bold" style:font-weight-complex="bold"/>
    </style:style>
    <style:style style:name="T6_15" style:family="text">
      <style:text-properties fo:font-weight="bold" style:font-weight-asian="bold" style:font-weight-complex="bold"/>
    </style:style>
    <style:style style:name="T6_16" style:family="text">
      <style:text-properties fo:font-weight="bold" style:font-weight-asian="bold" style:font-weight-complex="bold"/>
    </style:style>
    <style:style style:name="T6_17" style:family="text">
      <style:text-properties fo:font-weight="bold" style:font-weight-asian="bold" style:font-weight-complex="bold"/>
    </style:style>
    <style:style style:name="T6_18" style:family="text">
      <style:text-properties fo:font-weight="bold" style:font-weight-asian="bold" style:font-weight-complex="bold"/>
    </style:style>
    <style:style style:name="T6_19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38%" style:writing-mode="lr-tb"/>
      <style:text-properties fo:font-size="10pt" style:font-size-asian="10pt" style:font-size-complex="10pt" fo:font-weight="bold" style:font-weight-asian="bold" style:font-weight-complex="bold"/>
    </style:style>
    <style:style style:name="P10" style:family="paragraph" style:parent-style-name="Standard">
      <style:paragraph-properties fo:break-before="auto" fo:line-height="138%" style:writing-mode="lr-tb"/>
    </style:style>
    <style:style style:name="T10_1" style:family="text">
      <style:text-properties fo:font-size="10pt" style:font-size-asian="10pt" style:font-size-complex="10pt"/>
    </style:style>
    <style:style style:name="T10_2" style:family="text">
      <style:text-properties fo:font-size="10pt" style:font-size-asian="10pt" style:font-size-complex="10pt"/>
    </style:style>
    <style:style style:name="T10_3" style:family="text">
      <style:text-properties fo:font-size="10pt" style:font-size-asian="10pt" style:font-size-complex="10pt"/>
    </style:style>
    <style:style style:name="T10_4" style:family="text">
      <style:text-properties fo:font-size="10pt" style:font-size-asian="10pt" style:font-size-complex="10pt"/>
    </style:style>
    <style:style style:name="T10_5" style:family="text">
      <style:text-properties fo:font-size="10pt" style:font-size-asian="10pt" style:font-size-complex="10pt"/>
    </style:style>
    <style:style style:name="T10_6" style:family="text">
      <style:text-properties fo:font-size="10pt" style:font-size-asian="10pt" style:font-size-complex="10pt"/>
    </style:style>
    <style:style style:name="T10_7" style:family="text">
      <style:text-properties fo:font-size="10pt" style:font-size-asian="10pt" style:font-size-complex="10pt"/>
    </style:style>
    <style:style style:name="T10_8" style:family="text">
      <style:text-properties fo:font-size="10pt" style:font-size-asian="10pt" style:font-size-complex="10pt"/>
    </style:style>
    <style:style style:name="T10_9" style:family="text">
      <style:text-properties fo:font-size="10pt" style:font-size-asian="10pt" style:font-size-complex="10pt"/>
    </style:style>
    <style:style style:name="T10_10" style:family="text">
      <style:text-properties fo:font-size="10pt" style:font-size-asian="10pt" style:font-size-complex="10pt"/>
    </style:style>
    <style:style style:name="T10_11" style:family="text">
      <style:text-properties fo:font-size="10pt" style:font-size-asian="10pt" style:font-size-complex="10pt"/>
    </style:style>
    <style:style style:name="T10_12" style:family="text">
      <style:text-properties fo:font-size="10pt" style:font-size-asian="10pt" style:font-size-complex="10pt"/>
    </style:style>
    <style:style style:name="T10_13" style:family="text">
      <style:text-properties fo:font-size="10pt" style:font-size-asian="10pt" style:font-size-complex="10pt"/>
    </style:style>
    <style:style style:name="T10_14" style:family="text">
      <style:text-properties fo:font-size="10pt" style:font-size-asian="10pt" style:font-size-complex="10pt"/>
    </style:style>
    <style:style style:name="T10_15" style:family="text">
      <style:text-properties fo:font-size="10pt" style:font-size-asian="10pt" style:font-size-complex="10pt"/>
    </style:style>
    <style:style style:name="T10_16" style:family="text">
      <style:text-properties fo:font-size="10pt" style:font-size-asian="10pt" style:font-size-complex="10pt"/>
    </style:style>
    <style:style style:name="T10_17" style:family="text">
      <style:text-properties fo:font-size="10pt" style:font-size-asian="10pt" style:font-size-complex="10pt"/>
    </style:style>
    <style:style style:name="T10_18" style:family="text">
      <style:text-properties fo:font-size="10pt" style:font-size-asian="10pt" style:font-size-complex="10pt"/>
    </style:style>
    <style:style style:name="T10_19" style:family="text">
      <style:text-properties fo:font-size="10pt" style:font-size-asian="10pt" style:font-size-complex="10pt"/>
    </style:style>
    <style:style style:name="T10_20" style:family="text">
      <style:text-properties fo:font-size="10pt" style:font-size-asian="10pt" style:font-size-complex="10pt"/>
    </style:style>
    <style:style style:name="T10_21" style:family="text">
      <style:text-properties fo:font-size="10pt" style:font-size-asian="10pt" style:font-size-complex="10pt"/>
    </style:style>
    <style:style style:name="T10_22" style:family="text">
      <style:text-properties fo:font-size="10pt" style:font-size-asian="10pt" style:font-size-complex="10pt"/>
    </style:style>
    <style:style style:name="T10_23" style:family="text">
      <style:text-properties fo:font-size="10pt" style:font-size-asian="10pt" style:font-size-complex="10pt"/>
    </style:style>
    <style:style style:name="T10_24" style:family="text">
      <style:text-properties fo:font-size="10pt" style:font-size-asian="10pt" style:font-size-complex="10pt"/>
    </style:style>
    <style:style style:name="T10_25" style:family="text">
      <style:text-properties fo:font-size="10pt" style:font-size-asian="10pt" style:font-size-complex="10pt"/>
    </style:style>
    <style:style style:name="T10_26" style:family="text">
      <style:text-properties fo:font-size="10pt" style:font-size-asian="10pt" style:font-size-complex="10pt"/>
    </style:style>
    <style:style style:name="T10_27" style:family="text">
      <style:text-properties fo:font-size="10pt" style:font-size-asian="10pt" style:font-size-complex="10pt"/>
    </style:style>
    <style:style style:name="T10_28" style:family="text">
      <style:text-properties fo:font-size="10pt" style:font-size-asian="10pt" style:font-size-complex="10pt"/>
    </style:style>
    <style:style style:name="T10_29" style:family="text">
      <style:text-properties fo:font-size="10pt" style:font-size-asian="10pt" style:font-size-complex="10pt"/>
    </style:style>
    <style:style style:name="T10_30" style:family="text">
      <style:text-properties fo:font-size="10pt" style:font-size-asian="10pt" style:font-size-complex="10pt"/>
    </style:style>
    <style:style style:name="T10_31" style:family="text">
      <style:text-properties fo:font-size="10pt" style:font-size-asian="10pt" style:font-size-complex="10pt"/>
    </style:style>
    <style:style style:name="T10_32" style:family="text">
      <style:text-properties fo:font-size="10pt" style:font-size-asian="10pt" style:font-size-complex="10pt"/>
    </style:style>
    <style:style style:name="T10_33" style:family="text">
      <style:text-properties fo:font-size="10pt" style:font-size-asian="10pt" style:font-size-complex="10pt"/>
    </style:style>
    <style:style style:name="T10_34" style:family="text">
      <style:text-properties fo:font-size="10pt" style:font-size-asian="10pt" style:font-size-complex="10pt"/>
    </style:style>
    <style:style style:name="T10_35" style:family="text">
      <style:text-properties fo:font-size="10pt" style:font-size-asian="10pt" style:font-size-complex="10pt"/>
    </style:style>
    <style:style style:name="T10_36" style:family="text">
      <style:text-properties fo:font-size="10pt" style:font-size-asian="10pt" style:font-size-complex="10pt"/>
    </style:style>
    <style:style style:name="T10_37" style:family="text">
      <style:text-properties fo:font-size="10pt" style:font-size-asian="10pt" style:font-size-complex="10pt"/>
    </style:style>
    <style:style style:name="P11" style:family="paragraph" style:parent-style-name="Standard">
      <style:paragraph-properties fo:break-before="auto" fo:line-height="138%" style:writing-mode="lr-tb"/>
      <style:text-properties fo:font-size="10pt" style:font-size-asian="10pt" style:font-size-complex="10pt"/>
    </style:style>
    <style:style style:name="P12" style:family="paragraph" style:parent-style-name="Standard">
      <style:paragraph-properties fo:break-before="auto" fo:line-height="138%" style:writing-mode="lr-tb"/>
    </style:style>
    <style:style style:name="T12_1" style:family="text">
      <style:text-properties fo:font-size="10pt" style:font-size-asian="10pt" style:font-size-complex="10pt"/>
    </style:style>
    <style:style style:name="T12_2" style:family="text">
      <style:text-properties fo:font-size="10pt" style:font-size-asian="10pt" style:font-size-complex="10pt"/>
    </style:style>
    <style:style style:name="T12_3" style:family="text">
      <style:text-properties fo:font-size="10pt" style:font-size-asian="10pt" style:font-size-complex="10pt"/>
    </style:style>
    <style:style style:name="T12_4" style:family="text">
      <style:text-properties fo:font-size="10pt" style:font-size-asian="10pt" style:font-size-complex="10pt"/>
    </style:style>
    <style:style style:name="T12_5" style:family="text">
      <style:text-properties fo:font-size="10pt" style:font-size-asian="10pt" style:font-size-complex="10pt"/>
    </style:style>
    <style:style style:name="T12_6" style:family="text">
      <style:text-properties fo:font-size="10pt" style:font-size-asian="10pt" style:font-size-complex="10pt"/>
    </style:style>
    <style:style style:name="T12_7" style:family="text">
      <style:text-properties fo:font-size="10pt" style:font-size-asian="10pt" style:font-size-complex="10pt"/>
    </style:style>
    <style:style style:name="T12_8" style:family="text">
      <style:text-properties fo:font-size="10pt" style:font-size-asian="10pt" style:font-size-complex="10pt"/>
    </style:style>
    <style:style style:name="T12_9" style:family="text">
      <style:text-properties fo:font-size="10pt" style:font-size-asian="10pt" style:font-size-complex="10pt"/>
    </style:style>
    <style:style style:name="T12_10" style:family="text">
      <style:text-properties fo:font-size="10pt" style:font-size-asian="10pt" style:font-size-complex="10pt"/>
    </style:style>
    <style:style style:name="T12_11" style:family="text">
      <style:text-properties fo:font-size="10pt" style:font-size-asian="10pt" style:font-size-complex="10pt"/>
    </style:style>
    <style:style style:name="T12_12" style:family="text">
      <style:text-properties fo:font-size="10pt" style:font-size-asian="10pt" style:font-size-complex="10pt"/>
    </style:style>
    <style:style style:name="T12_13" style:family="text">
      <style:text-properties fo:font-size="10pt" style:font-size-asian="10pt" style:font-size-complex="10pt"/>
    </style:style>
    <style:style style:name="T12_14" style:family="text">
      <style:text-properties fo:font-size="10pt" style:font-size-asian="10pt" style:font-size-complex="10pt"/>
    </style:style>
    <style:style style:name="T12_15" style:family="text">
      <style:text-properties fo:font-size="10pt" style:font-size-asian="10pt" style:font-size-complex="10pt"/>
    </style:style>
    <style:style style:name="T12_16" style:family="text">
      <style:text-properties fo:font-size="10pt" style:font-size-asian="10pt" style:font-size-complex="10pt"/>
    </style:style>
    <style:style style:name="T12_17" style:family="text">
      <style:text-properties fo:font-size="10pt" style:font-size-asian="10pt" style:font-size-complex="10pt"/>
    </style:style>
    <style:style style:name="T12_18" style:family="text">
      <style:text-properties fo:font-size="10pt" style:font-size-asian="10pt" style:font-size-complex="10pt"/>
    </style:style>
    <style:style style:name="T12_19" style:family="text">
      <style:text-properties fo:font-size="10pt" style:font-size-asian="10pt" style:font-size-complex="10pt"/>
    </style:style>
    <style:style style:name="T12_20" style:family="text">
      <style:text-properties fo:font-size="10pt" style:font-size-asian="10pt" style:font-size-complex="10pt"/>
    </style:style>
    <style:style style:name="T12_21" style:family="text">
      <style:text-properties fo:font-size="10pt" style:font-size-asian="10pt" style:font-size-complex="10pt"/>
    </style:style>
    <style:style style:name="T12_22" style:family="text">
      <style:text-properties fo:font-size="10pt" style:font-size-asian="10pt" style:font-size-complex="10pt"/>
    </style:style>
    <style:style style:name="T12_23" style:family="text">
      <style:text-properties fo:font-size="10pt" style:font-size-asian="10pt" style:font-size-complex="10pt"/>
    </style:style>
    <style:style style:name="T12_24" style:family="text">
      <style:text-properties fo:font-size="10pt" style:font-size-asian="10pt" style:font-size-complex="10pt"/>
    </style:style>
    <style:style style:name="T12_25" style:family="text">
      <style:text-properties fo:font-size="10pt" style:font-size-asian="10pt" style:font-size-complex="10pt"/>
    </style:style>
    <style:style style:name="T12_26" style:family="text">
      <style:text-properties fo:font-size="10pt" style:font-size-asian="10pt" style:font-size-complex="10pt"/>
    </style:style>
    <style:style style:name="T12_27" style:family="text">
      <style:text-properties fo:font-size="10pt" style:font-size-asian="10pt" style:font-size-complex="10pt"/>
    </style:style>
    <style:style style:name="T12_28" style:family="text">
      <style:text-properties fo:font-size="10pt" style:font-size-asian="10pt" style:font-size-complex="10pt"/>
    </style:style>
    <style:style style:name="T12_29" style:family="text">
      <style:text-properties fo:font-size="10pt" style:font-size-asian="10pt" style:font-size-complex="10pt"/>
    </style:style>
    <style:style style:name="T12_30" style:family="text">
      <style:text-properties fo:font-size="10pt" style:font-size-asian="10pt" style:font-size-complex="10pt"/>
    </style:style>
    <style:style style:name="T12_31" style:family="text">
      <style:text-properties fo:font-size="10pt" style:font-size-asian="10pt" style:font-size-complex="10pt"/>
    </style:style>
    <style:style style:name="T12_32" style:family="text">
      <style:text-properties fo:font-size="10pt" style:font-size-asian="10pt" style:font-size-complex="10pt"/>
    </style:style>
    <style:style style:name="T12_33" style:family="text">
      <style:text-properties fo:font-size="10pt" style:font-size-asian="10pt" style:font-size-complex="10pt"/>
    </style:style>
    <style:style style:name="T12_34" style:family="text">
      <style:text-properties fo:font-size="10pt" style:font-size-asian="10pt" style:font-size-complex="10pt"/>
    </style:style>
    <style:style style:name="T12_35" style:family="text">
      <style:text-properties fo:font-size="10pt" style:font-size-asian="10pt" style:font-size-complex="10pt"/>
    </style:style>
    <style:style style:name="T12_36" style:family="text">
      <style:text-properties fo:font-size="10pt" style:font-size-asian="10pt" style:font-size-complex="10pt"/>
    </style:style>
    <style:style style:name="T12_37" style:family="text">
      <style:text-properties fo:font-size="10pt" style:font-size-asian="10pt" style:font-size-complex="10pt"/>
    </style:style>
    <style:style style:name="T12_38" style:family="text">
      <style:text-properties fo:font-size="10pt" style:font-size-asian="10pt" style:font-size-complex="10pt"/>
    </style:style>
    <style:style style:name="T12_39" style:family="text">
      <style:text-properties fo:font-size="10pt" style:font-size-asian="10pt" style:font-size-complex="10pt"/>
    </style:style>
    <style:style style:name="T12_40" style:family="text">
      <style:text-properties fo:font-size="10pt" style:font-size-asian="10pt" style:font-size-complex="10pt"/>
    </style:style>
    <style:style style:name="T12_41" style:family="text">
      <style:text-properties fo:font-size="10pt" style:font-size-asian="10pt" style:font-size-complex="10pt"/>
    </style:style>
    <style:style style:name="T12_42" style:family="text">
      <style:text-properties fo:font-size="10pt" style:font-size-asian="10pt" style:font-size-complex="10pt"/>
    </style:style>
    <style:style style:name="T12_43" style:family="text">
      <style:text-properties fo:font-size="10pt" style:font-size-asian="10pt" style:font-size-complex="10pt"/>
    </style:style>
    <style:style style:name="T12_44" style:family="text">
      <style:text-properties fo:font-size="10pt" style:font-size-asian="10pt" style:font-size-complex="10pt"/>
    </style:style>
    <style:style style:name="T12_45" style:family="text">
      <style:text-properties fo:font-size="10pt" style:font-size-asian="10pt" style:font-size-complex="10pt"/>
    </style:style>
    <style:style style:name="T12_46" style:family="text">
      <style:text-properties fo:font-size="10pt" style:font-size-asian="10pt" style:font-size-complex="10pt"/>
    </style:style>
    <style:style style:name="T12_47" style:family="text">
      <style:text-properties fo:font-size="10pt" style:font-size-asian="10pt" style:font-size-complex="10pt"/>
    </style:style>
    <style:style style:name="T12_48" style:family="text">
      <style:text-properties fo:font-size="10pt" style:font-size-asian="10pt" style:font-size-complex="10pt"/>
    </style:style>
    <style:style style:name="T12_49" style:family="text">
      <style:text-properties fo:font-size="10pt" style:font-size-asian="10pt" style:font-size-complex="10pt"/>
    </style:style>
    <style:style style:name="T12_50" style:family="text">
      <style:text-properties fo:font-size="10pt" style:font-size-asian="10pt" style:font-size-complex="10pt"/>
    </style:style>
    <style:style style:name="T12_51" style:family="text">
      <style:text-properties fo:font-size="10pt" style:font-size-asian="10pt" style:font-size-complex="10pt"/>
    </style:style>
    <style:style style:name="T12_52" style:family="text">
      <style:text-properties fo:font-size="10pt" style:font-size-asian="10pt" style:font-size-complex="10pt"/>
    </style:style>
    <style:style style:name="T12_53" style:family="text">
      <style:text-properties fo:font-size="10pt" style:font-size-asian="10pt" style:font-size-complex="10pt"/>
    </style:style>
    <style:style style:name="T12_54" style:family="text">
      <style:text-properties fo:font-size="10pt" style:font-size-asian="10pt" style:font-size-complex="10pt"/>
    </style:style>
    <style:style style:name="T12_55" style:family="text">
      <style:text-properties fo:font-size="10pt" style:font-size-asian="10pt" style:font-size-complex="10pt"/>
    </style:style>
    <style:style style:name="T12_56" style:family="text">
      <style:text-properties fo:font-size="10pt" style:font-size-asian="10pt" style:font-size-complex="10pt"/>
    </style:style>
    <style:style style:name="T12_57" style:family="text">
      <style:text-properties fo:font-size="10pt" style:font-size-asian="10pt" style:font-size-complex="10pt"/>
    </style:style>
    <style:style style:name="T12_58" style:family="text">
      <style:text-properties fo:font-size="10pt" style:font-size-asian="10pt" style:font-size-complex="10pt"/>
    </style:style>
    <style:style style:name="T12_59" style:family="text">
      <style:text-properties fo:font-size="10pt" style:font-size-asian="10pt" style:font-size-complex="10pt"/>
    </style:style>
    <style:style style:name="T12_60" style:family="text">
      <style:text-properties fo:font-size="10pt" style:font-size-asian="10pt" style:font-size-complex="10pt"/>
    </style:style>
    <style:style style:name="T12_61" style:family="text">
      <style:text-properties fo:font-size="10pt" style:font-size-asian="10pt" style:font-size-complex="10pt"/>
    </style:style>
    <style:style style:name="T12_62" style:family="text">
      <style:text-properties fo:font-size="10pt" style:font-size-asian="10pt" style:font-size-complex="10pt"/>
    </style:style>
    <style:style style:name="T12_63" style:family="text">
      <style:text-properties fo:font-size="10pt" style:font-size-asian="10pt" style:font-size-complex="10pt"/>
    </style:style>
    <style:style style:name="T12_64" style:family="text">
      <style:text-properties fo:font-size="10pt" style:font-size-asian="10pt" style:font-size-complex="10pt"/>
    </style:style>
    <style:style style:name="T12_65" style:family="text">
      <style:text-properties fo:font-size="10pt" style:font-size-asian="10pt" style:font-size-complex="10pt"/>
    </style:style>
    <style:style style:name="T12_66" style:family="text">
      <style:text-properties fo:font-size="10pt" style:font-size-asian="10pt" style:font-size-complex="10pt"/>
    </style:style>
    <style:style style:name="T12_67" style:family="text">
      <style:text-properties fo:font-size="10pt" style:font-size-asian="10pt" style:font-size-complex="10pt"/>
    </style:style>
    <style:style style:name="T12_68" style:family="text">
      <style:text-properties fo:font-size="10pt" style:font-size-asian="10pt" style:font-size-complex="10pt"/>
    </style:style>
    <style:style style:name="T12_69" style:family="text">
      <style:text-properties fo:font-size="10pt" style:font-size-asian="10pt" style:font-size-complex="10pt"/>
    </style:style>
    <style:style style:name="T12_70" style:family="text">
      <style:text-properties fo:font-size="10pt" style:font-size-asian="10pt" style:font-size-complex="10pt"/>
    </style:style>
    <style:style style:name="T12_71" style:family="text">
      <style:text-properties fo:font-size="10pt" style:font-size-asian="10pt" style:font-size-complex="10pt"/>
    </style:style>
    <style:style style:name="T12_72" style:family="text">
      <style:text-properties fo:font-size="10pt" style:font-size-asian="10pt" style:font-size-complex="10pt"/>
    </style:style>
    <style:style style:name="T12_73" style:family="text">
      <style:text-properties fo:font-size="10pt" style:font-size-asian="10pt" style:font-size-complex="10pt"/>
    </style:style>
    <style:style style:name="T12_74" style:family="text">
      <style:text-properties fo:font-size="10pt" style:font-size-asian="10pt" style:font-size-complex="10pt"/>
    </style:style>
    <style:style style:name="T12_75" style:family="text">
      <style:text-properties fo:font-size="10pt" style:font-size-asian="10pt" style:font-size-complex="10pt"/>
    </style:style>
    <style:style style:name="T12_76" style:family="text">
      <style:text-properties fo:font-size="10pt" style:font-size-asian="10pt" style:font-size-complex="10pt"/>
    </style:style>
    <style:style style:name="T12_77" style:family="text">
      <style:text-properties fo:font-size="10pt" style:font-size-asian="10pt" style:font-size-complex="10pt"/>
    </style:style>
    <style:style style:name="T12_78" style:family="text">
      <style:text-properties fo:font-size="10pt" style:font-size-asian="10pt" style:font-size-complex="10pt"/>
    </style:style>
    <style:style style:name="T12_79" style:family="text">
      <style:text-properties fo:font-size="10pt" style:font-size-asian="10pt" style:font-size-complex="10pt"/>
    </style:style>
    <style:style style:name="T12_80" style:family="text">
      <style:text-properties fo:font-size="10pt" style:font-size-asian="10pt" style:font-size-complex="10pt"/>
    </style:style>
    <style:style style:name="T12_81" style:family="text">
      <style:text-properties fo:font-size="10pt" style:font-size-asian="10pt" style:font-size-complex="10pt"/>
    </style:style>
    <style:style style:name="T12_82" style:family="text">
      <style:text-properties fo:font-size="10pt" style:font-size-asian="10pt" style:font-size-complex="10pt"/>
    </style:style>
    <style:style style:name="T12_83" style:family="text">
      <style:text-properties fo:font-size="10pt" style:font-size-asian="10pt" style:font-size-complex="10pt"/>
    </style:style>
    <style:style style:name="T12_84" style:family="text">
      <style:text-properties fo:font-size="10pt" style:font-size-asian="10pt" style:font-size-complex="10pt"/>
    </style:style>
    <style:style style:name="T12_85" style:family="text">
      <style:text-properties fo:font-size="10pt" style:font-size-asian="10pt" style:font-size-complex="10pt"/>
    </style:style>
    <style:style style:name="T12_86" style:family="text">
      <style:text-properties fo:font-size="10pt" style:font-size-asian="10pt" style:font-size-complex="10pt"/>
    </style:style>
    <style:style style:name="T12_87" style:family="text">
      <style:text-properties fo:font-size="10pt" style:font-size-asian="10pt" style:font-size-complex="10pt"/>
    </style:style>
    <style:style style:name="T12_88" style:family="text">
      <style:text-properties fo:font-size="10pt" style:font-size-asian="10pt" style:font-size-complex="10pt"/>
    </style:style>
    <style:style style:name="T12_89" style:family="text">
      <style:text-properties fo:font-size="10pt" style:font-size-asian="10pt" style:font-size-complex="10pt"/>
    </style:style>
    <style:style style:name="T12_90" style:family="text">
      <style:text-properties fo:font-size="10pt" style:font-size-asian="10pt" style:font-size-complex="10pt"/>
    </style:style>
    <style:style style:name="T12_91" style:family="text">
      <style:text-properties fo:font-size="10pt" style:font-size-asian="10pt" style:font-size-complex="10pt"/>
    </style:style>
    <style:style style:name="T12_92" style:family="text">
      <style:text-properties fo:font-size="10pt" style:font-size-asian="10pt" style:font-size-complex="10pt"/>
    </style:style>
    <style:style style:name="T12_93" style:family="text">
      <style:text-properties fo:font-size="10pt" style:font-size-asian="10pt" style:font-size-complex="10pt"/>
    </style:style>
    <style:style style:name="T12_94" style:family="text">
      <style:text-properties fo:font-size="10pt" style:font-size-asian="10pt" style:font-size-complex="10pt"/>
    </style:style>
    <style:style style:name="T12_95" style:family="text">
      <style:text-properties fo:font-size="10pt" style:font-size-asian="10pt" style:font-size-complex="10pt"/>
    </style:style>
    <style:style style:name="P13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4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5" style:family="paragraph" style:parent-style-name="Standard">
      <style:paragraph-properties fo:break-before="auto" fo:line-height="138%" style:writing-mode="lr-tb"/>
    </style:style>
    <style:style style:name="T15_1" style:family="text">
      <style:text-properties fo:font-size="10pt" style:font-size-asian="10pt" style:font-size-complex="10pt"/>
    </style:style>
    <style:style style:name="T15_2" style:family="text">
      <style:text-properties fo:font-size="10pt" style:font-size-asian="10pt" style:font-size-complex="10pt"/>
    </style:style>
    <style:style style:name="T15_3" style:family="text">
      <style:text-properties fo:font-size="10pt" style:font-size-asian="10pt" style:font-size-complex="10pt"/>
    </style:style>
    <style:style style:name="T15_4" style:family="text">
      <style:text-properties fo:font-size="10pt" style:font-size-asian="10pt" style:font-size-complex="10pt"/>
    </style:style>
    <style:style style:name="T15_5" style:family="text">
      <style:text-properties fo:font-size="10pt" style:font-size-asian="10pt" style:font-size-complex="10pt"/>
    </style:style>
    <style:style style:name="T15_6" style:family="text">
      <style:text-properties fo:font-size="10pt" style:font-size-asian="10pt" style:font-size-complex="10pt"/>
    </style:style>
    <style:style style:name="T15_7" style:family="text">
      <style:text-properties fo:font-size="10pt" style:font-size-asian="10pt" style:font-size-complex="10pt"/>
    </style:style>
    <style:style style:name="T15_8" style:family="text">
      <style:text-properties fo:font-size="10pt" style:font-size-asian="10pt" style:font-size-complex="10pt"/>
    </style:style>
    <style:style style:name="T15_9" style:family="text">
      <style:text-properties fo:font-size="10pt" style:font-size-asian="10pt" style:font-size-complex="10pt"/>
    </style:style>
    <style:style style:name="T15_10" style:family="text">
      <style:text-properties fo:font-size="10pt" style:font-size-asian="10pt" style:font-size-complex="10pt"/>
    </style:style>
    <style:style style:name="T15_11" style:family="text">
      <style:text-properties fo:font-size="10pt" style:font-size-asian="10pt" style:font-size-complex="10pt"/>
    </style:style>
    <style:style style:name="T15_12" style:family="text">
      <style:text-properties fo:font-size="10pt" style:font-size-asian="10pt" style:font-size-complex="10pt"/>
    </style:style>
    <style:style style:name="T15_13" style:family="text">
      <style:text-properties fo:font-size="10pt" style:font-size-asian="10pt" style:font-size-complex="10pt"/>
    </style:style>
    <style:style style:name="T15_14" style:family="text">
      <style:text-properties fo:font-size="10pt" style:font-size-asian="10pt" style:font-size-complex="10pt"/>
    </style:style>
    <style:style style:name="T15_15" style:family="text">
      <style:text-properties fo:font-size="10pt" style:font-size-asian="10pt" style:font-size-complex="10pt"/>
    </style:style>
    <style:style style:name="T15_16" style:family="text">
      <style:text-properties fo:font-size="10pt" style:font-size-asian="10pt" style:font-size-complex="10pt"/>
    </style:style>
    <style:style style:name="T15_17" style:family="text">
      <style:text-properties fo:font-size="10pt" style:font-size-asian="10pt" style:font-size-complex="10pt"/>
    </style:style>
    <style:style style:name="T15_18" style:family="text">
      <style:text-properties fo:font-size="10pt" style:font-size-asian="10pt" style:font-size-complex="10pt"/>
    </style:style>
    <style:style style:name="T15_19" style:family="text">
      <style:text-properties fo:font-size="10pt" style:font-size-asian="10pt" style:font-size-complex="10pt"/>
    </style:style>
    <style:style style:name="T15_20" style:family="text">
      <style:text-properties fo:font-size="10pt" style:font-size-asian="10pt" style:font-size-complex="10pt"/>
    </style:style>
    <style:style style:name="T15_21" style:family="text">
      <style:text-properties fo:font-size="10pt" style:font-size-asian="10pt" style:font-size-complex="10pt"/>
    </style:style>
    <style:style style:name="T15_22" style:family="text">
      <style:text-properties fo:font-size="10pt" style:font-size-asian="10pt" style:font-size-complex="10pt"/>
    </style:style>
    <style:style style:name="T15_23" style:family="text">
      <style:text-properties fo:font-size="10pt" style:font-size-asian="10pt" style:font-size-complex="10pt"/>
    </style:style>
    <style:style style:name="T15_24" style:family="text">
      <style:text-properties fo:font-size="10pt" style:font-size-asian="10pt" style:font-size-complex="10pt"/>
    </style:style>
    <style:style style:name="T15_25" style:family="text">
      <style:text-properties fo:font-size="10pt" style:font-size-asian="10pt" style:font-size-complex="10pt"/>
    </style:style>
    <style:style style:name="T15_26" style:family="text">
      <style:text-properties fo:font-size="10pt" style:font-size-asian="10pt" style:font-size-complex="10pt"/>
    </style:style>
    <style:style style:name="T15_27" style:family="text">
      <style:text-properties fo:font-size="10pt" style:font-size-asian="10pt" style:font-size-complex="10pt"/>
    </style:style>
    <style:style style:name="T15_28" style:family="text">
      <style:text-properties fo:font-size="10pt" style:font-size-asian="10pt" style:font-size-complex="10pt"/>
    </style:style>
    <style:style style:name="T15_29" style:family="text">
      <style:text-properties fo:font-size="10pt" style:font-size-asian="10pt" style:font-size-complex="10pt"/>
    </style:style>
    <style:style style:name="T15_30" style:family="text">
      <style:text-properties fo:font-size="10pt" style:font-size-asian="10pt" style:font-size-complex="10pt"/>
    </style:style>
    <style:style style:name="T15_31" style:family="text">
      <style:text-properties fo:font-size="10pt" style:font-size-asian="10pt" style:font-size-complex="10pt"/>
    </style:style>
    <style:style style:name="T15_32" style:family="text">
      <style:text-properties fo:font-size="10pt" style:font-size-asian="10pt" style:font-size-complex="10pt"/>
    </style:style>
    <style:style style:name="T15_33" style:family="text">
      <style:text-properties fo:font-size="10pt" style:font-size-asian="10pt" style:font-size-complex="10pt"/>
    </style:style>
    <style:style style:name="T15_34" style:family="text">
      <style:text-properties fo:font-size="10pt" style:font-size-asian="10pt" style:font-size-complex="10pt"/>
    </style:style>
    <style:style style:name="T15_35" style:family="text">
      <style:text-properties fo:font-size="10pt" style:font-size-asian="10pt" style:font-size-complex="10pt"/>
    </style:style>
    <style:style style:name="T15_36" style:family="text">
      <style:text-properties fo:font-size="10pt" style:font-size-asian="10pt" style:font-size-complex="10pt"/>
    </style:style>
    <style:style style:name="T15_37" style:family="text">
      <style:text-properties fo:font-size="10pt" style:font-size-asian="10pt" style:font-size-complex="10pt"/>
    </style:style>
    <style:style style:name="T15_38" style:family="text">
      <style:text-properties fo:font-size="10pt" style:font-size-asian="10pt" style:font-size-complex="10pt"/>
    </style:style>
    <style:style style:name="T15_39" style:family="text">
      <style:text-properties fo:font-size="10pt" style:font-size-asian="10pt" style:font-size-complex="10pt"/>
    </style:style>
    <style:style style:name="T15_40" style:family="text">
      <style:text-properties fo:font-size="10pt" style:font-size-asian="10pt" style:font-size-complex="10pt"/>
    </style:style>
    <style:style style:name="T15_41" style:family="text">
      <style:text-properties fo:font-size="10pt" style:font-size-asian="10pt" style:font-size-complex="10pt"/>
    </style:style>
    <style:style style:name="T15_42" style:family="text">
      <style:text-properties fo:font-size="10pt" style:font-size-asian="10pt" style:font-size-complex="10pt"/>
    </style:style>
    <style:style style:name="T15_43" style:family="text">
      <style:text-properties fo:font-size="10pt" style:font-size-asian="10pt" style:font-size-complex="10pt"/>
    </style:style>
    <style:style style:name="T15_44" style:family="text">
      <style:text-properties fo:font-size="10pt" style:font-size-asian="10pt" style:font-size-complex="10pt"/>
    </style:style>
    <style:style style:name="T15_45" style:family="text">
      <style:text-properties fo:font-size="10pt" style:font-size-asian="10pt" style:font-size-complex="10pt"/>
    </style:style>
    <style:style style:name="T15_46" style:family="text">
      <style:text-properties fo:font-size="10pt" style:font-size-asian="10pt" style:font-size-complex="10pt"/>
    </style:style>
    <style:style style:name="T15_47" style:family="text">
      <style:text-properties fo:font-size="10pt" style:font-size-asian="10pt" style:font-size-complex="10pt"/>
    </style:style>
    <style:style style:name="T15_48" style:family="text">
      <style:text-properties fo:font-size="10pt" style:font-size-asian="10pt" style:font-size-complex="10pt"/>
    </style:style>
    <style:style style:name="T15_49" style:family="text">
      <style:text-properties fo:font-size="10pt" style:font-size-asian="10pt" style:font-size-complex="10pt"/>
    </style:style>
    <style:style style:name="T15_50" style:family="text">
      <style:text-properties fo:font-size="10pt" style:font-size-asian="10pt" style:font-size-complex="10pt"/>
    </style:style>
    <style:style style:name="T15_51" style:family="text">
      <style:text-properties fo:font-size="10pt" style:font-size-asian="10pt" style:font-size-complex="10pt"/>
    </style:style>
    <style:style style:name="T15_52" style:family="text">
      <style:text-properties fo:font-size="10pt" style:font-size-asian="10pt" style:font-size-complex="10pt"/>
    </style:style>
    <style:style style:name="T15_53" style:family="text">
      <style:text-properties fo:font-size="10pt" style:font-size-asian="10pt" style:font-size-complex="10pt"/>
    </style:style>
    <style:style style:name="T15_54" style:family="text">
      <style:text-properties fo:font-size="10pt" style:font-size-asian="10pt" style:font-size-complex="10pt"/>
    </style:style>
    <style:style style:name="T15_55" style:family="text">
      <style:text-properties fo:font-size="10pt" style:font-size-asian="10pt" style:font-size-complex="10pt"/>
    </style:style>
    <style:style style:name="T15_56" style:family="text">
      <style:text-properties fo:font-size="10pt" style:font-size-asian="10pt" style:font-size-complex="10pt"/>
    </style:style>
    <style:style style:name="T15_57" style:family="text">
      <style:text-properties fo:font-size="10pt" style:font-size-asian="10pt" style:font-size-complex="10pt"/>
    </style:style>
    <style:style style:name="T15_58" style:family="text">
      <style:text-properties fo:font-size="10pt" style:font-size-asian="10pt" style:font-size-complex="10pt"/>
    </style:style>
    <style:style style:name="T15_59" style:family="text">
      <style:text-properties fo:font-size="10pt" style:font-size-asian="10pt" style:font-size-complex="10pt"/>
    </style:style>
    <style:style style:name="T15_60" style:family="text">
      <style:text-properties fo:font-size="10pt" style:font-size-asian="10pt" style:font-size-complex="10pt"/>
    </style:style>
    <style:style style:name="T15_61" style:family="text">
      <style:text-properties fo:font-size="10pt" style:font-size-asian="10pt" style:font-size-complex="10pt"/>
    </style:style>
    <style:style style:name="T15_62" style:family="text">
      <style:text-properties fo:font-size="10pt" style:font-size-asian="10pt" style:font-size-complex="10pt"/>
    </style:style>
    <style:style style:name="T15_63" style:family="text">
      <style:text-properties fo:font-size="10pt" style:font-size-asian="10pt" style:font-size-complex="10pt"/>
    </style:style>
    <style:style style:name="T15_64" style:family="text">
      <style:text-properties fo:font-size="10pt" style:font-size-asian="10pt" style:font-size-complex="10pt"/>
    </style:style>
    <style:style style:name="T15_65" style:family="text">
      <style:text-properties fo:font-size="10pt" style:font-size-asian="10pt" style:font-size-complex="10pt"/>
    </style:style>
    <style:style style:name="T15_66" style:family="text">
      <style:text-properties fo:font-size="10pt" style:font-size-asian="10pt" style:font-size-complex="10pt"/>
    </style:style>
    <style:style style:name="T15_67" style:family="text">
      <style:text-properties fo:font-size="10pt" style:font-size-asian="10pt" style:font-size-complex="10pt"/>
    </style:style>
    <style:style style:name="T15_68" style:family="text">
      <style:text-properties fo:font-size="10pt" style:font-size-asian="10pt" style:font-size-complex="10pt"/>
    </style:style>
    <style:style style:name="T15_69" style:family="text">
      <style:text-properties fo:font-size="10pt" style:font-size-asian="10pt" style:font-size-complex="10pt"/>
    </style:style>
    <style:style style:name="T15_70" style:family="text">
      <style:text-properties fo:font-size="10pt" style:font-size-asian="10pt" style:font-size-complex="10pt"/>
    </style:style>
    <style:style style:name="T15_71" style:family="text">
      <style:text-properties fo:font-size="10pt" style:font-size-asian="10pt" style:font-size-complex="10pt"/>
    </style:style>
    <style:style style:name="T15_72" style:family="text">
      <style:text-properties fo:font-size="10pt" style:font-size-asian="10pt" style:font-size-complex="10pt"/>
    </style:style>
    <style:style style:name="T15_73" style:family="text">
      <style:text-properties fo:font-size="10pt" style:font-size-asian="10pt" style:font-size-complex="10pt"/>
    </style:style>
    <style:style style:name="T15_74" style:family="text">
      <style:text-properties fo:font-size="10pt" style:font-size-asian="10pt" style:font-size-complex="10pt"/>
    </style:style>
    <style:style style:name="T15_75" style:family="text">
      <style:text-properties fo:font-size="10pt" style:font-size-asian="10pt" style:font-size-complex="10pt"/>
    </style:style>
    <style:style style:name="T15_76" style:family="text">
      <style:text-properties fo:font-size="10pt" style:font-size-asian="10pt" style:font-size-complex="10pt"/>
    </style:style>
    <style:style style:name="T15_77" style:family="text">
      <style:text-properties fo:font-size="10pt" style:font-size-asian="10pt" style:font-size-complex="10pt"/>
    </style:style>
    <style:style style:name="T15_78" style:family="text">
      <style:text-properties fo:font-size="10pt" style:font-size-asian="10pt" style:font-size-complex="10pt"/>
    </style:style>
    <style:style style:name="T15_79" style:family="text">
      <style:text-properties fo:font-size="10pt" style:font-size-asian="10pt" style:font-size-complex="10pt"/>
    </style:style>
    <style:style style:name="T15_80" style:family="text">
      <style:text-properties fo:font-size="10pt" style:font-size-asian="10pt" style:font-size-complex="10pt"/>
    </style:style>
    <style:style style:name="T15_81" style:family="text">
      <style:text-properties fo:font-size="10pt" style:font-size-asian="10pt" style:font-size-complex="10pt"/>
    </style:style>
    <style:style style:name="P16" style:family="paragraph" style:parent-style-name="Standard">
      <style:paragraph-properties fo:break-before="auto" fo:line-height="138%" style:writing-mode="lr-tb"/>
      <style:text-properties fo:font-size="10pt" style:font-size-asian="10pt" style:font-size-complex="10pt"/>
    </style:style>
    <style:style style:name="P17" style:family="paragraph" style:parent-style-name="Standard">
      <style:paragraph-properties fo:break-before="auto" fo:line-height="138%" style:writing-mode="lr-tb"/>
      <style:text-properties fo:font-size="10pt" style:font-size-asian="10pt" style:font-size-complex="10pt"/>
    </style:style>
    <style:style style:name="P18" style:family="paragraph" style:parent-style-name="Standard">
      <style:paragraph-properties fo:break-before="auto" fo:line-height="138%" style:writing-mode="lr-tb"/>
    </style:style>
    <style:style style:name="T18_1" style:family="text">
      <style:text-properties fo:font-size="10pt" style:font-size-asian="10pt" style:font-size-complex="10pt"/>
    </style:style>
    <style:style style:name="T18_2" style:family="text">
      <style:text-properties fo:font-size="10pt" style:font-size-asian="10pt" style:font-size-complex="10pt"/>
    </style:style>
    <style:style style:name="T18_3" style:family="text">
      <style:text-properties fo:font-size="10pt" style:font-size-asian="10pt" style:font-size-complex="10pt"/>
    </style:style>
    <style:style style:name="T18_4" style:family="text">
      <style:text-properties fo:font-size="10pt" style:font-size-asian="10pt" style:font-size-complex="10pt"/>
    </style:style>
    <style:style style:name="T18_5" style:family="text">
      <style:text-properties fo:font-size="10pt" style:font-size-asian="10pt" style:font-size-complex="10pt"/>
    </style:style>
    <style:style style:name="T18_6" style:family="text">
      <style:text-properties fo:font-size="10pt" style:font-size-asian="10pt" style:font-size-complex="10pt"/>
    </style:style>
    <style:style style:name="T18_7" style:family="text">
      <style:text-properties fo:font-size="10pt" style:font-size-asian="10pt" style:font-size-complex="10pt"/>
    </style:style>
    <style:style style:name="T18_8" style:family="text">
      <style:text-properties fo:font-size="10pt" style:font-size-asian="10pt" style:font-size-complex="10pt"/>
    </style:style>
    <style:style style:name="T18_9" style:family="text">
      <style:text-properties fo:font-size="10pt" style:font-size-asian="10pt" style:font-size-complex="10pt"/>
    </style:style>
    <style:style style:name="T18_10" style:family="text">
      <style:text-properties fo:font-size="10pt" style:font-size-asian="10pt" style:font-size-complex="10pt"/>
    </style:style>
    <style:style style:name="T18_11" style:family="text">
      <style:text-properties fo:font-size="10pt" style:font-size-asian="10pt" style:font-size-complex="10pt"/>
    </style:style>
    <style:style style:name="T18_12" style:family="text">
      <style:text-properties fo:font-size="10pt" style:font-size-asian="10pt" style:font-size-complex="10pt"/>
    </style:style>
    <style:style style:name="T18_13" style:family="text">
      <style:text-properties fo:font-size="10pt" style:font-size-asian="10pt" style:font-size-complex="10pt"/>
    </style:style>
    <style:style style:name="T18_14" style:family="text">
      <style:text-properties fo:font-size="10pt" style:font-size-asian="10pt" style:font-size-complex="10pt"/>
    </style:style>
    <style:style style:name="T18_15" style:family="text">
      <style:text-properties fo:font-size="10pt" style:font-size-asian="10pt" style:font-size-complex="10pt"/>
    </style:style>
    <style:style style:name="T18_16" style:family="text">
      <style:text-properties fo:font-size="10pt" style:font-size-asian="10pt" style:font-size-complex="10pt"/>
    </style:style>
    <style:style style:name="T18_17" style:family="text">
      <style:text-properties fo:font-size="10pt" style:font-size-asian="10pt" style:font-size-complex="10pt"/>
    </style:style>
    <style:style style:name="T18_18" style:family="text">
      <style:text-properties fo:font-size="10pt" style:font-size-asian="10pt" style:font-size-complex="10pt"/>
    </style:style>
    <style:style style:name="T18_19" style:family="text">
      <style:text-properties fo:font-size="10pt" style:font-size-asian="10pt" style:font-size-complex="10pt"/>
    </style:style>
    <style:style style:name="T18_20" style:family="text">
      <style:text-properties fo:font-size="10pt" style:font-size-asian="10pt" style:font-size-complex="10pt"/>
    </style:style>
    <style:style style:name="T18_21" style:family="text">
      <style:text-properties fo:font-size="10pt" style:font-size-asian="10pt" style:font-size-complex="10pt"/>
    </style:style>
    <style:style style:name="T18_22" style:family="text">
      <style:text-properties fo:font-size="10pt" style:font-size-asian="10pt" style:font-size-complex="10pt"/>
    </style:style>
    <style:style style:name="T18_23" style:family="text">
      <style:text-properties fo:font-size="10pt" style:font-size-asian="10pt" style:font-size-complex="10pt"/>
    </style:style>
    <style:style style:name="T18_24" style:family="text">
      <style:text-properties fo:font-size="10pt" style:font-size-asian="10pt" style:font-size-complex="10pt"/>
    </style:style>
    <style:style style:name="T18_25" style:family="text">
      <style:text-properties fo:font-size="10pt" style:font-size-asian="10pt" style:font-size-complex="10pt"/>
    </style:style>
    <style:style style:name="T18_26" style:family="text">
      <style:text-properties fo:font-size="10pt" style:font-size-asian="10pt" style:font-size-complex="10pt"/>
    </style:style>
    <style:style style:name="T18_27" style:family="text">
      <style:text-properties fo:font-size="10pt" style:font-size-asian="10pt" style:font-size-complex="10pt"/>
    </style:style>
    <style:style style:name="T18_28" style:family="text">
      <style:text-properties fo:font-size="10pt" style:font-size-asian="10pt" style:font-size-complex="10pt"/>
    </style:style>
    <style:style style:name="T18_29" style:family="text">
      <style:text-properties fo:font-size="10pt" style:font-size-asian="10pt" style:font-size-complex="10pt"/>
    </style:style>
    <style:style style:name="T18_30" style:family="text">
      <style:text-properties fo:font-size="10pt" style:font-size-asian="10pt" style:font-size-complex="10pt"/>
    </style:style>
    <style:style style:name="T18_31" style:family="text">
      <style:text-properties fo:font-size="10pt" style:font-size-asian="10pt" style:font-size-complex="10pt"/>
    </style:style>
    <style:style style:name="T18_32" style:family="text">
      <style:text-properties fo:font-size="10pt" style:font-size-asian="10pt" style:font-size-complex="10pt"/>
    </style:style>
    <style:style style:name="T18_33" style:family="text">
      <style:text-properties fo:font-size="10pt" style:font-size-asian="10pt" style:font-size-complex="10pt"/>
    </style:style>
    <style:style style:name="T18_34" style:family="text">
      <style:text-properties fo:font-size="10pt" style:font-size-asian="10pt" style:font-size-complex="10pt"/>
    </style:style>
    <style:style style:name="T18_35" style:family="text">
      <style:text-properties fo:font-size="10pt" style:font-size-asian="10pt" style:font-size-complex="10pt"/>
    </style:style>
    <style:style style:name="T18_36" style:family="text">
      <style:text-properties fo:font-size="10pt" style:font-size-asian="10pt" style:font-size-complex="10pt"/>
    </style:style>
    <style:style style:name="T18_37" style:family="text">
      <style:text-properties fo:font-size="10pt" style:font-size-asian="10pt" style:font-size-complex="10pt"/>
    </style:style>
    <style:style style:name="T18_38" style:family="text">
      <style:text-properties fo:font-size="10pt" style:font-size-asian="10pt" style:font-size-complex="10pt"/>
    </style:style>
    <style:style style:name="T18_39" style:family="text">
      <style:text-properties fo:font-size="10pt" style:font-size-asian="10pt" style:font-size-complex="10pt"/>
    </style:style>
    <style:style style:name="T18_40" style:family="text">
      <style:text-properties fo:font-size="10pt" style:font-size-asian="10pt" style:font-size-complex="10pt"/>
    </style:style>
    <style:style style:name="T18_41" style:family="text">
      <style:text-properties fo:font-size="10pt" style:font-size-asian="10pt" style:font-size-complex="10pt"/>
    </style:style>
    <style:style style:name="T18_42" style:family="text">
      <style:text-properties fo:font-size="10pt" style:font-size-asian="10pt" style:font-size-complex="10pt"/>
    </style:style>
    <style:style style:name="T18_43" style:family="text">
      <style:text-properties fo:font-size="10pt" style:font-size-asian="10pt" style:font-size-complex="10pt"/>
    </style:style>
    <style:style style:name="T18_44" style:family="text">
      <style:text-properties fo:font-size="10pt" style:font-size-asian="10pt" style:font-size-complex="10pt"/>
    </style:style>
    <style:style style:name="T18_45" style:family="text">
      <style:text-properties fo:font-size="10pt" style:font-size-asian="10pt" style:font-size-complex="10pt"/>
    </style:style>
    <style:style style:name="T18_46" style:family="text">
      <style:text-properties fo:font-size="10pt" style:font-size-asian="10pt" style:font-size-complex="10pt"/>
    </style:style>
    <style:style style:name="T18_47" style:family="text">
      <style:text-properties fo:font-size="10pt" style:font-size-asian="10pt" style:font-size-complex="10pt"/>
    </style:style>
    <style:style style:name="T18_48" style:family="text">
      <style:text-properties fo:font-size="10pt" style:font-size-asian="10pt" style:font-size-complex="10pt"/>
    </style:style>
    <style:style style:name="T18_49" style:family="text">
      <style:text-properties fo:font-size="10pt" style:font-size-asian="10pt" style:font-size-complex="10pt"/>
    </style:style>
    <style:style style:name="T18_50" style:family="text">
      <style:text-properties fo:font-size="10pt" style:font-size-asian="10pt" style:font-size-complex="10pt"/>
    </style:style>
    <style:style style:name="T18_51" style:family="text">
      <style:text-properties fo:font-size="10pt" style:font-size-asian="10pt" style:font-size-complex="10pt"/>
    </style:style>
    <style:style style:name="T18_52" style:family="text">
      <style:text-properties fo:font-size="10pt" style:font-size-asian="10pt" style:font-size-complex="10pt"/>
    </style:style>
    <style:style style:name="T18_53" style:family="text">
      <style:text-properties fo:font-size="10pt" style:font-size-asian="10pt" style:font-size-complex="10pt"/>
    </style:style>
    <style:style style:name="T18_54" style:family="text">
      <style:text-properties fo:font-size="10pt" style:font-size-asian="10pt" style:font-size-complex="10pt"/>
    </style:style>
    <style:style style:name="T18_55" style:family="text">
      <style:text-properties fo:font-size="10pt" style:font-size-asian="10pt" style:font-size-complex="10pt"/>
    </style:style>
    <style:style style:name="T18_56" style:family="text">
      <style:text-properties fo:font-size="10pt" style:font-size-asian="10pt" style:font-size-complex="10pt"/>
    </style:style>
    <style:style style:name="T18_57" style:family="text">
      <style:text-properties fo:font-size="10pt" style:font-size-asian="10pt" style:font-size-complex="10pt"/>
    </style:style>
    <style:style style:name="T18_58" style:family="text">
      <style:text-properties fo:font-size="10pt" style:font-size-asian="10pt" style:font-size-complex="10pt"/>
    </style:style>
    <style:style style:name="T18_59" style:family="text">
      <style:text-properties fo:font-size="10pt" style:font-size-asian="10pt" style:font-size-complex="10pt"/>
    </style:style>
    <style:style style:name="T18_60" style:family="text">
      <style:text-properties fo:font-size="10pt" style:font-size-asian="10pt" style:font-size-complex="10pt"/>
    </style:style>
    <style:style style:name="T18_61" style:family="text">
      <style:text-properties fo:font-size="10pt" style:font-size-asian="10pt" style:font-size-complex="10pt"/>
    </style:style>
    <style:style style:name="T18_62" style:family="text">
      <style:text-properties fo:font-size="10pt" style:font-size-asian="10pt" style:font-size-complex="10pt"/>
    </style:style>
    <style:style style:name="T18_63" style:family="text">
      <style:text-properties fo:font-size="10pt" style:font-size-asian="10pt" style:font-size-complex="10pt"/>
    </style:style>
    <style:style style:name="T18_64" style:family="text">
      <style:text-properties fo:font-size="10pt" style:font-size-asian="10pt" style:font-size-complex="10pt"/>
    </style:style>
    <style:style style:name="T18_65" style:family="text">
      <style:text-properties fo:font-size="10pt" style:font-size-asian="10pt" style:font-size-complex="10pt"/>
    </style:style>
    <style:style style:name="T18_66" style:family="text">
      <style:text-properties fo:font-size="10pt" style:font-size-asian="10pt" style:font-size-complex="10pt"/>
    </style:style>
    <style:style style:name="T18_67" style:family="text">
      <style:text-properties fo:font-size="10pt" style:font-size-asian="10pt" style:font-size-complex="10pt"/>
    </style:style>
    <style:style style:name="T18_68" style:family="text">
      <style:text-properties fo:font-size="10pt" style:font-size-asian="10pt" style:font-size-complex="10pt"/>
    </style:style>
    <style:style style:name="T18_69" style:family="text">
      <style:text-properties fo:font-size="10pt" style:font-size-asian="10pt" style:font-size-complex="10pt"/>
    </style:style>
    <style:style style:name="T18_70" style:family="text">
      <style:text-properties fo:font-size="10pt" style:font-size-asian="10pt" style:font-size-complex="10pt"/>
    </style:style>
    <style:style style:name="T18_71" style:family="text">
      <style:text-properties fo:font-size="10pt" style:font-size-asian="10pt" style:font-size-complex="10pt"/>
    </style:style>
    <style:style style:name="T18_72" style:family="text">
      <style:text-properties fo:font-size="10pt" style:font-size-asian="10pt" style:font-size-complex="10pt"/>
    </style:style>
    <style:style style:name="T18_73" style:family="text">
      <style:text-properties fo:font-size="10pt" style:font-size-asian="10pt" style:font-size-complex="10pt"/>
    </style:style>
    <style:style style:name="T18_74" style:family="text">
      <style:text-properties fo:font-size="10pt" style:font-size-asian="10pt" style:font-size-complex="10pt"/>
    </style:style>
    <style:style style:name="T18_75" style:family="text">
      <style:text-properties fo:font-size="10pt" style:font-size-asian="10pt" style:font-size-complex="10pt"/>
    </style:style>
    <style:style style:name="T18_76" style:family="text">
      <style:text-properties fo:font-size="10pt" style:font-size-asian="10pt" style:font-size-complex="10pt"/>
    </style:style>
    <style:style style:name="T18_77" style:family="text">
      <style:text-properties fo:font-size="10pt" style:font-size-asian="10pt" style:font-size-complex="10pt"/>
    </style:style>
    <style:style style:name="T18_78" style:family="text">
      <style:text-properties fo:font-size="10pt" style:font-size-asian="10pt" style:font-size-complex="10pt"/>
    </style:style>
    <style:style style:name="T18_79" style:family="text">
      <style:text-properties fo:font-size="10pt" style:font-size-asian="10pt" style:font-size-complex="10pt"/>
    </style:style>
    <style:style style:name="T18_80" style:family="text">
      <style:text-properties fo:font-size="10pt" style:font-size-asian="10pt" style:font-size-complex="10pt"/>
    </style:style>
    <style:style style:name="T18_81" style:family="text">
      <style:text-properties fo:font-size="10pt" style:font-size-asian="10pt" style:font-size-complex="10pt"/>
    </style:style>
    <style:style style:name="T18_82" style:family="text">
      <style:text-properties fo:font-size="10pt" style:font-size-asian="10pt" style:font-size-complex="10pt"/>
    </style:style>
    <style:style style:name="T18_83" style:family="text">
      <style:text-properties fo:font-size="10pt" style:font-size-asian="10pt" style:font-size-complex="10pt"/>
    </style:style>
    <style:style style:name="T18_84" style:family="text">
      <style:text-properties fo:font-size="10pt" style:font-size-asian="10pt" style:font-size-complex="10pt"/>
    </style:style>
    <style:style style:name="T18_85" style:family="text">
      <style:text-properties fo:font-size="10pt" style:font-size-asian="10pt" style:font-size-complex="10pt"/>
    </style:style>
    <style:style style:name="T18_86" style:family="text">
      <style:text-properties fo:font-size="10pt" style:font-size-asian="10pt" style:font-size-complex="10pt"/>
    </style:style>
    <style:style style:name="T18_87" style:family="text">
      <style:text-properties fo:font-size="10pt" style:font-size-asian="10pt" style:font-size-complex="10pt"/>
    </style:style>
    <style:style style:name="P19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20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21" style:family="paragraph" style:parent-style-name="Standard">
      <style:paragraph-properties fo:break-before="auto" fo:line-height="138%" style:writing-mode="lr-tb"/>
    </style:style>
    <style:style style:name="T21_1" style:family="text">
      <style:text-properties fo:font-size="10pt" style:font-size-asian="10pt" style:font-size-complex="10pt"/>
    </style:style>
    <style:style style:name="T21_2" style:family="text">
      <style:text-properties fo:font-size="10pt" style:font-size-asian="10pt" style:font-size-complex="10pt"/>
    </style:style>
    <style:style style:name="T21_3" style:family="text">
      <style:text-properties fo:font-size="10pt" style:font-size-asian="10pt" style:font-size-complex="10pt"/>
    </style:style>
    <style:style style:name="T21_4" style:family="text">
      <style:text-properties fo:font-size="10pt" style:font-size-asian="10pt" style:font-size-complex="10pt"/>
    </style:style>
    <style:style style:name="T21_5" style:family="text">
      <style:text-properties fo:font-size="10pt" style:font-size-asian="10pt" style:font-size-complex="10pt"/>
    </style:style>
    <style:style style:name="T21_6" style:family="text">
      <style:text-properties fo:font-size="10pt" style:font-size-asian="10pt" style:font-size-complex="10pt"/>
    </style:style>
    <style:style style:name="T21_7" style:family="text">
      <style:text-properties fo:font-size="10pt" style:font-size-asian="10pt" style:font-size-complex="10pt"/>
    </style:style>
    <style:style style:name="T21_8" style:family="text">
      <style:text-properties fo:font-size="10pt" style:font-size-asian="10pt" style:font-size-complex="10pt"/>
    </style:style>
    <style:style style:name="T21_9" style:family="text">
      <style:text-properties fo:font-size="10pt" style:font-size-asian="10pt" style:font-size-complex="10pt"/>
    </style:style>
    <style:style style:name="T21_10" style:family="text">
      <style:text-properties fo:font-size="10pt" style:font-size-asian="10pt" style:font-size-complex="10pt"/>
    </style:style>
    <style:style style:name="T21_11" style:family="text">
      <style:text-properties fo:font-size="10pt" style:font-size-asian="10pt" style:font-size-complex="10pt"/>
    </style:style>
    <style:style style:name="T21_12" style:family="text">
      <style:text-properties fo:font-size="10pt" style:font-size-asian="10pt" style:font-size-complex="10pt"/>
    </style:style>
    <style:style style:name="T21_13" style:family="text">
      <style:text-properties fo:font-size="10pt" style:font-size-asian="10pt" style:font-size-complex="10pt"/>
    </style:style>
    <style:style style:name="T21_14" style:family="text">
      <style:text-properties fo:font-size="10pt" style:font-size-asian="10pt" style:font-size-complex="10pt"/>
    </style:style>
    <style:style style:name="T21_15" style:family="text">
      <style:text-properties fo:font-size="10pt" style:font-size-asian="10pt" style:font-size-complex="10pt"/>
    </style:style>
    <style:style style:name="T21_16" style:family="text">
      <style:text-properties fo:font-size="10pt" style:font-size-asian="10pt" style:font-size-complex="10pt"/>
    </style:style>
    <style:style style:name="T21_17" style:family="text">
      <style:text-properties fo:font-size="10pt" style:font-size-asian="10pt" style:font-size-complex="10pt"/>
    </style:style>
    <style:style style:name="T21_18" style:family="text">
      <style:text-properties fo:font-size="10pt" style:font-size-asian="10pt" style:font-size-complex="10pt"/>
    </style:style>
    <style:style style:name="T21_19" style:family="text">
      <style:text-properties fo:font-size="10pt" style:font-size-asian="10pt" style:font-size-complex="10pt"/>
    </style:style>
    <style:style style:name="T21_20" style:family="text">
      <style:text-properties fo:font-size="10pt" style:font-size-asian="10pt" style:font-size-complex="10pt"/>
    </style:style>
    <style:style style:name="T21_21" style:family="text">
      <style:text-properties fo:font-size="10pt" style:font-size-asian="10pt" style:font-size-complex="10pt"/>
    </style:style>
    <style:style style:name="T21_22" style:family="text">
      <style:text-properties fo:font-size="10pt" style:font-size-asian="10pt" style:font-size-complex="10pt"/>
    </style:style>
    <style:style style:name="T21_23" style:family="text">
      <style:text-properties fo:font-size="10pt" style:font-size-asian="10pt" style:font-size-complex="10pt"/>
    </style:style>
    <style:style style:name="T21_24" style:family="text">
      <style:text-properties fo:font-size="10pt" style:font-size-asian="10pt" style:font-size-complex="10pt"/>
    </style:style>
    <style:style style:name="T21_25" style:family="text">
      <style:text-properties fo:font-size="10pt" style:font-size-asian="10pt" style:font-size-complex="10pt"/>
    </style:style>
    <style:style style:name="T21_26" style:family="text">
      <style:text-properties fo:font-size="10pt" style:font-size-asian="10pt" style:font-size-complex="10pt"/>
    </style:style>
    <style:style style:name="T21_27" style:family="text">
      <style:text-properties fo:font-size="10pt" style:font-size-asian="10pt" style:font-size-complex="10pt"/>
    </style:style>
    <style:style style:name="T21_28" style:family="text">
      <style:text-properties fo:font-size="10pt" style:font-size-asian="10pt" style:font-size-complex="10pt"/>
    </style:style>
    <style:style style:name="T21_29" style:family="text">
      <style:text-properties fo:font-size="10pt" style:font-size-asian="10pt" style:font-size-complex="10pt"/>
    </style:style>
    <style:style style:name="T21_30" style:family="text">
      <style:text-properties fo:font-size="10pt" style:font-size-asian="10pt" style:font-size-complex="10pt"/>
    </style:style>
    <style:style style:name="T21_31" style:family="text">
      <style:text-properties fo:font-size="10pt" style:font-size-asian="10pt" style:font-size-complex="10pt"/>
    </style:style>
    <style:style style:name="T21_32" style:family="text">
      <style:text-properties fo:font-size="10pt" style:font-size-asian="10pt" style:font-size-complex="10pt"/>
    </style:style>
    <style:style style:name="T21_33" style:family="text">
      <style:text-properties fo:font-size="10pt" style:font-size-asian="10pt" style:font-size-complex="10pt"/>
    </style:style>
    <style:style style:name="T21_34" style:family="text">
      <style:text-properties fo:font-size="10pt" style:font-size-asian="10pt" style:font-size-complex="10pt"/>
    </style:style>
    <style:style style:name="T21_35" style:family="text">
      <style:text-properties fo:font-size="10pt" style:font-size-asian="10pt" style:font-size-complex="10pt"/>
    </style:style>
    <style:style style:name="T21_36" style:family="text">
      <style:text-properties fo:font-size="10pt" style:font-size-asian="10pt" style:font-size-complex="10pt"/>
    </style:style>
    <style:style style:name="T21_37" style:family="text">
      <style:text-properties fo:font-size="10pt" style:font-size-asian="10pt" style:font-size-complex="10pt"/>
    </style:style>
    <style:style style:name="T21_38" style:family="text">
      <style:text-properties fo:font-size="10pt" style:font-size-asian="10pt" style:font-size-complex="10pt"/>
    </style:style>
    <style:style style:name="T21_39" style:family="text">
      <style:text-properties fo:font-size="10pt" style:font-size-asian="10pt" style:font-size-complex="10pt"/>
    </style:style>
    <style:style style:name="T21_40" style:family="text">
      <style:text-properties fo:font-size="10pt" style:font-size-asian="10pt" style:font-size-complex="10pt"/>
    </style:style>
    <style:style style:name="T21_41" style:family="text">
      <style:text-properties fo:font-size="10pt" style:font-size-asian="10pt" style:font-size-complex="10pt"/>
    </style:style>
    <style:style style:name="T21_42" style:family="text">
      <style:text-properties fo:font-size="10pt" style:font-size-asian="10pt" style:font-size-complex="10pt"/>
    </style:style>
    <style:style style:name="T21_43" style:family="text">
      <style:text-properties fo:font-size="10pt" style:font-size-asian="10pt" style:font-size-complex="10pt"/>
    </style:style>
    <style:style style:name="T21_44" style:family="text">
      <style:text-properties fo:font-size="10pt" style:font-size-asian="10pt" style:font-size-complex="10pt"/>
    </style:style>
    <style:style style:name="T21_45" style:family="text">
      <style:text-properties fo:font-size="10pt" style:font-size-asian="10pt" style:font-size-complex="10pt"/>
    </style:style>
    <style:style style:name="T21_46" style:family="text">
      <style:text-properties fo:font-size="10pt" style:font-size-asian="10pt" style:font-size-complex="10pt"/>
    </style:style>
    <style:style style:name="T21_47" style:family="text">
      <style:text-properties fo:font-size="10pt" style:font-size-asian="10pt" style:font-size-complex="10pt"/>
    </style:style>
    <style:style style:name="T21_48" style:family="text">
      <style:text-properties fo:font-size="10pt" style:font-size-asian="10pt" style:font-size-complex="10pt"/>
    </style:style>
    <style:style style:name="T21_49" style:family="text">
      <style:text-properties fo:font-size="10pt" style:font-size-asian="10pt" style:font-size-complex="10pt"/>
    </style:style>
    <style:style style:name="T21_50" style:family="text">
      <style:text-properties fo:font-size="10pt" style:font-size-asian="10pt" style:font-size-complex="10pt"/>
    </style:style>
    <style:style style:name="T21_51" style:family="text">
      <style:text-properties fo:font-size="10pt" style:font-size-asian="10pt" style:font-size-complex="10pt"/>
    </style:style>
    <style:style style:name="T21_52" style:family="text">
      <style:text-properties fo:font-size="10pt" style:font-size-asian="10pt" style:font-size-complex="10pt"/>
    </style:style>
    <style:style style:name="T21_53" style:family="text">
      <style:text-properties fo:font-size="10pt" style:font-size-asian="10pt" style:font-size-complex="10pt"/>
    </style:style>
    <style:style style:name="T21_54" style:family="text">
      <style:text-properties fo:font-size="10pt" style:font-size-asian="10pt" style:font-size-complex="10pt"/>
    </style:style>
    <style:style style:name="T21_55" style:family="text">
      <style:text-properties fo:font-size="10pt" style:font-size-asian="10pt" style:font-size-complex="10pt"/>
    </style:style>
    <style:style style:name="T21_56" style:family="text">
      <style:text-properties fo:font-size="10pt" style:font-size-asian="10pt" style:font-size-complex="10pt"/>
    </style:style>
    <style:style style:name="T21_57" style:family="text">
      <style:text-properties fo:font-size="10pt" style:font-size-asian="10pt" style:font-size-complex="10pt"/>
    </style:style>
    <style:style style:name="T21_58" style:family="text">
      <style:text-properties fo:font-size="10pt" style:font-size-asian="10pt" style:font-size-complex="10pt"/>
    </style:style>
    <style:style style:name="T21_59" style:family="text">
      <style:text-properties fo:font-size="10pt" style:font-size-asian="10pt" style:font-size-complex="10pt"/>
    </style:style>
    <style:style style:name="T21_60" style:family="text">
      <style:text-properties fo:font-size="10pt" style:font-size-asian="10pt" style:font-size-complex="10pt"/>
    </style:style>
    <style:style style:name="T21_61" style:family="text">
      <style:text-properties fo:font-size="10pt" style:font-size-asian="10pt" style:font-size-complex="10pt"/>
    </style:style>
    <style:style style:name="T21_62" style:family="text">
      <style:text-properties fo:font-size="10pt" style:font-size-asian="10pt" style:font-size-complex="10pt"/>
    </style:style>
    <style:style style:name="T21_63" style:family="text">
      <style:text-properties fo:font-size="10pt" style:font-size-asian="10pt" style:font-size-complex="10pt"/>
    </style:style>
    <style:style style:name="T21_64" style:family="text">
      <style:text-properties fo:font-size="10pt" style:font-size-asian="10pt" style:font-size-complex="10pt"/>
    </style:style>
    <style:style style:name="T21_65" style:family="text">
      <style:text-properties fo:font-size="10pt" style:font-size-asian="10pt" style:font-size-complex="10pt"/>
    </style:style>
    <style:style style:name="T21_66" style:family="text">
      <style:text-properties fo:font-size="10pt" style:font-size-asian="10pt" style:font-size-complex="10pt"/>
    </style:style>
    <style:style style:name="T21_67" style:family="text">
      <style:text-properties fo:font-size="10pt" style:font-size-asian="10pt" style:font-size-complex="10pt"/>
    </style:style>
    <style:style style:name="T21_68" style:family="text">
      <style:text-properties fo:font-size="10pt" style:font-size-asian="10pt" style:font-size-complex="10pt"/>
    </style:style>
    <style:style style:name="T21_69" style:family="text">
      <style:text-properties fo:font-size="10pt" style:font-size-asian="10pt" style:font-size-complex="10pt"/>
    </style:style>
    <style:style style:name="T21_70" style:family="text">
      <style:text-properties fo:font-size="10pt" style:font-size-asian="10pt" style:font-size-complex="10pt"/>
    </style:style>
    <style:style style:name="T21_71" style:family="text">
      <style:text-properties fo:font-size="10pt" style:font-size-asian="10pt" style:font-size-complex="10pt"/>
    </style:style>
    <style:style style:name="T21_72" style:family="text">
      <style:text-properties fo:font-size="10pt" style:font-size-asian="10pt" style:font-size-complex="10pt"/>
    </style:style>
    <style:style style:name="T21_73" style:family="text">
      <style:text-properties fo:font-size="10pt" style:font-size-asian="10pt" style:font-size-complex="10pt"/>
    </style:style>
    <style:style style:name="T21_74" style:family="text">
      <style:text-properties fo:font-size="10pt" style:font-size-asian="10pt" style:font-size-complex="10pt"/>
    </style:style>
    <style:style style:name="T21_75" style:family="text">
      <style:text-properties fo:font-size="10pt" style:font-size-asian="10pt" style:font-size-complex="10pt"/>
    </style:style>
    <style:style style:name="T21_76" style:family="text">
      <style:text-properties fo:font-size="10pt" style:font-size-asian="10pt" style:font-size-complex="10pt"/>
    </style:style>
    <style:style style:name="T21_77" style:family="text">
      <style:text-properties fo:font-size="10pt" style:font-size-asian="10pt" style:font-size-complex="10pt"/>
    </style:style>
    <style:style style:name="T21_78" style:family="text">
      <style:text-properties fo:font-size="10pt" style:font-size-asian="10pt" style:font-size-complex="10pt"/>
    </style:style>
    <style:style style:name="T21_79" style:family="text">
      <style:text-properties fo:font-size="10pt" style:font-size-asian="10pt" style:font-size-complex="10pt"/>
    </style:style>
    <style:style style:name="T21_80" style:family="text">
      <style:text-properties fo:font-size="10pt" style:font-size-asian="10pt" style:font-size-complex="10pt"/>
    </style:style>
    <style:style style:name="T21_81" style:family="text">
      <style:text-properties fo:font-size="10pt" style:font-size-asian="10pt" style:font-size-complex="10pt"/>
    </style:style>
    <style:style style:name="T21_82" style:family="text">
      <style:text-properties fo:font-size="10pt" style:font-size-asian="10pt" style:font-size-complex="10pt"/>
    </style:style>
    <style:style style:name="T21_83" style:family="text">
      <style:text-properties fo:font-size="10pt" style:font-size-asian="10pt" style:font-size-complex="10pt"/>
    </style:style>
    <style:style style:name="T21_84" style:family="text">
      <style:text-properties fo:font-size="10pt" style:font-size-asian="10pt" style:font-size-complex="10pt"/>
    </style:style>
    <style:style style:name="T21_85" style:family="text">
      <style:text-properties fo:font-size="10pt" style:font-size-asian="10pt" style:font-size-complex="10pt"/>
    </style:style>
    <style:style style:name="T21_86" style:family="text">
      <style:text-properties fo:font-size="10pt" style:font-size-asian="10pt" style:font-size-complex="10pt"/>
    </style:style>
    <style:style style:name="T21_87" style:family="text">
      <style:text-properties fo:font-size="10pt" style:font-size-asian="10pt" style:font-size-complex="10pt"/>
    </style:style>
    <style:style style:name="T21_88" style:family="text">
      <style:text-properties fo:font-size="10pt" style:font-size-asian="10pt" style:font-size-complex="10pt"/>
    </style:style>
    <style:style style:name="T21_89" style:family="text">
      <style:text-properties fo:font-size="10pt" style:font-size-asian="10pt" style:font-size-complex="10pt"/>
    </style:style>
    <style:style style:name="T21_90" style:family="text">
      <style:text-properties fo:font-size="10pt" style:font-size-asian="10pt" style:font-size-complex="10pt"/>
    </style:style>
    <style:style style:name="T21_91" style:family="text">
      <style:text-properties fo:font-size="10pt" style:font-size-asian="10pt" style:font-size-complex="10pt"/>
    </style:style>
    <style:style style:name="T21_92" style:family="text">
      <style:text-properties fo:font-size="10pt" style:font-size-asian="10pt" style:font-size-complex="10pt"/>
    </style:style>
    <style:style style:name="T21_93" style:family="text">
      <style:text-properties fo:font-size="10pt" style:font-size-asian="10pt" style:font-size-complex="10pt"/>
    </style:style>
    <style:style style:name="T21_94" style:family="text">
      <style:text-properties fo:font-size="10pt" style:font-size-asian="10pt" style:font-size-complex="10pt"/>
    </style:style>
    <style:style style:name="T21_95" style:family="text">
      <style:text-properties fo:font-size="10pt" style:font-size-asian="10pt" style:font-size-complex="10pt"/>
    </style:style>
    <style:style style:name="T21_96" style:family="text">
      <style:text-properties fo:font-size="10pt" style:font-size-asian="10pt" style:font-size-complex="10pt"/>
    </style:style>
    <style:style style:name="T21_97" style:family="text">
      <style:text-properties fo:font-size="10pt" style:font-size-asian="10pt" style:font-size-complex="10pt"/>
    </style:style>
    <style:style style:name="T21_98" style:family="text">
      <style:text-properties fo:font-size="10pt" style:font-size-asian="10pt" style:font-size-complex="10pt"/>
    </style:style>
    <style:style style:name="T21_99" style:family="text">
      <style:text-properties fo:font-size="10pt" style:font-size-asian="10pt" style:font-size-complex="10pt"/>
    </style:style>
    <style:style style:name="T21_100" style:family="text">
      <style:text-properties fo:font-size="10pt" style:font-size-asian="10pt" style:font-size-complex="10pt"/>
    </style:style>
    <style:style style:name="T21_101" style:family="text">
      <style:text-properties fo:font-size="10pt" style:font-size-asian="10pt" style:font-size-complex="10pt"/>
    </style:style>
    <style:style style:name="T21_102" style:family="text">
      <style:text-properties fo:font-size="10pt" style:font-size-asian="10pt" style:font-size-complex="10pt"/>
    </style:style>
    <style:style style:name="T21_103" style:family="text">
      <style:text-properties fo:font-size="10pt" style:font-size-asian="10pt" style:font-size-complex="10pt"/>
    </style:style>
    <style:style style:name="T21_104" style:family="text">
      <style:text-properties fo:font-size="10pt" style:font-size-asian="10pt" style:font-size-complex="10pt"/>
    </style:style>
    <style:style style:name="T21_105" style:family="text">
      <style:text-properties fo:font-size="10pt" style:font-size-asian="10pt" style:font-size-complex="10pt"/>
    </style:style>
    <style:style style:name="T21_106" style:family="text">
      <style:text-properties fo:font-size="10pt" style:font-size-asian="10pt" style:font-size-complex="10pt"/>
    </style:style>
    <style:style style:name="T21_107" style:family="text">
      <style:text-properties fo:font-size="10pt" style:font-size-asian="10pt" style:font-size-complex="10pt"/>
    </style:style>
    <style:style style:name="T21_108" style:family="text">
      <style:text-properties fo:font-size="10pt" style:font-size-asian="10pt" style:font-size-complex="10pt"/>
    </style:style>
    <style:style style:name="T21_109" style:family="text">
      <style:text-properties fo:font-size="10pt" style:font-size-asian="10pt" style:font-size-complex="10pt"/>
    </style:style>
    <style:style style:name="T21_110" style:family="text">
      <style:text-properties fo:font-size="10pt" style:font-size-asian="10pt" style:font-size-complex="10pt"/>
    </style:style>
    <style:style style:name="T21_111" style:family="text">
      <style:text-properties fo:font-size="10pt" style:font-size-asian="10pt" style:font-size-complex="10pt"/>
    </style:style>
    <style:style style:name="T21_112" style:family="text">
      <style:text-properties fo:font-size="10pt" style:font-size-asian="10pt" style:font-size-complex="10pt"/>
    </style:style>
    <style:style style:name="T21_113" style:family="text">
      <style:text-properties fo:font-size="10pt" style:font-size-asian="10pt" style:font-size-complex="10pt"/>
    </style:style>
    <style:style style:name="T21_114" style:family="text">
      <style:text-properties fo:font-size="10pt" style:font-size-asian="10pt" style:font-size-complex="10pt"/>
    </style:style>
    <style:style style:name="T21_115" style:family="text">
      <style:text-properties fo:font-size="10pt" style:font-size-asian="10pt" style:font-size-complex="10pt"/>
    </style:style>
    <style:style style:name="T21_116" style:family="text">
      <style:text-properties fo:font-size="10pt" style:font-size-asian="10pt" style:font-size-complex="10pt"/>
    </style:style>
    <style:style style:name="T21_117" style:family="text">
      <style:text-properties fo:font-size="10pt" style:font-size-asian="10pt" style:font-size-complex="10pt"/>
    </style:style>
    <style:style style:name="T21_118" style:family="text">
      <style:text-properties fo:font-size="10pt" style:font-size-asian="10pt" style:font-size-complex="10pt"/>
    </style:style>
    <style:style style:name="T21_119" style:family="text">
      <style:text-properties fo:font-size="10pt" style:font-size-asian="10pt" style:font-size-complex="10pt"/>
    </style:style>
    <style:style style:name="T21_120" style:family="text">
      <style:text-properties fo:font-size="10pt" style:font-size-asian="10pt" style:font-size-complex="10pt"/>
    </style:style>
    <style:style style:name="T21_121" style:family="text">
      <style:text-properties fo:font-size="10pt" style:font-size-asian="10pt" style:font-size-complex="10pt"/>
    </style:style>
    <style:style style:name="T21_122" style:family="text">
      <style:text-properties fo:font-size="10pt" style:font-size-asian="10pt" style:font-size-complex="10pt"/>
    </style:style>
    <style:style style:name="T21_123" style:family="text">
      <style:text-properties fo:font-size="10pt" style:font-size-asian="10pt" style:font-size-complex="10pt"/>
    </style:style>
    <style:style style:name="T21_124" style:family="text">
      <style:text-properties fo:font-size="10pt" style:font-size-asian="10pt" style:font-size-complex="10pt"/>
    </style:style>
    <style:style style:name="T21_125" style:family="text">
      <style:text-properties fo:font-size="10pt" style:font-size-asian="10pt" style:font-size-complex="10pt"/>
    </style:style>
    <style:style style:name="T21_126" style:family="text">
      <style:text-properties fo:font-size="10pt" style:font-size-asian="10pt" style:font-size-complex="10pt"/>
    </style:style>
    <style:style style:name="T21_127" style:family="text">
      <style:text-properties fo:font-size="10pt" style:font-size-asian="10pt" style:font-size-complex="10pt"/>
    </style:style>
    <style:style style:name="T21_128" style:family="text">
      <style:text-properties fo:font-size="10pt" style:font-size-asian="10pt" style:font-size-complex="10pt"/>
    </style:style>
    <style:style style:name="T21_129" style:family="text">
      <style:text-properties fo:font-size="10pt" style:font-size-asian="10pt" style:font-size-complex="10pt"/>
    </style:style>
    <style:style style:name="T21_130" style:family="text">
      <style:text-properties fo:font-size="10pt" style:font-size-asian="10pt" style:font-size-complex="10pt"/>
    </style:style>
    <style:style style:name="T21_131" style:family="text">
      <style:text-properties fo:font-size="10pt" style:font-size-asian="10pt" style:font-size-complex="10pt"/>
    </style:style>
    <style:style style:name="T21_132" style:family="text">
      <style:text-properties fo:font-size="10pt" style:font-size-asian="10pt" style:font-size-complex="10pt"/>
    </style:style>
    <style:style style:name="T21_133" style:family="text">
      <style:text-properties fo:font-size="10pt" style:font-size-asian="10pt" style:font-size-complex="10pt"/>
    </style:style>
    <style:style style:name="T21_134" style:family="text">
      <style:text-properties fo:font-size="10pt" style:font-size-asian="10pt" style:font-size-complex="10pt"/>
    </style:style>
    <style:style style:name="T21_135" style:family="text">
      <style:text-properties fo:font-size="10pt" style:font-size-asian="10pt" style:font-size-complex="10pt"/>
    </style:style>
    <style:style style:name="T21_136" style:family="text">
      <style:text-properties fo:font-size="10pt" style:font-size-asian="10pt" style:font-size-complex="10pt"/>
    </style:style>
    <style:style style:name="T21_137" style:family="text">
      <style:text-properties fo:font-size="10pt" style:font-size-asian="10pt" style:font-size-complex="10pt"/>
    </style:style>
    <style:style style:name="T21_138" style:family="text">
      <style:text-properties fo:font-size="10pt" style:font-size-asian="10pt" style:font-size-complex="10pt"/>
    </style:style>
    <style:style style:name="T21_139" style:family="text">
      <style:text-properties fo:font-size="10pt" style:font-size-asian="10pt" style:font-size-complex="10pt"/>
    </style:style>
    <style:style style:name="T21_140" style:family="text">
      <style:text-properties fo:font-size="10pt" style:font-size-asian="10pt" style:font-size-complex="10pt"/>
    </style:style>
    <style:style style:name="T21_141" style:family="text">
      <style:text-properties fo:font-size="10pt" style:font-size-asian="10pt" style:font-size-complex="10pt"/>
    </style:style>
    <style:style style:name="T21_142" style:family="text">
      <style:text-properties fo:font-size="10pt" style:font-size-asian="10pt" style:font-size-complex="10pt"/>
    </style:style>
    <style:style style:name="T21_143" style:family="text">
      <style:text-properties fo:font-size="10pt" style:font-size-asian="10pt" style:font-size-complex="10pt"/>
    </style:style>
    <style:style style:name="T21_144" style:family="text">
      <style:text-properties fo:font-size="10pt" style:font-size-asian="10pt" style:font-size-complex="10pt"/>
    </style:style>
    <style:style style:name="T21_145" style:family="text">
      <style:text-properties fo:font-size="10pt" style:font-size-asian="10pt" style:font-size-complex="10pt"/>
    </style:style>
    <style:style style:name="T21_146" style:family="text">
      <style:text-properties fo:font-size="10pt" style:font-size-asian="10pt" style:font-size-complex="10pt"/>
    </style:style>
    <style:style style:name="T21_147" style:family="text">
      <style:text-properties fo:font-size="10pt" style:font-size-asian="10pt" style:font-size-complex="10pt"/>
    </style:style>
    <style:style style:name="T21_148" style:family="text">
      <style:text-properties fo:font-size="10pt" style:font-size-asian="10pt" style:font-size-complex="10pt"/>
    </style:style>
    <style:style style:name="T21_149" style:family="text">
      <style:text-properties fo:font-size="10pt" style:font-size-asian="10pt" style:font-size-complex="10pt"/>
    </style:style>
    <style:style style:name="T21_150" style:family="text">
      <style:text-properties fo:font-size="10pt" style:font-size-asian="10pt" style:font-size-complex="10pt"/>
    </style:style>
    <style:style style:name="T21_151" style:family="text">
      <style:text-properties fo:font-size="10pt" style:font-size-asian="10pt" style:font-size-complex="10pt"/>
    </style:style>
    <style:style style:name="T21_152" style:family="text">
      <style:text-properties fo:font-size="10pt" style:font-size-asian="10pt" style:font-size-complex="10pt"/>
    </style:style>
    <style:style style:name="T21_153" style:family="text">
      <style:text-properties fo:font-size="10pt" style:font-size-asian="10pt" style:font-size-complex="10pt"/>
    </style:style>
    <style:style style:name="T21_154" style:family="text">
      <style:text-properties fo:font-size="10pt" style:font-size-asian="10pt" style:font-size-complex="10pt"/>
    </style:style>
    <style:style style:name="T21_155" style:family="text">
      <style:text-properties fo:font-size="10pt" style:font-size-asian="10pt" style:font-size-complex="10pt"/>
    </style:style>
    <style:style style:name="T21_156" style:family="text">
      <style:text-properties fo:font-size="10pt" style:font-size-asian="10pt" style:font-size-complex="10pt"/>
    </style:style>
    <style:style style:name="T21_157" style:family="text">
      <style:text-properties fo:font-size="10pt" style:font-size-asian="10pt" style:font-size-complex="10pt"/>
    </style:style>
    <style:style style:name="P22" style:family="paragraph" style:parent-style-name="Standard">
      <style:paragraph-properties fo:break-before="auto" fo:line-height="138%" style:writing-mode="lr-tb"/>
      <style:text-properties fo:font-size="10pt" style:font-size-asian="10pt" style:font-size-complex="10pt"/>
    </style:style>
    <style:style style:name="P23" style:family="paragraph" style:parent-style-name="Standard">
      <style:paragraph-properties fo:break-before="auto" fo:line-height="138%" style:writing-mode="lr-tb"/>
    </style:style>
    <style:style style:name="T23_1" style:family="text">
      <style:text-properties fo:font-size="10pt" style:font-size-asian="10pt" style:font-size-complex="10pt"/>
    </style:style>
    <style:style style:name="T23_2" style:family="text">
      <style:text-properties fo:font-size="10pt" style:font-size-asian="10pt" style:font-size-complex="10pt"/>
    </style:style>
    <style:style style:name="T23_3" style:family="text">
      <style:text-properties fo:font-size="10pt" style:font-size-asian="10pt" style:font-size-complex="10pt"/>
    </style:style>
    <style:style style:name="T23_4" style:family="text">
      <style:text-properties fo:font-size="10pt" style:font-size-asian="10pt" style:font-size-complex="10pt"/>
    </style:style>
    <style:style style:name="T23_5" style:family="text">
      <style:text-properties fo:font-size="10pt" style:font-size-asian="10pt" style:font-size-complex="10pt"/>
    </style:style>
    <style:style style:name="T23_6" style:family="text">
      <style:text-properties fo:font-size="10pt" style:font-size-asian="10pt" style:font-size-complex="10pt"/>
    </style:style>
    <style:style style:name="T23_7" style:family="text">
      <style:text-properties fo:font-size="10pt" style:font-size-asian="10pt" style:font-size-complex="10pt"/>
    </style:style>
    <style:style style:name="T23_8" style:family="text">
      <style:text-properties fo:font-size="10pt" style:font-size-asian="10pt" style:font-size-complex="10pt"/>
    </style:style>
    <style:style style:name="T23_9" style:family="text">
      <style:text-properties fo:font-size="10pt" style:font-size-asian="10pt" style:font-size-complex="10pt"/>
    </style:style>
    <style:style style:name="T23_10" style:family="text">
      <style:text-properties fo:font-size="10pt" style:font-size-asian="10pt" style:font-size-complex="10pt"/>
    </style:style>
    <style:style style:name="T23_11" style:family="text">
      <style:text-properties fo:font-size="10pt" style:font-size-asian="10pt" style:font-size-complex="10pt"/>
    </style:style>
    <style:style style:name="T23_12" style:family="text">
      <style:text-properties fo:font-size="10pt" style:font-size-asian="10pt" style:font-size-complex="10pt"/>
    </style:style>
    <style:style style:name="T23_13" style:family="text">
      <style:text-properties fo:font-size="10pt" style:font-size-asian="10pt" style:font-size-complex="10pt"/>
    </style:style>
    <style:style style:name="T23_14" style:family="text">
      <style:text-properties fo:font-size="10pt" style:font-size-asian="10pt" style:font-size-complex="10pt"/>
    </style:style>
    <style:style style:name="T23_15" style:family="text">
      <style:text-properties fo:font-size="10pt" style:font-size-asian="10pt" style:font-size-complex="10pt"/>
    </style:style>
    <style:style style:name="T23_16" style:family="text">
      <style:text-properties fo:font-size="10pt" style:font-size-asian="10pt" style:font-size-complex="10pt"/>
    </style:style>
    <style:style style:name="T23_17" style:family="text">
      <style:text-properties fo:font-size="10pt" style:font-size-asian="10pt" style:font-size-complex="10pt"/>
    </style:style>
    <style:style style:name="T23_18" style:family="text">
      <style:text-properties fo:font-size="10pt" style:font-size-asian="10pt" style:font-size-complex="10pt"/>
    </style:style>
    <style:style style:name="T23_19" style:family="text">
      <style:text-properties fo:font-size="10pt" style:font-size-asian="10pt" style:font-size-complex="10pt"/>
    </style:style>
    <style:style style:name="T23_20" style:family="text">
      <style:text-properties fo:font-size="10pt" style:font-size-asian="10pt" style:font-size-complex="10pt"/>
    </style:style>
    <style:style style:name="T23_21" style:family="text">
      <style:text-properties fo:font-size="10pt" style:font-size-asian="10pt" style:font-size-complex="10pt"/>
    </style:style>
    <style:style style:name="T23_22" style:family="text">
      <style:text-properties fo:font-size="10pt" style:font-size-asian="10pt" style:font-size-complex="10pt"/>
    </style:style>
    <style:style style:name="T23_23" style:family="text">
      <style:text-properties fo:font-size="10pt" style:font-size-asian="10pt" style:font-size-complex="10pt"/>
    </style:style>
    <style:style style:name="T23_24" style:family="text">
      <style:text-properties fo:font-size="10pt" style:font-size-asian="10pt" style:font-size-complex="10pt"/>
    </style:style>
    <style:style style:name="T23_25" style:family="text">
      <style:text-properties fo:font-size="10pt" style:font-size-asian="10pt" style:font-size-complex="10pt"/>
    </style:style>
    <style:style style:name="T23_26" style:family="text">
      <style:text-properties fo:font-size="10pt" style:font-size-asian="10pt" style:font-size-complex="10pt"/>
    </style:style>
    <style:style style:name="T23_27" style:family="text">
      <style:text-properties fo:font-size="10pt" style:font-size-asian="10pt" style:font-size-complex="10pt"/>
    </style:style>
    <style:style style:name="T23_28" style:family="text">
      <style:text-properties fo:font-size="10pt" style:font-size-asian="10pt" style:font-size-complex="10pt"/>
    </style:style>
    <style:style style:name="T23_29" style:family="text">
      <style:text-properties fo:font-size="10pt" style:font-size-asian="10pt" style:font-size-complex="10pt"/>
    </style:style>
    <style:style style:name="T23_30" style:family="text">
      <style:text-properties fo:font-size="10pt" style:font-size-asian="10pt" style:font-size-complex="10pt"/>
    </style:style>
    <style:style style:name="T23_31" style:family="text">
      <style:text-properties fo:font-size="10pt" style:font-size-asian="10pt" style:font-size-complex="10pt"/>
    </style:style>
    <style:style style:name="T23_32" style:family="text">
      <style:text-properties fo:font-size="10pt" style:font-size-asian="10pt" style:font-size-complex="10pt"/>
    </style:style>
    <style:style style:name="T23_33" style:family="text">
      <style:text-properties fo:font-size="10pt" style:font-size-asian="10pt" style:font-size-complex="10pt"/>
    </style:style>
    <style:style style:name="T23_34" style:family="text">
      <style:text-properties fo:font-size="10pt" style:font-size-asian="10pt" style:font-size-complex="10pt"/>
    </style:style>
    <style:style style:name="T23_35" style:family="text">
      <style:text-properties fo:font-size="10pt" style:font-size-asian="10pt" style:font-size-complex="10pt"/>
    </style:style>
    <style:style style:name="T23_36" style:family="text">
      <style:text-properties fo:font-size="10pt" style:font-size-asian="10pt" style:font-size-complex="10pt"/>
    </style:style>
    <style:style style:name="T23_37" style:family="text">
      <style:text-properties fo:font-size="10pt" style:font-size-asian="10pt" style:font-size-complex="10pt"/>
    </style:style>
    <style:style style:name="P24" style:family="paragraph" style:parent-style-name="Standard">
      <style:paragraph-properties fo:break-before="auto" fo:line-height="138%" style:writing-mode="lr-tb"/>
      <style:text-properties fo:font-size="10pt" style:font-size-asian="10pt" style:font-size-complex="10pt"/>
    </style:style>
    <style:style style:name="P25" style:family="paragraph" style:parent-style-name="Standard">
      <style:paragraph-properties fo:break-before="auto" fo:line-height="138%" style:writing-mode="lr-tb"/>
    </style:style>
    <style:style style:name="T25_1" style:family="text">
      <style:text-properties fo:font-size="10pt" style:font-size-asian="10pt" style:font-size-complex="10pt"/>
    </style:style>
    <style:style style:name="T25_2" style:family="text">
      <style:text-properties fo:font-size="10pt" style:font-size-asian="10pt" style:font-size-complex="10pt"/>
    </style:style>
    <style:style style:name="T25_3" style:family="text">
      <style:text-properties fo:font-size="10pt" style:font-size-asian="10pt" style:font-size-complex="10pt"/>
    </style:style>
    <style:style style:name="T25_4" style:family="text">
      <style:text-properties fo:font-size="10pt" style:font-size-asian="10pt" style:font-size-complex="10pt"/>
    </style:style>
    <style:style style:name="T25_5" style:family="text">
      <style:text-properties fo:font-size="10pt" style:font-size-asian="10pt" style:font-size-complex="10pt"/>
    </style:style>
    <style:style style:name="T25_6" style:family="text">
      <style:text-properties fo:font-size="10pt" style:font-size-asian="10pt" style:font-size-complex="10pt"/>
    </style:style>
    <style:style style:name="T25_7" style:family="text">
      <style:text-properties fo:font-size="10pt" style:font-size-asian="10pt" style:font-size-complex="10pt"/>
    </style:style>
    <style:style style:name="T25_8" style:family="text">
      <style:text-properties fo:font-size="10pt" style:font-size-asian="10pt" style:font-size-complex="10pt"/>
    </style:style>
    <style:style style:name="T25_9" style:family="text">
      <style:text-properties fo:font-size="10pt" style:font-size-asian="10pt" style:font-size-complex="10pt"/>
    </style:style>
    <style:style style:name="T25_10" style:family="text">
      <style:text-properties fo:font-size="10pt" style:font-size-asian="10pt" style:font-size-complex="10pt"/>
    </style:style>
    <style:style style:name="T25_11" style:family="text">
      <style:text-properties fo:font-size="10pt" style:font-size-asian="10pt" style:font-size-complex="10pt"/>
    </style:style>
    <style:style style:name="T25_12" style:family="text">
      <style:text-properties fo:font-size="10pt" style:font-size-asian="10pt" style:font-size-complex="10pt"/>
    </style:style>
    <style:style style:name="T25_13" style:family="text">
      <style:text-properties fo:font-size="10pt" style:font-size-asian="10pt" style:font-size-complex="10pt"/>
    </style:style>
    <style:style style:name="T25_14" style:family="text">
      <style:text-properties fo:font-size="10pt" style:font-size-asian="10pt" style:font-size-complex="10pt"/>
    </style:style>
    <style:style style:name="T25_15" style:family="text">
      <style:text-properties fo:font-size="10pt" style:font-size-asian="10pt" style:font-size-complex="10pt"/>
    </style:style>
    <style:style style:name="T25_16" style:family="text">
      <style:text-properties fo:font-size="10pt" style:font-size-asian="10pt" style:font-size-complex="10pt"/>
    </style:style>
    <style:style style:name="T25_17" style:family="text">
      <style:text-properties fo:font-size="10pt" style:font-size-asian="10pt" style:font-size-complex="10pt"/>
    </style:style>
    <style:style style:name="T25_18" style:family="text">
      <style:text-properties fo:font-size="10pt" style:font-size-asian="10pt" style:font-size-complex="10pt"/>
    </style:style>
    <style:style style:name="T25_19" style:family="text">
      <style:text-properties fo:font-size="10pt" style:font-size-asian="10pt" style:font-size-complex="10pt"/>
    </style:style>
    <style:style style:name="T25_20" style:family="text">
      <style:text-properties fo:font-size="10pt" style:font-size-asian="10pt" style:font-size-complex="10pt"/>
    </style:style>
    <style:style style:name="T25_21" style:family="text">
      <style:text-properties fo:font-size="10pt" style:font-size-asian="10pt" style:font-size-complex="10pt"/>
    </style:style>
    <style:style style:name="T25_22" style:family="text">
      <style:text-properties fo:font-size="10pt" style:font-size-asian="10pt" style:font-size-complex="10pt"/>
    </style:style>
    <style:style style:name="T25_23" style:family="text">
      <style:text-properties fo:font-size="10pt" style:font-size-asian="10pt" style:font-size-complex="10pt"/>
    </style:style>
    <style:style style:name="T25_24" style:family="text">
      <style:text-properties fo:font-size="10pt" style:font-size-asian="10pt" style:font-size-complex="10pt"/>
    </style:style>
    <style:style style:name="T25_25" style:family="text">
      <style:text-properties fo:font-size="10pt" style:font-size-asian="10pt" style:font-size-complex="10pt"/>
    </style:style>
    <style:style style:name="T25_26" style:family="text">
      <style:text-properties fo:font-size="10pt" style:font-size-asian="10pt" style:font-size-complex="10pt"/>
    </style:style>
    <style:style style:name="T25_27" style:family="text">
      <style:text-properties fo:font-size="10pt" style:font-size-asian="10pt" style:font-size-complex="10pt"/>
    </style:style>
    <style:style style:name="T25_28" style:family="text">
      <style:text-properties fo:font-size="10pt" style:font-size-asian="10pt" style:font-size-complex="10pt"/>
    </style:style>
    <style:style style:name="T25_29" style:family="text">
      <style:text-properties fo:font-size="10pt" style:font-size-asian="10pt" style:font-size-complex="10pt"/>
    </style:style>
    <style:style style:name="T25_30" style:family="text">
      <style:text-properties fo:font-size="10pt" style:font-size-asian="10pt" style:font-size-complex="10pt"/>
    </style:style>
    <style:style style:name="T25_31" style:family="text">
      <style:text-properties fo:font-size="10pt" style:font-size-asian="10pt" style:font-size-complex="10pt"/>
    </style:style>
    <style:style style:name="T25_32" style:family="text">
      <style:text-properties fo:font-size="10pt" style:font-size-asian="10pt" style:font-size-complex="10pt"/>
    </style:style>
    <style:style style:name="T25_33" style:family="text">
      <style:text-properties fo:font-size="10pt" style:font-size-asian="10pt" style:font-size-complex="10pt"/>
    </style:style>
    <style:style style:name="T25_34" style:family="text">
      <style:text-properties fo:font-size="10pt" style:font-size-asian="10pt" style:font-size-complex="10pt"/>
    </style:style>
    <style:style style:name="T25_35" style:family="text">
      <style:text-properties fo:font-size="10pt" style:font-size-asian="10pt" style:font-size-complex="10pt"/>
    </style:style>
    <style:style style:name="T25_36" style:family="text">
      <style:text-properties fo:font-size="10pt" style:font-size-asian="10pt" style:font-size-complex="10pt"/>
    </style:style>
    <style:style style:name="T25_37" style:family="text">
      <style:text-properties fo:font-size="10pt" style:font-size-asian="10pt" style:font-size-complex="10pt"/>
    </style:style>
    <style:style style:name="T25_38" style:family="text">
      <style:text-properties fo:font-size="10pt" style:font-size-asian="10pt" style:font-size-complex="10pt"/>
    </style:style>
    <style:style style:name="T25_39" style:family="text">
      <style:text-properties fo:font-size="10pt" style:font-size-asian="10pt" style:font-size-complex="10pt"/>
    </style:style>
    <style:style style:name="T25_40" style:family="text">
      <style:text-properties fo:font-size="10pt" style:font-size-asian="10pt" style:font-size-complex="10pt"/>
    </style:style>
    <style:style style:name="T25_41" style:family="text">
      <style:text-properties fo:font-size="10pt" style:font-size-asian="10pt" style:font-size-complex="10pt"/>
    </style:style>
    <style:style style:name="P26" style:family="paragraph" style:parent-style-name="Standard">
      <style:paragraph-properties fo:break-before="auto" fo:line-height="138%" style:writing-mode="lr-tb"/>
      <style:text-properties fo:font-size="10pt" style:font-size-asian="10pt" style:font-size-complex="10pt"/>
    </style:style>
    <style:style style:name="P27" style:family="paragraph" style:parent-style-name="Standard">
      <style:paragraph-properties fo:break-before="auto" fo:line-height="138%" style:writing-mode="lr-tb"/>
    </style:style>
    <style:style style:name="T27_1" style:family="text">
      <style:text-properties fo:font-size="10pt" style:font-size-asian="10pt" style:font-size-complex="10pt"/>
    </style:style>
    <style:style style:name="T27_2" style:family="text">
      <style:text-properties fo:font-size="10pt" style:font-size-asian="10pt" style:font-size-complex="10pt"/>
    </style:style>
    <style:style style:name="T27_3" style:family="text">
      <style:text-properties fo:font-size="10pt" style:font-size-asian="10pt" style:font-size-complex="10pt"/>
    </style:style>
    <style:style style:name="T27_4" style:family="text">
      <style:text-properties fo:font-size="10pt" style:font-size-asian="10pt" style:font-size-complex="10pt"/>
    </style:style>
    <style:style style:name="T27_5" style:family="text">
      <style:text-properties fo:font-size="10pt" style:font-size-asian="10pt" style:font-size-complex="10pt"/>
    </style:style>
    <style:style style:name="T27_6" style:family="text">
      <style:text-properties fo:font-size="10pt" style:font-size-asian="10pt" style:font-size-complex="10pt"/>
    </style:style>
    <style:style style:name="T27_7" style:family="text">
      <style:text-properties fo:font-size="10pt" style:font-size-asian="10pt" style:font-size-complex="10pt"/>
    </style:style>
    <style:style style:name="T27_8" style:family="text">
      <style:text-properties fo:font-size="10pt" style:font-size-asian="10pt" style:font-size-complex="10pt"/>
    </style:style>
    <style:style style:name="T27_9" style:family="text">
      <style:text-properties fo:font-size="10pt" style:font-size-asian="10pt" style:font-size-complex="10pt"/>
    </style:style>
    <style:style style:name="T27_10" style:family="text">
      <style:text-properties fo:font-size="10pt" style:font-size-asian="10pt" style:font-size-complex="10pt"/>
    </style:style>
    <style:style style:name="T27_11" style:family="text">
      <style:text-properties fo:font-size="10pt" style:font-size-asian="10pt" style:font-size-complex="10pt"/>
    </style:style>
    <style:style style:name="T27_12" style:family="text">
      <style:text-properties fo:font-size="10pt" style:font-size-asian="10pt" style:font-size-complex="10pt"/>
    </style:style>
    <style:style style:name="T27_13" style:family="text">
      <style:text-properties fo:font-size="10pt" style:font-size-asian="10pt" style:font-size-complex="10pt"/>
    </style:style>
    <style:style style:name="T27_14" style:family="text">
      <style:text-properties fo:font-size="10pt" style:font-size-asian="10pt" style:font-size-complex="10pt"/>
    </style:style>
    <style:style style:name="T27_15" style:family="text">
      <style:text-properties fo:font-size="10pt" style:font-size-asian="10pt" style:font-size-complex="10pt"/>
    </style:style>
    <style:style style:name="T27_16" style:family="text">
      <style:text-properties fo:font-size="10pt" style:font-size-asian="10pt" style:font-size-complex="10pt"/>
    </style:style>
    <style:style style:name="T27_17" style:family="text">
      <style:text-properties fo:font-size="10pt" style:font-size-asian="10pt" style:font-size-complex="10pt"/>
    </style:style>
    <style:style style:name="T27_18" style:family="text">
      <style:text-properties fo:font-size="10pt" style:font-size-asian="10pt" style:font-size-complex="10pt"/>
    </style:style>
    <style:style style:name="T27_19" style:family="text">
      <style:text-properties fo:font-size="10pt" style:font-size-asian="10pt" style:font-size-complex="10pt"/>
    </style:style>
    <style:style style:name="T27_20" style:family="text">
      <style:text-properties fo:font-size="10pt" style:font-size-asian="10pt" style:font-size-complex="10pt"/>
    </style:style>
    <style:style style:name="T27_21" style:family="text">
      <style:text-properties fo:font-size="10pt" style:font-size-asian="10pt" style:font-size-complex="10pt"/>
    </style:style>
    <style:style style:name="T27_22" style:family="text">
      <style:text-properties fo:font-size="10pt" style:font-size-asian="10pt" style:font-size-complex="10pt"/>
    </style:style>
    <style:style style:name="T27_23" style:family="text">
      <style:text-properties fo:font-size="10pt" style:font-size-asian="10pt" style:font-size-complex="10pt"/>
    </style:style>
    <style:style style:name="T27_24" style:family="text">
      <style:text-properties fo:font-size="10pt" style:font-size-asian="10pt" style:font-size-complex="10pt"/>
    </style:style>
    <style:style style:name="T27_25" style:family="text">
      <style:text-properties fo:font-size="10pt" style:font-size-asian="10pt" style:font-size-complex="10pt"/>
    </style:style>
    <style:style style:name="P28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29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30" style:family="paragraph" style:parent-style-name="Standard">
      <style:paragraph-properties fo:break-before="auto" fo:line-height="138%" style:writing-mode="lr-tb"/>
    </style:style>
    <style:style style:name="T30_1" style:family="text">
      <style:text-properties fo:font-size="10pt" style:font-size-asian="10pt" style:font-size-complex="10pt"/>
    </style:style>
    <style:style style:name="T30_2" style:family="text">
      <style:text-properties fo:font-size="10pt" style:font-size-asian="10pt" style:font-size-complex="10pt"/>
    </style:style>
    <style:style style:name="T30_3" style:family="text">
      <style:text-properties fo:font-size="10pt" style:font-size-asian="10pt" style:font-size-complex="10pt"/>
    </style:style>
    <style:style style:name="T30_4" style:family="text">
      <style:text-properties fo:font-size="10pt" style:font-size-asian="10pt" style:font-size-complex="10pt"/>
    </style:style>
    <style:style style:name="T30_5" style:family="text">
      <style:text-properties fo:font-size="10pt" style:font-size-asian="10pt" style:font-size-complex="10pt"/>
    </style:style>
    <style:style style:name="T30_6" style:family="text">
      <style:text-properties fo:font-size="10pt" style:font-size-asian="10pt" style:font-size-complex="10pt"/>
    </style:style>
    <style:style style:name="T30_7" style:family="text">
      <style:text-properties fo:font-size="10pt" style:font-size-asian="10pt" style:font-size-complex="10pt"/>
    </style:style>
    <style:style style:name="T30_8" style:family="text">
      <style:text-properties fo:font-size="10pt" style:font-size-asian="10pt" style:font-size-complex="10pt"/>
    </style:style>
    <style:style style:name="T30_9" style:family="text">
      <style:text-properties fo:font-size="10pt" style:font-size-asian="10pt" style:font-size-complex="10pt"/>
    </style:style>
    <style:style style:name="T30_10" style:family="text">
      <style:text-properties fo:font-size="10pt" style:font-size-asian="10pt" style:font-size-complex="10pt"/>
    </style:style>
    <style:style style:name="T30_11" style:family="text">
      <style:text-properties fo:font-size="10pt" style:font-size-asian="10pt" style:font-size-complex="10pt"/>
    </style:style>
    <style:style style:name="T30_12" style:family="text">
      <style:text-properties fo:font-size="10pt" style:font-size-asian="10pt" style:font-size-complex="10pt"/>
    </style:style>
    <style:style style:name="T30_13" style:family="text">
      <style:text-properties fo:font-size="10pt" style:font-size-asian="10pt" style:font-size-complex="10pt"/>
    </style:style>
    <style:style style:name="T30_14" style:family="text">
      <style:text-properties fo:font-size="10pt" style:font-size-asian="10pt" style:font-size-complex="10pt"/>
    </style:style>
    <style:style style:name="T30_15" style:family="text">
      <style:text-properties fo:font-size="10pt" style:font-size-asian="10pt" style:font-size-complex="10pt"/>
    </style:style>
    <style:style style:name="T30_16" style:family="text">
      <style:text-properties fo:font-size="10pt" style:font-size-asian="10pt" style:font-size-complex="10pt"/>
    </style:style>
    <style:style style:name="T30_17" style:family="text">
      <style:text-properties fo:font-size="10pt" style:font-size-asian="10pt" style:font-size-complex="10pt"/>
    </style:style>
    <style:style style:name="T30_18" style:family="text">
      <style:text-properties fo:font-size="10pt" style:font-size-asian="10pt" style:font-size-complex="10pt"/>
    </style:style>
    <style:style style:name="T30_19" style:family="text">
      <style:text-properties fo:font-size="10pt" style:font-size-asian="10pt" style:font-size-complex="10pt"/>
    </style:style>
    <style:style style:name="T30_20" style:family="text">
      <style:text-properties fo:font-size="10pt" style:font-size-asian="10pt" style:font-size-complex="10pt"/>
    </style:style>
    <style:style style:name="T30_21" style:family="text">
      <style:text-properties fo:font-size="10pt" style:font-size-asian="10pt" style:font-size-complex="10pt"/>
    </style:style>
    <style:style style:name="T30_22" style:family="text">
      <style:text-properties fo:font-size="10pt" style:font-size-asian="10pt" style:font-size-complex="10pt"/>
    </style:style>
    <style:style style:name="T30_23" style:family="text">
      <style:text-properties fo:font-size="10pt" style:font-size-asian="10pt" style:font-size-complex="10pt"/>
    </style:style>
    <style:style style:name="T30_24" style:family="text">
      <style:text-properties fo:font-size="10pt" style:font-size-asian="10pt" style:font-size-complex="10pt"/>
    </style:style>
    <style:style style:name="T30_25" style:family="text">
      <style:text-properties fo:font-size="10pt" style:font-size-asian="10pt" style:font-size-complex="10pt"/>
    </style:style>
    <style:style style:name="T30_26" style:family="text">
      <style:text-properties fo:font-size="10pt" style:font-size-asian="10pt" style:font-size-complex="10pt"/>
    </style:style>
    <style:style style:name="T30_27" style:family="text">
      <style:text-properties fo:font-size="10pt" style:font-size-asian="10pt" style:font-size-complex="10pt"/>
    </style:style>
    <style:style style:name="T30_28" style:family="text">
      <style:text-properties fo:font-size="10pt" style:font-size-asian="10pt" style:font-size-complex="10pt"/>
    </style:style>
    <style:style style:name="T30_29" style:family="text">
      <style:text-properties fo:font-size="10pt" style:font-size-asian="10pt" style:font-size-complex="10pt"/>
    </style:style>
    <style:style style:name="T30_30" style:family="text">
      <style:text-properties fo:font-size="10pt" style:font-size-asian="10pt" style:font-size-complex="10pt"/>
    </style:style>
    <style:style style:name="T30_31" style:family="text">
      <style:text-properties fo:font-size="10pt" style:font-size-asian="10pt" style:font-size-complex="10pt"/>
    </style:style>
    <style:style style:name="T30_32" style:family="text">
      <style:text-properties fo:font-size="10pt" style:font-size-asian="10pt" style:font-size-complex="10pt"/>
    </style:style>
    <style:style style:name="T30_33" style:family="text">
      <style:text-properties fo:font-size="10pt" style:font-size-asian="10pt" style:font-size-complex="10pt"/>
    </style:style>
    <style:style style:name="T30_34" style:family="text">
      <style:text-properties fo:font-size="10pt" style:font-size-asian="10pt" style:font-size-complex="10pt"/>
    </style:style>
    <style:style style:name="T30_35" style:family="text">
      <style:text-properties fo:font-size="10pt" style:font-size-asian="10pt" style:font-size-complex="10pt"/>
    </style:style>
    <style:style style:name="T30_36" style:family="text">
      <style:text-properties fo:font-size="10pt" style:font-size-asian="10pt" style:font-size-complex="10pt"/>
    </style:style>
    <style:style style:name="T30_37" style:family="text">
      <style:text-properties fo:font-size="10pt" style:font-size-asian="10pt" style:font-size-complex="10pt"/>
    </style:style>
    <style:style style:name="T30_38" style:family="text">
      <style:text-properties fo:font-size="10pt" style:font-size-asian="10pt" style:font-size-complex="10pt"/>
    </style:style>
    <style:style style:name="T30_39" style:family="text">
      <style:text-properties fo:font-size="10pt" style:font-size-asian="10pt" style:font-size-complex="10pt"/>
    </style:style>
    <style:style style:name="T30_40" style:family="text">
      <style:text-properties fo:font-size="10pt" style:font-size-asian="10pt" style:font-size-complex="10pt"/>
    </style:style>
    <style:style style:name="T30_41" style:family="text">
      <style:text-properties fo:font-size="10pt" style:font-size-asian="10pt" style:font-size-complex="10pt"/>
    </style:style>
    <style:style style:name="T30_42" style:family="text">
      <style:text-properties fo:font-size="10pt" style:font-size-asian="10pt" style:font-size-complex="10pt"/>
    </style:style>
    <style:style style:name="T30_43" style:family="text">
      <style:text-properties fo:font-size="10pt" style:font-size-asian="10pt" style:font-size-complex="10pt"/>
    </style:style>
    <style:style style:name="T30_44" style:family="text">
      <style:text-properties fo:font-size="10pt" style:font-size-asian="10pt" style:font-size-complex="10pt"/>
    </style:style>
    <style:style style:name="T30_45" style:family="text">
      <style:text-properties fo:font-size="10pt" style:font-size-asian="10pt" style:font-size-complex="10pt"/>
    </style:style>
    <style:style style:name="T30_46" style:family="text">
      <style:text-properties fo:font-size="10pt" style:font-size-asian="10pt" style:font-size-complex="10pt"/>
    </style:style>
    <style:style style:name="T30_47" style:family="text">
      <style:text-properties fo:font-size="10pt" style:font-size-asian="10pt" style:font-size-complex="10pt"/>
    </style:style>
    <style:style style:name="T30_48" style:family="text">
      <style:text-properties fo:font-size="10pt" style:font-size-asian="10pt" style:font-size-complex="10pt"/>
    </style:style>
    <style:style style:name="T30_49" style:family="text">
      <style:text-properties fo:font-size="10pt" style:font-size-asian="10pt" style:font-size-complex="10pt"/>
    </style:style>
    <style:style style:name="T30_50" style:family="text">
      <style:text-properties fo:font-size="10pt" style:font-size-asian="10pt" style:font-size-complex="10pt"/>
    </style:style>
    <style:style style:name="T30_51" style:family="text">
      <style:text-properties fo:font-size="10pt" style:font-size-asian="10pt" style:font-size-complex="10pt"/>
    </style:style>
    <style:style style:name="T30_52" style:family="text">
      <style:text-properties fo:font-size="10pt" style:font-size-asian="10pt" style:font-size-complex="10pt"/>
    </style:style>
    <style:style style:name="T30_53" style:family="text">
      <style:text-properties fo:font-size="10pt" style:font-size-asian="10pt" style:font-size-complex="10pt"/>
    </style:style>
    <style:style style:name="T30_54" style:family="text">
      <style:text-properties fo:font-size="10pt" style:font-size-asian="10pt" style:font-size-complex="10pt"/>
    </style:style>
    <style:style style:name="T30_55" style:family="text">
      <style:text-properties fo:font-size="10pt" style:font-size-asian="10pt" style:font-size-complex="10pt"/>
    </style:style>
    <style:style style:name="T30_56" style:family="text">
      <style:text-properties fo:font-size="10pt" style:font-size-asian="10pt" style:font-size-complex="10pt"/>
    </style:style>
    <style:style style:name="T30_57" style:family="text">
      <style:text-properties fo:font-size="10pt" style:font-size-asian="10pt" style:font-size-complex="10pt"/>
    </style:style>
    <style:style style:name="T30_58" style:family="text">
      <style:text-properties fo:font-size="10pt" style:font-size-asian="10pt" style:font-size-complex="10pt"/>
    </style:style>
    <style:style style:name="T30_59" style:family="text">
      <style:text-properties fo:font-size="10pt" style:font-size-asian="10pt" style:font-size-complex="10pt"/>
    </style:style>
    <style:style style:name="T30_60" style:family="text">
      <style:text-properties fo:font-size="10pt" style:font-size-asian="10pt" style:font-size-complex="10pt"/>
    </style:style>
    <style:style style:name="T30_61" style:family="text">
      <style:text-properties fo:font-size="10pt" style:font-size-asian="10pt" style:font-size-complex="10pt"/>
    </style:style>
    <style:style style:name="T30_62" style:family="text">
      <style:text-properties fo:font-size="10pt" style:font-size-asian="10pt" style:font-size-complex="10pt"/>
    </style:style>
    <style:style style:name="T30_63" style:family="text">
      <style:text-properties fo:font-size="10pt" style:font-size-asian="10pt" style:font-size-complex="10pt"/>
    </style:style>
    <style:style style:name="T30_64" style:family="text">
      <style:text-properties fo:font-size="10pt" style:font-size-asian="10pt" style:font-size-complex="10pt"/>
    </style:style>
    <style:style style:name="T30_65" style:family="text">
      <style:text-properties fo:font-size="10pt" style:font-size-asian="10pt" style:font-size-complex="10pt"/>
    </style:style>
    <style:style style:name="T30_66" style:family="text">
      <style:text-properties fo:font-size="10pt" style:font-size-asian="10pt" style:font-size-complex="10pt"/>
    </style:style>
    <style:style style:name="T30_67" style:family="text">
      <style:text-properties fo:font-size="10pt" style:font-size-asian="10pt" style:font-size-complex="10pt"/>
    </style:style>
    <style:style style:name="T30_68" style:family="text">
      <style:text-properties fo:font-size="10pt" style:font-size-asian="10pt" style:font-size-complex="10pt"/>
    </style:style>
    <style:style style:name="T30_69" style:family="text">
      <style:text-properties fo:font-size="10pt" style:font-size-asian="10pt" style:font-size-complex="10pt"/>
    </style:style>
    <style:style style:name="T30_70" style:family="text">
      <style:text-properties fo:font-size="10pt" style:font-size-asian="10pt" style:font-size-complex="10pt"/>
    </style:style>
    <style:style style:name="T30_71" style:family="text">
      <style:text-properties fo:font-size="10pt" style:font-size-asian="10pt" style:font-size-complex="10pt"/>
    </style:style>
    <style:style style:name="T30_72" style:family="text">
      <style:text-properties fo:font-size="10pt" style:font-size-asian="10pt" style:font-size-complex="10pt"/>
    </style:style>
    <style:style style:name="T30_73" style:family="text">
      <style:text-properties fo:font-size="10pt" style:font-size-asian="10pt" style:font-size-complex="10pt"/>
    </style:style>
    <style:style style:name="T30_74" style:family="text">
      <style:text-properties fo:font-size="10pt" style:font-size-asian="10pt" style:font-size-complex="10pt"/>
    </style:style>
    <style:style style:name="T30_75" style:family="text">
      <style:text-properties fo:font-size="10pt" style:font-size-asian="10pt" style:font-size-complex="10pt"/>
    </style:style>
    <style:style style:name="P31" style:family="paragraph" style:parent-style-name="Standard">
      <style:paragraph-properties fo:break-before="auto" fo:line-height="138%" style:writing-mode="lr-tb"/>
      <style:text-properties fo:font-size="10pt" style:font-size-asian="10pt" style:font-size-complex="10pt"/>
    </style:style>
    <style:style style:name="P32" style:family="paragraph" style:parent-style-name="Standard">
      <style:paragraph-properties fo:break-before="auto" fo:line-height="138%" style:writing-mode="lr-tb"/>
    </style:style>
    <style:style style:name="T32_1" style:family="text">
      <style:text-properties fo:font-size="10pt" style:font-size-asian="10pt" style:font-size-complex="10pt"/>
    </style:style>
    <style:style style:name="T32_2" style:family="text">
      <style:text-properties fo:font-size="10pt" style:font-size-asian="10pt" style:font-size-complex="10pt"/>
    </style:style>
    <style:style style:name="T32_3" style:family="text">
      <style:text-properties fo:font-size="10pt" style:font-size-asian="10pt" style:font-size-complex="10pt"/>
    </style:style>
    <style:style style:name="T32_4" style:family="text">
      <style:text-properties fo:font-size="10pt" style:font-size-asian="10pt" style:font-size-complex="10pt"/>
    </style:style>
    <style:style style:name="T32_5" style:family="text">
      <style:text-properties fo:font-size="10pt" style:font-size-asian="10pt" style:font-size-complex="10pt"/>
    </style:style>
    <style:style style:name="T32_6" style:family="text">
      <style:text-properties fo:font-size="10pt" style:font-size-asian="10pt" style:font-size-complex="10pt"/>
    </style:style>
    <style:style style:name="T32_7" style:family="text">
      <style:text-properties fo:font-size="10pt" style:font-size-asian="10pt" style:font-size-complex="10pt"/>
    </style:style>
    <style:style style:name="T32_8" style:family="text">
      <style:text-properties fo:font-size="10pt" style:font-size-asian="10pt" style:font-size-complex="10pt"/>
    </style:style>
    <style:style style:name="T32_9" style:family="text">
      <style:text-properties fo:font-size="10pt" style:font-size-asian="10pt" style:font-size-complex="10pt"/>
    </style:style>
    <style:style style:name="T32_10" style:family="text">
      <style:text-properties fo:font-size="10pt" style:font-size-asian="10pt" style:font-size-complex="10pt"/>
    </style:style>
    <style:style style:name="T32_11" style:family="text">
      <style:text-properties fo:font-size="10pt" style:font-size-asian="10pt" style:font-size-complex="10pt"/>
    </style:style>
    <style:style style:name="T32_12" style:family="text">
      <style:text-properties fo:font-size="10pt" style:font-size-asian="10pt" style:font-size-complex="10pt"/>
    </style:style>
    <style:style style:name="T32_13" style:family="text">
      <style:text-properties fo:font-size="10pt" style:font-size-asian="10pt" style:font-size-complex="10pt"/>
    </style:style>
    <style:style style:name="T32_14" style:family="text">
      <style:text-properties fo:font-size="10pt" style:font-size-asian="10pt" style:font-size-complex="10pt"/>
    </style:style>
    <style:style style:name="T32_15" style:family="text">
      <style:text-properties fo:font-size="10pt" style:font-size-asian="10pt" style:font-size-complex="10pt"/>
    </style:style>
    <style:style style:name="T32_16" style:family="text">
      <style:text-properties fo:font-size="10pt" style:font-size-asian="10pt" style:font-size-complex="10pt"/>
    </style:style>
    <style:style style:name="T32_17" style:family="text">
      <style:text-properties fo:font-size="10pt" style:font-size-asian="10pt" style:font-size-complex="10pt"/>
    </style:style>
    <style:style style:name="T32_18" style:family="text">
      <style:text-properties fo:font-size="10pt" style:font-size-asian="10pt" style:font-size-complex="10pt"/>
    </style:style>
    <style:style style:name="T32_19" style:family="text">
      <style:text-properties fo:font-size="10pt" style:font-size-asian="10pt" style:font-size-complex="10pt"/>
    </style:style>
    <style:style style:name="T32_20" style:family="text">
      <style:text-properties fo:font-size="10pt" style:font-size-asian="10pt" style:font-size-complex="10pt"/>
    </style:style>
    <style:style style:name="T32_21" style:family="text">
      <style:text-properties fo:font-size="10pt" style:font-size-asian="10pt" style:font-size-complex="10pt"/>
    </style:style>
    <style:style style:name="T32_22" style:family="text">
      <style:text-properties fo:font-size="10pt" style:font-size-asian="10pt" style:font-size-complex="10pt"/>
    </style:style>
    <style:style style:name="T32_23" style:family="text">
      <style:text-properties fo:font-size="10pt" style:font-size-asian="10pt" style:font-size-complex="10pt"/>
    </style:style>
    <style:style style:name="T32_24" style:family="text">
      <style:text-properties fo:font-size="10pt" style:font-size-asian="10pt" style:font-size-complex="10pt"/>
    </style:style>
    <style:style style:name="T32_25" style:family="text">
      <style:text-properties fo:font-size="10pt" style:font-size-asian="10pt" style:font-size-complex="10pt"/>
    </style:style>
    <style:style style:name="T32_26" style:family="text">
      <style:text-properties fo:font-size="10pt" style:font-size-asian="10pt" style:font-size-complex="10pt"/>
    </style:style>
    <style:style style:name="T32_27" style:family="text">
      <style:text-properties fo:font-size="10pt" style:font-size-asian="10pt" style:font-size-complex="10pt"/>
    </style:style>
    <style:style style:name="T32_28" style:family="text">
      <style:text-properties fo:font-size="10pt" style:font-size-asian="10pt" style:font-size-complex="10pt"/>
    </style:style>
    <style:style style:name="T32_29" style:family="text">
      <style:text-properties fo:font-size="10pt" style:font-size-asian="10pt" style:font-size-complex="10pt"/>
    </style:style>
    <style:style style:name="T32_30" style:family="text">
      <style:text-properties fo:font-size="10pt" style:font-size-asian="10pt" style:font-size-complex="10pt"/>
    </style:style>
    <style:style style:name="T32_31" style:family="text">
      <style:text-properties fo:font-size="10pt" style:font-size-asian="10pt" style:font-size-complex="10pt"/>
    </style:style>
    <style:style style:name="T32_32" style:family="text">
      <style:text-properties fo:font-size="10pt" style:font-size-asian="10pt" style:font-size-complex="10pt"/>
    </style:style>
    <style:style style:name="T32_33" style:family="text">
      <style:text-properties fo:font-size="10pt" style:font-size-asian="10pt" style:font-size-complex="10pt"/>
    </style:style>
    <style:style style:name="T32_34" style:family="text">
      <style:text-properties fo:font-size="10pt" style:font-size-asian="10pt" style:font-size-complex="10pt"/>
    </style:style>
    <style:style style:name="T32_35" style:family="text">
      <style:text-properties fo:font-size="10pt" style:font-size-asian="10pt" style:font-size-complex="10pt"/>
    </style:style>
    <style:style style:name="T32_36" style:family="text">
      <style:text-properties fo:font-size="10pt" style:font-size-asian="10pt" style:font-size-complex="10pt"/>
    </style:style>
    <style:style style:name="T32_37" style:family="text">
      <style:text-properties fo:font-size="10pt" style:font-size-asian="10pt" style:font-size-complex="10pt"/>
    </style:style>
    <style:style style:name="T32_38" style:family="text">
      <style:text-properties fo:font-size="10pt" style:font-size-asian="10pt" style:font-size-complex="10pt"/>
    </style:style>
    <style:style style:name="T32_39" style:family="text">
      <style:text-properties fo:font-size="10pt" style:font-size-asian="10pt" style:font-size-complex="10pt"/>
    </style:style>
    <style:style style:name="T32_40" style:family="text">
      <style:text-properties fo:font-size="10pt" style:font-size-asian="10pt" style:font-size-complex="10pt"/>
    </style:style>
    <style:style style:name="T32_41" style:family="text">
      <style:text-properties fo:font-size="10pt" style:font-size-asian="10pt" style:font-size-complex="10pt"/>
    </style:style>
    <style:style style:name="T32_42" style:family="text">
      <style:text-properties fo:font-size="10pt" style:font-size-asian="10pt" style:font-size-complex="10pt"/>
    </style:style>
    <style:style style:name="T32_43" style:family="text">
      <style:text-properties fo:font-size="10pt" style:font-size-asian="10pt" style:font-size-complex="10pt"/>
    </style:style>
    <style:style style:name="T32_44" style:family="text">
      <style:text-properties fo:font-size="10pt" style:font-size-asian="10pt" style:font-size-complex="10pt"/>
    </style:style>
    <style:style style:name="T32_45" style:family="text">
      <style:text-properties fo:font-size="10pt" style:font-size-asian="10pt" style:font-size-complex="10pt"/>
    </style:style>
    <style:style style:name="T32_46" style:family="text">
      <style:text-properties fo:font-size="10pt" style:font-size-asian="10pt" style:font-size-complex="10pt"/>
    </style:style>
    <style:style style:name="T32_47" style:family="text">
      <style:text-properties fo:font-size="10pt" style:font-size-asian="10pt" style:font-size-complex="10pt"/>
    </style:style>
    <style:style style:name="T32_48" style:family="text">
      <style:text-properties fo:font-size="10pt" style:font-size-asian="10pt" style:font-size-complex="10pt"/>
    </style:style>
    <style:style style:name="T32_49" style:family="text">
      <style:text-properties fo:font-size="10pt" style:font-size-asian="10pt" style:font-size-complex="10pt"/>
    </style:style>
    <style:style style:name="T32_50" style:family="text">
      <style:text-properties fo:font-size="10pt" style:font-size-asian="10pt" style:font-size-complex="10pt"/>
    </style:style>
    <style:style style:name="T32_51" style:family="text">
      <style:text-properties fo:font-size="10pt" style:font-size-asian="10pt" style:font-size-complex="10pt"/>
    </style:style>
    <style:style style:name="T32_52" style:family="text">
      <style:text-properties fo:font-size="10pt" style:font-size-asian="10pt" style:font-size-complex="10pt"/>
    </style:style>
    <style:style style:name="T32_53" style:family="text">
      <style:text-properties fo:font-size="10pt" style:font-size-asian="10pt" style:font-size-complex="10pt"/>
    </style:style>
    <style:style style:name="T32_54" style:family="text">
      <style:text-properties fo:font-size="10pt" style:font-size-asian="10pt" style:font-size-complex="10pt"/>
    </style:style>
    <style:style style:name="T32_55" style:family="text">
      <style:text-properties fo:font-size="10pt" style:font-size-asian="10pt" style:font-size-complex="10pt"/>
    </style:style>
    <style:style style:name="T32_56" style:family="text">
      <style:text-properties fo:font-size="10pt" style:font-size-asian="10pt" style:font-size-complex="10pt"/>
    </style:style>
    <style:style style:name="T32_57" style:family="text">
      <style:text-properties fo:font-size="10pt" style:font-size-asian="10pt" style:font-size-complex="10pt"/>
    </style:style>
    <style:style style:name="T32_58" style:family="text">
      <style:text-properties fo:font-size="10pt" style:font-size-asian="10pt" style:font-size-complex="10pt"/>
    </style:style>
    <style:style style:name="T32_59" style:family="text">
      <style:text-properties fo:font-size="10pt" style:font-size-asian="10pt" style:font-size-complex="10pt"/>
    </style:style>
    <style:style style:name="T32_60" style:family="text">
      <style:text-properties fo:font-size="10pt" style:font-size-asian="10pt" style:font-size-complex="10pt"/>
    </style:style>
    <style:style style:name="T32_61" style:family="text">
      <style:text-properties fo:font-size="10pt" style:font-size-asian="10pt" style:font-size-complex="10pt"/>
    </style:style>
    <style:style style:name="P33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34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35" style:family="paragraph" style:parent-style-name="Standard">
      <style:paragraph-properties fo:break-before="auto" fo:line-height="138%" style:writing-mode="lr-tb"/>
    </style:style>
    <style:style style:name="T35_1" style:family="text">
      <style:text-properties fo:font-size="10pt" style:font-size-asian="10pt" style:font-size-complex="10pt"/>
    </style:style>
    <style:style style:name="T35_2" style:family="text">
      <style:text-properties fo:font-size="10pt" style:font-size-asian="10pt" style:font-size-complex="10pt"/>
    </style:style>
    <style:style style:name="T35_3" style:family="text">
      <style:text-properties fo:font-size="10pt" style:font-size-asian="10pt" style:font-size-complex="10pt"/>
    </style:style>
    <style:style style:name="T35_4" style:family="text">
      <style:text-properties fo:font-size="10pt" style:font-size-asian="10pt" style:font-size-complex="10pt"/>
    </style:style>
    <style:style style:name="T35_5" style:family="text">
      <style:text-properties fo:font-size="10pt" style:font-size-asian="10pt" style:font-size-complex="10pt"/>
    </style:style>
    <style:style style:name="T35_6" style:family="text">
      <style:text-properties fo:font-size="10pt" style:font-size-asian="10pt" style:font-size-complex="10pt"/>
    </style:style>
    <style:style style:name="T35_7" style:family="text">
      <style:text-properties fo:font-size="10pt" style:font-size-asian="10pt" style:font-size-complex="10pt"/>
    </style:style>
    <style:style style:name="T35_8" style:family="text">
      <style:text-properties fo:font-size="10pt" style:font-size-asian="10pt" style:font-size-complex="10pt"/>
    </style:style>
    <style:style style:name="T35_9" style:family="text">
      <style:text-properties fo:font-size="10pt" style:font-size-asian="10pt" style:font-size-complex="10pt"/>
    </style:style>
    <style:style style:name="T35_10" style:family="text">
      <style:text-properties fo:font-size="10pt" style:font-size-asian="10pt" style:font-size-complex="10pt"/>
    </style:style>
    <style:style style:name="T35_11" style:family="text">
      <style:text-properties fo:font-size="10pt" style:font-size-asian="10pt" style:font-size-complex="10pt"/>
    </style:style>
    <style:style style:name="T35_12" style:family="text">
      <style:text-properties fo:font-size="10pt" style:font-size-asian="10pt" style:font-size-complex="10pt"/>
    </style:style>
    <style:style style:name="T35_13" style:family="text">
      <style:text-properties fo:font-size="10pt" style:font-size-asian="10pt" style:font-size-complex="10pt"/>
    </style:style>
    <style:style style:name="T35_14" style:family="text">
      <style:text-properties fo:font-size="10pt" style:font-size-asian="10pt" style:font-size-complex="10pt"/>
    </style:style>
    <style:style style:name="T35_15" style:family="text">
      <style:text-properties fo:font-size="10pt" style:font-size-asian="10pt" style:font-size-complex="10pt"/>
    </style:style>
    <style:style style:name="T35_16" style:family="text">
      <style:text-properties fo:font-size="10pt" style:font-size-asian="10pt" style:font-size-complex="10pt"/>
    </style:style>
    <style:style style:name="T35_17" style:family="text">
      <style:text-properties fo:font-size="10pt" style:font-size-asian="10pt" style:font-size-complex="10pt"/>
    </style:style>
    <style:style style:name="T35_18" style:family="text">
      <style:text-properties fo:font-size="10pt" style:font-size-asian="10pt" style:font-size-complex="10pt"/>
    </style:style>
    <style:style style:name="T35_19" style:family="text">
      <style:text-properties fo:font-size="10pt" style:font-size-asian="10pt" style:font-size-complex="10pt"/>
    </style:style>
    <style:style style:name="T35_20" style:family="text">
      <style:text-properties fo:font-size="10pt" style:font-size-asian="10pt" style:font-size-complex="10pt"/>
    </style:style>
    <style:style style:name="T35_21" style:family="text">
      <style:text-properties fo:font-size="10pt" style:font-size-asian="10pt" style:font-size-complex="10pt"/>
    </style:style>
    <style:style style:name="T35_22" style:family="text">
      <style:text-properties fo:font-size="10pt" style:font-size-asian="10pt" style:font-size-complex="10pt"/>
    </style:style>
    <style:style style:name="T35_23" style:family="text">
      <style:text-properties fo:font-size="10pt" style:font-size-asian="10pt" style:font-size-complex="10pt"/>
    </style:style>
    <style:style style:name="T35_24" style:family="text">
      <style:text-properties fo:font-size="10pt" style:font-size-asian="10pt" style:font-size-complex="10pt"/>
    </style:style>
    <style:style style:name="T35_25" style:family="text">
      <style:text-properties fo:font-size="10pt" style:font-size-asian="10pt" style:font-size-complex="10pt"/>
    </style:style>
    <style:style style:name="T35_26" style:family="text">
      <style:text-properties fo:font-size="10pt" style:font-size-asian="10pt" style:font-size-complex="10pt"/>
    </style:style>
    <style:style style:name="T35_27" style:family="text">
      <style:text-properties fo:font-size="10pt" style:font-size-asian="10pt" style:font-size-complex="10pt"/>
    </style:style>
    <style:style style:name="T35_28" style:family="text">
      <style:text-properties fo:font-size="10pt" style:font-size-asian="10pt" style:font-size-complex="10pt"/>
    </style:style>
    <style:style style:name="T35_29" style:family="text">
      <style:text-properties fo:font-size="10pt" style:font-size-asian="10pt" style:font-size-complex="10pt"/>
    </style:style>
    <style:style style:name="T35_30" style:family="text">
      <style:text-properties fo:font-size="10pt" style:font-size-asian="10pt" style:font-size-complex="10pt"/>
    </style:style>
    <style:style style:name="T35_31" style:family="text">
      <style:text-properties fo:font-size="10pt" style:font-size-asian="10pt" style:font-size-complex="10pt"/>
    </style:style>
    <style:style style:name="T35_32" style:family="text">
      <style:text-properties fo:font-size="10pt" style:font-size-asian="10pt" style:font-size-complex="10pt"/>
    </style:style>
    <style:style style:name="T35_33" style:family="text">
      <style:text-properties fo:font-size="10pt" style:font-size-asian="10pt" style:font-size-complex="10pt"/>
    </style:style>
    <style:style style:name="T35_34" style:family="text">
      <style:text-properties fo:font-size="10pt" style:font-size-asian="10pt" style:font-size-complex="10pt"/>
    </style:style>
    <style:style style:name="T35_35" style:family="text">
      <style:text-properties fo:font-size="10pt" style:font-size-asian="10pt" style:font-size-complex="10pt"/>
    </style:style>
    <style:style style:name="T35_36" style:family="text">
      <style:text-properties fo:font-size="10pt" style:font-size-asian="10pt" style:font-size-complex="10pt"/>
    </style:style>
    <style:style style:name="T35_37" style:family="text">
      <style:text-properties fo:font-size="10pt" style:font-size-asian="10pt" style:font-size-complex="10pt"/>
    </style:style>
    <style:style style:name="T35_38" style:family="text">
      <style:text-properties fo:font-size="10pt" style:font-size-asian="10pt" style:font-size-complex="10pt"/>
    </style:style>
    <style:style style:name="T35_39" style:family="text">
      <style:text-properties fo:font-size="10pt" style:font-size-asian="10pt" style:font-size-complex="10pt"/>
    </style:style>
    <style:style style:name="T35_40" style:family="text">
      <style:text-properties fo:font-size="10pt" style:font-size-asian="10pt" style:font-size-complex="10pt"/>
    </style:style>
    <style:style style:name="T35_41" style:family="text">
      <style:text-properties fo:font-size="10pt" style:font-size-asian="10pt" style:font-size-complex="10pt"/>
    </style:style>
    <style:style style:name="T35_42" style:family="text">
      <style:text-properties fo:font-size="10pt" style:font-size-asian="10pt" style:font-size-complex="10pt"/>
    </style:style>
    <style:style style:name="T35_43" style:family="text">
      <style:text-properties fo:font-size="10pt" style:font-size-asian="10pt" style:font-size-complex="10pt"/>
    </style:style>
    <style:style style:name="T35_44" style:family="text">
      <style:text-properties fo:font-size="10pt" style:font-size-asian="10pt" style:font-size-complex="10pt"/>
    </style:style>
    <style:style style:name="T35_45" style:family="text">
      <style:text-properties fo:font-size="10pt" style:font-size-asian="10pt" style:font-size-complex="10pt"/>
    </style:style>
    <style:style style:name="T35_46" style:family="text">
      <style:text-properties fo:font-size="10pt" style:font-size-asian="10pt" style:font-size-complex="10pt"/>
    </style:style>
    <style:style style:name="T35_47" style:family="text">
      <style:text-properties fo:font-size="10pt" style:font-size-asian="10pt" style:font-size-complex="10pt"/>
    </style:style>
    <style:style style:name="T35_48" style:family="text">
      <style:text-properties fo:font-size="10pt" style:font-size-asian="10pt" style:font-size-complex="10pt"/>
    </style:style>
    <style:style style:name="T35_49" style:family="text">
      <style:text-properties fo:font-size="10pt" style:font-size-asian="10pt" style:font-size-complex="10pt"/>
    </style:style>
    <style:style style:name="T35_50" style:family="text">
      <style:text-properties fo:font-size="10pt" style:font-size-asian="10pt" style:font-size-complex="10pt"/>
    </style:style>
    <style:style style:name="T35_51" style:family="text">
      <style:text-properties fo:font-size="10pt" style:font-size-asian="10pt" style:font-size-complex="10pt"/>
    </style:style>
    <style:style style:name="T35_52" style:family="text">
      <style:text-properties fo:font-size="10pt" style:font-size-asian="10pt" style:font-size-complex="10pt"/>
    </style:style>
    <style:style style:name="T35_53" style:family="text">
      <style:text-properties fo:font-size="10pt" style:font-size-asian="10pt" style:font-size-complex="10pt"/>
    </style:style>
    <style:style style:name="T35_54" style:family="text">
      <style:text-properties fo:font-size="10pt" style:font-size-asian="10pt" style:font-size-complex="10pt"/>
    </style:style>
    <style:style style:name="T35_55" style:family="text">
      <style:text-properties fo:font-size="10pt" style:font-size-asian="10pt" style:font-size-complex="10pt"/>
    </style:style>
    <style:style style:name="T35_56" style:family="text">
      <style:text-properties fo:font-size="10pt" style:font-size-asian="10pt" style:font-size-complex="10pt"/>
    </style:style>
    <style:style style:name="T35_57" style:family="text">
      <style:text-properties fo:font-size="10pt" style:font-size-asian="10pt" style:font-size-complex="10pt"/>
    </style:style>
    <style:style style:name="T35_58" style:family="text">
      <style:text-properties fo:font-size="10pt" style:font-size-asian="10pt" style:font-size-complex="10pt"/>
    </style:style>
    <style:style style:name="T35_59" style:family="text">
      <style:text-properties fo:font-size="10pt" style:font-size-asian="10pt" style:font-size-complex="10pt"/>
    </style:style>
    <style:style style:name="T35_60" style:family="text">
      <style:text-properties fo:font-size="10pt" style:font-size-asian="10pt" style:font-size-complex="10pt"/>
    </style:style>
    <style:style style:name="T35_61" style:family="text">
      <style:text-properties fo:font-size="10pt" style:font-size-asian="10pt" style:font-size-complex="10pt"/>
    </style:style>
    <style:style style:name="T35_62" style:family="text">
      <style:text-properties fo:font-size="10pt" style:font-size-asian="10pt" style:font-size-complex="10pt"/>
    </style:style>
    <style:style style:name="T35_63" style:family="text">
      <style:text-properties fo:font-size="10pt" style:font-size-asian="10pt" style:font-size-complex="10pt"/>
    </style:style>
    <style:style style:name="T35_64" style:family="text">
      <style:text-properties fo:font-size="10pt" style:font-size-asian="10pt" style:font-size-complex="10pt"/>
    </style:style>
    <style:style style:name="T35_65" style:family="text">
      <style:text-properties fo:font-size="10pt" style:font-size-asian="10pt" style:font-size-complex="10pt"/>
    </style:style>
    <style:style style:name="T35_66" style:family="text">
      <style:text-properties fo:font-size="10pt" style:font-size-asian="10pt" style:font-size-complex="10pt"/>
    </style:style>
    <style:style style:name="T35_67" style:family="text">
      <style:text-properties fo:font-size="10pt" style:font-size-asian="10pt" style:font-size-complex="10pt"/>
    </style:style>
    <style:style style:name="T35_68" style:family="text">
      <style:text-properties fo:font-size="10pt" style:font-size-asian="10pt" style:font-size-complex="10pt"/>
    </style:style>
    <style:style style:name="T35_69" style:family="text">
      <style:text-properties fo:font-size="10pt" style:font-size-asian="10pt" style:font-size-complex="10pt"/>
    </style:style>
    <style:style style:name="T35_70" style:family="text">
      <style:text-properties fo:font-size="10pt" style:font-size-asian="10pt" style:font-size-complex="10pt"/>
    </style:style>
    <style:style style:name="T35_71" style:family="text">
      <style:text-properties fo:font-size="10pt" style:font-size-asian="10pt" style:font-size-complex="10pt"/>
    </style:style>
    <style:style style:name="T35_72" style:family="text">
      <style:text-properties fo:font-size="10pt" style:font-size-asian="10pt" style:font-size-complex="10pt"/>
    </style:style>
    <style:style style:name="T35_73" style:family="text">
      <style:text-properties fo:font-size="10pt" style:font-size-asian="10pt" style:font-size-complex="10pt"/>
    </style:style>
    <style:style style:name="T35_74" style:family="text">
      <style:text-properties fo:font-size="10pt" style:font-size-asian="10pt" style:font-size-complex="10pt"/>
    </style:style>
    <style:style style:name="T35_75" style:family="text">
      <style:text-properties fo:font-size="10pt" style:font-size-asian="10pt" style:font-size-complex="10pt"/>
    </style:style>
    <style:style style:name="T35_76" style:family="text">
      <style:text-properties fo:font-size="10pt" style:font-size-asian="10pt" style:font-size-complex="10pt"/>
    </style:style>
    <style:style style:name="T35_77" style:family="text">
      <style:text-properties fo:font-size="10pt" style:font-size-asian="10pt" style:font-size-complex="10pt"/>
    </style:style>
    <style:style style:name="T35_78" style:family="text">
      <style:text-properties fo:font-size="10pt" style:font-size-asian="10pt" style:font-size-complex="10pt"/>
    </style:style>
    <style:style style:name="T35_79" style:family="text">
      <style:text-properties fo:font-size="10pt" style:font-size-asian="10pt" style:font-size-complex="10pt"/>
    </style:style>
    <style:style style:name="T35_80" style:family="text">
      <style:text-properties fo:font-size="10pt" style:font-size-asian="10pt" style:font-size-complex="10pt"/>
    </style:style>
    <style:style style:name="T35_81" style:family="text">
      <style:text-properties fo:font-size="10pt" style:font-size-asian="10pt" style:font-size-complex="10pt"/>
    </style:style>
    <style:style style:name="T35_82" style:family="text">
      <style:text-properties fo:font-size="10pt" style:font-size-asian="10pt" style:font-size-complex="10pt"/>
    </style:style>
    <style:style style:name="T35_83" style:family="text">
      <style:text-properties fo:font-size="10pt" style:font-size-asian="10pt" style:font-size-complex="10pt"/>
    </style:style>
    <style:style style:name="T35_84" style:family="text">
      <style:text-properties fo:font-size="10pt" style:font-size-asian="10pt" style:font-size-complex="10pt"/>
    </style:style>
    <style:style style:name="T35_85" style:family="text">
      <style:text-properties fo:font-size="10pt" style:font-size-asian="10pt" style:font-size-complex="10pt"/>
    </style:style>
    <style:style style:name="T35_86" style:family="text">
      <style:text-properties fo:font-size="10pt" style:font-size-asian="10pt" style:font-size-complex="10pt"/>
    </style:style>
    <style:style style:name="T35_87" style:family="text">
      <style:text-properties fo:font-size="10pt" style:font-size-asian="10pt" style:font-size-complex="10pt"/>
    </style:style>
    <style:style style:name="T35_88" style:family="text">
      <style:text-properties fo:font-size="10pt" style:font-size-asian="10pt" style:font-size-complex="10pt"/>
    </style:style>
    <style:style style:name="T35_89" style:family="text">
      <style:text-properties fo:font-size="10pt" style:font-size-asian="10pt" style:font-size-complex="10pt"/>
    </style:style>
    <style:style style:name="P36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37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38" style:family="paragraph" style:parent-style-name="Standard">
      <style:paragraph-properties fo:break-before="auto" fo:line-height="138%" style:writing-mode="lr-tb"/>
    </style:style>
    <style:style style:name="T38_1" style:family="text">
      <style:text-properties fo:font-size="10pt" style:font-size-asian="10pt" style:font-size-complex="10pt"/>
    </style:style>
    <style:style style:name="T38_2" style:family="text">
      <style:text-properties fo:font-size="10pt" style:font-size-asian="10pt" style:font-size-complex="10pt"/>
    </style:style>
    <style:style style:name="T38_3" style:family="text">
      <style:text-properties fo:font-size="10pt" style:font-size-asian="10pt" style:font-size-complex="10pt"/>
    </style:style>
    <style:style style:name="T38_4" style:family="text">
      <style:text-properties fo:font-size="10pt" style:font-size-asian="10pt" style:font-size-complex="10pt"/>
    </style:style>
    <style:style style:name="T38_5" style:family="text">
      <style:text-properties fo:font-size="10pt" style:font-size-asian="10pt" style:font-size-complex="10pt"/>
    </style:style>
    <style:style style:name="T38_6" style:family="text">
      <style:text-properties fo:font-size="10pt" style:font-size-asian="10pt" style:font-size-complex="10pt"/>
    </style:style>
    <style:style style:name="T38_7" style:family="text">
      <style:text-properties fo:font-size="10pt" style:font-size-asian="10pt" style:font-size-complex="10pt"/>
    </style:style>
    <style:style style:name="T38_8" style:family="text">
      <style:text-properties fo:font-size="10pt" style:font-size-asian="10pt" style:font-size-complex="10pt"/>
    </style:style>
    <style:style style:name="T38_9" style:family="text">
      <style:text-properties fo:font-size="10pt" style:font-size-asian="10pt" style:font-size-complex="10pt"/>
    </style:style>
    <style:style style:name="T38_10" style:family="text">
      <style:text-properties fo:font-size="10pt" style:font-size-asian="10pt" style:font-size-complex="10pt"/>
    </style:style>
    <style:style style:name="T38_11" style:family="text">
      <style:text-properties fo:font-size="10pt" style:font-size-asian="10pt" style:font-size-complex="10pt"/>
    </style:style>
    <style:style style:name="T38_12" style:family="text">
      <style:text-properties fo:font-size="10pt" style:font-size-asian="10pt" style:font-size-complex="10pt"/>
    </style:style>
    <style:style style:name="T38_13" style:family="text">
      <style:text-properties fo:font-size="10pt" style:font-size-asian="10pt" style:font-size-complex="10pt"/>
    </style:style>
    <style:style style:name="T38_14" style:family="text">
      <style:text-properties fo:font-size="10pt" style:font-size-asian="10pt" style:font-size-complex="10pt"/>
    </style:style>
    <style:style style:name="T38_15" style:family="text">
      <style:text-properties fo:font-size="10pt" style:font-size-asian="10pt" style:font-size-complex="10pt"/>
    </style:style>
    <style:style style:name="T38_16" style:family="text">
      <style:text-properties fo:font-size="10pt" style:font-size-asian="10pt" style:font-size-complex="10pt"/>
    </style:style>
    <style:style style:name="T38_17" style:family="text">
      <style:text-properties fo:font-size="10pt" style:font-size-asian="10pt" style:font-size-complex="10pt"/>
    </style:style>
    <style:style style:name="T38_18" style:family="text">
      <style:text-properties fo:font-size="10pt" style:font-size-asian="10pt" style:font-size-complex="10pt"/>
    </style:style>
    <style:style style:name="T38_19" style:family="text">
      <style:text-properties fo:font-size="10pt" style:font-size-asian="10pt" style:font-size-complex="10pt"/>
    </style:style>
    <style:style style:name="T38_20" style:family="text">
      <style:text-properties fo:font-size="10pt" style:font-size-asian="10pt" style:font-size-complex="10pt"/>
    </style:style>
    <style:style style:name="T38_21" style:family="text">
      <style:text-properties fo:font-size="10pt" style:font-size-asian="10pt" style:font-size-complex="10pt"/>
    </style:style>
    <style:style style:name="T38_22" style:family="text">
      <style:text-properties fo:font-size="10pt" style:font-size-asian="10pt" style:font-size-complex="10pt"/>
    </style:style>
    <style:style style:name="T38_23" style:family="text">
      <style:text-properties fo:font-size="10pt" style:font-size-asian="10pt" style:font-size-complex="10pt"/>
    </style:style>
    <style:style style:name="T38_24" style:family="text">
      <style:text-properties fo:font-size="10pt" style:font-size-asian="10pt" style:font-size-complex="10pt"/>
    </style:style>
    <style:style style:name="T38_25" style:family="text">
      <style:text-properties fo:font-size="10pt" style:font-size-asian="10pt" style:font-size-complex="10pt"/>
    </style:style>
    <style:style style:name="T38_26" style:family="text">
      <style:text-properties fo:font-size="10pt" style:font-size-asian="10pt" style:font-size-complex="10pt"/>
    </style:style>
    <style:style style:name="T38_27" style:family="text">
      <style:text-properties fo:font-size="10pt" style:font-size-asian="10pt" style:font-size-complex="10pt"/>
    </style:style>
    <style:style style:name="T38_28" style:family="text">
      <style:text-properties fo:font-size="10pt" style:font-size-asian="10pt" style:font-size-complex="10pt"/>
    </style:style>
    <style:style style:name="T38_29" style:family="text">
      <style:text-properties fo:font-size="10pt" style:font-size-asian="10pt" style:font-size-complex="10pt"/>
    </style:style>
    <style:style style:name="T38_30" style:family="text">
      <style:text-properties fo:font-size="10pt" style:font-size-asian="10pt" style:font-size-complex="10pt"/>
    </style:style>
    <style:style style:name="T38_31" style:family="text">
      <style:text-properties fo:font-size="10pt" style:font-size-asian="10pt" style:font-size-complex="10pt"/>
    </style:style>
    <style:style style:name="T38_32" style:family="text">
      <style:text-properties fo:font-size="10pt" style:font-size-asian="10pt" style:font-size-complex="10pt"/>
    </style:style>
    <style:style style:name="T38_33" style:family="text">
      <style:text-properties fo:font-size="10pt" style:font-size-asian="10pt" style:font-size-complex="10pt"/>
    </style:style>
    <style:style style:name="T38_34" style:family="text">
      <style:text-properties fo:font-size="10pt" style:font-size-asian="10pt" style:font-size-complex="10pt"/>
    </style:style>
    <style:style style:name="T38_35" style:family="text">
      <style:text-properties fo:font-size="10pt" style:font-size-asian="10pt" style:font-size-complex="10pt"/>
    </style:style>
    <style:style style:name="T38_36" style:family="text">
      <style:text-properties fo:font-size="10pt" style:font-size-asian="10pt" style:font-size-complex="10pt"/>
    </style:style>
    <style:style style:name="T38_37" style:family="text">
      <style:text-properties fo:font-size="10pt" style:font-size-asian="10pt" style:font-size-complex="10pt"/>
    </style:style>
    <style:style style:name="T38_38" style:family="text">
      <style:text-properties fo:font-size="10pt" style:font-size-asian="10pt" style:font-size-complex="10pt"/>
    </style:style>
    <style:style style:name="T38_39" style:family="text">
      <style:text-properties fo:font-size="10pt" style:font-size-asian="10pt" style:font-size-complex="10pt"/>
    </style:style>
    <style:style style:name="T38_40" style:family="text">
      <style:text-properties fo:font-size="10pt" style:font-size-asian="10pt" style:font-size-complex="10pt"/>
    </style:style>
    <style:style style:name="T38_41" style:family="text">
      <style:text-properties fo:font-size="10pt" style:font-size-asian="10pt" style:font-size-complex="10pt"/>
    </style:style>
    <style:style style:name="T38_42" style:family="text">
      <style:text-properties fo:font-size="10pt" style:font-size-asian="10pt" style:font-size-complex="10pt"/>
    </style:style>
    <style:style style:name="T38_43" style:family="text">
      <style:text-properties fo:font-size="10pt" style:font-size-asian="10pt" style:font-size-complex="10pt"/>
    </style:style>
    <style:style style:name="T38_44" style:family="text">
      <style:text-properties fo:font-size="10pt" style:font-size-asian="10pt" style:font-size-complex="10pt"/>
    </style:style>
    <style:style style:name="T38_45" style:family="text">
      <style:text-properties fo:font-size="10pt" style:font-size-asian="10pt" style:font-size-complex="10pt"/>
    </style:style>
    <style:style style:name="T38_46" style:family="text">
      <style:text-properties fo:font-size="10pt" style:font-size-asian="10pt" style:font-size-complex="10pt"/>
    </style:style>
    <style:style style:name="T38_47" style:family="text">
      <style:text-properties fo:font-size="10pt" style:font-size-asian="10pt" style:font-size-complex="10pt"/>
    </style:style>
    <style:style style:name="T38_48" style:family="text">
      <style:text-properties fo:font-size="10pt" style:font-size-asian="10pt" style:font-size-complex="10pt"/>
    </style:style>
    <style:style style:name="T38_49" style:family="text">
      <style:text-properties fo:font-size="10pt" style:font-size-asian="10pt" style:font-size-complex="10pt"/>
    </style:style>
    <style:style style:name="T38_50" style:family="text">
      <style:text-properties fo:font-size="10pt" style:font-size-asian="10pt" style:font-size-complex="10pt"/>
    </style:style>
    <style:style style:name="T38_51" style:family="text">
      <style:text-properties fo:font-size="10pt" style:font-size-asian="10pt" style:font-size-complex="10pt"/>
    </style:style>
    <style:style style:name="T38_52" style:family="text">
      <style:text-properties fo:font-size="10pt" style:font-size-asian="10pt" style:font-size-complex="10pt"/>
    </style:style>
    <style:style style:name="T38_53" style:family="text">
      <style:text-properties fo:font-size="10pt" style:font-size-asian="10pt" style:font-size-complex="10pt"/>
    </style:style>
    <style:style style:name="T38_54" style:family="text">
      <style:text-properties fo:font-size="10pt" style:font-size-asian="10pt" style:font-size-complex="10pt"/>
    </style:style>
    <style:style style:name="T38_55" style:family="text">
      <style:text-properties fo:font-size="10pt" style:font-size-asian="10pt" style:font-size-complex="10pt"/>
    </style:style>
    <style:style style:name="T38_56" style:family="text">
      <style:text-properties fo:font-size="10pt" style:font-size-asian="10pt" style:font-size-complex="10pt"/>
    </style:style>
    <style:style style:name="T38_57" style:family="text">
      <style:text-properties fo:font-size="10pt" style:font-size-asian="10pt" style:font-size-complex="10pt"/>
    </style:style>
    <style:style style:name="T38_58" style:family="text">
      <style:text-properties fo:font-size="10pt" style:font-size-asian="10pt" style:font-size-complex="10pt"/>
    </style:style>
    <style:style style:name="T38_59" style:family="text">
      <style:text-properties fo:font-size="10pt" style:font-size-asian="10pt" style:font-size-complex="10pt"/>
    </style:style>
    <style:style style:name="T38_60" style:family="text">
      <style:text-properties fo:font-size="10pt" style:font-size-asian="10pt" style:font-size-complex="10pt"/>
    </style:style>
    <style:style style:name="T38_61" style:family="text">
      <style:text-properties fo:font-size="10pt" style:font-size-asian="10pt" style:font-size-complex="10pt"/>
    </style:style>
    <style:style style:name="T38_62" style:family="text">
      <style:text-properties fo:font-size="10pt" style:font-size-asian="10pt" style:font-size-complex="10pt"/>
    </style:style>
    <style:style style:name="T38_63" style:family="text">
      <style:text-properties fo:font-size="10pt" style:font-size-asian="10pt" style:font-size-complex="10pt"/>
    </style:style>
    <style:style style:name="T38_64" style:family="text">
      <style:text-properties fo:font-size="10pt" style:font-size-asian="10pt" style:font-size-complex="10pt"/>
    </style:style>
    <style:style style:name="T38_65" style:family="text">
      <style:text-properties fo:font-size="10pt" style:font-size-asian="10pt" style:font-size-complex="10pt"/>
    </style:style>
    <style:style style:name="T38_66" style:family="text">
      <style:text-properties fo:font-size="10pt" style:font-size-asian="10pt" style:font-size-complex="10pt"/>
    </style:style>
    <style:style style:name="T38_67" style:family="text">
      <style:text-properties fo:font-size="10pt" style:font-size-asian="10pt" style:font-size-complex="10pt"/>
    </style:style>
    <style:style style:name="T38_68" style:family="text">
      <style:text-properties fo:font-size="10pt" style:font-size-asian="10pt" style:font-size-complex="10pt"/>
    </style:style>
    <style:style style:name="T38_69" style:family="text">
      <style:text-properties fo:font-size="10pt" style:font-size-asian="10pt" style:font-size-complex="10pt"/>
    </style:style>
    <style:style style:name="T38_70" style:family="text">
      <style:text-properties fo:font-size="10pt" style:font-size-asian="10pt" style:font-size-complex="10pt"/>
    </style:style>
    <style:style style:name="T38_71" style:family="text">
      <style:text-properties fo:font-size="10pt" style:font-size-asian="10pt" style:font-size-complex="10pt"/>
    </style:style>
    <style:style style:name="T38_72" style:family="text">
      <style:text-properties fo:font-size="10pt" style:font-size-asian="10pt" style:font-size-complex="10pt"/>
    </style:style>
    <style:style style:name="T38_73" style:family="text">
      <style:text-properties fo:font-size="10pt" style:font-size-asian="10pt" style:font-size-complex="10pt"/>
    </style:style>
    <style:style style:name="T38_74" style:family="text">
      <style:text-properties fo:font-size="10pt" style:font-size-asian="10pt" style:font-size-complex="10pt"/>
    </style:style>
    <style:style style:name="T38_75" style:family="text">
      <style:text-properties fo:font-size="10pt" style:font-size-asian="10pt" style:font-size-complex="10pt"/>
    </style:style>
    <style:style style:name="T38_76" style:family="text">
      <style:text-properties fo:font-size="10pt" style:font-size-asian="10pt" style:font-size-complex="10pt"/>
    </style:style>
    <style:style style:name="T38_77" style:family="text">
      <style:text-properties fo:font-size="10pt" style:font-size-asian="10pt" style:font-size-complex="10pt"/>
    </style:style>
    <style:style style:name="T38_78" style:family="text">
      <style:text-properties fo:font-size="10pt" style:font-size-asian="10pt" style:font-size-complex="10pt"/>
    </style:style>
    <style:style style:name="T38_79" style:family="text">
      <style:text-properties fo:font-size="10pt" style:font-size-asian="10pt" style:font-size-complex="10pt"/>
    </style:style>
    <style:style style:name="T38_80" style:family="text">
      <style:text-properties fo:font-size="10pt" style:font-size-asian="10pt" style:font-size-complex="10pt"/>
    </style:style>
    <style:style style:name="T38_81" style:family="text">
      <style:text-properties fo:font-size="10pt" style:font-size-asian="10pt" style:font-size-complex="10pt"/>
    </style:style>
    <style:style style:name="T38_82" style:family="text">
      <style:text-properties fo:font-size="10pt" style:font-size-asian="10pt" style:font-size-complex="10pt"/>
    </style:style>
    <style:style style:name="T38_83" style:family="text">
      <style:text-properties fo:font-size="10pt" style:font-size-asian="10pt" style:font-size-complex="10pt"/>
    </style:style>
    <style:style style:name="T38_84" style:family="text">
      <style:text-properties fo:font-size="10pt" style:font-size-asian="10pt" style:font-size-complex="10pt"/>
    </style:style>
    <style:style style:name="T38_85" style:family="text">
      <style:text-properties fo:font-size="10pt" style:font-size-asian="10pt" style:font-size-complex="10pt"/>
    </style:style>
    <style:style style:name="T38_86" style:family="text">
      <style:text-properties fo:font-size="10pt" style:font-size-asian="10pt" style:font-size-complex="10pt"/>
    </style:style>
    <style:style style:name="T38_87" style:family="text">
      <style:text-properties fo:font-size="10pt" style:font-size-asian="10pt" style:font-size-complex="10pt"/>
    </style:style>
    <style:style style:name="T38_88" style:family="text">
      <style:text-properties fo:font-size="10pt" style:font-size-asian="10pt" style:font-size-complex="10pt"/>
    </style:style>
    <style:style style:name="T38_89" style:family="text">
      <style:text-properties fo:font-size="10pt" style:font-size-asian="10pt" style:font-size-complex="10pt"/>
    </style:style>
    <style:style style:name="T38_90" style:family="text">
      <style:text-properties fo:font-size="10pt" style:font-size-asian="10pt" style:font-size-complex="10pt"/>
    </style:style>
    <style:style style:name="T38_91" style:family="text">
      <style:text-properties fo:font-size="10pt" style:font-size-asian="10pt" style:font-size-complex="10pt"/>
    </style:style>
    <style:style style:name="T38_92" style:family="text">
      <style:text-properties fo:font-size="10pt" style:font-size-asian="10pt" style:font-size-complex="10pt"/>
    </style:style>
    <style:style style:name="T38_93" style:family="text">
      <style:text-properties fo:font-size="10pt" style:font-size-asian="10pt" style:font-size-complex="10pt"/>
    </style:style>
    <style:style style:name="T38_94" style:family="text">
      <style:text-properties fo:font-size="10pt" style:font-size-asian="10pt" style:font-size-complex="10pt"/>
    </style:style>
    <style:style style:name="T38_95" style:family="text">
      <style:text-properties fo:font-size="10pt" style:font-size-asian="10pt" style:font-size-complex="10pt"/>
    </style:style>
    <style:style style:name="T38_96" style:family="text">
      <style:text-properties fo:font-size="10pt" style:font-size-asian="10pt" style:font-size-complex="10pt"/>
    </style:style>
    <style:style style:name="T38_97" style:family="text">
      <style:text-properties fo:font-size="10pt" style:font-size-asian="10pt" style:font-size-complex="10pt"/>
    </style:style>
    <style:style style:name="T38_98" style:family="text">
      <style:text-properties fo:font-size="10pt" style:font-size-asian="10pt" style:font-size-complex="10pt"/>
    </style:style>
    <style:style style:name="T38_99" style:family="text">
      <style:text-properties fo:font-size="10pt" style:font-size-asian="10pt" style:font-size-complex="10pt"/>
    </style:style>
    <style:style style:name="T38_100" style:family="text">
      <style:text-properties fo:font-size="10pt" style:font-size-asian="10pt" style:font-size-complex="10pt"/>
    </style:style>
    <style:style style:name="T38_101" style:family="text">
      <style:text-properties fo:font-size="10pt" style:font-size-asian="10pt" style:font-size-complex="10pt"/>
    </style:style>
    <style:style style:name="P39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40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41" style:family="paragraph" style:parent-style-name="Standard">
      <style:paragraph-properties fo:break-before="auto" fo:line-height="138%" style:writing-mode="lr-tb"/>
    </style:style>
    <style:style style:name="T41_1" style:family="text">
      <style:text-properties fo:font-size="10pt" style:font-size-asian="10pt" style:font-size-complex="10pt"/>
    </style:style>
    <style:style style:name="T41_2" style:family="text">
      <style:text-properties fo:font-size="10pt" style:font-size-asian="10pt" style:font-size-complex="10pt"/>
    </style:style>
    <style:style style:name="T41_3" style:family="text">
      <style:text-properties fo:font-size="10pt" style:font-size-asian="10pt" style:font-size-complex="10pt"/>
    </style:style>
    <style:style style:name="T41_4" style:family="text">
      <style:text-properties fo:font-size="10pt" style:font-size-asian="10pt" style:font-size-complex="10pt"/>
    </style:style>
    <style:style style:name="T41_5" style:family="text">
      <style:text-properties fo:font-size="10pt" style:font-size-asian="10pt" style:font-size-complex="10pt"/>
    </style:style>
    <style:style style:name="T41_6" style:family="text">
      <style:text-properties fo:font-size="10pt" style:font-size-asian="10pt" style:font-size-complex="10pt"/>
    </style:style>
    <style:style style:name="T41_7" style:family="text">
      <style:text-properties fo:font-size="10pt" style:font-size-asian="10pt" style:font-size-complex="10pt"/>
    </style:style>
    <style:style style:name="T41_8" style:family="text">
      <style:text-properties fo:font-size="10pt" style:font-size-asian="10pt" style:font-size-complex="10pt"/>
    </style:style>
    <style:style style:name="T41_9" style:family="text">
      <style:text-properties fo:font-size="10pt" style:font-size-asian="10pt" style:font-size-complex="10pt"/>
    </style:style>
    <style:style style:name="T41_10" style:family="text">
      <style:text-properties fo:font-size="10pt" style:font-size-asian="10pt" style:font-size-complex="10pt"/>
    </style:style>
    <style:style style:name="T41_11" style:family="text">
      <style:text-properties fo:font-size="10pt" style:font-size-asian="10pt" style:font-size-complex="10pt"/>
    </style:style>
    <style:style style:name="T41_12" style:family="text">
      <style:text-properties fo:font-size="10pt" style:font-size-asian="10pt" style:font-size-complex="10pt"/>
    </style:style>
    <style:style style:name="T41_13" style:family="text">
      <style:text-properties fo:font-size="10pt" style:font-size-asian="10pt" style:font-size-complex="10pt"/>
    </style:style>
    <style:style style:name="T41_14" style:family="text">
      <style:text-properties fo:font-size="10pt" style:font-size-asian="10pt" style:font-size-complex="10pt"/>
    </style:style>
    <style:style style:name="T41_15" style:family="text">
      <style:text-properties fo:font-size="10pt" style:font-size-asian="10pt" style:font-size-complex="10pt"/>
    </style:style>
    <style:style style:name="T41_16" style:family="text">
      <style:text-properties fo:font-size="10pt" style:font-size-asian="10pt" style:font-size-complex="10pt"/>
    </style:style>
    <style:style style:name="T41_17" style:family="text">
      <style:text-properties fo:font-size="10pt" style:font-size-asian="10pt" style:font-size-complex="10pt"/>
    </style:style>
    <style:style style:name="T41_18" style:family="text">
      <style:text-properties fo:font-size="10pt" style:font-size-asian="10pt" style:font-size-complex="10pt"/>
    </style:style>
    <style:style style:name="T41_19" style:family="text">
      <style:text-properties fo:font-size="10pt" style:font-size-asian="10pt" style:font-size-complex="10pt"/>
    </style:style>
    <style:style style:name="T41_20" style:family="text">
      <style:text-properties fo:font-size="10pt" style:font-size-asian="10pt" style:font-size-complex="10pt"/>
    </style:style>
    <style:style style:name="T41_21" style:family="text">
      <style:text-properties fo:font-size="10pt" style:font-size-asian="10pt" style:font-size-complex="10pt"/>
    </style:style>
    <style:style style:name="T41_22" style:family="text">
      <style:text-properties fo:font-size="10pt" style:font-size-asian="10pt" style:font-size-complex="10pt"/>
    </style:style>
    <style:style style:name="T41_23" style:family="text">
      <style:text-properties fo:font-size="10pt" style:font-size-asian="10pt" style:font-size-complex="10pt"/>
    </style:style>
    <style:style style:name="T41_24" style:family="text">
      <style:text-properties fo:font-size="10pt" style:font-size-asian="10pt" style:font-size-complex="10pt"/>
    </style:style>
    <style:style style:name="T41_25" style:family="text">
      <style:text-properties fo:font-size="10pt" style:font-size-asian="10pt" style:font-size-complex="10pt"/>
    </style:style>
    <style:style style:name="T41_26" style:family="text">
      <style:text-properties fo:font-size="10pt" style:font-size-asian="10pt" style:font-size-complex="10pt"/>
    </style:style>
    <style:style style:name="T41_27" style:family="text">
      <style:text-properties fo:font-size="10pt" style:font-size-asian="10pt" style:font-size-complex="10pt"/>
    </style:style>
    <style:style style:name="T41_28" style:family="text">
      <style:text-properties fo:font-size="10pt" style:font-size-asian="10pt" style:font-size-complex="10pt"/>
    </style:style>
    <style:style style:name="T41_29" style:family="text">
      <style:text-properties fo:font-size="10pt" style:font-size-asian="10pt" style:font-size-complex="10pt"/>
    </style:style>
    <style:style style:name="T41_30" style:family="text">
      <style:text-properties fo:font-size="10pt" style:font-size-asian="10pt" style:font-size-complex="10pt"/>
    </style:style>
    <style:style style:name="T41_31" style:family="text">
      <style:text-properties fo:font-size="10pt" style:font-size-asian="10pt" style:font-size-complex="10pt"/>
    </style:style>
    <style:style style:name="T41_32" style:family="text">
      <style:text-properties fo:font-size="10pt" style:font-size-asian="10pt" style:font-size-complex="10pt"/>
    </style:style>
    <style:style style:name="T41_33" style:family="text">
      <style:text-properties fo:font-size="10pt" style:font-size-asian="10pt" style:font-size-complex="10pt"/>
    </style:style>
    <style:style style:name="T41_34" style:family="text">
      <style:text-properties fo:font-size="10pt" style:font-size-asian="10pt" style:font-size-complex="10pt"/>
    </style:style>
    <style:style style:name="T41_35" style:family="text">
      <style:text-properties fo:font-size="10pt" style:font-size-asian="10pt" style:font-size-complex="10pt"/>
    </style:style>
    <style:style style:name="T41_36" style:family="text">
      <style:text-properties fo:font-size="10pt" style:font-size-asian="10pt" style:font-size-complex="10pt"/>
    </style:style>
    <style:style style:name="T41_37" style:family="text">
      <style:text-properties fo:font-size="10pt" style:font-size-asian="10pt" style:font-size-complex="10pt"/>
    </style:style>
    <style:style style:name="T41_38" style:family="text">
      <style:text-properties fo:font-size="10pt" style:font-size-asian="10pt" style:font-size-complex="10pt"/>
    </style:style>
    <style:style style:name="T41_39" style:family="text">
      <style:text-properties fo:font-size="10pt" style:font-size-asian="10pt" style:font-size-complex="10pt"/>
    </style:style>
    <style:style style:name="T41_40" style:family="text">
      <style:text-properties fo:font-size="10pt" style:font-size-asian="10pt" style:font-size-complex="10pt"/>
    </style:style>
    <style:style style:name="T41_41" style:family="text">
      <style:text-properties fo:font-size="10pt" style:font-size-asian="10pt" style:font-size-complex="10pt"/>
    </style:style>
    <style:style style:name="T41_42" style:family="text">
      <style:text-properties fo:font-size="10pt" style:font-size-asian="10pt" style:font-size-complex="10pt"/>
    </style:style>
    <style:style style:name="T41_43" style:family="text">
      <style:text-properties fo:font-size="10pt" style:font-size-asian="10pt" style:font-size-complex="10pt"/>
    </style:style>
    <style:style style:name="T41_44" style:family="text">
      <style:text-properties fo:font-size="10pt" style:font-size-asian="10pt" style:font-size-complex="10pt"/>
    </style:style>
    <style:style style:name="T41_45" style:family="text">
      <style:text-properties fo:font-size="10pt" style:font-size-asian="10pt" style:font-size-complex="10pt"/>
    </style:style>
    <style:style style:name="T41_46" style:family="text">
      <style:text-properties fo:font-size="10pt" style:font-size-asian="10pt" style:font-size-complex="10pt"/>
    </style:style>
    <style:style style:name="T41_47" style:family="text">
      <style:text-properties fo:font-size="10pt" style:font-size-asian="10pt" style:font-size-complex="10pt"/>
    </style:style>
    <style:style style:name="T41_48" style:family="text">
      <style:text-properties fo:font-size="10pt" style:font-size-asian="10pt" style:font-size-complex="10pt"/>
    </style:style>
    <style:style style:name="T41_49" style:family="text">
      <style:text-properties fo:font-size="10pt" style:font-size-asian="10pt" style:font-size-complex="10pt"/>
    </style:style>
    <style:style style:name="T41_50" style:family="text">
      <style:text-properties fo:font-size="10pt" style:font-size-asian="10pt" style:font-size-complex="10pt"/>
    </style:style>
    <style:style style:name="T41_51" style:family="text">
      <style:text-properties fo:font-size="10pt" style:font-size-asian="10pt" style:font-size-complex="10pt"/>
    </style:style>
    <style:style style:name="T41_52" style:family="text">
      <style:text-properties fo:font-size="10pt" style:font-size-asian="10pt" style:font-size-complex="10pt"/>
    </style:style>
    <style:style style:name="T41_53" style:family="text">
      <style:text-properties fo:font-size="10pt" style:font-size-asian="10pt" style:font-size-complex="10pt"/>
    </style:style>
    <style:style style:name="T41_54" style:family="text">
      <style:text-properties fo:font-size="10pt" style:font-size-asian="10pt" style:font-size-complex="10pt"/>
    </style:style>
    <style:style style:name="T41_55" style:family="text">
      <style:text-properties fo:font-size="10pt" style:font-size-asian="10pt" style:font-size-complex="10pt"/>
    </style:style>
    <style:style style:name="T41_56" style:family="text">
      <style:text-properties fo:font-size="10pt" style:font-size-asian="10pt" style:font-size-complex="10pt"/>
    </style:style>
    <style:style style:name="T41_57" style:family="text">
      <style:text-properties fo:font-size="10pt" style:font-size-asian="10pt" style:font-size-complex="10pt"/>
    </style:style>
    <style:style style:name="T41_58" style:family="text">
      <style:text-properties fo:font-size="10pt" style:font-size-asian="10pt" style:font-size-complex="10pt"/>
    </style:style>
    <style:style style:name="T41_59" style:family="text">
      <style:text-properties fo:font-size="10pt" style:font-size-asian="10pt" style:font-size-complex="10pt"/>
    </style:style>
    <style:style style:name="P42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43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44" style:family="paragraph" style:parent-style-name="Standard">
      <style:paragraph-properties fo:break-before="auto" fo:line-height="138%" style:writing-mode="lr-tb"/>
    </style:style>
    <style:style style:name="T44_1" style:family="text">
      <style:text-properties fo:font-size="10pt" style:font-size-asian="10pt" style:font-size-complex="10pt"/>
    </style:style>
    <style:style style:name="T44_2" style:family="text">
      <style:text-properties fo:font-size="10pt" style:font-size-asian="10pt" style:font-size-complex="10pt"/>
    </style:style>
    <style:style style:name="T44_3" style:family="text">
      <style:text-properties fo:font-size="10pt" style:font-size-asian="10pt" style:font-size-complex="10pt"/>
    </style:style>
    <style:style style:name="T44_4" style:family="text">
      <style:text-properties fo:font-size="10pt" style:font-size-asian="10pt" style:font-size-complex="10pt"/>
    </style:style>
    <style:style style:name="T44_5" style:family="text">
      <style:text-properties fo:font-size="10pt" style:font-size-asian="10pt" style:font-size-complex="10pt"/>
    </style:style>
    <style:style style:name="T44_6" style:family="text">
      <style:text-properties fo:font-size="10pt" style:font-size-asian="10pt" style:font-size-complex="10pt"/>
    </style:style>
    <style:style style:name="T44_7" style:family="text">
      <style:text-properties fo:font-size="10pt" style:font-size-asian="10pt" style:font-size-complex="10pt"/>
    </style:style>
    <style:style style:name="T44_8" style:family="text">
      <style:text-properties fo:font-size="10pt" style:font-size-asian="10pt" style:font-size-complex="10pt"/>
    </style:style>
    <style:style style:name="T44_9" style:family="text">
      <style:text-properties fo:font-size="10pt" style:font-size-asian="10pt" style:font-size-complex="10pt"/>
    </style:style>
    <style:style style:name="T44_10" style:family="text">
      <style:text-properties fo:font-size="10pt" style:font-size-asian="10pt" style:font-size-complex="10pt"/>
    </style:style>
    <style:style style:name="T44_11" style:family="text">
      <style:text-properties fo:font-size="10pt" style:font-size-asian="10pt" style:font-size-complex="10pt"/>
    </style:style>
    <style:style style:name="T44_12" style:family="text">
      <style:text-properties fo:font-size="10pt" style:font-size-asian="10pt" style:font-size-complex="10pt"/>
    </style:style>
    <style:style style:name="T44_13" style:family="text">
      <style:text-properties fo:font-size="10pt" style:font-size-asian="10pt" style:font-size-complex="10pt"/>
    </style:style>
    <style:style style:name="T44_14" style:family="text">
      <style:text-properties fo:font-size="10pt" style:font-size-asian="10pt" style:font-size-complex="10pt"/>
    </style:style>
    <style:style style:name="T44_15" style:family="text">
      <style:text-properties fo:font-size="10pt" style:font-size-asian="10pt" style:font-size-complex="10pt" fo:font-weight="bold" style:font-weight-asian="bold" style:font-weight-complex="bold"/>
    </style:style>
    <style:style style:name="T44_16" style:family="text">
      <style:text-properties fo:font-size="10pt" style:font-size-asian="10pt" style:font-size-complex="10pt" fo:font-weight="bold" style:font-weight-asian="bold" style:font-weight-complex="bold"/>
    </style:style>
    <style:style style:name="T44_17" style:family="text">
      <style:text-properties fo:font-size="10pt" style:font-size-asian="10pt" style:font-size-complex="10pt" fo:font-weight="bold" style:font-weight-asian="bold" style:font-weight-complex="bold"/>
    </style:style>
    <style:style style:name="T44_18" style:family="text">
      <style:text-properties fo:font-size="10pt" style:font-size-asian="10pt" style:font-size-complex="10pt" fo:font-weight="bold" style:font-weight-asian="bold" style:font-weight-complex="bold"/>
    </style:style>
    <style:style style:name="T44_19" style:family="text">
      <style:text-properties fo:font-size="10pt" style:font-size-asian="10pt" style:font-size-complex="10pt" fo:font-weight="bold" style:font-weight-asian="bold" style:font-weight-complex="bold"/>
    </style:style>
    <style:style style:name="T44_20" style:family="text">
      <style:text-properties fo:font-size="10pt" style:font-size-asian="10pt" style:font-size-complex="10pt" fo:font-weight="bold" style:font-weight-asian="bold" style:font-weight-complex="bold"/>
    </style:style>
    <style:style style:name="T44_21" style:family="text">
      <style:text-properties fo:font-size="10pt" style:font-size-asian="10pt" style:font-size-complex="10pt" fo:font-weight="bold" style:font-weight-asian="bold" style:font-weight-complex="bold"/>
    </style:style>
    <style:style style:name="P45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/>
    </style:style>
    <style:style style:name="P46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/>
    </style:style>
    <style:style style:name="P47" style:family="paragraph" style:parent-style-name="Standard">
      <style:paragraph-properties fo:break-before="auto" fo:line-height="138%" style:writing-mode="lr-tb"/>
    </style:style>
    <style:style style:name="T47_1" style:family="text">
      <style:text-properties fo:font-size="10pt" style:font-size-asian="10pt" style:font-size-complex="10pt" fo:font-weight="bold" style:font-weight-asian="bold" style:font-weight-complex="bold"/>
    </style:style>
    <style:style style:name="T47_2" style:family="text">
      <style:text-properties fo:font-size="10pt" style:font-size-asian="10pt" style:font-size-complex="10pt" fo:font-weight="bold" style:font-weight-asian="bold" style:font-weight-complex="bold"/>
    </style:style>
    <style:style style:name="T47_3" style:family="text">
      <style:text-properties fo:font-size="10pt" style:font-size-asian="10pt" style:font-size-complex="10pt" fo:font-weight="bold" style:font-weight-asian="bold" style:font-weight-complex="bold"/>
    </style:style>
    <style:style style:name="T47_4" style:family="text">
      <style:text-properties fo:font-size="10pt" style:font-size-asian="10pt" style:font-size-complex="10pt" fo:font-weight="bold" style:font-weight-asian="bold" style:font-weight-complex="bold"/>
    </style:style>
    <style:style style:name="T47_5" style:family="text">
      <style:text-properties fo:font-size="10pt" style:font-size-asian="10pt" style:font-size-complex="10pt" fo:font-weight="bold" style:font-weight-asian="bold" style:font-weight-complex="bold"/>
    </style:style>
    <style:style style:name="T47_6" style:family="text">
      <style:text-properties fo:font-size="10pt" style:font-size-asian="10pt" style:font-size-complex="10pt" fo:font-weight="bold" style:font-weight-asian="bold" style:font-weight-complex="bold"/>
    </style:style>
    <style:style style:name="T47_7" style:family="text">
      <style:text-properties fo:font-size="10pt" style:font-size-asian="10pt" style:font-size-complex="10pt" fo:font-weight="bold" style:font-weight-asian="bold" style:font-weight-complex="bold"/>
    </style:style>
    <style:style style:name="T47_8" style:family="text">
      <style:text-properties fo:font-size="10pt" style:font-size-asian="10pt" style:font-size-complex="10pt" fo:font-weight="bold" style:font-weight-asian="bold" style:font-weight-complex="bold"/>
    </style:style>
    <style:style style:name="T47_9" style:family="text">
      <style:text-properties fo:font-size="10pt" style:font-size-asian="10pt" style:font-size-complex="10pt" fo:font-weight="bold" style:font-weight-asian="bold" style:font-weight-complex="bold"/>
    </style:style>
    <style:style style:name="T47_10" style:family="text">
      <style:text-properties fo:font-size="10pt" style:font-size-asian="10pt" style:font-size-complex="10pt" fo:font-weight="bold" style:font-weight-asian="bold" style:font-weight-complex="bold"/>
    </style:style>
    <style:style style:name="T47_11" style:family="text">
      <style:text-properties fo:font-size="10pt" style:font-size-asian="10pt" style:font-size-complex="10pt" fo:font-weight="bold" style:font-weight-asian="bold" style:font-weight-complex="bold"/>
    </style:style>
    <style:style style:name="T47_12" style:family="text">
      <style:text-properties fo:font-size="10pt" style:font-size-asian="10pt" style:font-size-complex="10pt" fo:font-weight="bold" style:font-weight-asian="bold" style:font-weight-complex="bold"/>
    </style:style>
    <style:style style:name="T47_13" style:family="text">
      <style:text-properties fo:font-size="10pt" style:font-size-asian="10pt" style:font-size-complex="10pt" fo:font-weight="bold" style:font-weight-asian="bold" style:font-weight-complex="bold"/>
    </style:style>
    <style:style style:name="T47_14" style:family="text">
      <style:text-properties fo:font-size="10pt" style:font-size-asian="10pt" style:font-size-complex="10pt" fo:font-weight="bold" style:font-weight-asian="bold" style:font-weight-complex="bold"/>
    </style:style>
    <style:style style:name="T47_15" style:family="text">
      <style:text-properties fo:font-size="10pt" style:font-size-asian="10pt" style:font-size-complex="10pt" fo:font-weight="bold" style:font-weight-asian="bold" style:font-weight-complex="bold"/>
    </style:style>
    <style:style style:name="T47_16" style:family="text">
      <style:text-properties fo:font-size="10pt" style:font-size-asian="10pt" style:font-size-complex="10pt" fo:font-weight="bold" style:font-weight-asian="bold" style:font-weight-complex="bold"/>
    </style:style>
    <style:style style:name="T47_17" style:family="text">
      <style:text-properties fo:font-size="10pt" style:font-size-asian="10pt" style:font-size-complex="10pt" fo:font-weight="bold" style:font-weight-asian="bold" style:font-weight-complex="bold"/>
    </style:style>
    <style:style style:name="T47_18" style:family="text">
      <style:text-properties fo:font-size="10pt" style:font-size-asian="10pt" style:font-size-complex="10pt" fo:font-weight="bold" style:font-weight-asian="bold" style:font-weight-complex="bold"/>
    </style:style>
    <style:style style:name="T47_19" style:family="text">
      <style:text-properties fo:font-size="10pt" style:font-size-asian="10pt" style:font-size-complex="10pt" fo:font-weight="bold" style:font-weight-asian="bold" style:font-weight-complex="bold"/>
    </style:style>
    <style:style style:name="T47_20" style:family="text">
      <style:text-properties fo:font-size="10pt" style:font-size-asian="10pt" style:font-size-complex="10pt" fo:font-weight="bold" style:font-weight-asian="bold" style:font-weight-complex="bold"/>
    </style:style>
    <style:style style:name="T47_21" style:family="text">
      <style:text-properties fo:font-size="10pt" style:font-size-asian="10pt" style:font-size-complex="10pt" fo:font-weight="bold" style:font-weight-asian="bold" style:font-weight-complex="bold"/>
    </style:style>
    <style:style style:name="T47_22" style:family="text">
      <style:text-properties fo:font-size="10pt" style:font-size-asian="10pt" style:font-size-complex="10pt" fo:font-weight="bold" style:font-weight-asian="bold" style:font-weight-complex="bold"/>
    </style:style>
    <style:style style:name="T47_23" style:family="text">
      <style:text-properties fo:font-size="10pt" style:font-size-asian="10pt" style:font-size-complex="10pt" fo:font-weight="bold" style:font-weight-asian="bold" style:font-weight-complex="bold"/>
    </style:style>
    <style:style style:name="T47_24" style:family="text">
      <style:text-properties fo:font-size="10pt" style:font-size-asian="10pt" style:font-size-complex="10pt" fo:font-weight="bold" style:font-weight-asian="bold" style:font-weight-complex="bold"/>
    </style:style>
    <style:style style:name="T47_25" style:family="text">
      <style:text-properties fo:font-size="10pt" style:font-size-asian="10pt" style:font-size-complex="10pt" fo:font-weight="bold" style:font-weight-asian="bold" style:font-weight-complex="bold"/>
    </style:style>
    <style:style style:name="T47_26" style:family="text">
      <style:text-properties fo:font-size="10pt" style:font-size-asian="10pt" style:font-size-complex="10pt" fo:font-weight="bold" style:font-weight-asian="bold" style:font-weight-complex="bold"/>
    </style:style>
    <style:style style:name="T47_27" style:family="text">
      <style:text-properties fo:font-size="10pt" style:font-size-asian="10pt" style:font-size-complex="10pt" fo:font-weight="bold" style:font-weight-asian="bold" style:font-weight-complex="bold"/>
    </style:style>
    <style:style style:name="T47_28" style:family="text">
      <style:text-properties fo:font-size="10pt" style:font-size-asian="10pt" style:font-size-complex="10pt" fo:font-weight="bold" style:font-weight-asian="bold" style:font-weight-complex="bold"/>
    </style:style>
    <style:style style:name="T47_29" style:family="text">
      <style:text-properties fo:font-size="10pt" style:font-size-asian="10pt" style:font-size-complex="10pt" fo:font-weight="bold" style:font-weight-asian="bold" style:font-weight-complex="bold"/>
    </style:style>
    <style:style style:name="T47_30" style:family="text">
      <style:text-properties fo:font-size="10pt" style:font-size-asian="10pt" style:font-size-complex="10pt" fo:font-weight="bold" style:font-weight-asian="bold" style:font-weight-complex="bold"/>
    </style:style>
    <style:style style:name="T47_31" style:family="text">
      <style:text-properties fo:font-size="10pt" style:font-size-asian="10pt" style:font-size-complex="10pt" fo:font-weight="bold" style:font-weight-asian="bold" style:font-weight-complex="bold"/>
    </style:style>
    <style:style style:name="T47_32" style:family="text">
      <style:text-properties fo:font-size="10pt" style:font-size-asian="10pt" style:font-size-complex="10pt" fo:font-weight="bold" style:font-weight-asian="bold" style:font-weight-complex="bold"/>
    </style:style>
    <style:style style:name="T47_33" style:family="text">
      <style:text-properties fo:font-size="10pt" style:font-size-asian="10pt" style:font-size-complex="10pt" fo:font-weight="bold" style:font-weight-asian="bold" style:font-weight-complex="bold"/>
    </style:style>
    <style:style style:name="T47_34" style:family="text">
      <style:text-properties fo:font-size="10pt" style:font-size-asian="10pt" style:font-size-complex="10pt" fo:font-weight="bold" style:font-weight-asian="bold" style:font-weight-complex="bold"/>
    </style:style>
    <style:style style:name="T47_35" style:family="text">
      <style:text-properties fo:font-size="10pt" style:font-size-asian="10pt" style:font-size-complex="10pt" fo:font-weight="bold" style:font-weight-asian="bold" style:font-weight-complex="bold"/>
    </style:style>
    <style:style style:name="T47_36" style:family="text">
      <style:text-properties fo:font-size="10pt" style:font-size-asian="10pt" style:font-size-complex="10pt" fo:font-weight="bold" style:font-weight-asian="bold" style:font-weight-complex="bold"/>
    </style:style>
    <style:style style:name="T47_37" style:family="text">
      <style:text-properties fo:font-size="10pt" style:font-size-asian="10pt" style:font-size-complex="10pt" fo:font-weight="bold" style:font-weight-asian="bold" style:font-weight-complex="bold"/>
    </style:style>
    <style:style style:name="T47_38" style:family="text">
      <style:text-properties fo:font-size="10pt" style:font-size-asian="10pt" style:font-size-complex="10pt" fo:font-weight="bold" style:font-weight-asian="bold" style:font-weight-complex="bold"/>
    </style:style>
    <style:style style:name="T47_39" style:family="text">
      <style:text-properties fo:font-size="10pt" style:font-size-asian="10pt" style:font-size-complex="10pt" fo:font-weight="bold" style:font-weight-asian="bold" style:font-weight-complex="bold"/>
    </style:style>
    <style:style style:name="T47_40" style:family="text">
      <style:text-properties fo:font-size="10pt" style:font-size-asian="10pt" style:font-size-complex="10pt" fo:font-weight="bold" style:font-weight-asian="bold" style:font-weight-complex="bold"/>
    </style:style>
    <style:style style:name="T47_41" style:family="text">
      <style:text-properties fo:font-size="10pt" style:font-size-asian="10pt" style:font-size-complex="10pt" fo:font-weight="bold" style:font-weight-asian="bold" style:font-weight-complex="bold"/>
    </style:style>
    <style:style style:name="T47_42" style:family="text">
      <style:text-properties fo:font-size="10pt" style:font-size-asian="10pt" style:font-size-complex="10pt" fo:font-weight="bold" style:font-weight-asian="bold" style:font-weight-complex="bold"/>
    </style:style>
    <style:style style:name="T47_43" style:family="text">
      <style:text-properties fo:font-size="10pt" style:font-size-asian="10pt" style:font-size-complex="10pt" fo:font-weight="bold" style:font-weight-asian="bold" style:font-weight-complex="bold"/>
    </style:style>
    <style:style style:name="T47_44" style:family="text">
      <style:text-properties fo:font-size="10pt" style:font-size-asian="10pt" style:font-size-complex="10pt" fo:font-weight="bold" style:font-weight-asian="bold" style:font-weight-complex="bold"/>
    </style:style>
    <style:style style:name="T47_45" style:family="text">
      <style:text-properties fo:font-size="10pt" style:font-size-asian="10pt" style:font-size-complex="10pt" fo:font-weight="bold" style:font-weight-asian="bold" style:font-weight-complex="bold"/>
    </style:style>
    <style:style style:name="T47_46" style:family="text">
      <style:text-properties fo:font-size="10pt" style:font-size-asian="10pt" style:font-size-complex="10pt" fo:font-weight="bold" style:font-weight-asian="bold" style:font-weight-complex="bold"/>
    </style:style>
    <style:style style:name="T47_47" style:family="text">
      <style:text-properties fo:font-size="10pt" style:font-size-asian="10pt" style:font-size-complex="10pt" fo:font-weight="bold" style:font-weight-asian="bold" style:font-weight-complex="bold"/>
    </style:style>
    <style:style style:name="T47_48" style:family="text">
      <style:text-properties fo:font-size="10pt" style:font-size-asian="10pt" style:font-size-complex="10pt" fo:font-weight="bold" style:font-weight-asian="bold" style:font-weight-complex="bold"/>
    </style:style>
    <style:style style:name="T47_49" style:family="text">
      <style:text-properties fo:font-size="10pt" style:font-size-asian="10pt" style:font-size-complex="10pt" fo:font-weight="bold" style:font-weight-asian="bold" style:font-weight-complex="bold"/>
    </style:style>
    <style:style style:name="P48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/>
    </style:style>
    <style:style style:name="P49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/>
    </style:style>
    <style:style style:name="P50" style:family="paragraph" style:parent-style-name="Standard">
      <style:paragraph-properties fo:break-before="auto" fo:line-height="138%" style:writing-mode="lr-tb"/>
    </style:style>
    <style:style style:name="T50_1" style:family="text">
      <style:text-properties fo:font-size="10pt" style:font-size-asian="10pt" style:font-size-complex="10pt"/>
    </style:style>
    <style:style style:name="T50_2" style:family="text">
      <style:text-properties fo:font-size="10pt" style:font-size-asian="10pt" style:font-size-complex="10pt"/>
    </style:style>
    <style:style style:name="T50_3" style:family="text">
      <style:text-properties fo:font-size="10pt" style:font-size-asian="10pt" style:font-size-complex="10pt"/>
    </style:style>
    <style:style style:name="T50_4" style:family="text">
      <style:text-properties fo:font-size="10pt" style:font-size-asian="10pt" style:font-size-complex="10pt"/>
    </style:style>
    <style:style style:name="T50_5" style:family="text">
      <style:text-properties fo:font-size="10pt" style:font-size-asian="10pt" style:font-size-complex="10pt"/>
    </style:style>
    <style:style style:name="T50_6" style:family="text">
      <style:text-properties fo:font-size="10pt" style:font-size-asian="10pt" style:font-size-complex="10pt"/>
    </style:style>
    <style:style style:name="T50_7" style:family="text">
      <style:text-properties fo:font-size="10pt" style:font-size-asian="10pt" style:font-size-complex="10pt"/>
    </style:style>
    <style:style style:name="T50_8" style:family="text">
      <style:text-properties fo:font-size="10pt" style:font-size-asian="10pt" style:font-size-complex="10pt"/>
    </style:style>
    <style:style style:name="T50_9" style:family="text">
      <style:text-properties fo:font-size="10pt" style:font-size-asian="10pt" style:font-size-complex="10pt"/>
    </style:style>
    <style:style style:name="T50_10" style:family="text">
      <style:text-properties fo:font-size="10pt" style:font-size-asian="10pt" style:font-size-complex="10pt"/>
    </style:style>
    <style:style style:name="T50_11" style:family="text">
      <style:text-properties fo:font-size="10pt" style:font-size-asian="10pt" style:font-size-complex="10pt"/>
    </style:style>
    <style:style style:name="T50_12" style:family="text">
      <style:text-properties fo:font-size="10pt" style:font-size-asian="10pt" style:font-size-complex="10pt"/>
    </style:style>
    <style:style style:name="T50_13" style:family="text">
      <style:text-properties fo:font-size="10pt" style:font-size-asian="10pt" style:font-size-complex="10pt"/>
    </style:style>
    <style:style style:name="T50_14" style:family="text">
      <style:text-properties fo:font-size="10pt" style:font-size-asian="10pt" style:font-size-complex="10pt"/>
    </style:style>
    <style:style style:name="T50_15" style:family="text">
      <style:text-properties fo:font-size="10pt" style:font-size-asian="10pt" style:font-size-complex="10pt"/>
    </style:style>
    <style:style style:name="T50_16" style:family="text">
      <style:text-properties fo:font-size="10pt" style:font-size-asian="10pt" style:font-size-complex="10pt"/>
    </style:style>
    <style:style style:name="T50_17" style:family="text">
      <style:text-properties fo:font-size="10pt" style:font-size-asian="10pt" style:font-size-complex="10pt"/>
    </style:style>
    <style:style style:name="T50_18" style:family="text">
      <style:text-properties fo:font-size="10pt" style:font-size-asian="10pt" style:font-size-complex="10pt"/>
    </style:style>
    <style:style style:name="T50_19" style:family="text">
      <style:text-properties fo:font-size="10pt" style:font-size-asian="10pt" style:font-size-complex="10pt"/>
    </style:style>
    <style:style style:name="T50_20" style:family="text">
      <style:text-properties fo:font-size="10pt" style:font-size-asian="10pt" style:font-size-complex="10pt"/>
    </style:style>
    <style:style style:name="T50_21" style:family="text">
      <style:text-properties fo:font-size="10pt" style:font-size-asian="10pt" style:font-size-complex="10pt"/>
    </style:style>
    <style:style style:name="T50_22" style:family="text">
      <style:text-properties fo:font-size="10pt" style:font-size-asian="10pt" style:font-size-complex="10pt"/>
    </style:style>
    <style:style style:name="T50_23" style:family="text">
      <style:text-properties fo:font-size="10pt" style:font-size-asian="10pt" style:font-size-complex="10pt"/>
    </style:style>
    <style:style style:name="T50_24" style:family="text">
      <style:text-properties fo:font-size="10pt" style:font-size-asian="10pt" style:font-size-complex="10pt"/>
    </style:style>
    <style:style style:name="T50_25" style:family="text">
      <style:text-properties fo:font-size="10pt" style:font-size-asian="10pt" style:font-size-complex="10pt"/>
    </style:style>
    <style:style style:name="T50_26" style:family="text">
      <style:text-properties fo:font-size="10pt" style:font-size-asian="10pt" style:font-size-complex="10pt"/>
    </style:style>
    <style:style style:name="T50_27" style:family="text">
      <style:text-properties fo:font-size="10pt" style:font-size-asian="10pt" style:font-size-complex="10pt"/>
    </style:style>
    <style:style style:name="T50_28" style:family="text">
      <style:text-properties fo:font-size="10pt" style:font-size-asian="10pt" style:font-size-complex="10pt"/>
    </style:style>
    <style:style style:name="T50_29" style:family="text">
      <style:text-properties fo:font-size="10pt" style:font-size-asian="10pt" style:font-size-complex="10pt"/>
    </style:style>
    <style:style style:name="T50_30" style:family="text">
      <style:text-properties fo:font-size="10pt" style:font-size-asian="10pt" style:font-size-complex="10pt"/>
    </style:style>
    <style:style style:name="T50_31" style:family="text">
      <style:text-properties fo:font-size="10pt" style:font-size-asian="10pt" style:font-size-complex="10pt"/>
    </style:style>
    <style:style style:name="T50_32" style:family="text">
      <style:text-properties fo:font-size="10pt" style:font-size-asian="10pt" style:font-size-complex="10pt"/>
    </style:style>
    <style:style style:name="T50_33" style:family="text">
      <style:text-properties fo:font-size="10pt" style:font-size-asian="10pt" style:font-size-complex="10pt"/>
    </style:style>
    <style:style style:name="T50_34" style:family="text">
      <style:text-properties fo:font-size="10pt" style:font-size-asian="10pt" style:font-size-complex="10pt"/>
    </style:style>
    <style:style style:name="T50_35" style:family="text">
      <style:text-properties fo:font-size="10pt" style:font-size-asian="10pt" style:font-size-complex="10pt"/>
    </style:style>
    <style:style style:name="T50_36" style:family="text">
      <style:text-properties fo:font-size="10pt" style:font-size-asian="10pt" style:font-size-complex="10pt"/>
    </style:style>
    <style:style style:name="T50_37" style:family="text">
      <style:text-properties fo:font-size="10pt" style:font-size-asian="10pt" style:font-size-complex="10pt"/>
    </style:style>
    <style:style style:name="T50_38" style:family="text">
      <style:text-properties fo:font-size="10pt" style:font-size-asian="10pt" style:font-size-complex="10pt"/>
    </style:style>
    <style:style style:name="T50_39" style:family="text">
      <style:text-properties fo:font-size="10pt" style:font-size-asian="10pt" style:font-size-complex="10pt"/>
    </style:style>
    <style:style style:name="T50_40" style:family="text">
      <style:text-properties fo:font-size="10pt" style:font-size-asian="10pt" style:font-size-complex="10pt"/>
    </style:style>
    <style:style style:name="T50_41" style:family="text">
      <style:text-properties fo:font-size="10pt" style:font-size-asian="10pt" style:font-size-complex="10pt"/>
    </style:style>
    <style:style style:name="T50_42" style:family="text">
      <style:text-properties fo:font-size="10pt" style:font-size-asian="10pt" style:font-size-complex="10pt"/>
    </style:style>
    <style:style style:name="T50_43" style:family="text">
      <style:text-properties fo:font-size="10pt" style:font-size-asian="10pt" style:font-size-complex="10pt"/>
    </style:style>
    <style:style style:name="T50_44" style:family="text">
      <style:text-properties fo:font-size="10pt" style:font-size-asian="10pt" style:font-size-complex="10pt"/>
    </style:style>
    <style:style style:name="T50_45" style:family="text">
      <style:text-properties fo:font-size="10pt" style:font-size-asian="10pt" style:font-size-complex="10pt"/>
    </style:style>
    <style:style style:name="T50_46" style:family="text">
      <style:text-properties fo:font-size="10pt" style:font-size-asian="10pt" style:font-size-complex="10pt"/>
    </style:style>
    <style:style style:name="T50_47" style:family="text">
      <style:text-properties fo:font-size="10pt" style:font-size-asian="10pt" style:font-size-complex="10pt"/>
    </style:style>
    <style:style style:name="T50_48" style:family="text">
      <style:text-properties fo:font-size="10pt" style:font-size-asian="10pt" style:font-size-complex="10pt"/>
    </style:style>
    <style:style style:name="T50_49" style:family="text">
      <style:text-properties fo:font-size="10pt" style:font-size-asian="10pt" style:font-size-complex="10pt"/>
    </style:style>
    <style:style style:name="T50_50" style:family="text">
      <style:text-properties fo:font-size="10pt" style:font-size-asian="10pt" style:font-size-complex="10pt"/>
    </style:style>
    <style:style style:name="T50_51" style:family="text">
      <style:text-properties fo:font-size="10pt" style:font-size-asian="10pt" style:font-size-complex="10pt"/>
    </style:style>
    <style:style style:name="T50_52" style:family="text">
      <style:text-properties fo:font-size="10pt" style:font-size-asian="10pt" style:font-size-complex="10pt"/>
    </style:style>
    <style:style style:name="T50_53" style:family="text">
      <style:text-properties fo:font-size="10pt" style:font-size-asian="10pt" style:font-size-complex="10pt"/>
    </style:style>
    <style:style style:name="T50_54" style:family="text">
      <style:text-properties fo:font-size="10pt" style:font-size-asian="10pt" style:font-size-complex="10pt"/>
    </style:style>
    <style:style style:name="T50_55" style:family="text">
      <style:text-properties fo:font-size="10pt" style:font-size-asian="10pt" style:font-size-complex="10pt"/>
    </style:style>
    <style:style style:name="T50_56" style:family="text">
      <style:text-properties fo:font-size="10pt" style:font-size-asian="10pt" style:font-size-complex="10pt"/>
    </style:style>
    <style:style style:name="T50_57" style:family="text">
      <style:text-properties fo:font-size="10pt" style:font-size-asian="10pt" style:font-size-complex="10pt"/>
    </style:style>
    <style:style style:name="T50_58" style:family="text">
      <style:text-properties fo:font-size="10pt" style:font-size-asian="10pt" style:font-size-complex="10pt"/>
    </style:style>
    <style:style style:name="T50_59" style:family="text">
      <style:text-properties fo:font-size="10pt" style:font-size-asian="10pt" style:font-size-complex="10pt"/>
    </style:style>
    <style:style style:name="T50_60" style:family="text">
      <style:text-properties fo:font-size="10pt" style:font-size-asian="10pt" style:font-size-complex="10pt"/>
    </style:style>
    <style:style style:name="T50_61" style:family="text">
      <style:text-properties fo:font-size="10pt" style:font-size-asian="10pt" style:font-size-complex="10pt"/>
    </style:style>
    <style:style style:name="T50_62" style:family="text">
      <style:text-properties fo:font-size="10pt" style:font-size-asian="10pt" style:font-size-complex="10pt"/>
    </style:style>
    <style:style style:name="T50_63" style:family="text">
      <style:text-properties fo:font-size="10pt" style:font-size-asian="10pt" style:font-size-complex="10pt"/>
    </style:style>
    <style:style style:name="T50_64" style:family="text">
      <style:text-properties fo:font-size="10pt" style:font-size-asian="10pt" style:font-size-complex="10pt"/>
    </style:style>
    <style:style style:name="T50_65" style:family="text">
      <style:text-properties fo:font-size="10pt" style:font-size-asian="10pt" style:font-size-complex="10pt"/>
    </style:style>
    <style:style style:name="T50_66" style:family="text">
      <style:text-properties fo:font-size="10pt" style:font-size-asian="10pt" style:font-size-complex="10pt"/>
    </style:style>
    <style:style style:name="T50_67" style:family="text">
      <style:text-properties fo:font-size="10pt" style:font-size-asian="10pt" style:font-size-complex="10pt"/>
    </style:style>
    <style:style style:name="T50_68" style:family="text">
      <style:text-properties fo:font-size="10pt" style:font-size-asian="10pt" style:font-size-complex="10pt"/>
    </style:style>
    <style:style style:name="T50_69" style:family="text">
      <style:text-properties fo:font-size="10pt" style:font-size-asian="10pt" style:font-size-complex="10pt"/>
    </style:style>
    <style:style style:name="T50_70" style:family="text">
      <style:text-properties fo:font-size="10pt" style:font-size-asian="10pt" style:font-size-complex="10pt"/>
    </style:style>
    <style:style style:name="T50_71" style:family="text">
      <style:text-properties fo:font-size="10pt" style:font-size-asian="10pt" style:font-size-complex="10pt"/>
    </style:style>
    <style:style style:name="T50_72" style:family="text">
      <style:text-properties fo:font-size="10pt" style:font-size-asian="10pt" style:font-size-complex="10pt"/>
    </style:style>
    <style:style style:name="T50_73" style:family="text">
      <style:text-properties fo:font-size="10pt" style:font-size-asian="10pt" style:font-size-complex="10pt"/>
    </style:style>
    <style:style style:name="T50_74" style:family="text">
      <style:text-properties fo:font-size="10pt" style:font-size-asian="10pt" style:font-size-complex="10pt"/>
    </style:style>
    <style:style style:name="T50_75" style:family="text">
      <style:text-properties fo:font-size="10pt" style:font-size-asian="10pt" style:font-size-complex="10pt"/>
    </style:style>
    <style:style style:name="T50_76" style:family="text">
      <style:text-properties fo:font-size="10pt" style:font-size-asian="10pt" style:font-size-complex="10pt"/>
    </style:style>
    <style:style style:name="T50_77" style:family="text">
      <style:text-properties fo:font-size="10pt" style:font-size-asian="10pt" style:font-size-complex="10pt"/>
    </style:style>
    <style:style style:name="T50_78" style:family="text">
      <style:text-properties fo:font-size="10pt" style:font-size-asian="10pt" style:font-size-complex="10pt"/>
    </style:style>
    <style:style style:name="T50_79" style:family="text">
      <style:text-properties fo:font-size="10pt" style:font-size-asian="10pt" style:font-size-complex="10pt"/>
    </style:style>
    <style:style style:name="T50_80" style:family="text">
      <style:text-properties fo:font-size="10pt" style:font-size-asian="10pt" style:font-size-complex="10pt"/>
    </style:style>
    <style:style style:name="T50_81" style:family="text">
      <style:text-properties fo:font-size="10pt" style:font-size-asian="10pt" style:font-size-complex="10pt"/>
    </style:style>
    <style:style style:name="T50_82" style:family="text">
      <style:text-properties fo:font-size="10pt" style:font-size-asian="10pt" style:font-size-complex="10pt"/>
    </style:style>
    <style:style style:name="T50_83" style:family="text">
      <style:text-properties fo:font-size="10pt" style:font-size-asian="10pt" style:font-size-complex="10pt"/>
    </style:style>
    <style:style style:name="P51" style:family="paragraph" style:parent-style-name="Standard">
      <style:paragraph-properties fo:break-before="auto" fo:line-height="138%" style:writing-mode="lr-tb"/>
      <style:text-properties fo:font-size="10pt" style:font-size-asian="10pt" style:font-size-complex="10pt"/>
    </style:style>
    <style:style style:name="P52" style:family="paragraph" style:parent-style-name="Standard">
      <style:paragraph-properties fo:break-before="auto" fo:line-height="138%" style:writing-mode="lr-tb"/>
    </style:style>
    <style:style style:name="T52_1" style:family="text">
      <style:text-properties fo:font-size="10pt" style:font-size-asian="10pt" style:font-size-complex="10pt"/>
    </style:style>
    <style:style style:name="T52_2" style:family="text">
      <style:text-properties fo:font-size="10pt" style:font-size-asian="10pt" style:font-size-complex="10pt"/>
    </style:style>
    <style:style style:name="T52_3" style:family="text">
      <style:text-properties fo:font-size="10pt" style:font-size-asian="10pt" style:font-size-complex="10pt"/>
    </style:style>
    <style:style style:name="T52_4" style:family="text">
      <style:text-properties fo:font-size="10pt" style:font-size-asian="10pt" style:font-size-complex="10pt"/>
    </style:style>
    <style:style style:name="T52_5" style:family="text">
      <style:text-properties fo:font-size="10pt" style:font-size-asian="10pt" style:font-size-complex="10pt"/>
    </style:style>
    <style:style style:name="T52_6" style:family="text">
      <style:text-properties fo:font-size="10pt" style:font-size-asian="10pt" style:font-size-complex="10pt"/>
    </style:style>
    <style:style style:name="T52_7" style:family="text">
      <style:text-properties fo:font-size="10pt" style:font-size-asian="10pt" style:font-size-complex="10pt"/>
    </style:style>
    <style:style style:name="T52_8" style:family="text">
      <style:text-properties fo:font-size="10pt" style:font-size-asian="10pt" style:font-size-complex="10pt"/>
    </style:style>
    <style:style style:name="T52_9" style:family="text">
      <style:text-properties fo:font-size="10pt" style:font-size-asian="10pt" style:font-size-complex="10pt"/>
    </style:style>
    <style:style style:name="T52_10" style:family="text">
      <style:text-properties fo:font-size="10pt" style:font-size-asian="10pt" style:font-size-complex="10pt"/>
    </style:style>
    <style:style style:name="T52_11" style:family="text">
      <style:text-properties fo:font-size="10pt" style:font-size-asian="10pt" style:font-size-complex="10pt"/>
    </style:style>
    <style:style style:name="T52_12" style:family="text">
      <style:text-properties fo:font-size="10pt" style:font-size-asian="10pt" style:font-size-complex="10pt"/>
    </style:style>
    <style:style style:name="T52_13" style:family="text">
      <style:text-properties fo:font-size="10pt" style:font-size-asian="10pt" style:font-size-complex="10pt"/>
    </style:style>
    <style:style style:name="T52_14" style:family="text">
      <style:text-properties fo:font-size="10pt" style:font-size-asian="10pt" style:font-size-complex="10pt"/>
    </style:style>
    <style:style style:name="T52_15" style:family="text">
      <style:text-properties fo:font-size="10pt" style:font-size-asian="10pt" style:font-size-complex="10pt"/>
    </style:style>
    <style:style style:name="T52_16" style:family="text">
      <style:text-properties fo:font-size="10pt" style:font-size-asian="10pt" style:font-size-complex="10pt"/>
    </style:style>
    <style:style style:name="T52_17" style:family="text">
      <style:text-properties fo:font-size="10pt" style:font-size-asian="10pt" style:font-size-complex="10pt"/>
    </style:style>
    <style:style style:name="T52_18" style:family="text">
      <style:text-properties fo:font-size="10pt" style:font-size-asian="10pt" style:font-size-complex="10pt"/>
    </style:style>
    <style:style style:name="T52_19" style:family="text">
      <style:text-properties fo:font-size="10pt" style:font-size-asian="10pt" style:font-size-complex="10pt"/>
    </style:style>
    <style:style style:name="T52_20" style:family="text">
      <style:text-properties fo:font-size="10pt" style:font-size-asian="10pt" style:font-size-complex="10pt"/>
    </style:style>
    <style:style style:name="T52_21" style:family="text">
      <style:text-properties fo:font-size="10pt" style:font-size-asian="10pt" style:font-size-complex="10pt"/>
    </style:style>
    <style:style style:name="T52_22" style:family="text">
      <style:text-properties fo:font-size="10pt" style:font-size-asian="10pt" style:font-size-complex="10pt"/>
    </style:style>
    <style:style style:name="T52_23" style:family="text">
      <style:text-properties fo:font-size="10pt" style:font-size-asian="10pt" style:font-size-complex="10pt"/>
    </style:style>
    <style:style style:name="T52_24" style:family="text">
      <style:text-properties fo:font-size="10pt" style:font-size-asian="10pt" style:font-size-complex="10pt"/>
    </style:style>
    <style:style style:name="T52_25" style:family="text">
      <style:text-properties fo:font-size="10pt" style:font-size-asian="10pt" style:font-size-complex="10pt"/>
    </style:style>
    <style:style style:name="T52_26" style:family="text">
      <style:text-properties fo:font-size="10pt" style:font-size-asian="10pt" style:font-size-complex="10pt"/>
    </style:style>
    <style:style style:name="T52_27" style:family="text">
      <style:text-properties fo:font-size="10pt" style:font-size-asian="10pt" style:font-size-complex="10pt"/>
    </style:style>
    <style:style style:name="T52_28" style:family="text">
      <style:text-properties fo:font-size="10pt" style:font-size-asian="10pt" style:font-size-complex="10pt"/>
    </style:style>
    <style:style style:name="T52_29" style:family="text">
      <style:text-properties fo:font-size="10pt" style:font-size-asian="10pt" style:font-size-complex="10pt"/>
    </style:style>
    <style:style style:name="T52_30" style:family="text">
      <style:text-properties fo:font-size="10pt" style:font-size-asian="10pt" style:font-size-complex="10pt"/>
    </style:style>
    <style:style style:name="T52_31" style:family="text">
      <style:text-properties fo:font-size="10pt" style:font-size-asian="10pt" style:font-size-complex="10pt"/>
    </style:style>
    <style:style style:name="T52_32" style:family="text">
      <style:text-properties fo:font-size="10pt" style:font-size-asian="10pt" style:font-size-complex="10pt"/>
    </style:style>
    <style:style style:name="T52_33" style:family="text">
      <style:text-properties fo:font-size="10pt" style:font-size-asian="10pt" style:font-size-complex="10pt"/>
    </style:style>
    <style:style style:name="T52_34" style:family="text">
      <style:text-properties fo:font-size="10pt" style:font-size-asian="10pt" style:font-size-complex="10pt"/>
    </style:style>
    <style:style style:name="T52_35" style:family="text">
      <style:text-properties fo:font-size="10pt" style:font-size-asian="10pt" style:font-size-complex="10pt"/>
    </style:style>
    <style:style style:name="T52_36" style:family="text">
      <style:text-properties fo:font-size="10pt" style:font-size-asian="10pt" style:font-size-complex="10pt"/>
    </style:style>
    <style:style style:name="T52_37" style:family="text">
      <style:text-properties fo:font-size="10pt" style:font-size-asian="10pt" style:font-size-complex="10pt"/>
    </style:style>
    <style:style style:name="T52_38" style:family="text">
      <style:text-properties fo:font-size="10pt" style:font-size-asian="10pt" style:font-size-complex="10pt"/>
    </style:style>
    <style:style style:name="T52_39" style:family="text">
      <style:text-properties fo:font-size="10pt" style:font-size-asian="10pt" style:font-size-complex="10pt"/>
    </style:style>
    <style:style style:name="T52_40" style:family="text">
      <style:text-properties fo:font-size="10pt" style:font-size-asian="10pt" style:font-size-complex="10pt"/>
    </style:style>
    <style:style style:name="T52_41" style:family="text">
      <style:text-properties fo:font-size="10pt" style:font-size-asian="10pt" style:font-size-complex="10pt"/>
    </style:style>
    <style:style style:name="T52_42" style:family="text">
      <style:text-properties fo:font-size="10pt" style:font-size-asian="10pt" style:font-size-complex="10pt"/>
    </style:style>
    <style:style style:name="T52_43" style:family="text">
      <style:text-properties fo:font-size="10pt" style:font-size-asian="10pt" style:font-size-complex="10pt"/>
    </style:style>
    <style:style style:name="T52_44" style:family="text">
      <style:text-properties fo:font-size="10pt" style:font-size-asian="10pt" style:font-size-complex="10pt"/>
    </style:style>
    <style:style style:name="T52_45" style:family="text">
      <style:text-properties fo:font-size="10pt" style:font-size-asian="10pt" style:font-size-complex="10pt"/>
    </style:style>
    <style:style style:name="T52_46" style:family="text">
      <style:text-properties fo:font-size="10pt" style:font-size-asian="10pt" style:font-size-complex="10pt"/>
    </style:style>
    <style:style style:name="T52_47" style:family="text">
      <style:text-properties fo:font-size="10pt" style:font-size-asian="10pt" style:font-size-complex="10pt"/>
    </style:style>
    <style:style style:name="T52_48" style:family="text">
      <style:text-properties fo:font-size="10pt" style:font-size-asian="10pt" style:font-size-complex="10pt"/>
    </style:style>
    <style:style style:name="T52_49" style:family="text">
      <style:text-properties fo:font-size="10pt" style:font-size-asian="10pt" style:font-size-complex="10pt"/>
    </style:style>
    <style:style style:name="T52_50" style:family="text">
      <style:text-properties fo:font-size="10pt" style:font-size-asian="10pt" style:font-size-complex="10pt"/>
    </style:style>
    <style:style style:name="T52_51" style:family="text">
      <style:text-properties fo:font-size="10pt" style:font-size-asian="10pt" style:font-size-complex="10pt"/>
    </style:style>
    <style:style style:name="T52_52" style:family="text">
      <style:text-properties fo:font-size="10pt" style:font-size-asian="10pt" style:font-size-complex="10pt"/>
    </style:style>
    <style:style style:name="T52_53" style:family="text">
      <style:text-properties fo:font-size="10pt" style:font-size-asian="10pt" style:font-size-complex="10pt"/>
    </style:style>
    <style:style style:name="P53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54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55" style:family="paragraph" style:parent-style-name="Standard">
      <style:paragraph-properties fo:break-before="auto" fo:line-height="138%" style:writing-mode="lr-tb"/>
    </style:style>
    <style:style style:name="T55_1" style:family="text">
      <style:text-properties fo:font-size="10pt" style:font-size-asian="10pt" style:font-size-complex="10pt"/>
    </style:style>
    <style:style style:name="T55_2" style:family="text">
      <style:text-properties fo:font-size="10pt" style:font-size-asian="10pt" style:font-size-complex="10pt"/>
    </style:style>
    <style:style style:name="T55_3" style:family="text">
      <style:text-properties fo:font-size="10pt" style:font-size-asian="10pt" style:font-size-complex="10pt"/>
    </style:style>
    <style:style style:name="T55_4" style:family="text">
      <style:text-properties fo:font-size="10pt" style:font-size-asian="10pt" style:font-size-complex="10pt"/>
    </style:style>
    <style:style style:name="T55_5" style:family="text">
      <style:text-properties fo:font-size="10pt" style:font-size-asian="10pt" style:font-size-complex="10pt"/>
    </style:style>
    <style:style style:name="T55_6" style:family="text">
      <style:text-properties fo:font-size="10pt" style:font-size-asian="10pt" style:font-size-complex="10pt"/>
    </style:style>
    <style:style style:name="T55_7" style:family="text">
      <style:text-properties fo:font-size="10pt" style:font-size-asian="10pt" style:font-size-complex="10pt"/>
    </style:style>
    <style:style style:name="T55_8" style:family="text">
      <style:text-properties fo:font-size="10pt" style:font-size-asian="10pt" style:font-size-complex="10pt"/>
    </style:style>
    <style:style style:name="T55_9" style:family="text">
      <style:text-properties fo:font-size="10pt" style:font-size-asian="10pt" style:font-size-complex="10pt"/>
    </style:style>
    <style:style style:name="T55_10" style:family="text">
      <style:text-properties fo:font-size="10pt" style:font-size-asian="10pt" style:font-size-complex="10pt"/>
    </style:style>
    <style:style style:name="T55_11" style:family="text">
      <style:text-properties fo:font-size="10pt" style:font-size-asian="10pt" style:font-size-complex="10pt"/>
    </style:style>
    <style:style style:name="T55_12" style:family="text">
      <style:text-properties fo:font-size="10pt" style:font-size-asian="10pt" style:font-size-complex="10pt"/>
    </style:style>
    <style:style style:name="T55_13" style:family="text">
      <style:text-properties fo:font-size="10pt" style:font-size-asian="10pt" style:font-size-complex="10pt"/>
    </style:style>
    <style:style style:name="T55_14" style:family="text">
      <style:text-properties fo:font-size="10pt" style:font-size-asian="10pt" style:font-size-complex="10pt"/>
    </style:style>
    <style:style style:name="T55_15" style:family="text">
      <style:text-properties fo:font-size="10pt" style:font-size-asian="10pt" style:font-size-complex="10pt"/>
    </style:style>
    <style:style style:name="T55_16" style:family="text">
      <style:text-properties fo:font-size="10pt" style:font-size-asian="10pt" style:font-size-complex="10pt"/>
    </style:style>
    <style:style style:name="T55_17" style:family="text">
      <style:text-properties fo:font-size="10pt" style:font-size-asian="10pt" style:font-size-complex="10pt"/>
    </style:style>
    <style:style style:name="T55_18" style:family="text">
      <style:text-properties fo:font-size="10pt" style:font-size-asian="10pt" style:font-size-complex="10pt"/>
    </style:style>
    <style:style style:name="T55_19" style:family="text">
      <style:text-properties fo:font-size="10pt" style:font-size-asian="10pt" style:font-size-complex="10pt"/>
    </style:style>
    <style:style style:name="T55_20" style:family="text">
      <style:text-properties fo:font-size="10pt" style:font-size-asian="10pt" style:font-size-complex="10pt"/>
    </style:style>
    <style:style style:name="T55_21" style:family="text">
      <style:text-properties fo:font-size="10pt" style:font-size-asian="10pt" style:font-size-complex="10pt"/>
    </style:style>
    <style:style style:name="T55_22" style:family="text">
      <style:text-properties fo:font-size="10pt" style:font-size-asian="10pt" style:font-size-complex="10pt"/>
    </style:style>
    <style:style style:name="T55_23" style:family="text">
      <style:text-properties fo:font-size="10pt" style:font-size-asian="10pt" style:font-size-complex="10pt"/>
    </style:style>
    <style:style style:name="T55_24" style:family="text">
      <style:text-properties fo:font-size="10pt" style:font-size-asian="10pt" style:font-size-complex="10pt"/>
    </style:style>
    <style:style style:name="T55_25" style:family="text">
      <style:text-properties fo:font-size="10pt" style:font-size-asian="10pt" style:font-size-complex="10pt"/>
    </style:style>
    <style:style style:name="T55_26" style:family="text">
      <style:text-properties fo:font-size="10pt" style:font-size-asian="10pt" style:font-size-complex="10pt"/>
    </style:style>
    <style:style style:name="T55_27" style:family="text">
      <style:text-properties fo:font-size="10pt" style:font-size-asian="10pt" style:font-size-complex="10pt"/>
    </style:style>
    <style:style style:name="T55_28" style:family="text">
      <style:text-properties fo:font-size="10pt" style:font-size-asian="10pt" style:font-size-complex="10pt"/>
    </style:style>
    <style:style style:name="T55_29" style:family="text">
      <style:text-properties fo:font-size="10pt" style:font-size-asian="10pt" style:font-size-complex="10pt"/>
    </style:style>
    <style:style style:name="T55_30" style:family="text">
      <style:text-properties fo:font-size="10pt" style:font-size-asian="10pt" style:font-size-complex="10pt"/>
    </style:style>
    <style:style style:name="T55_31" style:family="text">
      <style:text-properties fo:font-size="10pt" style:font-size-asian="10pt" style:font-size-complex="10pt"/>
    </style:style>
    <style:style style:name="T55_32" style:family="text">
      <style:text-properties fo:font-size="10pt" style:font-size-asian="10pt" style:font-size-complex="10pt"/>
    </style:style>
    <style:style style:name="T55_33" style:family="text">
      <style:text-properties fo:font-size="10pt" style:font-size-asian="10pt" style:font-size-complex="10pt"/>
    </style:style>
    <style:style style:name="T55_34" style:family="text">
      <style:text-properties fo:font-size="10pt" style:font-size-asian="10pt" style:font-size-complex="10pt"/>
    </style:style>
    <style:style style:name="T55_35" style:family="text">
      <style:text-properties fo:font-size="10pt" style:font-size-asian="10pt" style:font-size-complex="10pt"/>
    </style:style>
    <style:style style:name="T55_36" style:family="text">
      <style:text-properties fo:font-size="10pt" style:font-size-asian="10pt" style:font-size-complex="10pt"/>
    </style:style>
    <style:style style:name="T55_37" style:family="text">
      <style:text-properties fo:font-size="10pt" style:font-size-asian="10pt" style:font-size-complex="10pt"/>
    </style:style>
    <style:style style:name="T55_38" style:family="text">
      <style:text-properties fo:font-size="10pt" style:font-size-asian="10pt" style:font-size-complex="10pt"/>
    </style:style>
    <style:style style:name="T55_39" style:family="text">
      <style:text-properties fo:font-size="10pt" style:font-size-asian="10pt" style:font-size-complex="10pt"/>
    </style:style>
    <style:style style:name="T55_40" style:family="text">
      <style:text-properties fo:font-size="10pt" style:font-size-asian="10pt" style:font-size-complex="10pt"/>
    </style:style>
    <style:style style:name="T55_41" style:family="text">
      <style:text-properties fo:font-size="10pt" style:font-size-asian="10pt" style:font-size-complex="10pt"/>
    </style:style>
    <style:style style:name="T55_42" style:family="text">
      <style:text-properties fo:font-size="10pt" style:font-size-asian="10pt" style:font-size-complex="10pt"/>
    </style:style>
    <style:style style:name="T55_43" style:family="text">
      <style:text-properties fo:font-size="10pt" style:font-size-asian="10pt" style:font-size-complex="10pt"/>
    </style:style>
    <style:style style:name="T55_44" style:family="text">
      <style:text-properties fo:font-size="10pt" style:font-size-asian="10pt" style:font-size-complex="10pt"/>
    </style:style>
    <style:style style:name="T55_45" style:family="text">
      <style:text-properties fo:font-size="10pt" style:font-size-asian="10pt" style:font-size-complex="10pt"/>
    </style:style>
    <style:style style:name="T55_46" style:family="text">
      <style:text-properties fo:font-size="10pt" style:font-size-asian="10pt" style:font-size-complex="10pt"/>
    </style:style>
    <style:style style:name="T55_47" style:family="text">
      <style:text-properties fo:font-size="10pt" style:font-size-asian="10pt" style:font-size-complex="10pt"/>
    </style:style>
    <style:style style:name="T55_48" style:family="text">
      <style:text-properties fo:font-size="10pt" style:font-size-asian="10pt" style:font-size-complex="10pt"/>
    </style:style>
    <style:style style:name="T55_49" style:family="text">
      <style:text-properties fo:font-size="10pt" style:font-size-asian="10pt" style:font-size-complex="10pt"/>
    </style:style>
    <style:style style:name="T55_50" style:family="text">
      <style:text-properties fo:font-size="10pt" style:font-size-asian="10pt" style:font-size-complex="10pt"/>
    </style:style>
    <style:style style:name="T55_51" style:family="text">
      <style:text-properties fo:font-size="10pt" style:font-size-asian="10pt" style:font-size-complex="10pt"/>
    </style:style>
    <style:style style:name="T55_52" style:family="text">
      <style:text-properties fo:font-size="10pt" style:font-size-asian="10pt" style:font-size-complex="10pt"/>
    </style:style>
    <style:style style:name="T55_53" style:family="text">
      <style:text-properties fo:font-size="10pt" style:font-size-asian="10pt" style:font-size-complex="10pt"/>
    </style:style>
    <style:style style:name="T55_54" style:family="text">
      <style:text-properties fo:font-size="10pt" style:font-size-asian="10pt" style:font-size-complex="10pt"/>
    </style:style>
    <style:style style:name="T55_55" style:family="text">
      <style:text-properties fo:font-size="10pt" style:font-size-asian="10pt" style:font-size-complex="10pt"/>
    </style:style>
    <style:style style:name="T55_56" style:family="text">
      <style:text-properties fo:font-size="10pt" style:font-size-asian="10pt" style:font-size-complex="10pt"/>
    </style:style>
    <style:style style:name="T55_57" style:family="text">
      <style:text-properties fo:font-size="10pt" style:font-size-asian="10pt" style:font-size-complex="10pt"/>
    </style:style>
    <style:style style:name="T55_58" style:family="text">
      <style:text-properties fo:font-size="10pt" style:font-size-asian="10pt" style:font-size-complex="10pt"/>
    </style:style>
    <style:style style:name="T55_59" style:family="text">
      <style:text-properties fo:font-size="10pt" style:font-size-asian="10pt" style:font-size-complex="10pt"/>
    </style:style>
    <style:style style:name="T55_60" style:family="text">
      <style:text-properties fo:font-size="10pt" style:font-size-asian="10pt" style:font-size-complex="10pt"/>
    </style:style>
    <style:style style:name="T55_61" style:family="text">
      <style:text-properties fo:font-size="10pt" style:font-size-asian="10pt" style:font-size-complex="10pt"/>
    </style:style>
    <style:style style:name="T55_62" style:family="text">
      <style:text-properties fo:font-size="10pt" style:font-size-asian="10pt" style:font-size-complex="10pt"/>
    </style:style>
    <style:style style:name="T55_63" style:family="text">
      <style:text-properties fo:font-size="10pt" style:font-size-asian="10pt" style:font-size-complex="10pt"/>
    </style:style>
    <style:style style:name="T55_64" style:family="text">
      <style:text-properties fo:font-size="10pt" style:font-size-asian="10pt" style:font-size-complex="10pt"/>
    </style:style>
    <style:style style:name="T55_65" style:family="text">
      <style:text-properties fo:font-size="10pt" style:font-size-asian="10pt" style:font-size-complex="10pt"/>
    </style:style>
    <style:style style:name="T55_66" style:family="text">
      <style:text-properties fo:font-size="10pt" style:font-size-asian="10pt" style:font-size-complex="10pt"/>
    </style:style>
    <style:style style:name="T55_67" style:family="text">
      <style:text-properties fo:font-size="10pt" style:font-size-asian="10pt" style:font-size-complex="10pt"/>
    </style:style>
    <style:style style:name="T55_68" style:family="text">
      <style:text-properties fo:font-size="10pt" style:font-size-asian="10pt" style:font-size-complex="10pt"/>
    </style:style>
    <style:style style:name="T55_69" style:family="text">
      <style:text-properties fo:font-size="10pt" style:font-size-asian="10pt" style:font-size-complex="10pt"/>
    </style:style>
    <style:style style:name="P56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57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58" style:family="paragraph" style:parent-style-name="Standard">
      <style:paragraph-properties fo:break-before="auto" fo:line-height="144%" style:writing-mode="lr-tb"/>
    </style:style>
    <style:style style:name="T58_1" style:family="text">
      <style:text-properties fo:font-size="9pt" style:font-size-asian="9pt" style:font-size-complex="9pt"/>
    </style:style>
    <style:style style:name="T58_2" style:family="text">
      <style:text-properties fo:font-size="10pt" style:font-size-asian="10pt" style:font-size-complex="10pt"/>
    </style:style>
    <style:style style:name="T58_3" style:family="text">
      <style:text-properties fo:font-size="10pt" style:font-size-asian="10pt" style:font-size-complex="10pt"/>
    </style:style>
    <style:style style:name="T58_4" style:family="text">
      <style:text-properties fo:font-size="10pt" style:font-size-asian="10pt" style:font-size-complex="10pt"/>
    </style:style>
    <style:style style:name="T58_5" style:family="text">
      <style:text-properties fo:font-size="10pt" style:font-size-asian="10pt" style:font-size-complex="10pt"/>
    </style:style>
    <style:style style:name="T58_6" style:family="text">
      <style:text-properties fo:font-size="10pt" style:font-size-asian="10pt" style:font-size-complex="10pt"/>
    </style:style>
    <style:style style:name="T58_7" style:family="text">
      <style:text-properties fo:font-size="10pt" style:font-size-asian="10pt" style:font-size-complex="10pt"/>
    </style:style>
    <style:style style:name="T58_8" style:family="text">
      <style:text-properties fo:font-size="10pt" style:font-size-asian="10pt" style:font-size-complex="10pt"/>
    </style:style>
    <style:style style:name="T58_9" style:family="text">
      <style:text-properties fo:font-size="10pt" style:font-size-asian="10pt" style:font-size-complex="10pt"/>
    </style:style>
    <style:style style:name="T58_10" style:family="text">
      <style:text-properties fo:font-size="10pt" style:font-size-asian="10pt" style:font-size-complex="10pt"/>
    </style:style>
    <style:style style:name="T58_11" style:family="text">
      <style:text-properties fo:font-size="10pt" style:font-size-asian="10pt" style:font-size-complex="10pt"/>
    </style:style>
    <style:style style:name="T58_12" style:family="text">
      <style:text-properties fo:font-size="10pt" style:font-size-asian="10pt" style:font-size-complex="10pt"/>
    </style:style>
    <style:style style:name="T58_13" style:family="text">
      <style:text-properties fo:font-size="10pt" style:font-size-asian="10pt" style:font-size-complex="10pt"/>
    </style:style>
    <style:style style:name="T58_14" style:family="text">
      <style:text-properties fo:font-size="10pt" style:font-size-asian="10pt" style:font-size-complex="10pt"/>
    </style:style>
    <style:style style:name="T58_15" style:family="text">
      <style:text-properties fo:font-size="10pt" style:font-size-asian="10pt" style:font-size-complex="10pt"/>
    </style:style>
    <style:style style:name="T58_16" style:family="text">
      <style:text-properties fo:font-size="10pt" style:font-size-asian="10pt" style:font-size-complex="10pt"/>
    </style:style>
    <style:style style:name="T58_17" style:family="text">
      <style:text-properties fo:font-size="10pt" style:font-size-asian="10pt" style:font-size-complex="10pt"/>
    </style:style>
    <style:style style:name="T58_18" style:family="text">
      <style:text-properties fo:font-size="10pt" style:font-size-asian="10pt" style:font-size-complex="10pt"/>
    </style:style>
    <style:style style:name="T58_19" style:family="text">
      <style:text-properties fo:font-size="10pt" style:font-size-asian="10pt" style:font-size-complex="10pt"/>
    </style:style>
    <style:style style:name="T58_20" style:family="text">
      <style:text-properties fo:font-size="10pt" style:font-size-asian="10pt" style:font-size-complex="10pt"/>
    </style:style>
    <style:style style:name="T58_21" style:family="text">
      <style:text-properties fo:font-size="10pt" style:font-size-asian="10pt" style:font-size-complex="10pt"/>
    </style:style>
    <style:style style:name="T58_22" style:family="text">
      <style:text-properties fo:font-size="10pt" style:font-size-asian="10pt" style:font-size-complex="10pt"/>
    </style:style>
    <style:style style:name="T58_23" style:family="text">
      <style:text-properties fo:font-size="10pt" style:font-size-asian="10pt" style:font-size-complex="10pt"/>
    </style:style>
    <style:style style:name="T58_24" style:family="text">
      <style:text-properties fo:font-size="10pt" style:font-size-asian="10pt" style:font-size-complex="10pt"/>
    </style:style>
    <style:style style:name="T58_25" style:family="text">
      <style:text-properties fo:font-size="10pt" style:font-size-asian="10pt" style:font-size-complex="10pt"/>
    </style:style>
    <style:style style:name="T58_26" style:family="text">
      <style:text-properties fo:font-size="10pt" style:font-size-asian="10pt" style:font-size-complex="10pt"/>
    </style:style>
    <style:style style:name="T58_27" style:family="text">
      <style:text-properties fo:font-size="10pt" style:font-size-asian="10pt" style:font-size-complex="10pt"/>
    </style:style>
    <style:style style:name="T58_28" style:family="text">
      <style:text-properties fo:font-size="10pt" style:font-size-asian="10pt" style:font-size-complex="10pt"/>
    </style:style>
    <style:style style:name="T58_29" style:family="text">
      <style:text-properties fo:font-size="10pt" style:font-size-asian="10pt" style:font-size-complex="10pt"/>
    </style:style>
    <style:style style:name="T58_30" style:family="text">
      <style:text-properties fo:font-size="10pt" style:font-size-asian="10pt" style:font-size-complex="10pt"/>
    </style:style>
    <style:style style:name="T58_31" style:family="text">
      <style:text-properties fo:font-size="10pt" style:font-size-asian="10pt" style:font-size-complex="10pt"/>
    </style:style>
    <style:style style:name="T58_32" style:family="text">
      <style:text-properties fo:font-size="10pt" style:font-size-asian="10pt" style:font-size-complex="10pt"/>
    </style:style>
    <style:style style:name="T58_33" style:family="text">
      <style:text-properties fo:font-size="10pt" style:font-size-asian="10pt" style:font-size-complex="10pt"/>
    </style:style>
    <style:style style:name="T58_34" style:family="text">
      <style:text-properties fo:font-size="10pt" style:font-size-asian="10pt" style:font-size-complex="10pt"/>
    </style:style>
    <style:style style:name="T58_35" style:family="text">
      <style:text-properties fo:font-size="10pt" style:font-size-asian="10pt" style:font-size-complex="10pt"/>
    </style:style>
    <style:style style:name="T58_36" style:family="text">
      <style:text-properties fo:font-size="10pt" style:font-size-asian="10pt" style:font-size-complex="10pt"/>
    </style:style>
    <style:style style:name="T58_37" style:family="text">
      <style:text-properties fo:font-size="10pt" style:font-size-asian="10pt" style:font-size-complex="10pt"/>
    </style:style>
    <style:style style:name="T58_38" style:family="text">
      <style:text-properties fo:font-size="10pt" style:font-size-asian="10pt" style:font-size-complex="10pt"/>
    </style:style>
    <style:style style:name="T58_39" style:family="text">
      <style:text-properties fo:font-size="10pt" style:font-size-asian="10pt" style:font-size-complex="10pt"/>
    </style:style>
    <style:style style:name="T58_40" style:family="text">
      <style:text-properties fo:font-size="10pt" style:font-size-asian="10pt" style:font-size-complex="10pt"/>
    </style:style>
    <style:style style:name="T58_41" style:family="text">
      <style:text-properties fo:font-size="10pt" style:font-size-asian="10pt" style:font-size-complex="10pt"/>
    </style:style>
    <style:style style:name="T58_42" style:family="text">
      <style:text-properties fo:font-size="10pt" style:font-size-asian="10pt" style:font-size-complex="10pt"/>
    </style:style>
    <style:style style:name="T58_43" style:family="text">
      <style:text-properties fo:font-size="10pt" style:font-size-asian="10pt" style:font-size-complex="10pt"/>
    </style:style>
    <style:style style:name="T58_44" style:family="text">
      <style:text-properties fo:font-size="10pt" style:font-size-asian="10pt" style:font-size-complex="10pt"/>
    </style:style>
    <style:style style:name="T58_45" style:family="text">
      <style:text-properties fo:font-size="10pt" style:font-size-asian="10pt" style:font-size-complex="10pt"/>
    </style:style>
    <style:style style:name="T58_46" style:family="text">
      <style:text-properties fo:font-size="10pt" style:font-size-asian="10pt" style:font-size-complex="10pt"/>
    </style:style>
    <style:style style:name="T58_47" style:family="text">
      <style:text-properties fo:font-size="10pt" style:font-size-asian="10pt" style:font-size-complex="10pt"/>
    </style:style>
    <style:style style:name="T58_48" style:family="text">
      <style:text-properties fo:font-size="10pt" style:font-size-asian="10pt" style:font-size-complex="10pt"/>
    </style:style>
    <style:style style:name="T58_49" style:family="text">
      <style:text-properties fo:font-size="10pt" style:font-size-asian="10pt" style:font-size-complex="10pt"/>
    </style:style>
    <style:style style:name="T58_50" style:family="text">
      <style:text-properties fo:font-size="10pt" style:font-size-asian="10pt" style:font-size-complex="10pt"/>
    </style:style>
    <style:style style:name="T58_51" style:family="text">
      <style:text-properties fo:font-size="10pt" style:font-size-asian="10pt" style:font-size-complex="10pt"/>
    </style:style>
    <style:style style:name="T58_52" style:family="text">
      <style:text-properties fo:font-size="10pt" style:font-size-asian="10pt" style:font-size-complex="10pt"/>
    </style:style>
    <style:style style:name="T58_53" style:family="text">
      <style:text-properties fo:font-size="10pt" style:font-size-asian="10pt" style:font-size-complex="10pt"/>
    </style:style>
    <style:style style:name="T58_54" style:family="text">
      <style:text-properties fo:font-size="10pt" style:font-size-asian="10pt" style:font-size-complex="10pt"/>
    </style:style>
    <style:style style:name="T58_55" style:family="text">
      <style:text-properties fo:font-size="10pt" style:font-size-asian="10pt" style:font-size-complex="10pt"/>
    </style:style>
    <style:style style:name="T58_56" style:family="text">
      <style:text-properties fo:font-size="10pt" style:font-size-asian="10pt" style:font-size-complex="10pt"/>
    </style:style>
    <style:style style:name="T58_57" style:family="text">
      <style:text-properties fo:font-size="10pt" style:font-size-asian="10pt" style:font-size-complex="10pt"/>
    </style:style>
    <style:style style:name="T58_58" style:family="text">
      <style:text-properties fo:font-size="10pt" style:font-size-asian="10pt" style:font-size-complex="10pt"/>
    </style:style>
    <style:style style:name="T58_59" style:family="text">
      <style:text-properties fo:font-size="10pt" style:font-size-asian="10pt" style:font-size-complex="10pt"/>
    </style:style>
    <style:style style:name="T58_60" style:family="text">
      <style:text-properties fo:font-size="10pt" style:font-size-asian="10pt" style:font-size-complex="10pt"/>
    </style:style>
    <style:style style:name="T58_61" style:family="text">
      <style:text-properties fo:font-size="10pt" style:font-size-asian="10pt" style:font-size-complex="10pt"/>
    </style:style>
    <style:style style:name="T58_62" style:family="text">
      <style:text-properties fo:font-size="10pt" style:font-size-asian="10pt" style:font-size-complex="10pt"/>
    </style:style>
    <style:style style:name="T58_63" style:family="text">
      <style:text-properties fo:font-size="10pt" style:font-size-asian="10pt" style:font-size-complex="10pt"/>
    </style:style>
    <style:style style:name="T58_64" style:family="text">
      <style:text-properties fo:font-size="10pt" style:font-size-asian="10pt" style:font-size-complex="10pt"/>
    </style:style>
    <style:style style:name="T58_65" style:family="text">
      <style:text-properties fo:font-size="10pt" style:font-size-asian="10pt" style:font-size-complex="10pt"/>
    </style:style>
    <style:style style:name="T58_66" style:family="text">
      <style:text-properties fo:font-size="10pt" style:font-size-asian="10pt" style:font-size-complex="10pt"/>
    </style:style>
    <style:style style:name="T58_67" style:family="text">
      <style:text-properties fo:font-size="10pt" style:font-size-asian="10pt" style:font-size-complex="10pt"/>
    </style:style>
    <style:style style:name="T58_68" style:family="text">
      <style:text-properties fo:font-size="10pt" style:font-size-asian="10pt" style:font-size-complex="10pt"/>
    </style:style>
    <style:style style:name="T58_69" style:family="text">
      <style:text-properties fo:font-size="10pt" style:font-size-asian="10pt" style:font-size-complex="10pt"/>
    </style:style>
    <style:style style:name="T58_70" style:family="text">
      <style:text-properties fo:font-size="10pt" style:font-size-asian="10pt" style:font-size-complex="10pt"/>
    </style:style>
    <style:style style:name="T58_71" style:family="text">
      <style:text-properties fo:font-size="10pt" style:font-size-asian="10pt" style:font-size-complex="10pt"/>
    </style:style>
    <style:style style:name="T58_72" style:family="text">
      <style:text-properties fo:font-size="10pt" style:font-size-asian="10pt" style:font-size-complex="10pt"/>
    </style:style>
    <style:style style:name="T58_73" style:family="text">
      <style:text-properties fo:font-size="10pt" style:font-size-asian="10pt" style:font-size-complex="10pt"/>
    </style:style>
    <style:style style:name="T58_74" style:family="text">
      <style:text-properties fo:font-size="10pt" style:font-size-asian="10pt" style:font-size-complex="10pt"/>
    </style:style>
    <style:style style:name="T58_75" style:family="text">
      <style:text-properties fo:font-size="10pt" style:font-size-asian="10pt" style:font-size-complex="10pt"/>
    </style:style>
    <style:style style:name="P59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60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61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62" style:family="paragraph" style:parent-style-name="Standard">
      <style:paragraph-properties fo:break-before="auto" fo:line-height="138%" style:writing-mode="lr-tb"/>
    </style:style>
    <style:style style:name="T62_1" style:family="text">
      <style:text-properties fo:font-size="10pt" style:font-size-asian="10pt" style:font-size-complex="10pt"/>
    </style:style>
    <style:style style:name="P63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64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65" style:family="paragraph" style:parent-style-name="Standard">
      <style:paragraph-properties fo:break-before="auto" fo:line-height="138%" style:writing-mode="lr-tb"/>
    </style:style>
    <style:style style:name="T65_1" style:family="text">
      <style:text-properties fo:font-size="13pt" style:font-size-asian="13pt" style:font-size-complex="13pt" fo:font-weight="bold" style:font-weight-asian="bold" style:font-weight-complex="bold"/>
    </style:style>
    <style:style style:name="T65_2" style:family="text">
      <style:text-properties fo:font-size="13pt" style:font-size-asian="13pt" style:font-size-complex="13pt" fo:font-weight="bold" style:font-weight-asian="bold" style:font-weight-complex="bold"/>
    </style:style>
    <style:style style:name="T65_3" style:family="text">
      <style:text-properties fo:font-size="13pt" style:font-size-asian="13pt" style:font-size-complex="13pt" fo:font-weight="bold" style:font-weight-asian="bold" style:font-weight-complex="bold"/>
    </style:style>
    <style:style style:name="T65_4" style:family="text">
      <style:text-properties fo:font-size="13pt" style:font-size-asian="13pt" style:font-size-complex="13pt" fo:font-weight="bold" style:font-weight-asian="bold" style:font-weight-complex="bold"/>
    </style:style>
    <style:style style:name="T65_5" style:family="text">
      <style:text-properties fo:font-size="13pt" style:font-size-asian="13pt" style:font-size-complex="13pt" fo:font-weight="bold" style:font-weight-asian="bold" style:font-weight-complex="bold"/>
    </style:style>
    <style:style style:name="T65_6" style:family="text">
      <style:text-properties fo:font-size="13pt" style:font-size-asian="13pt" style:font-size-complex="13pt" fo:font-weight="bold" style:font-weight-asian="bold" style:font-weight-complex="bold"/>
    </style:style>
    <style:style style:name="T65_7" style:family="text">
      <style:text-properties fo:font-size="13pt" style:font-size-asian="13pt" style:font-size-complex="13pt" fo:font-weight="bold" style:font-weight-asian="bold" style:font-weight-complex="bold"/>
    </style:style>
    <style:style style:name="P66" style:family="paragraph" style:parent-style-name="Standard">
      <style:paragraph-properties fo:break-before="auto" fo:line-height="115%" style:writing-mode="lr-tb"/>
      <style:text-properties fo:font-size="13pt" style:font-size-asian="13pt" style:font-size-complex="13pt" fo:font-weight="bold" style:font-weight-asian="bold" style:font-weight-complex="bold"/>
    </style:style>
    <style:style style:name="P67" style:family="paragraph" style:parent-style-name="Standard">
      <style:paragraph-properties fo:break-before="auto" fo:line-height="115%" style:writing-mode="lr-tb"/>
      <style:text-properties fo:font-size="13pt" style:font-size-asian="13pt" style:font-size-complex="13pt" fo:font-weight="bold" style:font-weight-asian="bold" style:font-weight-complex="bold"/>
    </style:style>
    <style:style style:name="P68" style:family="paragraph" style:parent-style-name="Standard">
      <style:paragraph-properties fo:break-before="auto" fo:line-height="138%" style:writing-mode="lr-tb"/>
    </style:style>
    <style:style style:name="T68_1" style:family="text">
      <style:text-properties fo:font-size="10pt" style:font-size-asian="10pt" style:font-size-complex="10pt" fo:font-weight="bold" style:font-weight-asian="bold" style:font-weight-complex="bold"/>
    </style:style>
    <style:style style:name="T68_2" style:family="text">
      <style:text-properties fo:font-size="10pt" style:font-size-asian="10pt" style:font-size-complex="10pt" fo:font-weight="bold" style:font-weight-asian="bold" style:font-weight-complex="bold"/>
    </style:style>
    <style:style style:name="T68_3" style:family="text">
      <style:text-properties fo:font-size="10pt" style:font-size-asian="10pt" style:font-size-complex="10pt" fo:font-weight="bold" style:font-weight-asian="bold" style:font-weight-complex="bold"/>
    </style:style>
    <style:style style:name="T68_4" style:family="text">
      <style:text-properties fo:font-size="10pt" style:font-size-asian="10pt" style:font-size-complex="10pt" fo:font-weight="bold" style:font-weight-asian="bold" style:font-weight-complex="bold"/>
    </style:style>
    <style:style style:name="T68_5" style:family="text">
      <style:text-properties fo:font-size="10pt" style:font-size-asian="10pt" style:font-size-complex="10pt" fo:font-weight="bold" style:font-weight-asian="bold" style:font-weight-complex="bold"/>
    </style:style>
    <style:style style:name="T68_6" style:family="text">
      <style:text-properties fo:font-size="10pt" style:font-size-asian="10pt" style:font-size-complex="10pt" fo:font-weight="bold" style:font-weight-asian="bold" style:font-weight-complex="bold"/>
    </style:style>
    <style:style style:name="T68_7" style:family="text">
      <style:text-properties fo:font-size="10pt" style:font-size-asian="10pt" style:font-size-complex="10pt" fo:font-weight="bold" style:font-weight-asian="bold" style:font-weight-complex="bold"/>
    </style:style>
    <style:style style:name="T68_8" style:family="text">
      <style:text-properties fo:font-size="10pt" style:font-size-asian="10pt" style:font-size-complex="10pt"/>
    </style:style>
    <style:style style:name="T68_9" style:family="text">
      <style:text-properties fo:font-size="10pt" style:font-size-asian="10pt" style:font-size-complex="10pt"/>
    </style:style>
    <style:style style:name="P69" style:family="paragraph" style:parent-style-name="Standard">
      <style:paragraph-properties fo:break-before="auto" fo:line-height="138%" style:writing-mode="lr-tb"/>
      <style:text-properties fo:font-size="10pt" style:font-size-asian="10pt" style:font-size-complex="10pt"/>
    </style:style>
    <style:style style:name="P70" style:family="paragraph" style:parent-style-name="Standard">
      <style:paragraph-properties fo:break-before="auto" fo:line-height="138%" style:writing-mode="lr-tb"/>
    </style:style>
    <style:style style:name="T70_1" style:family="text">
      <style:text-properties fo:font-size="10pt" style:font-size-asian="10pt" style:font-size-complex="10pt"/>
    </style:style>
    <style:style style:name="T70_2" style:family="text">
      <style:text-properties fo:font-size="10pt" style:font-size-asian="10pt" style:font-size-complex="10pt"/>
    </style:style>
    <style:style style:name="T70_3" style:family="text">
      <style:text-properties fo:font-size="10pt" style:font-size-asian="10pt" style:font-size-complex="10pt"/>
    </style:style>
    <style:style style:name="T70_4" style:family="text">
      <style:text-properties fo:font-size="10pt" style:font-size-asian="10pt" style:font-size-complex="10pt"/>
    </style:style>
    <style:style style:name="T70_5" style:family="text">
      <style:text-properties fo:font-size="10pt" style:font-size-asian="10pt" style:font-size-complex="10pt"/>
    </style:style>
    <style:style style:name="P71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72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73" style:family="paragraph" style:parent-style-name="Standard">
      <style:paragraph-properties fo:break-before="auto" fo:line-height="138%" style:writing-mode="lr-tb"/>
    </style:style>
    <style:style style:name="T73_1" style:family="text">
      <style:text-properties fo:font-size="10pt" style:font-size-asian="10pt" style:font-size-complex="10pt"/>
    </style:style>
    <style:style style:name="T73_2" style:family="text">
      <style:text-properties fo:font-size="10pt" style:font-size-asian="10pt" style:font-size-complex="10pt"/>
    </style:style>
    <style:style style:name="T73_3" style:family="text">
      <style:text-properties fo:font-size="10pt" style:font-size-asian="10pt" style:font-size-complex="10pt"/>
    </style:style>
    <style:style style:name="T73_4" style:family="text">
      <style:text-properties fo:font-size="10pt" style:font-size-asian="10pt" style:font-size-complex="10pt"/>
    </style:style>
    <style:style style:name="T73_5" style:family="text">
      <style:text-properties fo:font-size="10pt" style:font-size-asian="10pt" style:font-size-complex="10pt"/>
    </style:style>
    <style:style style:name="T73_6" style:family="text">
      <style:text-properties fo:font-size="10pt" style:font-size-asian="10pt" style:font-size-complex="10pt"/>
    </style:style>
    <style:style style:name="T73_7" style:family="text">
      <style:text-properties fo:font-size="10pt" style:font-size-asian="10pt" style:font-size-complex="10pt"/>
    </style:style>
    <style:style style:name="T73_8" style:family="text">
      <style:text-properties fo:font-size="10pt" style:font-size-asian="10pt" style:font-size-complex="10pt"/>
    </style:style>
    <style:style style:name="T73_9" style:family="text">
      <style:text-properties fo:font-size="10pt" style:font-size-asian="10pt" style:font-size-complex="10pt"/>
    </style:style>
    <style:style style:name="T73_10" style:family="text">
      <style:text-properties fo:font-size="10pt" style:font-size-asian="10pt" style:font-size-complex="10pt"/>
    </style:style>
    <style:style style:name="T73_11" style:family="text">
      <style:text-properties fo:font-size="10pt" style:font-size-asian="10pt" style:font-size-complex="10pt"/>
    </style:style>
    <style:style style:name="T73_12" style:family="text">
      <style:text-properties fo:font-size="10pt" style:font-size-asian="10pt" style:font-size-complex="10pt"/>
    </style:style>
    <style:style style:name="T73_13" style:family="text">
      <style:text-properties fo:font-size="10pt" style:font-size-asian="10pt" style:font-size-complex="10pt"/>
    </style:style>
    <style:style style:name="T73_14" style:family="text">
      <style:text-properties fo:font-size="10pt" style:font-size-asian="10pt" style:font-size-complex="10pt"/>
    </style:style>
    <style:style style:name="T73_15" style:family="text">
      <style:text-properties fo:font-size="10pt" style:font-size-asian="10pt" style:font-size-complex="10pt"/>
    </style:style>
    <style:style style:name="T73_16" style:family="text">
      <style:text-properties fo:font-size="10pt" style:font-size-asian="10pt" style:font-size-complex="10pt"/>
    </style:style>
    <style:style style:name="P74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75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76" style:family="paragraph" style:parent-style-name="Standard">
      <style:paragraph-properties fo:break-before="auto" fo:line-height="138%" style:writing-mode="lr-tb"/>
    </style:style>
    <style:style style:name="T76_1" style:family="text">
      <style:text-properties fo:font-size="10pt" style:font-size-asian="10pt" style:font-size-complex="10pt"/>
    </style:style>
    <style:style style:name="T76_2" style:family="text">
      <style:text-properties fo:font-size="10pt" style:font-size-asian="10pt" style:font-size-complex="10pt"/>
    </style:style>
    <style:style style:name="T76_3" style:family="text">
      <style:text-properties fo:font-size="10pt" style:font-size-asian="10pt" style:font-size-complex="10pt"/>
    </style:style>
    <style:style style:name="T76_4" style:family="text">
      <style:text-properties fo:font-size="10pt" style:font-size-asian="10pt" style:font-size-complex="10pt"/>
    </style:style>
    <style:style style:name="T76_5" style:family="text">
      <style:text-properties fo:font-size="10pt" style:font-size-asian="10pt" style:font-size-complex="10pt"/>
    </style:style>
    <style:style style:name="T76_6" style:family="text">
      <style:text-properties fo:font-size="10pt" style:font-size-asian="10pt" style:font-size-complex="10pt"/>
    </style:style>
    <style:style style:name="T76_7" style:family="text">
      <style:text-properties fo:font-size="10pt" style:font-size-asian="10pt" style:font-size-complex="10pt"/>
    </style:style>
    <style:style style:name="T76_8" style:family="text">
      <style:text-properties fo:font-size="10pt" style:font-size-asian="10pt" style:font-size-complex="10pt"/>
    </style:style>
    <style:style style:name="T76_9" style:family="text">
      <style:text-properties fo:font-size="10pt" style:font-size-asian="10pt" style:font-size-complex="10pt"/>
    </style:style>
    <style:style style:name="T76_10" style:family="text">
      <style:text-properties fo:font-size="10pt" style:font-size-asian="10pt" style:font-size-complex="10pt"/>
    </style:style>
    <style:style style:name="T76_11" style:family="text">
      <style:text-properties fo:font-size="10pt" style:font-size-asian="10pt" style:font-size-complex="10pt"/>
    </style:style>
    <style:style style:name="T76_12" style:family="text">
      <style:text-properties fo:font-size="10pt" style:font-size-asian="10pt" style:font-size-complex="10pt"/>
    </style:style>
    <style:style style:name="T76_13" style:family="text">
      <style:text-properties fo:font-size="10pt" style:font-size-asian="10pt" style:font-size-complex="10pt"/>
    </style:style>
    <style:style style:name="T76_14" style:family="text">
      <style:text-properties fo:font-size="10pt" style:font-size-asian="10pt" style:font-size-complex="10pt"/>
    </style:style>
    <style:style style:name="T76_15" style:family="text">
      <style:text-properties fo:font-size="10pt" style:font-size-asian="10pt" style:font-size-complex="10pt"/>
    </style:style>
    <style:style style:name="T76_16" style:family="text">
      <style:text-properties fo:font-size="10pt" style:font-size-asian="10pt" style:font-size-complex="10pt"/>
    </style:style>
    <style:style style:name="T76_17" style:family="text">
      <style:text-properties fo:font-size="10pt" style:font-size-asian="10pt" style:font-size-complex="10pt"/>
    </style:style>
    <style:style style:name="T76_18" style:family="text">
      <style:text-properties fo:font-size="10pt" style:font-size-asian="10pt" style:font-size-complex="10pt"/>
    </style:style>
    <style:style style:name="T76_19" style:family="text">
      <style:text-properties fo:font-size="10pt" style:font-size-asian="10pt" style:font-size-complex="10pt"/>
    </style:style>
    <style:style style:name="T76_20" style:family="text">
      <style:text-properties fo:font-size="10pt" style:font-size-asian="10pt" style:font-size-complex="10pt"/>
    </style:style>
    <style:style style:name="P77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78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79" style:family="paragraph" style:parent-style-name="Standard">
      <style:paragraph-properties fo:break-before="auto" fo:line-height="138%" style:writing-mode="lr-tb"/>
    </style:style>
    <style:style style:name="T79_1" style:family="text">
      <style:text-properties fo:font-size="10pt" style:font-size-asian="10pt" style:font-size-complex="10pt"/>
    </style:style>
    <style:style style:name="T79_2" style:family="text">
      <style:text-properties fo:font-size="10pt" style:font-size-asian="10pt" style:font-size-complex="10pt"/>
    </style:style>
    <style:style style:name="T79_3" style:family="text">
      <style:text-properties fo:font-size="10pt" style:font-size-asian="10pt" style:font-size-complex="10pt"/>
    </style:style>
    <style:style style:name="T79_4" style:family="text">
      <style:text-properties fo:font-size="10pt" style:font-size-asian="10pt" style:font-size-complex="10pt"/>
    </style:style>
    <style:style style:name="T79_5" style:family="text">
      <style:text-properties fo:font-size="10pt" style:font-size-asian="10pt" style:font-size-complex="10pt"/>
    </style:style>
    <style:style style:name="T79_6" style:family="text">
      <style:text-properties fo:font-size="10pt" style:font-size-asian="10pt" style:font-size-complex="10pt"/>
    </style:style>
    <style:style style:name="T79_7" style:family="text">
      <style:text-properties fo:font-size="10pt" style:font-size-asian="10pt" style:font-size-complex="10pt"/>
    </style:style>
    <style:style style:name="T79_8" style:family="text">
      <style:text-properties fo:font-size="10pt" style:font-size-asian="10pt" style:font-size-complex="10pt"/>
    </style:style>
    <style:style style:name="T79_9" style:family="text">
      <style:text-properties fo:font-size="10pt" style:font-size-asian="10pt" style:font-size-complex="10pt"/>
    </style:style>
    <style:style style:name="T79_10" style:family="text">
      <style:text-properties fo:font-size="10pt" style:font-size-asian="10pt" style:font-size-complex="10pt"/>
    </style:style>
    <style:style style:name="T79_11" style:family="text">
      <style:text-properties fo:font-size="10pt" style:font-size-asian="10pt" style:font-size-complex="10pt"/>
    </style:style>
    <style:style style:name="T79_12" style:family="text">
      <style:text-properties fo:font-size="10pt" style:font-size-asian="10pt" style:font-size-complex="10pt"/>
    </style:style>
    <style:style style:name="T79_13" style:family="text">
      <style:text-properties fo:font-size="10pt" style:font-size-asian="10pt" style:font-size-complex="10pt"/>
    </style:style>
    <style:style style:name="P80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81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82" style:family="paragraph" style:parent-style-name="Standard">
      <style:paragraph-properties fo:break-before="auto" fo:line-height="138%" style:writing-mode="lr-tb"/>
    </style:style>
    <style:style style:name="T82_1" style:family="text">
      <style:text-properties fo:font-size="10pt" style:font-size-asian="10pt" style:font-size-complex="10pt"/>
    </style:style>
    <style:style style:name="T82_2" style:family="text">
      <style:text-properties fo:font-size="10pt" style:font-size-asian="10pt" style:font-size-complex="10pt"/>
    </style:style>
    <style:style style:name="P83" style:family="paragraph" style:parent-style-name="Standard">
      <style:paragraph-properties fo:break-before="auto" fo:line-height="138%" style:writing-mode="lr-tb"/>
    </style:style>
    <style:style style:name="T83_1" style:family="text">
      <style:text-properties fo:font-size="10pt" style:font-size-asian="10pt" style:font-size-complex="10pt"/>
    </style:style>
    <style:style style:name="T83_2" style:family="text">
      <style:text-properties fo:font-size="10pt" style:font-size-asian="10pt" style:font-size-complex="10pt"/>
    </style:style>
    <style:style style:name="T83_3" style:family="text">
      <style:text-properties fo:font-size="10pt" style:font-size-asian="10pt" style:font-size-complex="10pt"/>
    </style:style>
    <style:style style:name="T83_4" style:family="text">
      <style:text-properties fo:font-size="10pt" style:font-size-asian="10pt" style:font-size-complex="10pt"/>
    </style:style>
    <style:style style:name="T83_5" style:family="text">
      <style:text-properties fo:font-size="10pt" style:font-size-asian="10pt" style:font-size-complex="10pt"/>
    </style:style>
    <style:style style:name="T83_6" style:family="text">
      <style:text-properties fo:font-size="10pt" style:font-size-asian="10pt" style:font-size-complex="10pt"/>
    </style:style>
    <style:style style:name="T83_7" style:family="text">
      <style:text-properties fo:font-size="10pt" style:font-size-asian="10pt" style:font-size-complex="10pt"/>
    </style:style>
    <style:style style:name="T83_8" style:family="text">
      <style:text-properties fo:font-size="10pt" style:font-size-asian="10pt" style:font-size-complex="10pt"/>
    </style:style>
    <style:style style:name="T83_9" style:family="text">
      <style:text-properties fo:font-size="10pt" style:font-size-asian="10pt" style:font-size-complex="10pt"/>
    </style:style>
    <style:style style:name="T83_10" style:family="text">
      <style:text-properties fo:font-size="10pt" style:font-size-asian="10pt" style:font-size-complex="10pt"/>
    </style:style>
    <style:style style:name="T83_11" style:family="text">
      <style:text-properties fo:font-size="10pt" style:font-size-asian="10pt" style:font-size-complex="10pt"/>
    </style:style>
    <style:style style:name="T83_12" style:family="text">
      <style:text-properties fo:font-size="10pt" style:font-size-asian="10pt" style:font-size-complex="10pt"/>
    </style:style>
    <style:style style:name="T83_13" style:family="text">
      <style:text-properties fo:font-size="10pt" style:font-size-asian="10pt" style:font-size-complex="10pt"/>
    </style:style>
    <style:style style:name="T83_14" style:family="text">
      <style:text-properties fo:font-size="10pt" style:font-size-asian="10pt" style:font-size-complex="10pt"/>
    </style:style>
    <style:style style:name="T83_15" style:family="text">
      <style:text-properties fo:font-size="10pt" style:font-size-asian="10pt" style:font-size-complex="10pt"/>
    </style:style>
    <style:style style:name="T83_16" style:family="text">
      <style:text-properties fo:font-size="10pt" style:font-size-asian="10pt" style:font-size-complex="10pt"/>
    </style:style>
    <style:style style:name="T83_17" style:family="text">
      <style:text-properties fo:font-size="10pt" style:font-size-asian="10pt" style:font-size-complex="10pt"/>
    </style:style>
    <style:style style:name="T83_18" style:family="text">
      <style:text-properties fo:font-size="10pt" style:font-size-asian="10pt" style:font-size-complex="10pt"/>
    </style:style>
    <style:style style:name="T83_19" style:family="text">
      <style:text-properties fo:font-size="10pt" style:font-size-asian="10pt" style:font-size-complex="10pt"/>
    </style:style>
    <style:style style:name="T83_20" style:family="text">
      <style:text-properties fo:font-size="10pt" style:font-size-asian="10pt" style:font-size-complex="10pt"/>
    </style:style>
    <style:style style:name="P84" style:family="paragraph" style:parent-style-name="Standard">
      <style:paragraph-properties fo:break-before="auto" fo:line-height="138%" style:writing-mode="lr-tb"/>
    </style:style>
    <style:style style:name="T84_1" style:family="text">
      <style:text-properties fo:font-size="10pt" style:font-size-asian="10pt" style:font-size-complex="10pt"/>
    </style:style>
    <style:style style:name="T84_2" style:family="text">
      <style:text-properties fo:font-size="10pt" style:font-size-asian="10pt" style:font-size-complex="10pt"/>
    </style:style>
    <style:style style:name="T84_3" style:family="text">
      <style:text-properties fo:font-size="10pt" style:font-size-asian="10pt" style:font-size-complex="10pt"/>
    </style:style>
    <style:style style:name="T84_4" style:family="text">
      <style:text-properties fo:font-size="10pt" style:font-size-asian="10pt" style:font-size-complex="10pt"/>
    </style:style>
    <style:style style:name="T84_5" style:family="text">
      <style:text-properties fo:font-size="10pt" style:font-size-asian="10pt" style:font-size-complex="10pt"/>
    </style:style>
    <style:style style:name="T84_6" style:family="text">
      <style:text-properties fo:font-size="10pt" style:font-size-asian="10pt" style:font-size-complex="10pt"/>
    </style:style>
    <style:style style:name="T84_7" style:family="text">
      <style:text-properties fo:font-size="10pt" style:font-size-asian="10pt" style:font-size-complex="10pt"/>
    </style:style>
    <style:style style:name="T84_8" style:family="text">
      <style:text-properties fo:font-size="10pt" style:font-size-asian="10pt" style:font-size-complex="10pt"/>
    </style:style>
    <style:style style:name="T84_9" style:family="text">
      <style:text-properties fo:font-size="10pt" style:font-size-asian="10pt" style:font-size-complex="10pt"/>
    </style:style>
    <style:style style:name="T84_10" style:family="text">
      <style:text-properties fo:font-size="10pt" style:font-size-asian="10pt" style:font-size-complex="10pt"/>
    </style:style>
    <style:style style:name="T84_11" style:family="text">
      <style:text-properties fo:font-size="10pt" style:font-size-asian="10pt" style:font-size-complex="10pt"/>
    </style:style>
    <style:style style:name="T84_12" style:family="text">
      <style:text-properties fo:font-size="10pt" style:font-size-asian="10pt" style:font-size-complex="10pt"/>
    </style:style>
    <style:style style:name="T84_13" style:family="text">
      <style:text-properties fo:font-size="10pt" style:font-size-asian="10pt" style:font-size-complex="10pt"/>
    </style:style>
    <style:style style:name="T84_14" style:family="text">
      <style:text-properties fo:font-size="10pt" style:font-size-asian="10pt" style:font-size-complex="10pt"/>
    </style:style>
    <style:style style:name="T84_15" style:family="text">
      <style:text-properties fo:font-size="10pt" style:font-size-asian="10pt" style:font-size-complex="10pt"/>
    </style:style>
    <style:style style:name="T84_16" style:family="text">
      <style:text-properties fo:font-size="10pt" style:font-size-asian="10pt" style:font-size-complex="10pt"/>
    </style:style>
    <style:style style:name="T84_17" style:family="text">
      <style:text-properties fo:font-size="10pt" style:font-size-asian="10pt" style:font-size-complex="10pt"/>
    </style:style>
    <style:style style:name="T84_18" style:family="text">
      <style:text-properties fo:font-size="10pt" style:font-size-asian="10pt" style:font-size-complex="10pt"/>
    </style:style>
    <style:style style:name="T84_19" style:family="text">
      <style:text-properties fo:font-size="10pt" style:font-size-asian="10pt" style:font-size-complex="10pt"/>
    </style:style>
    <style:style style:name="T84_20" style:family="text">
      <style:text-properties fo:font-size="10pt" style:font-size-asian="10pt" style:font-size-complex="10pt"/>
    </style:style>
    <style:style style:name="T84_21" style:family="text">
      <style:text-properties fo:font-size="10pt" style:font-size-asian="10pt" style:font-size-complex="10pt"/>
    </style:style>
    <style:style style:name="T84_22" style:family="text">
      <style:text-properties fo:font-size="10pt" style:font-size-asian="10pt" style:font-size-complex="10pt"/>
    </style:style>
    <style:style style:name="T84_23" style:family="text">
      <style:text-properties fo:font-size="10pt" style:font-size-asian="10pt" style:font-size-complex="10pt"/>
    </style:style>
    <style:style style:name="T84_24" style:family="text">
      <style:text-properties fo:font-size="10pt" style:font-size-asian="10pt" style:font-size-complex="10pt"/>
    </style:style>
    <style:style style:name="P85" style:family="paragraph" style:parent-style-name="Standard">
      <style:paragraph-properties fo:break-before="auto" fo:line-height="138%" style:writing-mode="lr-tb"/>
    </style:style>
    <style:style style:name="T85_1" style:family="text">
      <style:text-properties fo:font-size="10pt" style:font-size-asian="10pt" style:font-size-complex="10pt"/>
    </style:style>
    <style:style style:name="T85_2" style:family="text">
      <style:text-properties fo:font-size="10pt" style:font-size-asian="10pt" style:font-size-complex="10pt"/>
    </style:style>
    <style:style style:name="T85_3" style:family="text">
      <style:text-properties fo:font-size="10pt" style:font-size-asian="10pt" style:font-size-complex="10pt"/>
    </style:style>
    <style:style style:name="T85_4" style:family="text">
      <style:text-properties fo:font-size="10pt" style:font-size-asian="10pt" style:font-size-complex="10pt"/>
    </style:style>
    <style:style style:name="T85_5" style:family="text">
      <style:text-properties fo:font-size="10pt" style:font-size-asian="10pt" style:font-size-complex="10pt"/>
    </style:style>
    <style:style style:name="T85_6" style:family="text">
      <style:text-properties fo:font-size="10pt" style:font-size-asian="10pt" style:font-size-complex="10pt"/>
    </style:style>
    <style:style style:name="P86" style:family="paragraph" style:parent-style-name="Standard">
      <style:paragraph-properties fo:break-before="auto" fo:line-height="138%" style:writing-mode="lr-tb"/>
    </style:style>
    <style:style style:name="T86_1" style:family="text">
      <style:text-properties fo:font-size="10pt" style:font-size-asian="10pt" style:font-size-complex="10pt"/>
    </style:style>
    <style:style style:name="T86_2" style:family="text">
      <style:text-properties fo:font-size="10pt" style:font-size-asian="10pt" style:font-size-complex="10pt"/>
    </style:style>
    <style:style style:name="T86_3" style:family="text">
      <style:text-properties fo:font-size="10pt" style:font-size-asian="10pt" style:font-size-complex="10pt"/>
    </style:style>
    <style:style style:name="T86_4" style:family="text">
      <style:text-properties fo:font-size="10pt" style:font-size-asian="10pt" style:font-size-complex="10pt"/>
    </style:style>
    <style:style style:name="T86_5" style:family="text">
      <style:text-properties fo:font-size="10pt" style:font-size-asian="10pt" style:font-size-complex="10pt"/>
    </style:style>
    <style:style style:name="T86_6" style:family="text">
      <style:text-properties fo:font-size="10pt" style:font-size-asian="10pt" style:font-size-complex="10pt"/>
    </style:style>
    <style:style style:name="T86_7" style:family="text">
      <style:text-properties fo:font-size="10pt" style:font-size-asian="10pt" style:font-size-complex="10pt"/>
    </style:style>
    <style:style style:name="T86_8" style:family="text">
      <style:text-properties fo:font-size="10pt" style:font-size-asian="10pt" style:font-size-complex="10pt"/>
    </style:style>
    <style:style style:name="T86_9" style:family="text">
      <style:text-properties fo:font-size="10pt" style:font-size-asian="10pt" style:font-size-complex="10pt"/>
    </style:style>
    <style:style style:name="T86_10" style:family="text">
      <style:text-properties fo:font-size="10pt" style:font-size-asian="10pt" style:font-size-complex="10pt"/>
    </style:style>
    <style:style style:name="T86_11" style:family="text">
      <style:text-properties fo:font-size="10pt" style:font-size-asian="10pt" style:font-size-complex="10pt"/>
    </style:style>
    <style:style style:name="P87" style:family="paragraph" style:parent-style-name="Standard">
      <style:paragraph-properties fo:break-before="auto" fo:line-height="138%" style:writing-mode="lr-tb"/>
    </style:style>
    <style:style style:name="T87_1" style:family="text">
      <style:text-properties fo:font-size="10pt" style:font-size-asian="10pt" style:font-size-complex="10pt"/>
    </style:style>
    <style:style style:name="T87_2" style:family="text">
      <style:text-properties fo:font-size="10pt" style:font-size-asian="10pt" style:font-size-complex="10pt"/>
    </style:style>
    <style:style style:name="T87_3" style:family="text">
      <style:text-properties fo:font-size="10pt" style:font-size-asian="10pt" style:font-size-complex="10pt"/>
    </style:style>
    <style:style style:name="T87_4" style:family="text">
      <style:text-properties fo:font-size="10pt" style:font-size-asian="10pt" style:font-size-complex="10pt"/>
    </style:style>
    <style:style style:name="T87_5" style:family="text">
      <style:text-properties fo:font-size="10pt" style:font-size-asian="10pt" style:font-size-complex="10pt"/>
    </style:style>
    <style:style style:name="T87_6" style:family="text">
      <style:text-properties fo:font-size="10pt" style:font-size-asian="10pt" style:font-size-complex="10pt"/>
    </style:style>
    <style:style style:name="T87_7" style:family="text">
      <style:text-properties fo:font-size="10pt" style:font-size-asian="10pt" style:font-size-complex="10pt"/>
    </style:style>
    <style:style style:name="T87_8" style:family="text">
      <style:text-properties fo:font-size="10pt" style:font-size-asian="10pt" style:font-size-complex="10pt"/>
    </style:style>
    <style:style style:name="T87_9" style:family="text">
      <style:text-properties fo:font-size="10pt" style:font-size-asian="10pt" style:font-size-complex="10pt"/>
    </style:style>
    <style:style style:name="T87_10" style:family="text">
      <style:text-properties fo:font-size="10pt" style:font-size-asian="10pt" style:font-size-complex="10pt"/>
    </style:style>
    <style:style style:name="T87_11" style:family="text">
      <style:text-properties fo:font-size="10pt" style:font-size-asian="10pt" style:font-size-complex="10pt"/>
    </style:style>
    <style:style style:name="T87_12" style:family="text">
      <style:text-properties fo:font-size="10pt" style:font-size-asian="10pt" style:font-size-complex="10pt"/>
    </style:style>
    <style:style style:name="T87_13" style:family="text">
      <style:text-properties fo:font-size="10pt" style:font-size-asian="10pt" style:font-size-complex="10pt"/>
    </style:style>
    <style:style style:name="T87_14" style:family="text">
      <style:text-properties fo:font-size="10pt" style:font-size-asian="10pt" style:font-size-complex="10pt"/>
    </style:style>
    <style:style style:name="T87_15" style:family="text">
      <style:text-properties fo:font-size="10pt" style:font-size-asian="10pt" style:font-size-complex="10pt"/>
    </style:style>
    <style:style style:name="T87_16" style:family="text">
      <style:text-properties fo:font-size="10pt" style:font-size-asian="10pt" style:font-size-complex="10pt"/>
    </style:style>
    <style:style style:name="T87_17" style:family="text">
      <style:text-properties fo:font-size="10pt" style:font-size-asian="10pt" style:font-size-complex="10pt"/>
    </style:style>
    <style:style style:name="T87_18" style:family="text">
      <style:text-properties fo:font-size="10pt" style:font-size-asian="10pt" style:font-size-complex="10pt"/>
    </style:style>
    <style:style style:name="T87_19" style:family="text">
      <style:text-properties fo:font-size="10pt" style:font-size-asian="10pt" style:font-size-complex="10pt"/>
    </style:style>
    <style:style style:name="T87_20" style:family="text">
      <style:text-properties fo:font-size="10pt" style:font-size-asian="10pt" style:font-size-complex="10pt"/>
    </style:style>
    <style:style style:name="T87_21" style:family="text">
      <style:text-properties fo:font-size="10pt" style:font-size-asian="10pt" style:font-size-complex="10pt"/>
    </style:style>
    <style:style style:name="T87_22" style:family="text">
      <style:text-properties fo:font-size="10pt" style:font-size-asian="10pt" style:font-size-complex="10pt"/>
    </style:style>
    <style:style style:name="T87_23" style:family="text">
      <style:text-properties fo:font-size="10pt" style:font-size-asian="10pt" style:font-size-complex="10pt"/>
    </style:style>
    <style:style style:name="T87_24" style:family="text">
      <style:text-properties fo:font-size="10pt" style:font-size-asian="10pt" style:font-size-complex="10pt"/>
    </style:style>
    <style:style style:name="T87_25" style:family="text">
      <style:text-properties fo:font-size="10pt" style:font-size-asian="10pt" style:font-size-complex="10pt"/>
    </style:style>
    <style:style style:name="T87_26" style:family="text">
      <style:text-properties fo:font-size="10pt" style:font-size-asian="10pt" style:font-size-complex="10pt"/>
    </style:style>
    <style:style style:name="T87_27" style:family="text">
      <style:text-properties fo:font-size="10pt" style:font-size-asian="10pt" style:font-size-complex="10pt"/>
    </style:style>
    <style:style style:name="T87_28" style:family="text">
      <style:text-properties fo:font-size="10pt" style:font-size-asian="10pt" style:font-size-complex="10pt"/>
    </style:style>
    <style:style style:name="P88" style:family="paragraph" style:parent-style-name="Standard">
      <style:paragraph-properties fo:break-before="auto" fo:line-height="138%" style:writing-mode="lr-tb"/>
    </style:style>
    <style:style style:name="T88_1" style:family="text">
      <style:text-properties fo:font-size="10pt" style:font-size-asian="10pt" style:font-size-complex="10pt"/>
    </style:style>
    <style:style style:name="T88_2" style:family="text">
      <style:text-properties fo:font-size="10pt" style:font-size-asian="10pt" style:font-size-complex="10pt"/>
    </style:style>
    <style:style style:name="T88_3" style:family="text">
      <style:text-properties fo:font-size="10pt" style:font-size-asian="10pt" style:font-size-complex="10pt"/>
    </style:style>
    <style:style style:name="T88_4" style:family="text">
      <style:text-properties fo:font-size="10pt" style:font-size-asian="10pt" style:font-size-complex="10pt"/>
    </style:style>
    <style:style style:name="P89" style:family="paragraph" style:parent-style-name="Standard">
      <style:paragraph-properties fo:break-before="auto" fo:line-height="138%" style:writing-mode="lr-tb"/>
    </style:style>
    <style:style style:name="T89_1" style:family="text">
      <style:text-properties fo:font-size="10pt" style:font-size-asian="10pt" style:font-size-complex="10pt"/>
    </style:style>
    <style:style style:name="T89_2" style:family="text">
      <style:text-properties fo:font-size="10pt" style:font-size-asian="10pt" style:font-size-complex="10pt"/>
    </style:style>
    <style:style style:name="T89_3" style:family="text">
      <style:text-properties fo:font-size="10pt" style:font-size-asian="10pt" style:font-size-complex="10pt"/>
    </style:style>
    <style:style style:name="T89_4" style:family="text">
      <style:text-properties fo:font-size="10pt" style:font-size-asian="10pt" style:font-size-complex="10pt"/>
    </style:style>
    <style:style style:name="T89_5" style:family="text">
      <style:text-properties fo:font-size="10pt" style:font-size-asian="10pt" style:font-size-complex="10pt"/>
    </style:style>
    <style:style style:name="T89_6" style:family="text">
      <style:text-properties fo:font-size="10pt" style:font-size-asian="10pt" style:font-size-complex="10pt"/>
    </style:style>
    <style:style style:name="T89_7" style:family="text">
      <style:text-properties fo:font-size="10pt" style:font-size-asian="10pt" style:font-size-complex="10pt"/>
    </style:style>
    <style:style style:name="T89_8" style:family="text">
      <style:text-properties fo:font-size="10pt" style:font-size-asian="10pt" style:font-size-complex="10pt"/>
    </style:style>
    <style:style style:name="T89_9" style:family="text">
      <style:text-properties fo:font-size="10pt" style:font-size-asian="10pt" style:font-size-complex="10pt"/>
    </style:style>
    <style:style style:name="T89_10" style:family="text">
      <style:text-properties fo:font-size="10pt" style:font-size-asian="10pt" style:font-size-complex="10pt"/>
    </style:style>
    <style:style style:name="T89_11" style:family="text">
      <style:text-properties fo:font-size="10pt" style:font-size-asian="10pt" style:font-size-complex="10pt"/>
    </style:style>
    <style:style style:name="T89_12" style:family="text">
      <style:text-properties fo:font-size="10pt" style:font-size-asian="10pt" style:font-size-complex="10pt"/>
    </style:style>
    <style:style style:name="T89_13" style:family="text">
      <style:text-properties fo:font-size="10pt" style:font-size-asian="10pt" style:font-size-complex="10pt"/>
    </style:style>
    <style:style style:name="T89_14" style:family="text">
      <style:text-properties fo:font-size="10pt" style:font-size-asian="10pt" style:font-size-complex="10pt"/>
    </style:style>
    <style:style style:name="T89_15" style:family="text">
      <style:text-properties fo:font-size="10pt" style:font-size-asian="10pt" style:font-size-complex="10pt"/>
    </style:style>
    <style:style style:name="T89_16" style:family="text">
      <style:text-properties fo:font-size="10pt" style:font-size-asian="10pt" style:font-size-complex="10pt"/>
    </style:style>
    <style:style style:name="T89_17" style:family="text">
      <style:text-properties fo:font-size="10pt" style:font-size-asian="10pt" style:font-size-complex="10pt"/>
    </style:style>
    <style:style style:name="T89_18" style:family="text">
      <style:text-properties fo:font-size="10pt" style:font-size-asian="10pt" style:font-size-complex="10pt"/>
    </style:style>
    <style:style style:name="T89_19" style:family="text">
      <style:text-properties fo:font-size="10pt" style:font-size-asian="10pt" style:font-size-complex="10pt"/>
    </style:style>
    <style:style style:name="T89_20" style:family="text">
      <style:text-properties fo:font-size="10pt" style:font-size-asian="10pt" style:font-size-complex="10pt"/>
    </style:style>
    <style:style style:name="T89_21" style:family="text">
      <style:text-properties fo:font-size="10pt" style:font-size-asian="10pt" style:font-size-complex="10pt"/>
    </style:style>
    <style:style style:name="T89_22" style:family="text">
      <style:text-properties fo:font-size="10pt" style:font-size-asian="10pt" style:font-size-complex="10pt"/>
    </style:style>
    <style:style style:name="T89_23" style:family="text">
      <style:text-properties fo:font-size="10pt" style:font-size-asian="10pt" style:font-size-complex="10pt"/>
    </style:style>
    <style:style style:name="T89_24" style:family="text">
      <style:text-properties fo:font-size="10pt" style:font-size-asian="10pt" style:font-size-complex="10pt"/>
    </style:style>
    <style:style style:name="T89_25" style:family="text">
      <style:text-properties fo:font-size="10pt" style:font-size-asian="10pt" style:font-size-complex="10pt"/>
    </style:style>
    <style:style style:name="T89_26" style:family="text">
      <style:text-properties fo:font-size="10pt" style:font-size-asian="10pt" style:font-size-complex="10pt"/>
    </style:style>
    <style:style style:name="T89_27" style:family="text">
      <style:text-properties fo:font-size="10pt" style:font-size-asian="10pt" style:font-size-complex="10pt"/>
    </style:style>
    <style:style style:name="P90" style:family="paragraph" style:parent-style-name="Standard">
      <style:paragraph-properties fo:break-before="auto" fo:line-height="138%" style:writing-mode="lr-tb"/>
    </style:style>
    <style:style style:name="T90_1" style:family="text">
      <style:text-properties fo:font-size="10pt" style:font-size-asian="10pt" style:font-size-complex="10pt"/>
    </style:style>
    <style:style style:name="T90_2" style:family="text">
      <style:text-properties fo:font-size="10pt" style:font-size-asian="10pt" style:font-size-complex="10pt"/>
    </style:style>
    <style:style style:name="T90_3" style:family="text">
      <style:text-properties fo:font-size="10pt" style:font-size-asian="10pt" style:font-size-complex="10pt"/>
    </style:style>
    <style:style style:name="T90_4" style:family="text">
      <style:text-properties fo:font-size="10pt" style:font-size-asian="10pt" style:font-size-complex="10pt"/>
    </style:style>
    <style:style style:name="T90_5" style:family="text">
      <style:text-properties fo:font-size="10pt" style:font-size-asian="10pt" style:font-size-complex="10pt"/>
    </style:style>
    <style:style style:name="T90_6" style:family="text">
      <style:text-properties fo:font-size="10pt" style:font-size-asian="10pt" style:font-size-complex="10pt"/>
    </style:style>
    <style:style style:name="P91" style:family="paragraph" style:parent-style-name="Standard">
      <style:paragraph-properties fo:break-before="auto" fo:line-height="138%" style:writing-mode="lr-tb"/>
    </style:style>
    <style:style style:name="T91_1" style:family="text">
      <style:text-properties fo:font-size="10pt" style:font-size-asian="10pt" style:font-size-complex="10pt"/>
    </style:style>
    <style:style style:name="T91_2" style:family="text">
      <style:text-properties fo:font-size="10pt" style:font-size-asian="10pt" style:font-size-complex="10pt"/>
    </style:style>
    <style:style style:name="T91_3" style:family="text">
      <style:text-properties fo:font-size="10pt" style:font-size-asian="10pt" style:font-size-complex="10pt"/>
    </style:style>
    <style:style style:name="T91_4" style:family="text">
      <style:text-properties fo:font-size="10pt" style:font-size-asian="10pt" style:font-size-complex="10pt"/>
    </style:style>
    <style:style style:name="T91_5" style:family="text">
      <style:text-properties fo:font-size="10pt" style:font-size-asian="10pt" style:font-size-complex="10pt"/>
    </style:style>
    <style:style style:name="T91_6" style:family="text">
      <style:text-properties fo:font-size="10pt" style:font-size-asian="10pt" style:font-size-complex="10pt"/>
    </style:style>
    <style:style style:name="T91_7" style:family="text">
      <style:text-properties fo:font-size="10pt" style:font-size-asian="10pt" style:font-size-complex="10pt"/>
    </style:style>
    <style:style style:name="T91_8" style:family="text">
      <style:text-properties fo:font-size="10pt" style:font-size-asian="10pt" style:font-size-complex="10pt"/>
    </style:style>
    <style:style style:name="T91_9" style:family="text">
      <style:text-properties fo:font-size="10pt" style:font-size-asian="10pt" style:font-size-complex="10pt"/>
    </style:style>
    <style:style style:name="T91_10" style:family="text">
      <style:text-properties fo:font-size="10pt" style:font-size-asian="10pt" style:font-size-complex="10pt"/>
    </style:style>
    <style:style style:name="T91_11" style:family="text">
      <style:text-properties fo:font-size="10pt" style:font-size-asian="10pt" style:font-size-complex="10pt"/>
    </style:style>
    <style:style style:name="T91_12" style:family="text">
      <style:text-properties fo:font-size="10pt" style:font-size-asian="10pt" style:font-size-complex="10pt"/>
    </style:style>
    <style:style style:name="T91_13" style:family="text">
      <style:text-properties fo:font-size="10pt" style:font-size-asian="10pt" style:font-size-complex="10pt"/>
    </style:style>
    <style:style style:name="T91_14" style:family="text">
      <style:text-properties fo:font-size="10pt" style:font-size-asian="10pt" style:font-size-complex="10pt"/>
    </style:style>
    <style:style style:name="T91_15" style:family="text">
      <style:text-properties fo:font-size="10pt" style:font-size-asian="10pt" style:font-size-complex="10pt"/>
    </style:style>
    <style:style style:name="T91_16" style:family="text">
      <style:text-properties fo:font-size="10pt" style:font-size-asian="10pt" style:font-size-complex="10pt"/>
    </style:style>
    <style:style style:name="T91_17" style:family="text">
      <style:text-properties fo:font-size="10pt" style:font-size-asian="10pt" style:font-size-complex="10pt"/>
    </style:style>
    <style:style style:name="T91_18" style:family="text">
      <style:text-properties fo:font-size="10pt" style:font-size-asian="10pt" style:font-size-complex="10pt"/>
    </style:style>
    <style:style style:name="T91_19" style:family="text">
      <style:text-properties fo:font-size="10pt" style:font-size-asian="10pt" style:font-size-complex="10pt"/>
    </style:style>
    <style:style style:name="T91_20" style:family="text">
      <style:text-properties fo:font-size="10pt" style:font-size-asian="10pt" style:font-size-complex="10pt"/>
    </style:style>
    <style:style style:name="T91_21" style:family="text">
      <style:text-properties fo:font-size="10pt" style:font-size-asian="10pt" style:font-size-complex="10pt"/>
    </style:style>
    <style:style style:name="T91_22" style:family="text">
      <style:text-properties fo:font-size="10pt" style:font-size-asian="10pt" style:font-size-complex="10pt"/>
    </style:style>
    <style:style style:name="T91_23" style:family="text">
      <style:text-properties fo:font-size="10pt" style:font-size-asian="10pt" style:font-size-complex="10pt"/>
    </style:style>
    <style:style style:name="T91_24" style:family="text">
      <style:text-properties fo:font-size="10pt" style:font-size-asian="10pt" style:font-size-complex="10pt"/>
    </style:style>
    <style:style style:name="T91_25" style:family="text">
      <style:text-properties fo:font-size="10pt" style:font-size-asian="10pt" style:font-size-complex="10pt"/>
    </style:style>
    <style:style style:name="P92" style:family="paragraph" style:parent-style-name="Standard">
      <style:paragraph-properties fo:break-before="auto" fo:line-height="138%" style:writing-mode="lr-tb"/>
      <style:text-properties fo:font-size="10pt" style:font-size-asian="10pt" style:font-size-complex="10pt"/>
    </style:style>
    <style:style style:name="P93" style:family="paragraph" style:parent-style-name="Standard">
      <style:paragraph-properties fo:break-before="auto" fo:line-height="138%" style:writing-mode="lr-tb"/>
    </style:style>
    <style:style style:name="T93_1" style:family="text">
      <style:text-properties fo:font-size="10pt" style:font-size-asian="10pt" style:font-size-complex="10pt"/>
    </style:style>
    <style:style style:name="T93_2" style:family="text">
      <style:text-properties fo:font-size="10pt" style:font-size-asian="10pt" style:font-size-complex="10pt"/>
    </style:style>
    <style:style style:name="T93_3" style:family="text">
      <style:text-properties fo:font-size="10pt" style:font-size-asian="10pt" style:font-size-complex="10pt"/>
    </style:style>
    <style:style style:name="T93_4" style:family="text">
      <style:text-properties fo:font-size="10pt" style:font-size-asian="10pt" style:font-size-complex="10pt"/>
    </style:style>
    <style:style style:name="T93_5" style:family="text">
      <style:text-properties fo:font-size="10pt" style:font-size-asian="10pt" style:font-size-complex="10pt"/>
    </style:style>
    <style:style style:name="P94" style:family="paragraph" style:parent-style-name="Standard">
      <style:paragraph-properties fo:break-before="auto" fo:line-height="138%" style:writing-mode="lr-tb"/>
      <style:text-properties fo:font-size="10pt" style:font-size-asian="10pt" style:font-size-complex="10pt"/>
    </style:style>
    <style:style style:name="P95" style:family="paragraph" style:parent-style-name="Standard">
      <style:paragraph-properties fo:break-before="auto" fo:line-height="138%" style:writing-mode="lr-tb"/>
    </style:style>
    <style:style style:name="T95_1" style:family="text">
      <style:text-properties fo:font-size="10pt" style:font-size-asian="10pt" style:font-size-complex="10pt"/>
    </style:style>
    <style:style style:name="T95_2" style:family="text">
      <style:text-properties fo:font-size="10pt" style:font-size-asian="10pt" style:font-size-complex="10pt"/>
    </style:style>
    <style:style style:name="T95_3" style:family="text">
      <style:text-properties fo:font-size="10pt" style:font-size-asian="10pt" style:font-size-complex="10pt"/>
    </style:style>
    <style:style style:name="T95_4" style:family="text">
      <style:text-properties fo:font-size="10pt" style:font-size-asian="10pt" style:font-size-complex="10pt"/>
    </style:style>
    <style:style style:name="T95_5" style:family="text">
      <style:text-properties fo:font-size="10pt" style:font-size-asian="10pt" style:font-size-complex="10pt"/>
    </style:style>
    <style:style style:name="T95_6" style:family="text">
      <style:text-properties fo:font-size="10pt" style:font-size-asian="10pt" style:font-size-complex="10pt"/>
    </style:style>
    <style:style style:name="T95_7" style:family="text">
      <style:text-properties fo:font-size="10pt" style:font-size-asian="10pt" style:font-size-complex="10pt"/>
    </style:style>
    <style:style style:name="T95_8" style:family="text">
      <style:text-properties fo:font-size="10pt" style:font-size-asian="10pt" style:font-size-complex="10pt"/>
    </style:style>
    <style:style style:name="T95_9" style:family="text">
      <style:text-properties fo:font-size="10pt" style:font-size-asian="10pt" style:font-size-complex="10pt"/>
    </style:style>
    <style:style style:name="P96" style:family="paragraph" style:parent-style-name="Standard">
      <style:paragraph-properties fo:break-before="auto" fo:line-height="138%" style:writing-mode="lr-tb"/>
      <style:text-properties fo:font-size="10pt" style:font-size-asian="10pt" style:font-size-complex="10pt"/>
    </style:style>
    <style:style style:name="P97" style:family="paragraph" style:parent-style-name="Standard">
      <style:paragraph-properties fo:break-before="auto" fo:line-height="138%" style:writing-mode="lr-tb"/>
    </style:style>
    <style:style style:name="T97_1" style:family="text">
      <style:text-properties fo:font-size="10pt" style:font-size-asian="10pt" style:font-size-complex="10pt"/>
    </style:style>
    <style:style style:name="T97_2" style:family="text">
      <style:text-properties fo:font-size="10pt" style:font-size-asian="10pt" style:font-size-complex="10pt"/>
    </style:style>
    <style:style style:name="T97_3" style:family="text">
      <style:text-properties fo:font-size="10pt" style:font-size-asian="10pt" style:font-size-complex="10pt"/>
    </style:style>
    <style:style style:name="T97_4" style:family="text">
      <style:text-properties fo:font-size="10pt" style:font-size-asian="10pt" style:font-size-complex="10pt"/>
    </style:style>
    <style:style style:name="T97_5" style:family="text">
      <style:text-properties fo:font-size="10pt" style:font-size-asian="10pt" style:font-size-complex="10pt"/>
    </style:style>
    <style:style style:name="T97_6" style:family="text">
      <style:text-properties fo:font-size="10pt" style:font-size-asian="10pt" style:font-size-complex="10pt"/>
    </style:style>
    <style:style style:name="T97_7" style:family="text">
      <style:text-properties fo:font-size="10pt" style:font-size-asian="10pt" style:font-size-complex="10pt"/>
    </style:style>
    <style:style style:name="T97_8" style:family="text">
      <style:text-properties fo:font-size="10pt" style:font-size-asian="10pt" style:font-size-complex="10pt"/>
    </style:style>
    <style:style style:name="T97_9" style:family="text">
      <style:text-properties fo:font-size="10pt" style:font-size-asian="10pt" style:font-size-complex="10pt"/>
    </style:style>
    <style:style style:name="T97_10" style:family="text">
      <style:text-properties fo:font-size="10pt" style:font-size-asian="10pt" style:font-size-complex="10pt"/>
    </style:style>
    <style:style style:name="T97_11" style:family="text">
      <style:text-properties fo:font-size="10pt" style:font-size-asian="10pt" style:font-size-complex="10pt"/>
    </style:style>
    <style:style style:name="P98" style:family="paragraph" style:parent-style-name="Standard">
      <style:paragraph-properties fo:break-before="auto" fo:line-height="138%" style:writing-mode="lr-tb"/>
      <style:text-properties fo:font-size="10pt" style:font-size-asian="10pt" style:font-size-complex="10pt"/>
    </style:style>
    <style:style style:name="P99" style:family="paragraph" style:parent-style-name="Standard">
      <style:paragraph-properties fo:break-before="auto" fo:line-height="138%" style:writing-mode="lr-tb"/>
    </style:style>
    <style:style style:name="T99_1" style:family="text">
      <style:text-properties fo:font-size="10pt" style:font-size-asian="10pt" style:font-size-complex="10pt"/>
    </style:style>
    <style:style style:name="T99_2" style:family="text">
      <style:text-properties fo:font-size="10pt" style:font-size-asian="10pt" style:font-size-complex="10pt"/>
    </style:style>
    <style:style style:name="T99_3" style:family="text">
      <style:text-properties fo:font-size="10pt" style:font-size-asian="10pt" style:font-size-complex="10pt"/>
    </style:style>
    <style:style style:name="T99_4" style:family="text">
      <style:text-properties fo:font-size="10pt" style:font-size-asian="10pt" style:font-size-complex="10pt"/>
    </style:style>
    <style:style style:name="P100" style:family="paragraph" style:parent-style-name="Standard">
      <style:paragraph-properties fo:break-before="auto" fo:line-height="138%" style:writing-mode="lr-tb"/>
    </style:style>
    <style:style style:name="T100_1" style:family="text">
      <style:text-properties fo:font-size="10pt" style:font-size-asian="10pt" style:font-size-complex="10pt"/>
    </style:style>
    <style:style style:name="T100_2" style:family="text">
      <style:text-properties fo:font-size="10pt" style:font-size-asian="10pt" style:font-size-complex="10pt"/>
    </style:style>
    <style:style style:name="T100_3" style:family="text">
      <style:text-properties fo:font-size="10pt" style:font-size-asian="10pt" style:font-size-complex="10pt"/>
    </style:style>
    <style:style style:name="T100_4" style:family="text">
      <style:text-properties fo:font-size="10pt" style:font-size-asian="10pt" style:font-size-complex="10pt"/>
    </style:style>
    <style:style style:name="T100_5" style:family="text">
      <style:text-properties fo:font-size="10pt" style:font-size-asian="10pt" style:font-size-complex="10pt"/>
    </style:style>
    <style:style style:name="T100_6" style:family="text">
      <style:text-properties fo:font-size="10pt" style:font-size-asian="10pt" style:font-size-complex="10pt"/>
    </style:style>
    <style:style style:name="T100_7" style:family="text">
      <style:text-properties fo:font-size="10pt" style:font-size-asian="10pt" style:font-size-complex="10pt"/>
    </style:style>
    <style:style style:name="T100_8" style:family="text">
      <style:text-properties fo:font-size="10pt" style:font-size-asian="10pt" style:font-size-complex="10pt"/>
    </style:style>
    <style:style style:name="T100_9" style:family="text">
      <style:text-properties fo:font-size="10pt" style:font-size-asian="10pt" style:font-size-complex="10pt"/>
    </style:style>
    <style:style style:name="T100_10" style:family="text">
      <style:text-properties fo:font-size="10pt" style:font-size-asian="10pt" style:font-size-complex="10pt"/>
    </style:style>
    <style:style style:name="T100_11" style:family="text">
      <style:text-properties fo:font-size="10pt" style:font-size-asian="10pt" style:font-size-complex="10pt"/>
    </style:style>
    <style:style style:name="T100_12" style:family="text">
      <style:text-properties fo:font-size="10pt" style:font-size-asian="10pt" style:font-size-complex="10pt"/>
    </style:style>
    <style:style style:name="T100_13" style:family="text">
      <style:text-properties fo:font-size="10pt" style:font-size-asian="10pt" style:font-size-complex="10pt"/>
    </style:style>
    <style:style style:name="T100_14" style:family="text">
      <style:text-properties fo:font-size="10pt" style:font-size-asian="10pt" style:font-size-complex="10pt"/>
    </style:style>
    <style:style style:name="T100_15" style:family="text">
      <style:text-properties fo:font-size="10pt" style:font-size-asian="10pt" style:font-size-complex="10pt"/>
    </style:style>
    <style:style style:name="T100_16" style:family="text">
      <style:text-properties fo:font-size="10pt" style:font-size-asian="10pt" style:font-size-complex="10pt"/>
    </style:style>
    <style:style style:name="T100_17" style:family="text">
      <style:text-properties fo:font-size="10pt" style:font-size-asian="10pt" style:font-size-complex="10pt"/>
    </style:style>
    <style:style style:name="T100_18" style:family="text">
      <style:text-properties fo:font-size="10pt" style:font-size-asian="10pt" style:font-size-complex="10pt"/>
    </style:style>
    <style:style style:name="T100_19" style:family="text">
      <style:text-properties fo:font-size="10pt" style:font-size-asian="10pt" style:font-size-complex="10pt"/>
    </style:style>
    <style:style style:name="T100_20" style:family="text">
      <style:text-properties fo:font-size="10pt" style:font-size-asian="10pt" style:font-size-complex="10pt"/>
    </style:style>
    <style:style style:name="T100_21" style:family="text">
      <style:text-properties fo:font-size="10pt" style:font-size-asian="10pt" style:font-size-complex="10pt"/>
    </style:style>
    <style:style style:name="T100_22" style:family="text">
      <style:text-properties fo:font-size="10pt" style:font-size-asian="10pt" style:font-size-complex="10pt"/>
    </style:style>
    <style:style style:name="T100_23" style:family="text">
      <style:text-properties fo:font-size="10pt" style:font-size-asian="10pt" style:font-size-complex="10pt"/>
    </style:style>
    <style:style style:name="T100_24" style:family="text">
      <style:text-properties fo:font-size="10pt" style:font-size-asian="10pt" style:font-size-complex="10pt"/>
    </style:style>
    <style:style style:name="T100_25" style:family="text">
      <style:text-properties fo:font-size="10pt" style:font-size-asian="10pt" style:font-size-complex="10pt"/>
    </style:style>
    <style:style style:name="T100_26" style:family="text">
      <style:text-properties fo:font-size="10pt" style:font-size-asian="10pt" style:font-size-complex="10pt"/>
    </style:style>
    <style:style style:name="P101" style:family="paragraph" style:parent-style-name="Standard">
      <style:paragraph-properties fo:break-before="auto" fo:line-height="138%" style:writing-mode="lr-tb"/>
    </style:style>
    <style:style style:name="T101_1" style:family="text">
      <style:text-properties fo:font-size="10pt" style:font-size-asian="10pt" style:font-size-complex="10pt"/>
    </style:style>
    <style:style style:name="T101_2" style:family="text">
      <style:text-properties fo:font-size="10pt" style:font-size-asian="10pt" style:font-size-complex="10pt"/>
    </style:style>
    <style:style style:name="T101_3" style:family="text">
      <style:text-properties fo:font-size="10pt" style:font-size-asian="10pt" style:font-size-complex="10pt"/>
    </style:style>
    <style:style style:name="T101_4" style:family="text">
      <style:text-properties fo:font-size="10pt" style:font-size-asian="10pt" style:font-size-complex="10pt"/>
    </style:style>
    <style:style style:name="P102" style:family="paragraph" style:parent-style-name="Standard">
      <style:paragraph-properties fo:break-before="auto" fo:line-height="138%" style:writing-mode="lr-tb"/>
    </style:style>
    <style:style style:name="T102_1" style:family="text">
      <style:text-properties fo:font-size="10pt" style:font-size-asian="10pt" style:font-size-complex="10pt"/>
    </style:style>
    <style:style style:name="T102_2" style:family="text">
      <style:text-properties fo:font-size="10pt" style:font-size-asian="10pt" style:font-size-complex="10pt"/>
    </style:style>
    <style:style style:name="T102_3" style:family="text">
      <style:text-properties fo:font-size="10pt" style:font-size-asian="10pt" style:font-size-complex="10pt"/>
    </style:style>
    <style:style style:name="T102_4" style:family="text">
      <style:text-properties fo:font-size="10pt" style:font-size-asian="10pt" style:font-size-complex="10pt"/>
    </style:style>
    <style:style style:name="T102_5" style:family="text">
      <style:text-properties fo:font-size="10pt" style:font-size-asian="10pt" style:font-size-complex="10pt"/>
    </style:style>
    <style:style style:name="T102_6" style:family="text">
      <style:text-properties fo:font-size="10pt" style:font-size-asian="10pt" style:font-size-complex="10pt"/>
    </style:style>
    <style:style style:name="T102_7" style:family="text">
      <style:text-properties fo:font-size="10pt" style:font-size-asian="10pt" style:font-size-complex="10pt"/>
    </style:style>
    <style:style style:name="T102_8" style:family="text">
      <style:text-properties fo:font-size="10pt" style:font-size-asian="10pt" style:font-size-complex="10pt"/>
    </style:style>
    <style:style style:name="T102_9" style:family="text">
      <style:text-properties fo:font-size="10pt" style:font-size-asian="10pt" style:font-size-complex="10pt"/>
    </style:style>
    <style:style style:name="T102_10" style:family="text">
      <style:text-properties fo:font-size="10pt" style:font-size-asian="10pt" style:font-size-complex="10pt"/>
    </style:style>
    <style:style style:name="T102_11" style:family="text">
      <style:text-properties fo:font-size="10pt" style:font-size-asian="10pt" style:font-size-complex="10pt"/>
    </style:style>
    <style:style style:name="T102_12" style:family="text">
      <style:text-properties fo:font-size="10pt" style:font-size-asian="10pt" style:font-size-complex="10pt"/>
    </style:style>
    <style:style style:name="T102_13" style:family="text">
      <style:text-properties fo:font-size="10pt" style:font-size-asian="10pt" style:font-size-complex="10pt"/>
    </style:style>
    <style:style style:name="T102_14" style:family="text">
      <style:text-properties fo:font-size="10pt" style:font-size-asian="10pt" style:font-size-complex="10pt"/>
    </style:style>
    <style:style style:name="T102_15" style:family="text">
      <style:text-properties fo:font-size="10pt" style:font-size-asian="10pt" style:font-size-complex="10pt"/>
    </style:style>
    <style:style style:name="T102_16" style:family="text">
      <style:text-properties fo:font-size="10pt" style:font-size-asian="10pt" style:font-size-complex="10pt"/>
    </style:style>
    <style:style style:name="T102_17" style:family="text">
      <style:text-properties fo:font-size="10pt" style:font-size-asian="10pt" style:font-size-complex="10pt"/>
    </style:style>
    <style:style style:name="P103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04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05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06" style:family="paragraph" style:parent-style-name="Standard">
      <style:paragraph-properties fo:break-before="auto" fo:line-height="138%" style:writing-mode="lr-tb"/>
    </style:style>
    <style:style style:name="T106_1" style:family="text">
      <style:text-properties fo:font-size="10pt" style:font-size-asian="10pt" style:font-size-complex="10pt" fo:font-weight="bold" style:font-weight-asian="bold" style:font-weight-complex="bold"/>
    </style:style>
    <style:style style:name="T106_2" style:family="text">
      <style:text-properties fo:font-size="10pt" style:font-size-asian="10pt" style:font-size-complex="10pt" fo:font-weight="bold" style:font-weight-asian="bold" style:font-weight-complex="bold"/>
    </style:style>
    <style:style style:name="T106_3" style:family="text">
      <style:text-properties fo:font-size="10pt" style:font-size-asian="10pt" style:font-size-complex="10pt" fo:font-weight="bold" style:font-weight-asian="bold" style:font-weight-complex="bold"/>
    </style:style>
    <style:style style:name="T106_4" style:family="text">
      <style:text-properties fo:font-size="10pt" style:font-size-asian="10pt" style:font-size-complex="10pt" fo:font-weight="bold" style:font-weight-asian="bold" style:font-weight-complex="bold"/>
    </style:style>
    <style:style style:name="T106_5" style:family="text">
      <style:text-properties fo:font-size="10pt" style:font-size-asian="10pt" style:font-size-complex="10pt" fo:font-weight="bold" style:font-weight-asian="bold" style:font-weight-complex="bold"/>
    </style:style>
    <style:style style:name="T106_6" style:family="text">
      <style:text-properties fo:font-size="10pt" style:font-size-asian="10pt" style:font-size-complex="10pt" fo:font-weight="bold" style:font-weight-asian="bold" style:font-weight-complex="bold"/>
    </style:style>
    <style:style style:name="T106_7" style:family="text">
      <style:text-properties fo:font-size="10pt" style:font-size-asian="10pt" style:font-size-complex="10pt" fo:font-weight="bold" style:font-weight-asian="bold" style:font-weight-complex="bold"/>
    </style:style>
    <style:style style:name="T106_8" style:family="text">
      <style:text-properties fo:font-size="10pt" style:font-size-asian="10pt" style:font-size-complex="10pt"/>
    </style:style>
    <style:style style:name="T106_9" style:family="text">
      <style:text-properties fo:font-size="10pt" style:font-size-asian="10pt" style:font-size-complex="10pt"/>
    </style:style>
    <style:style style:name="T106_10" style:family="text">
      <style:text-properties fo:font-size="10pt" style:font-size-asian="10pt" style:font-size-complex="10pt"/>
    </style:style>
    <style:style style:name="T106_11" style:family="text">
      <style:text-properties fo:font-size="10pt" style:font-size-asian="10pt" style:font-size-complex="10pt"/>
    </style:style>
    <style:style style:name="T106_12" style:family="text">
      <style:text-properties fo:font-size="10pt" style:font-size-asian="10pt" style:font-size-complex="10pt"/>
    </style:style>
    <style:style style:name="T106_13" style:family="text">
      <style:text-properties fo:font-size="10pt" style:font-size-asian="10pt" style:font-size-complex="10pt"/>
    </style:style>
    <style:style style:name="P107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08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09" style:family="paragraph" style:parent-style-name="Standard">
      <style:paragraph-properties fo:break-before="auto" fo:line-height="138%" style:writing-mode="lr-tb"/>
    </style:style>
    <style:style style:name="T109_1" style:family="text">
      <style:text-properties fo:font-size="10pt" style:font-size-asian="10pt" style:font-size-complex="10pt"/>
    </style:style>
    <style:style style:name="T109_2" style:family="text">
      <style:text-properties fo:font-size="10pt" style:font-size-asian="10pt" style:font-size-complex="10pt"/>
    </style:style>
    <style:style style:name="T109_3" style:family="text">
      <style:text-properties fo:font-size="10pt" style:font-size-asian="10pt" style:font-size-complex="10pt"/>
    </style:style>
    <style:style style:name="T109_4" style:family="text">
      <style:text-properties fo:font-size="10pt" style:font-size-asian="10pt" style:font-size-complex="10pt"/>
    </style:style>
    <style:style style:name="T109_5" style:family="text">
      <style:text-properties fo:font-size="10pt" style:font-size-asian="10pt" style:font-size-complex="10pt"/>
    </style:style>
    <style:style style:name="T109_6" style:family="text">
      <style:text-properties fo:font-size="10pt" style:font-size-asian="10pt" style:font-size-complex="10pt"/>
    </style:style>
    <style:style style:name="T109_7" style:family="text">
      <style:text-properties fo:font-size="10pt" style:font-size-asian="10pt" style:font-size-complex="10pt"/>
    </style:style>
    <style:style style:name="P110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11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12" style:family="paragraph" style:parent-style-name="Standard">
      <style:paragraph-properties fo:break-before="auto" fo:line-height="138%" style:writing-mode="lr-tb"/>
    </style:style>
    <style:style style:name="T112_1" style:family="text">
      <style:text-properties fo:font-size="10pt" style:font-size-asian="10pt" style:font-size-complex="10pt"/>
    </style:style>
    <style:style style:name="T112_2" style:family="text">
      <style:text-properties fo:font-size="10pt" style:font-size-asian="10pt" style:font-size-complex="10pt"/>
    </style:style>
    <style:style style:name="T112_3" style:family="text">
      <style:text-properties fo:font-size="10pt" style:font-size-asian="10pt" style:font-size-complex="10pt"/>
    </style:style>
    <style:style style:name="T112_4" style:family="text">
      <style:text-properties fo:font-size="10pt" style:font-size-asian="10pt" style:font-size-complex="10pt"/>
    </style:style>
    <style:style style:name="T112_5" style:family="text">
      <style:text-properties fo:font-size="10pt" style:font-size-asian="10pt" style:font-size-complex="10pt"/>
    </style:style>
    <style:style style:name="T112_6" style:family="text">
      <style:text-properties fo:font-size="10pt" style:font-size-asian="10pt" style:font-size-complex="10pt"/>
    </style:style>
    <style:style style:name="T112_7" style:family="text">
      <style:text-properties fo:font-size="10pt" style:font-size-asian="10pt" style:font-size-complex="10pt"/>
    </style:style>
    <style:style style:name="T112_8" style:family="text">
      <style:text-properties fo:font-size="10pt" style:font-size-asian="10pt" style:font-size-complex="10pt"/>
    </style:style>
    <style:style style:name="T112_9" style:family="text">
      <style:text-properties fo:font-size="10pt" style:font-size-asian="10pt" style:font-size-complex="10pt"/>
    </style:style>
    <style:style style:name="T112_10" style:family="text">
      <style:text-properties fo:font-size="10pt" style:font-size-asian="10pt" style:font-size-complex="10pt"/>
    </style:style>
    <style:style style:name="T112_11" style:family="text">
      <style:text-properties fo:font-size="10pt" style:font-size-asian="10pt" style:font-size-complex="10pt"/>
    </style:style>
    <style:style style:name="T112_12" style:family="text">
      <style:text-properties fo:font-size="10pt" style:font-size-asian="10pt" style:font-size-complex="10pt"/>
    </style:style>
    <style:style style:name="T112_13" style:family="text">
      <style:text-properties fo:font-size="10pt" style:font-size-asian="10pt" style:font-size-complex="10pt"/>
    </style:style>
    <style:style style:name="T112_14" style:family="text">
      <style:text-properties fo:font-size="10pt" style:font-size-asian="10pt" style:font-size-complex="10pt"/>
    </style:style>
    <style:style style:name="T112_15" style:family="text">
      <style:text-properties fo:font-size="10pt" style:font-size-asian="10pt" style:font-size-complex="10pt"/>
    </style:style>
    <style:style style:name="T112_16" style:family="text">
      <style:text-properties fo:font-size="10pt" style:font-size-asian="10pt" style:font-size-complex="10pt"/>
    </style:style>
    <style:style style:name="T112_17" style:family="text">
      <style:text-properties fo:font-size="10pt" style:font-size-asian="10pt" style:font-size-complex="10pt"/>
    </style:style>
    <style:style style:name="T112_18" style:family="text">
      <style:text-properties fo:font-size="10pt" style:font-size-asian="10pt" style:font-size-complex="10pt"/>
    </style:style>
    <style:style style:name="T112_19" style:family="text">
      <style:text-properties fo:font-size="10pt" style:font-size-asian="10pt" style:font-size-complex="10pt"/>
    </style:style>
    <style:style style:name="P113" style:family="paragraph" style:parent-style-name="Standard">
      <style:paragraph-properties fo:break-before="auto" fo:line-height="138%" style:writing-mode="lr-tb"/>
    </style:style>
    <style:style style:name="T113_1" style:family="text">
      <style:text-properties fo:font-size="10pt" style:font-size-asian="10pt" style:font-size-complex="10pt"/>
    </style:style>
    <style:style style:name="T113_2" style:family="text">
      <style:text-properties fo:font-size="10pt" style:font-size-asian="10pt" style:font-size-complex="10pt"/>
    </style:style>
    <style:style style:name="T113_3" style:family="text">
      <style:text-properties fo:font-size="10pt" style:font-size-asian="10pt" style:font-size-complex="10pt"/>
    </style:style>
    <style:style style:name="T113_4" style:family="text">
      <style:text-properties fo:font-size="10pt" style:font-size-asian="10pt" style:font-size-complex="10pt"/>
    </style:style>
    <style:style style:name="P114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15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16" style:family="paragraph" style:parent-style-name="Standard">
      <style:paragraph-properties fo:break-before="auto" fo:line-height="138%" style:writing-mode="lr-tb"/>
    </style:style>
    <style:style style:name="T116_1" style:family="text">
      <style:text-properties fo:font-size="10pt" style:font-size-asian="10pt" style:font-size-complex="10pt"/>
    </style:style>
    <style:style style:name="T116_2" style:family="text">
      <style:text-properties fo:font-size="10pt" style:font-size-asian="10pt" style:font-size-complex="10pt"/>
    </style:style>
    <style:style style:name="T116_3" style:family="text">
      <style:text-properties fo:font-size="10pt" style:font-size-asian="10pt" style:font-size-complex="10pt"/>
    </style:style>
    <style:style style:name="T116_4" style:family="text">
      <style:text-properties fo:font-size="10pt" style:font-size-asian="10pt" style:font-size-complex="10pt"/>
    </style:style>
    <style:style style:name="T116_5" style:family="text">
      <style:text-properties fo:font-size="10pt" style:font-size-asian="10pt" style:font-size-complex="10pt"/>
    </style:style>
    <style:style style:name="T116_6" style:family="text">
      <style:text-properties fo:font-size="10pt" style:font-size-asian="10pt" style:font-size-complex="10pt"/>
    </style:style>
    <style:style style:name="T116_7" style:family="text">
      <style:text-properties fo:font-size="10pt" style:font-size-asian="10pt" style:font-size-complex="10pt"/>
    </style:style>
    <style:style style:name="T116_8" style:family="text">
      <style:text-properties fo:font-size="10pt" style:font-size-asian="10pt" style:font-size-complex="10pt"/>
    </style:style>
    <style:style style:name="T116_9" style:family="text">
      <style:text-properties fo:font-size="10pt" style:font-size-asian="10pt" style:font-size-complex="10pt"/>
    </style:style>
    <style:style style:name="T116_10" style:family="text">
      <style:text-properties fo:font-size="10pt" style:font-size-asian="10pt" style:font-size-complex="10pt"/>
    </style:style>
    <style:style style:name="T116_11" style:family="text">
      <style:text-properties fo:font-size="10pt" style:font-size-asian="10pt" style:font-size-complex="10pt"/>
    </style:style>
    <style:style style:name="T116_12" style:family="text">
      <style:text-properties fo:font-size="10pt" style:font-size-asian="10pt" style:font-size-complex="10pt"/>
    </style:style>
    <style:style style:name="T116_13" style:family="text">
      <style:text-properties fo:font-size="10pt" style:font-size-asian="10pt" style:font-size-complex="10pt"/>
    </style:style>
    <style:style style:name="T116_14" style:family="text">
      <style:text-properties fo:font-size="10pt" style:font-size-asian="10pt" style:font-size-complex="10pt"/>
    </style:style>
    <style:style style:name="T116_15" style:family="text">
      <style:text-properties fo:font-size="10pt" style:font-size-asian="10pt" style:font-size-complex="10pt"/>
    </style:style>
    <style:style style:name="T116_16" style:family="text">
      <style:text-properties fo:font-size="10pt" style:font-size-asian="10pt" style:font-size-complex="10pt"/>
    </style:style>
    <style:style style:name="T116_17" style:family="text">
      <style:text-properties fo:font-size="10pt" style:font-size-asian="10pt" style:font-size-complex="10pt"/>
    </style:style>
    <style:style style:name="T116_18" style:family="text">
      <style:text-properties fo:font-size="10pt" style:font-size-asian="10pt" style:font-size-complex="10pt"/>
    </style:style>
    <style:style style:name="T116_19" style:family="text">
      <style:text-properties fo:font-size="10pt" style:font-size-asian="10pt" style:font-size-complex="10pt"/>
    </style:style>
    <style:style style:name="T116_20" style:family="text">
      <style:text-properties fo:font-size="10pt" style:font-size-asian="10pt" style:font-size-complex="10pt"/>
    </style:style>
    <style:style style:name="T116_21" style:family="text">
      <style:text-properties fo:font-size="10pt" style:font-size-asian="10pt" style:font-size-complex="10pt"/>
    </style:style>
    <style:style style:name="T116_22" style:family="text">
      <style:text-properties fo:font-size="10pt" style:font-size-asian="10pt" style:font-size-complex="10pt"/>
    </style:style>
    <style:style style:name="T116_23" style:family="text">
      <style:text-properties fo:font-size="10pt" style:font-size-asian="10pt" style:font-size-complex="10pt"/>
    </style:style>
    <style:style style:name="T116_24" style:family="text">
      <style:text-properties fo:font-size="10pt" style:font-size-asian="10pt" style:font-size-complex="10pt"/>
    </style:style>
    <style:style style:name="T116_25" style:family="text">
      <style:text-properties fo:font-size="10pt" style:font-size-asian="10pt" style:font-size-complex="10pt"/>
    </style:style>
    <style:style style:name="T116_26" style:family="text">
      <style:text-properties fo:font-size="10pt" style:font-size-asian="10pt" style:font-size-complex="10pt"/>
    </style:style>
    <style:style style:name="T116_27" style:family="text">
      <style:text-properties fo:font-size="10pt" style:font-size-asian="10pt" style:font-size-complex="10pt"/>
    </style:style>
    <style:style style:name="T116_28" style:family="text">
      <style:text-properties fo:font-size="10pt" style:font-size-asian="10pt" style:font-size-complex="10pt"/>
    </style:style>
    <style:style style:name="P117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18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19" style:family="paragraph" style:parent-style-name="Standard">
      <style:paragraph-properties fo:break-before="auto" fo:line-height="138%" style:writing-mode="lr-tb"/>
    </style:style>
    <style:style style:name="T119_1" style:family="text">
      <style:text-properties fo:font-size="10pt" style:font-size-asian="10pt" style:font-size-complex="10pt"/>
    </style:style>
    <style:style style:name="T119_2" style:family="text">
      <style:text-properties fo:font-size="10pt" style:font-size-asian="10pt" style:font-size-complex="10pt"/>
    </style:style>
    <style:style style:name="T119_3" style:family="text">
      <style:text-properties fo:font-size="10pt" style:font-size-asian="10pt" style:font-size-complex="10pt"/>
    </style:style>
    <style:style style:name="T119_4" style:family="text">
      <style:text-properties fo:font-size="10pt" style:font-size-asian="10pt" style:font-size-complex="10pt"/>
    </style:style>
    <style:style style:name="T119_5" style:family="text">
      <style:text-properties fo:font-size="10pt" style:font-size-asian="10pt" style:font-size-complex="10pt"/>
    </style:style>
    <style:style style:name="T119_6" style:family="text">
      <style:text-properties fo:font-size="10pt" style:font-size-asian="10pt" style:font-size-complex="10pt"/>
    </style:style>
    <style:style style:name="T119_7" style:family="text">
      <style:text-properties fo:font-size="10pt" style:font-size-asian="10pt" style:font-size-complex="10pt"/>
    </style:style>
    <style:style style:name="T119_8" style:family="text">
      <style:text-properties fo:font-size="10pt" style:font-size-asian="10pt" style:font-size-complex="10pt"/>
    </style:style>
    <style:style style:name="T119_9" style:family="text">
      <style:text-properties fo:font-size="10pt" style:font-size-asian="10pt" style:font-size-complex="10pt"/>
    </style:style>
    <style:style style:name="T119_10" style:family="text">
      <style:text-properties fo:font-size="10pt" style:font-size-asian="10pt" style:font-size-complex="10pt"/>
    </style:style>
    <style:style style:name="T119_11" style:family="text">
      <style:text-properties fo:font-size="10pt" style:font-size-asian="10pt" style:font-size-complex="10pt"/>
    </style:style>
    <style:style style:name="T119_12" style:family="text">
      <style:text-properties fo:font-size="10pt" style:font-size-asian="10pt" style:font-size-complex="10pt"/>
    </style:style>
    <style:style style:name="T119_13" style:family="text">
      <style:text-properties fo:font-size="10pt" style:font-size-asian="10pt" style:font-size-complex="10pt"/>
    </style:style>
    <style:style style:name="T119_14" style:family="text">
      <style:text-properties fo:font-size="10pt" style:font-size-asian="10pt" style:font-size-complex="10pt"/>
    </style:style>
    <style:style style:name="T119_15" style:family="text">
      <style:text-properties fo:font-size="10pt" style:font-size-asian="10pt" style:font-size-complex="10pt"/>
    </style:style>
    <style:style style:name="P120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21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22" style:family="paragraph" style:parent-style-name="Standard">
      <style:paragraph-properties fo:break-before="auto" fo:line-height="138%" style:writing-mode="lr-tb"/>
    </style:style>
    <style:style style:name="T122_1" style:family="text">
      <style:text-properties fo:font-size="10pt" style:font-size-asian="10pt" style:font-size-complex="10pt"/>
    </style:style>
    <style:style style:name="T122_2" style:family="text">
      <style:text-properties fo:font-size="10pt" style:font-size-asian="10pt" style:font-size-complex="10pt"/>
    </style:style>
    <style:style style:name="P123" style:family="paragraph" style:parent-style-name="Standard">
      <style:paragraph-properties fo:break-before="auto" fo:line-height="138%" style:writing-mode="lr-tb"/>
    </style:style>
    <style:style style:name="T123_1" style:family="text">
      <style:text-properties fo:font-size="10pt" style:font-size-asian="10pt" style:font-size-complex="10pt"/>
    </style:style>
    <style:style style:name="T123_2" style:family="text">
      <style:text-properties fo:font-size="10pt" style:font-size-asian="10pt" style:font-size-complex="10pt"/>
    </style:style>
    <style:style style:name="T123_3" style:family="text">
      <style:text-properties fo:font-size="10pt" style:font-size-asian="10pt" style:font-size-complex="10pt"/>
    </style:style>
    <style:style style:name="T123_4" style:family="text">
      <style:text-properties fo:font-size="10pt" style:font-size-asian="10pt" style:font-size-complex="10pt"/>
    </style:style>
    <style:style style:name="T123_5" style:family="text">
      <style:text-properties fo:font-size="10pt" style:font-size-asian="10pt" style:font-size-complex="10pt"/>
    </style:style>
    <style:style style:name="T123_6" style:family="text">
      <style:text-properties fo:font-size="10pt" style:font-size-asian="10pt" style:font-size-complex="10pt"/>
    </style:style>
    <style:style style:name="T123_7" style:family="text">
      <style:text-properties fo:font-size="10pt" style:font-size-asian="10pt" style:font-size-complex="10pt"/>
    </style:style>
    <style:style style:name="T123_8" style:family="text">
      <style:text-properties fo:font-size="10pt" style:font-size-asian="10pt" style:font-size-complex="10pt"/>
    </style:style>
    <style:style style:name="P124" style:family="paragraph" style:parent-style-name="Standard">
      <style:paragraph-properties fo:break-before="auto" fo:line-height="138%" style:writing-mode="lr-tb"/>
    </style:style>
    <style:style style:name="T124_1" style:family="text">
      <style:text-properties fo:font-size="10pt" style:font-size-asian="10pt" style:font-size-complex="10pt"/>
    </style:style>
    <style:style style:name="T124_2" style:family="text">
      <style:text-properties fo:font-size="10pt" style:font-size-asian="10pt" style:font-size-complex="10pt"/>
    </style:style>
    <style:style style:name="T124_3" style:family="text">
      <style:text-properties fo:font-size="10pt" style:font-size-asian="10pt" style:font-size-complex="10pt"/>
    </style:style>
    <style:style style:name="T124_4" style:family="text">
      <style:text-properties fo:font-size="10pt" style:font-size-asian="10pt" style:font-size-complex="10pt"/>
    </style:style>
    <style:style style:name="T124_5" style:family="text">
      <style:text-properties fo:font-size="10pt" style:font-size-asian="10pt" style:font-size-complex="10pt"/>
    </style:style>
    <style:style style:name="T124_6" style:family="text">
      <style:text-properties fo:font-size="10pt" style:font-size-asian="10pt" style:font-size-complex="10pt"/>
    </style:style>
    <style:style style:name="T124_7" style:family="text">
      <style:text-properties fo:font-size="10pt" style:font-size-asian="10pt" style:font-size-complex="10pt"/>
    </style:style>
    <style:style style:name="T124_8" style:family="text">
      <style:text-properties fo:font-size="10pt" style:font-size-asian="10pt" style:font-size-complex="10pt"/>
    </style:style>
    <style:style style:name="T124_9" style:family="text">
      <style:text-properties fo:font-size="10pt" style:font-size-asian="10pt" style:font-size-complex="10pt"/>
    </style:style>
    <style:style style:name="T124_10" style:family="text">
      <style:text-properties fo:font-size="10pt" style:font-size-asian="10pt" style:font-size-complex="10pt"/>
    </style:style>
    <style:style style:name="T124_11" style:family="text">
      <style:text-properties fo:font-size="10pt" style:font-size-asian="10pt" style:font-size-complex="10pt"/>
    </style:style>
    <style:style style:name="T124_12" style:family="text">
      <style:text-properties fo:font-size="10pt" style:font-size-asian="10pt" style:font-size-complex="10pt"/>
    </style:style>
    <style:style style:name="T124_13" style:family="text">
      <style:text-properties fo:font-size="10pt" style:font-size-asian="10pt" style:font-size-complex="10pt"/>
    </style:style>
    <style:style style:name="T124_14" style:family="text">
      <style:text-properties fo:font-size="10pt" style:font-size-asian="10pt" style:font-size-complex="10pt"/>
    </style:style>
    <style:style style:name="T124_15" style:family="text">
      <style:text-properties fo:font-size="10pt" style:font-size-asian="10pt" style:font-size-complex="10pt"/>
    </style:style>
    <style:style style:name="T124_16" style:family="text">
      <style:text-properties fo:font-size="10pt" style:font-size-asian="10pt" style:font-size-complex="10pt"/>
    </style:style>
    <style:style style:name="T124_17" style:family="text">
      <style:text-properties fo:font-size="10pt" style:font-size-asian="10pt" style:font-size-complex="10pt"/>
    </style:style>
    <style:style style:name="T124_18" style:family="text">
      <style:text-properties fo:font-size="10pt" style:font-size-asian="10pt" style:font-size-complex="10pt"/>
    </style:style>
    <style:style style:name="T124_19" style:family="text">
      <style:text-properties fo:font-size="10pt" style:font-size-asian="10pt" style:font-size-complex="10pt"/>
    </style:style>
    <style:style style:name="T124_20" style:family="text">
      <style:text-properties fo:font-size="10pt" style:font-size-asian="10pt" style:font-size-complex="10pt"/>
    </style:style>
    <style:style style:name="T124_21" style:family="text">
      <style:text-properties fo:font-size="10pt" style:font-size-asian="10pt" style:font-size-complex="10pt"/>
    </style:style>
    <style:style style:name="T124_22" style:family="text">
      <style:text-properties fo:font-size="10pt" style:font-size-asian="10pt" style:font-size-complex="10pt"/>
    </style:style>
    <style:style style:name="T124_23" style:family="text">
      <style:text-properties fo:font-size="10pt" style:font-size-asian="10pt" style:font-size-complex="10pt"/>
    </style:style>
    <style:style style:name="T124_24" style:family="text">
      <style:text-properties fo:font-size="10pt" style:font-size-asian="10pt" style:font-size-complex="10pt"/>
    </style:style>
    <style:style style:name="T124_25" style:family="text">
      <style:text-properties fo:font-size="10pt" style:font-size-asian="10pt" style:font-size-complex="10pt"/>
    </style:style>
    <style:style style:name="T124_26" style:family="text">
      <style:text-properties fo:font-size="10pt" style:font-size-asian="10pt" style:font-size-complex="10pt"/>
    </style:style>
    <style:style style:name="T124_27" style:family="text">
      <style:text-properties fo:font-size="10pt" style:font-size-asian="10pt" style:font-size-complex="10pt"/>
    </style:style>
    <style:style style:name="T124_28" style:family="text">
      <style:text-properties fo:font-size="10pt" style:font-size-asian="10pt" style:font-size-complex="10pt"/>
    </style:style>
    <style:style style:name="P125" style:family="paragraph" style:parent-style-name="Standard">
      <style:paragraph-properties fo:break-before="auto" fo:line-height="138%" style:writing-mode="lr-tb"/>
    </style:style>
    <style:style style:name="T125_1" style:family="text">
      <style:text-properties fo:font-size="10pt" style:font-size-asian="10pt" style:font-size-complex="10pt"/>
    </style:style>
    <style:style style:name="T125_2" style:family="text">
      <style:text-properties fo:font-size="10pt" style:font-size-asian="10pt" style:font-size-complex="10pt"/>
    </style:style>
    <style:style style:name="T125_3" style:family="text">
      <style:text-properties fo:font-size="10pt" style:font-size-asian="10pt" style:font-size-complex="10pt"/>
    </style:style>
    <style:style style:name="T125_4" style:family="text">
      <style:text-properties fo:font-size="10pt" style:font-size-asian="10pt" style:font-size-complex="10pt"/>
    </style:style>
    <style:style style:name="T125_5" style:family="text">
      <style:text-properties fo:font-size="10pt" style:font-size-asian="10pt" style:font-size-complex="10pt"/>
    </style:style>
    <style:style style:name="T125_6" style:family="text">
      <style:text-properties fo:font-size="10pt" style:font-size-asian="10pt" style:font-size-complex="10pt"/>
    </style:style>
    <style:style style:name="T125_7" style:family="text">
      <style:text-properties fo:font-size="10pt" style:font-size-asian="10pt" style:font-size-complex="10pt"/>
    </style:style>
    <style:style style:name="T125_8" style:family="text">
      <style:text-properties fo:font-size="10pt" style:font-size-asian="10pt" style:font-size-complex="10pt"/>
    </style:style>
    <style:style style:name="T125_9" style:family="text">
      <style:text-properties fo:font-size="10pt" style:font-size-asian="10pt" style:font-size-complex="10pt"/>
    </style:style>
    <style:style style:name="T125_10" style:family="text">
      <style:text-properties fo:font-size="10pt" style:font-size-asian="10pt" style:font-size-complex="10pt"/>
    </style:style>
    <style:style style:name="P126" style:family="paragraph" style:parent-style-name="Standard">
      <style:paragraph-properties fo:break-before="auto" fo:line-height="138%" style:writing-mode="lr-tb"/>
    </style:style>
    <style:style style:name="T126_1" style:family="text">
      <style:text-properties fo:font-size="10pt" style:font-size-asian="10pt" style:font-size-complex="10pt"/>
    </style:style>
    <style:style style:name="T126_2" style:family="text">
      <style:text-properties fo:font-size="10pt" style:font-size-asian="10pt" style:font-size-complex="10pt"/>
    </style:style>
    <style:style style:name="T126_3" style:family="text">
      <style:text-properties fo:font-size="10pt" style:font-size-asian="10pt" style:font-size-complex="10pt"/>
    </style:style>
    <style:style style:name="T126_4" style:family="text">
      <style:text-properties fo:font-size="10pt" style:font-size-asian="10pt" style:font-size-complex="10pt"/>
    </style:style>
    <style:style style:name="T126_5" style:family="text">
      <style:text-properties fo:font-size="10pt" style:font-size-asian="10pt" style:font-size-complex="10pt"/>
    </style:style>
    <style:style style:name="T126_6" style:family="text">
      <style:text-properties fo:font-size="10pt" style:font-size-asian="10pt" style:font-size-complex="10pt"/>
    </style:style>
    <style:style style:name="T126_7" style:family="text">
      <style:text-properties fo:font-size="10pt" style:font-size-asian="10pt" style:font-size-complex="10pt"/>
    </style:style>
    <style:style style:name="T126_8" style:family="text">
      <style:text-properties fo:font-size="10pt" style:font-size-asian="10pt" style:font-size-complex="10pt"/>
    </style:style>
    <style:style style:name="T126_9" style:family="text">
      <style:text-properties fo:font-size="10pt" style:font-size-asian="10pt" style:font-size-complex="10pt"/>
    </style:style>
    <style:style style:name="T126_10" style:family="text">
      <style:text-properties fo:font-size="10pt" style:font-size-asian="10pt" style:font-size-complex="10pt"/>
    </style:style>
    <style:style style:name="T126_11" style:family="text">
      <style:text-properties fo:font-size="10pt" style:font-size-asian="10pt" style:font-size-complex="10pt"/>
    </style:style>
    <style:style style:name="T126_12" style:family="text">
      <style:text-properties fo:font-size="10pt" style:font-size-asian="10pt" style:font-size-complex="10pt"/>
    </style:style>
    <style:style style:name="T126_13" style:family="text">
      <style:text-properties fo:font-size="10pt" style:font-size-asian="10pt" style:font-size-complex="10pt"/>
    </style:style>
    <style:style style:name="T126_14" style:family="text">
      <style:text-properties fo:font-size="10pt" style:font-size-asian="10pt" style:font-size-complex="10pt"/>
    </style:style>
    <style:style style:name="T126_15" style:family="text">
      <style:text-properties fo:font-size="10pt" style:font-size-asian="10pt" style:font-size-complex="10pt"/>
    </style:style>
    <style:style style:name="P127" style:family="paragraph" style:parent-style-name="Standard">
      <style:paragraph-properties fo:break-before="auto" fo:line-height="138%" style:writing-mode="lr-tb"/>
      <style:text-properties fo:font-size="10pt" style:font-size-asian="10pt" style:font-size-complex="10pt"/>
    </style:style>
    <style:style style:name="P128" style:family="paragraph" style:parent-style-name="Standard">
      <style:paragraph-properties fo:break-before="auto" fo:line-height="138%" style:writing-mode="lr-tb"/>
    </style:style>
    <style:style style:name="T128_1" style:family="text">
      <style:text-properties fo:font-size="10pt" style:font-size-asian="10pt" style:font-size-complex="10pt"/>
    </style:style>
    <style:style style:name="T128_2" style:family="text">
      <style:text-properties fo:font-size="10pt" style:font-size-asian="10pt" style:font-size-complex="10pt"/>
    </style:style>
    <style:style style:name="T128_3" style:family="text">
      <style:text-properties fo:font-size="10pt" style:font-size-asian="10pt" style:font-size-complex="10pt"/>
    </style:style>
    <style:style style:name="T128_4" style:family="text">
      <style:text-properties fo:font-size="10pt" style:font-size-asian="10pt" style:font-size-complex="10pt"/>
    </style:style>
    <style:style style:name="T128_5" style:family="text">
      <style:text-properties fo:font-size="10pt" style:font-size-asian="10pt" style:font-size-complex="10pt"/>
    </style:style>
    <style:style style:name="T128_6" style:family="text">
      <style:text-properties fo:font-size="10pt" style:font-size-asian="10pt" style:font-size-complex="10pt"/>
    </style:style>
    <style:style style:name="P129" style:family="paragraph" style:parent-style-name="Standard">
      <style:paragraph-properties fo:break-before="auto" fo:line-height="138%" style:writing-mode="lr-tb"/>
      <style:text-properties fo:font-size="10pt" style:font-size-asian="10pt" style:font-size-complex="10pt"/>
    </style:style>
    <style:style style:name="P130" style:family="paragraph" style:parent-style-name="Standard">
      <style:paragraph-properties fo:break-before="auto" fo:line-height="138%" style:writing-mode="lr-tb"/>
    </style:style>
    <style:style style:name="T130_1" style:family="text">
      <style:text-properties fo:font-size="10pt" style:font-size-asian="10pt" style:font-size-complex="10pt"/>
    </style:style>
    <style:style style:name="T130_2" style:family="text">
      <style:text-properties fo:font-size="10pt" style:font-size-asian="10pt" style:font-size-complex="10pt"/>
    </style:style>
    <style:style style:name="T130_3" style:family="text">
      <style:text-properties fo:font-size="10pt" style:font-size-asian="10pt" style:font-size-complex="10pt"/>
    </style:style>
    <style:style style:name="P131" style:family="paragraph" style:parent-style-name="Standard">
      <style:paragraph-properties fo:break-before="auto" fo:line-height="138%" style:writing-mode="lr-tb"/>
      <style:text-properties fo:font-size="10pt" style:font-size-asian="10pt" style:font-size-complex="10pt"/>
    </style:style>
    <style:style style:name="P132" style:family="paragraph" style:parent-style-name="Standard">
      <style:paragraph-properties fo:break-before="auto" fo:line-height="138%" style:writing-mode="lr-tb"/>
    </style:style>
    <style:style style:name="T132_1" style:family="text">
      <style:text-properties fo:font-size="10pt" style:font-size-asian="10pt" style:font-size-complex="10pt"/>
    </style:style>
    <style:style style:name="T132_2" style:family="text">
      <style:text-properties fo:font-size="10pt" style:font-size-asian="10pt" style:font-size-complex="10pt"/>
    </style:style>
    <style:style style:name="T132_3" style:family="text">
      <style:text-properties fo:font-size="10pt" style:font-size-asian="10pt" style:font-size-complex="10pt"/>
    </style:style>
    <style:style style:name="T132_4" style:family="text">
      <style:text-properties fo:font-size="10pt" style:font-size-asian="10pt" style:font-size-complex="10pt"/>
    </style:style>
    <style:style style:name="T132_5" style:family="text">
      <style:text-properties fo:font-size="10pt" style:font-size-asian="10pt" style:font-size-complex="10pt"/>
    </style:style>
    <style:style style:name="T132_6" style:family="text">
      <style:text-properties fo:font-size="10pt" style:font-size-asian="10pt" style:font-size-complex="10pt"/>
    </style:style>
    <style:style style:name="T132_7" style:family="text">
      <style:text-properties fo:font-size="10pt" style:font-size-asian="10pt" style:font-size-complex="10pt"/>
    </style:style>
    <style:style style:name="P133" style:family="paragraph" style:parent-style-name="Standard">
      <style:paragraph-properties fo:break-before="auto" fo:line-height="138%" style:writing-mode="lr-tb"/>
    </style:style>
    <style:style style:name="T133_1" style:family="text">
      <style:text-properties fo:font-size="10pt" style:font-size-asian="10pt" style:font-size-complex="10pt"/>
    </style:style>
    <style:style style:name="T133_2" style:family="text">
      <style:text-properties fo:font-size="10pt" style:font-size-asian="10pt" style:font-size-complex="10pt"/>
    </style:style>
    <style:style style:name="T133_3" style:family="text">
      <style:text-properties fo:font-size="10pt" style:font-size-asian="10pt" style:font-size-complex="10pt"/>
    </style:style>
    <style:style style:name="T133_4" style:family="text">
      <style:text-properties fo:font-size="10pt" style:font-size-asian="10pt" style:font-size-complex="10pt"/>
    </style:style>
    <style:style style:name="T133_5" style:family="text">
      <style:text-properties fo:font-size="10pt" style:font-size-asian="10pt" style:font-size-complex="10pt"/>
    </style:style>
    <style:style style:name="T133_6" style:family="text">
      <style:text-properties fo:font-size="10pt" style:font-size-asian="10pt" style:font-size-complex="10pt"/>
    </style:style>
    <style:style style:name="T133_7" style:family="text">
      <style:text-properties fo:font-size="10pt" style:font-size-asian="10pt" style:font-size-complex="10pt"/>
    </style:style>
    <style:style style:name="T133_8" style:family="text">
      <style:text-properties fo:font-size="10pt" style:font-size-asian="10pt" style:font-size-complex="10pt"/>
    </style:style>
    <style:style style:name="T133_9" style:family="text">
      <style:text-properties fo:font-size="10pt" style:font-size-asian="10pt" style:font-size-complex="10pt"/>
    </style:style>
    <style:style style:name="P134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35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36" style:family="paragraph" style:parent-style-name="Standard">
      <style:paragraph-properties fo:break-before="auto" fo:line-height="138%" style:writing-mode="lr-tb"/>
    </style:style>
    <style:style style:name="T136_1" style:family="text">
      <style:text-properties fo:font-size="10pt" style:font-size-asian="10pt" style:font-size-complex="10pt" fo:font-weight="bold" style:font-weight-asian="bold" style:font-weight-complex="bold"/>
    </style:style>
    <style:style style:name="T136_2" style:family="text">
      <style:text-properties fo:font-size="10pt" style:font-size-asian="10pt" style:font-size-complex="10pt" fo:font-weight="bold" style:font-weight-asian="bold" style:font-weight-complex="bold"/>
    </style:style>
    <style:style style:name="T136_3" style:family="text">
      <style:text-properties fo:font-size="10pt" style:font-size-asian="10pt" style:font-size-complex="10pt" fo:font-weight="bold" style:font-weight-asian="bold" style:font-weight-complex="bold"/>
    </style:style>
    <style:style style:name="T136_4" style:family="text">
      <style:text-properties fo:font-size="10pt" style:font-size-asian="10pt" style:font-size-complex="10pt" fo:font-weight="bold" style:font-weight-asian="bold" style:font-weight-complex="bold"/>
    </style:style>
    <style:style style:name="T136_5" style:family="text">
      <style:text-properties fo:font-size="10pt" style:font-size-asian="10pt" style:font-size-complex="10pt" fo:font-weight="bold" style:font-weight-asian="bold" style:font-weight-complex="bold"/>
    </style:style>
    <style:style style:name="T136_6" style:family="text">
      <style:text-properties fo:font-size="10pt" style:font-size-asian="10pt" style:font-size-complex="10pt" fo:font-weight="bold" style:font-weight-asian="bold" style:font-weight-complex="bold"/>
    </style:style>
    <style:style style:name="T136_7" style:family="text">
      <style:text-properties fo:font-size="10pt" style:font-size-asian="10pt" style:font-size-complex="10pt" fo:font-weight="bold" style:font-weight-asian="bold" style:font-weight-complex="bold"/>
    </style:style>
    <style:style style:name="T136_8" style:family="text">
      <style:text-properties fo:font-size="10pt" style:font-size-asian="10pt" style:font-size-complex="10pt"/>
    </style:style>
    <style:style style:name="T136_9" style:family="text">
      <style:text-properties fo:font-size="10pt" style:font-size-asian="10pt" style:font-size-complex="10pt"/>
    </style:style>
    <style:style style:name="T136_10" style:family="text">
      <style:text-properties fo:font-size="10pt" style:font-size-asian="10pt" style:font-size-complex="10pt"/>
    </style:style>
    <style:style style:name="T136_11" style:family="text">
      <style:text-properties fo:font-size="10pt" style:font-size-asian="10pt" style:font-size-complex="10pt"/>
    </style:style>
    <style:style style:name="T136_12" style:family="text">
      <style:text-properties fo:font-size="10pt" style:font-size-asian="10pt" style:font-size-complex="10pt"/>
    </style:style>
    <style:style style:name="T136_13" style:family="text">
      <style:text-properties fo:font-size="10pt" style:font-size-asian="10pt" style:font-size-complex="10pt"/>
    </style:style>
    <style:style style:name="P137" style:family="paragraph" style:parent-style-name="Standard">
      <style:paragraph-properties fo:break-before="auto" fo:line-height="138%" style:writing-mode="lr-tb"/>
      <style:text-properties fo:font-size="10pt" style:font-size-asian="10pt" style:font-size-complex="10pt"/>
    </style:style>
    <style:style style:name="P138" style:family="paragraph" style:parent-style-name="Standard">
      <style:paragraph-properties fo:break-before="auto" fo:line-height="138%" style:writing-mode="lr-tb"/>
    </style:style>
    <style:style style:name="T138_1" style:family="text">
      <style:text-properties fo:font-size="10pt" style:font-size-asian="10pt" style:font-size-complex="10pt"/>
    </style:style>
    <style:style style:name="T138_2" style:family="text">
      <style:text-properties fo:font-size="10pt" style:font-size-asian="10pt" style:font-size-complex="10pt"/>
    </style:style>
    <style:style style:name="T138_3" style:family="text">
      <style:text-properties fo:font-size="10pt" style:font-size-asian="10pt" style:font-size-complex="10pt"/>
    </style:style>
    <style:style style:name="T138_4" style:family="text">
      <style:text-properties fo:font-size="10pt" style:font-size-asian="10pt" style:font-size-complex="10pt"/>
    </style:style>
    <style:style style:name="T138_5" style:family="text">
      <style:text-properties fo:font-size="10pt" style:font-size-asian="10pt" style:font-size-complex="10pt"/>
    </style:style>
    <style:style style:name="P139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40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41" style:family="paragraph" style:parent-style-name="Standard">
      <style:paragraph-properties fo:break-before="auto" fo:line-height="138%" style:writing-mode="lr-tb"/>
    </style:style>
    <style:style style:name="T141_1" style:family="text">
      <style:text-properties fo:font-size="10pt" style:font-size-asian="10pt" style:font-size-complex="10pt"/>
    </style:style>
    <style:style style:name="T141_2" style:family="text">
      <style:text-properties fo:font-size="10pt" style:font-size-asian="10pt" style:font-size-complex="10pt"/>
    </style:style>
    <style:style style:name="T141_3" style:family="text">
      <style:text-properties fo:font-size="10pt" style:font-size-asian="10pt" style:font-size-complex="10pt"/>
    </style:style>
    <style:style style:name="T141_4" style:family="text">
      <style:text-properties fo:font-size="10pt" style:font-size-asian="10pt" style:font-size-complex="10pt"/>
    </style:style>
    <style:style style:name="T141_5" style:family="text">
      <style:text-properties fo:font-size="10pt" style:font-size-asian="10pt" style:font-size-complex="10pt"/>
    </style:style>
    <style:style style:name="T141_6" style:family="text">
      <style:text-properties fo:font-size="10pt" style:font-size-asian="10pt" style:font-size-complex="10pt"/>
    </style:style>
    <style:style style:name="T141_7" style:family="text">
      <style:text-properties fo:font-size="10pt" style:font-size-asian="10pt" style:font-size-complex="10pt"/>
    </style:style>
    <style:style style:name="T141_8" style:family="text">
      <style:text-properties fo:font-size="10pt" style:font-size-asian="10pt" style:font-size-complex="10pt"/>
    </style:style>
    <style:style style:name="T141_9" style:family="text">
      <style:text-properties fo:font-size="10pt" style:font-size-asian="10pt" style:font-size-complex="10pt"/>
    </style:style>
    <style:style style:name="T141_10" style:family="text">
      <style:text-properties fo:font-size="10pt" style:font-size-asian="10pt" style:font-size-complex="10pt"/>
    </style:style>
    <style:style style:name="T141_11" style:family="text">
      <style:text-properties fo:font-size="10pt" style:font-size-asian="10pt" style:font-size-complex="10pt"/>
    </style:style>
    <style:style style:name="T141_12" style:family="text">
      <style:text-properties fo:font-size="10pt" style:font-size-asian="10pt" style:font-size-complex="10pt"/>
    </style:style>
    <style:style style:name="T141_13" style:family="text">
      <style:text-properties fo:font-size="10pt" style:font-size-asian="10pt" style:font-size-complex="10pt"/>
    </style:style>
    <style:style style:name="T141_14" style:family="text">
      <style:text-properties fo:font-size="10pt" style:font-size-asian="10pt" style:font-size-complex="10pt"/>
    </style:style>
    <style:style style:name="T141_15" style:family="text">
      <style:text-properties fo:font-size="10pt" style:font-size-asian="10pt" style:font-size-complex="10pt"/>
    </style:style>
    <style:style style:name="T141_16" style:family="text">
      <style:text-properties fo:font-size="10pt" style:font-size-asian="10pt" style:font-size-complex="10pt"/>
    </style:style>
    <style:style style:name="T141_17" style:family="text">
      <style:text-properties fo:font-size="10pt" style:font-size-asian="10pt" style:font-size-complex="10pt"/>
    </style:style>
    <style:style style:name="T141_18" style:family="text">
      <style:text-properties fo:font-size="10pt" style:font-size-asian="10pt" style:font-size-complex="10pt"/>
    </style:style>
    <style:style style:name="T141_19" style:family="text">
      <style:text-properties fo:font-size="10pt" style:font-size-asian="10pt" style:font-size-complex="10pt"/>
    </style:style>
    <style:style style:name="P142" style:family="paragraph" style:parent-style-name="Standard">
      <style:paragraph-properties fo:break-before="auto" fo:line-height="138%" style:writing-mode="lr-tb"/>
    </style:style>
    <style:style style:name="T142_1" style:family="text">
      <style:text-properties fo:font-size="10pt" style:font-size-asian="10pt" style:font-size-complex="10pt"/>
    </style:style>
    <style:style style:name="T142_2" style:family="text">
      <style:text-properties fo:font-size="10pt" style:font-size-asian="10pt" style:font-size-complex="10pt"/>
    </style:style>
    <style:style style:name="T142_3" style:family="text">
      <style:text-properties fo:font-size="10pt" style:font-size-asian="10pt" style:font-size-complex="10pt"/>
    </style:style>
    <style:style style:name="T142_4" style:family="text">
      <style:text-properties fo:font-size="10pt" style:font-size-asian="10pt" style:font-size-complex="10pt"/>
    </style:style>
    <style:style style:name="P143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44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45" style:family="paragraph" style:parent-style-name="Standard">
      <style:paragraph-properties fo:break-before="auto" fo:line-height="138%" style:writing-mode="lr-tb"/>
    </style:style>
    <style:style style:name="T145_1" style:family="text">
      <style:text-properties fo:font-size="10pt" style:font-size-asian="10pt" style:font-size-complex="10pt"/>
    </style:style>
    <style:style style:name="T145_2" style:family="text">
      <style:text-properties fo:font-size="10pt" style:font-size-asian="10pt" style:font-size-complex="10pt"/>
    </style:style>
    <style:style style:name="T145_3" style:family="text">
      <style:text-properties fo:font-size="10pt" style:font-size-asian="10pt" style:font-size-complex="10pt"/>
    </style:style>
    <style:style style:name="T145_4" style:family="text">
      <style:text-properties fo:font-size="10pt" style:font-size-asian="10pt" style:font-size-complex="10pt"/>
    </style:style>
    <style:style style:name="T145_5" style:family="text">
      <style:text-properties fo:font-size="10pt" style:font-size-asian="10pt" style:font-size-complex="10pt"/>
    </style:style>
    <style:style style:name="T145_6" style:family="text">
      <style:text-properties fo:font-size="10pt" style:font-size-asian="10pt" style:font-size-complex="10pt"/>
    </style:style>
    <style:style style:name="T145_7" style:family="text">
      <style:text-properties fo:font-size="10pt" style:font-size-asian="10pt" style:font-size-complex="10pt"/>
    </style:style>
    <style:style style:name="T145_8" style:family="text">
      <style:text-properties fo:font-size="10pt" style:font-size-asian="10pt" style:font-size-complex="10pt"/>
    </style:style>
    <style:style style:name="T145_9" style:family="text">
      <style:text-properties fo:font-size="10pt" style:font-size-asian="10pt" style:font-size-complex="10pt"/>
    </style:style>
    <style:style style:name="T145_10" style:family="text">
      <style:text-properties fo:font-size="10pt" style:font-size-asian="10pt" style:font-size-complex="10pt"/>
    </style:style>
    <style:style style:name="T145_11" style:family="text">
      <style:text-properties fo:font-size="10pt" style:font-size-asian="10pt" style:font-size-complex="10pt"/>
    </style:style>
    <style:style style:name="T145_12" style:family="text">
      <style:text-properties fo:font-size="10pt" style:font-size-asian="10pt" style:font-size-complex="10pt"/>
    </style:style>
    <style:style style:name="T145_13" style:family="text">
      <style:text-properties fo:font-size="10pt" style:font-size-asian="10pt" style:font-size-complex="10pt"/>
    </style:style>
    <style:style style:name="T145_14" style:family="text">
      <style:text-properties fo:font-size="10pt" style:font-size-asian="10pt" style:font-size-complex="10pt"/>
    </style:style>
    <style:style style:name="T145_15" style:family="text">
      <style:text-properties fo:font-size="10pt" style:font-size-asian="10pt" style:font-size-complex="10pt"/>
    </style:style>
    <style:style style:name="T145_16" style:family="text">
      <style:text-properties fo:font-size="10pt" style:font-size-asian="10pt" style:font-size-complex="10pt"/>
    </style:style>
    <style:style style:name="T145_17" style:family="text">
      <style:text-properties fo:font-size="10pt" style:font-size-asian="10pt" style:font-size-complex="10pt"/>
    </style:style>
    <style:style style:name="T145_18" style:family="text">
      <style:text-properties fo:font-size="10pt" style:font-size-asian="10pt" style:font-size-complex="10pt"/>
    </style:style>
    <style:style style:name="T145_19" style:family="text">
      <style:text-properties fo:font-size="10pt" style:font-size-asian="10pt" style:font-size-complex="10pt"/>
    </style:style>
    <style:style style:name="T145_20" style:family="text">
      <style:text-properties fo:font-size="10pt" style:font-size-asian="10pt" style:font-size-complex="10pt"/>
    </style:style>
    <style:style style:name="T145_21" style:family="text">
      <style:text-properties fo:font-size="10pt" style:font-size-asian="10pt" style:font-size-complex="10pt"/>
    </style:style>
    <style:style style:name="T145_22" style:family="text">
      <style:text-properties fo:font-size="10pt" style:font-size-asian="10pt" style:font-size-complex="10pt"/>
    </style:style>
    <style:style style:name="T145_23" style:family="text">
      <style:text-properties fo:font-size="10pt" style:font-size-asian="10pt" style:font-size-complex="10pt"/>
    </style:style>
    <style:style style:name="T145_24" style:family="text">
      <style:text-properties fo:font-size="10pt" style:font-size-asian="10pt" style:font-size-complex="10pt"/>
    </style:style>
    <style:style style:name="T145_25" style:family="text">
      <style:text-properties fo:font-size="10pt" style:font-size-asian="10pt" style:font-size-complex="10pt"/>
    </style:style>
    <style:style style:name="T145_26" style:family="text">
      <style:text-properties fo:font-size="10pt" style:font-size-asian="10pt" style:font-size-complex="10pt"/>
    </style:style>
    <style:style style:name="T145_27" style:family="text">
      <style:text-properties fo:font-size="10pt" style:font-size-asian="10pt" style:font-size-complex="10pt"/>
    </style:style>
    <style:style style:name="T145_28" style:family="text">
      <style:text-properties fo:font-size="10pt" style:font-size-asian="10pt" style:font-size-complex="10pt"/>
    </style:style>
    <style:style style:name="P146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47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48" style:family="paragraph" style:parent-style-name="Standard">
      <style:paragraph-properties fo:break-before="auto" fo:line-height="138%" style:writing-mode="lr-tb"/>
    </style:style>
    <style:style style:name="T148_1" style:family="text">
      <style:text-properties fo:font-size="10pt" style:font-size-asian="10pt" style:font-size-complex="10pt"/>
    </style:style>
    <style:style style:name="T148_2" style:family="text">
      <style:text-properties fo:font-size="10pt" style:font-size-asian="10pt" style:font-size-complex="10pt"/>
    </style:style>
    <style:style style:name="T148_3" style:family="text">
      <style:text-properties fo:font-size="10pt" style:font-size-asian="10pt" style:font-size-complex="10pt"/>
    </style:style>
    <style:style style:name="T148_4" style:family="text">
      <style:text-properties fo:font-size="10pt" style:font-size-asian="10pt" style:font-size-complex="10pt"/>
    </style:style>
    <style:style style:name="T148_5" style:family="text">
      <style:text-properties fo:font-size="10pt" style:font-size-asian="10pt" style:font-size-complex="10pt"/>
    </style:style>
    <style:style style:name="T148_6" style:family="text">
      <style:text-properties fo:font-size="10pt" style:font-size-asian="10pt" style:font-size-complex="10pt"/>
    </style:style>
    <style:style style:name="T148_7" style:family="text">
      <style:text-properties fo:font-size="10pt" style:font-size-asian="10pt" style:font-size-complex="10pt"/>
    </style:style>
    <style:style style:name="T148_8" style:family="text">
      <style:text-properties fo:font-size="10pt" style:font-size-asian="10pt" style:font-size-complex="10pt"/>
    </style:style>
    <style:style style:name="T148_9" style:family="text">
      <style:text-properties fo:font-size="10pt" style:font-size-asian="10pt" style:font-size-complex="10pt"/>
    </style:style>
    <style:style style:name="T148_10" style:family="text">
      <style:text-properties fo:font-size="10pt" style:font-size-asian="10pt" style:font-size-complex="10pt"/>
    </style:style>
    <style:style style:name="T148_11" style:family="text">
      <style:text-properties fo:font-size="10pt" style:font-size-asian="10pt" style:font-size-complex="10pt"/>
    </style:style>
    <style:style style:name="T148_12" style:family="text">
      <style:text-properties fo:font-size="10pt" style:font-size-asian="10pt" style:font-size-complex="10pt"/>
    </style:style>
    <style:style style:name="T148_13" style:family="text">
      <style:text-properties fo:font-size="10pt" style:font-size-asian="10pt" style:font-size-complex="10pt"/>
    </style:style>
    <style:style style:name="T148_14" style:family="text">
      <style:text-properties fo:font-size="10pt" style:font-size-asian="10pt" style:font-size-complex="10pt"/>
    </style:style>
    <style:style style:name="T148_15" style:family="text">
      <style:text-properties fo:font-size="10pt" style:font-size-asian="10pt" style:font-size-complex="10pt"/>
    </style:style>
    <style:style style:name="P149" style:family="paragraph" style:parent-style-name="Standard">
      <style:paragraph-properties fo:break-before="auto" fo:line-height="138%" style:writing-mode="lr-tb"/>
      <style:text-properties fo:font-size="10pt" style:font-size-asian="10pt" style:font-size-complex="10pt"/>
    </style:style>
    <style:style style:name="P150" style:family="paragraph" style:parent-style-name="Standard">
      <style:paragraph-properties fo:break-before="auto" fo:line-height="138%" style:writing-mode="lr-tb"/>
    </style:style>
    <style:style style:name="T150_1" style:family="text">
      <style:text-properties fo:font-size="10pt" style:font-size-asian="10pt" style:font-size-complex="10pt"/>
    </style:style>
    <style:style style:name="T150_2" style:family="text">
      <style:text-properties fo:font-size="10pt" style:font-size-asian="10pt" style:font-size-complex="10pt"/>
    </style:style>
    <style:style style:name="P151" style:family="paragraph" style:parent-style-name="Standard">
      <style:paragraph-properties fo:break-before="auto" fo:line-height="138%" style:writing-mode="lr-tb"/>
    </style:style>
    <style:style style:name="T151_1" style:family="text">
      <style:text-properties fo:font-size="10pt" style:font-size-asian="10pt" style:font-size-complex="10pt"/>
    </style:style>
    <style:style style:name="T151_2" style:family="text">
      <style:text-properties fo:font-size="10pt" style:font-size-asian="10pt" style:font-size-complex="10pt"/>
    </style:style>
    <style:style style:name="T151_3" style:family="text">
      <style:text-properties fo:font-size="10pt" style:font-size-asian="10pt" style:font-size-complex="10pt"/>
    </style:style>
    <style:style style:name="T151_4" style:family="text">
      <style:text-properties fo:font-size="10pt" style:font-size-asian="10pt" style:font-size-complex="10pt"/>
    </style:style>
    <style:style style:name="T151_5" style:family="text">
      <style:text-properties fo:font-size="10pt" style:font-size-asian="10pt" style:font-size-complex="10pt"/>
    </style:style>
    <style:style style:name="T151_6" style:family="text">
      <style:text-properties fo:font-size="10pt" style:font-size-asian="10pt" style:font-size-complex="10pt"/>
    </style:style>
    <style:style style:name="T151_7" style:family="text">
      <style:text-properties fo:font-size="10pt" style:font-size-asian="10pt" style:font-size-complex="10pt"/>
    </style:style>
    <style:style style:name="T151_8" style:family="text">
      <style:text-properties fo:font-size="10pt" style:font-size-asian="10pt" style:font-size-complex="10pt"/>
    </style:style>
    <style:style style:name="P152" style:family="paragraph" style:parent-style-name="Standard">
      <style:paragraph-properties fo:break-before="auto" fo:line-height="138%" style:writing-mode="lr-tb"/>
    </style:style>
    <style:style style:name="T152_1" style:family="text">
      <style:text-properties fo:font-size="10pt" style:font-size-asian="10pt" style:font-size-complex="10pt"/>
    </style:style>
    <style:style style:name="T152_2" style:family="text">
      <style:text-properties fo:font-size="10pt" style:font-size-asian="10pt" style:font-size-complex="10pt"/>
    </style:style>
    <style:style style:name="T152_3" style:family="text">
      <style:text-properties fo:font-size="10pt" style:font-size-asian="10pt" style:font-size-complex="10pt"/>
    </style:style>
    <style:style style:name="T152_4" style:family="text">
      <style:text-properties fo:font-size="10pt" style:font-size-asian="10pt" style:font-size-complex="10pt"/>
    </style:style>
    <style:style style:name="T152_5" style:family="text">
      <style:text-properties fo:font-size="10pt" style:font-size-asian="10pt" style:font-size-complex="10pt"/>
    </style:style>
    <style:style style:name="T152_6" style:family="text">
      <style:text-properties fo:font-size="10pt" style:font-size-asian="10pt" style:font-size-complex="10pt"/>
    </style:style>
    <style:style style:name="T152_7" style:family="text">
      <style:text-properties fo:font-size="10pt" style:font-size-asian="10pt" style:font-size-complex="10pt"/>
    </style:style>
    <style:style style:name="T152_8" style:family="text">
      <style:text-properties fo:font-size="10pt" style:font-size-asian="10pt" style:font-size-complex="10pt"/>
    </style:style>
    <style:style style:name="T152_9" style:family="text">
      <style:text-properties fo:font-size="10pt" style:font-size-asian="10pt" style:font-size-complex="10pt"/>
    </style:style>
    <style:style style:name="T152_10" style:family="text">
      <style:text-properties fo:font-size="10pt" style:font-size-asian="10pt" style:font-size-complex="10pt"/>
    </style:style>
    <style:style style:name="T152_11" style:family="text">
      <style:text-properties fo:font-size="10pt" style:font-size-asian="10pt" style:font-size-complex="10pt"/>
    </style:style>
    <style:style style:name="T152_12" style:family="text">
      <style:text-properties fo:font-size="10pt" style:font-size-asian="10pt" style:font-size-complex="10pt"/>
    </style:style>
    <style:style style:name="T152_13" style:family="text">
      <style:text-properties fo:font-size="10pt" style:font-size-asian="10pt" style:font-size-complex="10pt"/>
    </style:style>
    <style:style style:name="T152_14" style:family="text">
      <style:text-properties fo:font-size="10pt" style:font-size-asian="10pt" style:font-size-complex="10pt"/>
    </style:style>
    <style:style style:name="T152_15" style:family="text">
      <style:text-properties fo:font-size="10pt" style:font-size-asian="10pt" style:font-size-complex="10pt"/>
    </style:style>
    <style:style style:name="T152_16" style:family="text">
      <style:text-properties fo:font-size="10pt" style:font-size-asian="10pt" style:font-size-complex="10pt"/>
    </style:style>
    <style:style style:name="T152_17" style:family="text">
      <style:text-properties fo:font-size="10pt" style:font-size-asian="10pt" style:font-size-complex="10pt"/>
    </style:style>
    <style:style style:name="T152_18" style:family="text">
      <style:text-properties fo:font-size="10pt" style:font-size-asian="10pt" style:font-size-complex="10pt"/>
    </style:style>
    <style:style style:name="T152_19" style:family="text">
      <style:text-properties fo:font-size="10pt" style:font-size-asian="10pt" style:font-size-complex="10pt"/>
    </style:style>
    <style:style style:name="T152_20" style:family="text">
      <style:text-properties fo:font-size="10pt" style:font-size-asian="10pt" style:font-size-complex="10pt"/>
    </style:style>
    <style:style style:name="T152_21" style:family="text">
      <style:text-properties fo:font-size="10pt" style:font-size-asian="10pt" style:font-size-complex="10pt"/>
    </style:style>
    <style:style style:name="T152_22" style:family="text">
      <style:text-properties fo:font-size="10pt" style:font-size-asian="10pt" style:font-size-complex="10pt"/>
    </style:style>
    <style:style style:name="T152_23" style:family="text">
      <style:text-properties fo:font-size="10pt" style:font-size-asian="10pt" style:font-size-complex="10pt"/>
    </style:style>
    <style:style style:name="T152_24" style:family="text">
      <style:text-properties fo:font-size="10pt" style:font-size-asian="10pt" style:font-size-complex="10pt"/>
    </style:style>
    <style:style style:name="T152_25" style:family="text">
      <style:text-properties fo:font-size="10pt" style:font-size-asian="10pt" style:font-size-complex="10pt"/>
    </style:style>
    <style:style style:name="T152_26" style:family="text">
      <style:text-properties fo:font-size="10pt" style:font-size-asian="10pt" style:font-size-complex="10pt"/>
    </style:style>
    <style:style style:name="T152_27" style:family="text">
      <style:text-properties fo:font-size="10pt" style:font-size-asian="10pt" style:font-size-complex="10pt"/>
    </style:style>
    <style:style style:name="T152_28" style:family="text">
      <style:text-properties fo:font-size="10pt" style:font-size-asian="10pt" style:font-size-complex="10pt"/>
    </style:style>
    <style:style style:name="P153" style:family="paragraph" style:parent-style-name="Standard">
      <style:paragraph-properties fo:break-before="auto" fo:line-height="138%" style:writing-mode="lr-tb"/>
    </style:style>
    <style:style style:name="T153_1" style:family="text">
      <style:text-properties fo:font-size="10pt" style:font-size-asian="10pt" style:font-size-complex="10pt"/>
    </style:style>
    <style:style style:name="T153_2" style:family="text">
      <style:text-properties fo:font-size="10pt" style:font-size-asian="10pt" style:font-size-complex="10pt"/>
    </style:style>
    <style:style style:name="T153_3" style:family="text">
      <style:text-properties fo:font-size="10pt" style:font-size-asian="10pt" style:font-size-complex="10pt"/>
    </style:style>
    <style:style style:name="T153_4" style:family="text">
      <style:text-properties fo:font-size="10pt" style:font-size-asian="10pt" style:font-size-complex="10pt"/>
    </style:style>
    <style:style style:name="T153_5" style:family="text">
      <style:text-properties fo:font-size="10pt" style:font-size-asian="10pt" style:font-size-complex="10pt"/>
    </style:style>
    <style:style style:name="T153_6" style:family="text">
      <style:text-properties fo:font-size="10pt" style:font-size-asian="10pt" style:font-size-complex="10pt"/>
    </style:style>
    <style:style style:name="T153_7" style:family="text">
      <style:text-properties fo:font-size="10pt" style:font-size-asian="10pt" style:font-size-complex="10pt"/>
    </style:style>
    <style:style style:name="T153_8" style:family="text">
      <style:text-properties fo:font-size="10pt" style:font-size-asian="10pt" style:font-size-complex="10pt"/>
    </style:style>
    <style:style style:name="T153_9" style:family="text">
      <style:text-properties fo:font-size="10pt" style:font-size-asian="10pt" style:font-size-complex="10pt"/>
    </style:style>
    <style:style style:name="T153_10" style:family="text">
      <style:text-properties fo:font-size="10pt" style:font-size-asian="10pt" style:font-size-complex="10pt"/>
    </style:style>
    <style:style style:name="P154" style:family="paragraph" style:parent-style-name="Standard">
      <style:paragraph-properties fo:break-before="auto" fo:line-height="138%" style:writing-mode="lr-tb"/>
    </style:style>
    <style:style style:name="T154_1" style:family="text">
      <style:text-properties fo:font-size="10pt" style:font-size-asian="10pt" style:font-size-complex="10pt"/>
    </style:style>
    <style:style style:name="T154_2" style:family="text">
      <style:text-properties fo:font-size="10pt" style:font-size-asian="10pt" style:font-size-complex="10pt"/>
    </style:style>
    <style:style style:name="T154_3" style:family="text">
      <style:text-properties fo:font-size="10pt" style:font-size-asian="10pt" style:font-size-complex="10pt"/>
    </style:style>
    <style:style style:name="T154_4" style:family="text">
      <style:text-properties fo:font-size="10pt" style:font-size-asian="10pt" style:font-size-complex="10pt"/>
    </style:style>
    <style:style style:name="T154_5" style:family="text">
      <style:text-properties fo:font-size="10pt" style:font-size-asian="10pt" style:font-size-complex="10pt"/>
    </style:style>
    <style:style style:name="T154_6" style:family="text">
      <style:text-properties fo:font-size="10pt" style:font-size-asian="10pt" style:font-size-complex="10pt"/>
    </style:style>
    <style:style style:name="T154_7" style:family="text">
      <style:text-properties fo:font-size="10pt" style:font-size-asian="10pt" style:font-size-complex="10pt"/>
    </style:style>
    <style:style style:name="T154_8" style:family="text">
      <style:text-properties fo:font-size="10pt" style:font-size-asian="10pt" style:font-size-complex="10pt"/>
    </style:style>
    <style:style style:name="T154_9" style:family="text">
      <style:text-properties fo:font-size="10pt" style:font-size-asian="10pt" style:font-size-complex="10pt"/>
    </style:style>
    <style:style style:name="T154_10" style:family="text">
      <style:text-properties fo:font-size="10pt" style:font-size-asian="10pt" style:font-size-complex="10pt"/>
    </style:style>
    <style:style style:name="T154_11" style:family="text">
      <style:text-properties fo:font-size="10pt" style:font-size-asian="10pt" style:font-size-complex="10pt"/>
    </style:style>
    <style:style style:name="T154_12" style:family="text">
      <style:text-properties fo:font-size="10pt" style:font-size-asian="10pt" style:font-size-complex="10pt"/>
    </style:style>
    <style:style style:name="T154_13" style:family="text">
      <style:text-properties fo:font-size="10pt" style:font-size-asian="10pt" style:font-size-complex="10pt"/>
    </style:style>
    <style:style style:name="T154_14" style:family="text">
      <style:text-properties fo:font-size="10pt" style:font-size-asian="10pt" style:font-size-complex="10pt"/>
    </style:style>
    <style:style style:name="T154_15" style:family="text">
      <style:text-properties fo:font-size="10pt" style:font-size-asian="10pt" style:font-size-complex="10pt"/>
    </style:style>
    <style:style style:name="T154_16" style:family="text">
      <style:text-properties fo:font-size="10pt" style:font-size-asian="10pt" style:font-size-complex="10pt"/>
    </style:style>
    <style:style style:name="T154_17" style:family="text">
      <style:text-properties fo:font-size="10pt" style:font-size-asian="10pt" style:font-size-complex="10pt"/>
    </style:style>
    <style:style style:name="T154_18" style:family="text">
      <style:text-properties fo:font-size="10pt" style:font-size-asian="10pt" style:font-size-complex="10pt"/>
    </style:style>
    <style:style style:name="T154_19" style:family="text">
      <style:text-properties fo:font-size="10pt" style:font-size-asian="10pt" style:font-size-complex="10pt"/>
    </style:style>
    <style:style style:name="T154_20" style:family="text">
      <style:text-properties fo:font-size="10pt" style:font-size-asian="10pt" style:font-size-complex="10pt"/>
    </style:style>
    <style:style style:name="T154_21" style:family="text">
      <style:text-properties fo:font-size="10pt" style:font-size-asian="10pt" style:font-size-complex="10pt"/>
    </style:style>
    <style:style style:name="T154_22" style:family="text">
      <style:text-properties fo:font-size="10pt" style:font-size-asian="10pt" style:font-size-complex="10pt"/>
    </style:style>
    <style:style style:name="T154_23" style:family="text">
      <style:text-properties fo:font-size="10pt" style:font-size-asian="10pt" style:font-size-complex="10pt"/>
    </style:style>
    <style:style style:name="T154_24" style:family="text">
      <style:text-properties fo:font-size="10pt" style:font-size-asian="10pt" style:font-size-complex="10pt"/>
    </style:style>
    <style:style style:name="T154_25" style:family="text">
      <style:text-properties fo:font-size="10pt" style:font-size-asian="10pt" style:font-size-complex="10pt"/>
    </style:style>
    <style:style style:name="P155" style:family="paragraph" style:parent-style-name="Standard">
      <style:paragraph-properties fo:break-before="auto" fo:line-height="138%" style:writing-mode="lr-tb"/>
      <style:text-properties fo:font-size="10pt" style:font-size-asian="10pt" style:font-size-complex="10pt"/>
    </style:style>
    <style:style style:name="P156" style:family="paragraph" style:parent-style-name="Standard">
      <style:paragraph-properties fo:break-before="auto" fo:line-height="138%" style:writing-mode="lr-tb"/>
    </style:style>
    <style:style style:name="T156_1" style:family="text">
      <style:text-properties fo:font-size="10pt" style:font-size-asian="10pt" style:font-size-complex="10pt"/>
    </style:style>
    <style:style style:name="T156_2" style:family="text">
      <style:text-properties fo:font-size="10pt" style:font-size-asian="10pt" style:font-size-complex="10pt"/>
    </style:style>
    <style:style style:name="T156_3" style:family="text">
      <style:text-properties fo:font-size="10pt" style:font-size-asian="10pt" style:font-size-complex="10pt"/>
    </style:style>
    <style:style style:name="T156_4" style:family="text">
      <style:text-properties fo:font-size="10pt" style:font-size-asian="10pt" style:font-size-complex="10pt"/>
    </style:style>
    <style:style style:name="T156_5" style:family="text">
      <style:text-properties fo:font-size="10pt" style:font-size-asian="10pt" style:font-size-complex="10pt"/>
    </style:style>
    <style:style style:name="T156_6" style:family="text">
      <style:text-properties fo:font-size="10pt" style:font-size-asian="10pt" style:font-size-complex="10pt"/>
    </style:style>
    <style:style style:name="T156_7" style:family="text">
      <style:text-properties fo:font-size="10pt" style:font-size-asian="10pt" style:font-size-complex="10pt"/>
    </style:style>
    <style:style style:name="T156_8" style:family="text">
      <style:text-properties fo:font-size="10pt" style:font-size-asian="10pt" style:font-size-complex="10pt"/>
    </style:style>
    <style:style style:name="T156_9" style:family="text">
      <style:text-properties fo:font-size="10pt" style:font-size-asian="10pt" style:font-size-complex="10pt"/>
    </style:style>
    <style:style style:name="T156_10" style:family="text">
      <style:text-properties fo:font-size="10pt" style:font-size-asian="10pt" style:font-size-complex="10pt"/>
    </style:style>
    <style:style style:name="T156_11" style:family="text">
      <style:text-properties fo:font-size="10pt" style:font-size-asian="10pt" style:font-size-complex="10pt"/>
    </style:style>
    <style:style style:name="T156_12" style:family="text">
      <style:text-properties fo:font-size="10pt" style:font-size-asian="10pt" style:font-size-complex="10pt"/>
    </style:style>
    <style:style style:name="T156_13" style:family="text">
      <style:text-properties fo:font-size="10pt" style:font-size-asian="10pt" style:font-size-complex="10pt"/>
    </style:style>
    <style:style style:name="T156_14" style:family="text">
      <style:text-properties fo:font-size="10pt" style:font-size-asian="10pt" style:font-size-complex="10pt"/>
    </style:style>
    <style:style style:name="T156_15" style:family="text">
      <style:text-properties fo:font-size="10pt" style:font-size-asian="10pt" style:font-size-complex="10pt"/>
    </style:style>
    <style:style style:name="T156_16" style:family="text">
      <style:text-properties fo:font-size="10pt" style:font-size-asian="10pt" style:font-size-complex="10pt"/>
    </style:style>
    <style:style style:name="T156_17" style:family="text">
      <style:text-properties fo:font-size="10pt" style:font-size-asian="10pt" style:font-size-complex="10pt"/>
    </style:style>
    <style:style style:name="T156_18" style:family="text">
      <style:text-properties fo:font-size="10pt" style:font-size-asian="10pt" style:font-size-complex="10pt"/>
    </style:style>
    <style:style style:name="T156_19" style:family="text">
      <style:text-properties fo:font-size="10pt" style:font-size-asian="10pt" style:font-size-complex="10pt"/>
    </style:style>
    <style:style style:name="T156_20" style:family="text">
      <style:text-properties fo:font-size="10pt" style:font-size-asian="10pt" style:font-size-complex="10pt"/>
    </style:style>
    <style:style style:name="T156_21" style:family="text">
      <style:text-properties fo:font-size="10pt" style:font-size-asian="10pt" style:font-size-complex="10pt"/>
    </style:style>
    <style:style style:name="T156_22" style:family="text">
      <style:text-properties fo:font-size="10pt" style:font-size-asian="10pt" style:font-size-complex="10pt"/>
    </style:style>
    <style:style style:name="T156_23" style:family="text">
      <style:text-properties fo:font-size="10pt" style:font-size-asian="10pt" style:font-size-complex="10pt"/>
    </style:style>
    <style:style style:name="T156_24" style:family="text">
      <style:text-properties fo:font-size="10pt" style:font-size-asian="10pt" style:font-size-complex="10pt"/>
    </style:style>
    <style:style style:name="P157" style:family="paragraph" style:parent-style-name="Standard">
      <style:paragraph-properties fo:break-before="auto" fo:line-height="138%" style:writing-mode="lr-tb"/>
      <style:text-properties fo:font-size="10pt" style:font-size-asian="10pt" style:font-size-complex="10pt"/>
    </style:style>
    <style:style style:name="P158" style:family="paragraph" style:parent-style-name="Standard">
      <style:paragraph-properties fo:break-before="auto" fo:line-height="138%" style:writing-mode="lr-tb"/>
    </style:style>
    <style:style style:name="T158_1" style:family="text">
      <style:text-properties fo:font-size="10pt" style:font-size-asian="10pt" style:font-size-complex="10pt"/>
    </style:style>
    <style:style style:name="T158_2" style:family="text">
      <style:text-properties fo:font-size="10pt" style:font-size-asian="10pt" style:font-size-complex="10pt"/>
    </style:style>
    <style:style style:name="T158_3" style:family="text">
      <style:text-properties fo:font-size="10pt" style:font-size-asian="10pt" style:font-size-complex="10pt"/>
    </style:style>
    <style:style style:name="P159" style:family="paragraph" style:parent-style-name="Standard">
      <style:paragraph-properties fo:break-before="auto" fo:line-height="138%" style:writing-mode="lr-tb"/>
    </style:style>
    <style:style style:name="T159_1" style:family="text">
      <style:text-properties fo:font-size="10pt" style:font-size-asian="10pt" style:font-size-complex="10pt"/>
    </style:style>
    <style:style style:name="T159_2" style:family="text">
      <style:text-properties fo:font-size="10pt" style:font-size-asian="10pt" style:font-size-complex="10pt"/>
    </style:style>
    <style:style style:name="T159_3" style:family="text">
      <style:text-properties fo:font-size="10pt" style:font-size-asian="10pt" style:font-size-complex="10pt"/>
    </style:style>
    <style:style style:name="T159_4" style:family="text">
      <style:text-properties fo:font-size="10pt" style:font-size-asian="10pt" style:font-size-complex="10pt"/>
    </style:style>
    <style:style style:name="T159_5" style:family="text">
      <style:text-properties fo:font-size="10pt" style:font-size-asian="10pt" style:font-size-complex="10pt"/>
    </style:style>
    <style:style style:name="T159_6" style:family="text">
      <style:text-properties fo:font-size="10pt" style:font-size-asian="10pt" style:font-size-complex="10pt"/>
    </style:style>
    <style:style style:name="T159_7" style:family="text">
      <style:text-properties fo:font-size="10pt" style:font-size-asian="10pt" style:font-size-complex="10pt"/>
    </style:style>
    <style:style style:name="P160" style:family="paragraph" style:parent-style-name="Standard">
      <style:paragraph-properties fo:break-before="auto" fo:line-height="115%" style:writing-mode="lr-tb"/>
    </style:style>
    <style:style style:name="T160_1" style:family="text">
      <style:text-properties fo:font-size="10pt" style:font-size-asian="10pt" style:font-size-complex="10pt"/>
    </style:style>
    <style:style style:name="T160_2" style:family="text">
      <style:text-properties fo:font-size="10pt" style:font-size-asian="10pt" style:font-size-complex="10pt"/>
    </style:style>
    <style:style style:name="T160_3" style:family="text">
      <style:text-properties fo:font-size="10pt" style:font-size-asian="10pt" style:font-size-complex="10pt"/>
    </style:style>
    <style:style style:name="T160_4" style:family="text">
      <style:text-properties fo:font-size="10pt" style:font-size-asian="10pt" style:font-size-complex="10pt"/>
    </style:style>
    <style:style style:name="T160_5" style:family="text">
      <style:text-properties fo:font-size="10pt" style:font-size-asian="10pt" style:font-size-complex="10pt"/>
    </style:style>
    <style:style style:name="T160_6" style:family="text">
      <style:text-properties fo:font-size="10pt" style:font-size-asian="10pt" style:font-size-complex="10pt"/>
    </style:style>
    <style:style style:name="T160_7" style:family="text">
      <style:text-properties fo:font-size="10pt" style:font-size-asian="10pt" style:font-size-complex="10pt"/>
    </style:style>
    <style:style style:name="T160_8" style:family="text">
      <style:text-properties fo:font-size="10pt" style:font-size-asian="10pt" style:font-size-complex="10pt"/>
    </style:style>
    <style:style style:name="T160_9" style:family="text">
      <style:text-properties fo:font-size="10pt" style:font-size-asian="10pt" style:font-size-complex="10pt"/>
    </style:style>
    <style:style style:name="P161" style:family="paragraph" style:parent-style-name="Standard">
      <style:paragraph-properties fo:break-before="auto" fo:line-height="115%" style:writing-mode="lr-tb"/>
    </style:style>
    <style:style style:name="P162" style:family="paragraph" style:parent-style-name="Standard">
      <style:paragraph-properties fo:break-before="auto" fo:line-height="115%" style:writing-mode="lr-tb"/>
    </style:style>
    <style:style style:name="P163" style:family="paragraph" style:parent-style-name="Standard">
      <style:paragraph-properties fo:break-before="auto" fo:line-height="115%" style:writing-mode="lr-tb"/>
    </style:style>
    <style:style style:name="P164" style:family="paragraph" style:parent-style-name="Standard">
      <style:paragraph-properties fo:break-before="auto" fo:line-height="115%" style:writing-mode="lr-tb"/>
    </style:style>
    <style:style style:name="T164_1" style:family="text"/>
    <style:style style:name="P165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166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167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168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169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170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/>
    <style:style style:name="P172" style:family="paragraph" style:parent-style-name="Standard">
      <style:paragraph-properties fo:break-before="auto" fo:line-height="115%" style:writing-mode="lr-tb"/>
    </style:style>
    <style:style style:name="T172_1" style:family="text">
      <style:text-properties fo:font-weight="bold" style:font-weight-asian="bold" style:font-weight-complex="bold"/>
    </style:style>
    <style:style style:name="T172_2" style:family="text">
      <style:text-properties fo:font-weight="bold" style:font-weight-asian="bold" style:font-weight-complex="bold"/>
    </style:style>
    <style:style style:name="T172_3" style:family="text">
      <style:text-properties fo:font-weight="bold" style:font-weight-asian="bold" style:font-weight-complex="bold"/>
    </style:style>
    <style:style style:name="T172_4" style:family="text">
      <style:text-properties fo:font-weight="bold" style:font-weight-asian="bold" style:font-weight-complex="bold"/>
    </style:style>
    <style:style style:name="T172_5" style:family="text">
      <style:text-properties fo:font-weight="bold" style:font-weight-asian="bold" style:font-weight-complex="bold"/>
    </style:style>
    <style:style style:name="T172_6" style:family="text">
      <style:text-properties fo:font-weight="bold" style:font-weight-asian="bold" style:font-weight-complex="bold"/>
    </style:style>
    <style:style style:name="T172_7" style:family="text">
      <style:text-properties fo:font-weight="bold" style:font-weight-asian="bold" style:font-weight-complex="bold"/>
    </style:style>
    <style:style style:name="T172_8" style:family="text">
      <style:text-properties fo:font-weight="bold" style:font-weight-asian="bold" style:font-weight-complex="bold"/>
    </style:style>
    <style:style style:name="T172_9" style:family="text">
      <style:text-properties fo:font-weight="bold" style:font-weight-asian="bold" style:font-weight-complex="bold"/>
    </style:style>
    <style:style style:name="T172_10" style:family="text">
      <style:text-properties fo:font-weight="bold" style:font-weight-asian="bold" style:font-weight-complex="bold"/>
    </style:style>
    <style:style style:name="T172_11" style:family="text">
      <style:text-properties fo:font-weight="bold" style:font-weight-asian="bold" style:font-weight-complex="bold"/>
    </style:style>
    <style:style style:name="T172_12" style:family="text">
      <style:text-properties fo:font-weight="bold" style:font-weight-asian="bold" style:font-weight-complex="bold"/>
    </style:style>
    <style:style style:name="T172_13" style:family="text">
      <style:text-properties fo:font-weight="bold" style:font-weight-asian="bold" style:font-weight-complex="bold"/>
    </style:style>
    <style:style style:name="T172_14" style:family="text">
      <style:text-properties fo:font-weight="bold" style:font-weight-asian="bold" style:font-weight-complex="bold"/>
    </style:style>
    <style:style style:name="P173" style:family="paragraph" style:parent-style-name="Standard">
      <style:paragraph-properties fo:break-before="auto" fo:line-height="115%" style:writing-mode="lr-tb"/>
    </style:style>
    <style:style style:name="T173_1" style:family="text"/>
    <style:style style:name="P174" style:family="paragraph" style:parent-style-name="Standard">
      <style:paragraph-properties fo:break-before="auto" fo:line-height="115%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T174_14" style:family="text"/>
    <style:style style:name="T174_15" style:family="text"/>
    <style:style style:name="T174_16" style:family="text"/>
    <style:style style:name="T174_17" style:family="text"/>
    <style:style style:name="T174_18" style:family="text"/>
    <style:style style:name="T174_19" style:family="text"/>
    <style:style style:name="T174_20" style:family="text"/>
    <style:style style:name="T174_21" style:family="text"/>
    <style:style style:name="T174_22" style:family="text"/>
    <style:style style:name="T174_23" style:family="text"/>
    <style:style style:name="T174_24" style:family="text"/>
    <style:style style:name="T174_25" style:family="text"/>
    <style:style style:name="T174_26" style:family="text"/>
    <style:style style:name="T174_27" style:family="text"/>
    <style:style style:name="T174_28" style:family="text"/>
    <style:style style:name="T174_29" style:family="text"/>
    <style:style style:name="T174_30" style:family="text"/>
    <style:style style:name="T174_31" style:family="text"/>
    <style:style style:name="T174_32" style:family="text"/>
    <style:style style:name="T174_33" style:family="text"/>
    <style:style style:name="T174_34" style:family="text"/>
    <style:style style:name="T174_35" style:family="text"/>
    <style:style style:name="T174_36" style:family="text"/>
    <style:style style:name="T174_37" style:family="text"/>
    <style:style style:name="P175" style:family="paragraph" style:parent-style-name="Standard">
      <style:paragraph-properties fo:break-before="auto" fo:line-height="115%" style:writing-mode="lr-tb"/>
    </style:style>
    <style:style style:name="P176" style:family="paragraph" style:parent-style-name="Standard">
      <style:paragraph-properties fo:break-before="auto" fo:line-height="115%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T176_8" style:family="text"/>
    <style:style style:name="T176_9" style:family="text"/>
    <style:style style:name="T176_10" style:family="text"/>
    <style:style style:name="T176_11" style:family="text"/>
    <style:style style:name="T176_12" style:family="text"/>
    <style:style style:name="T176_13" style:family="text"/>
    <style:style style:name="T176_14" style:family="text"/>
    <style:style style:name="T176_15" style:family="text"/>
    <style:style style:name="T176_16" style:family="text"/>
    <style:style style:name="T176_17" style:family="text"/>
    <style:style style:name="T176_18" style:family="text"/>
    <style:style style:name="T176_19" style:family="text"/>
    <style:style style:name="T176_20" style:family="text"/>
    <style:style style:name="T176_21" style:family="text"/>
    <style:style style:name="T176_22" style:family="text"/>
    <style:style style:name="T176_23" style:family="text"/>
    <style:style style:name="T176_24" style:family="text"/>
    <style:style style:name="T176_25" style:family="text"/>
    <style:style style:name="T176_26" style:family="text"/>
    <style:style style:name="T176_27" style:family="text"/>
    <style:style style:name="T176_28" style:family="text"/>
    <style:style style:name="T176_29" style:family="text"/>
    <style:style style:name="T176_30" style:family="text"/>
    <style:style style:name="T176_31" style:family="text"/>
    <style:style style:name="T176_32" style:family="text"/>
    <style:style style:name="T176_33" style:family="text"/>
    <style:style style:name="T176_34" style:family="text"/>
    <style:style style:name="T176_35" style:family="text"/>
    <style:style style:name="T176_36" style:family="text"/>
    <style:style style:name="T176_37" style:family="text"/>
    <style:style style:name="T176_38" style:family="text"/>
    <style:style style:name="T176_39" style:family="text"/>
    <style:style style:name="T176_40" style:family="text"/>
    <style:style style:name="T176_41" style:family="text"/>
    <style:style style:name="T176_42" style:family="text"/>
    <style:style style:name="T176_43" style:family="text"/>
    <style:style style:name="T176_44" style:family="text"/>
    <style:style style:name="T176_45" style:family="text"/>
    <style:style style:name="T176_46" style:family="text"/>
    <style:style style:name="T176_47" style:family="text"/>
    <style:style style:name="T176_48" style:family="text"/>
    <style:style style:name="T176_49" style:family="text"/>
    <style:style style:name="T176_50" style:family="text"/>
    <style:style style:name="T176_51" style:family="text"/>
    <style:style style:name="T176_52" style:family="text"/>
    <style:style style:name="T176_53" style:family="text"/>
    <style:style style:name="T176_54" style:family="text"/>
    <style:style style:name="T176_55" style:family="text"/>
    <style:style style:name="T176_56" style:family="text"/>
    <style:style style:name="T176_57" style:family="text"/>
    <style:style style:name="T176_58" style:family="text"/>
    <style:style style:name="T176_59" style:family="text"/>
    <style:style style:name="T176_60" style:family="text"/>
    <style:style style:name="T176_61" style:family="text"/>
    <style:style style:name="T176_62" style:family="text"/>
    <style:style style:name="T176_63" style:family="text"/>
    <style:style style:name="T176_64" style:family="text"/>
    <style:style style:name="T176_65" style:family="text"/>
    <style:style style:name="T176_66" style:family="text"/>
    <style:style style:name="T176_67" style:family="text"/>
    <style:style style:name="T176_68" style:family="text"/>
    <style:style style:name="T176_69" style:family="text"/>
    <style:style style:name="T176_70" style:family="text"/>
    <style:style style:name="T176_71" style:family="text"/>
    <style:style style:name="T176_72" style:family="text"/>
    <style:style style:name="T176_73" style:family="text"/>
    <style:style style:name="T176_74" style:family="text"/>
    <style:style style:name="T176_75" style:family="text"/>
    <style:style style:name="T176_76" style:family="text"/>
    <style:style style:name="T176_77" style:family="text"/>
    <style:style style:name="T176_78" style:family="text"/>
    <style:style style:name="T176_79" style:family="text"/>
    <style:style style:name="T176_80" style:family="text"/>
    <style:style style:name="T176_81" style:family="text"/>
    <style:style style:name="T176_82" style:family="text"/>
    <style:style style:name="T176_83" style:family="text"/>
    <style:style style:name="T176_84" style:family="text"/>
    <style:style style:name="T176_85" style:family="text"/>
    <style:style style:name="T176_86" style:family="text"/>
    <style:style style:name="T176_87" style:family="text"/>
    <style:style style:name="T176_88" style:family="text"/>
    <style:style style:name="T176_89" style:family="text"/>
    <style:style style:name="T176_90" style:family="text"/>
    <style:style style:name="T176_91" style:family="text"/>
    <style:style style:name="T176_92" style:family="text"/>
    <style:style style:name="T176_93" style:family="text"/>
    <style:style style:name="P177" style:family="paragraph" style:parent-style-name="Standard">
      <style:paragraph-properties fo:break-before="auto" fo:line-height="115%" style:writing-mode="lr-tb"/>
    </style:style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T178_13" style:family="text"/>
    <style:style style:name="T178_14" style:family="text"/>
    <style:style style:name="T178_15" style:family="text"/>
    <style:style style:name="T178_16" style:family="text"/>
    <style:style style:name="T178_17" style:family="text"/>
    <style:style style:name="T178_18" style:family="text"/>
    <style:style style:name="T178_19" style:family="text"/>
    <style:style style:name="T178_20" style:family="text"/>
    <style:style style:name="T178_21" style:family="text"/>
    <style:style style:name="T178_22" style:family="text"/>
    <style:style style:name="T178_23" style:family="text"/>
    <style:style style:name="T178_24" style:family="text"/>
    <style:style style:name="T178_25" style:family="text"/>
    <style:style style:name="T178_26" style:family="text"/>
    <style:style style:name="T178_27" style:family="text"/>
    <style:style style:name="T178_28" style:family="text"/>
    <style:style style:name="T178_29" style:family="text"/>
    <style:style style:name="T178_30" style:family="text"/>
    <style:style style:name="T178_31" style:family="text"/>
    <style:style style:name="T178_32" style:family="text"/>
    <style:style style:name="T178_33" style:family="text"/>
    <style:style style:name="T178_34" style:family="text"/>
    <style:style style:name="T178_35" style:family="text"/>
    <style:style style:name="T178_36" style:family="text"/>
    <style:style style:name="T178_37" style:family="text"/>
    <style:style style:name="T178_38" style:family="text"/>
    <style:style style:name="T178_39" style:family="text"/>
    <style:style style:name="T178_40" style:family="text"/>
    <style:style style:name="T178_41" style:family="text"/>
    <style:style style:name="T178_42" style:family="text"/>
    <style:style style:name="T178_43" style:family="text"/>
    <style:style style:name="T178_44" style:family="text"/>
    <style:style style:name="T178_45" style:family="text"/>
    <style:style style:name="T178_46" style:family="text"/>
    <style:style style:name="T178_47" style:family="text"/>
    <style:style style:name="T178_48" style:family="text"/>
    <style:style style:name="T178_49" style:family="text"/>
    <style:style style:name="T178_50" style:family="text"/>
    <style:style style:name="T178_51" style:family="text"/>
    <style:style style:name="T178_52" style:family="text"/>
    <style:style style:name="T178_53" style:family="text"/>
    <style:style style:name="T178_54" style:family="text"/>
    <style:style style:name="T178_55" style:family="text"/>
    <style:style style:name="T178_56" style:family="text"/>
    <style:style style:name="T178_57" style:family="text"/>
    <style:style style:name="T178_58" style:family="text"/>
    <style:style style:name="T178_59" style:family="text"/>
    <style:style style:name="T178_60" style:family="text"/>
    <style:style style:name="T178_61" style:family="text"/>
    <style:style style:name="T178_62" style:family="text"/>
    <style:style style:name="T178_63" style:family="text"/>
    <style:style style:name="T178_64" style:family="text"/>
    <style:style style:name="T178_65" style:family="text"/>
    <style:style style:name="P179" style:family="paragraph" style:parent-style-name="Standard">
      <style:paragraph-properties fo:break-before="auto" fo:line-height="115%" style:writing-mode="lr-tb"/>
    </style:style>
    <style:style style:name="P180" style:family="paragraph" style:parent-style-name="Standard">
      <style:paragraph-properties fo:break-before="auto" fo:line-height="115%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T180_12" style:family="text"/>
    <style:style style:name="T180_13" style:family="text"/>
    <style:style style:name="T180_14" style:family="text"/>
    <style:style style:name="T180_15" style:family="text"/>
    <style:style style:name="T180_16" style:family="text"/>
    <style:style style:name="T180_17" style:family="text"/>
    <style:style style:name="T180_18" style:family="text"/>
    <style:style style:name="T180_19" style:family="text"/>
    <style:style style:name="T180_20" style:family="text"/>
    <style:style style:name="T180_21" style:family="text"/>
    <style:style style:name="T180_22" style:family="text"/>
    <style:style style:name="T180_23" style:family="text"/>
    <style:style style:name="T180_24" style:family="text"/>
    <style:style style:name="T180_25" style:family="text"/>
    <style:style style:name="T180_26" style:family="text"/>
    <style:style style:name="T180_27" style:family="text"/>
    <style:style style:name="T180_28" style:family="text"/>
    <style:style style:name="T180_29" style:family="text"/>
    <style:style style:name="T180_30" style:family="text"/>
    <style:style style:name="T180_31" style:family="text"/>
    <style:style style:name="T180_32" style:family="text"/>
    <style:style style:name="T180_33" style:family="text"/>
    <style:style style:name="T180_34" style:family="text"/>
    <style:style style:name="T180_35" style:family="text"/>
    <style:style style:name="T180_36" style:family="text"/>
    <style:style style:name="T180_37" style:family="text"/>
    <style:style style:name="T180_38" style:family="text"/>
    <style:style style:name="T180_39" style:family="text"/>
    <style:style style:name="T180_40" style:family="text"/>
    <style:style style:name="T180_41" style:family="text"/>
    <style:style style:name="P181" style:family="paragraph" style:parent-style-name="Standard">
      <style:paragraph-properties fo:break-before="auto" fo:line-height="115%" style:writing-mode="lr-tb"/>
    </style:style>
    <style:style style:name="P182" style:family="paragraph" style:parent-style-name="Standard">
      <style:paragraph-properties fo:break-before="auto" fo:line-height="115%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T182_11" style:family="text"/>
    <style:style style:name="T182_12" style:family="text"/>
    <style:style style:name="T182_13" style:family="text"/>
    <style:style style:name="T182_14" style:family="text"/>
    <style:style style:name="T182_15" style:family="text"/>
    <style:style style:name="T182_16" style:family="text"/>
    <style:style style:name="T182_17" style:family="text"/>
    <style:style style:name="T182_18" style:family="text"/>
    <style:style style:name="T182_19" style:family="text"/>
    <style:style style:name="T182_20" style:family="text"/>
    <style:style style:name="T182_21" style:family="text"/>
    <style:style style:name="T182_22" style:family="text"/>
    <style:style style:name="T182_23" style:family="text"/>
    <style:style style:name="T182_24" style:family="text"/>
    <style:style style:name="T182_25" style:family="text"/>
    <style:style style:name="T182_26" style:family="text"/>
    <style:style style:name="T182_27" style:family="text"/>
    <style:style style:name="T182_28" style:family="text"/>
    <style:style style:name="T182_29" style:family="text"/>
    <style:style style:name="T182_30" style:family="text"/>
    <style:style style:name="T182_31" style:family="text"/>
    <style:style style:name="T182_32" style:family="text"/>
    <style:style style:name="T182_33" style:family="text"/>
    <style:style style:name="P183" style:family="paragraph" style:parent-style-name="Standard">
      <style:paragraph-properties fo:break-before="auto" fo:line-height="115%" style:writing-mode="lr-tb"/>
    </style:style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T184_11" style:family="text"/>
    <style:style style:name="T184_12" style:family="text"/>
    <style:style style:name="T184_13" style:family="text"/>
    <style:style style:name="T184_14" style:family="text"/>
    <style:style style:name="T184_15" style:family="text"/>
    <style:style style:name="T184_16" style:family="text"/>
    <style:style style:name="T184_17" style:family="text"/>
    <style:style style:name="T184_18" style:family="text"/>
    <style:style style:name="T184_19" style:family="text"/>
    <style:style style:name="T184_20" style:family="text"/>
    <style:style style:name="T184_21" style:family="text"/>
    <style:style style:name="T184_22" style:family="text"/>
    <style:style style:name="T184_23" style:family="text"/>
    <style:style style:name="T184_24" style:family="text"/>
    <style:style style:name="T184_25" style:family="text"/>
    <style:style style:name="T184_26" style:family="text"/>
    <style:style style:name="T184_27" style:family="text"/>
    <style:style style:name="T184_28" style:family="text"/>
    <style:style style:name="T184_29" style:family="text"/>
    <style:style style:name="T184_30" style:family="text"/>
    <style:style style:name="T184_31" style:family="text"/>
    <style:style style:name="T184_32" style:family="text"/>
    <style:style style:name="T184_33" style:family="text"/>
    <style:style style:name="T184_34" style:family="text"/>
    <style:style style:name="T184_35" style:family="text"/>
    <style:style style:name="T184_36" style:family="text"/>
    <style:style style:name="T184_37" style:family="text"/>
    <style:style style:name="P185" style:family="paragraph" style:parent-style-name="Standard">
      <style:paragraph-properties fo:break-before="auto" fo:line-height="115%" style:writing-mode="lr-tb"/>
    </style:style>
    <style:style style:name="P186" style:family="paragraph" style:parent-style-name="Standard">
      <style:paragraph-properties fo:break-before="auto" fo:line-height="115%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T186_8" style:family="text"/>
    <style:style style:name="T186_9" style:family="text"/>
    <style:style style:name="T186_10" style:family="text"/>
    <style:style style:name="T186_11" style:family="text"/>
    <style:style style:name="T186_12" style:family="text"/>
    <style:style style:name="T186_13" style:family="text"/>
    <style:style style:name="T186_14" style:family="text"/>
    <style:style style:name="T186_15" style:family="text"/>
    <style:style style:name="T186_16" style:family="text"/>
    <style:style style:name="T186_17" style:family="text"/>
    <style:style style:name="T186_18" style:family="text"/>
    <style:style style:name="T186_19" style:family="text"/>
    <style:style style:name="T186_20" style:family="text"/>
    <style:style style:name="T186_21" style:family="text"/>
    <style:style style:name="T186_22" style:family="text"/>
    <style:style style:name="T186_23" style:family="text"/>
    <style:style style:name="T186_24" style:family="text"/>
    <style:style style:name="T186_25" style:family="text"/>
    <style:style style:name="T186_26" style:family="text"/>
    <style:style style:name="T186_27" style:family="text"/>
    <style:style style:name="T186_28" style:family="text"/>
    <style:style style:name="T186_29" style:family="text"/>
    <style:style style:name="T186_30" style:family="text"/>
    <style:style style:name="T186_31" style:family="text"/>
    <style:style style:name="T186_32" style:family="text"/>
    <style:style style:name="T186_33" style:family="text"/>
    <style:style style:name="T186_34" style:family="text"/>
    <style:style style:name="T186_35" style:family="text"/>
    <style:style style:name="T186_36" style:family="text"/>
    <style:style style:name="T186_37" style:family="text"/>
    <style:style style:name="T186_38" style:family="text"/>
    <style:style style:name="T186_39" style:family="text"/>
    <style:style style:name="T186_40" style:family="text"/>
    <style:style style:name="T186_41" style:family="text"/>
    <style:style style:name="T186_42" style:family="text"/>
    <style:style style:name="T186_43" style:family="text"/>
    <style:style style:name="T186_44" style:family="text"/>
    <style:style style:name="T186_45" style:family="text"/>
    <style:style style:name="T186_46" style:family="text"/>
    <style:style style:name="T186_47" style:family="text"/>
    <style:style style:name="T186_48" style:family="text"/>
    <style:style style:name="T186_49" style:family="text"/>
    <style:style style:name="T186_50" style:family="text"/>
    <style:style style:name="T186_51" style:family="text"/>
    <style:style style:name="T186_52" style:family="text"/>
    <style:style style:name="T186_53" style:family="text"/>
    <style:style style:name="T186_54" style:family="text"/>
    <style:style style:name="T186_55" style:family="text"/>
    <style:style style:name="T186_56" style:family="text"/>
    <style:style style:name="T186_57" style:family="text"/>
    <style:style style:name="T186_58" style:family="text"/>
    <style:style style:name="T186_59" style:family="text"/>
    <style:style style:name="T186_60" style:family="text"/>
    <style:style style:name="T186_61" style:family="text"/>
    <style:style style:name="T186_62" style:family="text"/>
    <style:style style:name="T186_63" style:family="text"/>
    <style:style style:name="T186_64" style:family="text"/>
    <style:style style:name="T186_65" style:family="text"/>
    <style:style style:name="T186_66" style:family="text"/>
    <style:style style:name="T186_67" style:family="text"/>
    <style:style style:name="T186_68" style:family="text"/>
    <style:style style:name="T186_69" style:family="text"/>
    <style:style style:name="P187" style:family="paragraph" style:parent-style-name="Standard">
      <style:paragraph-properties fo:break-before="auto" fo:line-height="115%" style:writing-mode="lr-tb"/>
    </style:style>
    <style:style style:name="P188" style:family="paragraph" style:parent-style-name="Standard">
      <style:paragraph-properties fo:break-before="auto" fo:line-height="115%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T188_8" style:family="text"/>
    <style:style style:name="T188_9" style:family="text"/>
    <style:style style:name="T188_10" style:family="text"/>
    <style:style style:name="T188_11" style:family="text"/>
    <style:style style:name="T188_12" style:family="text"/>
    <style:style style:name="T188_13" style:family="text"/>
    <style:style style:name="T188_14" style:family="text"/>
    <style:style style:name="T188_15" style:family="text"/>
    <style:style style:name="T188_16" style:family="text"/>
    <style:style style:name="T188_17" style:family="text"/>
    <style:style style:name="T188_18" style:family="text"/>
    <style:style style:name="T188_19" style:family="text"/>
    <style:style style:name="T188_20" style:family="text"/>
    <style:style style:name="T188_21" style:family="text"/>
    <style:style style:name="T188_22" style:family="text"/>
    <style:style style:name="T188_23" style:family="text"/>
    <style:style style:name="T188_24" style:family="text"/>
    <style:style style:name="T188_25" style:family="text"/>
    <style:style style:name="T188_26" style:family="text"/>
    <style:style style:name="T188_27" style:family="text"/>
    <style:style style:name="T188_28" style:family="text"/>
    <style:style style:name="T188_29" style:family="text"/>
    <style:style style:name="T188_30" style:family="text"/>
    <style:style style:name="T188_31" style:family="text"/>
    <style:style style:name="T188_32" style:family="text"/>
    <style:style style:name="T188_33" style:family="text"/>
    <style:style style:name="T188_34" style:family="text"/>
    <style:style style:name="T188_35" style:family="text"/>
    <style:style style:name="T188_36" style:family="text"/>
    <style:style style:name="T188_37" style:family="text"/>
    <style:style style:name="T188_38" style:family="text"/>
    <style:style style:name="T188_39" style:family="text"/>
    <style:style style:name="T188_40" style:family="text"/>
    <style:style style:name="T188_41" style:family="text"/>
    <style:style style:name="T188_42" style:family="text"/>
    <style:style style:name="T188_43" style:family="text"/>
    <style:style style:name="T188_44" style:family="text"/>
    <style:style style:name="T188_45" style:family="text"/>
    <style:style style:name="T188_46" style:family="text"/>
    <style:style style:name="T188_47" style:family="text"/>
    <style:style style:name="P189" style:family="paragraph" style:parent-style-name="Standard">
      <style:paragraph-properties fo:break-before="auto" fo:line-height="115%" style:writing-mode="lr-tb"/>
    </style:style>
    <style:style style:name="P190" style:family="paragraph" style:parent-style-name="Standard">
      <style:paragraph-properties fo:break-before="auto" fo:line-height="115%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/>
    <style:style style:name="T190_10" style:family="text"/>
    <style:style style:name="T190_11" style:family="text"/>
    <style:style style:name="T190_12" style:family="text"/>
    <style:style style:name="T190_13" style:family="text"/>
    <style:style style:name="T190_14" style:family="text"/>
    <style:style style:name="T190_15" style:family="text"/>
    <style:style style:name="T190_16" style:family="text"/>
    <style:style style:name="T190_17" style:family="text"/>
    <style:style style:name="T190_18" style:family="text"/>
    <style:style style:name="T190_19" style:family="text"/>
    <style:style style:name="P191" style:family="paragraph" style:parent-style-name="Standard">
      <style:paragraph-properties fo:break-before="auto" fo:line-height="115%" style:writing-mode="lr-tb"/>
    </style:style>
    <style:style style:name="P192" style:family="paragraph" style:parent-style-name="Standard">
      <style:paragraph-properties fo:break-before="auto" fo:line-height="115%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T192_8" style:family="text"/>
    <style:style style:name="T192_9" style:family="text"/>
    <style:style style:name="T192_10" style:family="text"/>
    <style:style style:name="T192_11" style:family="text"/>
    <style:style style:name="T192_12" style:family="text"/>
    <style:style style:name="T192_13" style:family="text"/>
    <style:style style:name="T192_14" style:family="text"/>
    <style:style style:name="T192_15" style:family="text"/>
    <style:style style:name="T192_16" style:family="text"/>
    <style:style style:name="T192_17" style:family="text"/>
    <style:style style:name="P193" style:family="paragraph" style:parent-style-name="Standard">
      <style:paragraph-properties fo:break-before="auto" fo:line-height="115%" style:writing-mode="lr-tb"/>
    </style:style>
    <style:style style:name="P194" style:family="paragraph" style:parent-style-name="Standard">
      <style:paragraph-properties fo:break-before="auto" fo:line-height="115%" style:writing-mode="lr-tb"/>
    </style:style>
    <style:style style:name="P195" style:family="paragraph" style:parent-style-name="Standard">
      <style:paragraph-properties fo:break-before="auto" fo:line-height="115%" style:writing-mode="lr-tb"/>
    </style:style>
    <style:style style:name="P196" style:family="paragraph" style:parent-style-name="Standard">
      <style:paragraph-properties fo:break-before="auto" fo:line-height="115%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T196_5" style:family="text"/>
    <style:style style:name="T196_6" style:family="text"/>
    <style:style style:name="T196_7" style:family="text"/>
    <style:style style:name="T196_8" style:family="text"/>
    <style:style style:name="T196_9" style:family="text"/>
    <style:style style:name="T196_10" style:family="text"/>
    <style:style style:name="T196_11" style:family="text"/>
    <style:style style:name="P197" style:family="paragraph" style:parent-style-name="Standard">
      <style:paragraph-properties fo:break-before="auto" fo:line-height="115%" style:writing-mode="lr-tb"/>
    </style:style>
    <style:style style:name="P198" style:family="paragraph" style:parent-style-name="Standard">
      <style:paragraph-properties fo:break-before="auto" fo:text-indent="0cm" fo:line-height="115%" fo:margin-left="0cm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T198_6" style:family="text"/>
    <style:style style:name="T198_7" style:family="text"/>
    <style:style style:name="T198_8" style:family="text"/>
    <style:style style:name="T198_9" style:family="text"/>
    <style:style style:name="T198_10" style:family="text"/>
    <style:style style:name="T198_11" style:family="text"/>
    <style:style style:name="T198_12" style:family="text"/>
    <style:style style:name="T198_13" style:family="text"/>
    <style:style style:name="T198_14" style:family="text"/>
    <style:style style:name="T198_15" style:family="text"/>
    <style:style style:name="T198_16" style:family="text"/>
    <style:style style:name="T198_17" style:family="text"/>
    <style:style style:name="T198_18" style:family="text"/>
    <style:style style:name="T198_19" style:family="text"/>
    <style:style style:name="T198_20" style:family="text"/>
    <style:style style:name="T198_21" style:family="text"/>
    <style:style style:name="T198_22" style:family="text"/>
    <style:style style:name="T198_23" style:family="text"/>
    <style:style style:name="T198_24" style:family="text"/>
    <style:style style:name="T198_25" style:family="text"/>
    <style:style style:name="T198_26" style:family="text"/>
    <style:style style:name="T198_27" style:family="text"/>
    <style:style style:name="T198_28" style:family="text"/>
    <style:style style:name="T198_29" style:family="text"/>
    <style:style style:name="T198_30" style:family="text"/>
    <style:style style:name="T198_31" style:family="text"/>
    <style:style style:name="T198_32" style:family="text"/>
    <style:style style:name="T198_33" style:family="text"/>
    <style:style style:name="T198_34" style:family="text"/>
    <style:style style:name="T198_35" style:family="text"/>
    <style:style style:name="T198_36" style:family="text"/>
    <style:style style:name="T198_37" style:family="text"/>
    <style:style style:name="P199" style:family="paragraph" style:parent-style-name="Standard">
      <style:paragraph-properties fo:break-before="auto" fo:text-indent="0cm" fo:line-height="115%" fo:margin-left="0cm" style:writing-mode="lr-tb"/>
    </style:style>
    <style:style style:name="P200" style:family="paragraph" style:parent-style-name="Standard">
      <style:paragraph-properties fo:break-before="auto" fo:text-indent="0cm" fo:line-height="115%" fo:margin-left="0cm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T200_6" style:family="text"/>
    <style:style style:name="T200_7" style:family="text"/>
    <style:style style:name="T200_8" style:family="text"/>
    <style:style style:name="T200_9" style:family="text"/>
    <style:style style:name="T200_10" style:family="text"/>
    <style:style style:name="T200_11" style:family="text"/>
    <style:style style:name="T200_12" style:family="text"/>
    <style:style style:name="T200_13" style:family="text"/>
    <style:style style:name="T200_14" style:family="text"/>
    <style:style style:name="T200_15" style:family="text"/>
    <style:style style:name="T200_16" style:family="text"/>
    <style:style style:name="T200_17" style:family="text"/>
    <style:style style:name="T200_18" style:family="text"/>
    <style:style style:name="T200_19" style:family="text"/>
    <style:style style:name="T200_20" style:family="text"/>
    <style:style style:name="T200_21" style:family="text"/>
    <style:style style:name="T200_22" style:family="text"/>
    <style:style style:name="T200_23" style:family="text"/>
    <style:style style:name="T200_24" style:family="text"/>
    <style:style style:name="T200_25" style:family="text"/>
    <style:style style:name="T200_26" style:family="text"/>
    <style:style style:name="T200_27" style:family="text"/>
    <style:style style:name="T200_28" style:family="text"/>
    <style:style style:name="T200_29" style:family="text"/>
    <style:style style:name="T200_30" style:family="text"/>
    <style:style style:name="T200_31" style:family="text"/>
    <style:style style:name="T200_32" style:family="text"/>
    <style:style style:name="T200_33" style:family="text"/>
    <style:style style:name="T200_34" style:family="text"/>
    <style:style style:name="T200_35" style:family="text"/>
    <style:style style:name="T200_36" style:family="text"/>
    <style:style style:name="T200_37" style:family="text"/>
    <style:style style:name="T200_38" style:family="text"/>
    <style:style style:name="T200_39" style:family="text"/>
    <style:style style:name="T200_40" style:family="text"/>
    <style:style style:name="T200_41" style:family="text"/>
    <style:style style:name="T200_42" style:family="text"/>
    <style:style style:name="T200_43" style:family="text"/>
    <style:style style:name="T200_44" style:family="text"/>
    <style:style style:name="T200_45" style:family="text"/>
    <style:style style:name="T200_46" style:family="text"/>
    <style:style style:name="T200_47" style:family="text"/>
    <style:style style:name="T200_48" style:family="text"/>
    <style:style style:name="T200_49" style:family="text"/>
    <style:style style:name="P201" style:family="paragraph" style:parent-style-name="Standard">
      <style:paragraph-properties fo:break-before="auto" fo:text-indent="0cm" fo:line-height="115%" fo:margin-left="0cm" style:writing-mode="lr-tb"/>
    </style:style>
    <style:style style:name="P202" style:family="paragraph" style:parent-style-name="Standard">
      <style:paragraph-properties fo:break-before="auto" fo:line-height="115%" style:writing-mode="lr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T202_5" style:family="text"/>
    <style:style style:name="T202_6" style:family="text"/>
    <style:style style:name="T202_7" style:family="text"/>
    <style:style style:name="T202_8" style:family="text"/>
    <style:style style:name="T202_9" style:family="text"/>
    <style:style style:name="T202_10" style:family="text"/>
    <style:style style:name="T202_11" style:family="text"/>
    <style:style style:name="T202_12" style:family="text"/>
    <style:style style:name="T202_13" style:family="text"/>
    <style:style style:name="T202_14" style:family="text"/>
    <style:style style:name="T202_15" style:family="text"/>
    <style:style style:name="T202_16" style:family="text"/>
    <style:style style:name="T202_17" style:family="text"/>
    <style:style style:name="T202_18" style:family="text"/>
    <style:style style:name="T202_19" style:family="text"/>
    <style:style style:name="T202_20" style:family="text"/>
    <style:style style:name="T202_21" style:family="text"/>
    <style:style style:name="T202_22" style:family="text"/>
    <style:style style:name="T202_23" style:family="text"/>
    <style:style style:name="T202_24" style:family="text"/>
    <style:style style:name="T202_25" style:family="text"/>
    <style:style style:name="P203" style:family="paragraph" style:parent-style-name="Standard">
      <style:paragraph-properties fo:break-before="auto" fo:line-height="115%" style:writing-mode="lr-tb"/>
    </style:style>
    <style:style style:name="P204" style:family="paragraph" style:parent-style-name="Standard">
      <style:paragraph-properties fo:break-before="auto" fo:line-height="115%" style:writing-mode="lr-tb"/>
    </style:style>
    <style:style style:name="T204_1" style:family="text"/>
    <style:style style:name="T204_2" style:family="text"/>
    <style:style style:name="T204_3" style:family="text"/>
    <style:style style:name="T204_4" style:family="text"/>
    <style:style style:name="T204_5" style:family="text"/>
    <style:style style:name="T204_6" style:family="text"/>
    <style:style style:name="T204_7" style:family="text"/>
    <style:style style:name="T204_8" style:family="text"/>
    <style:style style:name="T204_9" style:family="text"/>
    <style:style style:name="T204_10" style:family="text"/>
    <style:style style:name="T204_11" style:family="text"/>
    <style:style style:name="T204_12" style:family="text"/>
    <style:style style:name="T204_13" style:family="text"/>
    <style:style style:name="T204_14" style:family="text"/>
    <style:style style:name="T204_15" style:family="text"/>
    <style:style style:name="T204_16" style:family="text"/>
    <style:style style:name="T204_17" style:family="text"/>
    <style:style style:name="T204_18" style:family="text"/>
    <style:style style:name="T204_19" style:family="text"/>
    <style:style style:name="T204_20" style:family="text"/>
    <style:style style:name="T204_21" style:family="text"/>
    <style:style style:name="T204_22" style:family="text"/>
    <style:style style:name="T204_23" style:family="text"/>
    <style:style style:name="T204_24" style:family="text"/>
    <style:style style:name="P205" style:family="paragraph" style:parent-style-name="Standard">
      <style:paragraph-properties fo:break-before="auto" fo:line-height="115%" style:writing-mode="lr-tb"/>
    </style:style>
    <style:style style:name="P206" style:family="paragraph" style:parent-style-name="Standard">
      <style:paragraph-properties fo:break-before="auto" fo:line-height="115%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T206_10" style:family="text"/>
    <style:style style:name="T206_11" style:family="text"/>
    <style:style style:name="T206_12" style:family="text"/>
    <style:style style:name="T206_13" style:family="text"/>
    <style:style style:name="T206_14" style:family="text"/>
    <style:style style:name="T206_15" style:family="text"/>
    <style:style style:name="T206_16" style:family="text"/>
    <style:style style:name="T206_17" style:family="text"/>
    <style:style style:name="T206_18" style:family="text"/>
    <style:style style:name="T206_19" style:family="text"/>
    <style:style style:name="T206_20" style:family="text"/>
    <style:style style:name="T206_21" style:family="text"/>
    <style:style style:name="T206_22" style:family="text"/>
    <style:style style:name="T206_23" style:family="text"/>
    <style:style style:name="T206_24" style:family="text"/>
    <style:style style:name="T206_25" style:family="text"/>
    <style:style style:name="T206_26" style:family="text"/>
    <style:style style:name="T206_27" style:family="text"/>
    <style:style style:name="T206_28" style:family="text"/>
    <style:style style:name="T206_29" style:family="text"/>
    <style:style style:name="T206_30" style:family="text"/>
    <style:style style:name="T206_31" style:family="text"/>
    <style:style style:name="T206_32" style:family="text"/>
    <style:style style:name="T206_33" style:family="text"/>
    <style:style style:name="T206_34" style:family="text"/>
    <style:style style:name="T206_35" style:family="text"/>
    <style:style style:name="T206_36" style:family="text"/>
    <style:style style:name="T206_37" style:family="text"/>
    <style:style style:name="T206_38" style:family="text"/>
    <style:style style:name="T206_39" style:family="text"/>
    <style:style style:name="T206_40" style:family="text"/>
    <style:style style:name="T206_41" style:family="text"/>
    <style:style style:name="T206_42" style:family="text"/>
    <style:style style:name="T206_43" style:family="text"/>
    <style:style style:name="T206_44" style:family="text"/>
    <style:style style:name="T206_45" style:family="text"/>
    <style:style style:name="P207" style:family="paragraph" style:parent-style-name="Standard">
      <style:paragraph-properties fo:break-before="auto" fo:line-height="115%" style:writing-mode="lr-tb"/>
    </style:style>
    <style:style style:name="P208" style:family="paragraph" style:parent-style-name="Standard">
      <style:paragraph-properties fo:break-before="auto" fo:line-height="115%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T208_8" style:family="text"/>
    <style:style style:name="T208_9" style:family="text"/>
    <style:style style:name="T208_10" style:family="text"/>
    <style:style style:name="T208_11" style:family="text"/>
    <style:style style:name="T208_12" style:family="text"/>
    <style:style style:name="T208_13" style:family="text"/>
    <style:style style:name="T208_14" style:family="text"/>
    <style:style style:name="T208_15" style:family="text"/>
    <style:style style:name="T208_16" style:family="text"/>
    <style:style style:name="T208_17" style:family="text"/>
    <style:style style:name="T208_18" style:family="text"/>
    <style:style style:name="T208_19" style:family="text"/>
    <style:style style:name="T208_20" style:family="text"/>
    <style:style style:name="T208_21" style:family="text"/>
    <style:style style:name="T208_22" style:family="text"/>
    <style:style style:name="T208_23" style:family="text"/>
    <style:style style:name="T208_24" style:family="text"/>
    <style:style style:name="P209" style:family="paragraph" style:parent-style-name="Standard">
      <style:paragraph-properties fo:break-before="auto" fo:line-height="115%" style:writing-mode="lr-tb"/>
    </style:style>
    <style:style style:name="P210" style:family="paragraph" style:parent-style-name="Standard">
      <style:paragraph-properties fo:break-before="auto" fo:line-height="115%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T210_8" style:family="text"/>
    <style:style style:name="T210_9" style:family="text"/>
    <style:style style:name="T210_10" style:family="text"/>
    <style:style style:name="T210_11" style:family="text"/>
    <style:style style:name="T210_12" style:family="text"/>
    <style:style style:name="T210_13" style:family="text"/>
    <style:style style:name="T210_14" style:family="text"/>
    <style:style style:name="T210_15" style:family="text"/>
    <style:style style:name="T210_16" style:family="text"/>
    <style:style style:name="T210_17" style:family="text"/>
    <style:style style:name="P211" style:family="paragraph" style:parent-style-name="Standard">
      <style:paragraph-properties fo:break-before="auto" fo:line-height="115%" style:writing-mode="lr-tb"/>
    </style:style>
    <style:style style:name="P212" style:family="paragraph" style:parent-style-name="Standard">
      <style:paragraph-properties fo:break-before="auto" fo:line-height="115%" style:writing-mode="lr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T212_7" style:family="text"/>
    <style:style style:name="T212_8" style:family="text"/>
    <style:style style:name="T212_9" style:family="text"/>
    <style:style style:name="T212_10" style:family="text"/>
    <style:style style:name="T212_11" style:family="text"/>
    <style:style style:name="T212_12" style:family="text"/>
    <style:style style:name="T212_13" style:family="text"/>
    <style:style style:name="T212_14" style:family="text"/>
    <style:style style:name="T212_15" style:family="text"/>
    <style:style style:name="T212_16" style:family="text"/>
    <style:style style:name="T212_17" style:family="text"/>
    <style:style style:name="T212_18" style:family="text"/>
    <style:style style:name="T212_19" style:family="text"/>
    <style:style style:name="T212_20" style:family="text"/>
    <style:style style:name="T212_21" style:family="text"/>
    <style:style style:name="T212_22" style:family="text"/>
    <style:style style:name="T212_23" style:family="text"/>
    <style:style style:name="T212_24" style:family="text"/>
    <style:style style:name="T212_25" style:family="text"/>
    <style:style style:name="T212_26" style:family="text"/>
    <style:style style:name="T212_27" style:family="text"/>
    <style:style style:name="T212_28" style:family="text"/>
    <style:style style:name="T212_29" style:family="text"/>
    <style:style style:name="T212_30" style:family="text"/>
    <style:style style:name="T212_31" style:family="text"/>
    <style:style style:name="T212_32" style:family="text"/>
    <style:style style:name="T212_33" style:family="text"/>
    <style:style style:name="T212_34" style:family="text"/>
    <style:style style:name="T212_35" style:family="text"/>
    <style:style style:name="T212_36" style:family="text"/>
    <style:style style:name="T212_37" style:family="text"/>
    <style:style style:name="T212_38" style:family="text"/>
    <style:style style:name="T212_39" style:family="text"/>
    <style:style style:name="T212_40" style:family="text"/>
    <style:style style:name="T212_41" style:family="text"/>
    <style:style style:name="T212_42" style:family="text"/>
    <style:style style:name="T212_43" style:family="text"/>
    <style:style style:name="T212_44" style:family="text"/>
    <style:style style:name="T212_45" style:family="text"/>
    <style:style style:name="T212_46" style:family="text"/>
    <style:style style:name="T212_47" style:family="text"/>
    <style:style style:name="T212_48" style:family="text"/>
    <style:style style:name="T212_49" style:family="text"/>
    <style:style style:name="T212_50" style:family="text"/>
    <style:style style:name="T212_51" style:family="text"/>
    <style:style style:name="T212_52" style:family="text"/>
    <style:style style:name="T212_53" style:family="text"/>
    <style:style style:name="T212_54" style:family="text"/>
    <style:style style:name="T212_55" style:family="text"/>
    <style:style style:name="T212_56" style:family="text"/>
    <style:style style:name="T212_57" style:family="text"/>
    <style:style style:name="T212_58" style:family="text"/>
    <style:style style:name="T212_59" style:family="text"/>
    <style:style style:name="T212_60" style:family="text"/>
    <style:style style:name="T212_61" style:family="text"/>
    <style:style style:name="P213" style:family="paragraph" style:parent-style-name="Standard">
      <style:paragraph-properties fo:break-before="auto" fo:line-height="115%" style:writing-mode="lr-tb"/>
    </style:style>
    <style:style style:name="P214" style:family="paragraph" style:parent-style-name="Standard">
      <style:paragraph-properties fo:break-before="auto" fo:line-height="115%" style:writing-mode="lr-tb"/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T214_5" style:family="text"/>
    <style:style style:name="T214_6" style:family="text"/>
    <style:style style:name="T214_7" style:family="text"/>
    <style:style style:name="T214_8" style:family="text"/>
    <style:style style:name="T214_9" style:family="text"/>
    <style:style style:name="T214_10" style:family="text"/>
    <style:style style:name="T214_11" style:family="text"/>
    <style:style style:name="T214_12" style:family="text"/>
    <style:style style:name="T214_13" style:family="text"/>
    <style:style style:name="T214_14" style:family="text"/>
    <style:style style:name="T214_15" style:family="text"/>
    <style:style style:name="T214_16" style:family="text"/>
    <style:style style:name="T214_17" style:family="text"/>
    <style:style style:name="T214_18" style:family="text"/>
    <style:style style:name="T214_19" style:family="text"/>
    <style:style style:name="T214_20" style:family="text"/>
    <style:style style:name="T214_21" style:family="text"/>
    <style:style style:name="T214_22" style:family="text"/>
    <style:style style:name="T214_23" style:family="text"/>
    <style:style style:name="T214_24" style:family="text"/>
    <style:style style:name="T214_25" style:family="text"/>
    <style:style style:name="T214_26" style:family="text"/>
    <style:style style:name="T214_27" style:family="text"/>
    <style:style style:name="T214_28" style:family="text"/>
    <style:style style:name="T214_29" style:family="text"/>
    <style:style style:name="T214_30" style:family="text"/>
    <style:style style:name="T214_31" style:family="text"/>
    <style:style style:name="T214_32" style:family="text"/>
    <style:style style:name="T214_33" style:family="text"/>
    <style:style style:name="T214_34" style:family="text"/>
    <style:style style:name="T214_35" style:family="text"/>
    <style:style style:name="T214_36" style:family="text"/>
    <style:style style:name="T214_37" style:family="text"/>
    <style:style style:name="T214_38" style:family="text"/>
    <style:style style:name="T214_39" style:family="text"/>
    <style:style style:name="T214_40" style:family="text"/>
    <style:style style:name="T214_41" style:family="text"/>
    <style:style style:name="T214_42" style:family="text"/>
    <style:style style:name="T214_43" style:family="text"/>
    <style:style style:name="T214_44" style:family="text"/>
    <style:style style:name="T214_45" style:family="text"/>
    <style:style style:name="T214_46" style:family="text"/>
    <style:style style:name="T214_47" style:family="text"/>
    <style:style style:name="T214_48" style:family="text"/>
    <style:style style:name="T214_49" style:family="text"/>
    <style:style style:name="T214_50" style:family="text"/>
    <style:style style:name="T214_51" style:family="text"/>
    <style:style style:name="T214_52" style:family="text"/>
    <style:style style:name="T214_53" style:family="text"/>
    <style:style style:name="T214_54" style:family="text"/>
    <style:style style:name="T214_55" style:family="text"/>
    <style:style style:name="T214_56" style:family="text"/>
    <style:style style:name="T214_57" style:family="text"/>
    <style:style style:name="T214_58" style:family="text"/>
    <style:style style:name="T214_59" style:family="text"/>
    <style:style style:name="T214_60" style:family="text"/>
    <style:style style:name="T214_61" style:family="text"/>
    <style:style style:name="T214_62" style:family="text"/>
    <style:style style:name="T214_63" style:family="text"/>
    <style:style style:name="T214_64" style:family="text"/>
    <style:style style:name="T214_65" style:family="text"/>
    <style:style style:name="T214_66" style:family="text"/>
    <style:style style:name="T214_67" style:family="text"/>
    <style:style style:name="T214_68" style:family="text"/>
    <style:style style:name="T214_69" style:family="text"/>
    <style:style style:name="T214_70" style:family="text"/>
    <style:style style:name="T214_71" style:family="text"/>
    <style:style style:name="T214_72" style:family="text"/>
    <style:style style:name="T214_73" style:family="text"/>
    <style:style style:name="T214_74" style:family="text"/>
    <style:style style:name="T214_75" style:family="text"/>
    <style:style style:name="T214_76" style:family="text"/>
    <style:style style:name="T214_77" style:family="text"/>
    <style:style style:name="T214_78" style:family="text"/>
    <style:style style:name="T214_79" style:family="text"/>
    <style:style style:name="T214_80" style:family="text"/>
    <style:style style:name="T214_81" style:family="text"/>
    <style:style style:name="T214_82" style:family="text"/>
    <style:style style:name="T214_83" style:family="text"/>
    <style:style style:name="T214_84" style:family="text"/>
    <style:style style:name="T214_85" style:family="text"/>
    <style:style style:name="T214_86" style:family="text"/>
    <style:style style:name="T214_87" style:family="text"/>
    <style:style style:name="T214_88" style:family="text"/>
    <style:style style:name="T214_89" style:family="text"/>
    <style:style style:name="P215" style:family="paragraph" style:parent-style-name="Standard">
      <style:paragraph-properties fo:break-before="auto" fo:line-height="115%" style:writing-mode="lr-tb"/>
    </style:style>
    <style:style style:name="P216" style:family="paragraph" style:parent-style-name="Standard">
      <style:paragraph-properties fo:break-before="auto" fo:line-height="115%" style:writing-mode="lr-tb"/>
    </style:style>
    <style:style style:name="P217" style:family="paragraph" style:parent-style-name="Standard">
      <style:paragraph-properties fo:break-before="auto" fo:line-height="115%" style:writing-mode="lr-tb"/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T217_5" style:family="text"/>
    <style:style style:name="T217_6" style:family="text"/>
    <style:style style:name="T217_7" style:family="text"/>
    <style:style style:name="T217_8" style:family="text"/>
    <style:style style:name="T217_9" style:family="text"/>
    <style:style style:name="T217_10" style:family="text"/>
    <style:style style:name="T217_11" style:family="text"/>
    <style:style style:name="T217_12" style:family="text"/>
    <style:style style:name="T217_13" style:family="text"/>
    <style:style style:name="T217_14" style:family="text"/>
    <style:style style:name="T217_15" style:family="text"/>
    <style:style style:name="T217_16" style:family="text"/>
    <style:style style:name="T217_17" style:family="text"/>
    <style:style style:name="T217_18" style:family="text"/>
    <style:style style:name="T217_19" style:family="text"/>
    <style:style style:name="T217_20" style:family="text"/>
    <style:style style:name="T217_21" style:family="text"/>
    <style:style style:name="T217_22" style:family="text"/>
    <style:style style:name="T217_23" style:family="text"/>
    <style:style style:name="T217_24" style:family="text"/>
    <style:style style:name="T217_25" style:family="text"/>
    <style:style style:name="T217_26" style:family="text"/>
    <style:style style:name="T217_27" style:family="text"/>
    <style:style style:name="T217_28" style:family="text"/>
    <style:style style:name="T217_29" style:family="text"/>
    <style:style style:name="T217_30" style:family="text"/>
    <style:style style:name="T217_31" style:family="text"/>
    <style:style style:name="T217_32" style:family="text"/>
    <style:style style:name="T217_33" style:family="text"/>
    <style:style style:name="T217_34" style:family="text"/>
    <style:style style:name="T217_35" style:family="text"/>
    <style:style style:name="T217_36" style:family="text"/>
    <style:style style:name="T217_37" style:family="text"/>
    <style:style style:name="T217_38" style:family="text"/>
    <style:style style:name="T217_39" style:family="text"/>
    <style:style style:name="T217_40" style:family="text"/>
    <style:style style:name="T217_41" style:family="text"/>
    <style:style style:name="T217_42" style:family="text"/>
    <style:style style:name="T217_43" style:family="text"/>
    <style:style style:name="T217_44" style:family="text"/>
    <style:style style:name="T217_45" style:family="text"/>
    <style:style style:name="T217_46" style:family="text"/>
    <style:style style:name="T217_47" style:family="text"/>
    <style:style style:name="T217_48" style:family="text"/>
    <style:style style:name="T217_49" style:family="text"/>
    <style:style style:name="T217_50" style:family="text"/>
    <style:style style:name="T217_51" style:family="text"/>
    <style:style style:name="T217_52" style:family="text"/>
    <style:style style:name="T217_53" style:family="text"/>
    <style:style style:name="T217_54" style:family="text"/>
    <style:style style:name="T217_55" style:family="text"/>
    <style:style style:name="T217_56" style:family="text"/>
    <style:style style:name="T217_57" style:family="text"/>
    <style:style style:name="T217_58" style:family="text"/>
    <style:style style:name="T217_59" style:family="text"/>
    <style:style style:name="T217_60" style:family="text"/>
    <style:style style:name="T217_61" style:family="text"/>
    <style:style style:name="T217_62" style:family="text"/>
    <style:style style:name="T217_63" style:family="text"/>
    <style:style style:name="T217_64" style:family="text"/>
    <style:style style:name="T217_65" style:family="text"/>
    <style:style style:name="T217_66" style:family="text"/>
    <style:style style:name="T217_67" style:family="text"/>
    <style:style style:name="T217_68" style:family="text"/>
    <style:style style:name="T217_69" style:family="text"/>
    <style:style style:name="T217_70" style:family="text"/>
    <style:style style:name="T217_71" style:family="text"/>
    <style:style style:name="T217_72" style:family="text"/>
    <style:style style:name="T217_73" style:family="text"/>
    <style:style style:name="T217_74" style:family="text"/>
    <style:style style:name="T217_75" style:family="text"/>
    <style:style style:name="P218" style:family="paragraph" style:parent-style-name="Standard">
      <style:paragraph-properties fo:break-before="auto" fo:line-height="115%" style:writing-mode="lr-tb"/>
    </style:style>
    <style:style style:name="P219" style:family="paragraph" style:parent-style-name="Standard">
      <style:paragraph-properties fo:break-before="auto" fo:line-height="115%" style:writing-mode="lr-tb"/>
    </style:style>
    <style:style style:name="T219_1" style:family="text"/>
    <style:style style:name="T219_2" style:family="text"/>
    <style:style style:name="T219_3" style:family="text"/>
    <style:style style:name="T219_4" style:family="text"/>
    <style:style style:name="T219_5" style:family="text"/>
    <style:style style:name="T219_6" style:family="text"/>
    <style:style style:name="T219_7" style:family="text"/>
    <style:style style:name="T219_8" style:family="text"/>
    <style:style style:name="T219_9" style:family="text"/>
    <style:style style:name="T219_10" style:family="text"/>
    <style:style style:name="T219_11" style:family="text"/>
    <style:style style:name="T219_12" style:family="text"/>
    <style:style style:name="T219_13" style:family="text"/>
    <style:style style:name="T219_14" style:family="text"/>
    <style:style style:name="T219_15" style:family="text"/>
    <style:style style:name="T219_16" style:family="text"/>
    <style:style style:name="T219_17" style:family="text"/>
    <style:style style:name="T219_18" style:family="text"/>
    <style:style style:name="T219_19" style:family="text"/>
    <style:style style:name="T219_20" style:family="text"/>
    <style:style style:name="T219_21" style:family="text"/>
    <style:style style:name="T219_22" style:family="text"/>
    <style:style style:name="T219_23" style:family="text"/>
    <style:style style:name="T219_24" style:family="text"/>
    <style:style style:name="T219_25" style:family="text"/>
    <style:style style:name="T219_26" style:family="text"/>
    <style:style style:name="T219_27" style:family="text"/>
    <style:style style:name="T219_28" style:family="text"/>
    <style:style style:name="T219_29" style:family="text"/>
    <style:style style:name="T219_30" style:family="text"/>
    <style:style style:name="T219_31" style:family="text"/>
    <style:style style:name="T219_32" style:family="text"/>
    <style:style style:name="T219_33" style:family="text"/>
    <style:style style:name="T219_34" style:family="text"/>
    <style:style style:name="T219_35" style:family="text"/>
    <style:style style:name="T219_36" style:family="text"/>
    <style:style style:name="T219_37" style:family="text"/>
    <style:style style:name="T219_38" style:family="text"/>
    <style:style style:name="T219_39" style:family="text"/>
    <style:style style:name="T219_40" style:family="text"/>
    <style:style style:name="T219_41" style:family="text"/>
    <style:style style:name="T219_42" style:family="text"/>
    <style:style style:name="T219_43" style:family="text"/>
    <style:style style:name="T219_44" style:family="text"/>
    <style:style style:name="T219_45" style:family="text"/>
    <style:style style:name="T219_46" style:family="text"/>
    <style:style style:name="T219_47" style:family="text"/>
    <style:style style:name="P220" style:family="paragraph" style:parent-style-name="Standard">
      <style:paragraph-properties fo:break-before="auto" fo:line-height="115%" style:writing-mode="lr-tb"/>
    </style:style>
    <style:style style:name="P221" style:family="paragraph" style:parent-style-name="Standard">
      <style:paragraph-properties fo:break-before="auto" fo:line-height="115%" style:writing-mode="lr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/>
    <style:style style:name="T221_6" style:family="text"/>
    <style:style style:name="T221_7" style:family="text"/>
    <style:style style:name="T221_8" style:family="text"/>
    <style:style style:name="T221_9" style:family="text"/>
    <style:style style:name="T221_10" style:family="text"/>
    <style:style style:name="T221_11" style:family="text"/>
    <style:style style:name="T221_12" style:family="text"/>
    <style:style style:name="T221_13" style:family="text"/>
    <style:style style:name="T221_14" style:family="text"/>
    <style:style style:name="T221_15" style:family="text"/>
    <style:style style:name="T221_16" style:family="text"/>
    <style:style style:name="T221_17" style:family="text"/>
    <style:style style:name="T221_18" style:family="text"/>
    <style:style style:name="T221_19" style:family="text"/>
    <style:style style:name="T221_20" style:family="text"/>
    <style:style style:name="T221_21" style:family="text"/>
    <style:style style:name="T221_22" style:family="text"/>
    <style:style style:name="T221_23" style:family="text"/>
    <style:style style:name="T221_24" style:family="text"/>
    <style:style style:name="T221_25" style:family="text"/>
    <style:style style:name="T221_26" style:family="text"/>
    <style:style style:name="T221_27" style:family="text"/>
    <style:style style:name="T221_28" style:family="text"/>
    <style:style style:name="T221_29" style:family="text"/>
    <style:style style:name="T221_30" style:family="text"/>
    <style:style style:name="T221_31" style:family="text"/>
    <style:style style:name="T221_32" style:family="text"/>
    <style:style style:name="T221_33" style:family="text"/>
    <style:style style:name="T221_34" style:family="text"/>
    <style:style style:name="T221_35" style:family="text"/>
    <style:style style:name="T221_36" style:family="text"/>
    <style:style style:name="T221_37" style:family="text"/>
    <style:style style:name="T221_38" style:family="text"/>
    <style:style style:name="T221_39" style:family="text"/>
    <style:style style:name="T221_40" style:family="text"/>
    <style:style style:name="T221_41" style:family="text"/>
    <style:style style:name="T221_42" style:family="text"/>
    <style:style style:name="T221_43" style:family="text"/>
    <style:style style:name="T221_44" style:family="text"/>
    <style:style style:name="T221_45" style:family="text"/>
    <style:style style:name="T221_46" style:family="text"/>
    <style:style style:name="T221_47" style:family="text"/>
    <style:style style:name="T221_48" style:family="text"/>
    <style:style style:name="T221_49" style:family="text"/>
    <style:style style:name="T221_50" style:family="text"/>
    <style:style style:name="T221_51" style:family="text"/>
    <style:style style:name="T221_52" style:family="text">
      <style:text-properties fo:font-weight="bold" style:font-weight-asian="bold" style:font-weight-complex="bold"/>
    </style:style>
    <style:style style:name="T221_53" style:family="text">
      <style:text-properties fo:font-weight="bold" style:font-weight-asian="bold" style:font-weight-complex="bold"/>
    </style:style>
    <style:style style:name="T221_54" style:family="text">
      <style:text-properties fo:font-weight="bold" style:font-weight-asian="bold" style:font-weight-complex="bold"/>
    </style:style>
    <style:style style:name="T221_55" style:family="text">
      <style:text-properties fo:font-weight="bold" style:font-weight-asian="bold" style:font-weight-complex="bold"/>
    </style:style>
    <style:style style:name="T221_56" style:family="text">
      <style:text-properties fo:font-weight="bold" style:font-weight-asian="bold" style:font-weight-complex="bold"/>
    </style:style>
    <style:style style:name="T221_57" style:family="text">
      <style:text-properties fo:font-weight="bold" style:font-weight-asian="bold" style:font-weight-complex="bold"/>
    </style:style>
    <style:style style:name="T221_58" style:family="text"/>
    <style:style style:name="P222" style:family="paragraph" style:parent-style-name="Standard">
      <style:paragraph-properties fo:break-before="auto" fo:line-height="115%" style:writing-mode="lr-tb"/>
    </style:style>
    <style:style style:name="P223" style:family="paragraph" style:parent-style-name="Standard">
      <style:paragraph-properties fo:break-before="auto" fo:line-height="115%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T223_8" style:family="text"/>
    <style:style style:name="T223_9" style:family="text"/>
    <style:style style:name="T223_10" style:family="text"/>
    <style:style style:name="T223_11" style:family="text"/>
    <style:style style:name="T223_12" style:family="text"/>
    <style:style style:name="T223_13" style:family="text"/>
    <style:style style:name="T223_14" style:family="text"/>
    <style:style style:name="T223_15" style:family="text">
      <style:text-properties fo:font-weight="bold" style:font-weight-asian="bold" style:font-weight-complex="bold"/>
    </style:style>
    <style:style style:name="T223_16" style:family="text">
      <style:text-properties fo:font-weight="bold" style:font-weight-asian="bold" style:font-weight-complex="bold"/>
    </style:style>
    <style:style style:name="T223_17" style:family="text">
      <style:text-properties fo:font-weight="bold" style:font-weight-asian="bold" style:font-weight-complex="bold"/>
    </style:style>
    <style:style style:name="T223_18" style:family="text">
      <style:text-properties fo:font-weight="bold" style:font-weight-asian="bold" style:font-weight-complex="bold"/>
    </style:style>
    <style:style style:name="T223_19" style:family="text">
      <style:text-properties fo:font-weight="bold" style:font-weight-asian="bold" style:font-weight-complex="bold"/>
    </style:style>
    <style:style style:name="T223_20" style:family="text">
      <style:text-properties fo:font-weight="bold" style:font-weight-asian="bold" style:font-weight-complex="bold"/>
    </style:style>
    <style:style style:name="P22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25" style:family="paragraph" style:parent-style-name="Standard">
      <style:paragraph-properties fo:break-before="auto" fo:line-height="115%" style:writing-mode="lr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T225_5" style:family="text"/>
    <style:style style:name="T225_6" style:family="text"/>
    <style:style style:name="T225_7" style:family="text"/>
    <style:style style:name="T225_8" style:family="text"/>
    <style:style style:name="T225_9" style:family="text"/>
    <style:style style:name="T225_10" style:family="text"/>
    <style:style style:name="T225_11" style:family="text"/>
    <style:style style:name="T225_12" style:family="text"/>
    <style:style style:name="T225_13" style:family="text"/>
    <style:style style:name="T225_14" style:family="text"/>
    <style:style style:name="T225_15" style:family="text"/>
    <style:style style:name="T225_16" style:family="text"/>
    <style:style style:name="T225_17" style:family="text"/>
    <style:style style:name="T225_18" style:family="text"/>
    <style:style style:name="T225_19" style:family="text"/>
    <style:style style:name="T225_20" style:family="text"/>
    <style:style style:name="T225_21" style:family="text"/>
    <style:style style:name="T225_22" style:family="text"/>
    <style:style style:name="T225_23" style:family="text"/>
    <style:style style:name="T225_24" style:family="text"/>
    <style:style style:name="T225_25" style:family="text"/>
    <style:style style:name="T225_26" style:family="text"/>
    <style:style style:name="T225_27" style:family="text"/>
    <style:style style:name="T225_28" style:family="text"/>
    <style:style style:name="T225_29" style:family="text"/>
    <style:style style:name="T225_30" style:family="text"/>
    <style:style style:name="T225_31" style:family="text"/>
    <style:style style:name="T225_32" style:family="text"/>
    <style:style style:name="T225_33" style:family="text"/>
    <style:style style:name="T225_34" style:family="text"/>
    <style:style style:name="T225_35" style:family="text"/>
    <style:style style:name="T225_36" style:family="text"/>
    <style:style style:name="T225_37" style:family="text"/>
    <style:style style:name="T225_38" style:family="text"/>
    <style:style style:name="T225_39" style:family="text"/>
    <style:style style:name="T225_40" style:family="text"/>
    <style:style style:name="T225_41" style:family="text"/>
    <style:style style:name="T225_42" style:family="text"/>
    <style:style style:name="T225_43" style:family="text"/>
    <style:style style:name="T225_44" style:family="text"/>
    <style:style style:name="T225_45" style:family="text"/>
    <style:style style:name="P226" style:family="paragraph" style:parent-style-name="Standard">
      <style:paragraph-properties fo:break-before="auto" fo:line-height="115%" style:writing-mode="lr-tb"/>
    </style:style>
    <style:style style:name="P227" style:family="paragraph" style:parent-style-name="Standard">
      <style:paragraph-properties fo:break-before="auto" fo:line-height="115%" style:writing-mode="lr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/>
    <style:style style:name="T227_8" style:family="text"/>
    <style:style style:name="T227_9" style:family="text"/>
    <style:style style:name="T227_10" style:family="text"/>
    <style:style style:name="T227_11" style:family="text"/>
    <style:style style:name="T227_12" style:family="text"/>
    <style:style style:name="T227_13" style:family="text"/>
    <style:style style:name="T227_14" style:family="text"/>
    <style:style style:name="T227_15" style:family="text"/>
    <style:style style:name="T227_16" style:family="text"/>
    <style:style style:name="T227_17" style:family="text"/>
    <style:style style:name="T227_18" style:family="text"/>
    <style:style style:name="T227_19" style:family="text"/>
    <style:style style:name="T227_20" style:family="text"/>
    <style:style style:name="T227_21" style:family="text"/>
    <style:style style:name="T227_22" style:family="text"/>
    <style:style style:name="T227_23" style:family="text"/>
    <style:style style:name="T227_24" style:family="text"/>
    <style:style style:name="T227_25" style:family="text"/>
    <style:style style:name="T227_26" style:family="text"/>
    <style:style style:name="T227_27" style:family="text"/>
    <style:style style:name="T227_28" style:family="text"/>
    <style:style style:name="T227_29" style:family="text"/>
    <style:style style:name="T227_30" style:family="text"/>
    <style:style style:name="T227_31" style:family="text"/>
    <style:style style:name="T227_32" style:family="text"/>
    <style:style style:name="T227_33" style:family="text"/>
    <style:style style:name="T227_34" style:family="text"/>
    <style:style style:name="T227_35" style:family="text"/>
    <style:style style:name="T227_36" style:family="text"/>
    <style:style style:name="T227_37" style:family="text"/>
    <style:style style:name="T227_38" style:family="text"/>
    <style:style style:name="T227_39" style:family="text"/>
    <style:style style:name="T227_40" style:family="text"/>
    <style:style style:name="T227_41" style:family="text"/>
    <style:style style:name="T227_42" style:family="text"/>
    <style:style style:name="T227_43" style:family="text"/>
    <style:style style:name="T227_44" style:family="text"/>
    <style:style style:name="T227_45" style:family="text"/>
    <style:style style:name="T227_46" style:family="text"/>
    <style:style style:name="T227_47" style:family="text"/>
    <style:style style:name="T227_48" style:family="text"/>
    <style:style style:name="T227_49" style:family="text"/>
    <style:style style:name="T227_50" style:family="text"/>
    <style:style style:name="T227_51" style:family="text"/>
    <style:style style:name="T227_52" style:family="text"/>
    <style:style style:name="T227_53" style:family="text"/>
    <style:style style:name="T227_54" style:family="text"/>
    <style:style style:name="T227_55" style:family="text"/>
    <style:style style:name="T227_56" style:family="text"/>
    <style:style style:name="T227_57" style:family="text"/>
    <style:style style:name="T227_58" style:family="text"/>
    <style:style style:name="T227_59" style:family="text"/>
    <style:style style:name="T227_60" style:family="text"/>
    <style:style style:name="T227_61" style:family="text"/>
    <style:style style:name="T227_62" style:family="text"/>
    <style:style style:name="T227_63" style:family="text"/>
    <style:style style:name="T227_64" style:family="text"/>
    <style:style style:name="T227_65" style:family="text"/>
    <style:style style:name="T227_66" style:family="text"/>
    <style:style style:name="T227_67" style:family="text"/>
    <style:style style:name="T227_68" style:family="text"/>
    <style:style style:name="T227_69" style:family="text"/>
    <style:style style:name="P228" style:family="paragraph" style:parent-style-name="Standard">
      <style:paragraph-properties fo:break-before="auto" fo:line-height="115%" style:writing-mode="lr-tb"/>
    </style:style>
    <style:style style:name="P229" style:family="paragraph" style:parent-style-name="Standard">
      <style:paragraph-properties fo:break-before="auto" fo:line-height="115%" style:writing-mode="lr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T229_7" style:family="text"/>
    <style:style style:name="T229_8" style:family="text"/>
    <style:style style:name="T229_9" style:family="text"/>
    <style:style style:name="T229_10" style:family="text"/>
    <style:style style:name="T229_11" style:family="text"/>
    <style:style style:name="T229_12" style:family="text"/>
    <style:style style:name="T229_13" style:family="text"/>
    <style:style style:name="T229_14" style:family="text"/>
    <style:style style:name="T229_15" style:family="text"/>
    <style:style style:name="T229_16" style:family="text"/>
    <style:style style:name="T229_17" style:family="text"/>
    <style:style style:name="T229_18" style:family="text"/>
    <style:style style:name="T229_19" style:family="text"/>
    <style:style style:name="T229_20" style:family="text"/>
    <style:style style:name="T229_21" style:family="text"/>
    <style:style style:name="T229_22" style:family="text"/>
    <style:style style:name="T229_23" style:family="text"/>
    <style:style style:name="T229_24" style:family="text"/>
    <style:style style:name="T229_25" style:family="text"/>
    <style:style style:name="T229_26" style:family="text"/>
    <style:style style:name="T229_27" style:family="text"/>
    <style:style style:name="T229_28" style:family="text"/>
    <style:style style:name="T229_29" style:family="text"/>
    <style:style style:name="T229_30" style:family="text"/>
    <style:style style:name="T229_31" style:family="text"/>
    <style:style style:name="T229_32" style:family="text"/>
    <style:style style:name="T229_33" style:family="text"/>
    <style:style style:name="T229_34" style:family="text"/>
    <style:style style:name="T229_35" style:family="text"/>
    <style:style style:name="T229_36" style:family="text"/>
    <style:style style:name="T229_37" style:family="text"/>
    <style:style style:name="T229_38" style:family="text"/>
    <style:style style:name="T229_39" style:family="text"/>
    <style:style style:name="T229_40" style:family="text"/>
    <style:style style:name="T229_41" style:family="text"/>
    <style:style style:name="T229_42" style:family="text"/>
    <style:style style:name="T229_43" style:family="text"/>
    <style:style style:name="T229_44" style:family="text"/>
    <style:style style:name="T229_45" style:family="text"/>
    <style:style style:name="T229_46" style:family="text"/>
    <style:style style:name="T229_47" style:family="text"/>
    <style:style style:name="P230" style:family="paragraph" style:parent-style-name="Standard">
      <style:paragraph-properties fo:break-before="auto" fo:line-height="115%" style:writing-mode="lr-tb"/>
    </style:style>
    <style:style style:name="P231" style:family="paragraph" style:parent-style-name="Standard">
      <style:paragraph-properties fo:break-before="auto" fo:line-height="115%" style:writing-mode="lr-tb"/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T231_5" style:family="text"/>
    <style:style style:name="T231_6" style:family="text"/>
    <style:style style:name="T231_7" style:family="text"/>
    <style:style style:name="T231_8" style:family="text"/>
    <style:style style:name="T231_9" style:family="text"/>
    <style:style style:name="T231_10" style:family="text"/>
    <style:style style:name="T231_11" style:family="text"/>
    <style:style style:name="T231_12" style:family="text"/>
    <style:style style:name="T231_13" style:family="text"/>
    <style:style style:name="T231_14" style:family="text"/>
    <style:style style:name="T231_15" style:family="text"/>
    <style:style style:name="T231_16" style:family="text"/>
    <style:style style:name="T231_17" style:family="text"/>
    <style:style style:name="T231_18" style:family="text"/>
    <style:style style:name="T231_19" style:family="text"/>
    <style:style style:name="T231_20" style:family="text"/>
    <style:style style:name="T231_21" style:family="text"/>
    <style:style style:name="T231_22" style:family="text"/>
    <style:style style:name="T231_23" style:family="text"/>
    <style:style style:name="T231_24" style:family="text"/>
    <style:style style:name="T231_25" style:family="text"/>
    <style:style style:name="T231_26" style:family="text"/>
    <style:style style:name="P232" style:family="paragraph" style:parent-style-name="Standard">
      <style:paragraph-properties fo:break-before="auto" fo:line-height="115%" style:writing-mode="lr-tb"/>
    </style:style>
    <style:style style:name="P233" style:family="paragraph" style:parent-style-name="Standard">
      <style:paragraph-properties fo:break-before="auto" fo:line-height="115%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T233_7" style:family="text"/>
    <style:style style:name="T233_8" style:family="text"/>
    <style:style style:name="T233_9" style:family="text"/>
    <style:style style:name="T233_10" style:family="text"/>
    <style:style style:name="T233_11" style:family="text"/>
    <style:style style:name="T233_12" style:family="text"/>
    <style:style style:name="T233_13" style:family="text"/>
    <style:style style:name="T233_14" style:family="text"/>
    <style:style style:name="T233_15" style:family="text"/>
    <style:style style:name="T233_16" style:family="text"/>
    <style:style style:name="T233_17" style:family="text"/>
    <style:style style:name="T233_18" style:family="text"/>
    <style:style style:name="T233_19" style:family="text"/>
    <style:style style:name="T233_20" style:family="text"/>
    <style:style style:name="T233_21" style:family="text"/>
    <style:style style:name="T233_22" style:family="text"/>
    <style:style style:name="T233_23" style:family="text"/>
    <style:style style:name="T233_24" style:family="text"/>
    <style:style style:name="T233_25" style:family="text"/>
    <style:style style:name="T233_26" style:family="text"/>
    <style:style style:name="T233_27" style:family="text"/>
    <style:style style:name="T233_28" style:family="text"/>
    <style:style style:name="T233_29" style:family="text"/>
    <style:style style:name="T233_30" style:family="text"/>
    <style:style style:name="T233_31" style:family="text"/>
    <style:style style:name="T233_32" style:family="text"/>
    <style:style style:name="T233_33" style:family="text"/>
    <style:style style:name="T233_34" style:family="text"/>
    <style:style style:name="T233_35" style:family="text"/>
    <style:style style:name="T233_36" style:family="text"/>
    <style:style style:name="T233_37" style:family="text"/>
    <style:style style:name="T233_38" style:family="text"/>
    <style:style style:name="T233_39" style:family="text"/>
    <style:style style:name="T233_40" style:family="text"/>
    <style:style style:name="T233_41" style:family="text"/>
    <style:style style:name="P234" style:family="paragraph" style:parent-style-name="Standard">
      <style:paragraph-properties fo:break-before="auto" fo:line-height="115%" style:writing-mode="lr-tb"/>
    </style:style>
    <style:style style:name="T234_1" style:family="text"/>
    <style:style style:name="P235" style:family="paragraph" style:parent-style-name="Standard">
      <style:paragraph-properties fo:break-before="auto" fo:line-height="120%" style:writing-mode="lr-tb"/>
    </style:style>
    <style:style style:name="T235_1" style:family="text">
      <style:text-properties fo:font-size="10pt" style:font-size-asian="10pt" style:font-size-complex="10pt"/>
    </style:style>
    <style:style style:name="T235_2" style:family="text"/>
    <style:style style:name="T235_3" style:family="text"/>
    <style:style style:name="T235_4" style:family="text"/>
    <style:style style:name="T235_5" style:family="text"/>
    <style:style style:name="T235_6" style:family="text"/>
    <style:style style:name="T235_7" style:family="text"/>
    <style:style style:name="T235_8" style:family="text"/>
    <style:style style:name="T235_9" style:family="text"/>
    <style:style style:name="T235_10" style:family="text"/>
    <style:style style:name="T235_11" style:family="text"/>
    <style:style style:name="T235_12" style:family="text"/>
    <style:style style:name="T235_13" style:family="text"/>
    <style:style style:name="T235_14" style:family="text"/>
    <style:style style:name="T235_15" style:family="text"/>
    <style:style style:name="T235_16" style:family="text"/>
    <style:style style:name="T235_17" style:family="text"/>
    <style:style style:name="T235_18" style:family="text"/>
    <style:style style:name="T235_19" style:family="text"/>
    <style:style style:name="T235_20" style:family="text"/>
    <style:style style:name="T235_21" style:family="text"/>
    <style:style style:name="T235_22" style:family="text"/>
    <style:style style:name="T235_23" style:family="text"/>
    <style:style style:name="T235_24" style:family="text"/>
    <style:style style:name="T235_25" style:family="text"/>
    <style:style style:name="T235_26" style:family="text"/>
    <style:style style:name="T235_27" style:family="text"/>
    <style:style style:name="T235_28" style:family="text"/>
    <style:style style:name="T235_29" style:family="text"/>
    <style:style style:name="T235_30" style:family="text"/>
    <style:style style:name="T235_31" style:family="text"/>
    <style:style style:name="T235_32" style:family="text"/>
    <style:style style:name="T235_33" style:family="text"/>
    <style:style style:name="T235_34" style:family="text"/>
    <style:style style:name="T235_35" style:family="text"/>
    <style:style style:name="T235_36" style:family="text"/>
    <style:style style:name="T235_37" style:family="text"/>
    <style:style style:name="T235_38" style:family="text"/>
    <style:style style:name="T235_39" style:family="text"/>
    <style:style style:name="T235_40" style:family="text"/>
    <style:style style:name="T235_41" style:family="text"/>
    <style:style style:name="T235_42" style:family="text"/>
    <style:style style:name="T235_43" style:family="text"/>
    <style:style style:name="T235_44" style:family="text"/>
    <style:style style:name="T235_45" style:family="text"/>
    <style:style style:name="T235_46" style:family="text"/>
    <style:style style:name="T235_47" style:family="text"/>
    <style:style style:name="T235_48" style:family="text"/>
    <style:style style:name="T235_49" style:family="text"/>
    <style:style style:name="T235_50" style:family="text"/>
    <style:style style:name="T235_51" style:family="text"/>
    <style:style style:name="T235_52" style:family="text"/>
    <style:style style:name="T235_53" style:family="text"/>
    <style:style style:name="T235_54" style:family="text"/>
    <style:style style:name="T235_55" style:family="text"/>
    <style:style style:name="T235_56" style:family="text"/>
    <style:style style:name="T235_57" style:family="text"/>
    <style:style style:name="T235_58" style:family="text"/>
    <style:style style:name="T235_59" style:family="text"/>
    <style:style style:name="T235_60" style:family="text"/>
    <style:style style:name="T235_61" style:family="text"/>
    <style:style style:name="T235_62" style:family="text"/>
    <style:style style:name="T235_63" style:family="text"/>
    <style:style style:name="T235_64" style:family="text"/>
    <style:style style:name="T235_65" style:family="text"/>
    <style:style style:name="T235_66" style:family="text"/>
    <style:style style:name="T235_67" style:family="text"/>
    <style:style style:name="T235_68" style:family="text"/>
    <style:style style:name="T235_69" style:family="text"/>
    <style:style style:name="T235_70" style:family="text"/>
    <style:style style:name="T235_71" style:family="text"/>
    <style:style style:name="T235_72" style:family="text"/>
    <style:style style:name="T235_73" style:family="text"/>
    <style:style style:name="T235_74" style:family="text"/>
    <style:style style:name="T235_75" style:family="text"/>
    <style:style style:name="T235_76" style:family="text"/>
    <style:style style:name="T235_77" style:family="text"/>
    <style:style style:name="T235_78" style:family="text"/>
    <style:style style:name="T235_79" style:family="text"/>
    <style:style style:name="T235_80" style:family="text"/>
    <style:style style:name="T235_81" style:family="text"/>
    <style:style style:name="T235_82" style:family="text"/>
    <style:style style:name="T235_83" style:family="text"/>
    <style:style style:name="T235_84" style:family="text"/>
    <style:style style:name="T235_85" style:family="text"/>
    <style:style style:name="T235_86" style:family="text"/>
    <style:style style:name="T235_87" style:family="text"/>
    <style:style style:name="T235_88" style:family="text"/>
    <style:style style:name="T235_89" style:family="text"/>
    <style:style style:name="T235_90" style:family="text"/>
    <style:style style:name="T235_91" style:family="text"/>
    <style:style style:name="T235_92" style:family="text"/>
    <style:style style:name="T235_93" style:family="text"/>
    <style:style style:name="T235_94" style:family="text"/>
    <style:style style:name="T235_95" style:family="text"/>
    <style:style style:name="T235_96" style:family="text"/>
    <style:style style:name="T235_97" style:family="text"/>
    <style:style style:name="T235_98" style:family="text"/>
    <style:style style:name="T235_99" style:family="text"/>
    <style:style style:name="T235_100" style:family="text"/>
    <style:style style:name="T235_101" style:family="text"/>
    <style:style style:name="T235_102" style:family="text"/>
    <style:style style:name="T235_103" style:family="text"/>
    <style:style style:name="T235_104" style:family="text"/>
    <style:style style:name="T235_105" style:family="text"/>
    <style:style style:name="T235_106" style:family="text"/>
    <style:style style:name="T235_107" style:family="text"/>
    <style:style style:name="T235_108" style:family="text"/>
    <style:style style:name="T235_109" style:family="text"/>
    <style:style style:name="T235_110" style:family="text"/>
    <style:style style:name="T235_111" style:family="text"/>
    <style:style style:name="P236" style:family="paragraph" style:parent-style-name="Standard">
      <style:paragraph-properties fo:break-before="auto" fo:line-height="115%" style:writing-mode="lr-tb"/>
    </style:style>
    <style:style style:name="P237" style:family="paragraph" style:parent-style-name="Standard">
      <style:paragraph-properties fo:break-before="auto" fo:line-height="115%" style:writing-mode="lr-tb"/>
    </style:style>
    <style:style style:name="P238" style:family="paragraph" style:parent-style-name="Standard">
      <style:paragraph-properties fo:break-before="auto" fo:line-height="115%" style:writing-mode="lr-tb"/>
    </style:style>
    <style:style style:name="P239" style:family="paragraph" style:parent-style-name="Standard">
      <style:paragraph-properties fo:break-before="auto" fo:line-height="115%" style:writing-mode="lr-tb"/>
    </style:style>
    <style:style style:name="T239_1" style:family="text"/>
    <style:style style:name="P240" style:family="paragraph" style:parent-style-name="Standard">
      <style:paragraph-properties fo:break-before="auto" fo:line-height="115%" style:writing-mode="lr-tb"/>
    </style:style>
    <style:style style:name="P241" style:family="paragraph" style:parent-style-name="Standard">
      <style:paragraph-properties fo:break-before="auto" fo:line-height="115%" style:writing-mode="lr-tb"/>
    </style:style>
    <style:style style:name="T241_1" style:family="text">
      <style:text-properties fo:font-size="14pt" style:font-size-asian="14pt" style:font-size-complex="14pt" fo:font-weight="bold" style:font-weight-asian="bold" style:font-weight-complex="bold"/>
    </style:style>
    <style:style style:name="T241_2" style:family="text">
      <style:text-properties fo:font-size="14pt" style:font-size-asian="14pt" style:font-size-complex="14pt" fo:font-weight="bold" style:font-weight-asian="bold" style:font-weight-complex="bold"/>
    </style:style>
    <style:style style:name="T241_3" style:family="text">
      <style:text-properties fo:font-size="14pt" style:font-size-asian="14pt" style:font-size-complex="14pt" fo:font-weight="bold" style:font-weight-asian="bold" style:font-weight-complex="bold"/>
    </style:style>
    <style:style style:name="T241_4" style:family="text">
      <style:text-properties fo:font-size="14pt" style:font-size-asian="14pt" style:font-size-complex="14pt" fo:font-weight="bold" style:font-weight-asian="bold" style:font-weight-complex="bold"/>
    </style:style>
    <style:style style:name="T241_5" style:family="text">
      <style:text-properties fo:font-size="14pt" style:font-size-asian="14pt" style:font-size-complex="14pt" fo:font-weight="bold" style:font-weight-asian="bold" style:font-weight-complex="bold"/>
    </style:style>
    <style:style style:name="P242" style:family="paragraph" style:parent-style-name="Standard">
      <style:paragraph-properties fo:break-before="auto" fo:line-height="115%" style:writing-mode="lr-tb"/>
    </style:style>
    <style:style style:name="T242_1" style:family="text">
      <style:text-properties fo:font-size="14pt" style:font-size-asian="14pt" style:font-size-complex="14pt" fo:font-weight="bold" style:font-weight-asian="bold" style:font-weight-complex="bold"/>
    </style:style>
    <style:style style:name="T242_2" style:family="text">
      <style:text-properties fo:font-size="14pt" style:font-size-asian="14pt" style:font-size-complex="14pt" fo:font-weight="bold" style:font-weight-asian="bold" style:font-weight-complex="bold"/>
    </style:style>
    <style:style style:name="P243" style:family="paragraph" style:parent-style-name="Standard">
      <style:paragraph-properties fo:break-before="auto" fo:line-height="115%" style:writing-mode="lr-tb"/>
    </style:style>
    <style:style style:name="T243_1" style:family="text">
      <style:text-properties fo:font-weight="bold" style:font-weight-asian="bold" style:font-weight-complex="bold"/>
    </style:style>
    <style:style style:name="T243_2" style:family="text">
      <style:text-properties fo:font-weight="bold" style:font-weight-asian="bold" style:font-weight-complex="bold"/>
    </style:style>
    <style:style style:name="T243_3" style:family="text">
      <style:text-properties fo:font-weight="bold" style:font-weight-asian="bold" style:font-weight-complex="bold"/>
    </style:style>
    <style:style style:name="T243_4" style:family="text">
      <style:text-properties fo:font-weight="bold" style:font-weight-asian="bold" style:font-weight-complex="bold"/>
    </style:style>
    <style:style style:name="T243_5" style:family="text">
      <style:text-properties fo:font-weight="bold" style:font-weight-asian="bold" style:font-weight-complex="bold"/>
    </style:style>
    <style:style style:name="P244" style:family="paragraph" style:parent-style-name="Standard">
      <style:paragraph-properties fo:break-before="auto" fo:line-height="115%" style:writing-mode="lr-tb"/>
    </style:style>
    <style:style style:name="T244_1" style:family="text"/>
    <style:style style:name="T244_2" style:family="text"/>
    <style:style style:name="T244_3" style:family="text"/>
    <style:style style:name="T244_4" style:family="text"/>
    <style:style style:name="T244_5" style:family="text"/>
    <style:style style:name="T244_6" style:family="text"/>
    <style:style style:name="T244_7" style:family="text"/>
    <style:style style:name="T244_8" style:family="text"/>
    <style:style style:name="T244_9" style:family="text"/>
    <style:style style:name="T244_10" style:family="text"/>
    <style:style style:name="T244_11" style:family="text"/>
    <style:style style:name="T244_12" style:family="text"/>
    <style:style style:name="T244_13" style:family="text"/>
    <style:style style:name="T244_14" style:family="text"/>
    <style:style style:name="T244_15" style:family="text"/>
    <style:style style:name="T244_16" style:family="text"/>
    <style:style style:name="T244_17" style:family="text"/>
    <style:style style:name="T244_18" style:family="text"/>
    <style:style style:name="T244_19" style:family="text"/>
    <style:style style:name="T244_20" style:family="text"/>
    <style:style style:name="T244_21" style:family="text"/>
    <style:style style:name="P245" style:family="paragraph" style:parent-style-name="Standard">
      <style:paragraph-properties fo:break-before="auto" fo:line-height="115%" style:writing-mode="lr-tb"/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T245_5" style:family="text"/>
    <style:style style:name="T245_6" style:family="text"/>
    <style:style style:name="T245_7" style:family="text"/>
    <style:style style:name="T245_8" style:family="text"/>
    <style:style style:name="T245_9" style:family="text"/>
    <style:style style:name="T245_10" style:family="text"/>
    <style:style style:name="T245_11" style:family="text"/>
    <style:style style:name="T245_12" style:family="text"/>
    <style:style style:name="T245_13" style:family="text"/>
    <style:style style:name="T245_14" style:family="text"/>
    <style:style style:name="T245_15" style:family="text"/>
    <style:style style:name="T245_16" style:family="text"/>
    <style:style style:name="P246" style:family="paragraph" style:parent-style-name="Standard">
      <style:paragraph-properties fo:break-before="auto" fo:line-height="115%" style:writing-mode="lr-tb"/>
    </style:style>
    <style:style style:name="T246_1" style:family="text"/>
    <style:style style:name="T246_2" style:family="text"/>
    <style:style style:name="T246_3" style:family="text"/>
    <style:style style:name="T246_4" style:family="text"/>
    <style:style style:name="T246_5" style:family="text"/>
    <style:style style:name="T246_6" style:family="text"/>
    <style:style style:name="T246_7" style:family="text"/>
    <style:style style:name="T246_8" style:family="text"/>
    <style:style style:name="T246_9" style:family="text"/>
    <style:style style:name="T246_10" style:family="text"/>
    <style:style style:name="T246_11" style:family="text"/>
    <style:style style:name="T246_12" style:family="text"/>
    <style:style style:name="T246_13" style:family="text"/>
    <style:style style:name="T246_14" style:family="text"/>
    <style:style style:name="T246_15" style:family="text"/>
    <style:style style:name="T246_16" style:family="text"/>
    <style:style style:name="T246_17" style:family="text"/>
    <style:style style:name="T246_18" style:family="text"/>
    <style:style style:name="T246_19" style:family="text"/>
    <style:style style:name="T246_20" style:family="text"/>
    <style:style style:name="T246_21" style:family="text"/>
    <style:style style:name="T246_22" style:family="text"/>
    <style:style style:name="P247" style:family="paragraph" style:parent-style-name="Standard">
      <style:paragraph-properties fo:break-before="auto" fo:line-height="115%" style:writing-mode="lr-tb"/>
    </style:style>
    <style:style style:name="T247_1" style:family="text"/>
    <style:style style:name="T247_2" style:family="text"/>
    <style:style style:name="P248" style:family="paragraph" style:parent-style-name="Standard">
      <style:paragraph-properties fo:break-before="auto" fo:line-height="115%" style:writing-mode="lr-tb"/>
    </style:style>
    <style:style style:name="P249" style:family="paragraph" style:parent-style-name="Standard">
      <style:paragraph-properties fo:break-before="auto" fo:line-height="115%" style:writing-mode="lr-tb"/>
    </style:style>
    <style:style style:name="T249_1" style:family="text"/>
    <style:style style:name="T249_2" style:family="text"/>
    <style:style style:name="T249_3" style:family="text"/>
    <style:style style:name="T249_4" style:family="text"/>
    <style:style style:name="T249_5" style:family="text"/>
    <style:style style:name="T249_6" style:family="text"/>
    <style:style style:name="T249_7" style:family="text"/>
    <style:style style:name="T249_8" style:family="text"/>
    <style:style style:name="T249_9" style:family="text"/>
    <style:style style:name="T249_10" style:family="text"/>
    <style:style style:name="T249_11" style:family="text"/>
    <style:style style:name="T249_12" style:family="text"/>
    <style:style style:name="T249_13" style:family="text"/>
    <style:style style:name="T249_14" style:family="text"/>
    <style:style style:name="T249_15" style:family="text"/>
    <style:style style:name="T249_16" style:family="text"/>
    <style:style style:name="T249_17" style:family="text"/>
    <style:style style:name="T249_18" style:family="text"/>
    <style:style style:name="T249_19" style:family="text"/>
    <style:style style:name="T249_20" style:family="text"/>
    <style:style style:name="T249_21" style:family="text"/>
    <style:style style:name="T249_22" style:family="text"/>
    <style:style style:name="T249_23" style:family="text"/>
    <style:style style:name="P250" style:family="paragraph" style:parent-style-name="Standard">
      <style:paragraph-properties fo:break-before="auto" fo:line-height="115%" style:writing-mode="lr-tb"/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T250_5" style:family="text"/>
    <style:style style:name="T250_6" style:family="text"/>
    <style:style style:name="T250_7" style:family="text"/>
    <style:style style:name="T250_8" style:family="text"/>
    <style:style style:name="T250_9" style:family="text"/>
    <style:style style:name="T250_10" style:family="text"/>
    <style:style style:name="T250_11" style:family="text"/>
    <style:style style:name="T250_12" style:family="text"/>
    <style:style style:name="T250_13" style:family="text"/>
    <style:style style:name="T250_14" style:family="text"/>
    <style:style style:name="T250_15" style:family="text"/>
    <style:style style:name="T250_16" style:family="text"/>
    <style:style style:name="T250_17" style:family="text"/>
    <style:style style:name="T250_18" style:family="text"/>
    <style:style style:name="T250_19" style:family="text"/>
    <style:style style:name="T250_20" style:family="text"/>
    <style:style style:name="T250_21" style:family="text"/>
    <style:style style:name="P251" style:family="paragraph" style:parent-style-name="Standard">
      <style:paragraph-properties fo:break-before="auto" fo:line-height="115%" style:writing-mode="lr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T251_6" style:family="text"/>
    <style:style style:name="T251_7" style:family="text"/>
    <style:style style:name="T251_8" style:family="text"/>
    <style:style style:name="T251_9" style:family="text"/>
    <style:style style:name="T251_10" style:family="text"/>
    <style:style style:name="T251_11" style:family="text"/>
    <style:style style:name="T251_12" style:family="text"/>
    <style:style style:name="T251_13" style:family="text"/>
    <style:style style:name="T251_14" style:family="text"/>
    <style:style style:name="T251_15" style:family="text"/>
    <style:style style:name="T251_16" style:family="text"/>
    <style:style style:name="T251_17" style:family="text"/>
    <style:style style:name="T251_18" style:family="text"/>
    <style:style style:name="T251_19" style:family="text"/>
    <style:style style:name="T251_20" style:family="text"/>
    <style:style style:name="T251_21" style:family="text"/>
    <style:style style:name="T251_22" style:family="text"/>
    <style:style style:name="T251_23" style:family="text"/>
    <style:style style:name="P252" style:family="paragraph" style:parent-style-name="Standard">
      <style:paragraph-properties fo:break-before="auto" fo:line-height="115%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/>
    <style:style style:name="T252_8" style:family="text"/>
    <style:style style:name="P253" style:family="paragraph" style:parent-style-name="Standard">
      <style:paragraph-properties fo:break-before="auto" fo:line-height="115%" style:writing-mode="lr-tb"/>
    </style:style>
    <style:style style:name="P254" style:family="paragraph" style:parent-style-name="Standard">
      <style:paragraph-properties fo:break-before="auto" fo:line-height="115%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T254_6" style:family="text"/>
    <style:style style:name="T254_7" style:family="text"/>
    <style:style style:name="T254_8" style:family="text"/>
    <style:style style:name="T254_9" style:family="text"/>
    <style:style style:name="T254_10" style:family="text"/>
    <style:style style:name="T254_11" style:family="text"/>
    <style:style style:name="T254_12" style:family="text"/>
    <style:style style:name="T254_13" style:family="text"/>
    <style:style style:name="T254_14" style:family="text"/>
    <style:style style:name="T254_15" style:family="text"/>
    <style:style style:name="T254_16" style:family="text"/>
    <style:style style:name="T254_17" style:family="text"/>
    <style:style style:name="T254_18" style:family="text"/>
    <style:style style:name="T254_19" style:family="text"/>
    <style:style style:name="T254_20" style:family="text"/>
    <style:style style:name="T254_21" style:family="text"/>
    <style:style style:name="P255" style:family="paragraph" style:parent-style-name="Standard">
      <style:paragraph-properties fo:break-before="auto" fo:line-height="115%" style:writing-mode="lr-tb"/>
    </style:style>
    <style:style style:name="T255_1" style:family="text"/>
    <style:style style:name="T255_2" style:family="text"/>
    <style:style style:name="T255_3" style:family="text"/>
    <style:style style:name="T255_4" style:family="text"/>
    <style:style style:name="T255_5" style:family="text"/>
    <style:style style:name="T255_6" style:family="text"/>
    <style:style style:name="T255_7" style:family="text"/>
    <style:style style:name="T255_8" style:family="text"/>
    <style:style style:name="T255_9" style:family="text"/>
    <style:style style:name="T255_10" style:family="text"/>
    <style:style style:name="T255_11" style:family="text"/>
    <style:style style:name="T255_12" style:family="text"/>
    <style:style style:name="T255_13" style:family="text"/>
    <style:style style:name="T255_14" style:family="text"/>
    <style:style style:name="T255_15" style:family="text"/>
    <style:style style:name="T255_16" style:family="text"/>
    <style:style style:name="T255_17" style:family="text"/>
    <style:style style:name="T255_18" style:family="text"/>
    <style:style style:name="T255_19" style:family="text"/>
    <style:style style:name="T255_20" style:family="text"/>
    <style:style style:name="T255_21" style:family="text"/>
    <style:style style:name="T255_22" style:family="text"/>
    <style:style style:name="T255_23" style:family="text"/>
    <style:style style:name="T255_24" style:family="text"/>
    <style:style style:name="T255_25" style:family="text"/>
    <style:style style:name="P256" style:family="paragraph" style:parent-style-name="Standard">
      <style:paragraph-properties fo:break-before="auto" fo:line-height="115%" style:writing-mode="lr-tb"/>
    </style:style>
    <style:style style:name="T256_1" style:family="text"/>
    <style:style style:name="T256_2" style:family="text"/>
    <style:style style:name="T256_3" style:family="text"/>
    <style:style style:name="T256_4" style:family="text"/>
    <style:style style:name="T256_5" style:family="text"/>
    <style:style style:name="T256_6" style:family="text"/>
    <style:style style:name="T256_7" style:family="text"/>
    <style:style style:name="T256_8" style:family="text"/>
    <style:style style:name="T256_9" style:family="text"/>
    <style:style style:name="T256_10" style:family="text"/>
    <style:style style:name="T256_11" style:family="text"/>
    <style:style style:name="T256_12" style:family="text"/>
    <style:style style:name="T256_13" style:family="text"/>
    <style:style style:name="T256_14" style:family="text"/>
    <style:style style:name="T256_15" style:family="text"/>
    <style:style style:name="T256_16" style:family="text"/>
    <style:style style:name="T256_17" style:family="text"/>
    <style:style style:name="T256_18" style:family="text"/>
    <style:style style:name="T256_19" style:family="text"/>
    <style:style style:name="T256_20" style:family="text"/>
    <style:style style:name="T256_21" style:family="text"/>
    <style:style style:name="T256_22" style:family="text"/>
    <style:style style:name="T256_23" style:family="text"/>
    <style:style style:name="T256_24" style:family="text"/>
    <style:style style:name="P257" style:family="paragraph" style:parent-style-name="Standard">
      <style:paragraph-properties fo:break-before="auto" fo:line-height="115%" style:writing-mode="lr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T257_6" style:family="text"/>
    <style:style style:name="T257_7" style:family="text"/>
    <style:style style:name="T257_8" style:family="text"/>
    <style:style style:name="P258" style:family="paragraph" style:parent-style-name="Standard">
      <style:paragraph-properties fo:break-before="auto" fo:line-height="115%" style:writing-mode="lr-tb"/>
    </style:style>
    <style:style style:name="P259" style:family="paragraph" style:parent-style-name="Standard">
      <style:paragraph-properties fo:break-before="auto" fo:line-height="115%" style:writing-mode="lr-tb"/>
    </style:style>
    <style:style style:name="T259_1" style:family="text"/>
    <style:style style:name="T259_2" style:family="text"/>
    <style:style style:name="T259_3" style:family="text"/>
    <style:style style:name="T259_4" style:family="text"/>
    <style:style style:name="T259_5" style:family="text"/>
    <style:style style:name="T259_6" style:family="text"/>
    <style:style style:name="T259_7" style:family="text"/>
    <style:style style:name="T259_8" style:family="text"/>
    <style:style style:name="T259_9" style:family="text"/>
    <style:style style:name="T259_10" style:family="text"/>
    <style:style style:name="T259_11" style:family="text"/>
    <style:style style:name="T259_12" style:family="text"/>
    <style:style style:name="T259_13" style:family="text"/>
    <style:style style:name="T259_14" style:family="text"/>
    <style:style style:name="T259_15" style:family="text"/>
    <style:style style:name="T259_16" style:family="text"/>
    <style:style style:name="T259_17" style:family="text"/>
    <style:style style:name="T259_18" style:family="text"/>
    <style:style style:name="T259_19" style:family="text"/>
    <style:style style:name="T259_20" style:family="text"/>
    <style:style style:name="T259_21" style:family="text"/>
    <style:style style:name="T259_22" style:family="text"/>
    <style:style style:name="T259_23" style:family="text"/>
    <style:style style:name="P260" style:family="paragraph" style:parent-style-name="Standard">
      <style:paragraph-properties fo:break-before="auto" fo:line-height="115%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T260_6" style:family="text"/>
    <style:style style:name="T260_7" style:family="text"/>
    <style:style style:name="T260_8" style:family="text"/>
    <style:style style:name="P261" style:family="paragraph" style:parent-style-name="Standard">
      <style:paragraph-properties fo:break-before="auto" fo:line-height="115%" style:writing-mode="lr-tb"/>
    </style:style>
    <style:style style:name="P262" style:family="paragraph" style:parent-style-name="Standard">
      <style:paragraph-properties fo:break-before="auto" fo:line-height="115%" style:writing-mode="lr-tb"/>
    </style:style>
    <style:style style:name="T262_1" style:family="text"/>
    <style:style style:name="T262_2" style:family="text"/>
    <style:style style:name="T262_3" style:family="text"/>
    <style:style style:name="T262_4" style:family="text"/>
    <style:style style:name="T262_5" style:family="text"/>
    <style:style style:name="T262_6" style:family="text"/>
    <style:style style:name="T262_7" style:family="text"/>
    <style:style style:name="T262_8" style:family="text"/>
    <style:style style:name="T262_9" style:family="text"/>
    <style:style style:name="T262_10" style:family="text"/>
    <style:style style:name="T262_11" style:family="text"/>
    <style:style style:name="T262_12" style:family="text"/>
    <style:style style:name="T262_13" style:family="text"/>
    <style:style style:name="T262_14" style:family="text"/>
    <style:style style:name="T262_15" style:family="text"/>
    <style:style style:name="T262_16" style:family="text"/>
    <style:style style:name="T262_17" style:family="text"/>
    <style:style style:name="T262_18" style:family="text"/>
    <style:style style:name="T262_19" style:family="text"/>
    <style:style style:name="T262_20" style:family="text"/>
    <style:style style:name="T262_21" style:family="text"/>
    <style:style style:name="T262_22" style:family="text"/>
    <style:style style:name="T262_23" style:family="text"/>
    <style:style style:name="P263" style:family="paragraph" style:parent-style-name="Standard">
      <style:paragraph-properties fo:break-before="auto" fo:line-height="115%" style:writing-mode="lr-tb"/>
    </style:style>
    <style:style style:name="T263_1" style:family="text"/>
    <style:style style:name="T263_2" style:family="text"/>
    <style:style style:name="T263_3" style:family="text"/>
    <style:style style:name="T263_4" style:family="text"/>
    <style:style style:name="T263_5" style:family="text"/>
    <style:style style:name="T263_6" style:family="text"/>
    <style:style style:name="T263_7" style:family="text"/>
    <style:style style:name="T263_8" style:family="text"/>
    <style:style style:name="T263_9" style:family="text"/>
    <style:style style:name="T263_10" style:family="text"/>
    <style:style style:name="T263_11" style:family="text"/>
    <style:style style:name="T263_12" style:family="text"/>
    <style:style style:name="T263_13" style:family="text"/>
    <style:style style:name="T263_14" style:family="text"/>
    <style:style style:name="T263_15" style:family="text"/>
    <style:style style:name="T263_16" style:family="text"/>
    <style:style style:name="T263_17" style:family="text"/>
    <style:style style:name="T263_18" style:family="text"/>
    <style:style style:name="T263_19" style:family="text"/>
    <style:style style:name="T263_20" style:family="text"/>
    <style:style style:name="T263_21" style:family="text"/>
    <style:style style:name="T263_22" style:family="text"/>
    <style:style style:name="T263_23" style:family="text"/>
    <style:style style:name="P264" style:family="paragraph" style:parent-style-name="Standard">
      <style:paragraph-properties fo:break-before="auto" fo:line-height="115%" style:writing-mode="lr-tb"/>
    </style:style>
    <style:style style:name="T264_1" style:family="text"/>
    <style:style style:name="T264_2" style:family="text"/>
    <style:style style:name="T264_3" style:family="text"/>
    <style:style style:name="T264_4" style:family="text"/>
    <style:style style:name="T264_5" style:family="text"/>
    <style:style style:name="T264_6" style:family="text"/>
    <style:style style:name="T264_7" style:family="text"/>
    <style:style style:name="T264_8" style:family="text"/>
    <style:style style:name="T264_9" style:family="text"/>
    <style:style style:name="T264_10" style:family="text"/>
    <style:style style:name="T264_11" style:family="text"/>
    <style:style style:name="T264_12" style:family="text"/>
    <style:style style:name="T264_13" style:family="text"/>
    <style:style style:name="T264_14" style:family="text"/>
    <style:style style:name="T264_15" style:family="text"/>
    <style:style style:name="T264_16" style:family="text"/>
    <style:style style:name="T264_17" style:family="text"/>
    <style:style style:name="T264_18" style:family="text"/>
    <style:style style:name="T264_19" style:family="text"/>
    <style:style style:name="T264_20" style:family="text"/>
    <style:style style:name="T264_21" style:family="text"/>
    <style:style style:name="T264_22" style:family="text"/>
    <style:style style:name="P265" style:family="paragraph" style:parent-style-name="Standard">
      <style:paragraph-properties fo:break-before="auto" fo:line-height="115%" style:writing-mode="lr-tb"/>
    </style:style>
    <style:style style:name="T265_1" style:family="text"/>
    <style:style style:name="T265_2" style:family="text"/>
    <style:style style:name="P266" style:family="paragraph" style:parent-style-name="Standard">
      <style:paragraph-properties fo:break-before="auto" fo:line-height="115%" style:writing-mode="lr-tb"/>
    </style:style>
    <style:style style:name="P267" style:family="paragraph" style:parent-style-name="Standard">
      <style:paragraph-properties fo:break-before="auto" fo:line-height="115%" style:writing-mode="lr-tb"/>
    </style:style>
    <style:style style:name="P268" style:family="paragraph" style:parent-style-name="Standard">
      <style:paragraph-properties fo:break-before="auto" fo:line-height="115%" style:writing-mode="lr-tb"/>
    </style:style>
    <style:style style:name="T268_1" style:family="text">
      <style:text-properties fo:font-weight="bold" style:font-weight-asian="bold" style:font-weight-complex="bold"/>
    </style:style>
    <style:style style:name="T268_2" style:family="text">
      <style:text-properties fo:font-weight="bold" style:font-weight-asian="bold" style:font-weight-complex="bold"/>
    </style:style>
    <style:style style:name="T268_3" style:family="text">
      <style:text-properties fo:font-weight="bold" style:font-weight-asian="bold" style:font-weight-complex="bold"/>
    </style:style>
    <style:style style:name="T268_4" style:family="text">
      <style:text-properties fo:font-weight="bold" style:font-weight-asian="bold" style:font-weight-complex="bold"/>
    </style:style>
    <style:style style:name="T268_5" style:family="text">
      <style:text-properties fo:font-weight="bold" style:font-weight-asian="bold" style:font-weight-complex="bold"/>
    </style:style>
    <style:style style:name="P269" style:family="paragraph" style:parent-style-name="Standard">
      <style:paragraph-properties fo:break-before="auto" fo:line-height="115%" style:writing-mode="lr-tb"/>
    </style:style>
    <style:style style:name="T269_1" style:family="text"/>
    <style:style style:name="T269_2" style:family="text"/>
    <style:style style:name="T269_3" style:family="text"/>
    <style:style style:name="T269_4" style:family="text"/>
    <style:style style:name="T269_5" style:family="text"/>
    <style:style style:name="T269_6" style:family="text"/>
    <style:style style:name="T269_7" style:family="text"/>
    <style:style style:name="T269_8" style:family="text"/>
    <style:style style:name="T269_9" style:family="text"/>
    <style:style style:name="T269_10" style:family="text"/>
    <style:style style:name="T269_11" style:family="text"/>
    <style:style style:name="T269_12" style:family="text"/>
    <style:style style:name="T269_13" style:family="text"/>
    <style:style style:name="T269_14" style:family="text"/>
    <style:style style:name="T269_15" style:family="text"/>
    <style:style style:name="T269_16" style:family="text"/>
    <style:style style:name="T269_17" style:family="text"/>
    <style:style style:name="T269_18" style:family="text"/>
    <style:style style:name="P270" style:family="paragraph" style:parent-style-name="Standard">
      <style:paragraph-properties fo:break-before="auto" fo:line-height="115%" style:writing-mode="lr-tb"/>
    </style:style>
    <style:style style:name="T270_1" style:family="text"/>
    <style:style style:name="T270_2" style:family="text"/>
    <style:style style:name="T270_3" style:family="text"/>
    <style:style style:name="T270_4" style:family="text"/>
    <style:style style:name="T270_5" style:family="text"/>
    <style:style style:name="T270_6" style:family="text"/>
    <style:style style:name="T270_7" style:family="text"/>
    <style:style style:name="T270_8" style:family="text"/>
    <style:style style:name="T270_9" style:family="text"/>
    <style:style style:name="T270_10" style:family="text"/>
    <style:style style:name="T270_11" style:family="text"/>
    <style:style style:name="T270_12" style:family="text"/>
    <style:style style:name="T270_13" style:family="text"/>
    <style:style style:name="T270_14" style:family="text"/>
    <style:style style:name="T270_15" style:family="text"/>
    <style:style style:name="T270_16" style:family="text"/>
    <style:style style:name="T270_17" style:family="text"/>
    <style:style style:name="T270_18" style:family="text"/>
    <style:style style:name="T270_19" style:family="text"/>
    <style:style style:name="T270_20" style:family="text"/>
    <style:style style:name="T270_21" style:family="text"/>
    <style:style style:name="T270_22" style:family="text"/>
    <style:style style:name="T270_23" style:family="text"/>
    <style:style style:name="P271" style:family="paragraph" style:parent-style-name="Standard">
      <style:paragraph-properties fo:break-before="auto" fo:line-height="115%" style:writing-mode="lr-tb"/>
    </style:style>
    <style:style style:name="T271_1" style:family="text"/>
    <style:style style:name="T271_2" style:family="text"/>
    <style:style style:name="T271_3" style:family="text"/>
    <style:style style:name="T271_4" style:family="text"/>
    <style:style style:name="T271_5" style:family="text"/>
    <style:style style:name="T271_6" style:family="text"/>
    <style:style style:name="T271_7" style:family="text"/>
    <style:style style:name="T271_8" style:family="text"/>
    <style:style style:name="T271_9" style:family="text"/>
    <style:style style:name="T271_10" style:family="text"/>
    <style:style style:name="T271_11" style:family="text"/>
    <style:style style:name="T271_12" style:family="text"/>
    <style:style style:name="T271_13" style:family="text"/>
    <style:style style:name="T271_14" style:family="text"/>
    <style:style style:name="T271_15" style:family="text"/>
    <style:style style:name="T271_16" style:family="text"/>
    <style:style style:name="T271_17" style:family="text"/>
    <style:style style:name="T271_18" style:family="text"/>
    <style:style style:name="T271_19" style:family="text"/>
    <style:style style:name="T271_20" style:family="text"/>
    <style:style style:name="P272" style:family="paragraph" style:parent-style-name="Standard">
      <style:paragraph-properties fo:break-before="auto" fo:line-height="115%" style:writing-mode="lr-tb"/>
    </style:style>
    <style:style style:name="P273" style:family="paragraph" style:parent-style-name="Standard">
      <style:paragraph-properties fo:break-before="auto" fo:line-height="115%" style:writing-mode="lr-tb"/>
    </style:style>
    <style:style style:name="T273_1" style:family="text"/>
    <style:style style:name="T273_2" style:family="text"/>
    <style:style style:name="T273_3" style:family="text"/>
    <style:style style:name="T273_4" style:family="text"/>
    <style:style style:name="T273_5" style:family="text"/>
    <style:style style:name="T273_6" style:family="text"/>
    <style:style style:name="T273_7" style:family="text"/>
    <style:style style:name="T273_8" style:family="text"/>
    <style:style style:name="T273_9" style:family="text"/>
    <style:style style:name="T273_10" style:family="text"/>
    <style:style style:name="T273_11" style:family="text"/>
    <style:style style:name="T273_12" style:family="text"/>
    <style:style style:name="T273_13" style:family="text"/>
    <style:style style:name="T273_14" style:family="text"/>
    <style:style style:name="T273_15" style:family="text"/>
    <style:style style:name="T273_16" style:family="text"/>
    <style:style style:name="T273_17" style:family="text"/>
    <style:style style:name="T273_18" style:family="text"/>
    <style:style style:name="T273_19" style:family="text"/>
    <style:style style:name="T273_20" style:family="text"/>
    <style:style style:name="T273_21" style:family="text"/>
    <style:style style:name="T273_22" style:family="text"/>
    <style:style style:name="T273_23" style:family="text"/>
    <style:style style:name="T273_24" style:family="text"/>
    <style:style style:name="P274" style:family="paragraph" style:parent-style-name="Standard">
      <style:paragraph-properties fo:break-before="auto" fo:line-height="115%" style:writing-mode="lr-tb"/>
    </style:style>
    <style:style style:name="T274_1" style:family="text"/>
    <style:style style:name="T274_2" style:family="text"/>
    <style:style style:name="T274_3" style:family="text"/>
    <style:style style:name="T274_4" style:family="text"/>
    <style:style style:name="T274_5" style:family="text"/>
    <style:style style:name="T274_6" style:family="text"/>
    <style:style style:name="T274_7" style:family="text"/>
    <style:style style:name="T274_8" style:family="text"/>
    <style:style style:name="T274_9" style:family="text"/>
    <style:style style:name="T274_10" style:family="text"/>
    <style:style style:name="T274_11" style:family="text"/>
    <style:style style:name="T274_12" style:family="text"/>
    <style:style style:name="T274_13" style:family="text"/>
    <style:style style:name="T274_14" style:family="text"/>
    <style:style style:name="T274_15" style:family="text"/>
    <style:style style:name="T274_16" style:family="text"/>
    <style:style style:name="T274_17" style:family="text"/>
    <style:style style:name="T274_18" style:family="text"/>
    <style:style style:name="T274_19" style:family="text"/>
    <style:style style:name="T274_20" style:family="text"/>
    <style:style style:name="T274_21" style:family="text"/>
    <style:style style:name="P275" style:family="paragraph" style:parent-style-name="Standard">
      <style:paragraph-properties fo:break-before="auto" fo:line-height="115%" style:writing-mode="lr-tb"/>
    </style:style>
    <style:style style:name="T275_1" style:family="text"/>
    <style:style style:name="T275_2" style:family="text"/>
    <style:style style:name="T275_3" style:family="text"/>
    <style:style style:name="T275_4" style:family="text"/>
    <style:style style:name="P276" style:family="paragraph" style:parent-style-name="Standard">
      <style:paragraph-properties fo:break-before="auto" fo:line-height="115%" style:writing-mode="lr-tb"/>
    </style:style>
    <style:style style:name="P277" style:family="paragraph" style:parent-style-name="Standard">
      <style:paragraph-properties fo:break-before="auto" fo:line-height="115%" style:writing-mode="lr-tb"/>
    </style:style>
    <style:style style:name="T277_1" style:family="text"/>
    <style:style style:name="T277_2" style:family="text"/>
    <style:style style:name="T277_3" style:family="text"/>
    <style:style style:name="T277_4" style:family="text"/>
    <style:style style:name="T277_5" style:family="text"/>
    <style:style style:name="T277_6" style:family="text"/>
    <style:style style:name="T277_7" style:family="text"/>
    <style:style style:name="T277_8" style:family="text"/>
    <style:style style:name="T277_9" style:family="text"/>
    <style:style style:name="T277_10" style:family="text"/>
    <style:style style:name="T277_11" style:family="text"/>
    <style:style style:name="T277_12" style:family="text"/>
    <style:style style:name="T277_13" style:family="text"/>
    <style:style style:name="T277_14" style:family="text"/>
    <style:style style:name="T277_15" style:family="text"/>
    <style:style style:name="T277_16" style:family="text"/>
    <style:style style:name="T277_17" style:family="text"/>
    <style:style style:name="T277_18" style:family="text"/>
    <style:style style:name="T277_19" style:family="text"/>
    <style:style style:name="P278" style:family="paragraph" style:parent-style-name="Standard">
      <style:paragraph-properties fo:break-before="auto" fo:line-height="115%" style:writing-mode="lr-tb"/>
    </style:style>
    <style:style style:name="T278_1" style:family="text"/>
    <style:style style:name="T278_2" style:family="text"/>
    <style:style style:name="T278_3" style:family="text"/>
    <style:style style:name="T278_4" style:family="text"/>
    <style:style style:name="T278_5" style:family="text"/>
    <style:style style:name="T278_6" style:family="text"/>
    <style:style style:name="T278_7" style:family="text"/>
    <style:style style:name="T278_8" style:family="text"/>
    <style:style style:name="T278_9" style:family="text"/>
    <style:style style:name="T278_10" style:family="text"/>
    <style:style style:name="T278_11" style:family="text"/>
    <style:style style:name="T278_12" style:family="text"/>
    <style:style style:name="T278_13" style:family="text"/>
    <style:style style:name="T278_14" style:family="text"/>
    <style:style style:name="T278_15" style:family="text"/>
    <style:style style:name="T278_16" style:family="text"/>
    <style:style style:name="T278_17" style:family="text"/>
    <style:style style:name="T278_18" style:family="text"/>
    <style:style style:name="T278_19" style:family="text"/>
    <style:style style:name="T278_20" style:family="text"/>
    <style:style style:name="T278_21" style:family="text"/>
    <style:style style:name="T278_22" style:family="text"/>
    <style:style style:name="T278_23" style:family="text"/>
    <style:style style:name="T278_24" style:family="text"/>
    <style:style style:name="T278_25" style:family="text"/>
    <style:style style:name="T278_26" style:family="text"/>
    <style:style style:name="P279" style:family="paragraph" style:parent-style-name="Standard">
      <style:paragraph-properties fo:break-before="auto" fo:line-height="115%" style:writing-mode="lr-tb"/>
    </style:style>
    <style:style style:name="T279_1" style:family="text"/>
    <style:style style:name="T279_2" style:family="text"/>
    <style:style style:name="T279_3" style:family="text"/>
    <style:style style:name="T279_4" style:family="text"/>
    <style:style style:name="T279_5" style:family="text"/>
    <style:style style:name="T279_6" style:family="text"/>
    <style:style style:name="T279_7" style:family="text"/>
    <style:style style:name="T279_8" style:family="text"/>
    <style:style style:name="P280" style:family="paragraph" style:parent-style-name="Standard">
      <style:paragraph-properties fo:break-before="auto" fo:line-height="115%" style:writing-mode="lr-tb"/>
    </style:style>
    <style:style style:name="P281" style:family="paragraph" style:parent-style-name="Standard">
      <style:paragraph-properties fo:break-before="auto" fo:line-height="115%" style:writing-mode="lr-tb"/>
    </style:style>
    <style:style style:name="T281_1" style:family="text"/>
    <style:style style:name="T281_2" style:family="text"/>
    <style:style style:name="T281_3" style:family="text"/>
    <style:style style:name="T281_4" style:family="text"/>
    <style:style style:name="T281_5" style:family="text"/>
    <style:style style:name="T281_6" style:family="text"/>
    <style:style style:name="T281_7" style:family="text"/>
    <style:style style:name="T281_8" style:family="text"/>
    <style:style style:name="T281_9" style:family="text"/>
    <style:style style:name="T281_10" style:family="text"/>
    <style:style style:name="T281_11" style:family="text"/>
    <style:style style:name="T281_12" style:family="text"/>
    <style:style style:name="T281_13" style:family="text"/>
    <style:style style:name="T281_14" style:family="text"/>
    <style:style style:name="T281_15" style:family="text"/>
    <style:style style:name="T281_16" style:family="text"/>
    <style:style style:name="T281_17" style:family="text"/>
    <style:style style:name="P282" style:family="paragraph" style:parent-style-name="Standard">
      <style:paragraph-properties fo:break-before="auto" fo:line-height="115%" style:writing-mode="lr-tb"/>
    </style:style>
    <style:style style:name="T282_1" style:family="text"/>
    <style:style style:name="T282_2" style:family="text"/>
    <style:style style:name="T282_3" style:family="text"/>
    <style:style style:name="T282_4" style:family="text"/>
    <style:style style:name="P283" style:family="paragraph" style:parent-style-name="Standard">
      <style:paragraph-properties fo:break-before="auto" fo:line-height="115%" style:writing-mode="lr-tb"/>
    </style:style>
    <style:style style:name="P284" style:family="paragraph" style:parent-style-name="Standard">
      <style:paragraph-properties fo:break-before="auto" fo:line-height="115%" style:writing-mode="lr-tb"/>
    </style:style>
    <style:style style:name="T284_1" style:family="text"/>
    <style:style style:name="T284_2" style:family="text"/>
    <style:style style:name="T284_3" style:family="text"/>
    <style:style style:name="T284_4" style:family="text"/>
    <style:style style:name="T284_5" style:family="text"/>
    <style:style style:name="T284_6" style:family="text"/>
    <style:style style:name="T284_7" style:family="text"/>
    <style:style style:name="T284_8" style:family="text"/>
    <style:style style:name="T284_9" style:family="text"/>
    <style:style style:name="T284_10" style:family="text"/>
    <style:style style:name="T284_11" style:family="text"/>
    <style:style style:name="T284_12" style:family="text"/>
    <style:style style:name="T284_13" style:family="text"/>
    <style:style style:name="T284_14" style:family="text"/>
    <style:style style:name="T284_15" style:family="text"/>
    <style:style style:name="T284_16" style:family="text"/>
    <style:style style:name="T284_17" style:family="text"/>
    <style:style style:name="T284_18" style:family="text"/>
    <style:style style:name="T284_19" style:family="text"/>
    <style:style style:name="T284_20" style:family="text"/>
    <style:style style:name="P285" style:family="paragraph" style:parent-style-name="Standard">
      <style:paragraph-properties fo:break-before="auto" fo:line-height="115%" style:writing-mode="lr-tb"/>
    </style:style>
    <style:style style:name="P286" style:family="paragraph" style:parent-style-name="Standard">
      <style:paragraph-properties fo:break-before="auto" fo:line-height="115%" style:writing-mode="lr-tb"/>
    </style:style>
    <style:style style:name="P287" style:family="paragraph" style:parent-style-name="Standard">
      <style:paragraph-properties fo:break-before="auto" fo:line-height="115%" style:writing-mode="lr-tb"/>
    </style:style>
    <style:style style:name="T287_1" style:family="text">
      <style:text-properties fo:font-size="14pt" style:font-size-asian="14pt" style:font-size-complex="14pt" fo:font-weight="bold" style:font-weight-asian="bold" style:font-weight-complex="bold"/>
    </style:style>
    <style:style style:name="T287_2" style:family="text">
      <style:text-properties fo:font-size="14pt" style:font-size-asian="14pt" style:font-size-complex="14pt" fo:font-weight="bold" style:font-weight-asian="bold" style:font-weight-complex="bold"/>
    </style:style>
    <style:style style:name="T287_3" style:family="text">
      <style:text-properties fo:font-size="14pt" style:font-size-asian="14pt" style:font-size-complex="14pt" fo:font-weight="bold" style:font-weight-asian="bold" style:font-weight-complex="bold"/>
    </style:style>
    <style:style style:name="T287_4" style:family="text">
      <style:text-properties fo:font-size="14pt" style:font-size-asian="14pt" style:font-size-complex="14pt" fo:font-weight="bold" style:font-weight-asian="bold" style:font-weight-complex="bold"/>
    </style:style>
    <style:style style:name="T287_5" style:family="text">
      <style:text-properties fo:font-size="14pt" style:font-size-asian="14pt" style:font-size-complex="14pt" fo:font-weight="bold" style:font-weight-asian="bold" style:font-weight-complex="bold"/>
    </style:style>
    <style:style style:name="T287_6" style:family="text">
      <style:text-properties fo:font-size="14pt" style:font-size-asian="14pt" style:font-size-complex="14pt" fo:font-weight="bold" style:font-weight-asian="bold" style:font-weight-complex="bold"/>
    </style:style>
    <style:style style:name="T287_7" style:family="text">
      <style:text-properties fo:font-size="14pt" style:font-size-asian="14pt" style:font-size-complex="14pt" fo:font-weight="bold" style:font-weight-asian="bold" style:font-weight-complex="bold"/>
    </style:style>
    <style:style style:name="P288" style:family="paragraph" style:parent-style-name="Standard">
      <style:paragraph-properties fo:break-before="auto" fo:line-height="115%" style:writing-mode="lr-tb"/>
    </style:style>
    <style:style style:name="P289" style:family="paragraph" style:parent-style-name="Standard">
      <style:paragraph-properties fo:break-before="auto" fo:line-height="115%" style:writing-mode="lr-tb"/>
    </style:style>
    <style:style style:name="T289_1" style:family="text">
      <style:text-properties fo:font-weight="bold" style:font-weight-asian="bold" style:font-weight-complex="bold"/>
    </style:style>
    <style:style style:name="P290" style:family="paragraph" style:parent-style-name="Standard">
      <style:paragraph-properties fo:break-before="auto" fo:line-height="115%" style:writing-mode="lr-tb"/>
    </style:style>
    <style:style style:name="T290_1" style:family="text"/>
    <style:style style:name="T290_2" style:family="text"/>
    <style:style style:name="T290_3" style:family="text"/>
    <style:style style:name="T290_4" style:family="text"/>
    <style:style style:name="T290_5" style:family="text"/>
    <style:style style:name="T290_6" style:family="text"/>
    <style:style style:name="T290_7" style:family="text"/>
    <style:style style:name="P291" style:family="paragraph" style:parent-style-name="Standard">
      <style:paragraph-properties fo:break-before="auto" fo:line-height="115%" style:writing-mode="lr-tb"/>
    </style:style>
    <style:style style:name="P292" style:family="paragraph" style:parent-style-name="Standard">
      <style:paragraph-properties fo:break-before="auto" fo:line-height="115%" style:writing-mode="lr-tb"/>
    </style:style>
    <style:style style:name="T292_1" style:family="text"/>
    <style:style style:name="T292_2" style:family="text"/>
    <style:style style:name="T292_3" style:family="text"/>
    <style:style style:name="T292_4" style:family="text"/>
    <style:style style:name="T292_5" style:family="text"/>
    <style:style style:name="T292_6" style:family="text"/>
    <style:style style:name="T292_7" style:family="text"/>
    <style:style style:name="T292_8" style:family="text"/>
    <style:style style:name="T292_9" style:family="text"/>
    <style:style style:name="P293" style:family="paragraph" style:parent-style-name="Standard">
      <style:paragraph-properties fo:break-before="auto" fo:line-height="115%" style:writing-mode="lr-tb"/>
    </style:style>
    <style:style style:name="P294" style:family="paragraph" style:parent-style-name="Standard">
      <style:paragraph-properties fo:break-before="auto" fo:line-height="115%" style:writing-mode="lr-tb"/>
    </style:style>
    <style:style style:name="T294_1" style:family="text"/>
    <style:style style:name="T294_2" style:family="text"/>
    <style:style style:name="T294_3" style:family="text"/>
    <style:style style:name="T294_4" style:family="text"/>
    <style:style style:name="T294_5" style:family="text"/>
    <style:style style:name="T294_6" style:family="text"/>
    <style:style style:name="T294_7" style:family="text"/>
    <style:style style:name="T294_8" style:family="text"/>
    <style:style style:name="T294_9" style:family="text"/>
    <style:style style:name="T294_10" style:family="text"/>
    <style:style style:name="T294_11" style:family="text"/>
    <style:style style:name="T294_12" style:family="text"/>
    <style:style style:name="T294_13" style:family="text"/>
    <style:style style:name="T294_14" style:family="text"/>
    <style:style style:name="T294_15" style:family="text"/>
    <style:style style:name="T294_16" style:family="text"/>
    <style:style style:name="P295" style:family="paragraph" style:parent-style-name="Standard">
      <style:paragraph-properties fo:break-before="auto" fo:line-height="115%" style:writing-mode="lr-tb"/>
    </style:style>
    <style:style style:name="P296" style:family="paragraph" style:parent-style-name="Standard">
      <style:paragraph-properties fo:break-before="auto" fo:line-height="115%" style:writing-mode="lr-tb"/>
    </style:style>
    <style:style style:name="T296_1" style:family="text"/>
    <style:style style:name="T296_2" style:family="text"/>
    <style:style style:name="T296_3" style:family="text"/>
    <style:style style:name="T296_4" style:family="text"/>
    <style:style style:name="T296_5" style:family="text"/>
    <style:style style:name="T296_6" style:family="text"/>
    <style:style style:name="T296_7" style:family="text"/>
    <style:style style:name="T296_8" style:family="text"/>
    <style:style style:name="T296_9" style:family="text"/>
    <style:style style:name="T296_10" style:family="text"/>
    <style:style style:name="T296_11" style:family="text"/>
    <style:style style:name="T296_12" style:family="text"/>
    <style:style style:name="T296_13" style:family="text"/>
    <style:style style:name="T296_14" style:family="text"/>
    <style:style style:name="T296_15" style:family="text"/>
    <style:style style:name="T296_16" style:family="text"/>
    <style:style style:name="T296_17" style:family="text"/>
    <style:style style:name="T296_18" style:family="text"/>
    <style:style style:name="T296_19" style:family="text"/>
    <style:style style:name="T296_20" style:family="text"/>
    <style:style style:name="P297" style:family="paragraph" style:parent-style-name="Standard">
      <style:paragraph-properties fo:break-before="auto" fo:line-height="115%" style:writing-mode="lr-tb"/>
    </style:style>
    <style:style style:name="P298" style:family="paragraph" style:parent-style-name="Standard">
      <style:paragraph-properties fo:break-before="auto" fo:line-height="115%" style:writing-mode="lr-tb"/>
    </style:style>
    <style:style style:name="T298_1" style:family="text"/>
    <style:style style:name="T298_2" style:family="text"/>
    <style:style style:name="T298_3" style:family="text"/>
    <style:style style:name="T298_4" style:family="text"/>
    <style:style style:name="T298_5" style:family="text"/>
    <style:style style:name="T298_6" style:family="text"/>
    <style:style style:name="T298_7" style:family="text"/>
    <style:style style:name="T298_8" style:family="text"/>
    <style:style style:name="T298_9" style:family="text"/>
    <style:style style:name="T298_10" style:family="text"/>
    <style:style style:name="T298_11" style:family="text"/>
    <style:style style:name="T298_12" style:family="text"/>
    <style:style style:name="T298_13" style:family="text"/>
    <style:style style:name="P299" style:family="paragraph" style:parent-style-name="Standard">
      <style:paragraph-properties fo:break-before="auto" fo:line-height="115%" style:writing-mode="lr-tb"/>
    </style:style>
    <style:style style:name="P300" style:family="paragraph" style:parent-style-name="Standard">
      <style:paragraph-properties fo:break-before="auto" fo:line-height="115%" style:writing-mode="lr-tb"/>
    </style:style>
    <style:style style:name="T300_1" style:family="text"/>
    <style:style style:name="T300_2" style:family="text"/>
    <style:style style:name="P301" style:family="paragraph" style:parent-style-name="Standard">
      <style:paragraph-properties fo:break-before="auto" fo:line-height="115%" style:writing-mode="lr-tb"/>
    </style:style>
    <style:style style:name="T301_1" style:family="text"/>
    <style:style style:name="T301_2" style:family="text"/>
    <style:style style:name="T301_3" style:family="text"/>
    <style:style style:name="T301_4" style:family="text"/>
    <style:style style:name="T301_5" style:family="text"/>
    <style:style style:name="T301_6" style:family="text"/>
    <style:style style:name="T301_7" style:family="text"/>
    <style:style style:name="T301_8" style:family="text"/>
    <style:style style:name="T301_9" style:family="text"/>
    <style:style style:name="T301_10" style:family="text"/>
    <style:style style:name="T301_11" style:family="text"/>
    <style:style style:name="T301_12" style:family="text"/>
    <style:style style:name="T301_13" style:family="text"/>
    <style:style style:name="T301_14" style:family="text"/>
    <style:style style:name="T301_15" style:family="text"/>
    <style:style style:name="T301_16" style:family="text"/>
    <style:style style:name="T301_17" style:family="text"/>
    <style:style style:name="T301_18" style:family="text"/>
    <style:style style:name="T301_19" style:family="text"/>
    <style:style style:name="T301_20" style:family="text"/>
    <style:style style:name="P302" style:family="paragraph" style:parent-style-name="Standard">
      <style:paragraph-properties fo:break-before="auto" fo:line-height="115%" style:writing-mode="lr-tb"/>
    </style:style>
    <style:style style:name="T302_1" style:family="text"/>
    <style:style style:name="T302_2" style:family="text"/>
    <style:style style:name="T302_3" style:family="text"/>
    <style:style style:name="T302_4" style:family="text"/>
    <style:style style:name="T302_5" style:family="text"/>
    <style:style style:name="T302_6" style:family="text"/>
    <style:style style:name="T302_7" style:family="text"/>
    <style:style style:name="T302_8" style:family="text"/>
    <style:style style:name="T302_9" style:family="text"/>
    <style:style style:name="T302_10" style:family="text"/>
    <style:style style:name="T302_11" style:family="text"/>
    <style:style style:name="T302_12" style:family="text"/>
    <style:style style:name="T302_13" style:family="text"/>
    <style:style style:name="T302_14" style:family="text"/>
    <style:style style:name="T302_15" style:family="text"/>
    <style:style style:name="T302_16" style:family="text"/>
    <style:style style:name="T302_17" style:family="text"/>
    <style:style style:name="T302_18" style:family="text"/>
    <style:style style:name="T302_19" style:family="text"/>
    <style:style style:name="T302_20" style:family="text"/>
    <style:style style:name="T302_21" style:family="text"/>
    <style:style style:name="T302_22" style:family="text"/>
    <style:style style:name="T302_23" style:family="text"/>
    <style:style style:name="T302_24" style:family="text"/>
    <style:style style:name="P303" style:family="paragraph" style:parent-style-name="Standard">
      <style:paragraph-properties fo:break-before="auto" fo:line-height="115%" style:writing-mode="lr-tb"/>
    </style:style>
    <style:style style:name="T303_1" style:family="text"/>
    <style:style style:name="T303_2" style:family="text"/>
    <style:style style:name="T303_3" style:family="text"/>
    <style:style style:name="T303_4" style:family="text"/>
    <style:style style:name="T303_5" style:family="text"/>
    <style:style style:name="T303_6" style:family="text"/>
    <style:style style:name="P304" style:family="paragraph" style:parent-style-name="Standard">
      <style:paragraph-properties fo:break-before="auto" fo:line-height="115%" style:writing-mode="lr-tb"/>
    </style:style>
    <style:style style:name="T304_1" style:family="text"/>
    <style:style style:name="T304_2" style:family="text"/>
    <style:style style:name="T304_3" style:family="text"/>
    <style:style style:name="T304_4" style:family="text"/>
    <style:style style:name="T304_5" style:family="text"/>
    <style:style style:name="T304_6" style:family="text"/>
    <style:style style:name="T304_7" style:family="text"/>
    <style:style style:name="T304_8" style:family="text"/>
    <style:style style:name="T304_9" style:family="text"/>
    <style:style style:name="T304_10" style:family="text"/>
    <style:style style:name="T304_11" style:family="text"/>
    <style:style style:name="P305" style:family="paragraph" style:parent-style-name="Standard">
      <style:paragraph-properties fo:break-before="auto" fo:line-height="115%" style:writing-mode="lr-tb"/>
    </style:style>
    <style:style style:name="T305_1" style:family="text"/>
    <style:style style:name="T305_2" style:family="text"/>
    <style:style style:name="T305_3" style:family="text"/>
    <style:style style:name="T305_4" style:family="text"/>
    <style:style style:name="T305_5" style:family="text"/>
    <style:style style:name="T305_6" style:family="text"/>
    <style:style style:name="T305_7" style:family="text"/>
    <style:style style:name="T305_8" style:family="text"/>
    <style:style style:name="T305_9" style:family="text"/>
    <style:style style:name="T305_10" style:family="text"/>
    <style:style style:name="T305_11" style:family="text"/>
    <style:style style:name="T305_12" style:family="text"/>
    <style:style style:name="T305_13" style:family="text"/>
    <style:style style:name="T305_14" style:family="text"/>
    <style:style style:name="T305_15" style:family="text"/>
    <style:style style:name="T305_16" style:family="text"/>
    <style:style style:name="T305_17" style:family="text"/>
    <style:style style:name="T305_18" style:family="text"/>
    <style:style style:name="T305_19" style:family="text"/>
    <style:style style:name="T305_20" style:family="text"/>
    <style:style style:name="T305_21" style:family="text"/>
    <style:style style:name="T305_22" style:family="text"/>
    <style:style style:name="T305_23" style:family="text"/>
    <style:style style:name="T305_24" style:family="text"/>
    <style:style style:name="T305_25" style:family="text"/>
    <style:style style:name="T305_26" style:family="text"/>
    <style:style style:name="T305_27" style:family="text"/>
    <style:style style:name="T305_28" style:family="text"/>
    <style:style style:name="P306" style:family="paragraph" style:parent-style-name="Standard">
      <style:paragraph-properties fo:break-before="auto" fo:line-height="115%" style:writing-mode="lr-tb"/>
    </style:style>
    <style:style style:name="T306_1" style:family="text"/>
    <style:style style:name="T306_2" style:family="text"/>
    <style:style style:name="T306_3" style:family="text"/>
    <style:style style:name="T306_4" style:family="text"/>
    <style:style style:name="P307" style:family="paragraph" style:parent-style-name="Standard">
      <style:paragraph-properties fo:break-before="auto" fo:line-height="115%" style:writing-mode="lr-tb"/>
    </style:style>
    <style:style style:name="T307_1" style:family="text"/>
    <style:style style:name="T307_2" style:family="text"/>
    <style:style style:name="T307_3" style:family="text"/>
    <style:style style:name="T307_4" style:family="text"/>
    <style:style style:name="T307_5" style:family="text"/>
    <style:style style:name="T307_6" style:family="text"/>
    <style:style style:name="T307_7" style:family="text"/>
    <style:style style:name="T307_8" style:family="text"/>
    <style:style style:name="T307_9" style:family="text"/>
    <style:style style:name="T307_10" style:family="text"/>
    <style:style style:name="T307_11" style:family="text"/>
    <style:style style:name="T307_12" style:family="text"/>
    <style:style style:name="T307_13" style:family="text"/>
    <style:style style:name="T307_14" style:family="text"/>
    <style:style style:name="T307_15" style:family="text"/>
    <style:style style:name="T307_16" style:family="text"/>
    <style:style style:name="T307_17" style:family="text"/>
    <style:style style:name="T307_18" style:family="text"/>
    <style:style style:name="T307_19" style:family="text"/>
    <style:style style:name="T307_20" style:family="text"/>
    <style:style style:name="T307_21" style:family="text"/>
    <style:style style:name="T307_22" style:family="text"/>
    <style:style style:name="T307_23" style:family="text"/>
    <style:style style:name="T307_24" style:family="text"/>
    <style:style style:name="T307_25" style:family="text"/>
    <style:style style:name="T307_26" style:family="text"/>
    <style:style style:name="T307_27" style:family="text"/>
    <style:style style:name="P308" style:family="paragraph" style:parent-style-name="Standard">
      <style:paragraph-properties fo:break-before="auto" fo:line-height="115%" style:writing-mode="lr-tb"/>
    </style:style>
    <style:style style:name="T308_1" style:family="text"/>
    <style:style style:name="T308_2" style:family="text"/>
    <style:style style:name="T308_3" style:family="text"/>
    <style:style style:name="T308_4" style:family="text"/>
    <style:style style:name="T308_5" style:family="text"/>
    <style:style style:name="T308_6" style:family="text"/>
    <style:style style:name="P309" style:family="paragraph" style:parent-style-name="Standard">
      <style:paragraph-properties fo:break-before="auto" fo:line-height="115%" style:writing-mode="lr-tb"/>
    </style:style>
    <style:style style:name="T309_1" style:family="text"/>
    <style:style style:name="T309_2" style:family="text"/>
    <style:style style:name="T309_3" style:family="text"/>
    <style:style style:name="T309_4" style:family="text"/>
    <style:style style:name="T309_5" style:family="text"/>
    <style:style style:name="T309_6" style:family="text"/>
    <style:style style:name="T309_7" style:family="text"/>
    <style:style style:name="T309_8" style:family="text"/>
    <style:style style:name="T309_9" style:family="text"/>
    <style:style style:name="T309_10" style:family="text"/>
    <style:style style:name="T309_11" style:family="text"/>
    <style:style style:name="T309_12" style:family="text"/>
    <style:style style:name="T309_13" style:family="text"/>
    <style:style style:name="T309_14" style:family="text"/>
    <style:style style:name="T309_15" style:family="text"/>
    <style:style style:name="T309_16" style:family="text"/>
    <style:style style:name="T309_17" style:family="text"/>
    <style:style style:name="T309_18" style:family="text"/>
    <style:style style:name="T309_19" style:family="text"/>
    <style:style style:name="T309_20" style:family="text"/>
    <style:style style:name="T309_21" style:family="text"/>
    <style:style style:name="T309_22" style:family="text"/>
    <style:style style:name="T309_23" style:family="text"/>
    <style:style style:name="T309_24" style:family="text"/>
    <style:style style:name="T309_25" style:family="text"/>
    <style:style style:name="P310" style:family="paragraph" style:parent-style-name="Standard">
      <style:paragraph-properties fo:break-before="auto" fo:line-height="115%" style:writing-mode="lr-tb"/>
    </style:style>
    <style:style style:name="T310_1" style:family="text"/>
    <style:style style:name="T310_2" style:family="text"/>
    <style:style style:name="T310_3" style:family="text"/>
    <style:style style:name="T310_4" style:family="text"/>
    <style:style style:name="T310_5" style:family="text"/>
    <style:style style:name="P311" style:family="paragraph" style:parent-style-name="Standard">
      <style:paragraph-properties fo:break-before="auto" fo:line-height="115%" style:writing-mode="lr-tb"/>
    </style:style>
    <style:style style:name="T311_1" style:family="text"/>
    <style:style style:name="T311_2" style:family="text"/>
    <style:style style:name="T311_3" style:family="text"/>
    <style:style style:name="T311_4" style:family="text"/>
    <style:style style:name="T311_5" style:family="text"/>
    <style:style style:name="T311_6" style:family="text"/>
    <style:style style:name="T311_7" style:family="text"/>
    <style:style style:name="T311_8" style:family="text"/>
    <style:style style:name="T311_9" style:family="text"/>
    <style:style style:name="P312" style:family="paragraph" style:parent-style-name="Standard">
      <style:paragraph-properties fo:break-before="auto" fo:line-height="115%" style:writing-mode="lr-tb"/>
    </style:style>
    <style:style style:name="T312_1" style:family="text"/>
    <style:style style:name="T312_2" style:family="text"/>
    <style:style style:name="T312_3" style:family="text"/>
    <style:style style:name="T312_4" style:family="text"/>
    <style:style style:name="T312_5" style:family="text"/>
    <style:style style:name="T312_6" style:family="text"/>
    <style:style style:name="T312_7" style:family="text"/>
    <style:style style:name="T312_8" style:family="text"/>
    <style:style style:name="T312_9" style:family="text"/>
    <style:style style:name="P313" style:family="paragraph" style:parent-style-name="Standard">
      <style:paragraph-properties fo:break-before="auto" fo:line-height="115%" style:writing-mode="lr-tb"/>
    </style:style>
    <style:style style:name="T313_1" style:family="text"/>
    <style:style style:name="T313_2" style:family="text"/>
    <style:style style:name="T313_3" style:family="text"/>
    <style:style style:name="T313_4" style:family="text"/>
    <style:style style:name="T313_5" style:family="text"/>
    <style:style style:name="T313_6" style:family="text"/>
    <style:style style:name="T313_7" style:family="text"/>
    <style:style style:name="T313_8" style:family="text"/>
    <style:style style:name="T313_9" style:family="text"/>
    <style:style style:name="T313_10" style:family="text"/>
    <style:style style:name="T313_11" style:family="text"/>
    <style:style style:name="P314" style:family="paragraph" style:parent-style-name="Standard">
      <style:paragraph-properties fo:break-before="auto" fo:line-height="115%" style:writing-mode="lr-tb"/>
    </style:style>
    <style:style style:name="T314_1" style:family="text"/>
    <style:style style:name="T314_2" style:family="text"/>
    <style:style style:name="T314_3" style:family="text"/>
    <style:style style:name="T314_4" style:family="text"/>
    <style:style style:name="P315" style:family="paragraph" style:parent-style-name="Standard">
      <style:paragraph-properties fo:break-before="auto" fo:line-height="115%" style:writing-mode="lr-tb"/>
    </style:style>
    <style:style style:name="T315_1" style:family="text"/>
    <style:style style:name="T315_2" style:family="text"/>
    <style:style style:name="T315_3" style:family="text"/>
    <style:style style:name="T315_4" style:family="text"/>
    <style:style style:name="T315_5" style:family="text"/>
    <style:style style:name="T315_6" style:family="text"/>
    <style:style style:name="T315_7" style:family="text"/>
    <style:style style:name="T315_8" style:family="text"/>
    <style:style style:name="T315_9" style:family="text"/>
    <style:style style:name="T315_10" style:family="text"/>
    <style:style style:name="T315_11" style:family="text"/>
    <style:style style:name="T315_12" style:family="text"/>
    <style:style style:name="T315_13" style:family="text"/>
    <style:style style:name="T315_14" style:family="text"/>
    <style:style style:name="T315_15" style:family="text"/>
    <style:style style:name="T315_16" style:family="text"/>
    <style:style style:name="T315_17" style:family="text"/>
    <style:style style:name="T315_18" style:family="text"/>
    <style:style style:name="T315_19" style:family="text"/>
    <style:style style:name="T315_20" style:family="text"/>
    <style:style style:name="T315_21" style:family="text"/>
    <style:style style:name="T315_22" style:family="text"/>
    <style:style style:name="T315_23" style:family="text"/>
    <style:style style:name="T315_24" style:family="text"/>
    <style:style style:name="T315_25" style:family="text"/>
    <style:style style:name="T315_26" style:family="text"/>
    <style:style style:name="P316" style:family="paragraph" style:parent-style-name="Standard">
      <style:paragraph-properties fo:break-before="auto" fo:line-height="115%" style:writing-mode="lr-tb"/>
    </style:style>
    <style:style style:name="T316_1" style:family="text"/>
    <style:style style:name="T316_2" style:family="text"/>
    <style:style style:name="T316_3" style:family="text"/>
    <style:style style:name="T316_4" style:family="text"/>
    <style:style style:name="P317" style:family="paragraph" style:parent-style-name="Standard">
      <style:paragraph-properties fo:break-before="auto" fo:line-height="115%" style:writing-mode="lr-tb"/>
    </style:style>
    <style:style style:name="T317_1" style:family="text"/>
    <style:style style:name="T317_2" style:family="text"/>
    <style:style style:name="T317_3" style:family="text"/>
    <style:style style:name="T317_4" style:family="text"/>
    <style:style style:name="T317_5" style:family="text"/>
    <style:style style:name="T317_6" style:family="text"/>
    <style:style style:name="T317_7" style:family="text"/>
    <style:style style:name="T317_8" style:family="text"/>
    <style:style style:name="T317_9" style:family="text"/>
    <style:style style:name="T317_10" style:family="text"/>
    <style:style style:name="T317_11" style:family="text"/>
    <style:style style:name="T317_12" style:family="text"/>
    <style:style style:name="T317_13" style:family="text"/>
    <style:style style:name="T317_14" style:family="text"/>
    <style:style style:name="T317_15" style:family="text"/>
    <style:style style:name="T317_16" style:family="text"/>
    <style:style style:name="T317_17" style:family="text"/>
    <style:style style:name="P318" style:family="paragraph" style:parent-style-name="Standard">
      <style:paragraph-properties fo:break-before="auto" fo:line-height="115%" style:writing-mode="lr-tb"/>
    </style:style>
    <style:style style:name="P319" style:family="paragraph" style:parent-style-name="Standard">
      <style:paragraph-properties fo:break-before="auto" fo:line-height="115%" style:writing-mode="lr-tb"/>
    </style:style>
    <style:style style:name="P320" style:family="paragraph" style:parent-style-name="Standard">
      <style:paragraph-properties fo:break-before="auto" fo:line-height="115%" style:writing-mode="lr-tb"/>
    </style:style>
    <style:style style:name="P321" style:family="paragraph" style:parent-style-name="Standard">
      <style:paragraph-properties fo:break-before="auto" fo:line-height="115%" style:writing-mode="lr-tb"/>
    </style:style>
    <style:style style:name="T321_1" style:family="text">
      <style:text-properties fo:font-weight="bold" style:font-weight-asian="bold" style:font-weight-complex="bold"/>
    </style:style>
    <style:style style:name="P322" style:family="paragraph" style:parent-style-name="Standard">
      <style:paragraph-properties fo:break-before="auto" fo:line-height="115%" style:writing-mode="lr-tb"/>
    </style:style>
    <style:style style:name="T322_1" style:family="text"/>
    <style:style style:name="T322_2" style:family="text"/>
    <style:style style:name="T322_3" style:family="text"/>
    <style:style style:name="T322_4" style:family="text"/>
    <style:style style:name="T322_5" style:family="text"/>
    <style:style style:name="T322_6" style:family="text"/>
    <style:style style:name="T322_7" style:family="text"/>
    <style:style style:name="T322_8" style:family="text"/>
    <style:style style:name="T322_9" style:family="text"/>
    <style:style style:name="T322_10" style:family="text"/>
    <style:style style:name="T322_11" style:family="text"/>
    <style:style style:name="P323" style:family="paragraph" style:parent-style-name="Standard">
      <style:paragraph-properties fo:break-before="auto" fo:line-height="115%" style:writing-mode="lr-tb"/>
    </style:style>
    <style:style style:name="P324" style:family="paragraph" style:parent-style-name="Standard">
      <style:paragraph-properties fo:break-before="auto" fo:line-height="115%" style:writing-mode="lr-tb"/>
    </style:style>
    <style:style style:name="T324_1" style:family="text"/>
    <style:style style:name="T324_2" style:family="text"/>
    <style:style style:name="T324_3" style:family="text"/>
    <style:style style:name="T324_4" style:family="text"/>
    <style:style style:name="T324_5" style:family="text"/>
    <style:style style:name="T324_6" style:family="text"/>
    <style:style style:name="T324_7" style:family="text"/>
    <style:style style:name="T324_8" style:family="text"/>
    <style:style style:name="T324_9" style:family="text"/>
    <style:style style:name="T324_10" style:family="text"/>
    <style:style style:name="T324_11" style:family="text"/>
    <style:style style:name="P325" style:family="paragraph" style:parent-style-name="Standard">
      <style:paragraph-properties fo:break-before="auto" fo:line-height="115%" style:writing-mode="lr-tb"/>
    </style:style>
    <style:style style:name="P326" style:family="paragraph" style:parent-style-name="Standard">
      <style:paragraph-properties fo:break-before="auto" fo:line-height="115%" style:writing-mode="lr-tb"/>
    </style:style>
    <style:style style:name="T326_1" style:family="text"/>
    <style:style style:name="T326_2" style:family="text"/>
    <style:style style:name="T326_3" style:family="text"/>
    <style:style style:name="T326_4" style:family="text"/>
    <style:style style:name="T326_5" style:family="text"/>
    <style:style style:name="T326_6" style:family="text"/>
    <style:style style:name="T326_7" style:family="text"/>
    <style:style style:name="T326_8" style:family="text"/>
    <style:style style:name="T326_9" style:family="text"/>
    <style:style style:name="T326_10" style:family="text"/>
    <style:style style:name="T326_11" style:family="text"/>
    <style:style style:name="T326_12" style:family="text"/>
    <style:style style:name="T326_13" style:family="text"/>
    <style:style style:name="T326_14" style:family="text"/>
    <style:style style:name="T326_15" style:family="text"/>
    <style:style style:name="T326_16" style:family="text"/>
    <style:style style:name="T326_17" style:family="text"/>
    <style:style style:name="T326_18" style:family="text"/>
    <style:style style:name="T326_19" style:family="text"/>
    <style:style style:name="P327" style:family="paragraph" style:parent-style-name="Standard">
      <style:paragraph-properties fo:break-before="auto" fo:line-height="115%" style:writing-mode="lr-tb"/>
    </style:style>
    <style:style style:name="T327_1" style:family="text"/>
    <style:style style:name="T327_2" style:family="text"/>
    <style:style style:name="T327_3" style:family="text"/>
    <style:style style:name="T327_4" style:family="text"/>
    <style:style style:name="P328" style:family="paragraph" style:parent-style-name="Standard">
      <style:paragraph-properties fo:break-before="auto" fo:line-height="115%" style:writing-mode="lr-tb"/>
    </style:style>
    <style:style style:name="P329" style:family="paragraph" style:parent-style-name="Standard">
      <style:paragraph-properties fo:break-before="auto" fo:line-height="115%" style:writing-mode="lr-tb"/>
    </style:style>
    <style:style style:name="T329_1" style:family="text"/>
    <style:style style:name="T329_2" style:family="text"/>
    <style:style style:name="T329_3" style:family="text"/>
    <style:style style:name="T329_4" style:family="text"/>
    <style:style style:name="T329_5" style:family="text"/>
    <style:style style:name="T329_6" style:family="text"/>
    <style:style style:name="T329_7" style:family="text"/>
    <style:style style:name="T329_8" style:family="text"/>
    <style:style style:name="T329_9" style:family="text"/>
    <style:style style:name="T329_10" style:family="text"/>
    <style:style style:name="T329_11" style:family="text"/>
    <style:style style:name="T329_12" style:family="text"/>
    <style:style style:name="T329_13" style:family="text"/>
    <style:style style:name="T329_14" style:family="text"/>
    <style:style style:name="T329_15" style:family="text"/>
    <style:style style:name="T329_16" style:family="text"/>
    <style:style style:name="T329_17" style:family="text"/>
    <style:style style:name="T329_18" style:family="text"/>
    <style:style style:name="T329_19" style:family="text"/>
    <style:style style:name="T329_20" style:family="text"/>
    <style:style style:name="T329_21" style:family="text"/>
    <style:style style:name="T329_22" style:family="text"/>
    <style:style style:name="T329_23" style:family="text"/>
    <style:style style:name="T329_24" style:family="text"/>
    <style:style style:name="T329_25" style:family="text"/>
    <style:style style:name="T329_26" style:family="text"/>
    <style:style style:name="T329_27" style:family="text"/>
    <style:style style:name="T329_28" style:family="text"/>
    <style:style style:name="P330" style:family="paragraph" style:parent-style-name="Standard">
      <style:paragraph-properties fo:break-before="auto" fo:line-height="115%" style:writing-mode="lr-tb"/>
    </style:style>
    <style:style style:name="P331" style:family="paragraph" style:parent-style-name="Standard">
      <style:paragraph-properties fo:break-before="auto" fo:line-height="115%" style:writing-mode="lr-tb"/>
    </style:style>
    <style:style style:name="T331_1" style:family="text"/>
    <style:style style:name="T331_2" style:family="text"/>
    <style:style style:name="T331_3" style:family="text"/>
    <style:style style:name="T331_4" style:family="text"/>
    <style:style style:name="T331_5" style:family="text"/>
    <style:style style:name="T331_6" style:family="text"/>
    <style:style style:name="T331_7" style:family="text"/>
    <style:style style:name="T331_8" style:family="text"/>
    <style:style style:name="T331_9" style:family="text"/>
    <style:style style:name="T331_10" style:family="text"/>
    <style:style style:name="T331_11" style:family="text"/>
    <style:style style:name="T331_12" style:family="text"/>
    <style:style style:name="T331_13" style:family="text"/>
    <style:style style:name="T331_14" style:family="text"/>
    <style:style style:name="T331_15" style:family="text"/>
    <style:style style:name="P332" style:family="paragraph" style:parent-style-name="Standard">
      <style:paragraph-properties fo:break-before="auto" fo:line-height="115%" style:writing-mode="lr-tb"/>
    </style:style>
    <style:style style:name="P333" style:family="paragraph" style:parent-style-name="Standard">
      <style:paragraph-properties fo:break-before="auto" fo:line-height="115%" style:writing-mode="lr-tb"/>
    </style:style>
    <style:style style:name="T333_1" style:family="text"/>
    <style:style style:name="T333_2" style:family="text"/>
    <style:style style:name="P334" style:family="paragraph" style:parent-style-name="Standard">
      <style:paragraph-properties fo:break-before="auto" fo:line-height="115%" style:writing-mode="lr-tb"/>
    </style:style>
    <style:style style:name="T334_1" style:family="text"/>
    <style:style style:name="T334_2" style:family="text"/>
    <style:style style:name="T334_3" style:family="text"/>
    <style:style style:name="T334_4" style:family="text"/>
    <style:style style:name="T334_5" style:family="text"/>
    <style:style style:name="T334_6" style:family="text"/>
    <style:style style:name="T334_7" style:family="text"/>
    <style:style style:name="T334_8" style:family="text"/>
    <style:style style:name="P335" style:family="paragraph" style:parent-style-name="Standard">
      <style:paragraph-properties fo:break-before="auto" fo:line-height="115%" style:writing-mode="lr-tb"/>
    </style:style>
    <style:style style:name="T335_1" style:family="text"/>
    <style:style style:name="T335_2" style:family="text"/>
    <style:style style:name="T335_3" style:family="text"/>
    <style:style style:name="T335_4" style:family="text"/>
    <style:style style:name="T335_5" style:family="text"/>
    <style:style style:name="T335_6" style:family="text"/>
    <style:style style:name="T335_7" style:family="text"/>
    <style:style style:name="T335_8" style:family="text"/>
    <style:style style:name="T335_9" style:family="text"/>
    <style:style style:name="T335_10" style:family="text"/>
    <style:style style:name="T335_11" style:family="text"/>
    <style:style style:name="T335_12" style:family="text"/>
    <style:style style:name="T335_13" style:family="text"/>
    <style:style style:name="T335_14" style:family="text"/>
    <style:style style:name="T335_15" style:family="text"/>
    <style:style style:name="T335_16" style:family="text"/>
    <style:style style:name="T335_17" style:family="text"/>
    <style:style style:name="T335_18" style:family="text"/>
    <style:style style:name="T335_19" style:family="text"/>
    <style:style style:name="T335_20" style:family="text"/>
    <style:style style:name="T335_21" style:family="text"/>
    <style:style style:name="T335_22" style:family="text"/>
    <style:style style:name="T335_23" style:family="text"/>
    <style:style style:name="T335_24" style:family="text"/>
    <style:style style:name="T335_25" style:family="text"/>
    <style:style style:name="T335_26" style:family="text"/>
    <style:style style:name="T335_27" style:family="text"/>
    <style:style style:name="T335_28" style:family="text"/>
    <style:style style:name="P336" style:family="paragraph" style:parent-style-name="Standard">
      <style:paragraph-properties fo:break-before="auto" fo:line-height="115%" style:writing-mode="lr-tb"/>
    </style:style>
    <style:style style:name="T336_1" style:family="text"/>
    <style:style style:name="T336_2" style:family="text"/>
    <style:style style:name="T336_3" style:family="text"/>
    <style:style style:name="T336_4" style:family="text"/>
    <style:style style:name="T336_5" style:family="text"/>
    <style:style style:name="T336_6" style:family="text"/>
    <style:style style:name="T336_7" style:family="text"/>
    <style:style style:name="T336_8" style:family="text"/>
    <style:style style:name="T336_9" style:family="text"/>
    <style:style style:name="T336_10" style:family="text"/>
    <style:style style:name="P337" style:family="paragraph" style:parent-style-name="Standard">
      <style:paragraph-properties fo:break-before="auto" fo:line-height="115%" style:writing-mode="lr-tb"/>
    </style:style>
    <style:style style:name="T337_1" style:family="text"/>
    <style:style style:name="T337_2" style:family="text"/>
    <style:style style:name="T337_3" style:family="text"/>
    <style:style style:name="T337_4" style:family="text"/>
    <style:style style:name="T337_5" style:family="text"/>
    <style:style style:name="T337_6" style:family="text"/>
    <style:style style:name="T337_7" style:family="text"/>
    <style:style style:name="T337_8" style:family="text"/>
    <style:style style:name="T337_9" style:family="text"/>
    <style:style style:name="T337_10" style:family="text"/>
    <style:style style:name="T337_11" style:family="text"/>
    <style:style style:name="T337_12" style:family="text"/>
    <style:style style:name="T337_13" style:family="text"/>
    <style:style style:name="T337_14" style:family="text"/>
    <style:style style:name="T337_15" style:family="text"/>
    <style:style style:name="P338" style:family="paragraph" style:parent-style-name="Standard">
      <style:paragraph-properties fo:break-before="auto" fo:line-height="115%" style:writing-mode="lr-tb"/>
    </style:style>
    <style:style style:name="T338_1" style:family="text"/>
    <style:style style:name="T338_2" style:family="text"/>
    <style:style style:name="T338_3" style:family="text"/>
    <style:style style:name="T338_4" style:family="text"/>
    <style:style style:name="T338_5" style:family="text"/>
    <style:style style:name="T338_6" style:family="text"/>
    <style:style style:name="P339" style:family="paragraph" style:parent-style-name="Standard">
      <style:paragraph-properties fo:break-before="auto" fo:line-height="115%" style:writing-mode="lr-tb"/>
    </style:style>
    <style:style style:name="T339_1" style:family="text"/>
    <style:style style:name="T339_2" style:family="text"/>
    <style:style style:name="T339_3" style:family="text"/>
    <style:style style:name="P340" style:family="paragraph" style:parent-style-name="Standard">
      <style:paragraph-properties fo:break-before="auto" fo:line-height="115%" style:writing-mode="lr-tb"/>
    </style:style>
    <style:style style:name="T340_1" style:family="text"/>
    <style:style style:name="T340_2" style:family="text"/>
    <style:style style:name="T340_3" style:family="text"/>
    <style:style style:name="T340_4" style:family="text"/>
    <style:style style:name="T340_5" style:family="text"/>
    <style:style style:name="T340_6" style:family="text"/>
    <style:style style:name="T340_7" style:family="text"/>
    <style:style style:name="T340_8" style:family="text"/>
    <style:style style:name="T340_9" style:family="text"/>
    <style:style style:name="P341" style:family="paragraph" style:parent-style-name="Standard">
      <style:paragraph-properties fo:break-before="auto" fo:line-height="115%" style:writing-mode="lr-tb"/>
    </style:style>
    <style:style style:name="T341_1" style:family="text"/>
    <style:style style:name="T341_2" style:family="text"/>
    <style:style style:name="T341_3" style:family="text"/>
    <style:style style:name="T341_4" style:family="text"/>
    <style:style style:name="T341_5" style:family="text"/>
    <style:style style:name="T341_6" style:family="text"/>
    <style:style style:name="T341_7" style:family="text"/>
    <style:style style:name="P342" style:family="paragraph" style:parent-style-name="Standard">
      <style:paragraph-properties fo:break-before="auto" fo:line-height="115%" style:writing-mode="lr-tb"/>
    </style:style>
    <style:style style:name="T342_1" style:family="text"/>
    <style:style style:name="T342_2" style:family="text"/>
    <style:style style:name="T342_3" style:family="text"/>
    <style:style style:name="T342_4" style:family="text"/>
    <style:style style:name="T342_5" style:family="text"/>
    <style:style style:name="T342_6" style:family="text"/>
    <style:style style:name="T342_7" style:family="text"/>
    <style:style style:name="T342_8" style:family="text"/>
    <style:style style:name="T342_9" style:family="text"/>
    <style:style style:name="P343" style:family="paragraph" style:parent-style-name="Standard">
      <style:paragraph-properties fo:break-before="auto" fo:line-height="115%" style:writing-mode="lr-tb"/>
    </style:style>
    <style:style style:name="P344" style:family="paragraph" style:parent-style-name="Standard">
      <style:paragraph-properties fo:break-before="auto" fo:line-height="115%" style:writing-mode="lr-tb"/>
    </style:style>
    <style:style style:name="P345" style:family="paragraph" style:parent-style-name="Standard">
      <style:paragraph-properties fo:break-before="auto" fo:line-height="115%" style:writing-mode="lr-tb"/>
    </style:style>
    <style:style style:name="T345_1" style:family="text">
      <style:text-properties fo:font-weight="bold" style:font-weight-asian="bold" style:font-weight-complex="bold"/>
    </style:style>
    <style:style style:name="P346" style:family="paragraph" style:parent-style-name="Standard">
      <style:paragraph-properties fo:break-before="auto" fo:line-height="115%" style:writing-mode="lr-tb"/>
    </style:style>
    <style:style style:name="T346_1" style:family="text"/>
    <style:style style:name="T346_2" style:family="text"/>
    <style:style style:name="T346_3" style:family="text"/>
    <style:style style:name="T346_4" style:family="text"/>
    <style:style style:name="T346_5" style:family="text"/>
    <style:style style:name="T346_6" style:family="text"/>
    <style:style style:name="T346_7" style:family="text"/>
    <style:style style:name="T346_8" style:family="text"/>
    <style:style style:name="T346_9" style:family="text"/>
    <style:style style:name="T346_10" style:family="text"/>
    <style:style style:name="T346_11" style:family="text"/>
    <style:style style:name="P347" style:family="paragraph" style:parent-style-name="Standard">
      <style:paragraph-properties fo:break-before="auto" fo:line-height="115%" style:writing-mode="lr-tb"/>
    </style:style>
    <style:style style:name="P348" style:family="paragraph" style:parent-style-name="Standard">
      <style:paragraph-properties fo:break-before="auto" fo:line-height="115%" style:writing-mode="lr-tb"/>
    </style:style>
    <style:style style:name="T348_1" style:family="text"/>
    <style:style style:name="T348_2" style:family="text"/>
    <style:style style:name="T348_3" style:family="text"/>
    <style:style style:name="T348_4" style:family="text"/>
    <style:style style:name="T348_5" style:family="text"/>
    <style:style style:name="T348_6" style:family="text"/>
    <style:style style:name="T348_7" style:family="text"/>
    <style:style style:name="T348_8" style:family="text"/>
    <style:style style:name="T348_9" style:family="text"/>
    <style:style style:name="T348_10" style:family="text"/>
    <style:style style:name="T348_11" style:family="text"/>
    <style:style style:name="P349" style:family="paragraph" style:parent-style-name="Standard">
      <style:paragraph-properties fo:break-before="auto" fo:line-height="115%" style:writing-mode="lr-tb"/>
    </style:style>
    <style:style style:name="P350" style:family="paragraph" style:parent-style-name="Standard">
      <style:paragraph-properties fo:break-before="auto" fo:line-height="115%" style:writing-mode="lr-tb"/>
    </style:style>
    <style:style style:name="T350_1" style:family="text"/>
    <style:style style:name="T350_2" style:family="text"/>
    <style:style style:name="T350_3" style:family="text"/>
    <style:style style:name="T350_4" style:family="text"/>
    <style:style style:name="T350_5" style:family="text"/>
    <style:style style:name="T350_6" style:family="text"/>
    <style:style style:name="T350_7" style:family="text"/>
    <style:style style:name="T350_8" style:family="text"/>
    <style:style style:name="T350_9" style:family="text"/>
    <style:style style:name="T350_10" style:family="text"/>
    <style:style style:name="T350_11" style:family="text"/>
    <style:style style:name="T350_12" style:family="text"/>
    <style:style style:name="T350_13" style:family="text"/>
    <style:style style:name="T350_14" style:family="text"/>
    <style:style style:name="T350_15" style:family="text"/>
    <style:style style:name="T350_16" style:family="text"/>
    <style:style style:name="T350_17" style:family="text"/>
    <style:style style:name="T350_18" style:family="text"/>
    <style:style style:name="T350_19" style:family="text"/>
    <style:style style:name="P351" style:family="paragraph" style:parent-style-name="Standard">
      <style:paragraph-properties fo:break-before="auto" fo:line-height="115%" style:writing-mode="lr-tb"/>
    </style:style>
    <style:style style:name="T351_1" style:family="text"/>
    <style:style style:name="T351_2" style:family="text"/>
    <style:style style:name="T351_3" style:family="text"/>
    <style:style style:name="T351_4" style:family="text"/>
    <style:style style:name="P352" style:family="paragraph" style:parent-style-name="Standard">
      <style:paragraph-properties fo:break-before="auto" fo:line-height="115%" style:writing-mode="lr-tb"/>
    </style:style>
    <style:style style:name="P353" style:family="paragraph" style:parent-style-name="Standard">
      <style:paragraph-properties fo:break-before="auto" fo:line-height="115%" style:writing-mode="lr-tb"/>
    </style:style>
    <style:style style:name="T353_1" style:family="text"/>
    <style:style style:name="T353_2" style:family="text"/>
    <style:style style:name="T353_3" style:family="text"/>
    <style:style style:name="T353_4" style:family="text"/>
    <style:style style:name="T353_5" style:family="text"/>
    <style:style style:name="T353_6" style:family="text"/>
    <style:style style:name="T353_7" style:family="text"/>
    <style:style style:name="T353_8" style:family="text"/>
    <style:style style:name="T353_9" style:family="text"/>
    <style:style style:name="T353_10" style:family="text"/>
    <style:style style:name="T353_11" style:family="text"/>
    <style:style style:name="T353_12" style:family="text"/>
    <style:style style:name="T353_13" style:family="text"/>
    <style:style style:name="T353_14" style:family="text"/>
    <style:style style:name="T353_15" style:family="text"/>
    <style:style style:name="T353_16" style:family="text"/>
    <style:style style:name="T353_17" style:family="text"/>
    <style:style style:name="T353_18" style:family="text"/>
    <style:style style:name="T353_19" style:family="text"/>
    <style:style style:name="T353_20" style:family="text"/>
    <style:style style:name="T353_21" style:family="text"/>
    <style:style style:name="T353_22" style:family="text"/>
    <style:style style:name="T353_23" style:family="text"/>
    <style:style style:name="T353_24" style:family="text"/>
    <style:style style:name="T353_25" style:family="text"/>
    <style:style style:name="T353_26" style:family="text"/>
    <style:style style:name="T353_27" style:family="text"/>
    <style:style style:name="T353_28" style:family="text"/>
    <style:style style:name="P354" style:family="paragraph" style:parent-style-name="Standard">
      <style:paragraph-properties fo:break-before="auto" fo:line-height="115%" style:writing-mode="lr-tb"/>
    </style:style>
    <style:style style:name="P355" style:family="paragraph" style:parent-style-name="Standard">
      <style:paragraph-properties fo:break-before="auto" fo:line-height="115%" style:writing-mode="lr-tb"/>
    </style:style>
    <style:style style:name="T355_1" style:family="text"/>
    <style:style style:name="T355_2" style:family="text"/>
    <style:style style:name="T355_3" style:family="text"/>
    <style:style style:name="T355_4" style:family="text"/>
    <style:style style:name="T355_5" style:family="text"/>
    <style:style style:name="T355_6" style:family="text"/>
    <style:style style:name="T355_7" style:family="text"/>
    <style:style style:name="T355_8" style:family="text"/>
    <style:style style:name="T355_9" style:family="text"/>
    <style:style style:name="T355_10" style:family="text"/>
    <style:style style:name="T355_11" style:family="text"/>
    <style:style style:name="T355_12" style:family="text"/>
    <style:style style:name="T355_13" style:family="text"/>
    <style:style style:name="T355_14" style:family="text"/>
    <style:style style:name="T355_15" style:family="text"/>
    <style:style style:name="P356" style:family="paragraph" style:parent-style-name="Standard">
      <style:paragraph-properties fo:break-before="auto" fo:line-height="115%" style:writing-mode="lr-tb"/>
    </style:style>
    <style:style style:name="T356_1" style:family="text"/>
    <style:style style:name="T356_2" style:family="text"/>
    <style:style style:name="P357" style:family="paragraph" style:parent-style-name="Standard">
      <style:paragraph-properties fo:break-before="auto" fo:line-height="115%" style:writing-mode="lr-tb"/>
    </style:style>
    <style:style style:name="T357_1" style:family="text"/>
    <style:style style:name="T357_2" style:family="text"/>
    <style:style style:name="T357_3" style:family="text"/>
    <style:style style:name="T357_4" style:family="text"/>
    <style:style style:name="T357_5" style:family="text"/>
    <style:style style:name="T357_6" style:family="text"/>
    <style:style style:name="T357_7" style:family="text"/>
    <style:style style:name="T357_8" style:family="text"/>
    <style:style style:name="P358" style:family="paragraph" style:parent-style-name="Standard">
      <style:paragraph-properties fo:break-before="auto" fo:line-height="115%" style:writing-mode="lr-tb"/>
    </style:style>
    <style:style style:name="T358_1" style:family="text"/>
    <style:style style:name="T358_2" style:family="text"/>
    <style:style style:name="T358_3" style:family="text"/>
    <style:style style:name="T358_4" style:family="text"/>
    <style:style style:name="T358_5" style:family="text"/>
    <style:style style:name="T358_6" style:family="text"/>
    <style:style style:name="T358_7" style:family="text"/>
    <style:style style:name="T358_8" style:family="text"/>
    <style:style style:name="T358_9" style:family="text"/>
    <style:style style:name="T358_10" style:family="text"/>
    <style:style style:name="T358_11" style:family="text"/>
    <style:style style:name="T358_12" style:family="text"/>
    <style:style style:name="T358_13" style:family="text"/>
    <style:style style:name="T358_14" style:family="text"/>
    <style:style style:name="T358_15" style:family="text"/>
    <style:style style:name="T358_16" style:family="text"/>
    <style:style style:name="T358_17" style:family="text"/>
    <style:style style:name="T358_18" style:family="text"/>
    <style:style style:name="T358_19" style:family="text"/>
    <style:style style:name="T358_20" style:family="text"/>
    <style:style style:name="T358_21" style:family="text"/>
    <style:style style:name="T358_22" style:family="text"/>
    <style:style style:name="T358_23" style:family="text"/>
    <style:style style:name="T358_24" style:family="text"/>
    <style:style style:name="T358_25" style:family="text"/>
    <style:style style:name="T358_26" style:family="text"/>
    <style:style style:name="T358_27" style:family="text"/>
    <style:style style:name="T358_28" style:family="text"/>
    <style:style style:name="P359" style:family="paragraph" style:parent-style-name="Standard">
      <style:paragraph-properties fo:break-before="auto" fo:line-height="115%" style:writing-mode="lr-tb"/>
    </style:style>
    <style:style style:name="T359_1" style:family="text"/>
    <style:style style:name="T359_2" style:family="text"/>
    <style:style style:name="T359_3" style:family="text"/>
    <style:style style:name="T359_4" style:family="text"/>
    <style:style style:name="T359_5" style:family="text"/>
    <style:style style:name="T359_6" style:family="text"/>
    <style:style style:name="T359_7" style:family="text"/>
    <style:style style:name="T359_8" style:family="text"/>
    <style:style style:name="T359_9" style:family="text"/>
    <style:style style:name="T359_10" style:family="text"/>
    <style:style style:name="P360" style:family="paragraph" style:parent-style-name="Standard">
      <style:paragraph-properties fo:break-before="auto" fo:line-height="115%" style:writing-mode="lr-tb"/>
    </style:style>
    <style:style style:name="T360_1" style:family="text"/>
    <style:style style:name="T360_2" style:family="text"/>
    <style:style style:name="T360_3" style:family="text"/>
    <style:style style:name="T360_4" style:family="text"/>
    <style:style style:name="T360_5" style:family="text"/>
    <style:style style:name="T360_6" style:family="text"/>
    <style:style style:name="T360_7" style:family="text"/>
    <style:style style:name="T360_8" style:family="text"/>
    <style:style style:name="T360_9" style:family="text"/>
    <style:style style:name="T360_10" style:family="text"/>
    <style:style style:name="T360_11" style:family="text"/>
    <style:style style:name="T360_12" style:family="text"/>
    <style:style style:name="T360_13" style:family="text"/>
    <style:style style:name="T360_14" style:family="text"/>
    <style:style style:name="T360_15" style:family="text"/>
    <style:style style:name="T360_16" style:family="text"/>
    <style:style style:name="T360_17" style:family="text"/>
    <style:style style:name="T360_18" style:family="text"/>
    <style:style style:name="T360_19" style:family="text"/>
    <style:style style:name="T360_20" style:family="text"/>
    <style:style style:name="T360_21" style:family="text"/>
    <style:style style:name="T360_22" style:family="text"/>
    <style:style style:name="T360_23" style:family="text"/>
    <style:style style:name="T360_24" style:family="text"/>
    <style:style style:name="T360_25" style:family="text"/>
    <style:style style:name="P361" style:family="paragraph" style:parent-style-name="Standard">
      <style:paragraph-properties fo:break-before="auto" fo:line-height="115%" style:writing-mode="lr-tb"/>
    </style:style>
    <style:style style:name="T361_1" style:family="text"/>
    <style:style style:name="T361_2" style:family="text"/>
    <style:style style:name="T361_3" style:family="text"/>
    <style:style style:name="T361_4" style:family="text"/>
    <style:style style:name="T361_5" style:family="text"/>
    <style:style style:name="T361_6" style:family="text"/>
    <style:style style:name="T361_7" style:family="text"/>
    <style:style style:name="T361_8" style:family="text"/>
    <style:style style:name="T361_9" style:family="text"/>
    <style:style style:name="T361_10" style:family="text"/>
    <style:style style:name="T361_11" style:family="text"/>
    <style:style style:name="T361_12" style:family="text"/>
    <style:style style:name="T361_13" style:family="text"/>
    <style:style style:name="T361_14" style:family="text"/>
    <style:style style:name="T361_15" style:family="text"/>
    <style:style style:name="T361_16" style:family="text"/>
    <style:style style:name="T361_17" style:family="text"/>
    <style:style style:name="T361_18" style:family="text"/>
    <style:style style:name="T361_19" style:family="text"/>
    <style:style style:name="T361_20" style:family="text"/>
    <style:style style:name="T361_21" style:family="text"/>
    <style:style style:name="P362" style:family="paragraph" style:parent-style-name="Standard">
      <style:paragraph-properties fo:break-before="auto" fo:line-height="115%" style:writing-mode="lr-tb"/>
    </style:style>
    <style:style style:name="T362_1" style:family="text"/>
    <style:style style:name="T362_2" style:family="text"/>
    <style:style style:name="P363" style:family="paragraph" style:parent-style-name="Standard">
      <style:paragraph-properties fo:break-before="auto" fo:line-height="115%" style:writing-mode="lr-tb"/>
    </style:style>
    <style:style style:name="T363_1" style:family="text"/>
    <style:style style:name="T363_2" style:family="text"/>
    <style:style style:name="T363_3" style:family="text"/>
    <style:style style:name="P364" style:family="paragraph" style:parent-style-name="Standard">
      <style:paragraph-properties fo:break-before="auto" fo:line-height="115%" style:writing-mode="lr-tb"/>
    </style:style>
    <style:style style:name="P365" style:family="paragraph" style:parent-style-name="Standard">
      <style:paragraph-properties fo:break-before="auto" fo:line-height="115%" style:writing-mode="lr-tb"/>
    </style:style>
    <style:style style:name="T365_1" style:family="text"/>
    <style:style style:name="T365_2" style:family="text"/>
    <style:style style:name="T365_3" style:family="text"/>
    <style:style style:name="T365_4" style:family="text"/>
    <style:style style:name="T365_5" style:family="text"/>
    <style:style style:name="T365_6" style:family="text"/>
    <style:style style:name="T365_7" style:family="text"/>
    <style:style style:name="T365_8" style:family="text"/>
    <style:style style:name="T365_9" style:family="text"/>
    <style:style style:name="P366" style:family="paragraph" style:parent-style-name="Standard">
      <style:paragraph-properties fo:break-before="auto" fo:line-height="115%" style:writing-mode="lr-tb"/>
    </style:style>
    <style:style style:name="P367" style:family="paragraph" style:parent-style-name="Standard">
      <style:paragraph-properties fo:break-before="auto" fo:line-height="115%" style:writing-mode="lr-tb"/>
    </style:style>
    <style:style style:name="T367_1" style:family="text"/>
    <style:style style:name="T367_2" style:family="text"/>
    <style:style style:name="T367_3" style:family="text"/>
    <style:style style:name="T367_4" style:family="text"/>
    <style:style style:name="T367_5" style:family="text"/>
    <style:style style:name="T367_6" style:family="text"/>
    <style:style style:name="T367_7" style:family="text"/>
    <style:style style:name="P368" style:family="paragraph" style:parent-style-name="Standard">
      <style:paragraph-properties fo:break-before="auto" fo:line-height="115%" style:writing-mode="lr-tb"/>
    </style:style>
    <style:style style:name="T368_1" style:family="text"/>
    <style:style style:name="T368_2" style:family="text"/>
    <style:style style:name="T368_3" style:family="text"/>
    <style:style style:name="T368_4" style:family="text"/>
    <style:style style:name="T368_5" style:family="text"/>
    <style:style style:name="T368_6" style:family="text"/>
    <style:style style:name="T368_7" style:family="text"/>
    <style:style style:name="T368_8" style:family="text"/>
    <style:style style:name="T368_9" style:family="text"/>
    <style:style style:name="P369" style:family="paragraph" style:parent-style-name="Standard">
      <style:paragraph-properties fo:break-before="auto" fo:line-height="115%" style:writing-mode="lr-tb"/>
    </style:style>
    <style:style style:name="P370" style:family="paragraph" style:parent-style-name="Standard">
      <style:paragraph-properties fo:break-before="auto" fo:line-height="115%" style:writing-mode="lr-tb"/>
    </style:style>
    <style:style style:name="P371" style:family="paragraph" style:parent-style-name="Standard">
      <style:paragraph-properties fo:break-before="auto" fo:line-height="115%" style:writing-mode="lr-tb"/>
    </style:style>
    <style:style style:name="T371_1" style:family="text"/>
    <style:style style:name="P372" style:family="paragraph" style:parent-style-name="Standard">
      <style:paragraph-properties fo:break-before="auto" fo:line-height="115%" style:writing-mode="lr-tb"/>
    </style:style>
    <style:style style:name="P373" style:family="paragraph" style:parent-style-name="Standard">
      <style:paragraph-properties fo:break-before="auto" fo:line-height="115%" style:writing-mode="lr-tb"/>
    </style:style>
    <style:style style:name="P374" style:family="paragraph" style:parent-style-name="Standard">
      <style:paragraph-properties fo:break-before="auto" fo:line-height="115%" style:writing-mode="lr-tb"/>
    </style:style>
    <style:style style:name="T374_1" style:family="text">
      <style:text-properties fo:font-weight="bold" style:font-weight-asian="bold" style:font-weight-complex="bold"/>
    </style:style>
    <style:style style:name="P375" style:family="paragraph" style:parent-style-name="Standard">
      <style:paragraph-properties fo:break-before="auto" fo:line-height="115%" style:writing-mode="lr-tb"/>
    </style:style>
    <style:style style:name="P376" style:family="paragraph" style:parent-style-name="Standard">
      <style:paragraph-properties fo:break-before="auto" fo:line-height="115%" style:writing-mode="lr-tb"/>
    </style:style>
    <style:style style:name="T376_1" style:family="text"/>
    <style:style style:name="P377" style:family="paragraph" style:parent-style-name="Standard">
      <style:paragraph-properties fo:break-before="auto" fo:line-height="120%" style:writing-mode="lr-tb"/>
    </style:style>
    <style:style style:name="T377_1" style:family="text"/>
    <style:style style:name="T377_2" style:family="text"/>
    <style:style style:name="T377_3" style:family="text"/>
    <style:style style:name="T377_4" style:family="text"/>
    <style:style style:name="T377_5" style:family="text"/>
    <style:style style:name="T377_6" style:family="text"/>
    <style:style style:name="T377_7" style:family="text"/>
    <style:style style:name="T377_8" style:family="text"/>
    <style:style style:name="T377_9" style:family="text"/>
    <style:style style:name="T377_10" style:family="text"/>
    <style:style style:name="T377_11" style:family="text"/>
    <style:style style:name="T377_12" style:family="text"/>
    <style:style style:name="T377_13" style:family="text"/>
    <style:style style:name="T377_14" style:family="text"/>
    <style:style style:name="T377_15" style:family="text"/>
    <style:style style:name="T377_16" style:family="text"/>
    <style:style style:name="T377_17" style:family="text"/>
    <style:style style:name="T377_18" style:family="text"/>
    <style:style style:name="T377_19" style:family="text"/>
    <style:style style:name="T377_20" style:family="text"/>
    <style:style style:name="T377_21" style:family="text"/>
    <style:style style:name="T377_22" style:family="text"/>
    <style:style style:name="T377_23" style:family="text"/>
    <style:style style:name="T377_24" style:family="text"/>
    <style:style style:name="T377_25" style:family="text"/>
    <style:style style:name="T377_26" style:family="text"/>
    <style:style style:name="T377_27" style:family="text"/>
    <style:style style:name="T377_28" style:family="text"/>
    <style:style style:name="T377_29" style:family="text"/>
    <style:style style:name="T377_30" style:family="text"/>
    <style:style style:name="T377_31" style:family="text"/>
    <style:style style:name="T377_32" style:family="text"/>
    <style:style style:name="T377_33" style:family="text"/>
    <style:style style:name="T377_34" style:family="text"/>
    <style:style style:name="T377_35" style:family="text"/>
    <style:style style:name="T377_36" style:family="text"/>
    <style:style style:name="T377_37" style:family="text"/>
    <style:style style:name="T377_38" style:family="text"/>
    <style:style style:name="T377_39" style:family="text"/>
    <style:style style:name="T377_40" style:family="text"/>
    <style:style style:name="T377_41" style:family="text"/>
    <style:style style:name="T377_42" style:family="text"/>
    <style:style style:name="T377_43" style:family="text"/>
    <style:style style:name="T377_44" style:family="text"/>
    <style:style style:name="P378" style:family="paragraph" style:parent-style-name="Standard">
      <style:paragraph-properties fo:break-before="auto" fo:line-height="120%" style:writing-mode="lr-tb"/>
    </style:style>
    <style:style style:name="T378_1" style:family="text"/>
    <style:style style:name="T378_2" style:family="text"/>
    <style:style style:name="T378_3" style:family="text"/>
    <style:style style:name="T378_4" style:family="text"/>
    <style:style style:name="T378_5" style:family="text"/>
    <style:style style:name="T378_6" style:family="text"/>
    <style:style style:name="T378_7" style:family="text"/>
    <style:style style:name="T378_8" style:family="text"/>
    <style:style style:name="T378_9" style:family="text"/>
    <style:style style:name="T378_10" style:family="text"/>
    <style:style style:name="T378_11" style:family="text"/>
    <style:style style:name="T378_12" style:family="text"/>
    <style:style style:name="T378_13" style:family="text"/>
    <style:style style:name="T378_14" style:family="text"/>
    <style:style style:name="T378_15" style:family="text"/>
    <style:style style:name="T378_16" style:family="text"/>
    <style:style style:name="T378_17" style:family="text"/>
    <style:style style:name="T378_18" style:family="text"/>
    <style:style style:name="T378_19" style:family="text"/>
    <style:style style:name="T378_20" style:family="text"/>
    <style:style style:name="T378_21" style:family="text"/>
    <style:style style:name="T378_22" style:family="text"/>
    <style:style style:name="T378_23" style:family="text"/>
    <style:style style:name="T378_24" style:family="text"/>
    <style:style style:name="T378_25" style:family="text"/>
    <style:style style:name="T378_26" style:family="text"/>
    <style:style style:name="T378_27" style:family="text"/>
    <style:style style:name="T378_28" style:family="text"/>
    <style:style style:name="T378_29" style:family="text"/>
    <style:style style:name="T378_30" style:family="text"/>
    <style:style style:name="T378_31" style:family="text"/>
    <style:style style:name="T378_32" style:family="text"/>
    <style:style style:name="T378_33" style:family="text"/>
    <style:style style:name="T378_34" style:family="text"/>
    <style:style style:name="P379" style:family="paragraph" style:parent-style-name="Standard">
      <style:paragraph-properties fo:break-before="auto" fo:line-height="115%" style:writing-mode="lr-tb"/>
    </style:style>
    <style:style style:name="P380" style:family="paragraph" style:parent-style-name="Standard">
      <style:paragraph-properties fo:break-before="auto" fo:line-height="120%" style:writing-mode="lr-tb"/>
    </style:style>
    <style:style style:name="T380_1" style:family="text"/>
    <style:style style:name="T380_2" style:family="text"/>
    <style:style style:name="T380_3" style:family="text"/>
    <style:style style:name="T380_4" style:family="text"/>
    <style:style style:name="T380_5" style:family="text"/>
    <style:style style:name="T380_6" style:family="text"/>
    <style:style style:name="T380_7" style:family="text"/>
    <style:style style:name="T380_8" style:family="text"/>
    <style:style style:name="T380_9" style:family="text"/>
    <style:style style:name="T380_10" style:family="text"/>
    <style:style style:name="T380_11" style:family="text"/>
    <style:style style:name="T380_12" style:family="text"/>
    <style:style style:name="T380_13" style:family="text"/>
    <style:style style:name="T380_14" style:family="text"/>
    <style:style style:name="T380_15" style:family="text"/>
    <style:style style:name="T380_16" style:family="text"/>
    <style:style style:name="T380_17" style:family="text"/>
    <style:style style:name="T380_18" style:family="text"/>
    <style:style style:name="T380_19" style:family="text"/>
    <style:style style:name="T380_20" style:family="text"/>
    <style:style style:name="T380_21" style:family="text"/>
    <style:style style:name="T380_22" style:family="text"/>
    <style:style style:name="T380_23" style:family="text"/>
    <style:style style:name="T380_24" style:family="text"/>
    <style:style style:name="T380_25" style:family="text"/>
    <style:style style:name="T380_26" style:family="text"/>
    <style:style style:name="T380_27" style:family="text"/>
    <style:style style:name="T380_28" style:family="text"/>
    <style:style style:name="T380_29" style:family="text"/>
    <style:style style:name="T380_30" style:family="text"/>
    <style:style style:name="T380_31" style:family="text"/>
    <style:style style:name="T380_32" style:family="text"/>
    <style:style style:name="T380_33" style:family="text"/>
    <style:style style:name="T380_34" style:family="text"/>
    <style:style style:name="T380_35" style:family="text"/>
    <style:style style:name="T380_36" style:family="text"/>
    <style:style style:name="T380_37" style:family="text"/>
    <style:style style:name="T380_38" style:family="text"/>
    <style:style style:name="P381" style:family="paragraph" style:parent-style-name="Standard">
      <style:paragraph-properties fo:break-before="auto" fo:line-height="115%" style:writing-mode="lr-tb"/>
    </style:style>
    <style:style style:name="P382" style:family="paragraph" style:parent-style-name="Standard">
      <style:paragraph-properties fo:break-before="auto" fo:line-height="120%" fo:margin-top="0cm" fo:margin-bottom="0cm" style:writing-mode="lr-tb"/>
    </style:style>
    <style:style style:name="T382_1" style:family="text"/>
    <style:style style:name="T382_2" style:family="text"/>
    <style:style style:name="T382_3" style:family="text"/>
    <style:style style:name="T382_4" style:family="text"/>
    <style:style style:name="T382_5" style:family="text"/>
    <style:style style:name="T382_6" style:family="text"/>
    <style:style style:name="P383" style:family="paragraph" style:parent-style-name="Standard">
      <style:paragraph-properties fo:break-before="auto" fo:line-height="120%" style:writing-mode="lr-tb"/>
    </style:style>
    <style:style style:name="T383_1" style:family="text"/>
    <style:style style:name="T383_2" style:family="text"/>
    <style:style style:name="T383_3" style:family="text"/>
    <style:style style:name="T383_4" style:family="text"/>
    <style:style style:name="T383_5" style:family="text"/>
    <style:style style:name="T383_6" style:family="text"/>
    <style:style style:name="T383_7" style:family="text"/>
    <style:style style:name="T383_8" style:family="text"/>
    <style:style style:name="T383_9" style:family="text"/>
    <style:style style:name="T383_10" style:family="text"/>
    <style:style style:name="T383_11" style:family="text"/>
    <style:style style:name="T383_12" style:family="text"/>
    <style:style style:name="T383_13" style:family="text"/>
    <style:style style:name="T383_14" style:family="text"/>
    <style:style style:name="T383_15" style:family="text"/>
    <style:style style:name="T383_16" style:family="text"/>
    <style:style style:name="T383_17" style:family="text"/>
    <style:style style:name="T383_18" style:family="text"/>
    <style:style style:name="T383_19" style:family="text"/>
    <style:style style:name="T383_20" style:family="text"/>
    <style:style style:name="T383_21" style:family="text"/>
    <style:style style:name="T383_22" style:family="text"/>
    <style:style style:name="T383_23" style:family="text"/>
    <style:style style:name="T383_24" style:family="text"/>
    <style:style style:name="T383_25" style:family="text"/>
    <style:style style:name="T383_26" style:family="text"/>
    <style:style style:name="T383_27" style:family="text"/>
    <style:style style:name="T383_28" style:family="text"/>
    <style:style style:name="T383_29" style:family="text"/>
    <style:style style:name="T383_30" style:family="text"/>
    <style:style style:name="T383_31" style:family="text"/>
    <style:style style:name="T383_32" style:family="text"/>
    <style:style style:name="T383_33" style:family="text"/>
    <style:style style:name="T383_34" style:family="text"/>
    <style:style style:name="T383_35" style:family="text"/>
    <style:style style:name="T383_36" style:family="text"/>
    <style:style style:name="T383_37" style:family="text"/>
    <style:style style:name="T383_38" style:family="text"/>
    <style:style style:name="T383_39" style:family="text"/>
    <style:style style:name="T383_40" style:family="text"/>
    <style:style style:name="T383_41" style:family="text"/>
    <style:style style:name="T383_42" style:family="text"/>
    <style:style style:name="T383_43" style:family="text"/>
    <style:style style:name="T383_44" style:family="text"/>
    <style:style style:name="T383_45" style:family="text"/>
    <style:style style:name="T383_46" style:family="text"/>
    <style:style style:name="T383_47" style:family="text"/>
    <style:style style:name="T383_48" style:family="text"/>
    <style:style style:name="T383_49" style:family="text"/>
    <style:style style:name="T383_50" style:family="text"/>
    <style:style style:name="T383_51" style:family="text"/>
    <style:style style:name="T383_52" style:family="text"/>
    <style:style style:name="T383_53" style:family="text"/>
    <style:style style:name="T383_54" style:family="text"/>
    <style:style style:name="T383_55" style:family="text"/>
    <style:style style:name="T383_56" style:family="text"/>
    <style:style style:name="T383_57" style:family="text"/>
    <style:style style:name="T383_58" style:family="text"/>
    <style:style style:name="T383_59" style:family="text"/>
    <style:style style:name="T383_60" style:family="text"/>
    <style:style style:name="T383_61" style:family="text"/>
    <style:style style:name="T383_62" style:family="text"/>
    <style:style style:name="T383_63" style:family="text"/>
    <style:style style:name="T383_64" style:family="text"/>
    <style:style style:name="T383_65" style:family="text"/>
    <style:style style:name="T383_66" style:family="text"/>
    <style:style style:name="T383_67" style:family="text"/>
    <style:style style:name="T383_68" style:family="text"/>
    <style:style style:name="T383_69" style:family="text"/>
    <style:style style:name="T383_70" style:family="text"/>
    <style:style style:name="T383_71" style:family="text"/>
    <style:style style:name="T383_72" style:family="text"/>
    <style:style style:name="T383_73" style:family="text"/>
    <style:style style:name="T383_74" style:family="text"/>
    <style:style style:name="T383_75" style:family="text"/>
    <style:style style:name="T383_76" style:family="text"/>
    <style:style style:name="T383_77" style:family="text"/>
    <style:style style:name="T383_78" style:family="text"/>
    <style:style style:name="T383_79" style:family="text"/>
    <style:style style:name="T383_80" style:family="text"/>
    <style:style style:name="T383_81" style:family="text"/>
    <style:style style:name="T383_82" style:family="text"/>
    <style:style style:name="T383_83" style:family="text"/>
    <style:style style:name="T383_84" style:family="text"/>
    <style:style style:name="T383_85" style:family="text"/>
    <style:style style:name="T383_86" style:family="text"/>
    <style:style style:name="T383_87" style:family="text"/>
    <style:style style:name="T383_88" style:family="text"/>
    <style:style style:name="T383_89" style:family="text"/>
    <style:style style:name="T383_90" style:family="text"/>
    <style:style style:name="T383_91" style:family="text"/>
    <style:style style:name="T383_92" style:family="text"/>
    <style:style style:name="T383_93" style:family="text"/>
    <style:style style:name="T383_94" style:family="text"/>
    <style:style style:name="P384" style:family="paragraph" style:parent-style-name="Standard">
      <style:paragraph-properties fo:break-before="auto" fo:line-height="120%" style:writing-mode="lr-tb"/>
    </style:style>
    <style:style style:name="T384_1" style:family="text"/>
    <style:style style:name="T384_2" style:family="text"/>
    <style:style style:name="T384_3" style:family="text"/>
    <style:style style:name="T384_4" style:family="text"/>
    <style:style style:name="T384_5" style:family="text"/>
    <style:style style:name="T384_6" style:family="text"/>
    <style:style style:name="T384_7" style:family="text"/>
    <style:style style:name="T384_8" style:family="text"/>
    <style:style style:name="T384_9" style:family="text"/>
    <style:style style:name="T384_10" style:family="text"/>
    <style:style style:name="T384_11" style:family="text"/>
    <style:style style:name="T384_12" style:family="text"/>
    <style:style style:name="T384_13" style:family="text"/>
    <style:style style:name="T384_14" style:family="text"/>
    <style:style style:name="T384_15" style:family="text"/>
    <style:style style:name="T384_16" style:family="text"/>
    <style:style style:name="T384_17" style:family="text"/>
    <style:style style:name="T384_18" style:family="text"/>
    <style:style style:name="T384_19" style:family="text"/>
    <style:style style:name="T384_20" style:family="text"/>
    <style:style style:name="T384_21" style:family="text"/>
    <style:style style:name="T384_22" style:family="text"/>
    <style:style style:name="P385" style:family="paragraph" style:parent-style-name="Standard">
      <style:paragraph-properties fo:break-before="auto" fo:line-height="115%" style:writing-mode="lr-tb"/>
    </style:style>
    <style:style style:name="P386" style:family="paragraph" style:parent-style-name="Standard">
      <style:paragraph-properties fo:break-before="auto" fo:line-height="120%" style:writing-mode="lr-tb"/>
    </style:style>
    <style:style style:name="T386_1" style:family="text"/>
    <style:style style:name="T386_2" style:family="text"/>
    <style:style style:name="T386_3" style:family="text"/>
    <style:style style:name="T386_4" style:family="text"/>
    <style:style style:name="T386_5" style:family="text"/>
    <style:style style:name="T386_6" style:family="text"/>
    <style:style style:name="T386_7" style:family="text"/>
    <style:style style:name="P387" style:family="paragraph" style:parent-style-name="Standard">
      <style:paragraph-properties fo:break-before="auto" fo:line-height="120%" style:writing-mode="lr-tb"/>
    </style:style>
    <style:style style:name="T387_1" style:family="text"/>
    <style:style style:name="T387_2" style:family="text"/>
    <style:style style:name="T387_3" style:family="text"/>
    <style:style style:name="T387_4" style:family="text"/>
    <style:style style:name="T387_5" style:family="text"/>
    <style:style style:name="T387_6" style:family="text"/>
    <style:style style:name="T387_7" style:family="text"/>
    <style:style style:name="T387_8" style:family="text"/>
    <style:style style:name="T387_9" style:family="text"/>
    <style:style style:name="T387_10" style:family="text"/>
    <style:style style:name="T387_11" style:family="text"/>
    <style:style style:name="T387_12" style:family="text"/>
    <style:style style:name="T387_13" style:family="text"/>
    <style:style style:name="T387_14" style:family="text"/>
    <style:style style:name="T387_15" style:family="text"/>
    <style:style style:name="T387_16" style:family="text"/>
    <style:style style:name="T387_17" style:family="text"/>
    <style:style style:name="T387_18" style:family="text"/>
    <style:style style:name="T387_19" style:family="text"/>
    <style:style style:name="T387_20" style:family="text"/>
    <style:style style:name="T387_21" style:family="text"/>
    <style:style style:name="T387_22" style:family="text"/>
    <style:style style:name="T387_23" style:family="text"/>
    <style:style style:name="T387_24" style:family="text"/>
    <style:style style:name="T387_25" style:family="text"/>
    <style:style style:name="T387_26" style:family="text"/>
    <style:style style:name="T387_27" style:family="text"/>
    <style:style style:name="T387_28" style:family="text"/>
    <style:style style:name="T387_29" style:family="text"/>
    <style:style style:name="T387_30" style:family="text"/>
    <style:style style:name="T387_31" style:family="text"/>
    <style:style style:name="T387_32" style:family="text"/>
    <style:style style:name="T387_33" style:family="text"/>
    <style:style style:name="T387_34" style:family="text"/>
    <style:style style:name="T387_35" style:family="text"/>
    <style:style style:name="T387_36" style:family="text"/>
    <style:style style:name="T387_37" style:family="text"/>
    <style:style style:name="T387_38" style:family="text"/>
    <style:style style:name="T387_39" style:family="text"/>
    <style:style style:name="T387_40" style:family="text"/>
    <style:style style:name="T387_41" style:family="text"/>
    <style:style style:name="T387_42" style:family="text"/>
    <style:style style:name="T387_43" style:family="text"/>
    <style:style style:name="T387_44" style:family="text"/>
    <style:style style:name="T387_45" style:family="text"/>
    <style:style style:name="T387_46" style:family="text"/>
    <style:style style:name="T387_47" style:family="text"/>
    <style:style style:name="T387_48" style:family="text"/>
    <style:style style:name="T387_49" style:family="text"/>
    <style:style style:name="T387_50" style:family="text"/>
    <style:style style:name="T387_51" style:family="text"/>
    <style:style style:name="T387_52" style:family="text"/>
    <style:style style:name="T387_53" style:family="text"/>
    <style:style style:name="T387_54" style:family="text"/>
    <style:style style:name="T387_55" style:family="text"/>
    <style:style style:name="T387_56" style:family="text"/>
    <style:style style:name="T387_57" style:family="text"/>
    <style:style style:name="T387_58" style:family="text"/>
    <style:style style:name="T387_59" style:family="text"/>
    <style:style style:name="T387_60" style:family="text"/>
    <style:style style:name="T387_61" style:family="text"/>
    <style:style style:name="T387_62" style:family="text"/>
    <style:style style:name="T387_63" style:family="text"/>
    <style:style style:name="T387_64" style:family="text"/>
    <style:style style:name="T387_65" style:family="text"/>
    <style:style style:name="T387_66" style:family="text"/>
    <style:style style:name="T387_67" style:family="text"/>
    <style:style style:name="T387_68" style:family="text"/>
    <style:style style:name="T387_69" style:family="text"/>
    <style:style style:name="T387_70" style:family="text"/>
    <style:style style:name="T387_71" style:family="text"/>
    <style:style style:name="T387_72" style:family="text"/>
    <style:style style:name="T387_73" style:family="text"/>
    <style:style style:name="T387_74" style:family="text"/>
    <style:style style:name="T387_75" style:family="text"/>
    <style:style style:name="T387_76" style:family="text"/>
    <style:style style:name="T387_77" style:family="text"/>
    <style:style style:name="T387_78" style:family="text"/>
    <style:style style:name="P388" style:family="paragraph" style:parent-style-name="Standard">
      <style:paragraph-properties fo:break-before="auto" fo:line-height="120%" style:writing-mode="lr-tb"/>
    </style:style>
    <style:style style:name="T388_1" style:family="text"/>
    <style:style style:name="T388_2" style:family="text"/>
    <style:style style:name="P389" style:family="paragraph" style:parent-style-name="Standard">
      <style:paragraph-properties fo:break-before="auto" fo:line-height="115%" style:writing-mode="lr-tb"/>
    </style:style>
    <style:style style:name="P390" style:family="paragraph" style:parent-style-name="Standard">
      <style:paragraph-properties fo:break-before="auto" fo:line-height="115%" style:writing-mode="lr-tb"/>
    </style:style>
    <style:style style:name="P391" style:family="paragraph" style:parent-style-name="Standard">
      <style:paragraph-properties fo:break-before="auto" fo:line-height="120%" fo:margin-top="0cm" style:writing-mode="lr-tb"/>
    </style:style>
    <style:style style:name="T391_1" style:family="text"/>
    <style:style style:name="T391_2" style:family="text"/>
    <style:style style:name="T391_3" style:family="text"/>
    <style:style style:name="T391_4" style:family="text"/>
    <style:style style:name="T391_5" style:family="text"/>
    <style:style style:name="T391_6" style:family="text"/>
    <style:style style:name="T391_7" style:family="text"/>
    <style:style style:name="T391_8" style:family="text"/>
    <style:style style:name="T391_9" style:family="text"/>
    <style:style style:name="T391_10" style:family="text"/>
    <style:style style:name="T391_11" style:family="text"/>
    <style:style style:name="T391_12" style:family="text"/>
    <style:style style:name="T391_13" style:family="text"/>
    <style:style style:name="T391_14" style:family="text"/>
    <style:style style:name="T391_15" style:family="text"/>
    <style:style style:name="T391_16" style:family="text"/>
    <style:style style:name="T391_17" style:family="text"/>
    <style:style style:name="T391_18" style:family="text"/>
    <style:style style:name="T391_19" style:family="text"/>
    <style:style style:name="T391_20" style:family="text"/>
    <style:style style:name="T391_21" style:family="text"/>
    <style:style style:name="T391_22" style:family="text"/>
    <style:style style:name="T391_23" style:family="text"/>
    <style:style style:name="T391_24" style:family="text"/>
    <style:style style:name="T391_25" style:family="text"/>
    <style:style style:name="T391_26" style:family="text"/>
    <style:style style:name="T391_27" style:family="text"/>
    <style:style style:name="T391_28" style:family="text"/>
    <style:style style:name="T391_29" style:family="text"/>
    <style:style style:name="T391_30" style:family="text"/>
    <style:style style:name="T391_31" style:family="text"/>
    <style:style style:name="T391_32" style:family="text"/>
    <style:style style:name="T391_33" style:family="text"/>
    <style:style style:name="T391_34" style:family="text"/>
    <style:style style:name="T391_35" style:family="text"/>
    <style:style style:name="T391_36" style:family="text"/>
    <style:style style:name="T391_37" style:family="text"/>
    <style:style style:name="T391_38" style:family="text"/>
    <style:style style:name="T391_39" style:family="text"/>
    <style:style style:name="T391_40" style:family="text"/>
    <style:style style:name="T391_41" style:family="text"/>
    <style:style style:name="T391_42" style:family="text"/>
    <style:style style:name="P392" style:family="paragraph" style:parent-style-name="Standard">
      <style:paragraph-properties fo:break-before="auto" fo:line-height="120%" fo:margin-top="0cm" style:writing-mode="lr-tb"/>
    </style:style>
    <style:style style:name="T392_1" style:family="text"/>
    <style:style style:name="T392_2" style:family="text"/>
    <style:style style:name="T392_3" style:family="text"/>
    <style:style style:name="T392_4" style:family="text"/>
    <style:style style:name="T392_5" style:family="text"/>
    <style:style style:name="T392_6" style:family="text"/>
    <style:style style:name="T392_7" style:family="text"/>
    <style:style style:name="T392_8" style:family="text"/>
    <style:style style:name="T392_9" style:family="text"/>
    <style:style style:name="T392_10" style:family="text"/>
    <style:style style:name="T392_11" style:family="text"/>
    <style:style style:name="T392_12" style:family="text"/>
    <style:style style:name="T392_13" style:family="text"/>
    <style:style style:name="T392_14" style:family="text"/>
    <style:style style:name="T392_15" style:family="text"/>
    <style:style style:name="T392_16" style:family="text"/>
    <style:style style:name="T392_17" style:family="text"/>
    <style:style style:name="T392_18" style:family="text"/>
    <style:style style:name="T392_19" style:family="text"/>
    <style:style style:name="T392_20" style:family="text"/>
    <style:style style:name="T392_21" style:family="text"/>
    <style:style style:name="T392_22" style:family="text"/>
    <style:style style:name="T392_23" style:family="text"/>
    <style:style style:name="T392_24" style:family="text"/>
    <style:style style:name="T392_25" style:family="text"/>
    <style:style style:name="T392_26" style:family="text"/>
    <style:style style:name="T392_27" style:family="text"/>
    <style:style style:name="T392_28" style:family="text"/>
    <style:style style:name="T392_29" style:family="text"/>
    <style:style style:name="T392_30" style:family="text"/>
    <style:style style:name="T392_31" style:family="text"/>
    <style:style style:name="T392_32" style:family="text"/>
    <style:style style:name="T392_33" style:family="text"/>
    <style:style style:name="T392_34" style:family="text"/>
    <style:style style:name="T392_35" style:family="text"/>
    <style:style style:name="T392_36" style:family="text"/>
    <style:style style:name="T392_37" style:family="text"/>
    <style:style style:name="T392_38" style:family="text"/>
    <style:style style:name="T392_39" style:family="text"/>
    <style:style style:name="T392_40" style:family="text"/>
    <style:style style:name="T392_41" style:family="text"/>
    <style:style style:name="T392_42" style:family="text"/>
    <style:style style:name="T392_43" style:family="text"/>
    <style:style style:name="T392_44" style:family="text"/>
    <style:style style:name="T392_45" style:family="text"/>
    <style:style style:name="T392_46" style:family="text"/>
    <style:style style:name="T392_47" style:family="text"/>
    <style:style style:name="T392_48" style:family="text"/>
    <style:style style:name="T392_49" style:family="text"/>
    <style:style style:name="T392_50" style:family="text"/>
    <style:style style:name="T392_51" style:family="text"/>
    <style:style style:name="T392_52" style:family="text"/>
    <style:style style:name="T392_53" style:family="text"/>
    <style:style style:name="T392_54" style:family="text"/>
    <style:style style:name="T392_55" style:family="text"/>
    <style:style style:name="T392_56" style:family="text"/>
    <style:style style:name="T392_57" style:family="text"/>
    <style:style style:name="T392_58" style:family="text"/>
    <style:style style:name="T392_59" style:family="text"/>
    <style:style style:name="T392_60" style:family="text"/>
    <style:style style:name="T392_61" style:family="text"/>
    <style:style style:name="T392_62" style:family="text"/>
    <style:style style:name="T392_63" style:family="text"/>
    <style:style style:name="T392_64" style:family="text"/>
    <style:style style:name="T392_65" style:family="text"/>
    <style:style style:name="T392_66" style:family="text"/>
    <style:style style:name="T392_67" style:family="text"/>
    <style:style style:name="T392_68" style:family="text"/>
    <style:style style:name="T392_69" style:family="text"/>
    <style:style style:name="T392_70" style:family="text"/>
    <style:style style:name="T392_71" style:family="text"/>
    <style:style style:name="T392_72" style:family="text"/>
    <style:style style:name="T392_73" style:family="text"/>
    <style:style style:name="T392_74" style:family="text"/>
    <style:style style:name="T392_75" style:family="text"/>
    <style:style style:name="T392_76" style:family="text"/>
    <style:style style:name="T392_77" style:family="text"/>
    <style:style style:name="T392_78" style:family="text"/>
    <style:style style:name="T392_79" style:family="text"/>
    <style:style style:name="T392_80" style:family="text"/>
    <style:style style:name="T392_81" style:family="text"/>
    <style:style style:name="T392_82" style:family="text"/>
    <style:style style:name="T392_83" style:family="text"/>
    <style:style style:name="T392_84" style:family="text"/>
    <style:style style:name="T392_85" style:family="text"/>
    <style:style style:name="T392_86" style:family="text"/>
    <style:style style:name="T392_87" style:family="text"/>
    <style:style style:name="T392_88" style:family="text"/>
    <style:style style:name="T392_89" style:family="text"/>
    <style:style style:name="T392_90" style:family="text"/>
    <style:style style:name="T392_91" style:family="text"/>
    <style:style style:name="T392_92" style:family="text"/>
    <style:style style:name="T392_93" style:family="text"/>
    <style:style style:name="T392_94" style:family="text"/>
    <style:style style:name="T392_95" style:family="text"/>
    <style:style style:name="T392_96" style:family="text"/>
    <style:style style:name="T392_97" style:family="text"/>
    <style:style style:name="T392_98" style:family="text"/>
    <style:style style:name="T392_99" style:family="text"/>
    <style:style style:name="T392_100" style:family="text"/>
    <style:style style:name="T392_101" style:family="text"/>
    <style:style style:name="T392_102" style:family="text"/>
    <style:style style:name="T392_103" style:family="text"/>
    <style:style style:name="T392_104" style:family="text"/>
    <style:style style:name="T392_105" style:family="text"/>
    <style:style style:name="T392_106" style:family="text"/>
    <style:style style:name="T392_107" style:family="text"/>
    <style:style style:name="T392_108" style:family="text"/>
    <style:style style:name="T392_109" style:family="text"/>
    <style:style style:name="T392_110" style:family="text"/>
    <style:style style:name="T392_111" style:family="text"/>
    <style:style style:name="T392_112" style:family="text"/>
    <style:style style:name="T392_113" style:family="text"/>
    <style:style style:name="T392_114" style:family="text"/>
    <style:style style:name="T392_115" style:family="text"/>
    <style:style style:name="T392_116" style:family="text"/>
    <style:style style:name="P393" style:family="paragraph" style:parent-style-name="Standard">
      <style:paragraph-properties fo:break-before="auto" fo:line-height="120%" fo:margin-top="0cm" fo:margin-bottom="0cm" style:writing-mode="lr-tb"/>
    </style:style>
    <style:style style:name="T393_1" style:family="text"/>
    <style:style style:name="T393_2" style:family="text"/>
    <style:style style:name="T393_3" style:family="text"/>
    <style:style style:name="T393_4" style:family="text"/>
    <style:style style:name="T393_5" style:family="text"/>
    <style:style style:name="T393_6" style:family="text"/>
    <style:style style:name="T393_7" style:family="text"/>
    <style:style style:name="T393_8" style:family="text"/>
    <style:style style:name="T393_9" style:family="text"/>
    <style:style style:name="T393_10" style:family="text"/>
    <style:style style:name="T393_11" style:family="text"/>
    <style:style style:name="T393_12" style:family="text"/>
    <style:style style:name="T393_13" style:family="text"/>
    <style:style style:name="T393_14" style:family="text"/>
    <style:style style:name="T393_15" style:family="text"/>
    <style:style style:name="T393_16" style:family="text"/>
    <style:style style:name="T393_17" style:family="text"/>
    <style:style style:name="T393_18" style:family="text"/>
    <style:style style:name="T393_19" style:family="text"/>
    <style:style style:name="T393_20" style:family="text"/>
    <style:style style:name="T393_21" style:family="text"/>
    <style:style style:name="T393_22" style:family="text"/>
    <style:style style:name="T393_23" style:family="text"/>
    <style:style style:name="T393_24" style:family="text"/>
    <style:style style:name="T393_25" style:family="text"/>
    <style:style style:name="T393_26" style:family="text"/>
    <style:style style:name="T393_27" style:family="text"/>
    <style:style style:name="T393_28" style:family="text"/>
    <style:style style:name="T393_29" style:family="text"/>
    <style:style style:name="T393_30" style:family="text"/>
    <style:style style:name="T393_31" style:family="text"/>
    <style:style style:name="T393_32" style:family="text"/>
    <style:style style:name="T393_33" style:family="text"/>
    <style:style style:name="T393_34" style:family="text"/>
    <style:style style:name="T393_35" style:family="text"/>
    <style:style style:name="T393_36" style:family="text"/>
    <style:style style:name="T393_37" style:family="text"/>
    <style:style style:name="T393_38" style:family="text"/>
    <style:style style:name="P394" style:family="paragraph" style:parent-style-name="Standard">
      <style:paragraph-properties fo:break-before="auto" fo:line-height="115%" style:writing-mode="lr-tb"/>
    </style:style>
    <style:style style:name="P395" style:family="paragraph" style:parent-style-name="Standard">
      <style:paragraph-properties fo:break-before="auto" fo:line-height="115%" style:writing-mode="lr-tb"/>
    </style:style>
    <style:style style:name="P396" style:family="paragraph" style:parent-style-name="Standard">
      <style:paragraph-properties fo:break-before="auto" fo:line-height="115%" style:writing-mode="lr-tb"/>
    </style:style>
    <style:style style:name="P397" style:family="paragraph" style:parent-style-name="Standard">
      <style:paragraph-properties fo:break-before="auto" fo:line-height="115%" style:writing-mode="lr-tb"/>
    </style:style>
    <style:style style:name="T397_1" style:family="text"/>
    <style:style style:name="P398" style:family="paragraph" style:parent-style-name="Standard">
      <style:paragraph-properties fo:break-before="auto" fo:line-height="115%" style:writing-mode="lr-tb"/>
    </style:style>
    <style:style style:name="T398_1" style:family="text"/>
    <style:style style:name="T398_2" style:family="text"/>
    <style:style style:name="T398_3" style:family="text"/>
    <style:style style:name="T398_4" style:family="text"/>
    <style:style style:name="T398_5" style:family="text"/>
    <style:style style:name="T398_6" style:family="text"/>
    <style:style style:name="T398_7" style:family="text"/>
    <style:style style:name="T398_8" style:family="text"/>
    <style:style style:name="T398_9" style:family="text"/>
    <style:style style:name="T398_10" style:family="text"/>
    <style:style style:name="T398_11" style:family="text"/>
    <style:style style:name="T398_12" style:family="text"/>
    <style:style style:name="T398_13" style:family="text"/>
    <style:style style:name="T398_14" style:family="text"/>
    <style:style style:name="T398_15" style:family="text"/>
    <style:style style:name="T398_16" style:family="text"/>
    <style:style style:name="T398_17" style:family="text"/>
    <style:style style:name="T398_18" style:family="text"/>
    <style:style style:name="T398_19" style:family="text"/>
    <style:style style:name="T398_20" style:family="text"/>
    <style:style style:name="P399" style:family="paragraph" style:parent-style-name="Standard">
      <style:paragraph-properties fo:break-before="auto" fo:line-height="115%" fo:margin-top="0cm" style:writing-mode="lr-tb"/>
    </style:style>
    <style:style style:name="T399_1" style:family="text"/>
    <style:style style:name="T399_2" style:family="text"/>
    <style:style style:name="T399_3" style:family="text"/>
    <style:style style:name="T399_4" style:family="text"/>
    <style:style style:name="T399_5" style:family="text"/>
    <style:style style:name="T399_6" style:family="text"/>
    <style:style style:name="T399_7" style:family="text"/>
    <style:style style:name="T399_8" style:family="text"/>
    <style:style style:name="T399_9" style:family="text"/>
    <style:style style:name="T399_10" style:family="text"/>
    <style:style style:name="T399_11" style:family="text"/>
    <style:style style:name="T399_12" style:family="text"/>
    <style:style style:name="T399_13" style:family="text"/>
    <style:style style:name="T399_14" style:family="text"/>
    <style:style style:name="T399_15" style:family="text"/>
    <style:style style:name="T399_16" style:family="text"/>
    <style:style style:name="T399_17" style:family="text"/>
    <style:style style:name="T399_18" style:family="text"/>
    <style:style style:name="T399_19" style:family="text"/>
    <style:style style:name="T399_20" style:family="text"/>
    <style:style style:name="T399_21" style:family="text"/>
    <style:style style:name="T399_22" style:family="text"/>
    <style:style style:name="T399_23" style:family="text"/>
    <style:style style:name="T399_24" style:family="text"/>
    <style:style style:name="T399_25" style:family="text"/>
    <style:style style:name="T399_26" style:family="text"/>
    <style:style style:name="T399_27" style:family="text"/>
    <style:style style:name="T399_28" style:family="text"/>
    <style:style style:name="T399_29" style:family="text"/>
    <style:style style:name="T399_30" style:family="text"/>
    <style:style style:name="T399_31" style:family="text"/>
    <style:style style:name="T399_32" style:family="text"/>
    <style:style style:name="T399_33" style:family="text"/>
    <style:style style:name="T399_34" style:family="text"/>
    <style:style style:name="T399_35" style:family="text"/>
    <style:style style:name="T399_36" style:family="text"/>
    <style:style style:name="T399_37" style:family="text"/>
    <style:style style:name="T399_38" style:family="text"/>
    <style:style style:name="T399_39" style:family="text"/>
    <style:style style:name="T399_40" style:family="text"/>
    <style:style style:name="T399_41" style:family="text"/>
    <style:style style:name="T399_42" style:family="text"/>
    <style:style style:name="T399_43" style:family="text"/>
    <style:style style:name="T399_44" style:family="text"/>
    <style:style style:name="T399_45" style:family="text"/>
    <style:style style:name="T399_46" style:family="text"/>
    <style:style style:name="P400" style:family="paragraph" style:parent-style-name="Standard">
      <style:paragraph-properties fo:break-before="auto" fo:line-height="115%" fo:margin-top="0cm" fo:margin-bottom="0cm" style:writing-mode="lr-tb"/>
    </style:style>
    <style:style style:name="T400_1" style:family="text"/>
    <style:style style:name="T400_2" style:family="text"/>
    <style:style style:name="T400_3" style:family="text"/>
    <style:style style:name="T400_4" style:family="text"/>
    <style:style style:name="T400_5" style:family="text"/>
    <style:style style:name="T400_6" style:family="text"/>
    <style:style style:name="T400_7" style:family="text"/>
    <style:style style:name="T400_8" style:family="text"/>
    <style:style style:name="T400_9" style:family="text"/>
    <style:style style:name="T400_10" style:family="text"/>
    <style:style style:name="T400_11" style:family="text"/>
    <style:style style:name="T400_12" style:family="text"/>
    <style:style style:name="T400_13" style:family="text"/>
    <style:style style:name="T400_14" style:family="text"/>
    <style:style style:name="T400_15" style:family="text"/>
    <style:style style:name="T400_16" style:family="text"/>
    <style:style style:name="T400_17" style:family="text"/>
    <style:style style:name="T400_18" style:family="text"/>
    <style:style style:name="T400_19" style:family="text"/>
    <style:style style:name="T400_20" style:family="text"/>
    <style:style style:name="T400_21" style:family="text"/>
    <style:style style:name="T400_22" style:family="text"/>
    <style:style style:name="T400_23" style:family="text"/>
    <style:style style:name="T400_24" style:family="text"/>
    <style:style style:name="T400_25" style:family="text"/>
    <style:style style:name="T400_26" style:family="text"/>
    <style:style style:name="T400_27" style:family="text"/>
    <style:style style:name="T400_28" style:family="text"/>
    <style:style style:name="T400_29" style:family="text"/>
    <style:style style:name="T400_30" style:family="text"/>
    <style:style style:name="T400_31" style:family="text"/>
    <style:style style:name="T400_32" style:family="text"/>
    <style:style style:name="T400_33" style:family="text"/>
    <style:style style:name="T400_34" style:family="text"/>
    <style:style style:name="T400_35" style:family="text"/>
    <style:style style:name="T400_36" style:family="text"/>
    <style:style style:name="T400_37" style:family="text"/>
    <style:style style:name="T400_38" style:family="text"/>
    <style:style style:name="T400_39" style:family="text"/>
    <style:style style:name="T400_40" style:family="text"/>
    <style:style style:name="T400_41" style:family="text"/>
    <style:style style:name="T400_42" style:family="text"/>
    <style:style style:name="T400_43" style:family="text"/>
    <style:style style:name="T400_44" style:family="text"/>
    <style:style style:name="T400_45" style:family="text"/>
    <style:style style:name="T400_46" style:family="text"/>
    <style:style style:name="T400_47" style:family="text"/>
    <style:style style:name="T400_48" style:family="text"/>
    <style:style style:name="T400_49" style:family="text"/>
    <style:style style:name="T400_50" style:family="text"/>
    <style:style style:name="T400_51" style:family="text"/>
    <style:style style:name="T400_52" style:family="text"/>
    <style:style style:name="T400_53" style:family="text"/>
    <style:style style:name="T400_54" style:family="text"/>
    <style:style style:name="T400_55" style:family="text"/>
    <style:style style:name="T400_56" style:family="text"/>
    <style:style style:name="T400_57" style:family="text"/>
    <style:style style:name="T400_58" style:family="text"/>
    <style:style style:name="T400_59" style:family="text"/>
    <style:style style:name="T400_60" style:family="text"/>
    <style:style style:name="T400_61" style:family="text"/>
    <style:style style:name="T400_62" style:family="text"/>
    <style:style style:name="T400_63" style:family="text"/>
    <style:style style:name="T400_64" style:family="text"/>
    <style:style style:name="T400_65" style:family="text"/>
    <style:style style:name="T400_66" style:family="text"/>
    <style:style style:name="T400_67" style:family="text"/>
    <style:style style:name="T400_68" style:family="text"/>
    <style:style style:name="T400_69" style:family="text"/>
    <style:style style:name="T400_70" style:family="text"/>
    <style:style style:name="T400_71" style:family="text"/>
    <style:style style:name="T400_72" style:family="text"/>
    <style:style style:name="T400_73" style:family="text"/>
    <style:style style:name="T400_74" style:family="text"/>
    <style:style style:name="T400_75" style:family="text"/>
    <style:style style:name="T400_76" style:family="text"/>
    <style:style style:name="T400_77" style:family="text"/>
    <style:style style:name="T400_78" style:family="text"/>
    <style:style style:name="T400_79" style:family="text"/>
    <style:style style:name="T400_80" style:family="text"/>
    <style:style style:name="T400_81" style:family="text"/>
    <style:style style:name="T400_82" style:family="text"/>
    <style:style style:name="T400_83" style:family="text"/>
    <style:style style:name="T400_84" style:family="text"/>
    <style:style style:name="T400_85" style:family="text"/>
    <style:style style:name="T400_86" style:family="text"/>
    <style:style style:name="T400_87" style:family="text"/>
    <style:style style:name="T400_88" style:family="text"/>
    <style:style style:name="T400_89" style:family="text"/>
    <style:style style:name="T400_90" style:family="text"/>
    <style:style style:name="T400_91" style:family="text"/>
    <style:style style:name="T400_92" style:family="text"/>
    <style:style style:name="P401" style:family="paragraph" style:parent-style-name="Standard">
      <style:paragraph-properties fo:break-before="auto" fo:line-height="115%" style:writing-mode="lr-tb"/>
    </style:style>
    <style:style style:name="T401_1" style:family="text"/>
    <style:style style:name="P402" style:family="paragraph" style:parent-style-name="Standard">
      <style:paragraph-properties fo:break-before="auto" fo:line-height="115%" style:writing-mode="lr-tb"/>
    </style:style>
    <style:style style:name="P403" style:family="paragraph" style:parent-style-name="Standard">
      <style:paragraph-properties fo:break-before="auto" fo:line-height="115%" style:writing-mode="lr-tb"/>
    </style:style>
    <style:style style:name="P404" style:family="paragraph" style:parent-style-name="Standard">
      <style:paragraph-properties fo:break-before="auto" fo:line-height="115%" style:writing-mode="lr-tb"/>
    </style:style>
    <style:style style:name="T404_1" style:family="text"/>
    <style:style style:name="T404_2" style:family="text"/>
    <style:style style:name="P405" style:family="paragraph" style:parent-style-name="Standard">
      <style:paragraph-properties fo:break-before="auto" fo:text-indent="1.27cm" fo:line-height="115%" style:writing-mode="lr-tb"/>
    </style:style>
    <style:style style:name="T405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405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405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405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405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405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405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405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405_9" style:family="text">
      <style:text-properties fo:font-style="italic" style:font-style-asian="italic" style:font-style-complex="italic" fo:font-weight="bold" style:font-weight-asian="bold" style:font-weight-complex="bold"/>
    </style:style>
    <style:style style:name="P406" style:family="paragraph" style:parent-style-name="Standard">
      <style:paragraph-properties fo:break-before="auto" fo:line-height="115%" style:writing-mode="lr-tb"/>
    </style:style>
    <style:style style:name="P407" style:family="paragraph" style:parent-style-name="Standard">
      <style:paragraph-properties fo:break-before="auto" fo:line-height="115%" style:writing-mode="lr-tb"/>
    </style:style>
    <style:style style:name="T407_1" style:family="text"/>
    <style:style style:name="T407_2" style:family="text"/>
    <style:style style:name="T407_3" style:family="text"/>
    <style:style style:name="T407_4" style:family="text"/>
    <style:style style:name="T407_5" style:family="text"/>
    <style:style style:name="T407_6" style:family="text"/>
    <style:style style:name="T407_7" style:family="text"/>
    <style:style style:name="T407_8" style:family="text"/>
    <style:style style:name="T407_9" style:family="text"/>
    <style:style style:name="T407_10" style:family="text"/>
    <style:style style:name="P408" style:family="paragraph" style:parent-style-name="Standard">
      <style:paragraph-properties fo:break-before="auto" fo:text-indent="1.27cm" fo:line-height="115%" style:writing-mode="lr-tb"/>
    </style:style>
    <style:style style:name="T408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408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408_3" style:family="text">
      <style:text-properties fo:font-style="italic" style:font-style-asian="italic" style:font-style-complex="italic" fo:font-weight="bold" style:font-weight-asian="bold" style:font-weight-complex="bold"/>
    </style:style>
    <style:style style:name="P409" style:family="paragraph" style:parent-style-name="Standard">
      <style:paragraph-properties fo:break-before="auto" fo:text-indent="0cm" fo:line-height="115%" fo:margin-left="1.27cm" style:writing-mode="lr-tb"/>
    </style:style>
    <style:style style:name="T409_1" style:family="text">
      <style:text-properties fo:font-weight="bold" style:font-weight-asian="bold" style:font-weight-complex="bold"/>
    </style:style>
    <style:style style:name="T409_2" style:family="text"/>
    <style:style style:name="T409_3" style:family="text"/>
    <style:style style:name="T409_4" style:family="text"/>
    <style:style style:name="T409_5" style:family="text"/>
    <style:style style:name="T409_6" style:family="text"/>
    <style:style style:name="T409_7" style:family="text"/>
    <style:style style:name="T409_8" style:family="text"/>
    <style:style style:name="T409_9" style:family="text"/>
    <style:style style:name="T409_10" style:family="text"/>
    <style:style style:name="T409_11" style:family="text"/>
    <style:style style:name="T409_12" style:family="text"/>
    <style:style style:name="T409_13" style:family="text"/>
    <style:style style:name="T409_14" style:family="text"/>
    <style:style style:name="T409_15" style:family="text"/>
    <style:style style:name="T409_16" style:family="text"/>
    <style:style style:name="T409_17" style:family="text"/>
    <style:style style:name="T409_18" style:family="text"/>
    <style:style style:name="T409_19" style:family="text"/>
    <style:style style:name="T409_20" style:family="text"/>
    <style:style style:name="T409_21" style:family="text"/>
    <style:style style:name="T409_22" style:family="text"/>
    <style:style style:name="T409_23" style:family="text"/>
    <style:style style:name="T409_24" style:family="text"/>
    <style:style style:name="T409_25" style:family="text"/>
    <style:style style:name="T409_26" style:family="text"/>
    <style:style style:name="T409_27" style:family="text"/>
    <style:style style:name="T409_28" style:family="text"/>
    <style:style style:name="T409_29" style:family="text"/>
    <style:style style:name="T409_30" style:family="text"/>
    <style:style style:name="T409_31" style:family="text"/>
    <style:style style:name="T409_32" style:family="text"/>
    <style:style style:name="T409_33" style:family="text"/>
    <style:style style:name="T409_34" style:family="text"/>
    <style:style style:name="T409_35" style:family="text"/>
    <style:style style:name="T409_36" style:family="text"/>
    <style:style style:name="T409_37" style:family="text"/>
    <style:style style:name="T409_38" style:family="text"/>
    <style:style style:name="T409_39" style:family="text"/>
    <style:style style:name="T409_40" style:family="text"/>
    <style:style style:name="T409_41" style:family="text"/>
    <style:style style:name="T409_42" style:family="text"/>
    <style:style style:name="T409_43" style:family="text"/>
    <style:style style:name="T409_44" style:family="text"/>
    <style:style style:name="T409_45" style:family="text"/>
    <style:style style:name="T409_46" style:family="text"/>
    <style:style style:name="T409_47" style:family="text"/>
    <style:style style:name="T409_48" style:family="text"/>
    <style:style style:name="T409_49" style:family="text"/>
    <style:style style:name="T409_50" style:family="text"/>
    <style:style style:name="T409_51" style:family="text"/>
    <style:style style:name="T409_52" style:family="text"/>
    <style:style style:name="T409_53" style:family="text"/>
    <style:style style:name="T409_54" style:family="text"/>
    <style:style style:name="T409_55" style:family="text"/>
    <style:style style:name="T409_56" style:family="text"/>
    <style:style style:name="T409_57" style:family="text"/>
    <style:style style:name="T409_58" style:family="text"/>
    <style:style style:name="T409_59" style:family="text"/>
    <style:style style:name="T409_60" style:family="text"/>
    <style:style style:name="P410" style:family="paragraph" style:parent-style-name="Standard">
      <style:paragraph-properties fo:break-before="auto" fo:line-height="115%" style:writing-mode="lr-tb"/>
    </style:style>
    <style:style style:name="P411" style:family="paragraph" style:parent-style-name="Standard">
      <style:paragraph-properties fo:break-before="auto" fo:line-height="115%" style:writing-mode="lr-tb"/>
    </style:style>
    <style:style style:name="T411_1" style:family="text"/>
    <style:style style:name="T411_2" style:family="text"/>
    <style:style style:name="T411_3" style:family="text"/>
    <style:style style:name="T411_4" style:family="text"/>
    <style:style style:name="T411_5" style:family="text"/>
    <style:style style:name="T411_6" style:family="text"/>
    <style:style style:name="T411_7" style:family="text"/>
    <style:style style:name="T411_8" style:family="text"/>
    <style:style style:name="T411_9" style:family="text"/>
    <style:style style:name="T411_10" style:family="text"/>
    <style:style style:name="P412" style:family="paragraph" style:parent-style-name="Standard">
      <style:paragraph-properties fo:break-before="auto" fo:line-height="115%" style:writing-mode="lr-tb"/>
    </style:style>
    <style:style style:name="T412_1" style:family="text"/>
    <style:style style:name="T412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412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412_4" style:family="text">
      <style:text-properties fo:font-style="italic" style:font-style-asian="italic" style:font-style-complex="italic" fo:font-weight="bold" style:font-weight-asian="bold" style:font-weight-complex="bold"/>
    </style:style>
    <style:style style:name="P413" style:family="paragraph" style:parent-style-name="Standard">
      <style:paragraph-properties fo:break-before="auto" fo:line-height="115%" style:writing-mode="lr-tb"/>
    </style:style>
    <style:style style:name="T413_1" style:family="text"/>
    <style:style style:name="T413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413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413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413_5" style:family="text">
      <style:text-properties fo:font-style="italic" style:font-style-asian="italic" style:font-style-complex="italic" fo:font-weight="bold" style:font-weight-asian="bold" style:font-weight-complex="bold"/>
    </style:style>
    <style:style style:name="P414" style:family="paragraph" style:parent-style-name="Standard">
      <style:paragraph-properties fo:break-before="auto" fo:line-height="115%" style:writing-mode="lr-tb"/>
    </style:style>
    <style:style style:name="P415" style:family="paragraph" style:parent-style-name="Standard">
      <style:paragraph-properties fo:break-before="auto" fo:line-height="115%" style:writing-mode="lr-tb"/>
    </style:style>
    <style:style style:name="P416" style:family="paragraph" style:parent-style-name="Standard">
      <style:paragraph-properties fo:break-before="auto" fo:line-height="115%" style:writing-mode="lr-tb"/>
    </style:style>
    <style:style style:name="P417" style:family="paragraph" style:parent-style-name="Standard">
      <style:paragraph-properties fo:break-before="auto" fo:line-height="115%" style:writing-mode="lr-tb"/>
    </style:style>
    <style:style style:name="T417_1" style:family="text"/>
    <style:style style:name="T417_2" style:family="text"/>
    <style:style style:name="T417_3" style:family="text"/>
    <style:style style:name="T417_4" style:family="text"/>
    <style:style style:name="T417_5" style:family="text"/>
    <style:style style:name="T417_6" style:family="text"/>
    <style:style style:name="P418" style:family="paragraph" style:parent-style-name="Standard">
      <style:paragraph-properties fo:break-before="auto" fo:text-indent="1.27cm" fo:line-height="115%" style:writing-mode="lr-tb"/>
    </style:style>
    <style:style style:name="T418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418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418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418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418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418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418_7" style:family="text">
      <style:text-properties fo:background-color="#eeeeee" fo:font-style="italic" style:font-style-asian="italic" style:font-style-complex="italic" fo:color="#666600"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418_8" style:family="text">
      <style:text-properties fo:background-color="#eeeeee" fo:font-style="italic" style:font-style-asian="italic" style:font-style-complex="italic" fo:color="#008800"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418_9" style:family="text">
      <style:text-properties fo:background-color="#eeeeee" fo:font-style="italic" style:font-style-asian="italic" style:font-style-complex="italic" fo:color="#008800"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418_10" style:family="text">
      <style:text-properties fo:background-color="#eeeeee" fo:font-style="italic" style:font-style-asian="italic" style:font-style-complex="italic" fo:color="#008800"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418_11" style:family="text">
      <style:text-properties fo:background-color="#eeeeee" fo:font-style="italic" style:font-style-asian="italic" style:font-style-complex="italic" fo:color="#008800"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418_12" style:family="text">
      <style:text-properties fo:background-color="#eeeeee" fo:font-style="italic" style:font-style-asian="italic" style:font-style-complex="italic" fo:color="#008800"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418_13" style:family="text">
      <style:text-properties fo:background-color="#eeeeee" fo:font-style="italic" style:font-style-asian="italic" style:font-style-complex="italic" fo:color="#666600"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418_14" style:family="text">
      <style:text-properties fo:background-color="#eeeeee" fo:font-style="italic" style:font-style-asian="italic" style:font-style-complex="italic" fo:color="#008800"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418_15" style:family="text">
      <style:text-properties fo:background-color="#eeeeee" fo:font-style="italic" style:font-style-asian="italic" style:font-style-complex="italic" fo:color="#008800"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418_16" style:family="text">
      <style:text-properties fo:background-color="#eeeeee" fo:font-style="italic" style:font-style-asian="italic" style:font-style-complex="italic" fo:color="#008800"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418_17" style:family="text">
      <style:text-properties fo:background-color="#eeeeee" fo:font-style="italic" style:font-style-asian="italic" style:font-style-complex="italic" fo:color="#666600"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418_18" style:family="text">
      <style:text-properties fo:font-style="italic" style:font-style-asian="italic" style:font-style-complex="italic" fo:font-weight="bold" style:font-weight-asian="bold" style:font-weight-complex="bold"/>
    </style:style>
    <style:style style:name="P419" style:family="paragraph" style:parent-style-name="Standard">
      <style:paragraph-properties fo:break-before="auto" fo:text-indent="1.27cm" fo:line-height="115%" style:writing-mode="lr-tb"/>
      <style:text-properties fo:font-style="italic" style:font-style-asian="italic" style:font-style-complex="italic" fo:font-weight="bold" style:font-weight-asian="bold" style:font-weight-complex="bold"/>
    </style:style>
    <style:style style:name="P420" style:family="paragraph" style:parent-style-name="Standard">
      <style:paragraph-properties fo:break-before="auto" fo:line-height="115%" style:writing-mode="lr-tb"/>
    </style:style>
    <style:style style:name="T420_1" style:family="text"/>
    <style:style style:name="T420_2" style:family="text"/>
    <style:style style:name="T420_3" style:family="text"/>
    <style:style style:name="T420_4" style:family="text"/>
    <style:style style:name="T420_5" style:family="text"/>
    <style:style style:name="T420_6" style:family="text"/>
    <style:style style:name="T420_7" style:family="text"/>
    <style:style style:name="T420_8" style:family="text"/>
    <style:style style:name="T420_9" style:family="text"/>
    <style:style style:name="T420_10" style:family="text"/>
    <style:style style:name="T420_11" style:family="text"/>
    <style:style style:name="T420_12" style:family="text"/>
    <style:style style:name="T420_13" style:family="text"/>
    <style:style style:name="T420_14" style:family="text"/>
    <style:style style:name="T420_15" style:family="text"/>
    <style:style style:name="T420_16" style:family="text"/>
    <style:style style:name="T420_17" style:family="text"/>
    <style:style style:name="T420_18" style:family="text"/>
    <style:style style:name="T420_19" style:family="text"/>
    <style:style style:name="T420_20" style:family="text"/>
    <style:style style:name="T420_21" style:family="text"/>
    <style:style style:name="T420_22" style:family="text"/>
    <style:style style:name="P421" style:family="paragraph" style:parent-style-name="Standard">
      <style:paragraph-properties fo:break-before="auto" fo:line-height="115%" style:writing-mode="lr-tb"/>
    </style:style>
    <style:style style:name="P422" style:family="paragraph" style:parent-style-name="Standard">
      <style:paragraph-properties fo:break-before="auto" fo:line-height="115%" style:writing-mode="lr-tb"/>
    </style:style>
    <style:style style:name="P423" style:family="paragraph" style:parent-style-name="Standard">
      <style:paragraph-properties fo:break-before="auto" fo:line-height="115%" style:writing-mode="lr-tb"/>
    </style:style>
    <style:style style:name="P424" style:family="paragraph" style:parent-style-name="Standard">
      <style:paragraph-properties fo:break-before="auto" fo:line-height="115%" style:writing-mode="lr-tb"/>
    </style:style>
    <style:style style:name="T424_1" style:family="text"/>
    <style:style style:name="T424_2" style:family="text"/>
    <style:style style:name="T424_3" style:family="text"/>
    <style:style style:name="T424_4" style:family="text"/>
    <style:style style:name="P425" style:family="paragraph" style:parent-style-name="Standard">
      <style:paragraph-properties fo:break-before="auto" fo:line-height="115%" style:writing-mode="lr-tb"/>
    </style:style>
    <style:style style:name="T425_1" style:family="text"/>
    <style:style style:name="T425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425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425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425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425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425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425_8" style:family="text">
      <style:text-properties fo:background-color="#eeeeee" fo:font-style="italic" style:font-style-asian="italic" style:font-style-complex="italic" fo:color="#666600"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425_9" style:family="text">
      <style:text-properties fo:background-color="#eeeeee" fo:font-style="italic" style:font-style-asian="italic" style:font-style-complex="italic" fo:color="#008800"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425_10" style:family="text">
      <style:text-properties fo:background-color="#eeeeee" fo:font-style="italic" style:font-style-asian="italic" style:font-style-complex="italic" fo:color="#008800"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425_11" style:family="text">
      <style:text-properties fo:background-color="#eeeeee" fo:font-style="italic" style:font-style-asian="italic" style:font-style-complex="italic" fo:color="#008800"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425_12" style:family="text">
      <style:text-properties fo:background-color="#eeeeee" fo:font-style="italic" style:font-style-asian="italic" style:font-style-complex="italic" fo:color="#008800"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425_13" style:family="text">
      <style:text-properties fo:background-color="#eeeeee" fo:font-style="italic" style:font-style-asian="italic" style:font-style-complex="italic" fo:color="#008800"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425_14" style:family="text">
      <style:text-properties fo:background-color="#eeeeee" fo:font-style="italic" style:font-style-asian="italic" style:font-style-complex="italic" fo:color="#666600"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425_15" style:family="text">
      <style:text-properties fo:background-color="#eeeeee" fo:font-style="italic" style:font-style-asian="italic" style:font-style-complex="italic" fo:color="#008800"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425_16" style:family="text">
      <style:text-properties fo:background-color="#eeeeee" fo:font-style="italic" style:font-style-asian="italic" style:font-style-complex="italic" fo:color="#008800"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425_17" style:family="text">
      <style:text-properties fo:background-color="#eeeeee" fo:font-style="italic" style:font-style-asian="italic" style:font-style-complex="italic" fo:color="#008800"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425_18" style:family="text">
      <style:text-properties fo:background-color="#eeeeee" fo:font-style="italic" style:font-style-asian="italic" style:font-style-complex="italic" fo:color="#666600"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425_19" style:family="text">
      <style:text-properties fo:font-style="italic" style:font-style-asian="italic" style:font-style-complex="italic" fo:font-weight="bold" style:font-weight-asian="bold" style:font-weight-complex="bold"/>
    </style:style>
    <style:style style:name="P426" style:family="paragraph" style:parent-style-name="Standard">
      <style:paragraph-properties fo:break-before="auto" fo:line-height="115%" style:writing-mode="lr-tb"/>
    </style:style>
    <style:style style:name="P427" style:family="paragraph" style:parent-style-name="Standard">
      <style:paragraph-properties fo:break-before="auto" fo:line-height="115%" style:writing-mode="lr-tb"/>
    </style:style>
    <style:style style:name="T427_1" style:family="text"/>
    <style:style style:name="T427_2" style:family="text"/>
    <style:style style:name="T427_3" style:family="text"/>
    <style:style style:name="T427_4" style:family="text"/>
    <style:style style:name="T427_5" style:family="text"/>
    <style:style style:name="T427_6" style:family="text"/>
    <style:style style:name="T427_7" style:family="text"/>
    <style:style style:name="T427_8" style:family="text"/>
    <style:style style:name="T427_9" style:family="text"/>
    <style:style style:name="T427_10" style:family="text"/>
    <style:style style:name="T427_11" style:family="text"/>
    <style:style style:name="T427_12" style:family="text"/>
    <style:style style:name="T427_13" style:family="text"/>
    <style:style style:name="T427_14" style:family="text"/>
    <style:style style:name="T427_15" style:family="text"/>
    <style:style style:name="T427_16" style:family="text"/>
    <style:style style:name="T427_17" style:family="text"/>
    <style:style style:name="T427_18" style:family="text"/>
    <style:style style:name="T427_19" style:family="text"/>
    <style:style style:name="T427_20" style:family="text"/>
    <style:style style:name="T427_21" style:family="text"/>
    <style:style style:name="T427_22" style:family="text"/>
    <style:style style:name="T427_23" style:family="text"/>
    <style:style style:name="T427_24" style:family="text"/>
    <style:style style:name="T427_25" style:family="text"/>
    <style:style style:name="T427_26" style:family="text"/>
    <style:style style:name="T427_27" style:family="text"/>
    <style:style style:name="T427_28" style:family="text"/>
    <style:style style:name="T427_29" style:family="text"/>
    <style:style style:name="T427_30" style:family="text"/>
    <style:style style:name="T427_31" style:family="text"/>
    <style:style style:name="T427_32" style:family="text"/>
    <style:style style:name="T427_33" style:family="text"/>
    <style:style style:name="T427_34" style:family="text"/>
    <style:style style:name="T427_35" style:family="text"/>
    <style:style style:name="T427_36" style:family="text"/>
    <style:style style:name="T427_37" style:family="text"/>
    <style:style style:name="T427_38" style:family="text"/>
    <style:style style:name="T427_39" style:family="text"/>
    <style:style style:name="T427_40" style:family="text"/>
    <style:style style:name="T427_41" style:family="text"/>
    <style:style style:name="T427_42" style:family="text"/>
    <style:style style:name="T427_43" style:family="text"/>
    <style:style style:name="T427_44" style:family="text"/>
    <style:style style:name="T427_45" style:family="text"/>
    <style:style style:name="T427_46" style:family="text"/>
    <style:style style:name="P428" style:family="paragraph" style:parent-style-name="Standard">
      <style:paragraph-properties fo:break-before="auto" fo:line-height="115%" style:writing-mode="lr-tb"/>
    </style:style>
    <style:style style:name="P429" style:family="paragraph" style:parent-style-name="Standard">
      <style:paragraph-properties fo:break-before="auto" fo:line-height="115%" style:writing-mode="lr-tb"/>
    </style:style>
    <style:style style:name="P430" style:family="paragraph" style:parent-style-name="Standard">
      <style:paragraph-properties fo:break-before="auto" fo:line-height="115%" style:writing-mode="lr-tb"/>
    </style:style>
    <style:style style:name="P431" style:family="paragraph" style:parent-style-name="Standard">
      <style:paragraph-properties fo:break-before="auto" fo:line-height="115%" style:writing-mode="lr-tb"/>
    </style:style>
    <style:style style:name="T431_1" style:family="text"/>
    <style:style style:name="T431_2" style:family="text"/>
    <style:style style:name="T431_3" style:family="text"/>
    <style:style style:name="T431_4" style:family="text"/>
    <style:style style:name="T431_5" style:family="text"/>
    <style:style style:name="T431_6" style:family="text"/>
    <style:style style:name="T431_7" style:family="text"/>
    <style:style style:name="P432" style:family="paragraph" style:parent-style-name="Standard">
      <style:paragraph-properties fo:break-before="auto" fo:text-indent="1.27cm" fo:line-height="115%" style:writing-mode="lr-tb"/>
    </style:style>
    <style:style style:name="T432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432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432_3" style:family="text">
      <style:text-properties fo:font-style="italic" style:font-style-asian="italic" style:font-style-complex="italic" fo:font-weight="bold" style:font-weight-asian="bold" style:font-weight-complex="bold"/>
    </style:style>
    <style:style style:name="P433" style:family="paragraph" style:parent-style-name="Standard">
      <style:paragraph-properties fo:break-before="auto" fo:line-height="115%" style:writing-mode="lr-tb"/>
    </style:style>
    <style:style style:name="P434" style:family="paragraph" style:parent-style-name="Standard">
      <style:paragraph-properties fo:break-before="auto" fo:line-height="115%" style:writing-mode="lr-tb"/>
    </style:style>
    <style:style style:name="T434_1" style:family="text"/>
    <style:style style:name="T434_2" style:family="text"/>
    <style:style style:name="T434_3" style:family="text"/>
    <style:style style:name="T434_4" style:family="text"/>
    <style:style style:name="T434_5" style:family="text"/>
    <style:style style:name="T434_6" style:family="text"/>
    <style:style style:name="T434_7" style:family="text"/>
    <style:style style:name="P435" style:family="paragraph" style:parent-style-name="Standard">
      <style:paragraph-properties fo:break-before="auto" fo:line-height="115%" style:writing-mode="lr-tb"/>
    </style:style>
    <style:style style:name="T435_1" style:family="text"/>
    <style:style style:name="T435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435_3" style:family="text">
      <style:text-properties fo:font-style="italic" style:font-style-asian="italic" style:font-style-complex="italic" fo:font-weight="bold" style:font-weight-asian="bold" style:font-weight-complex="bold"/>
    </style:style>
    <style:style style:name="P436" style:family="paragraph" style:parent-style-name="Standard">
      <style:paragraph-properties fo:break-before="auto" fo:line-height="115%" style:writing-mode="lr-tb"/>
    </style:style>
    <style:style style:name="P437" style:family="paragraph" style:parent-style-name="Standard">
      <style:paragraph-properties fo:break-before="auto" fo:line-height="115%" style:writing-mode="lr-tb"/>
    </style:style>
    <style:style style:name="T437_1" style:family="text"/>
    <style:style style:name="T437_2" style:family="text"/>
    <style:style style:name="T437_3" style:family="text"/>
    <style:style style:name="T437_4" style:family="text"/>
    <style:style style:name="T437_5" style:family="text"/>
    <style:style style:name="T437_6" style:family="text"/>
    <style:style style:name="T437_7" style:family="text"/>
    <style:style style:name="T437_8" style:family="text"/>
    <style:style style:name="P438" style:family="paragraph" style:parent-style-name="Standard">
      <style:paragraph-properties fo:break-before="auto" fo:line-height="115%" style:writing-mode="lr-tb"/>
    </style:style>
    <style:style style:name="T438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438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438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438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438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438_6" style:family="text">
      <style:text-properties fo:background-color="#eeeeee" fo:font-style="italic" style:font-style-asian="italic" style:font-style-complex="italic" fo:color="#008800"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438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438_8" style:family="text">
      <style:text-properties fo:background-color="#eeeeee" fo:font-style="italic" style:font-style-asian="italic" style:font-style-complex="italic" fo:color="#008800"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438_9" style:family="text">
      <style:text-properties fo:font-style="italic" style:font-style-asian="italic" style:font-style-complex="italic" fo:font-weight="bold" style:font-weight-asian="bold" style:font-weight-complex="bold"/>
    </style:style>
    <style:style style:name="P439" style:family="paragraph" style:parent-style-name="Standard">
      <style:paragraph-properties fo:break-before="auto" fo:line-height="115%" style:writing-mode="lr-tb"/>
    </style:style>
    <style:style style:name="T439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439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439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439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439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439_6" style:family="text">
      <style:text-properties fo:background-color="#eeeeee" fo:font-style="italic" style:font-style-asian="italic" style:font-style-complex="italic" fo:color="#008800"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439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439_8" style:family="text">
      <style:text-properties fo:background-color="#eeeeee" fo:font-style="italic" style:font-style-asian="italic" style:font-style-complex="italic" fo:color="#008800"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439_9" style:family="text">
      <style:text-properties fo:font-style="italic" style:font-style-asian="italic" style:font-style-complex="italic" fo:font-weight="bold" style:font-weight-asian="bold" style:font-weight-complex="bold"/>
    </style:style>
    <style:style style:name="P440" style:family="paragraph" style:parent-style-name="Standard">
      <style:paragraph-properties fo:break-before="auto" fo:line-height="115%" style:writing-mode="lr-tb"/>
    </style:style>
    <style:style style:name="T440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440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440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440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440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440_6" style:family="text">
      <style:text-properties fo:background-color="#eeeeee" fo:font-style="italic" style:font-style-asian="italic" style:font-style-complex="italic" fo:color="#008800"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440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440_8" style:family="text">
      <style:text-properties fo:background-color="#eeeeee" fo:font-style="italic" style:font-style-asian="italic" style:font-style-complex="italic" fo:color="#008800"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440_9" style:family="text">
      <style:text-properties fo:font-style="italic" style:font-style-asian="italic" style:font-style-complex="italic" fo:font-weight="bold" style:font-weight-asian="bold" style:font-weight-complex="bold"/>
    </style:style>
    <style:style style:name="P441" style:family="paragraph" style:parent-style-name="Standard">
      <style:paragraph-properties fo:break-before="auto" fo:line-height="115%" style:writing-mode="lr-tb"/>
    </style:style>
    <style:style style:name="P442" style:family="paragraph" style:parent-style-name="Standard">
      <style:paragraph-properties fo:break-before="auto" fo:line-height="115%" style:writing-mode="lr-tb"/>
    </style:style>
    <style:style style:name="P443" style:family="paragraph" style:parent-style-name="Standard">
      <style:paragraph-properties fo:break-before="auto" fo:line-height="115%" style:writing-mode="lr-tb"/>
    </style:style>
    <style:style style:name="T443_1" style:family="text"/>
    <style:style style:name="T443_2" style:family="text"/>
    <style:style style:name="T443_3" style:family="text"/>
    <style:style style:name="T443_4" style:family="text"/>
    <style:style style:name="T443_5" style:family="text"/>
    <style:style style:name="T443_6" style:family="text"/>
    <style:style style:name="T443_7" style:family="text"/>
    <style:style style:name="T443_8" style:family="text"/>
    <style:style style:name="T443_9" style:family="text"/>
    <style:style style:name="T443_10" style:family="text"/>
    <style:style style:name="P444" style:family="paragraph" style:parent-style-name="Standard">
      <style:paragraph-properties fo:break-before="auto" fo:line-height="115%" style:writing-mode="lr-tb"/>
    </style:style>
    <style:style style:name="T444_1" style:family="text"/>
    <style:style style:name="T444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444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444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444_5" style:family="text">
      <style:text-properties fo:font-style="italic" style:font-style-asian="italic" style:font-style-complex="italic" fo:font-weight="bold" style:font-weight-asian="bold" style:font-weight-complex="bold"/>
    </style:style>
    <style:style style:name="P445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font-weight="bold" style:font-weight-asian="bold" style:font-weight-complex="bold"/>
    </style:style>
    <style:style style:name="P446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font-weight="bold" style:font-weight-asian="bold" style:font-weight-complex="bold"/>
    </style:style>
    <style:style style:name="P447" style:family="paragraph" style:parent-style-name="Standard">
      <style:paragraph-properties fo:break-before="auto" fo:line-height="115%" style:writing-mode="lr-tb"/>
    </style:style>
    <style:style style:name="T447_1" style:family="text"/>
    <style:style style:name="T447_2" style:family="text"/>
    <style:style style:name="T447_3" style:family="text"/>
    <style:style style:name="T447_4" style:family="text"/>
    <style:style style:name="T447_5" style:family="text"/>
    <style:style style:name="T447_6" style:family="text"/>
    <style:style style:name="T447_7" style:family="text"/>
    <style:style style:name="T447_8" style:family="text"/>
    <style:style style:name="P448" style:family="paragraph" style:parent-style-name="Standard">
      <style:paragraph-properties fo:break-before="auto" fo:line-height="115%" style:writing-mode="lr-tb"/>
    </style:style>
    <style:style style:name="T448_1" style:family="text"/>
    <style:style style:name="T448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448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448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448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448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448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448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448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448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448_11" style:family="text">
      <style:text-properties fo:font-style="italic" style:font-style-asian="italic" style:font-style-complex="italic" fo:font-weight="bold" style:font-weight-asian="bold" style:font-weight-complex="bold"/>
    </style:style>
    <style:style style:name="P449" style:family="paragraph" style:parent-style-name="Standard">
      <style:paragraph-properties fo:break-before="auto" fo:line-height="115%" style:writing-mode="lr-tb"/>
    </style:style>
    <style:style style:name="T449_1" style:family="text"/>
    <style:style style:name="T449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449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449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449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449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449_7" style:family="text">
      <style:text-properties fo:font-style="italic" style:font-style-asian="italic" style:font-style-complex="italic" fo:font-weight="bold" style:font-weight-asian="bold" style:font-weight-complex="bold"/>
    </style:style>
    <style:style style:name="P450" style:family="paragraph" style:parent-style-name="Standard">
      <style:paragraph-properties fo:break-before="auto" fo:line-height="115%" style:writing-mode="lr-tb"/>
    </style:style>
    <style:style style:name="P451" style:family="paragraph" style:parent-style-name="Standard">
      <style:paragraph-properties fo:break-before="auto" fo:line-height="115%" style:writing-mode="lr-tb"/>
    </style:style>
    <style:style style:name="T451_1" style:family="text"/>
    <style:style style:name="T451_2" style:family="text"/>
    <style:style style:name="T451_3" style:family="text"/>
    <style:style style:name="T451_4" style:family="text"/>
    <style:style style:name="T451_5" style:family="text"/>
    <style:style style:name="T451_6" style:family="text"/>
    <style:style style:name="T451_7" style:family="text"/>
    <style:style style:name="T451_8" style:family="text"/>
    <style:style style:name="T451_9" style:family="text"/>
    <style:style style:name="T451_10" style:family="text"/>
    <style:style style:name="T451_11" style:family="text"/>
    <style:style style:name="T451_12" style:family="text"/>
    <style:style style:name="T451_13" style:family="text"/>
    <style:style style:name="T451_14" style:family="text"/>
    <style:style style:name="T451_15" style:family="text"/>
    <style:style style:name="T451_16" style:family="text"/>
    <style:style style:name="T451_17" style:family="text"/>
    <style:style style:name="T451_18" style:family="text"/>
    <style:style style:name="T451_19" style:family="text"/>
    <style:style style:name="T451_20" style:family="text"/>
    <style:style style:name="T451_21" style:family="text"/>
    <style:style style:name="T451_22" style:family="text"/>
    <style:style style:name="T451_23" style:family="text"/>
    <style:style style:name="T451_24" style:family="text"/>
    <style:style style:name="T451_25" style:family="text"/>
    <style:style style:name="T451_26" style:family="text"/>
    <style:style style:name="T451_27" style:family="text"/>
    <style:style style:name="T451_28" style:family="text"/>
    <style:style style:name="T451_29" style:family="text"/>
    <style:style style:name="T451_30" style:family="text"/>
    <style:style style:name="P452" style:family="paragraph" style:parent-style-name="Standard">
      <style:paragraph-properties fo:break-before="auto" fo:line-height="115%" style:writing-mode="lr-tb"/>
    </style:style>
    <style:style style:name="P453" style:family="paragraph" style:parent-style-name="Standard">
      <style:paragraph-properties fo:break-before="auto" fo:line-height="115%" style:writing-mode="lr-tb"/>
    </style:style>
    <style:style style:name="P454" style:family="paragraph" style:parent-style-name="Standard">
      <style:paragraph-properties fo:break-before="auto" fo:line-height="115%" style:writing-mode="lr-tb"/>
    </style:style>
    <style:style style:name="T454_1" style:family="text"/>
    <style:style style:name="T454_2" style:family="text"/>
    <style:style style:name="T454_3" style:family="text"/>
    <style:style style:name="T454_4" style:family="text"/>
    <style:style style:name="T454_5" style:family="text"/>
    <style:style style:name="T454_6" style:family="text"/>
    <style:style style:name="T454_7" style:family="text"/>
    <style:style style:name="T454_8" style:family="text"/>
    <style:style style:name="T454_9" style:family="text"/>
    <style:style style:name="T454_10" style:family="text"/>
    <style:style style:name="T454_11" style:family="text"/>
    <style:style style:name="T454_12" style:family="text"/>
    <style:style style:name="T454_13" style:family="text"/>
    <style:style style:name="T454_14" style:family="text"/>
    <style:style style:name="P455" style:family="paragraph" style:parent-style-name="Standard">
      <style:paragraph-properties fo:break-before="auto" fo:line-height="115%" style:writing-mode="lr-tb"/>
    </style:style>
    <style:style style:name="T455_1" style:family="text"/>
    <style:style style:name="T455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455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455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455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455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455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455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455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455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455_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455_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455_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455_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455_15" style:family="text">
      <style:text-properties fo:font-style="italic" style:font-style-asian="italic" style:font-style-complex="italic" fo:font-weight="bold" style:font-weight-asian="bold" style:font-weight-complex="bold"/>
    </style:style>
    <style:style style:name="P456" style:family="paragraph" style:parent-style-name="Standard">
      <style:paragraph-properties fo:break-before="auto" fo:line-height="115%" style:writing-mode="lr-tb"/>
    </style:style>
    <style:style style:name="T456_1" style:family="text"/>
    <style:style style:name="T456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456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456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456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456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456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456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456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456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456_11" style:family="text">
      <style:text-properties fo:font-style="italic" style:font-style-asian="italic" style:font-style-complex="italic" fo:font-weight="bold" style:font-weight-asian="bold" style:font-weight-complex="bold"/>
    </style:style>
    <style:style style:name="P457" style:family="paragraph" style:parent-style-name="Standard">
      <style:paragraph-properties fo:break-before="auto" fo:line-height="115%" style:writing-mode="lr-tb"/>
    </style:style>
    <style:style style:name="P458" style:family="paragraph" style:parent-style-name="Standard">
      <style:paragraph-properties fo:break-before="auto" fo:line-height="115%" style:writing-mode="lr-tb"/>
    </style:style>
    <style:style style:name="P459" style:family="paragraph" style:parent-style-name="Standard">
      <style:paragraph-properties fo:break-before="auto" fo:line-height="115%" style:writing-mode="lr-tb"/>
    </style:style>
    <style:style style:name="T459_1" style:family="text"/>
    <style:style style:name="T459_2" style:family="text"/>
    <style:style style:name="T459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459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459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459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459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459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459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459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459_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459_12" style:family="text">
      <style:text-properties fo:font-style="italic" style:font-style-asian="italic" style:font-style-complex="italic" fo:font-weight="bold" style:font-weight-asian="bold" style:font-weight-complex="bold"/>
    </style:style>
    <style:style style:name="P460" style:family="paragraph" style:parent-style-name="Standard">
      <style:paragraph-properties fo:break-before="auto" fo:line-height="115%" style:writing-mode="lr-tb"/>
    </style:style>
    <style:style style:name="T460_1" style:family="text"/>
    <style:style style:name="T460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460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460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460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460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460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460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460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460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460_11" style:family="text">
      <style:text-properties fo:font-style="italic" style:font-style-asian="italic" style:font-style-complex="italic" fo:font-weight="bold" style:font-weight-asian="bold" style:font-weight-complex="bold"/>
    </style:style>
    <style:style style:name="P461" style:family="paragraph" style:parent-style-name="Standard">
      <style:paragraph-properties fo:break-before="auto" fo:line-height="115%" style:writing-mode="lr-tb"/>
    </style:style>
    <style:style style:name="T461_1" style:family="text"/>
    <style:style style:name="T461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461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461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461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461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461_7" style:family="text">
      <style:text-properties fo:font-style="italic" style:font-style-asian="italic" style:font-style-complex="italic" fo:font-weight="bold" style:font-weight-asian="bold" style:font-weight-complex="bold"/>
    </style:style>
    <style:style style:name="P462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font-weight="bold" style:font-weight-asian="bold" style:font-weight-complex="bold"/>
    </style:style>
    <style:style style:name="P463" style:family="paragraph" style:parent-style-name="Standard">
      <style:paragraph-properties fo:break-before="auto" fo:line-height="115%" style:writing-mode="lr-tb"/>
    </style:style>
    <style:style style:name="P464" style:family="paragraph" style:parent-style-name="Standard">
      <style:paragraph-properties fo:break-before="auto" fo:line-height="115%" style:writing-mode="lr-tb"/>
    </style:style>
    <style:style style:name="T464_1" style:family="text"/>
    <style:style style:name="P465" style:family="paragraph" style:parent-style-name="Standard">
      <style:paragraph-properties fo:break-before="auto" fo:line-height="115%" style:writing-mode="lr-tb"/>
    </style:style>
    <style:style style:name="T465_1" style:family="text"/>
    <style:style style:name="T465_2" style:family="text"/>
    <style:style style:name="T465_3" style:family="text"/>
    <style:style style:name="T465_4" style:family="text"/>
    <style:style style:name="T465_5" style:family="text"/>
    <style:style style:name="T465_6" style:family="text"/>
    <style:style style:name="T465_7" style:family="text"/>
    <style:style style:name="T465_8" style:family="text"/>
    <style:style style:name="T465_9" style:family="text"/>
    <style:style style:name="T465_10" style:family="text"/>
    <style:style style:name="T465_11" style:family="text"/>
    <style:style style:name="T465_12" style:family="text"/>
    <style:style style:name="T465_13" style:family="text"/>
    <style:style style:name="T465_14" style:family="text"/>
    <style:style style:name="T465_15" style:family="text"/>
    <style:style style:name="T465_16" style:family="text"/>
    <style:style style:name="P466" style:family="paragraph" style:parent-style-name="Standard">
      <style:paragraph-properties fo:break-before="auto" fo:line-height="115%" style:writing-mode="lr-tb"/>
    </style:style>
    <style:style style:name="P467" style:family="paragraph" style:parent-style-name="Standard">
      <style:paragraph-properties fo:break-before="auto" fo:line-height="115%" style:writing-mode="lr-tb"/>
    </style:style>
    <style:style style:name="T467_1" style:family="text"/>
    <style:style style:name="T467_2" style:family="text"/>
    <style:style style:name="T467_3" style:family="text"/>
    <style:style style:name="T467_4" style:family="text"/>
    <style:style style:name="T467_5" style:family="text"/>
    <style:style style:name="T467_6" style:family="text"/>
    <style:style style:name="T467_7" style:family="text"/>
    <style:style style:name="T467_8" style:family="text"/>
    <style:style style:name="T467_9" style:family="text"/>
    <style:style style:name="T467_10" style:family="text"/>
    <style:style style:name="T467_11" style:family="text"/>
    <style:style style:name="T467_12" style:family="text"/>
    <style:style style:name="T467_13" style:family="text"/>
    <style:style style:name="T467_14" style:family="text"/>
    <style:style style:name="T467_15" style:family="text"/>
    <style:style style:name="T467_16" style:family="text"/>
    <style:style style:name="T467_17" style:family="text"/>
    <style:style style:name="T467_18" style:family="text"/>
    <style:style style:name="T467_19" style:family="text"/>
    <style:style style:name="T467_20" style:family="text"/>
    <style:style style:name="T467_21" style:family="text"/>
    <style:style style:name="T467_22" style:family="text"/>
    <style:style style:name="T467_23" style:family="text"/>
    <style:style style:name="T467_24" style:family="text"/>
    <style:style style:name="T467_25" style:family="text"/>
    <style:style style:name="T467_26" style:family="text"/>
    <style:style style:name="T467_27" style:family="text"/>
    <style:style style:name="T467_28" style:family="text"/>
    <style:style style:name="T467_29" style:family="text"/>
    <style:style style:name="T467_30" style:family="text"/>
    <style:style style:name="T467_31" style:family="text"/>
    <style:style style:name="T467_32" style:family="text"/>
    <style:style style:name="P468" style:family="paragraph" style:parent-style-name="Standard">
      <style:paragraph-properties fo:break-before="auto" fo:line-height="115%" style:writing-mode="lr-tb"/>
    </style:style>
    <style:style style:name="P469" style:family="paragraph" style:parent-style-name="Standard">
      <style:paragraph-properties fo:break-before="auto" fo:line-height="115%" style:writing-mode="lr-tb"/>
    </style:style>
    <style:style style:name="P470" style:family="paragraph" style:parent-style-name="Standard">
      <style:paragraph-properties fo:break-before="auto" fo:line-height="115%" style:writing-mode="lr-tb"/>
    </style:style>
    <style:style style:name="T470_1" style:family="text"/>
    <style:style style:name="T470_2" style:family="text"/>
    <style:style style:name="T470_3" style:family="text"/>
    <style:style style:name="T470_4" style:family="text"/>
    <style:style style:name="T470_5" style:family="text"/>
    <style:style style:name="T470_6" style:family="text"/>
    <style:style style:name="T470_7" style:family="text"/>
    <style:style style:name="T470_8" style:family="text"/>
    <style:style style:name="P471" style:family="paragraph" style:parent-style-name="Standard">
      <style:paragraph-properties fo:break-before="auto" fo:line-height="115%" style:writing-mode="lr-tb"/>
    </style:style>
    <style:style style:name="T471_1" style:family="text"/>
    <style:style style:name="T471_2" style:family="text"/>
    <style:style style:name="T471_3" style:family="text"/>
    <style:style style:name="T471_4" style:family="text"/>
    <style:style style:name="T471_5" style:family="text"/>
    <style:style style:name="T471_6" style:family="text"/>
    <style:style style:name="T471_7" style:family="text"/>
    <style:style style:name="T471_8" style:family="text"/>
    <style:style style:name="T471_9" style:family="text"/>
    <style:style style:name="T471_10" style:family="text"/>
    <style:style style:name="T471_11" style:family="text"/>
    <style:style style:name="T471_12" style:family="text"/>
    <style:style style:name="T471_13" style:family="text"/>
    <style:style style:name="T471_14" style:family="text"/>
    <style:style style:name="T471_15" style:family="text"/>
    <style:style style:name="T471_16" style:family="text"/>
    <style:style style:name="T471_17" style:family="text"/>
    <style:style style:name="T471_18" style:family="text"/>
    <style:style style:name="T471_19" style:family="text"/>
    <style:style style:name="T471_20" style:family="text"/>
    <style:style style:name="T471_21" style:family="text"/>
    <style:style style:name="T471_22" style:family="text"/>
    <style:style style:name="T471_23" style:family="text"/>
    <style:style style:name="T471_24" style:family="text"/>
    <style:style style:name="T471_25" style:family="text"/>
    <style:style style:name="T471_26" style:family="text"/>
    <style:style style:name="T471_27" style:family="text"/>
    <style:style style:name="T471_28" style:family="text"/>
    <style:style style:name="T471_29" style:family="text"/>
    <style:style style:name="T471_30" style:family="text"/>
    <style:style style:name="T471_31" style:family="text"/>
    <style:style style:name="T471_32" style:family="text"/>
    <style:style style:name="T471_33" style:family="text"/>
    <style:style style:name="T471_34" style:family="text"/>
    <style:style style:name="T471_35" style:family="text"/>
    <style:style style:name="T471_36" style:family="text"/>
    <style:style style:name="T471_37" style:family="text"/>
    <style:style style:name="T471_38" style:family="text"/>
    <style:style style:name="T471_39" style:family="text"/>
    <style:style style:name="T471_40" style:family="text"/>
    <style:style style:name="T471_41" style:family="text"/>
    <style:style style:name="T471_42" style:family="text"/>
    <style:style style:name="T471_43" style:family="text"/>
    <style:style style:name="T471_44" style:family="text"/>
    <style:style style:name="T471_45" style:family="text"/>
    <style:style style:name="T471_46" style:family="text"/>
    <style:style style:name="T471_47" style:family="text"/>
    <style:style style:name="T471_48" style:family="text"/>
    <style:style style:name="P472" style:family="paragraph" style:parent-style-name="Standard">
      <style:paragraph-properties fo:break-before="auto" fo:line-height="115%" style:writing-mode="lr-tb"/>
    </style:style>
    <style:style style:name="P473" style:family="paragraph" style:parent-style-name="Standard">
      <style:paragraph-properties fo:break-before="auto" fo:line-height="115%" style:writing-mode="lr-tb"/>
    </style:style>
    <style:style style:name="T473_1" style:family="text"/>
    <style:style style:name="P474" style:family="paragraph" style:parent-style-name="Standard">
      <style:paragraph-properties fo:break-before="auto" fo:line-height="115%" style:writing-mode="lr-tb"/>
    </style:style>
    <style:style style:name="P475" style:family="paragraph" style:parent-style-name="Standard">
      <style:paragraph-properties fo:break-before="auto" fo:line-height="115%" style:writing-mode="lr-tb"/>
    </style:style>
    <style:style style:name="T475_1" style:family="text"/>
    <style:style style:name="T475_2" style:family="text"/>
    <style:style style:name="P476" style:family="paragraph" style:parent-style-name="Standard">
      <style:paragraph-properties fo:break-before="auto" fo:text-indent="0cm" fo:line-height="115%" fo:margin-left="0cm" style:writing-mode="lr-tb"/>
    </style:style>
    <style:style style:name="T476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476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476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476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476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476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476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476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476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476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476_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476_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476_13" style:family="text">
      <style:text-properties fo:font-style="italic" style:font-style-asian="italic" style:font-style-complex="italic" fo:font-weight="bold" style:font-weight-asian="bold" style:font-weight-complex="bold"/>
    </style:style>
    <style:style style:name="P477" style:family="paragraph" style:parent-style-name="Standard">
      <style:paragraph-properties fo:break-before="auto" fo:line-height="115%" style:writing-mode="lr-tb"/>
    </style:style>
    <style:style style:name="T477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477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477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477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477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477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477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477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477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477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477_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477_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477_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477_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477_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477_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477_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477_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477_19" style:family="text">
      <style:text-properties fo:font-style="italic" style:font-style-asian="italic" style:font-style-complex="italic" fo:font-weight="bold" style:font-weight-asian="bold" style:font-weight-complex="bold"/>
    </style:style>
    <style:style style:name="T477_20" style:family="text"/>
    <style:style style:name="P478" style:family="paragraph" style:parent-style-name="Standard">
      <style:paragraph-properties fo:break-before="auto" fo:line-height="115%" style:writing-mode="lr-tb"/>
    </style:style>
    <style:style style:name="T478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478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478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478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478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478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478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478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478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478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478_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478_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478_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478_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478_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478_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478_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478_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478_19" style:family="text">
      <style:text-properties fo:font-style="italic" style:font-style-asian="italic" style:font-style-complex="italic" fo:font-weight="bold" style:font-weight-asian="bold" style:font-weight-complex="bold"/>
    </style:style>
    <style:style style:name="P479" style:family="paragraph" style:parent-style-name="Standard">
      <style:paragraph-properties fo:break-before="auto" fo:line-height="115%" style:writing-mode="lr-tb"/>
    </style:style>
    <style:style style:name="P480" style:family="paragraph" style:parent-style-name="Standard">
      <style:paragraph-properties fo:break-before="auto" fo:line-height="115%" style:writing-mode="lr-tb"/>
    </style:style>
    <style:style style:name="P481" style:family="paragraph" style:parent-style-name="Standard">
      <style:paragraph-properties fo:break-before="auto" fo:line-height="115%" style:writing-mode="lr-tb"/>
    </style:style>
    <style:style style:name="P482" style:family="paragraph" style:parent-style-name="Standard">
      <style:paragraph-properties fo:break-before="auto" fo:line-height="115%" style:writing-mode="lr-tb"/>
    </style:style>
    <style:style style:name="P483" style:family="paragraph" style:parent-style-name="Standard">
      <style:paragraph-properties fo:break-before="auto" fo:line-height="115%" style:writing-mode="lr-tb"/>
    </style:style>
    <style:style style:name="P484" style:family="paragraph" style:parent-style-name="Standard">
      <style:paragraph-properties fo:break-before="auto" fo:line-height="115%" style:writing-mode="lr-tb"/>
    </style:style>
    <style:style style:name="P485" style:family="paragraph" style:parent-style-name="Standard">
      <style:paragraph-properties fo:break-before="auto" fo:line-height="115%" style:writing-mode="lr-tb"/>
    </style:style>
    <style:style style:name="T485_1" style:family="text"/>
    <style:style style:name="T485_2" style:family="text"/>
    <style:style style:name="T485_3" style:family="text"/>
    <style:style style:name="T485_4" style:family="text"/>
    <style:style style:name="T485_5" style:family="text"/>
    <style:style style:name="T485_6" style:family="text"/>
    <style:style style:name="P486" style:family="paragraph" style:parent-style-name="Standard">
      <style:paragraph-properties fo:break-before="auto" fo:text-indent="1.27cm" fo:line-height="115%" style:writing-mode="lr-tb"/>
    </style:style>
    <style:style style:name="T486_1" style:family="text"/>
    <style:style style:name="T486_2" style:family="text"/>
    <style:style style:name="T486_3" style:family="text"/>
    <style:style style:name="T486_4" style:family="text"/>
    <style:style style:name="T486_5" style:family="text"/>
    <style:style style:name="T486_6" style:family="text"/>
    <style:style style:name="P487" style:family="paragraph" style:parent-style-name="Standard">
      <style:paragraph-properties fo:break-before="auto" fo:line-height="115%" style:writing-mode="lr-tb"/>
    </style:style>
    <style:style style:name="T487_1" style:family="text"/>
    <style:style style:name="T487_2" style:family="text"/>
    <style:style style:name="P488" style:family="paragraph" style:parent-style-name="Standard">
      <style:paragraph-properties fo:break-before="auto" fo:line-height="115%" style:writing-mode="lr-tb"/>
    </style:style>
    <style:style style:name="T488_1" style:family="text"/>
    <style:style style:name="T488_2" style:family="text"/>
    <style:style style:name="T488_3" style:family="text"/>
    <style:style style:name="T488_4" style:family="text"/>
    <style:style style:name="T488_5" style:family="text"/>
    <style:style style:name="T488_6" style:family="text"/>
    <style:style style:name="T488_7" style:family="text"/>
    <style:style style:name="T488_8" style:family="text"/>
    <style:style style:name="T488_9" style:family="text"/>
    <style:style style:name="T488_10" style:family="text"/>
    <style:style style:name="T488_11" style:family="text"/>
    <style:style style:name="T488_12" style:family="text"/>
    <style:style style:name="T488_13" style:family="text"/>
    <style:style style:name="T488_14" style:family="text"/>
    <style:style style:name="T488_15" style:family="text"/>
    <style:style style:name="T488_16" style:family="text"/>
    <style:style style:name="T488_17" style:family="text"/>
    <style:style style:name="T488_18" style:family="text"/>
  </office:automatic-styles>
  <office:body>
    <office:text>
      <text:p text:style-name="P1"><text:span text:style-name="T1_1">Arrumando</text:span><text:span text:style-name="T1_2"><text:s/></text:span><text:span text:style-name="T1_3">a</text:span><text:span text:style-name="T1_4"><text:s/></text:span><text:span text:style-name="T1_5">fase</text:span><text:span text:style-name="T1_6"><text:s/>1</text:span></text:p>
      <text:p text:style-name="P2"/>
      <text:p text:style-name="P3"><text:span text:style-name="T3_1">Requisitos</text:span><text:span text:style-name="T3_2"><text:s/></text:span><text:span text:style-name="T3_3">funcionais</text:span><text:span text:style-name="T3_4">:</text:span></text:p>
      <text:p text:style-name="P4"/>
      <text:p text:style-name="P5"><text:span text:style-name="T5_1">=====================================================================</text:span></text:p>
      <text:p text:style-name="P6"><text:span text:style-name="T6_1">Versão</text:span><text:span text:style-name="T6_2"><text:s/>3<text:s/>(</text:span><text:span text:style-name="T6_3">modificada</text:span><text:span text:style-name="T6_4"><text:s/></text:span><text:span text:style-name="T6_5">dia</text:span><text:span text:style-name="T6_6"><text:s/>26/10)<text:s/>-<text:s/></text:span><text:span text:style-name="T6_7">Atualização</text:span><text:span text:style-name="T6_8"><text:s/></text:span><text:span text:style-name="T6_9">e</text:span><text:span text:style-name="T6_10"><text:s/></text:span><text:span text:style-name="T6_11">modificações</text:span><text:span text:style-name="T6_12"><text:s/></text:span><text:span text:style-name="T6_13">na</text:span><text:span text:style-name="T6_14"><text:s/></text:span><text:span text:style-name="T6_15">estrutura</text:span><text:span text:style-name="T6_16"><text:s/></text:span><text:span text:style-name="T6_17">dos</text:span><text:span text:style-name="T6_18"><text:s/></text:span><text:span text:style-name="T6_19">requisitos</text:span></text:p>
      <text:p text:style-name="P7"><text:span text:style-name="T7_1">=====================================================================</text:span></text:p>
      <text:p text:style-name="P8"/>
      <text:p text:style-name="P9"/>
      <text:p text:style-name="P10"><text:span text:style-name="T10_1">-<text:s/></text:span><text:span text:style-name="T10_2">Esse</text:span><text:span text:style-name="T10_3"><text:s/></text:span><text:span text:style-name="T10_4">sistema</text:span><text:span text:style-name="T10_5"><text:s/></text:span><text:span text:style-name="T10_6">tem</text:span><text:span text:style-name="T10_7"><text:s/></text:span><text:span text:style-name="T10_8">como</text:span><text:span text:style-name="T10_9"><text:s/></text:span><text:span text:style-name="T10_10">objetivo</text:span><text:span text:style-name="T10_11"><text:s/></text:span><text:span text:style-name="T10_12">viabilizar</text:span><text:span text:style-name="T10_13"><text:s/></text:span><text:span text:style-name="T10_14">um</text:span><text:span text:style-name="T10_15"><text:s/></text:span><text:span text:style-name="T10_16">prontuário</text:span><text:span text:style-name="T10_17"><text:s/></text:span><text:span text:style-name="T10_18">digital</text:span><text:span text:style-name="T10_19"><text:s/></text:span><text:span text:style-name="T10_20">contendo</text:span><text:span text:style-name="T10_21"><text:s/></text:span><text:span text:style-name="T10_22">informações</text:span><text:span text:style-name="T10_23"><text:s/></text:span><text:span text:style-name="T10_24">dos</text:span><text:span text:style-name="T10_25"><text:s/></text:span><text:span text:style-name="T10_26">pacientes</text:span><text:span text:style-name="T10_27"><text:s/></text:span><text:span text:style-name="T10_28">por</text:span><text:span text:style-name="T10_29"><text:s/></text:span><text:span text:style-name="T10_30">meio</text:span><text:span text:style-name="T10_31"><text:s/></text:span><text:span text:style-name="T10_32">de</text:span><text:span text:style-name="T10_33"><text:s/></text:span><text:span text:style-name="T10_34">uma</text:span><text:span text:style-name="T10_35"><text:s/></text:span><text:span text:style-name="T10_36">consulta</text:span><text:span text:style-name="T10_37">.</text:span></text:p>
      <text:p text:style-name="P11"/>
      <text:p text:style-name="P12"><text:span text:style-name="T12_1">-<text:s/></text:span><text:span text:style-name="T12_2">Nesse</text:span><text:span text:style-name="T12_3"><text:s/></text:span><text:span text:style-name="T12_4">sistema</text:span><text:span text:style-name="T12_5"><text:s/></text:span><text:span text:style-name="T12_6">serão</text:span><text:span text:style-name="T12_7"><text:s/></text:span><text:span text:style-name="T12_8">inclusas</text:span><text:span text:style-name="T12_9"><text:s/></text:span><text:span text:style-name="T12_10">doenças</text:span><text:span text:style-name="T12_11"><text:s/></text:span><text:span text:style-name="T12_12">relacionadas</text:span><text:span text:style-name="T12_13"><text:s/></text:span><text:span text:style-name="T12_14">aos</text:span><text:span text:style-name="T12_15"><text:s/></text:span><text:span text:style-name="T12_16">pacientes</text:span><text:span text:style-name="T12_17"><text:s/></text:span><text:span text:style-name="T12_18">e</text:span><text:span text:style-name="T12_19"><text:s/></text:span><text:span text:style-name="T12_20">os</text:span><text:span text:style-name="T12_21"><text:s/></text:span><text:span text:style-name="T12_22">médicos</text:span><text:span text:style-name="T12_23"><text:s/></text:span><text:span text:style-name="T12_24">que</text:span><text:span text:style-name="T12_25"><text:s/></text:span><text:span text:style-name="T12_26">estão</text:span><text:span text:style-name="T12_27"><text:s/></text:span><text:span text:style-name="T12_28">acompanhando</text:span><text:span text:style-name="T12_29"><text:s/></text:span><text:span text:style-name="T12_30">o</text:span><text:span text:style-name="T12_31"><text:s/></text:span><text:span text:style-name="T12_32">progresso</text:span><text:span text:style-name="T12_33"><text:s/></text:span><text:span text:style-name="T12_34">do</text:span><text:span text:style-name="T12_35"><text:s/></text:span><text:span text:style-name="T12_36">tratamento</text:span><text:span text:style-name="T12_37">,<text:s/></text:span><text:span text:style-name="T12_38">a</text:span><text:span text:style-name="T12_39"><text:s/></text:span><text:span text:style-name="T12_40">dosagem</text:span><text:span text:style-name="T12_41"><text:s/></text:span><text:span text:style-name="T12_42">dos</text:span><text:span text:style-name="T12_43"><text:s/></text:span><text:span text:style-name="T12_44">medicamentos</text:span><text:span text:style-name="T12_45">,<text:s/></text:span><text:span text:style-name="T12_46">local</text:span><text:span text:style-name="T12_47"><text:s/></text:span><text:span text:style-name="T12_48">e</text:span><text:span text:style-name="T12_49"><text:s/></text:span><text:span text:style-name="T12_50">procedimentos</text:span><text:span text:style-name="T12_51"><text:s/></text:span><text:span text:style-name="T12_52">adotados</text:span><text:span text:style-name="T12_53"><text:s/></text:span><text:span text:style-name="T12_54">para</text:span><text:span text:style-name="T12_55"><text:s/></text:span><text:span text:style-name="T12_56">o</text:span><text:span text:style-name="T12_57"><text:s/></text:span><text:span text:style-name="T12_58">tratamento</text:span><text:span text:style-name="T12_59">,<text:s/></text:span><text:span text:style-name="T12_60">análise</text:span><text:span text:style-name="T12_61"><text:s/></text:span><text:span text:style-name="T12_62">dos</text:span><text:span text:style-name="T12_63"><text:s/></text:span><text:span text:style-name="T12_64">exames</text:span><text:span text:style-name="T12_65"><text:s/></text:span><text:span text:style-name="T12_66">e</text:span><text:span text:style-name="T12_67"><text:s/></text:span><text:span text:style-name="T12_68">também</text:span><text:span text:style-name="T12_69"><text:s/></text:span><text:span text:style-name="T12_70">a</text:span><text:span text:style-name="T12_71"><text:s/></text:span><text:span text:style-name="T12_72">manutenção</text:span><text:span text:style-name="T12_73"><text:s/></text:span><text:span text:style-name="T12_74">do</text:span><text:span text:style-name="T12_75"><text:s/></text:span><text:span text:style-name="T12_76">histórico</text:span><text:span text:style-name="T12_77"><text:s/></text:span><text:span text:style-name="T12_78">referente</text:span><text:span text:style-name="T12_79"><text:s/></text:span><text:span text:style-name="T12_80">à</text:span><text:span text:style-name="T12_81"><text:s/></text:span><text:span text:style-name="T12_82">evolução</text:span><text:span text:style-name="T12_83"><text:s/></text:span><text:span text:style-name="T12_84">do</text:span><text:span text:style-name="T12_85"><text:s/></text:span><text:span text:style-name="T12_86">estado</text:span><text:span text:style-name="T12_87"><text:s/></text:span><text:span text:style-name="T12_88">de</text:span><text:span text:style-name="T12_89"><text:s/></text:span><text:span text:style-name="T12_90">saúde</text:span><text:span text:style-name="T12_91"><text:s/></text:span><text:span text:style-name="T12_92">do</text:span><text:span text:style-name="T12_93"><text:s/></text:span><text:span text:style-name="T12_94">enfermo</text:span><text:span text:style-name="T12_95">.</text:span></text:p>
      <text:p text:style-name="P13"/>
      <text:p text:style-name="P14"/>
      <text:p text:style-name="P15"><text:span text:style-name="T15_1">-<text:s/></text:span><text:span text:style-name="T15_2">Uma</text:span><text:span text:style-name="T15_3"><text:s/></text:span><text:span text:style-name="T15_4">doença</text:span><text:span text:style-name="T15_5"><text:s/></text:span><text:span text:style-name="T15_6">está</text:span><text:span text:style-name="T15_7"><text:s/></text:span><text:span text:style-name="T15_8">estruturada</text:span><text:span text:style-name="T15_9"><text:s/></text:span><text:span text:style-name="T15_10">em</text:span><text:span text:style-name="T15_11"><text:s/></text:span><text:span text:style-name="T15_12">hierarquia</text:span><text:span text:style-name="T15_13">,<text:s/></text:span><text:span text:style-name="T15_14">podendo</text:span><text:span text:style-name="T15_15"><text:s/></text:span><text:span text:style-name="T15_16">ser</text:span><text:span text:style-name="T15_17"><text:s/></text:span><text:span text:style-name="T15_18">uma</text:span><text:span text:style-name="T15_19"><text:s/></text:span><text:span text:style-name="T15_20">subcategoria</text:span><text:span text:style-name="T15_21"><text:s/></text:span><text:span text:style-name="T15_22">de</text:span><text:span text:style-name="T15_23"><text:s/></text:span><text:span text:style-name="T15_24">outra</text:span><text:span text:style-name="T15_25">,<text:s/></text:span><text:span text:style-name="T15_26">isto</text:span><text:span text:style-name="T15_27"><text:s/></text:span><text:span text:style-name="T15_28">é</text:span><text:span text:style-name="T15_29">,<text:s/></text:span><text:span text:style-name="T15_30">pode</text:span><text:span text:style-name="T15_31"><text:s/></text:span><text:span text:style-name="T15_32">haver</text:span><text:span text:style-name="T15_33"><text:s/></text:span><text:span text:style-name="T15_34">uma</text:span><text:span text:style-name="T15_35"><text:s/></text:span><text:span text:style-name="T15_36">doença</text:span><text:span text:style-name="T15_37"><text:s/></text:span><text:span text:style-name="T15_38">mais</text:span><text:span text:style-name="T15_39"><text:s/></text:span><text:span text:style-name="T15_40">genérica</text:span><text:span text:style-name="T15_41"><text:s/></text:span><text:span text:style-name="T15_42">que</text:span><text:span text:style-name="T15_43"><text:s/></text:span><text:span text:style-name="T15_44">engloba</text:span><text:span text:style-name="T15_45"><text:s/></text:span><text:span text:style-name="T15_46">outras</text:span><text:span text:style-name="T15_47">,<text:s/></text:span><text:span text:style-name="T15_48">de</text:span><text:span text:style-name="T15_49"><text:s/></text:span><text:span text:style-name="T15_50">acordo</text:span><text:span text:style-name="T15_51"><text:s/></text:span><text:span text:style-name="T15_52">com</text:span><text:span text:style-name="T15_53"><text:s/></text:span><text:span text:style-name="T15_54">a</text:span><text:span text:style-name="T15_55"><text:s/></text:span><text:span text:style-name="T15_56">Classificação</text:span><text:span text:style-name="T15_57"><text:s/></text:span><text:span text:style-name="T15_58">Internacional</text:span><text:span text:style-name="T15_59"><text:s/></text:span><text:span text:style-name="T15_60">de</text:span><text:span text:style-name="T15_61"><text:s/></text:span><text:span text:style-name="T15_62">Doenças</text:span><text:span text:style-name="T15_63"><text:s/>(</text:span><text:span text:style-name="T15_64">CID</text:span><text:span text:style-name="T15_65">).<text:s/></text:span><text:span text:style-name="T15_66">Se</text:span><text:span text:style-name="T15_67"><text:s/></text:span><text:span text:style-name="T15_68">a</text:span><text:span text:style-name="T15_69"><text:s/></text:span><text:span text:style-name="T15_70">doença</text:span><text:span text:style-name="T15_71"><text:s/></text:span><text:span text:style-name="T15_72">for</text:span><text:span text:style-name="T15_73"><text:s/></text:span><text:span text:style-name="T15_74">crônica</text:span><text:span text:style-name="T15_75">,<text:s/></text:span><text:span text:style-name="T15_76">haverá</text:span><text:span text:style-name="T15_77"><text:s/></text:span><text:span text:style-name="T15_78">uma</text:span><text:span text:style-name="T15_79"><text:s/></text:span><text:span text:style-name="T15_80">indicação</text:span><text:span text:style-name="T15_81">.</text:span></text:p>
      <text:p text:style-name="P16"/>
      <text:p text:style-name="P17"/>
      <text:p text:style-name="P18"><text:span text:style-name="T18_1">-<text:s/></text:span><text:span text:style-name="T18_2">Os</text:span><text:span text:style-name="T18_3"><text:s/></text:span><text:span text:style-name="T18_4">medicamentos</text:span><text:span text:style-name="T18_5"><text:s/></text:span><text:span text:style-name="T18_6">tem</text:span><text:span text:style-name="T18_7"><text:s/></text:span><text:span text:style-name="T18_8">como</text:span><text:span text:style-name="T18_9"><text:s/></text:span><text:span text:style-name="T18_10">objetivo</text:span><text:span text:style-name="T18_11"><text:s/></text:span><text:span text:style-name="T18_12">tratar</text:span><text:span text:style-name="T18_13"><text:s/></text:span><text:span text:style-name="T18_14">uma</text:span><text:span text:style-name="T18_15"><text:s/></text:span><text:span text:style-name="T18_16">ou</text:span><text:span text:style-name="T18_17"><text:s/></text:span><text:span text:style-name="T18_18">mais</text:span><text:span text:style-name="T18_19"><text:s/></text:span><text:span text:style-name="T18_20">doenças</text:span><text:span text:style-name="T18_21"><text:s/></text:span><text:span text:style-name="T18_22">e</text:span><text:span text:style-name="T18_23"><text:s/></text:span><text:span text:style-name="T18_24">possuem</text:span><text:span text:style-name="T18_25"><text:s/></text:span><text:span text:style-name="T18_26">princípios</text:span><text:span text:style-name="T18_27"><text:s/></text:span><text:span text:style-name="T18_28">ativos</text:span><text:span text:style-name="T18_29">,<text:s/></text:span><text:span text:style-name="T18_30">os</text:span><text:span text:style-name="T18_31"><text:s/></text:span><text:span text:style-name="T18_32">quais</text:span><text:span text:style-name="T18_33"><text:s/></text:span><text:span text:style-name="T18_34">se</text:span><text:span text:style-name="T18_35"><text:s/></text:span><text:span text:style-name="T18_36">dividem</text:span><text:span text:style-name="T18_37"><text:s/></text:span><text:span text:style-name="T18_38">em</text:span><text:span text:style-name="T18_39"><text:s/></text:span><text:span text:style-name="T18_40">específico</text:span><text:span text:style-name="T18_41"><text:s/>(</text:span><text:span text:style-name="T18_42">como</text:span><text:span text:style-name="T18_43"><text:s/></text:span><text:span text:style-name="T18_44">é</text:span><text:span text:style-name="T18_45"><text:s/></text:span><text:span text:style-name="T18_46">o</text:span><text:span text:style-name="T18_47"><text:s/></text:span><text:span text:style-name="T18_48">caso</text:span><text:span text:style-name="T18_49"><text:s/></text:span><text:span text:style-name="T18_50">de</text:span><text:span text:style-name="T18_51"><text:s/></text:span><text:span text:style-name="T18_52">analgésicos</text:span><text:span text:style-name="T18_53">,<text:s/></text:span><text:span text:style-name="T18_54">antiinflamatórios</text:span><text:span text:style-name="T18_55">)<text:s/></text:span><text:span text:style-name="T18_56">ou</text:span><text:span text:style-name="T18_57"><text:s/></text:span><text:span text:style-name="T18_58">inespecífico</text:span><text:span text:style-name="T18_59"><text:s/>(</text:span><text:span text:style-name="T18_60">adstringentes</text:span><text:span text:style-name="T18_61">,<text:s/></text:span><text:span text:style-name="T18_62">hidratantes</text:span><text:span text:style-name="T18_63">,<text:s/></text:span><text:span text:style-name="T18_64">entre</text:span><text:span text:style-name="T18_65"><text:s/></text:span><text:span text:style-name="T18_66">outros</text:span><text:span text:style-name="T18_67">).<text:s/></text:span><text:span text:style-name="T18_68">A</text:span><text:span text:style-name="T18_69"><text:s/></text:span><text:span text:style-name="T18_70">concentração</text:span><text:span text:style-name="T18_71"><text:s/></text:span><text:span text:style-name="T18_72">dos</text:span><text:span text:style-name="T18_73"><text:s/></text:span><text:span text:style-name="T18_74">princípios</text:span><text:span text:style-name="T18_75"><text:s/></text:span><text:span text:style-name="T18_76">ativos</text:span><text:span text:style-name="T18_77"><text:s/></text:span><text:span text:style-name="T18_78">presentes</text:span><text:span text:style-name="T18_79"><text:s/></text:span><text:span text:style-name="T18_80">nos</text:span><text:span text:style-name="T18_81"><text:s/></text:span><text:span text:style-name="T18_82">medicamentos</text:span><text:span text:style-name="T18_83"><text:s/></text:span><text:span text:style-name="T18_84">serão</text:span><text:span text:style-name="T18_85"><text:s/></text:span><text:span text:style-name="T18_86">armazenados</text:span><text:span text:style-name="T18_87">.</text:span></text:p>
      <text:p text:style-name="P19"/>
      <text:p text:style-name="P20"/>
      <text:p text:style-name="P21"><text:span text:style-name="T21_1">-<text:s/></text:span><text:span text:style-name="T21_2">Definimos</text:span><text:span text:style-name="T21_3"><text:s/></text:span><text:span text:style-name="T21_4">como</text:span><text:span text:style-name="T21_5"><text:s/></text:span><text:span text:style-name="T21_6">procedimento</text:span><text:span text:style-name="T21_7"><text:s/></text:span><text:span text:style-name="T21_8">médico</text:span><text:span text:style-name="T21_9"><text:s/></text:span><text:span text:style-name="T21_10">todo</text:span><text:span text:style-name="T21_11"><text:s/></text:span><text:span text:style-name="T21_12">exame</text:span><text:span text:style-name="T21_13">,<text:s/></text:span><text:span text:style-name="T21_14">intervenção</text:span><text:span text:style-name="T21_15"><text:s/></text:span><text:span text:style-name="T21_16">cirúrgica</text:span><text:span text:style-name="T21_17">,<text:s/></text:span><text:span text:style-name="T21_18">intervenção</text:span><text:span text:style-name="T21_19"><text:s/></text:span><text:span text:style-name="T21_20">clínica</text:span><text:span text:style-name="T21_21"><text:s/>(</text:span><text:span text:style-name="T21_22">administração</text:span><text:span text:style-name="T21_23"><text:s/></text:span><text:span text:style-name="T21_24">de</text:span><text:span text:style-name="T21_25"><text:s/></text:span><text:span text:style-name="T21_26">medicamentos</text:span><text:span text:style-name="T21_27">),<text:s/></text:span><text:span text:style-name="T21_28">terapias</text:span><text:span text:style-name="T21_29"><text:s/>(</text:span><text:span text:style-name="T21_30">fisioterapia</text:span><text:span text:style-name="T21_31">,<text:s/></text:span><text:span text:style-name="T21_32">acompanhamento</text:span><text:span text:style-name="T21_33"><text:s/></text:span><text:span text:style-name="T21_34">psicológico</text:span><text:span text:style-name="T21_35">,<text:s/></text:span><text:span text:style-name="T21_36">etc</text:span><text:span text:style-name="T21_37">).<text:s/></text:span><text:span text:style-name="T21_38">Todo</text:span><text:span text:style-name="T21_39"><text:s/></text:span><text:span text:style-name="T21_40">procedimento</text:span><text:span text:style-name="T21_41"><text:s/></text:span><text:span text:style-name="T21_42">é</text:span><text:span text:style-name="T21_43"><text:s/></text:span><text:span text:style-name="T21_44">realizado</text:span><text:span text:style-name="T21_45"><text:s/></text:span><text:span text:style-name="T21_46">em</text:span><text:span text:style-name="T21_47"><text:s/></text:span><text:span text:style-name="T21_48">um</text:span><text:span text:style-name="T21_49"><text:s/></text:span><text:span text:style-name="T21_50">estabelecimento</text:span><text:span text:style-name="T21_51"><text:s/></text:span><text:span text:style-name="T21_52">médico</text:span><text:span text:style-name="T21_53"><text:s/></text:span><text:span text:style-name="T21_54">e</text:span><text:span text:style-name="T21_55"><text:s/></text:span><text:span text:style-name="T21_56">pode</text:span><text:span text:style-name="T21_57"><text:s/></text:span><text:span text:style-name="T21_58">utilizar</text:span><text:span text:style-name="T21_59"><text:s/></text:span><text:span text:style-name="T21_60">um</text:span><text:span text:style-name="T21_61"><text:s/></text:span><text:span text:style-name="T21_62">plano</text:span><text:span text:style-name="T21_63"><text:s/></text:span><text:span text:style-name="T21_64">de</text:span><text:span text:style-name="T21_65"><text:s/></text:span><text:span text:style-name="T21_66">saúde</text:span><text:span text:style-name="T21_67">.<text:s/></text:span><text:span text:style-name="T21_68">Caso</text:span><text:span text:style-name="T21_69"><text:s/></text:span><text:span text:style-name="T21_70">não</text:span><text:span text:style-name="T21_71"><text:s/></text:span><text:span text:style-name="T21_72">possua</text:span><text:span text:style-name="T21_73"><text:s/></text:span><text:span text:style-name="T21_74">plano</text:span><text:span text:style-name="T21_75">,<text:s/></text:span><text:span text:style-name="T21_76">foi</text:span><text:span text:style-name="T21_77"><text:s/></text:span><text:span text:style-name="T21_78">realizado</text:span><text:span text:style-name="T21_79"><text:s/></text:span><text:span text:style-name="T21_80">pelo</text:span><text:span text:style-name="T21_81"><text:s/></text:span><text:span text:style-name="T21_82">SUS</text:span><text:span text:style-name="T21_83">.<text:s/></text:span><text:span text:style-name="T21_84">Os</text:span><text:span text:style-name="T21_85"><text:s/></text:span><text:span text:style-name="T21_86">procedimentos</text:span><text:span text:style-name="T21_87"><text:s/></text:span><text:span text:style-name="T21_88">podem</text:span><text:span text:style-name="T21_89"><text:s/></text:span><text:span text:style-name="T21_90">ser</text:span><text:span text:style-name="T21_91"><text:s/></text:span><text:span text:style-name="T21_92">realizados</text:span><text:span text:style-name="T21_93"><text:s/></text:span><text:span text:style-name="T21_94">em</text:span><text:span text:style-name="T21_95"><text:s/></text:span><text:span text:style-name="T21_96">diversos</text:span><text:span text:style-name="T21_97"><text:s/></text:span><text:span text:style-name="T21_98">locais</text:span><text:span text:style-name="T21_99"><text:s/></text:span><text:span text:style-name="T21_100">e</text:span><text:span text:style-name="T21_101"><text:s/></text:span><text:span text:style-name="T21_102">podem</text:span><text:span text:style-name="T21_103"><text:s/></text:span><text:span text:style-name="T21_104">ser</text:span><text:span text:style-name="T21_105"><text:s/></text:span><text:span text:style-name="T21_106">analisados</text:span><text:span text:style-name="T21_107"><text:s/></text:span><text:span text:style-name="T21_108">em</text:span><text:span text:style-name="T21_109"><text:s/></text:span><text:span text:style-name="T21_110">um</text:span><text:span text:style-name="T21_111"><text:s/></text:span><text:span text:style-name="T21_112">outro</text:span><text:span text:style-name="T21_113"><text:s/></text:span><text:span text:style-name="T21_114">atendimento</text:span><text:span text:style-name="T21_115">.<text:s/></text:span><text:span text:style-name="T21_116">A</text:span><text:span text:style-name="T21_117"><text:s/></text:span><text:span text:style-name="T21_118">avaliação</text:span><text:span text:style-name="T21_119"><text:s/></text:span><text:span text:style-name="T21_120">dada</text:span><text:span text:style-name="T21_121"><text:s/></text:span><text:span text:style-name="T21_122">pelo</text:span><text:span text:style-name="T21_123"><text:s/></text:span><text:span text:style-name="T21_124">médico</text:span><text:span text:style-name="T21_125"><text:s/></text:span><text:span text:style-name="T21_126">com</text:span><text:span text:style-name="T21_127"><text:s/></text:span><text:span text:style-name="T21_128">relação</text:span><text:span text:style-name="T21_129"><text:s/></text:span><text:span text:style-name="T21_130">à</text:span><text:span text:style-name="T21_131"><text:s/></text:span><text:span text:style-name="T21_132">qualidade</text:span><text:span text:style-name="T21_133"><text:s/></text:span><text:span text:style-name="T21_134">do</text:span><text:span text:style-name="T21_135"><text:s/></text:span><text:span text:style-name="T21_136">resultado</text:span><text:span text:style-name="T21_137"><text:s/></text:span><text:span text:style-name="T21_138">do</text:span><text:span text:style-name="T21_139"><text:s/></text:span><text:span text:style-name="T21_140">procedimento</text:span><text:span text:style-name="T21_141"><text:s/></text:span><text:span text:style-name="T21_142">se</text:span><text:span text:style-name="T21_143"><text:s/></text:span><text:span text:style-name="T21_144">divide</text:span><text:span text:style-name="T21_145"><text:s/></text:span><text:span text:style-name="T21_146">em</text:span><text:span text:style-name="T21_147">:<text:s/>‘</text:span><text:span text:style-name="T21_148">aproveitado</text:span><text:span text:style-name="T21_149">’,<text:s/>‘</text:span><text:span text:style-name="T21_150">falso</text:span><text:span text:style-name="T21_151"><text:s/></text:span><text:span text:style-name="T21_152">positivo</text:span><text:span text:style-name="T21_153">’<text:s/></text:span><text:span text:style-name="T21_154">ou</text:span><text:span text:style-name="T21_155"><text:s/>‘</text:span><text:span text:style-name="T21_156">refazer</text:span><text:span text:style-name="T21_157">’.</text:span></text:p>
      <text:p text:style-name="P22"/>
      <text:p text:style-name="P23"><text:span text:style-name="T23_1">-<text:s/></text:span><text:span text:style-name="T23_2">Serão</text:span><text:span text:style-name="T23_3"><text:s/></text:span><text:span text:style-name="T23_4">arquivados</text:span><text:span text:style-name="T23_5"><text:s/></text:span><text:span text:style-name="T23_6">todos</text:span><text:span text:style-name="T23_7"><text:s/></text:span><text:span text:style-name="T23_8">os</text:span><text:span text:style-name="T23_9"><text:s/></text:span><text:span text:style-name="T23_10">procedimentos</text:span><text:span text:style-name="T23_11">,<text:s/></text:span><text:span text:style-name="T23_12">prescrições</text:span><text:span text:style-name="T23_13"><text:s/></text:span><text:span text:style-name="T23_14">e</text:span><text:span text:style-name="T23_15"><text:s/></text:span><text:span text:style-name="T23_16">os</text:span><text:span text:style-name="T23_17"><text:s/></text:span><text:span text:style-name="T23_18">resultados</text:span><text:span text:style-name="T23_19"><text:s/></text:span><text:span text:style-name="T23_20">dos</text:span><text:span text:style-name="T23_21"><text:s/></text:span><text:span text:style-name="T23_22">exames</text:span><text:span text:style-name="T23_23"><text:s/></text:span><text:span text:style-name="T23_24">em</text:span><text:span text:style-name="T23_25"><text:s/></text:span><text:span text:style-name="T23_26">forma</text:span><text:span text:style-name="T23_27"><text:s/></text:span><text:span text:style-name="T23_28">de</text:span><text:span text:style-name="T23_29"><text:s/></text:span><text:span text:style-name="T23_30">texto</text:span><text:span text:style-name="T23_31"><text:s/></text:span><text:span text:style-name="T23_32">para</text:span><text:span text:style-name="T23_33"><text:s/></text:span><text:span text:style-name="T23_34">cada</text:span><text:span text:style-name="T23_35"><text:s/></text:span><text:span text:style-name="T23_36">paciente</text:span><text:span text:style-name="T23_37">.</text:span></text:p>
      <text:p text:style-name="P24"/>
      <text:p text:style-name="P25"><text:span text:style-name="T25_1">-<text:s/></text:span><text:span text:style-name="T25_2">Matriz</text:span><text:span text:style-name="T25_3"><text:s/></text:span><text:span text:style-name="T25_4">e</text:span><text:span text:style-name="T25_5"><text:s/></text:span><text:span text:style-name="T25_6">filiais</text:span><text:span text:style-name="T25_7"><text:s/></text:span><text:span text:style-name="T25_8">podem</text:span><text:span text:style-name="T25_9"><text:s/></text:span><text:span text:style-name="T25_10">ser</text:span><text:span text:style-name="T25_11"><text:s/></text:span><text:span text:style-name="T25_12">identificadas</text:span><text:span text:style-name="T25_13"><text:s/></text:span><text:span text:style-name="T25_14">pelo</text:span><text:span text:style-name="T25_15"><text:s/></text:span><text:span text:style-name="T25_16">cnpj</text:span><text:span text:style-name="T25_17">.<text:s/></text:span><text:span text:style-name="T25_18">Por</text:span><text:span text:style-name="T25_19"><text:s/></text:span><text:span text:style-name="T25_20">isso</text:span><text:span text:style-name="T25_21"><text:s/></text:span><text:span text:style-name="T25_22">foi</text:span><text:span text:style-name="T25_23"><text:s/></text:span><text:span text:style-name="T25_24">utilizado</text:span><text:span text:style-name="T25_25"><text:s/></text:span><text:span text:style-name="T25_26">o</text:span><text:span text:style-name="T25_27"><text:s/></text:span><text:span text:style-name="T25_28">cnpj</text:span><text:span text:style-name="T25_29"><text:s/></text:span><text:span text:style-name="T25_30">para</text:span><text:span text:style-name="T25_31"><text:s/></text:span><text:span text:style-name="T25_32">a</text:span><text:span text:style-name="T25_33"><text:s/></text:span><text:span text:style-name="T25_34">identificação</text:span><text:span text:style-name="T25_35"><text:s/></text:span><text:span text:style-name="T25_36">do</text:span><text:span text:style-name="T25_37"><text:s/></text:span><text:span text:style-name="T25_38">estabelecimento</text:span><text:span text:style-name="T25_39"><text:s/></text:span><text:span text:style-name="T25_40">médico</text:span><text:span text:style-name="T25_41">.</text:span></text:p>
      <text:p text:style-name="P26"/>
      <text:p text:style-name="P27"><text:span text:style-name="T27_1">-<text:s/></text:span><text:span text:style-name="T27_2">O</text:span><text:span text:style-name="T27_3"><text:s/></text:span><text:span text:style-name="T27_4">usuário</text:span><text:span text:style-name="T27_5"><text:s/></text:span><text:span text:style-name="T27_6">será</text:span><text:span text:style-name="T27_7"><text:s/></text:span><text:span text:style-name="T27_8">restrito</text:span><text:span text:style-name="T27_9"><text:s/></text:span><text:span text:style-name="T27_10">a</text:span><text:span text:style-name="T27_11"><text:s/></text:span><text:span text:style-name="T27_12">utilizar</text:span><text:span text:style-name="T27_13"><text:s/></text:span><text:span text:style-name="T27_14">no</text:span><text:span text:style-name="T27_15"><text:s/></text:span><text:span text:style-name="T27_16">máximo</text:span><text:span text:style-name="T27_17"><text:s/></text:span><text:span text:style-name="T27_18">um</text:span><text:span text:style-name="T27_19"><text:s/></text:span><text:span text:style-name="T27_20">plano</text:span><text:span text:style-name="T27_21"><text:s/></text:span><text:span text:style-name="T27_22">por</text:span><text:span text:style-name="T27_23"><text:s/></text:span><text:span text:style-name="T27_24">vez</text:span><text:span text:style-name="T27_25">.</text:span></text:p>
      <text:p text:style-name="P28"/>
      <text:p text:style-name="P29"/>
      <text:p text:style-name="P30"><text:span text:style-name="T30_1">-<text:s/></text:span><text:span text:style-name="T30_2">Cada</text:span><text:span text:style-name="T30_3"><text:s/></text:span><text:span text:style-name="T30_4">atendimento</text:span><text:span text:style-name="T30_5"><text:s/></text:span><text:span text:style-name="T30_6">pode</text:span><text:span text:style-name="T30_7"><text:s/></text:span><text:span text:style-name="T30_8">ser</text:span><text:span text:style-name="T30_9"><text:s/></text:span><text:span text:style-name="T30_10">dos</text:span><text:span text:style-name="T30_11"><text:s/></text:span><text:span text:style-name="T30_12">seguintes</text:span><text:span text:style-name="T30_13"><text:s/></text:span><text:span text:style-name="T30_14">tipos</text:span><text:span text:style-name="T30_15">:<text:s/></text:span><text:span text:style-name="T30_16">particular</text:span><text:span text:style-name="T30_17">,<text:s/></text:span><text:span text:style-name="T30_18">plano</text:span><text:span text:style-name="T30_19"><text:s/></text:span><text:span text:style-name="T30_20">de</text:span><text:span text:style-name="T30_21"><text:s/></text:span><text:span text:style-name="T30_22">saúde</text:span><text:span text:style-name="T30_23"><text:s/></text:span><text:span text:style-name="T30_24">ou</text:span><text:span text:style-name="T30_25"><text:s/></text:span><text:span text:style-name="T30_26">SUS</text:span><text:span text:style-name="T30_27">.<text:s/></text:span><text:span text:style-name="T30_28">Em</text:span><text:span text:style-name="T30_29"><text:s/></text:span><text:span text:style-name="T30_30">um</text:span><text:span text:style-name="T30_31"><text:s/></text:span><text:span text:style-name="T30_32">atendimento</text:span><text:span text:style-name="T30_33"><text:s/></text:span><text:span text:style-name="T30_34">uma</text:span><text:span text:style-name="T30_35"><text:s/></text:span><text:span text:style-name="T30_36">doença</text:span><text:span text:style-name="T30_37"><text:s/></text:span><text:span text:style-name="T30_38">pode</text:span><text:span text:style-name="T30_39"><text:s/></text:span><text:span text:style-name="T30_40">ser</text:span><text:span text:style-name="T30_41"><text:s/></text:span><text:span text:style-name="T30_42">diagnosticada</text:span><text:span text:style-name="T30_43"><text:s/></text:span><text:span text:style-name="T30_44">e</text:span><text:span text:style-name="T30_45"><text:s/></text:span><text:span text:style-name="T30_46">a</text:span><text:span text:style-name="T30_47"><text:s/></text:span><text:span text:style-name="T30_48">cada</text:span><text:span text:style-name="T30_49"><text:s/></text:span><text:span text:style-name="T30_50">doença</text:span><text:span text:style-name="T30_51"><text:s/></text:span><text:span text:style-name="T30_52">diagnosticada</text:span><text:span text:style-name="T30_53"><text:s/></text:span><text:span text:style-name="T30_54">o</text:span><text:span text:style-name="T30_55"><text:s/></text:span><text:span text:style-name="T30_56">paciente</text:span><text:span text:style-name="T30_57"><text:s/></text:span><text:span text:style-name="T30_58">pode</text:span><text:span text:style-name="T30_59"><text:s/></text:span><text:span text:style-name="T30_60">checar</text:span><text:span text:style-name="T30_61"><text:s/></text:span><text:span text:style-name="T30_62">se</text:span><text:span text:style-name="T30_63"><text:s/></text:span><text:span text:style-name="T30_64">a</text:span><text:span text:style-name="T30_65"><text:s/></text:span><text:span text:style-name="T30_66">doença</text:span><text:span text:style-name="T30_67"><text:s/></text:span><text:span text:style-name="T30_68">é</text:span><text:span text:style-name="T30_69"><text:s/></text:span><text:span text:style-name="T30_70">crônica</text:span><text:span text:style-name="T30_71"><text:s/></text:span><text:span text:style-name="T30_72">ou</text:span><text:span text:style-name="T30_73"><text:s/></text:span><text:span text:style-name="T30_74">não</text:span><text:span text:style-name="T30_75">.</text:span></text:p>
      <text:p text:style-name="P31"/>
      <text:p text:style-name="P32"><text:span text:style-name="T32_1">-<text:s/></text:span><text:span text:style-name="T32_2">Nos</text:span><text:span text:style-name="T32_3"><text:s/></text:span><text:span text:style-name="T32_4">atendimentos</text:span><text:span text:style-name="T32_5"><text:s/></text:span><text:span text:style-name="T32_6">serão</text:span><text:span text:style-name="T32_7"><text:s/></text:span><text:span text:style-name="T32_8">levantados</text:span><text:span text:style-name="T32_9"><text:s/></text:span><text:span text:style-name="T32_10">sintomas</text:span><text:span text:style-name="T32_11"><text:s/></text:span><text:span text:style-name="T32_12">do</text:span><text:span text:style-name="T32_13"><text:s/></text:span><text:span text:style-name="T32_14">paciente</text:span><text:span text:style-name="T32_15">,<text:s/></text:span><text:span text:style-name="T32_16">podendo</text:span><text:span text:style-name="T32_17"><text:s/></text:span><text:span text:style-name="T32_18">requisitar</text:span><text:span text:style-name="T32_19"><text:s/></text:span><text:span text:style-name="T32_20">novos</text:span><text:span text:style-name="T32_21"><text:s/></text:span><text:span text:style-name="T32_22">exames</text:span><text:span text:style-name="T32_23"><text:s/></text:span><text:span text:style-name="T32_24">ou</text:span><text:span text:style-name="T32_25"><text:s/></text:span><text:span text:style-name="T32_26">não</text:span><text:span text:style-name="T32_27">.<text:s/></text:span><text:span text:style-name="T32_28">Independente</text:span><text:span text:style-name="T32_29"><text:s/></text:span><text:span text:style-name="T32_30">da</text:span><text:span text:style-name="T32_31"><text:s/></text:span><text:span text:style-name="T32_32">decisão</text:span><text:span text:style-name="T32_33"><text:s/></text:span><text:span text:style-name="T32_34">tomada</text:span><text:span text:style-name="T32_35"><text:s/></text:span><text:span text:style-name="T32_36">pelo</text:span><text:span text:style-name="T32_37"><text:s/></text:span><text:span text:style-name="T32_38">médico</text:span><text:span text:style-name="T32_39"><text:s/></text:span><text:span text:style-name="T32_40">a</text:span><text:span text:style-name="T32_41"><text:s/></text:span><text:span text:style-name="T32_42">respeito</text:span><text:span text:style-name="T32_43"><text:s/></text:span><text:span text:style-name="T32_44">da</text:span><text:span text:style-name="T32_45"><text:s/></text:span><text:span text:style-name="T32_46">requisição</text:span><text:span text:style-name="T32_47"><text:s/></text:span><text:span text:style-name="T32_48">de</text:span><text:span text:style-name="T32_49"><text:s/></text:span><text:span text:style-name="T32_50">exames</text:span><text:span text:style-name="T32_51">,<text:s/></text:span><text:span text:style-name="T32_52">tudo</text:span><text:span text:style-name="T32_53"><text:s/></text:span><text:span text:style-name="T32_54">será</text:span><text:span text:style-name="T32_55"><text:s/></text:span><text:span text:style-name="T32_56">registrado</text:span><text:span text:style-name="T32_57"><text:s/></text:span><text:span text:style-name="T32_58">no</text:span><text:span text:style-name="T32_59"><text:s/></text:span><text:span text:style-name="T32_60">histórico</text:span><text:span text:style-name="T32_61">.</text:span></text:p>
      <text:p text:style-name="P33"/>
      <text:p text:style-name="P34"/>
      <text:p text:style-name="P35"><text:span text:style-name="T35_1">-<text:s/></text:span><text:span text:style-name="T35_2">O</text:span><text:span text:style-name="T35_3"><text:s/></text:span><text:span text:style-name="T35_4">sistema</text:span><text:span text:style-name="T35_5"><text:s/></text:span><text:span text:style-name="T35_6">terá</text:span><text:span text:style-name="T35_7"><text:s/></text:span><text:span text:style-name="T35_8">suporte</text:span><text:span text:style-name="T35_9"><text:s/></text:span><text:span text:style-name="T35_10">para</text:span><text:span text:style-name="T35_11"><text:s/></text:span><text:span text:style-name="T35_12">armazenar</text:span><text:span text:style-name="T35_13"><text:s/></text:span><text:span text:style-name="T35_14">informações</text:span><text:span text:style-name="T35_15"><text:s/></text:span><text:span text:style-name="T35_16">de</text:span><text:span text:style-name="T35_17"><text:s/></text:span><text:span text:style-name="T35_18">medicamentos</text:span><text:span text:style-name="T35_19"><text:s/></text:span><text:span text:style-name="T35_20">tais</text:span><text:span text:style-name="T35_21"><text:s/></text:span><text:span text:style-name="T35_22">como</text:span><text:span text:style-name="T35_23"><text:s/></text:span><text:span text:style-name="T35_24">nome</text:span><text:span text:style-name="T35_25">,<text:s/></text:span><text:span text:style-name="T35_26">princípio</text:span><text:span text:style-name="T35_27"><text:s/></text:span><text:span text:style-name="T35_28">ativo</text:span><text:span text:style-name="T35_29"><text:s/></text:span><text:span text:style-name="T35_30">e</text:span><text:span text:style-name="T35_31"><text:s/></text:span><text:span text:style-name="T35_32">a</text:span><text:span text:style-name="T35_33"><text:s/></text:span><text:span text:style-name="T35_34">tarja</text:span><text:span text:style-name="T35_35">.<text:s/></text:span><text:span text:style-name="T35_36">Os</text:span><text:span text:style-name="T35_37"><text:s/></text:span><text:span text:style-name="T35_38">medicamentos</text:span><text:span text:style-name="T35_39"><text:s/></text:span><text:span text:style-name="T35_40">podem</text:span><text:span text:style-name="T35_41"><text:s/></text:span><text:span text:style-name="T35_42">ter</text:span><text:span text:style-name="T35_43"><text:s/></text:span><text:span text:style-name="T35_44">uma</text:span><text:span text:style-name="T35_45"><text:s/></text:span><text:span text:style-name="T35_46">tarja</text:span><text:span text:style-name="T35_47"><text:s/></text:span><text:span text:style-name="T35_48">indicando</text:span><text:span text:style-name="T35_49"><text:s/></text:span><text:span text:style-name="T35_50">se</text:span><text:span text:style-name="T35_51"><text:s/></text:span><text:span text:style-name="T35_52">é</text:span><text:span text:style-name="T35_53"><text:s/></text:span><text:span text:style-name="T35_54">genérico</text:span><text:span text:style-name="T35_55"><text:s/>(</text:span><text:span text:style-name="T35_56">tarja</text:span><text:span text:style-name="T35_57"><text:s/></text:span><text:span text:style-name="T35_58">amarela</text:span><text:span text:style-name="T35_59">),<text:s/></text:span><text:span text:style-name="T35_60">se</text:span><text:span text:style-name="T35_61"><text:s/></text:span><text:span text:style-name="T35_62">precisam</text:span><text:span text:style-name="T35_63"><text:s/></text:span><text:span text:style-name="T35_64">de</text:span><text:span text:style-name="T35_65"><text:s/></text:span><text:span text:style-name="T35_66">receita</text:span><text:span text:style-name="T35_67"><text:s/>(</text:span><text:span text:style-name="T35_68">tarja</text:span><text:span text:style-name="T35_69"><text:s/></text:span><text:span text:style-name="T35_70">vermelha</text:span><text:span text:style-name="T35_71">)<text:s/></text:span><text:span text:style-name="T35_72">ou</text:span><text:span text:style-name="T35_73"><text:s/></text:span><text:span text:style-name="T35_74">se</text:span><text:span text:style-name="T35_75"><text:s/></text:span><text:span text:style-name="T35_76">apresentam</text:span><text:span text:style-name="T35_77"><text:s/></text:span><text:span text:style-name="T35_78">risco</text:span><text:span text:style-name="T35_79"><text:s/></text:span><text:span text:style-name="T35_80">para</text:span><text:span text:style-name="T35_81"><text:s/></text:span><text:span text:style-name="T35_82">o</text:span><text:span text:style-name="T35_83"><text:s/></text:span><text:span text:style-name="T35_84">paciente</text:span><text:span text:style-name="T35_85"><text:s/>(</text:span><text:span text:style-name="T35_86">tarja</text:span><text:span text:style-name="T35_87"><text:s/></text:span><text:span text:style-name="T35_88">preta</text:span><text:span text:style-name="T35_89">).</text:span></text:p>
      <text:p text:style-name="P36"/>
      <text:p text:style-name="P37"/>
      <text:p text:style-name="P38"><text:span text:style-name="T38_1">-<text:s/></text:span><text:span text:style-name="T38_2">Serão</text:span><text:span text:style-name="T38_3"><text:s/></text:span><text:span text:style-name="T38_4">oferecidas</text:span><text:span text:style-name="T38_5"><text:s/></text:span><text:span text:style-name="T38_6">informações</text:span><text:span text:style-name="T38_7"><text:s/></text:span><text:span text:style-name="T38_8">dos</text:span><text:span text:style-name="T38_9"><text:s/></text:span><text:span text:style-name="T38_10">convênios</text:span><text:span text:style-name="T38_11"><text:s/></text:span><text:span text:style-name="T38_12">e</text:span><text:span text:style-name="T38_13"><text:s/></text:span><text:span text:style-name="T38_14">de</text:span><text:span text:style-name="T38_15"><text:s/></text:span><text:span text:style-name="T38_16">seus</text:span><text:span text:style-name="T38_17"><text:s/></text:span><text:span text:style-name="T38_18">planos</text:span><text:span text:style-name="T38_19">,<text:s/></text:span><text:span text:style-name="T38_20">se</text:span><text:span text:style-name="T38_21"><text:s/></text:span><text:span text:style-name="T38_22">fazem</text:span><text:span text:style-name="T38_23"><text:s/></text:span><text:span text:style-name="T38_24">a</text:span><text:span text:style-name="T38_25"><text:s/></text:span><text:span text:style-name="T38_26">cobertura</text:span><text:span text:style-name="T38_27"><text:s/></text:span><text:span text:style-name="T38_28">de</text:span><text:span text:style-name="T38_29"><text:s/></text:span><text:span text:style-name="T38_30">alguns</text:span><text:span text:style-name="T38_31"><text:s/></text:span><text:span text:style-name="T38_32">exames</text:span><text:span text:style-name="T38_33">.<text:s/></text:span><text:span text:style-name="T38_34">Os</text:span><text:span text:style-name="T38_35"><text:s/></text:span><text:span text:style-name="T38_36">planos</text:span><text:span text:style-name="T38_37"><text:s/></text:span><text:span text:style-name="T38_38">podem</text:span><text:span text:style-name="T38_39"><text:s/></text:span><text:span text:style-name="T38_40">ser</text:span><text:span text:style-name="T38_41"><text:s/></text:span><text:span text:style-name="T38_42">divididos</text:span><text:span text:style-name="T38_43"><text:s/></text:span><text:span text:style-name="T38_44">por</text:span><text:span text:style-name="T38_45"><text:s/></text:span><text:span text:style-name="T38_46">faixa</text:span><text:span text:style-name="T38_47"><text:s/></text:span><text:span text:style-name="T38_48">etária</text:span><text:span text:style-name="T38_49"><text:s/></text:span><text:span text:style-name="T38_50">e</text:span><text:span text:style-name="T38_51"><text:s/></text:span><text:span text:style-name="T38_52">tipo</text:span><text:span text:style-name="T38_53"><text:s/>(</text:span><text:span text:style-name="T38_54">enfermaria</text:span><text:span text:style-name="T38_55">_</text:span><text:span text:style-name="T38_56">perfil</text:span><text:span text:style-name="T38_57">,<text:s/></text:span><text:span text:style-name="T38_58">enfermaria</text:span><text:span text:style-name="T38_59">_</text:span><text:span text:style-name="T38_60">flex</text:span><text:span text:style-name="T38_61">,<text:s/></text:span><text:span text:style-name="T38_62">apartamento</text:span><text:span text:style-name="T38_63">_</text:span><text:span text:style-name="T38_64">flex</text:span><text:span text:style-name="T38_65">,<text:s/></text:span><text:span text:style-name="T38_66">apartamento</text:span><text:span text:style-name="T38_67">_</text:span><text:span text:style-name="T38_68">tpe</text:span><text:span text:style-name="T38_69">,<text:s/></text:span><text:span text:style-name="T38_70">entre</text:span><text:span text:style-name="T38_71"><text:s/></text:span><text:span text:style-name="T38_72">outros</text:span><text:span text:style-name="T38_73">).<text:s/></text:span><text:span text:style-name="T38_74">Será</text:span><text:span text:style-name="T38_75"><text:s/></text:span><text:span text:style-name="T38_76">imposta</text:span><text:span text:style-name="T38_77"><text:s/></text:span><text:span text:style-name="T38_78">uma</text:span><text:span text:style-name="T38_79"><text:s/></text:span><text:span text:style-name="T38_80">restrição</text:span><text:span text:style-name="T38_81"><text:s/></text:span><text:span text:style-name="T38_82">de</text:span><text:span text:style-name="T38_83"><text:s/></text:span><text:span text:style-name="T38_84">cobertura</text:span><text:span text:style-name="T38_85"><text:s/></text:span><text:span text:style-name="T38_86">de</text:span><text:span text:style-name="T38_87"><text:s/></text:span><text:span text:style-name="T38_88">uso</text:span><text:span text:style-name="T38_89"><text:s/>(</text:span><text:span text:style-name="T38_90">se</text:span><text:span text:style-name="T38_91"><text:s/></text:span><text:span text:style-name="T38_92">está</text:span><text:span text:style-name="T38_93"><text:s/></text:span><text:span text:style-name="T38_94">ou</text:span><text:span text:style-name="T38_95"><text:s/></text:span><text:span text:style-name="T38_96">não</text:span><text:span text:style-name="T38_97"><text:s/></text:span><text:span text:style-name="T38_98">na</text:span><text:span text:style-name="T38_99"><text:s/></text:span><text:span text:style-name="T38_100">carência</text:span><text:span text:style-name="T38_101">).</text:span></text:p>
      <text:p text:style-name="P39"/>
      <text:p text:style-name="P40"/>
      <text:p text:style-name="P41"><text:span text:style-name="T41_1">-<text:s/></text:span><text:span text:style-name="T41_2">Para</text:span><text:span text:style-name="T41_3"><text:s/></text:span><text:span text:style-name="T41_4">acessar</text:span><text:span text:style-name="T41_5"><text:s/></text:span><text:span text:style-name="T41_6">o</text:span><text:span text:style-name="T41_7"><text:s/></text:span><text:span text:style-name="T41_8">sistema</text:span><text:span text:style-name="T41_9"><text:s/></text:span><text:span text:style-name="T41_10">será</text:span><text:span text:style-name="T41_11"><text:s/></text:span><text:span text:style-name="T41_12">necessário</text:span><text:span text:style-name="T41_13"><text:s/></text:span><text:span text:style-name="T41_14">que</text:span><text:span text:style-name="T41_15"><text:s/></text:span><text:span text:style-name="T41_16">o</text:span><text:span text:style-name="T41_17"><text:s/></text:span><text:span text:style-name="T41_18">indivíduo</text:span><text:span text:style-name="T41_19"><text:s/></text:span><text:span text:style-name="T41_20">possua</text:span><text:span text:style-name="T41_21"><text:s/></text:span><text:span text:style-name="T41_22">um</text:span><text:span text:style-name="T41_23"><text:s/></text:span><text:span text:style-name="T41_24">cadastro</text:span><text:span text:style-name="T41_25">,<text:s/></text:span><text:span text:style-name="T41_26">fornecendo</text:span><text:span text:style-name="T41_27"><text:s/></text:span><text:span text:style-name="T41_28">seu</text:span><text:span text:style-name="T41_29"><text:s/></text:span><text:span text:style-name="T41_30">CPF</text:span><text:span text:style-name="T41_31">,<text:s/></text:span><text:span text:style-name="T41_32">RG</text:span><text:span text:style-name="T41_33">,<text:s/></text:span><text:span text:style-name="T41_34">contato</text:span><text:span text:style-name="T41_35"><text:s/>(</text:span><text:span text:style-name="T41_36">telefone</text:span><text:span text:style-name="T41_37"><text:s/></text:span><text:span text:style-name="T41_38">de</text:span><text:span text:style-name="T41_39"><text:s/></text:span><text:span text:style-name="T41_40">emergência</text:span><text:span text:style-name="T41_41">,<text:s/></text:span><text:span text:style-name="T41_42">outros</text:span><text:span text:style-name="T41_43"><text:s/></text:span><text:span text:style-name="T41_44">telefones</text:span><text:span text:style-name="T41_45">,<text:s/></text:span><text:span text:style-name="T41_46">e</text:span><text:span text:style-name="T41_47">-</text:span><text:span text:style-name="T41_48">mail</text:span><text:span text:style-name="T41_49">),<text:s/></text:span><text:span text:style-name="T41_50">endereços</text:span><text:span text:style-name="T41_51"><text:s/></text:span><text:span text:style-name="T41_52">e</text:span><text:span text:style-name="T41_53"><text:s/></text:span><text:span text:style-name="T41_54">o</text:span><text:span text:style-name="T41_55"><text:s/></text:span><text:span text:style-name="T41_56">tipo</text:span><text:span text:style-name="T41_57"><text:s/></text:span><text:span text:style-name="T41_58">sanguíneo</text:span><text:span text:style-name="T41_59">.</text:span></text:p>
      <text:p text:style-name="P42"/>
      <text:p text:style-name="P43"/>
      <text:p text:style-name="P44"><text:span text:style-name="T44_1">-<text:s/></text:span><text:span text:style-name="T44_2">Haverá</text:span><text:span text:style-name="T44_3"><text:s/></text:span><text:span text:style-name="T44_4">distinção</text:span><text:span text:style-name="T44_5"><text:s/></text:span><text:span text:style-name="T44_6">entre</text:span><text:span text:style-name="T44_7"><text:s/></text:span><text:span text:style-name="T44_8">os</text:span><text:span text:style-name="T44_9"><text:s/></text:span><text:span text:style-name="T44_10">tipos</text:span><text:span text:style-name="T44_11"><text:s/></text:span><text:span text:style-name="T44_12">de</text:span><text:span text:style-name="T44_13"><text:s/></text:span><text:span text:style-name="T44_14">usuários</text:span><text:span text:style-name="T44_15">:<text:s/></text:span><text:span text:style-name="T44_16">pacientes</text:span><text:span text:style-name="T44_17"><text:s/></text:span><text:span text:style-name="T44_18">e</text:span><text:span text:style-name="T44_19"><text:s/></text:span><text:span text:style-name="T44_20">médicos</text:span><text:span text:style-name="T44_21">.</text:span></text:p>
      <text:p text:style-name="P45"/>
      <text:p text:style-name="P46"/>
      <text:p text:style-name="P47"><text:span text:style-name="T47_1">-<text:s/></text:span><text:span text:style-name="T47_2">No</text:span><text:span text:style-name="T47_3"><text:s/></text:span><text:span text:style-name="T47_4">caso</text:span><text:span text:style-name="T47_5"><text:s/></text:span><text:span text:style-name="T47_6">de</text:span><text:span text:style-name="T47_7"><text:s/></text:span><text:span text:style-name="T47_8">médicos</text:span><text:span text:style-name="T47_9"><text:s/></text:span><text:span text:style-name="T47_10">serão</text:span><text:span text:style-name="T47_11"><text:s/></text:span><text:span text:style-name="T47_12">inclusas</text:span><text:span text:style-name="T47_13"><text:s/></text:span><text:span text:style-name="T47_14">informações</text:span><text:span text:style-name="T47_15"><text:s/></text:span><text:span text:style-name="T47_16">adicionais</text:span><text:span text:style-name="T47_17"><text:s/></text:span><text:span text:style-name="T47_18">como</text:span><text:span text:style-name="T47_19"><text:s/></text:span><text:span text:style-name="T47_20">nome</text:span><text:span text:style-name="T47_21">,<text:s/></text:span><text:span text:style-name="T47_22">endereço</text:span><text:span text:style-name="T47_23"><text:s/></text:span><text:span text:style-name="T47_24">e</text:span><text:span text:style-name="T47_25"><text:s/></text:span><text:span text:style-name="T47_26">telefone</text:span><text:span text:style-name="T47_27"><text:s/></text:span><text:span text:style-name="T47_28">do</text:span><text:span text:style-name="T47_29"><text:s/></text:span><text:span text:style-name="T47_30">local</text:span><text:span text:style-name="T47_31"><text:s/></text:span><text:span text:style-name="T47_32">em</text:span><text:span text:style-name="T47_33"><text:s/></text:span><text:span text:style-name="T47_34">que</text:span><text:span text:style-name="T47_35"><text:s/></text:span><text:span text:style-name="T47_36">trabalha</text:span><text:span text:style-name="T47_37"><text:s/>(</text:span><text:span text:style-name="T47_38">hospital</text:span><text:span text:style-name="T47_39">,<text:s/></text:span><text:span text:style-name="T47_40">laboratório</text:span><text:span text:style-name="T47_41">,<text:s/></text:span><text:span text:style-name="T47_42">etc</text:span><text:span text:style-name="T47_43">).<text:s/>[</text:span><text:span text:style-name="T47_44">Adicionar</text:span><text:span text:style-name="T47_45"><text:s/></text:span><text:span text:style-name="T47_46">no</text:span><text:span text:style-name="T47_47"><text:s/></text:span><text:span text:style-name="T47_48">conceitual</text:span><text:span text:style-name="T47_49">]</text:span></text:p>
      <text:p text:style-name="P48"/>
      <text:p text:style-name="P49"/>
      <text:p text:style-name="P50"><text:span text:style-name="T50_1">-<text:s/></text:span><text:span text:style-name="T50_2">Os</text:span><text:span text:style-name="T50_3"><text:s/></text:span><text:span text:style-name="T50_4">médicos</text:span><text:span text:style-name="T50_5"><text:s/></text:span><text:span text:style-name="T50_6">também</text:span><text:span text:style-name="T50_7"><text:s/></text:span><text:span text:style-name="T50_8">podem</text:span><text:span text:style-name="T50_9"><text:s/></text:span><text:span text:style-name="T50_10">ser</text:span><text:span text:style-name="T50_11"><text:s/></text:span><text:span text:style-name="T50_12">pacientes</text:span><text:span text:style-name="T50_13"><text:s/></text:span><text:span text:style-name="T50_14">e</text:span><text:span text:style-name="T50_15"><text:s/></text:span><text:span text:style-name="T50_16">podem</text:span><text:span text:style-name="T50_17"><text:s/></text:span><text:span text:style-name="T50_18">ter</text:span><text:span text:style-name="T50_19"><text:s/></text:span><text:span text:style-name="T50_20">especialidade</text:span><text:span text:style-name="T50_21"><text:s/></text:span><text:span text:style-name="T50_22">ou</text:span><text:span text:style-name="T50_23"><text:s/></text:span><text:span text:style-name="T50_24">não</text:span><text:span text:style-name="T50_25">,<text:s/></text:span><text:span text:style-name="T50_26">como</text:span><text:span text:style-name="T50_27"><text:s/></text:span><text:span text:style-name="T50_28">o</text:span><text:span text:style-name="T50_29"><text:s/></text:span><text:span text:style-name="T50_30">caso</text:span><text:span text:style-name="T50_31"><text:s/></text:span><text:span text:style-name="T50_32">do</text:span><text:span text:style-name="T50_33"><text:s/></text:span><text:span text:style-name="T50_34">clínico</text:span><text:span text:style-name="T50_35"><text:s/></text:span><text:span text:style-name="T50_36">geral</text:span><text:span text:style-name="T50_37"><text:s/></text:span><text:span text:style-name="T50_38">por</text:span><text:span text:style-name="T50_39"><text:s/></text:span><text:span text:style-name="T50_40">formação</text:span><text:span text:style-name="T50_41">.<text:s/></text:span><text:span text:style-name="T50_42">Os</text:span><text:span text:style-name="T50_43"><text:s/></text:span><text:span text:style-name="T50_44">médicos</text:span><text:span text:style-name="T50_45"><text:s/></text:span><text:span text:style-name="T50_46">poderão</text:span><text:span text:style-name="T50_47"><text:s/></text:span><text:span text:style-name="T50_48">alterar</text:span><text:span text:style-name="T50_49"><text:s/></text:span><text:span text:style-name="T50_50">os</text:span><text:span text:style-name="T50_51"><text:s/></text:span><text:span text:style-name="T50_52">prontuários</text:span><text:span text:style-name="T50_53"><text:s/></text:span><text:span text:style-name="T50_54">no</text:span><text:span text:style-name="T50_55"><text:s/></text:span><text:span text:style-name="T50_56">intuito</text:span><text:span text:style-name="T50_57"><text:s/></text:span><text:span text:style-name="T50_58">de</text:span><text:span text:style-name="T50_59"><text:s/></text:span><text:span text:style-name="T50_60">atualizar</text:span><text:span text:style-name="T50_61"><text:s/></text:span><text:span text:style-name="T50_62">a</text:span><text:span text:style-name="T50_63"><text:s/></text:span><text:span text:style-name="T50_64">evolução</text:span><text:span text:style-name="T50_65"><text:s/></text:span><text:span text:style-name="T50_66">da</text:span><text:span text:style-name="T50_67"><text:s/></text:span><text:span text:style-name="T50_68">enfermidade</text:span><text:span text:style-name="T50_69"><text:s/></text:span><text:span text:style-name="T50_70">e</text:span><text:span text:style-name="T50_71"><text:s/></text:span><text:span text:style-name="T50_72">o</text:span><text:span text:style-name="T50_73"><text:s/></text:span><text:span text:style-name="T50_74">estado</text:span><text:span text:style-name="T50_75"><text:s/></text:span><text:span text:style-name="T50_76">de</text:span><text:span text:style-name="T50_77"><text:s/></text:span><text:span text:style-name="T50_78">saúde</text:span><text:span text:style-name="T50_79"><text:s/></text:span><text:span text:style-name="T50_80">do</text:span><text:span text:style-name="T50_81"><text:s/></text:span><text:span text:style-name="T50_82">paciente</text:span><text:span text:style-name="T50_83">.</text:span></text:p>
      <text:p text:style-name="P51"/>
      <text:p text:style-name="P52"><text:span text:style-name="T52_1">-<text:s/></text:span><text:span text:style-name="T52_2">Quando</text:span><text:span text:style-name="T52_3"><text:s/></text:span><text:span text:style-name="T52_4">ocorre</text:span><text:span text:style-name="T52_5"><text:s/></text:span><text:span text:style-name="T52_6">uma</text:span><text:span text:style-name="T52_7"><text:s/></text:span><text:span text:style-name="T52_8">consulta</text:span><text:span text:style-name="T52_9">,<text:s/></text:span><text:span text:style-name="T52_10">o</text:span><text:span text:style-name="T52_11"><text:s/></text:span><text:span text:style-name="T52_12">médico</text:span><text:span text:style-name="T52_13"><text:s/></text:span><text:span text:style-name="T52_14">pode</text:span><text:span text:style-name="T52_15"><text:s/></text:span><text:span text:style-name="T52_16">realizar</text:span><text:span text:style-name="T52_17"><text:s/></text:span><text:span text:style-name="T52_18">diagnóstico</text:span><text:span text:style-name="T52_19">,<text:s/></text:span><text:span text:style-name="T52_20">fazer</text:span><text:span text:style-name="T52_21"><text:s/></text:span><text:span text:style-name="T52_22">prescrições</text:span><text:span text:style-name="T52_23"><text:s/></text:span><text:span text:style-name="T52_24">e</text:span><text:span text:style-name="T52_25">/</text:span><text:span text:style-name="T52_26">ou</text:span><text:span text:style-name="T52_27"><text:s/></text:span><text:span text:style-name="T52_28">analisar</text:span><text:span text:style-name="T52_29"><text:s/></text:span><text:span text:style-name="T52_30">os</text:span><text:span text:style-name="T52_31"><text:s/></text:span><text:span text:style-name="T52_32">exames</text:span><text:span text:style-name="T52_33">.<text:s/></text:span><text:span text:style-name="T52_34">Com</text:span><text:span text:style-name="T52_35"><text:s/></text:span><text:span text:style-name="T52_36">base</text:span><text:span text:style-name="T52_37"><text:s/></text:span><text:span text:style-name="T52_38">nisso</text:span><text:span text:style-name="T52_39">,<text:s/></text:span><text:span text:style-name="T52_40">o</text:span><text:span text:style-name="T52_41"><text:s/></text:span><text:span text:style-name="T52_42">médico</text:span><text:span text:style-name="T52_43"><text:s/></text:span><text:span text:style-name="T52_44">receita</text:span><text:span text:style-name="T52_45"><text:s/></text:span><text:span text:style-name="T52_46">medicamentos</text:span><text:span text:style-name="T52_47"><text:s/></text:span><text:span text:style-name="T52_48">numa</text:span><text:span text:style-name="T52_49"><text:s/></text:span><text:span text:style-name="T52_50">determinada</text:span><text:span text:style-name="T52_51"><text:s/></text:span><text:span text:style-name="T52_52">dose</text:span><text:span text:style-name="T52_53">.</text:span></text:p>
      <text:p text:style-name="P53"/>
      <text:p text:style-name="P54"/>
      <text:p text:style-name="P55"><text:span text:style-name="T55_1">-<text:s/></text:span><text:span text:style-name="T55_2">Os</text:span><text:span text:style-name="T55_3"><text:s/></text:span><text:span text:style-name="T55_4">pacientes</text:span><text:span text:style-name="T55_5"><text:s/></text:span><text:span text:style-name="T55_6">que</text:span><text:span text:style-name="T55_7"><text:s/></text:span><text:span text:style-name="T55_8">possuírem</text:span><text:span text:style-name="T55_9"><text:s/></text:span><text:span text:style-name="T55_10">acesso</text:span><text:span text:style-name="T55_11"><text:s/></text:span><text:span text:style-name="T55_12">ao</text:span><text:span text:style-name="T55_13"><text:s/></text:span><text:span text:style-name="T55_14">sistema</text:span><text:span text:style-name="T55_15"><text:s/></text:span><text:span text:style-name="T55_16">poderão</text:span><text:span text:style-name="T55_17"><text:s/></text:span><text:span text:style-name="T55_18">recuperar</text:span><text:span text:style-name="T55_19"><text:s/></text:span><text:span text:style-name="T55_20">informações</text:span><text:span text:style-name="T55_21"><text:s/></text:span><text:span text:style-name="T55_22">a</text:span><text:span text:style-name="T55_23"><text:s/></text:span><text:span text:style-name="T55_24">respeito</text:span><text:span text:style-name="T55_25"><text:s/></text:span><text:span text:style-name="T55_26">dos</text:span><text:span text:style-name="T55_27"><text:s/></text:span><text:span text:style-name="T55_28">tratamentos</text:span><text:span text:style-name="T55_29"><text:s/></text:span><text:span text:style-name="T55_30">realizados</text:span><text:span text:style-name="T55_31"><text:s/></text:span><text:span text:style-name="T55_32">para</text:span><text:span text:style-name="T55_33"><text:s/></text:span><text:span text:style-name="T55_34">suas</text:span><text:span text:style-name="T55_35"><text:s/></text:span><text:span text:style-name="T55_36">doenças</text:span><text:span text:style-name="T55_37">,<text:s/></text:span><text:span text:style-name="T55_38">os</text:span><text:span text:style-name="T55_39"><text:s/></text:span><text:span text:style-name="T55_40">diagnósticos</text:span><text:span text:style-name="T55_41"><text:s/></text:span><text:span text:style-name="T55_42">e</text:span><text:span text:style-name="T55_43"><text:s/></text:span><text:span text:style-name="T55_44">prescrições</text:span><text:span text:style-name="T55_45"><text:s/></text:span><text:span text:style-name="T55_46">realizadas</text:span><text:span text:style-name="T55_47"><text:s/></text:span><text:span text:style-name="T55_48">pelo</text:span><text:span text:style-name="T55_49"><text:s/></text:span><text:span text:style-name="T55_50">médico</text:span><text:span text:style-name="T55_51"><text:s/></text:span><text:span text:style-name="T55_52">que</text:span><text:span text:style-name="T55_53"><text:s/></text:span><text:span text:style-name="T55_54">acompanhou</text:span><text:span text:style-name="T55_55"><text:s/></text:span><text:span text:style-name="T55_56">o</text:span><text:span text:style-name="T55_57"><text:s/></text:span><text:span text:style-name="T55_58">tratamento</text:span><text:span text:style-name="T55_59">,<text:s/></text:span><text:span text:style-name="T55_60">além</text:span><text:span text:style-name="T55_61"><text:s/></text:span><text:span text:style-name="T55_62">da</text:span><text:span text:style-name="T55_63"><text:s/></text:span><text:span text:style-name="T55_64">dosagem</text:span><text:span text:style-name="T55_65"><text:s/></text:span><text:span text:style-name="T55_66">dos</text:span><text:span text:style-name="T55_67"><text:s/></text:span><text:span text:style-name="T55_68">medicamentos</text:span><text:span text:style-name="T55_69">.</text:span></text:p>
      <text:p text:style-name="P56"/>
      <text:p text:style-name="P57"/>
      <text:p text:style-name="P58"><text:span text:style-name="T58_1">-<text:s/></text:span><text:span text:style-name="T58_2">Com</text:span><text:span text:style-name="T58_3"><text:s/></text:span><text:span text:style-name="T58_4">relação</text:span><text:span text:style-name="T58_5"><text:s/></text:span><text:span text:style-name="T58_6">às</text:span><text:span text:style-name="T58_7"><text:s/></text:span><text:span text:style-name="T58_8">notações</text:span><text:span text:style-name="T58_9">,<text:s/></text:span><text:span text:style-name="T58_10">usamos</text:span><text:span text:style-name="T58_11"><text:s/></text:span><text:span text:style-name="T58_12">o</text:span><text:span text:style-name="T58_13"><text:s/></text:span><text:span text:style-name="T58_14">BrModelo</text:span><text:span text:style-name="T58_15"><text:s/></text:span><text:span text:style-name="T58_16">para</text:span><text:span text:style-name="T58_17"><text:s/></text:span><text:span text:style-name="T58_18">o</text:span><text:span text:style-name="T58_19"><text:s/></text:span><text:span text:style-name="T58_20">modelo</text:span><text:span text:style-name="T58_21"><text:s/></text:span><text:span text:style-name="T58_22">conceitual</text:span><text:span text:style-name="T58_23">.<text:s/></text:span><text:span text:style-name="T58_24">Os</text:span><text:span text:style-name="T58_25"><text:s/></text:span><text:span text:style-name="T58_26">agregados</text:span><text:span text:style-name="T58_27"><text:s/></text:span><text:span text:style-name="T58_28">foram</text:span><text:span text:style-name="T58_29"><text:s/></text:span><text:span text:style-name="T58_30">representados</text:span><text:span text:style-name="T58_31"><text:s/></text:span><text:span text:style-name="T58_32">de</text:span><text:span text:style-name="T58_33"><text:s/></text:span><text:span text:style-name="T58_34">duas</text:span><text:span text:style-name="T58_35"><text:s/></text:span><text:span text:style-name="T58_36">maneiras</text:span><text:span text:style-name="T58_37"><text:s/></text:span><text:span text:style-name="T58_38">diferentes</text:span><text:span text:style-name="T58_39">:<text:s/></text:span><text:span text:style-name="T58_40">usando</text:span><text:span text:style-name="T58_41"><text:s/></text:span><text:span text:style-name="T58_42">entidades</text:span><text:span text:style-name="T58_43"><text:s/></text:span><text:span text:style-name="T58_44">fracas</text:span><text:span text:style-name="T58_45"><text:s/></text:span><text:span text:style-name="T58_46">ou</text:span><text:span text:style-name="T58_47"><text:s/></text:span><text:span text:style-name="T58_48">por</text:span><text:span text:style-name="T58_49"><text:s/></text:span><text:span text:style-name="T58_50">meio</text:span><text:span text:style-name="T58_51"><text:s/></text:span><text:span text:style-name="T58_52">daquelas</text:span><text:span text:style-name="T58_53"><text:s/></text:span><text:span text:style-name="T58_54">relações</text:span><text:span text:style-name="T58_55"><text:s/></text:span><text:span text:style-name="T58_56">que</text:span><text:span text:style-name="T58_57"><text:s/></text:span><text:span text:style-name="T58_58">estão</text:span><text:span text:style-name="T58_59"><text:s/></text:span><text:span text:style-name="T58_60">dentro</text:span><text:span text:style-name="T58_61"><text:s/></text:span><text:span text:style-name="T58_62">de</text:span><text:span text:style-name="T58_63"><text:s/></text:span><text:span text:style-name="T58_64">um</text:span><text:span text:style-name="T58_65"><text:s/></text:span><text:span text:style-name="T58_66">retângulo</text:span><text:span text:style-name="T58_67"><text:s/>(<text:s/></text:span><text:span text:style-name="T58_68">losango</text:span><text:span text:style-name="T58_69"><text:s/></text:span><text:span text:style-name="T58_70">dentro</text:span><text:span text:style-name="T58_71"><text:s/></text:span><text:span text:style-name="T58_72">de</text:span><text:span text:style-name="T58_73"><text:s/></text:span><text:span text:style-name="T58_74">retângulo</text:span><text:span text:style-name="T58_75">).</text:span></text:p>
      <text:p text:style-name="P59"/>
      <text:p text:style-name="P60"/>
      <text:p text:style-name="P61"/>
      <text:p text:style-name="P62"><text:span text:style-name="T62_1">=====================================================================</text:span></text:p>
      <text:p text:style-name="P63"/>
      <text:p text:style-name="P64"/>
      <text:p text:style-name="P65"><text:span text:style-name="T65_1">Descrição</text:span><text:span text:style-name="T65_2"><text:s/></text:span><text:span text:style-name="T65_3">dos</text:span><text:span text:style-name="T65_4"><text:s/></text:span><text:span text:style-name="T65_5">Use</text:span><text:span text:style-name="T65_6"><text:s/></text:span><text:span text:style-name="T65_7">Cases</text:span></text:p>
      <text:p text:style-name="P66"/>
      <text:p text:style-name="P67"/>
      <text:p text:style-name="P68"><text:span text:style-name="T68_1">1)<text:s/></text:span><text:span text:style-name="T68_2">Caso</text:span><text:span text:style-name="T68_3"><text:s/></text:span><text:span text:style-name="T68_4">de</text:span><text:span text:style-name="T68_5"><text:s/></text:span><text:span text:style-name="T68_6">Uso</text:span><text:span text:style-name="T68_7">:</text:span><text:span text:style-name="T68_8"><text:s/></text:span><text:span text:style-name="T68_9">Validação</text:span></text:p>
      <text:p text:style-name="P69"/>
      <text:p text:style-name="P70"><text:span text:style-name="T70_1">Atores</text:span><text:span text:style-name="T70_2">:<text:s/></text:span><text:span text:style-name="T70_3">paciente</text:span><text:span text:style-name="T70_4">,<text:s/></text:span><text:span text:style-name="T70_5">médico</text:span></text:p>
      <text:p text:style-name="P71"/>
      <text:p text:style-name="P72"/>
      <text:p text:style-name="P73"><text:span text:style-name="T73_1">Objetivo</text:span><text:span text:style-name="T73_2"><text:s/></text:span><text:span text:style-name="T73_3">no</text:span><text:span text:style-name="T73_4"><text:s/></text:span><text:span text:style-name="T73_5">contexto</text:span><text:span text:style-name="T73_6">:<text:s/></text:span><text:span text:style-name="T73_7">Validar</text:span><text:span text:style-name="T73_8"><text:s/></text:span><text:span text:style-name="T73_9">o</text:span><text:span text:style-name="T73_10"><text:s/></text:span><text:span text:style-name="T73_11">acesso</text:span><text:span text:style-name="T73_12"><text:s/></text:span><text:span text:style-name="T73_13">ao</text:span><text:span text:style-name="T73_14"><text:s/></text:span><text:span text:style-name="T73_15">sistema</text:span><text:span text:style-name="T73_16">.</text:span></text:p>
      <text:p text:style-name="P74"/>
      <text:p text:style-name="P75"/>
      <text:p text:style-name="P76"><text:span text:style-name="T76_1">Pré</text:span><text:span text:style-name="T76_2">-</text:span><text:span text:style-name="T76_3">condições</text:span><text:span text:style-name="T76_4">:<text:s/></text:span><text:span text:style-name="T76_5">O</text:span><text:span text:style-name="T76_6"><text:s/></text:span><text:span text:style-name="T76_7">ator</text:span><text:span text:style-name="T76_8"><text:s/></text:span><text:span text:style-name="T76_9">deve</text:span><text:span text:style-name="T76_10"><text:s/></text:span><text:span text:style-name="T76_11">possuir</text:span><text:span text:style-name="T76_12"><text:s/></text:span><text:span text:style-name="T76_13">um</text:span><text:span text:style-name="T76_14"><text:s/></text:span><text:span text:style-name="T76_15">cadastro</text:span><text:span text:style-name="T76_16"><text:s/></text:span><text:span text:style-name="T76_17">no</text:span><text:span text:style-name="T76_18"><text:s/></text:span><text:span text:style-name="T76_19">sistema</text:span><text:span text:style-name="T76_20">.</text:span></text:p>
      <text:p text:style-name="P77"/>
      <text:p text:style-name="P78"/>
      <text:p text:style-name="P79"><text:span text:style-name="T79_1">Trigger</text:span><text:span text:style-name="T79_2">:<text:s/></text:span><text:span text:style-name="T79_3">O</text:span><text:span text:style-name="T79_4"><text:s/></text:span><text:span text:style-name="T79_5">ator</text:span><text:span text:style-name="T79_6"><text:s/></text:span><text:span text:style-name="T79_7">decide</text:span><text:span text:style-name="T79_8"><text:s/></text:span><text:span text:style-name="T79_9">consultar</text:span><text:span text:style-name="T79_10"><text:s/></text:span><text:span text:style-name="T79_11">o</text:span><text:span text:style-name="T79_12"><text:s/></text:span><text:span text:style-name="T79_13">sistema</text:span></text:p>
      <text:p text:style-name="P80"/>
      <text:p text:style-name="P81"/>
      <text:p text:style-name="P82"><text:span text:style-name="T82_1">Cenário</text:span><text:span text:style-name="T82_2">:</text:span></text:p>
      <text:p text:style-name="P83"><text:span text:style-name="T83_1">1.<text:s/></text:span><text:span text:style-name="T83_2">O</text:span><text:span text:style-name="T83_3"><text:s/></text:span><text:span text:style-name="T83_4">ator</text:span><text:span text:style-name="T83_5"><text:s/></text:span><text:span text:style-name="T83_6">entra</text:span><text:span text:style-name="T83_7"><text:s/></text:span><text:span text:style-name="T83_8">na</text:span><text:span text:style-name="T83_9"><text:s/></text:span><text:span text:style-name="T83_10">página</text:span><text:span text:style-name="T83_11"><text:s/></text:span><text:span text:style-name="T83_12">linux</text:span><text:span text:style-name="T83_13">.</text:span><text:span text:style-name="T83_14">ime</text:span><text:span text:style-name="T83_15">.</text:span><text:span text:style-name="T83_16">usp</text:span><text:span text:style-name="T83_17">.</text:span><text:span text:style-name="T83_18">br</text:span><text:span text:style-name="T83_19">/<text:s/></text:span><text:span text:style-name="T83_20">imecare</text:span></text:p>
      <text:p text:style-name="P84"><text:span text:style-name="T84_1">2.<text:s/></text:span><text:span text:style-name="T84_2">O</text:span><text:span text:style-name="T84_3"><text:s/></text:span><text:span text:style-name="T84_4">sistema</text:span><text:span text:style-name="T84_5"><text:s/></text:span><text:span text:style-name="T84_6">apresenta</text:span><text:span text:style-name="T84_7"><text:s/></text:span><text:span text:style-name="T84_8">um</text:span><text:span text:style-name="T84_9"><text:s/></text:span><text:span text:style-name="T84_10">formulário</text:span><text:span text:style-name="T84_11"><text:s/></text:span><text:span text:style-name="T84_12">para</text:span><text:span text:style-name="T84_13"><text:s/></text:span><text:span text:style-name="T84_14">que</text:span><text:span text:style-name="T84_15"><text:s/></text:span><text:span text:style-name="T84_16">o</text:span><text:span text:style-name="T84_17"><text:s/></text:span><text:span text:style-name="T84_18">ator</text:span><text:span text:style-name="T84_19"><text:s/></text:span><text:span text:style-name="T84_20">entre</text:span><text:span text:style-name="T84_21"><text:s/></text:span><text:span text:style-name="T84_22">com</text:span><text:span text:style-name="T84_23"><text:s/></text:span><text:span text:style-name="T84_24">sua</text:span></text:p>
      <text:p text:style-name="P85"><text:span text:style-name="T85_1">identificação</text:span><text:span text:style-name="T85_2"><text:s/></text:span><text:span text:style-name="T85_3">e</text:span><text:span text:style-name="T85_4"><text:s/></text:span><text:span text:style-name="T85_5">senha</text:span><text:span text:style-name="T85_6">.</text:span></text:p>
      <text:p text:style-name="P86"><text:span text:style-name="T86_1">3.<text:s/></text:span><text:span text:style-name="T86_2">O</text:span><text:span text:style-name="T86_3"><text:s/></text:span><text:span text:style-name="T86_4">ator</text:span><text:span text:style-name="T86_5"><text:s/></text:span><text:span text:style-name="T86_6">digita</text:span><text:span text:style-name="T86_7"><text:s/></text:span><text:span text:style-name="T86_8">seus</text:span><text:span text:style-name="T86_9"><text:s/></text:span><text:span text:style-name="T86_10">dados</text:span><text:span text:style-name="T86_11">.</text:span></text:p>
      <text:p text:style-name="P87"><text:span text:style-name="T87_1">4.<text:s/></text:span><text:span text:style-name="T87_2">O</text:span><text:span text:style-name="T87_3"><text:s/></text:span><text:span text:style-name="T87_4">sistema</text:span><text:span text:style-name="T87_5"><text:s/></text:span><text:span text:style-name="T87_6">verifica</text:span><text:span text:style-name="T87_7"><text:s/></text:span><text:span text:style-name="T87_8">se</text:span><text:span text:style-name="T87_9"><text:s/></text:span><text:span text:style-name="T87_10">os</text:span><text:span text:style-name="T87_11"><text:s/></text:span><text:span text:style-name="T87_12">dados</text:span><text:span text:style-name="T87_13"><text:s/></text:span><text:span text:style-name="T87_14">são</text:span><text:span text:style-name="T87_15"><text:s/></text:span><text:span text:style-name="T87_16">consistentes</text:span><text:span text:style-name="T87_17"><text:s/></text:span><text:span text:style-name="T87_18">com</text:span><text:span text:style-name="T87_19"><text:s/></text:span><text:span text:style-name="T87_20">o</text:span><text:span text:style-name="T87_21"><text:s/></text:span><text:span text:style-name="T87_22">que</text:span><text:span text:style-name="T87_23"><text:s/></text:span><text:span text:style-name="T87_24">há</text:span><text:span text:style-name="T87_25"><text:s/></text:span><text:span text:style-name="T87_26">no</text:span><text:span text:style-name="T87_27"><text:s/></text:span><text:span text:style-name="T87_28">banco</text:span></text:p>
      <text:p text:style-name="P88"><text:span text:style-name="T88_1">de</text:span><text:span text:style-name="T88_2"><text:s/></text:span><text:span text:style-name="T88_3">dados</text:span><text:span text:style-name="T88_4">.</text:span></text:p>
      <text:p text:style-name="P89"><text:span text:style-name="T89_1">5.<text:s/></text:span><text:span text:style-name="T89_2">Caso</text:span><text:span text:style-name="T89_3"><text:s/></text:span><text:span text:style-name="T89_4">os</text:span><text:span text:style-name="T89_5"><text:s/></text:span><text:span text:style-name="T89_6">dados</text:span><text:span text:style-name="T89_7"><text:s/></text:span><text:span text:style-name="T89_8">sejam</text:span><text:span text:style-name="T89_9"><text:s/></text:span><text:span text:style-name="T89_10">consistentes</text:span><text:span text:style-name="T89_11">,<text:s/></text:span><text:span text:style-name="T89_12">a</text:span><text:span text:style-name="T89_13"><text:s/></text:span><text:span text:style-name="T89_14">interação</text:span><text:span text:style-name="T89_15"><text:s/></text:span><text:span text:style-name="T89_16">entre</text:span><text:span text:style-name="T89_17"><text:s/></text:span><text:span text:style-name="T89_18">o</text:span><text:span text:style-name="T89_19"><text:s/></text:span><text:span text:style-name="T89_20">usuário</text:span><text:span text:style-name="T89_21"><text:s/></text:span><text:span text:style-name="T89_22">e</text:span><text:span text:style-name="T89_23"><text:s/></text:span><text:span text:style-name="T89_24">o</text:span><text:span text:style-name="T89_25"><text:s/></text:span><text:span text:style-name="T89_26">sis</text:span><text:span text:style-name="T89_27">-</text:span></text:p>
      <text:p text:style-name="P90"><text:span text:style-name="T90_1">tema</text:span><text:span text:style-name="T90_2"><text:s/></text:span><text:span text:style-name="T90_3">é</text:span><text:span text:style-name="T90_4"><text:s/></text:span><text:span text:style-name="T90_5">liberada</text:span><text:span text:style-name="T90_6">.</text:span></text:p>
      <text:p text:style-name="P91"><text:span text:style-name="T91_1">6.<text:s/></text:span><text:span text:style-name="T91_2">Caso</text:span><text:span text:style-name="T91_3"><text:s/></text:span><text:span text:style-name="T91_4">contrário</text:span><text:span text:style-name="T91_5">,<text:s/></text:span><text:span text:style-name="T91_6">o</text:span><text:span text:style-name="T91_7"><text:s/></text:span><text:span text:style-name="T91_8">sistema</text:span><text:span text:style-name="T91_9"><text:s/></text:span><text:span text:style-name="T91_10">devolve</text:span><text:span text:style-name="T91_11"><text:s/></text:span><text:span text:style-name="T91_12">erro</text:span><text:span text:style-name="T91_13"><text:s/></text:span><text:span text:style-name="T91_14">e</text:span><text:span text:style-name="T91_15"><text:s/></text:span><text:span text:style-name="T91_16">volta</text:span><text:span text:style-name="T91_17"><text:s/></text:span><text:span text:style-name="T91_18">para</text:span><text:span text:style-name="T91_19"><text:s/></text:span><text:span text:style-name="T91_20">o</text:span><text:span text:style-name="T91_21"><text:s/></text:span><text:span text:style-name="T91_22">segundo</text:span><text:span text:style-name="T91_23"><text:s/></text:span><text:span text:style-name="T91_24">item</text:span><text:span text:style-name="T91_25">.</text:span></text:p>
      <text:p text:style-name="P92"/>
      <text:p text:style-name="P93"><text:span text:style-name="T93_1">Prioridade</text:span><text:span text:style-name="T93_2">:<text:s/></text:span><text:span text:style-name="T93_3">Alta</text:span><text:span text:style-name="T93_4"><text:s/></text:span><text:span text:style-name="T93_5">prioridade</text:span></text:p>
      <text:p text:style-name="P94"/>
      <text:p text:style-name="P95"><text:span text:style-name="T95_1">Frequência</text:span><text:span text:style-name="T95_2"><text:s/></text:span><text:span text:style-name="T95_3">de</text:span><text:span text:style-name="T95_4"><text:s/></text:span><text:span text:style-name="T95_5">uso</text:span><text:span text:style-name="T95_6">:<text:s/></text:span><text:span text:style-name="T95_7">Alta</text:span><text:span text:style-name="T95_8"><text:s/></text:span><text:span text:style-name="T95_9">frequência</text:span></text:p>
      <text:p text:style-name="P96"/>
      <text:p text:style-name="P97"><text:span text:style-name="T97_1">Canal</text:span><text:span text:style-name="T97_2"><text:s/></text:span><text:span text:style-name="T97_3">para</text:span><text:span text:style-name="T97_4"><text:s/></text:span><text:span text:style-name="T97_5">o</text:span><text:span text:style-name="T97_6"><text:s/></text:span><text:span text:style-name="T97_7">ator</text:span><text:span text:style-name="T97_8">:<text:s/></text:span><text:span text:style-name="T97_9">Web</text:span><text:span text:style-name="T97_10"><text:s/></text:span><text:span text:style-name="T97_11">site</text:span></text:p>
      <text:p text:style-name="P98"/>
      <text:p text:style-name="P99"><text:span text:style-name="T99_1">Questões</text:span><text:span text:style-name="T99_2"><text:s/></text:span><text:span text:style-name="T99_3">abertas</text:span><text:span text:style-name="T99_4">:</text:span></text:p>
      <text:p text:style-name="P100"><text:span text:style-name="T100_1">1.<text:s/></text:span><text:span text:style-name="T100_2">O</text:span><text:span text:style-name="T100_3"><text:s/></text:span><text:span text:style-name="T100_4">que</text:span><text:span text:style-name="T100_5"><text:s/></text:span><text:span text:style-name="T100_6">acontece</text:span><text:span text:style-name="T100_7"><text:s/></text:span><text:span text:style-name="T100_8">quando</text:span><text:span text:style-name="T100_9"><text:s/></text:span><text:span text:style-name="T100_10">o</text:span><text:span text:style-name="T100_11"><text:s/></text:span><text:span text:style-name="T100_12">ator</text:span><text:span text:style-name="T100_13"><text:s/></text:span><text:span text:style-name="T100_14">tenta</text:span><text:span text:style-name="T100_15"><text:s/></text:span><text:span text:style-name="T100_16">logar</text:span><text:span text:style-name="T100_17"><text:s/></text:span><text:span text:style-name="T100_18">no</text:span><text:span text:style-name="T100_19"><text:s/></text:span><text:span text:style-name="T100_20">sistema</text:span><text:span text:style-name="T100_21"><text:s/></text:span><text:span text:style-name="T100_22">por</text:span><text:span text:style-name="T100_23"><text:s/></text:span><text:span text:style-name="T100_24">várias</text:span><text:span text:style-name="T100_25"><text:s/></text:span><text:span text:style-name="T100_26">vezes</text:span></text:p>
      <text:p text:style-name="P101"><text:span text:style-name="T101_1">sem</text:span><text:span text:style-name="T101_2"><text:s/></text:span><text:span text:style-name="T101_3">sucesso</text:span><text:span text:style-name="T101_4">?</text:span></text:p>
      <text:p text:style-name="P102"><text:span text:style-name="T102_1">2.<text:s/></text:span><text:span text:style-name="T102_2">Haverá</text:span><text:span text:style-name="T102_3"><text:s/></text:span><text:span text:style-name="T102_4">algum</text:span><text:span text:style-name="T102_5"><text:s/></text:span><text:span text:style-name="T102_6">sistema</text:span><text:span text:style-name="T102_7"><text:s/></text:span><text:span text:style-name="T102_8">de</text:span><text:span text:style-name="T102_9"><text:s/></text:span><text:span text:style-name="T102_10">recuperação</text:span><text:span text:style-name="T102_11"><text:s/></text:span><text:span text:style-name="T102_12">de</text:span><text:span text:style-name="T102_13"><text:s/></text:span><text:span text:style-name="T102_14">identificação</text:span><text:span text:style-name="T102_15">/</text:span><text:span text:style-name="T102_16">senha</text:span><text:span text:style-name="T102_17">?</text:span></text:p>
      <text:p text:style-name="P103"/>
      <text:p text:style-name="P104"/>
      <text:p text:style-name="P105"/>
      <text:p text:style-name="P106"><text:span text:style-name="T106_1">2)<text:s/></text:span><text:span text:style-name="T106_2">Caso</text:span><text:span text:style-name="T106_3"><text:s/></text:span><text:span text:style-name="T106_4">de</text:span><text:span text:style-name="T106_5"><text:s/></text:span><text:span text:style-name="T106_6">Uso</text:span><text:span text:style-name="T106_7">:</text:span><text:span text:style-name="T106_8"><text:s/></text:span><text:span text:style-name="T106_9">Leitura</text:span><text:span text:style-name="T106_10"><text:s/></text:span><text:span text:style-name="T106_11">de</text:span><text:span text:style-name="T106_12"><text:s/></text:span><text:span text:style-name="T106_13">prontuário</text:span></text:p>
      <text:p text:style-name="P107"/>
      <text:p text:style-name="P108"/>
      <text:p text:style-name="P109"><text:span text:style-name="T109_1">Ator</text:span><text:span text:style-name="T109_2"><text:s/></text:span><text:span text:style-name="T109_3">primário</text:span><text:span text:style-name="T109_4">:<text:s/></text:span><text:span text:style-name="T109_5">médico</text:span><text:span text:style-name="T109_6">,<text:s/></text:span><text:span text:style-name="T109_7">paciente</text:span></text:p>
      <text:p text:style-name="P110"/>
      <text:p text:style-name="P111"/>
      <text:p text:style-name="P112"><text:span text:style-name="T112_1">Objetivo</text:span><text:span text:style-name="T112_2"><text:s/></text:span><text:span text:style-name="T112_3">no</text:span><text:span text:style-name="T112_4"><text:s/></text:span><text:span text:style-name="T112_5">contexto</text:span><text:span text:style-name="T112_6">:<text:s/></text:span><text:span text:style-name="T112_7">Ler</text:span><text:span text:style-name="T112_8"><text:s/></text:span><text:span text:style-name="T112_9">as</text:span><text:span text:style-name="T112_10"><text:s/></text:span><text:span text:style-name="T112_11">informações</text:span><text:span text:style-name="T112_12"><text:s/></text:span><text:span text:style-name="T112_13">contidas</text:span><text:span text:style-name="T112_14"><text:s/></text:span><text:span text:style-name="T112_15">no</text:span><text:span text:style-name="T112_16"><text:s/></text:span><text:span text:style-name="T112_17">prontuário</text:span><text:span text:style-name="T112_18"><text:s/></text:span><text:span text:style-name="T112_19">de</text:span></text:p>
      <text:p text:style-name="P113"><text:span text:style-name="T113_1">um</text:span><text:span text:style-name="T113_2"><text:s/></text:span><text:span text:style-name="T113_3">paciente</text:span><text:span text:style-name="T113_4">.</text:span></text:p>
      <text:p text:style-name="P114"/>
      <text:p text:style-name="P115"/>
      <text:p text:style-name="P116"><text:span text:style-name="T116_1">Pré</text:span><text:span text:style-name="T116_2">-</text:span><text:span text:style-name="T116_3">condições</text:span><text:span text:style-name="T116_4">:<text:s/></text:span><text:span text:style-name="T116_5">Estar</text:span><text:span text:style-name="T116_6"><text:s/></text:span><text:span text:style-name="T116_7">logado</text:span><text:span text:style-name="T116_8"><text:s/></text:span><text:span text:style-name="T116_9">no</text:span><text:span text:style-name="T116_10"><text:s/></text:span><text:span text:style-name="T116_11">sistema</text:span><text:span text:style-name="T116_12"><text:s/></text:span><text:span text:style-name="T116_13">e</text:span><text:span text:style-name="T116_14"><text:s/></text:span><text:span text:style-name="T116_15">o</text:span><text:span text:style-name="T116_16"><text:s/></text:span><text:span text:style-name="T116_17">paciente</text:span><text:span text:style-name="T116_18"><text:s/></text:span><text:span text:style-name="T116_19">possuir</text:span><text:span text:style-name="T116_20"><text:s/></text:span><text:span text:style-name="T116_21">um</text:span><text:span text:style-name="T116_22"><text:s/></text:span><text:span text:style-name="T116_23">prontuário</text:span><text:span text:style-name="T116_24"><text:s/></text:span><text:span text:style-name="T116_25">no</text:span><text:span text:style-name="T116_26"><text:s/></text:span><text:span text:style-name="T116_27">sistema</text:span><text:span text:style-name="T116_28">.</text:span></text:p>
      <text:p text:style-name="P117"/>
      <text:p text:style-name="P118"/>
      <text:p text:style-name="P119"><text:span text:style-name="T119_1">Trigger</text:span><text:span text:style-name="T119_2">:<text:s/></text:span><text:span text:style-name="T119_3">Necessidade</text:span><text:span text:style-name="T119_4"><text:s/></text:span><text:span text:style-name="T119_5">de</text:span><text:span text:style-name="T119_6"><text:s/></text:span><text:span text:style-name="T119_7">recuperar</text:span><text:span text:style-name="T119_8"><text:s/></text:span><text:span text:style-name="T119_9">informações</text:span><text:span text:style-name="T119_10"><text:s/></text:span><text:span text:style-name="T119_11">sobre</text:span><text:span text:style-name="T119_12"><text:s/></text:span><text:span text:style-name="T119_13">determinado</text:span><text:span text:style-name="T119_14"><text:s/></text:span><text:span text:style-name="T119_15">paciente</text:span></text:p>
      <text:p text:style-name="P120"/>
      <text:p text:style-name="P121"/>
      <text:p text:style-name="P122"><text:span text:style-name="T122_1">Cenário</text:span><text:span text:style-name="T122_2">:</text:span></text:p>
      <text:p text:style-name="P123"><text:span text:style-name="T123_1">1.<text:s/></text:span><text:span text:style-name="T123_2">Ver</text:span><text:span text:style-name="T123_3"><text:s/></text:span><text:span text:style-name="T123_4">caso</text:span><text:span text:style-name="T123_5"><text:s/></text:span><text:span text:style-name="T123_6">de</text:span><text:span text:style-name="T123_7"><text:s/></text:span><text:span text:style-name="T123_8">validação</text:span></text:p>
      <text:p text:style-name="P124"><text:span text:style-name="T124_1">2.<text:s/></text:span><text:span text:style-name="T124_2">No</text:span><text:span text:style-name="T124_3"><text:s/></text:span><text:span text:style-name="T124_4">site</text:span><text:span text:style-name="T124_5">,<text:s/></text:span><text:span text:style-name="T124_6">terá</text:span><text:span text:style-name="T124_7"><text:s/></text:span><text:span text:style-name="T124_8">um</text:span><text:span text:style-name="T124_9"><text:s/></text:span><text:span text:style-name="T124_10">campo</text:span><text:span text:style-name="T124_11"><text:s/></text:span><text:span text:style-name="T124_12">de</text:span><text:span text:style-name="T124_13"><text:s/></text:span><text:span text:style-name="T124_14">busca</text:span><text:span text:style-name="T124_15"><text:s/></text:span><text:span text:style-name="T124_16">por</text:span><text:span text:style-name="T124_17"><text:s/></text:span><text:span text:style-name="T124_18">um</text:span><text:span text:style-name="T124_19"><text:s/></text:span><text:span text:style-name="T124_20">paciente</text:span><text:span text:style-name="T124_21"><text:s/></text:span><text:span text:style-name="T124_22">onde</text:span><text:span text:style-name="T124_23"><text:s/></text:span><text:span text:style-name="T124_24">o</text:span><text:span text:style-name="T124_25"><text:s/></text:span><text:span text:style-name="T124_26">ator</text:span><text:span text:style-name="T124_27"><text:s/></text:span><text:span text:style-name="T124_28">deverá</text:span></text:p>
      <text:p text:style-name="P125"><text:span text:style-name="T125_1">inserir</text:span><text:span text:style-name="T125_2"><text:s/></text:span><text:span text:style-name="T125_3">o</text:span><text:span text:style-name="T125_4"><text:s/></text:span><text:span text:style-name="T125_5">identificador</text:span><text:span text:style-name="T125_6"><text:s/></text:span><text:span text:style-name="T125_7">do</text:span><text:span text:style-name="T125_8"><text:s/></text:span><text:span text:style-name="T125_9">paciente</text:span><text:span text:style-name="T125_10">.</text:span></text:p>
      <text:p text:style-name="P126"><text:span text:style-name="T126_1">3.<text:s/></text:span><text:span text:style-name="T126_2">O</text:span><text:span text:style-name="T126_3"><text:s/></text:span><text:span text:style-name="T126_4">sistema</text:span><text:span text:style-name="T126_5"><text:s/></text:span><text:span text:style-name="T126_6">mostra</text:span><text:span text:style-name="T126_7"><text:s/></text:span><text:span text:style-name="T126_8">o</text:span><text:span text:style-name="T126_9"><text:s/></text:span><text:span text:style-name="T126_10">resultado</text:span><text:span text:style-name="T126_11"><text:s/></text:span><text:span text:style-name="T126_12">na</text:span><text:span text:style-name="T126_13"><text:s/></text:span><text:span text:style-name="T126_14">tela</text:span><text:span text:style-name="T126_15">.</text:span></text:p>
      <text:p text:style-name="P127"/>
      <text:p text:style-name="P128"><text:span text:style-name="T128_1">Exceções</text:span><text:span text:style-name="T128_2">:<text:s/>1.<text:s/></text:span><text:span text:style-name="T128_3">Prontuário</text:span><text:span text:style-name="T128_4"><text:s/></text:span><text:span text:style-name="T128_5">inexistente</text:span><text:span text:style-name="T128_6">.</text:span></text:p>
      <text:p text:style-name="P129"/>
      <text:p text:style-name="P130"><text:span text:style-name="T130_1">Prioridade</text:span><text:span text:style-name="T130_2">:<text:s/></text:span><text:span text:style-name="T130_3">Alta</text:span></text:p>
      <text:p text:style-name="P131"/>
      <text:p text:style-name="P132"><text:span text:style-name="T132_1">Frequência</text:span><text:span text:style-name="T132_2"><text:s/></text:span><text:span text:style-name="T132_3">de</text:span><text:span text:style-name="T132_4"><text:s/></text:span><text:span text:style-name="T132_5">uso</text:span><text:span text:style-name="T132_6">:<text:s/></text:span><text:span text:style-name="T132_7">Alta</text:span></text:p>
      <text:p text:style-name="P133"><text:span text:style-name="T133_1">Canal</text:span><text:span text:style-name="T133_2"><text:s/></text:span><text:span text:style-name="T133_3">para</text:span><text:span text:style-name="T133_4"><text:s/></text:span><text:span text:style-name="T133_5">o</text:span><text:span text:style-name="T133_6"><text:s/></text:span><text:span text:style-name="T133_7">ator</text:span><text:span text:style-name="T133_8">:<text:s/></text:span><text:span text:style-name="T133_9">Website</text:span></text:p>
      <text:p text:style-name="P134"/>
      <text:p text:style-name="P135"/>
      <text:p text:style-name="P136"><text:span text:style-name="T136_1">3)<text:s/></text:span><text:span text:style-name="T136_2">Caso</text:span><text:span text:style-name="T136_3"><text:s/></text:span><text:span text:style-name="T136_4">de</text:span><text:span text:style-name="T136_5"><text:s/></text:span><text:span text:style-name="T136_6">Uso</text:span><text:span text:style-name="T136_7">:</text:span><text:span text:style-name="T136_8"><text:s/></text:span><text:span text:style-name="T136_9">Escrita</text:span><text:span text:style-name="T136_10"><text:s/></text:span><text:span text:style-name="T136_11">de</text:span><text:span text:style-name="T136_12"><text:s/></text:span><text:span text:style-name="T136_13">prontuário</text:span></text:p>
      <text:p text:style-name="P137"/>
      <text:p text:style-name="P138"><text:span text:style-name="T138_1">Ator</text:span><text:span text:style-name="T138_2"><text:s/></text:span><text:span text:style-name="T138_3">primário</text:span><text:span text:style-name="T138_4">:<text:s/></text:span><text:span text:style-name="T138_5">médico</text:span></text:p>
      <text:p text:style-name="P139"/>
      <text:p text:style-name="P140"/>
      <text:p text:style-name="P141"><text:span text:style-name="T141_1">Objetivo</text:span><text:span text:style-name="T141_2"><text:s/></text:span><text:span text:style-name="T141_3">no</text:span><text:span text:style-name="T141_4"><text:s/></text:span><text:span text:style-name="T141_5">contexto</text:span><text:span text:style-name="T141_6">:<text:s/></text:span><text:span text:style-name="T141_7">Modificar</text:span><text:span text:style-name="T141_8"><text:s/></text:span><text:span text:style-name="T141_9">as</text:span><text:span text:style-name="T141_10"><text:s/></text:span><text:span text:style-name="T141_11">informações</text:span><text:span text:style-name="T141_12"><text:s/></text:span><text:span text:style-name="T141_13">contidas</text:span><text:span text:style-name="T141_14"><text:s/></text:span><text:span text:style-name="T141_15">no</text:span><text:span text:style-name="T141_16"><text:s/></text:span><text:span text:style-name="T141_17">prontuário</text:span><text:span text:style-name="T141_18"><text:s/></text:span><text:span text:style-name="T141_19">de</text:span></text:p>
      <text:p text:style-name="P142"><text:span text:style-name="T142_1">um</text:span><text:span text:style-name="T142_2"><text:s/></text:span><text:span text:style-name="T142_3">paciente</text:span><text:span text:style-name="T142_4">.</text:span></text:p>
      <text:p text:style-name="P143"/>
      <text:p text:style-name="P144"/>
      <text:p text:style-name="P145"><text:span text:style-name="T145_1">Pré</text:span><text:span text:style-name="T145_2">-</text:span><text:span text:style-name="T145_3">condições</text:span><text:span text:style-name="T145_4">:<text:s/></text:span><text:span text:style-name="T145_5">Estar</text:span><text:span text:style-name="T145_6"><text:s/></text:span><text:span text:style-name="T145_7">logado</text:span><text:span text:style-name="T145_8"><text:s/></text:span><text:span text:style-name="T145_9">no</text:span><text:span text:style-name="T145_10"><text:s/></text:span><text:span text:style-name="T145_11">sistema</text:span><text:span text:style-name="T145_12"><text:s/></text:span><text:span text:style-name="T145_13">e</text:span><text:span text:style-name="T145_14"><text:s/></text:span><text:span text:style-name="T145_15">o</text:span><text:span text:style-name="T145_16"><text:s/></text:span><text:span text:style-name="T145_17">paciente</text:span><text:span text:style-name="T145_18"><text:s/></text:span><text:span text:style-name="T145_19">possuir</text:span><text:span text:style-name="T145_20"><text:s/></text:span><text:span text:style-name="T145_21">um</text:span><text:span text:style-name="T145_22"><text:s/></text:span><text:span text:style-name="T145_23">prontuário</text:span><text:span text:style-name="T145_24"><text:s/></text:span><text:span text:style-name="T145_25">no</text:span><text:span text:style-name="T145_26"><text:s/></text:span><text:span text:style-name="T145_27">sistema</text:span><text:span text:style-name="T145_28">.</text:span></text:p>
      <text:p text:style-name="P146"/>
      <text:p text:style-name="P147"/>
      <text:p text:style-name="P148"><text:span text:style-name="T148_1">Trigger</text:span><text:span text:style-name="T148_2">:<text:s/></text:span><text:span text:style-name="T148_3">Necessidade</text:span><text:span text:style-name="T148_4"><text:s/></text:span><text:span text:style-name="T148_5">de</text:span><text:span text:style-name="T148_6"><text:s/></text:span><text:span text:style-name="T148_7">recuperar</text:span><text:span text:style-name="T148_8"><text:s/></text:span><text:span text:style-name="T148_9">informações</text:span><text:span text:style-name="T148_10"><text:s/></text:span><text:span text:style-name="T148_11">sobre</text:span><text:span text:style-name="T148_12"><text:s/></text:span><text:span text:style-name="T148_13">determinado</text:span><text:span text:style-name="T148_14"><text:s/></text:span><text:span text:style-name="T148_15">paciente</text:span></text:p>
      <text:p text:style-name="P149"/>
      <text:p text:style-name="P150"><text:span text:style-name="T150_1">Cenário</text:span><text:span text:style-name="T150_2">:</text:span></text:p>
      <text:p text:style-name="P151"><text:span text:style-name="T151_1">1.<text:s/></text:span><text:span text:style-name="T151_2">Ver</text:span><text:span text:style-name="T151_3"><text:s/></text:span><text:span text:style-name="T151_4">caso</text:span><text:span text:style-name="T151_5"><text:s/></text:span><text:span text:style-name="T151_6">de</text:span><text:span text:style-name="T151_7"><text:s/></text:span><text:span text:style-name="T151_8">validação</text:span></text:p>
      <text:p text:style-name="P152"><text:span text:style-name="T152_1">2.<text:s/></text:span><text:span text:style-name="T152_2">No</text:span><text:span text:style-name="T152_3"><text:s/></text:span><text:span text:style-name="T152_4">site</text:span><text:span text:style-name="T152_5">,<text:s/></text:span><text:span text:style-name="T152_6">terá</text:span><text:span text:style-name="T152_7"><text:s/></text:span><text:span text:style-name="T152_8">um</text:span><text:span text:style-name="T152_9"><text:s/></text:span><text:span text:style-name="T152_10">campo</text:span><text:span text:style-name="T152_11"><text:s/></text:span><text:span text:style-name="T152_12">de</text:span><text:span text:style-name="T152_13"><text:s/></text:span><text:span text:style-name="T152_14">busca</text:span><text:span text:style-name="T152_15"><text:s/></text:span><text:span text:style-name="T152_16">por</text:span><text:span text:style-name="T152_17"><text:s/></text:span><text:span text:style-name="T152_18">um</text:span><text:span text:style-name="T152_19"><text:s/></text:span><text:span text:style-name="T152_20">paciente</text:span><text:span text:style-name="T152_21"><text:s/></text:span><text:span text:style-name="T152_22">onde</text:span><text:span text:style-name="T152_23"><text:s/></text:span><text:span text:style-name="T152_24">o</text:span><text:span text:style-name="T152_25"><text:s/></text:span><text:span text:style-name="T152_26">ator</text:span><text:span text:style-name="T152_27"><text:s/></text:span><text:span text:style-name="T152_28">deverá</text:span></text:p>
      <text:p text:style-name="P153"><text:span text:style-name="T153_1">inserir</text:span><text:span text:style-name="T153_2"><text:s/></text:span><text:span text:style-name="T153_3">o</text:span><text:span text:style-name="T153_4"><text:s/></text:span><text:span text:style-name="T153_5">identificador</text:span><text:span text:style-name="T153_6"><text:s/></text:span><text:span text:style-name="T153_7">do</text:span><text:span text:style-name="T153_8"><text:s/></text:span><text:span text:style-name="T153_9">paciente</text:span><text:span text:style-name="T153_10">.</text:span></text:p>
      <text:p text:style-name="P154"><text:span text:style-name="T154_1">3.<text:s/></text:span><text:span text:style-name="T154_2">O</text:span><text:span text:style-name="T154_3"><text:s/></text:span><text:span text:style-name="T154_4">sistema</text:span><text:span text:style-name="T154_5"><text:s/></text:span><text:span text:style-name="T154_6">mostra</text:span><text:span text:style-name="T154_7"><text:s/></text:span><text:span text:style-name="T154_8">o</text:span><text:span text:style-name="T154_9"><text:s/></text:span><text:span text:style-name="T154_10">resultado</text:span><text:span text:style-name="T154_11"><text:s/></text:span><text:span text:style-name="T154_12">na</text:span><text:span text:style-name="T154_13"><text:s/></text:span><text:span text:style-name="T154_14">tela</text:span><text:span text:style-name="T154_15"><text:s/></text:span><text:span text:style-name="T154_16">e</text:span><text:span text:style-name="T154_17"><text:s/></text:span><text:span text:style-name="T154_18">os</text:span><text:span text:style-name="T154_19"><text:s/></text:span><text:span text:style-name="T154_20">campos</text:span><text:span text:style-name="T154_21"><text:s/></text:span><text:span text:style-name="T154_22">de</text:span><text:span text:style-name="T154_23"><text:s/></text:span><text:span text:style-name="T154_24">edição</text:span><text:span text:style-name="T154_25">.</text:span></text:p>
      <text:p text:style-name="P155"/>
      <text:p text:style-name="P156"><text:span text:style-name="T156_1">Exceções</text:span><text:span text:style-name="T156_2">:<text:s/>1.<text:s/></text:span><text:span text:style-name="T156_3">O</text:span><text:span text:style-name="T156_4"><text:s/></text:span><text:span text:style-name="T156_5">médico</text:span><text:span text:style-name="T156_6"><text:s/></text:span><text:span text:style-name="T156_7">tenta</text:span><text:span text:style-name="T156_8"><text:s/></text:span><text:span text:style-name="T156_9">modificar</text:span><text:span text:style-name="T156_10"><text:s/></text:span><text:span text:style-name="T156_11">um</text:span><text:span text:style-name="T156_12"><text:s/></text:span><text:span text:style-name="T156_13">prontuário</text:span><text:span text:style-name="T156_14"><text:s/></text:span><text:span text:style-name="T156_15">ao</text:span><text:span text:style-name="T156_16"><text:s/></text:span><text:span text:style-name="T156_17">qual</text:span><text:span text:style-name="T156_18"><text:s/></text:span><text:span text:style-name="T156_19">não</text:span><text:span text:style-name="T156_20"><text:s/></text:span><text:span text:style-name="T156_21">tem</text:span><text:span text:style-name="T156_22"><text:s/></text:span><text:span text:style-name="T156_23">acesso</text:span><text:span text:style-name="T156_24">.</text:span></text:p>
      <text:p text:style-name="P157"/>
      <text:p text:style-name="P158"><text:span text:style-name="T158_1">Prioridade</text:span><text:span text:style-name="T158_2">:<text:s/></text:span><text:span text:style-name="T158_3">Alta</text:span></text:p>
      <text:p text:style-name="P159"><text:span text:style-name="T159_1">Frequência</text:span><text:span text:style-name="T159_2"><text:s/></text:span><text:span text:style-name="T159_3">de</text:span><text:span text:style-name="T159_4"><text:s/></text:span><text:span text:style-name="T159_5">uso</text:span><text:span text:style-name="T159_6">:<text:s/></text:span><text:span text:style-name="T159_7">Alta</text:span></text:p>
      <text:p text:style-name="P160"><text:span text:style-name="T160_1">Canal</text:span><text:span text:style-name="T160_2"><text:s/></text:span><text:span text:style-name="T160_3">para</text:span><text:span text:style-name="T160_4"><text:s/></text:span><text:span text:style-name="T160_5">o</text:span><text:span text:style-name="T160_6"><text:s/></text:span><text:span text:style-name="T160_7">ator</text:span><text:span text:style-name="T160_8">:<text:s/></text:span><text:span text:style-name="T160_9">Website</text:span></text:p>
      <text:p text:style-name="P161"/>
      <text:p text:style-name="P162"/>
      <text:p text:style-name="P163"/>
      <text:p text:style-name="P164"><text:span text:style-name="T164_1">=====================================================================</text:span></text:p>
      <text:p text:style-name="P165"/>
      <text:p text:style-name="P166"/>
      <text:p text:style-name="P167"/>
      <text:p text:style-name="P168"/>
      <text:p text:style-name="P169"/>
      <text:p text:style-name="P170"/>
      <text:p text:style-name="P171"><text:span text:style-name="T171_1">=====================================================================</text:span></text:p>
      <text:p text:style-name="P172"><text:span text:style-name="T172_1">Versão</text:span><text:span text:style-name="T172_2"><text:s/>2<text:s/>-<text:s/></text:span><text:span text:style-name="T172_3">Descrição</text:span><text:span text:style-name="T172_4"><text:s/></text:span><text:span text:style-name="T172_5">dos</text:span><text:span text:style-name="T172_6"><text:s/></text:span><text:span text:style-name="T172_7">requisitos</text:span><text:span text:style-name="T172_8"><text:s/>[</text:span><text:span text:style-name="T172_9">extraído</text:span><text:span text:style-name="T172_10"><text:s/></text:span><text:span text:style-name="T172_11">da</text:span><text:span text:style-name="T172_12"><text:s/></text:span><text:span text:style-name="T172_13">versao</text:span><text:span text:style-name="T172_14"><text:s/>1]</text:span></text:p>
      <text:p text:style-name="P173"><text:span text:style-name="T173_1">=====================================================================</text:span></text:p>
      <text:p text:style-name="P174"><text:span text:style-name="T174_1">-<text:s/></text:span><text:span text:style-name="T174_2">Esse</text:span><text:span text:style-name="T174_3"><text:s/></text:span><text:span text:style-name="T174_4">sistema</text:span><text:span text:style-name="T174_5"><text:s/></text:span><text:span text:style-name="T174_6">tem</text:span><text:span text:style-name="T174_7"><text:s/></text:span><text:span text:style-name="T174_8">como</text:span><text:span text:style-name="T174_9"><text:s/></text:span><text:span text:style-name="T174_10">objetivo</text:span><text:span text:style-name="T174_11"><text:s/></text:span><text:span text:style-name="T174_12">viabilizar</text:span><text:span text:style-name="T174_13"><text:s/></text:span><text:span text:style-name="T174_14">um</text:span><text:span text:style-name="T174_15"><text:s/></text:span><text:span text:style-name="T174_16">prontuário</text:span><text:span text:style-name="T174_17"><text:s/></text:span><text:span text:style-name="T174_18">digital</text:span><text:span text:style-name="T174_19"><text:s/></text:span><text:span text:style-name="T174_20">contendo</text:span><text:span text:style-name="T174_21"><text:s/></text:span><text:span text:style-name="T174_22">informações</text:span><text:span text:style-name="T174_23"><text:s/></text:span><text:span text:style-name="T174_24">dos</text:span><text:span text:style-name="T174_25"><text:s/></text:span><text:span text:style-name="T174_26">pacientes</text:span><text:span text:style-name="T174_27"><text:s/></text:span><text:span text:style-name="T174_28">por</text:span><text:span text:style-name="T174_29"><text:s/></text:span><text:span text:style-name="T174_30">meio</text:span><text:span text:style-name="T174_31"><text:s/></text:span><text:span text:style-name="T174_32">de</text:span><text:span text:style-name="T174_33"><text:s/></text:span><text:span text:style-name="T174_34">uma</text:span><text:span text:style-name="T174_35"><text:s/></text:span><text:span text:style-name="T174_36">consulta</text:span><text:span text:style-name="T174_37">.</text:span></text:p>
      <text:p text:style-name="P175"/>
      <text:p text:style-name="P176"><text:span text:style-name="T176_1">-<text:s/></text:span><text:span text:style-name="T176_2">Nesse</text:span><text:span text:style-name="T176_3"><text:s/></text:span><text:span text:style-name="T176_4">sistema</text:span><text:span text:style-name="T176_5"><text:s/></text:span><text:span text:style-name="T176_6">será</text:span><text:span text:style-name="T176_7"><text:s/></text:span><text:span text:style-name="T176_8">incluso</text:span><text:span text:style-name="T176_9"><text:s/></text:span><text:span text:style-name="T176_10">doenças</text:span><text:span text:style-name="T176_11"><text:s/></text:span><text:span text:style-name="T176_12">relacionadas</text:span><text:span text:style-name="T176_13"><text:s/></text:span><text:span text:style-name="T176_14">aos</text:span><text:span text:style-name="T176_15"><text:s/></text:span><text:span text:style-name="T176_16">pacientes</text:span><text:span text:style-name="T176_17"><text:s/></text:span><text:span text:style-name="T176_18">e</text:span><text:span text:style-name="T176_19"><text:s/></text:span><text:span text:style-name="T176_20">os</text:span><text:span text:style-name="T176_21"><text:s/></text:span><text:span text:style-name="T176_22">médicos</text:span><text:span text:style-name="T176_23"><text:s/></text:span><text:span text:style-name="T176_24">que</text:span><text:span text:style-name="T176_25"><text:s/></text:span><text:span text:style-name="T176_26">estão</text:span><text:span text:style-name="T176_27"><text:s/></text:span><text:span text:style-name="T176_28">acompanhando</text:span><text:span text:style-name="T176_29"><text:s/></text:span><text:span text:style-name="T176_30">o</text:span><text:span text:style-name="T176_31"><text:s/></text:span><text:span text:style-name="T176_32">progresso</text:span><text:span text:style-name="T176_33"><text:s/></text:span><text:span text:style-name="T176_34">do</text:span><text:span text:style-name="T176_35"><text:s/></text:span><text:span text:style-name="T176_36">tratamento</text:span><text:span text:style-name="T176_37">,<text:s text:c="2"/></text:span><text:span text:style-name="T176_38">dosagem</text:span><text:span text:style-name="T176_39"><text:s/></text:span><text:span text:style-name="T176_40">dos</text:span><text:span text:style-name="T176_41"><text:s/></text:span><text:span text:style-name="T176_42">medicamentos</text:span><text:span text:style-name="T176_43">,<text:s/></text:span><text:span text:style-name="T176_44">local</text:span><text:span text:style-name="T176_45"><text:s/></text:span><text:span text:style-name="T176_46">e</text:span><text:span text:style-name="T176_47"><text:s/></text:span><text:span text:style-name="T176_48">procedimentos</text:span><text:span text:style-name="T176_49"><text:s/></text:span><text:span text:style-name="T176_50">adotados</text:span><text:span text:style-name="T176_51"><text:s/></text:span><text:span text:style-name="T176_52">para</text:span><text:span text:style-name="T176_53"><text:s/></text:span><text:span text:style-name="T176_54">o</text:span><text:span text:style-name="T176_55"><text:s/></text:span><text:span text:style-name="T176_56">tratamento</text:span><text:span text:style-name="T176_57">,<text:s/></text:span><text:span text:style-name="T176_58">análise</text:span><text:span text:style-name="T176_59"><text:s/></text:span><text:span text:style-name="T176_60">dos</text:span><text:span text:style-name="T176_61"><text:s/></text:span><text:span text:style-name="T176_62">exames</text:span><text:span text:style-name="T176_63"><text:s/></text:span><text:span text:style-name="T176_64">e</text:span><text:span text:style-name="T176_65"><text:s/></text:span><text:span text:style-name="T176_66">também</text:span><text:span text:style-name="T176_67"><text:s/></text:span><text:span text:style-name="T176_68">a</text:span><text:span text:style-name="T176_69"><text:s/></text:span><text:span text:style-name="T176_70">manutenção</text:span><text:span text:style-name="T176_71"><text:s/></text:span><text:span text:style-name="T176_72">do</text:span><text:span text:style-name="T176_73"><text:s/></text:span><text:span text:style-name="T176_74">histórico</text:span><text:span text:style-name="T176_75"><text:s/></text:span><text:span text:style-name="T176_76">referente</text:span><text:span text:style-name="T176_77"><text:s/></text:span><text:span text:style-name="T176_78">à</text:span><text:span text:style-name="T176_79"><text:s/></text:span><text:span text:style-name="T176_80">evolução</text:span><text:span text:style-name="T176_81"><text:s/></text:span><text:span text:style-name="T176_82">do</text:span><text:span text:style-name="T176_83"><text:s/></text:span><text:span text:style-name="T176_84">estado</text:span><text:span text:style-name="T176_85"><text:s/></text:span><text:span text:style-name="T176_86">de</text:span><text:span text:style-name="T176_87"><text:s/></text:span><text:span text:style-name="T176_88">saúde</text:span><text:span text:style-name="T176_89"><text:s/></text:span><text:span text:style-name="T176_90">do</text:span><text:span text:style-name="T176_91"><text:s/></text:span><text:span text:style-name="T176_92">enfermo</text:span><text:span text:style-name="T176_93">.</text:span></text:p>
      <text:p text:style-name="P177"/>
      <text:p text:style-name="P178"><text:span text:style-name="T178_1">-<text:s text:c="2"/></text:span><text:span text:style-name="T178_2">Uma</text:span><text:span text:style-name="T178_3"><text:s/></text:span><text:span text:style-name="T178_4">doença</text:span><text:span text:style-name="T178_5"><text:s/></text:span><text:span text:style-name="T178_6">está</text:span><text:span text:style-name="T178_7"><text:s/></text:span><text:span text:style-name="T178_8">estruturada</text:span><text:span text:style-name="T178_9"><text:s/></text:span><text:span text:style-name="T178_10">em</text:span><text:span text:style-name="T178_11"><text:s/></text:span><text:span text:style-name="T178_12">hierarquia</text:span><text:span text:style-name="T178_13">,<text:s/></text:span><text:span text:style-name="T178_14">podendo</text:span><text:span text:style-name="T178_15"><text:s/></text:span><text:span text:style-name="T178_16">ser</text:span><text:span text:style-name="T178_17"><text:s/></text:span><text:span text:style-name="T178_18">uma</text:span><text:span text:style-name="T178_19"><text:s/></text:span><text:span text:style-name="T178_20">subcategoria</text:span><text:span text:style-name="T178_21"><text:s/></text:span><text:span text:style-name="T178_22">de</text:span><text:span text:style-name="T178_23"><text:s/></text:span><text:span text:style-name="T178_24">outra</text:span><text:span text:style-name="T178_25">,<text:s/></text:span><text:span text:style-name="T178_26">isto</text:span><text:span text:style-name="T178_27"><text:s/></text:span><text:span text:style-name="T178_28">é</text:span><text:span text:style-name="T178_29">,<text:s/></text:span><text:span text:style-name="T178_30">pode</text:span><text:span text:style-name="T178_31"><text:s/></text:span><text:span text:style-name="T178_32">haver</text:span><text:span text:style-name="T178_33"><text:s/></text:span><text:span text:style-name="T178_34">uma</text:span><text:span text:style-name="T178_35"><text:s/></text:span><text:span text:style-name="T178_36">doença</text:span><text:span text:style-name="T178_37"><text:s/></text:span><text:span text:style-name="T178_38">mais</text:span><text:span text:style-name="T178_39"><text:s/></text:span><text:span text:style-name="T178_40">genérica</text:span><text:span text:style-name="T178_41"><text:s/></text:span><text:span text:style-name="T178_42">que</text:span><text:span text:style-name="T178_43"><text:s/></text:span><text:span text:style-name="T178_44">engloba</text:span><text:span text:style-name="T178_45"><text:s/></text:span><text:span text:style-name="T178_46">outras</text:span><text:span text:style-name="T178_47">,<text:s/></text:span><text:span text:style-name="T178_48">de</text:span><text:span text:style-name="T178_49"><text:s/></text:span><text:span text:style-name="T178_50">acordo</text:span><text:span text:style-name="T178_51"><text:s/></text:span><text:span text:style-name="T178_52">com</text:span><text:span text:style-name="T178_53"><text:s/></text:span><text:span text:style-name="T178_54">a</text:span><text:span text:style-name="T178_55"><text:s/></text:span><text:span text:style-name="T178_56">Classificação</text:span><text:span text:style-name="T178_57"><text:s/></text:span><text:span text:style-name="T178_58">Internacional</text:span><text:span text:style-name="T178_59"><text:s/></text:span><text:span text:style-name="T178_60">de</text:span><text:span text:style-name="T178_61"><text:s/></text:span><text:span text:style-name="T178_62">Doenças</text:span><text:span text:style-name="T178_63"><text:s/>(</text:span><text:span text:style-name="T178_64">CID</text:span><text:span text:style-name="T178_65">).<text:s/></text:span></text:p>
      <text:p text:style-name="P179"/>
      <text:p text:style-name="P180"><text:span text:style-name="T180_1">-<text:s/></text:span><text:span text:style-name="T180_2">Os</text:span><text:span text:style-name="T180_3"><text:s/></text:span><text:span text:style-name="T180_4">médicos</text:span><text:span text:style-name="T180_5"><text:s/></text:span><text:span text:style-name="T180_6">também</text:span><text:span text:style-name="T180_7"><text:s/></text:span><text:span text:style-name="T180_8">podem</text:span><text:span text:style-name="T180_9"><text:s/></text:span><text:span text:style-name="T180_10">ser</text:span><text:span text:style-name="T180_11"><text:s/></text:span><text:span text:style-name="T180_12">pacientes</text:span><text:span text:style-name="T180_13"><text:s/></text:span><text:span text:style-name="T180_14">e</text:span><text:span text:style-name="T180_15"><text:s/></text:span><text:span text:style-name="T180_16">podem</text:span><text:span text:style-name="T180_17"><text:s/></text:span><text:span text:style-name="T180_18">ter</text:span><text:span text:style-name="T180_19"><text:s/></text:span><text:span text:style-name="T180_20">especialidade</text:span><text:span text:style-name="T180_21"><text:s/></text:span><text:span text:style-name="T180_22">ou</text:span><text:span text:style-name="T180_23"><text:s/></text:span><text:span text:style-name="T180_24">não</text:span><text:span text:style-name="T180_25">,<text:s/></text:span><text:span text:style-name="T180_26">como</text:span><text:span text:style-name="T180_27"><text:s/></text:span><text:span text:style-name="T180_28">o</text:span><text:span text:style-name="T180_29"><text:s/></text:span><text:span text:style-name="T180_30">caso</text:span><text:span text:style-name="T180_31"><text:s/></text:span><text:span text:style-name="T180_32">do</text:span><text:span text:style-name="T180_33"><text:s/></text:span><text:span text:style-name="T180_34">clínico</text:span><text:span text:style-name="T180_35"><text:s/></text:span><text:span text:style-name="T180_36">geral</text:span><text:span text:style-name="T180_37"><text:s/></text:span><text:span text:style-name="T180_38">por</text:span><text:span text:style-name="T180_39"><text:s/></text:span><text:span text:style-name="T180_40">formação</text:span><text:span text:style-name="T180_41">.</text:span></text:p>
      <text:p text:style-name="P181"/>
      <text:p text:style-name="P182"><text:span text:style-name="T182_1">-<text:s/></text:span><text:span text:style-name="T182_2">Os</text:span><text:span text:style-name="T182_3"><text:s/></text:span><text:span text:style-name="T182_4">estabelecimentos</text:span><text:span text:style-name="T182_5"><text:s/></text:span><text:span text:style-name="T182_6">médicos</text:span><text:span text:style-name="T182_7"><text:s/></text:span><text:span text:style-name="T182_8">podem</text:span><text:span text:style-name="T182_9"><text:s/></text:span><text:span text:style-name="T182_10">ter</text:span><text:span text:style-name="T182_11"><text:s/></text:span><text:span text:style-name="T182_12">mais</text:span><text:span text:style-name="T182_13"><text:s/></text:span><text:span text:style-name="T182_14">de</text:span><text:span text:style-name="T182_15"><text:s/></text:span><text:span text:style-name="T182_16">uma</text:span><text:span text:style-name="T182_17"><text:s/></text:span><text:span text:style-name="T182_18">filial</text:span><text:span text:style-name="T182_19"><text:s/></text:span><text:span text:style-name="T182_20">e</text:span><text:span text:style-name="T182_21"><text:s/></text:span><text:span text:style-name="T182_22">portanto</text:span><text:span text:style-name="T182_23"><text:s/></text:span><text:span text:style-name="T182_24">possuem</text:span><text:span text:style-name="T182_25"><text:s/></text:span><text:span text:style-name="T182_26">mais</text:span><text:span text:style-name="T182_27"><text:s/></text:span><text:span text:style-name="T182_28">de</text:span><text:span text:style-name="T182_29"><text:s/></text:span><text:span text:style-name="T182_30">um</text:span><text:span text:style-name="T182_31"><text:s/></text:span><text:span text:style-name="T182_32">endereço</text:span><text:span text:style-name="T182_33">.</text:span></text:p>
      <text:p text:style-name="P183"/>
      <text:p text:style-name="P184"><text:span text:style-name="T184_1">-<text:s/></text:span><text:span text:style-name="T184_2">Definimos</text:span><text:span text:style-name="T184_3"><text:s/></text:span><text:span text:style-name="T184_4">como</text:span><text:span text:style-name="T184_5"><text:s/></text:span><text:span text:style-name="T184_6">procedimento</text:span><text:span text:style-name="T184_7"><text:s/></text:span><text:span text:style-name="T184_8">médico</text:span><text:span text:style-name="T184_9"><text:s/></text:span><text:span text:style-name="T184_10">todo</text:span><text:span text:style-name="T184_11"><text:s/></text:span><text:span text:style-name="T184_12">exame</text:span><text:span text:style-name="T184_13">,<text:s/></text:span><text:span text:style-name="T184_14">intervenção</text:span><text:span text:style-name="T184_15"><text:s/></text:span><text:span text:style-name="T184_16">círúrgica</text:span><text:span text:style-name="T184_17">,<text:s/></text:span><text:span text:style-name="T184_18">intervenção</text:span><text:span text:style-name="T184_19"><text:s/></text:span><text:span text:style-name="T184_20">clínica</text:span><text:span text:style-name="T184_21"><text:s/>(</text:span><text:span text:style-name="T184_22">administração</text:span><text:span text:style-name="T184_23"><text:s/></text:span><text:span text:style-name="T184_24">de</text:span><text:span text:style-name="T184_25"><text:s/></text:span><text:span text:style-name="T184_26">medicamentos</text:span><text:span text:style-name="T184_27">),<text:s/></text:span><text:span text:style-name="T184_28">terapias</text:span><text:span text:style-name="T184_29"><text:s/>(</text:span><text:span text:style-name="T184_30">fisioterapia</text:span><text:span text:style-name="T184_31">,<text:s/></text:span><text:span text:style-name="T184_32">acompanhamento</text:span><text:span text:style-name="T184_33"><text:s/></text:span><text:span text:style-name="T184_34">psicológico</text:span><text:span text:style-name="T184_35">,<text:s/></text:span><text:span text:style-name="T184_36">etc</text:span><text:span text:style-name="T184_37">).</text:span></text:p>
      <text:p text:style-name="P185"/>
      <text:p text:style-name="P186"><text:span text:style-name="T186_1">-</text:span><text:span text:style-name="T186_2">Os</text:span><text:span text:style-name="T186_3"><text:s/></text:span><text:span text:style-name="T186_4">medicamentos</text:span><text:span text:style-name="T186_5"><text:s/></text:span><text:span text:style-name="T186_6">possuem</text:span><text:span text:style-name="T186_7"><text:s/></text:span><text:span text:style-name="T186_8">princípios</text:span><text:span text:style-name="T186_9"><text:s/></text:span><text:span text:style-name="T186_10">ativos</text:span><text:span text:style-name="T186_11">,<text:s/></text:span><text:span text:style-name="T186_12">os</text:span><text:span text:style-name="T186_13"><text:s/></text:span><text:span text:style-name="T186_14">quais</text:span><text:span text:style-name="T186_15"><text:s/></text:span><text:span text:style-name="T186_16">se</text:span><text:span text:style-name="T186_17"><text:s/></text:span><text:span text:style-name="T186_18">dividem</text:span><text:span text:style-name="T186_19"><text:s/></text:span><text:span text:style-name="T186_20">em</text:span><text:span text:style-name="T186_21"><text:s/></text:span><text:span text:style-name="T186_22">específico</text:span><text:span text:style-name="T186_23"><text:s/>(</text:span><text:span text:style-name="T186_24">como</text:span><text:span text:style-name="T186_25"><text:s/></text:span><text:span text:style-name="T186_26">é</text:span><text:span text:style-name="T186_27"><text:s/></text:span><text:span text:style-name="T186_28">o</text:span><text:span text:style-name="T186_29"><text:s/></text:span><text:span text:style-name="T186_30">caso</text:span><text:span text:style-name="T186_31"><text:s/></text:span><text:span text:style-name="T186_32">de</text:span><text:span text:style-name="T186_33"><text:s/></text:span><text:span text:style-name="T186_34">analgésicos</text:span><text:span text:style-name="T186_35">,<text:s text:c="2"/></text:span><text:span text:style-name="T186_36">antiinflamatórios</text:span><text:span text:style-name="T186_37">)<text:s/></text:span><text:span text:style-name="T186_38">ou</text:span><text:span text:style-name="T186_39"><text:s/></text:span><text:span text:style-name="T186_40">inespecífico</text:span><text:span text:style-name="T186_41"><text:s/>(</text:span><text:span text:style-name="T186_42">adstringentes</text:span><text:span text:style-name="T186_43">,<text:s/></text:span><text:span text:style-name="T186_44">hidratantes</text:span><text:span text:style-name="T186_45">,<text:s/></text:span><text:span text:style-name="T186_46">entre</text:span><text:span text:style-name="T186_47"><text:s/></text:span><text:span text:style-name="T186_48">outros</text:span><text:span text:style-name="T186_49">).<text:s/></text:span><text:span text:style-name="T186_50">A</text:span><text:span text:style-name="T186_51"><text:s/></text:span><text:span text:style-name="T186_52">concentração</text:span><text:span text:style-name="T186_53"><text:s/></text:span><text:span text:style-name="T186_54">dos</text:span><text:span text:style-name="T186_55"><text:s/></text:span><text:span text:style-name="T186_56">princípios</text:span><text:span text:style-name="T186_57"><text:s/></text:span><text:span text:style-name="T186_58">ativos</text:span><text:span text:style-name="T186_59"><text:s/></text:span><text:span text:style-name="T186_60">presentes</text:span><text:span text:style-name="T186_61"><text:s/></text:span><text:span text:style-name="T186_62">nos</text:span><text:span text:style-name="T186_63"><text:s/></text:span><text:span text:style-name="T186_64">medicamentos</text:span><text:span text:style-name="T186_65"><text:s/></text:span><text:span text:style-name="T186_66">serão</text:span><text:span text:style-name="T186_67"><text:s/></text:span><text:span text:style-name="T186_68">armazenados</text:span><text:span text:style-name="T186_69">.</text:span></text:p>
      <text:p text:style-name="P187"/>
      <text:p text:style-name="P188"><text:span text:style-name="T188_1">-<text:s/></text:span><text:span text:style-name="T188_2">Todo</text:span><text:span text:style-name="T188_3"><text:s/></text:span><text:span text:style-name="T188_4">procedimento</text:span><text:span text:style-name="T188_5"><text:s/></text:span><text:span text:style-name="T188_6">é</text:span><text:span text:style-name="T188_7"><text:s/></text:span><text:span text:style-name="T188_8">realizado</text:span><text:span text:style-name="T188_9"><text:s/></text:span><text:span text:style-name="T188_10">em</text:span><text:span text:style-name="T188_11"><text:s/></text:span><text:span text:style-name="T188_12">um</text:span><text:span text:style-name="T188_13"><text:s/></text:span><text:span text:style-name="T188_14">estabelecimento</text:span><text:span text:style-name="T188_15"><text:s/></text:span><text:span text:style-name="T188_16">médico</text:span><text:span text:style-name="T188_17"><text:s/></text:span><text:span text:style-name="T188_18">e</text:span><text:span text:style-name="T188_19"><text:s/></text:span><text:span text:style-name="T188_20">pode</text:span><text:span text:style-name="T188_21"><text:s/></text:span><text:span text:style-name="T188_22">utilizar</text:span><text:span text:style-name="T188_23"><text:s/></text:span><text:span text:style-name="T188_24">um</text:span><text:span text:style-name="T188_25"><text:s/></text:span><text:span text:style-name="T188_26">plano</text:span><text:span text:style-name="T188_27"><text:s/></text:span><text:span text:style-name="T188_28">de</text:span><text:span text:style-name="T188_29"><text:s/></text:span><text:span text:style-name="T188_30">saúde</text:span><text:span text:style-name="T188_31">.<text:s/></text:span><text:span text:style-name="T188_32">Caso</text:span><text:span text:style-name="T188_33"><text:s/></text:span><text:span text:style-name="T188_34">não</text:span><text:span text:style-name="T188_35"><text:s/></text:span><text:span text:style-name="T188_36">possua</text:span><text:span text:style-name="T188_37"><text:s/></text:span><text:span text:style-name="T188_38">plano</text:span><text:span text:style-name="T188_39"><text:s/></text:span><text:span text:style-name="T188_40">foi</text:span><text:span text:style-name="T188_41"><text:s/></text:span><text:span text:style-name="T188_42">realizado</text:span><text:span text:style-name="T188_43"><text:s/></text:span><text:span text:style-name="T188_44">pelo</text:span><text:span text:style-name="T188_45"><text:s/></text:span><text:span text:style-name="T188_46">SUS</text:span><text:span text:style-name="T188_47">.</text:span></text:p>
      <text:p text:style-name="P189"/>
      <text:p text:style-name="P190"><text:span text:style-name="T190_1">-<text:s/></text:span><text:span text:style-name="T190_2">Os</text:span><text:span text:style-name="T190_3"><text:s/></text:span><text:span text:style-name="T190_4">planos</text:span><text:span text:style-name="T190_5"><text:s/></text:span><text:span text:style-name="T190_6">de</text:span><text:span text:style-name="T190_7"><text:s/></text:span><text:span text:style-name="T190_8">saúde</text:span><text:span text:style-name="T190_9"><text:s/></text:span><text:span text:style-name="T190_10">possuem</text:span><text:span text:style-name="T190_11"><text:s/></text:span><text:span text:style-name="T190_12">suas</text:span><text:span text:style-name="T190_13"><text:s/></text:span><text:span text:style-name="T190_14">descrições</text:span><text:span text:style-name="T190_15"><text:s/></text:span><text:span text:style-name="T190_16">no</text:span><text:span text:style-name="T190_17"><text:s/></text:span><text:span text:style-name="T190_18">convênio</text:span><text:span text:style-name="T190_19"><text:s/>[?]</text:span></text:p>
      <text:p text:style-name="P191"/>
      <text:p text:style-name="P192"><text:span text:style-name="T192_1">-<text:s/></text:span><text:span text:style-name="T192_2">Matriz</text:span><text:span text:style-name="T192_3"><text:s/></text:span><text:span text:style-name="T192_4">e</text:span><text:span text:style-name="T192_5"><text:s/></text:span><text:span text:style-name="T192_6">filiais</text:span><text:span text:style-name="T192_7"><text:s/></text:span><text:span text:style-name="T192_8">podem</text:span><text:span text:style-name="T192_9"><text:s/></text:span><text:span text:style-name="T192_10">ser</text:span><text:span text:style-name="T192_11"><text:s/></text:span><text:span text:style-name="T192_12">identificadas</text:span><text:span text:style-name="T192_13"><text:s/></text:span><text:span text:style-name="T192_14">pelo</text:span><text:span text:style-name="T192_15"><text:s/></text:span><text:span text:style-name="T192_16">cnpj</text:span><text:span text:style-name="T192_17">.</text:span></text:p>
      <text:p text:style-name="P193"/>
      <text:p text:style-name="P194"/>
      <text:p text:style-name="P195"/>
      <text:p text:style-name="P196"><text:span text:style-name="T196_1">-<text:s/></text:span><text:span text:style-name="T196_2">As</text:span><text:span text:style-name="T196_3"><text:s/></text:span><text:span text:style-name="T196_4">doenças</text:span><text:span text:style-name="T196_5"><text:s/></text:span><text:span text:style-name="T196_6">crônica</text:span><text:span text:style-name="T196_7"><text:s/></text:span><text:span text:style-name="T196_8">serão</text:span><text:span text:style-name="T196_9"><text:s/></text:span><text:span text:style-name="T196_10">registradas</text:span><text:span text:style-name="T196_11">.</text:span></text:p>
      <text:p text:style-name="P197"/>
      <text:p text:style-name="P198"><text:span text:style-name="T198_1">-<text:s/></text:span><text:span text:style-name="T198_2">Serão</text:span><text:span text:style-name="T198_3"><text:s/></text:span><text:span text:style-name="T198_4">arquivados</text:span><text:span text:style-name="T198_5"><text:s/></text:span><text:span text:style-name="T198_6">todos</text:span><text:span text:style-name="T198_7"><text:s/></text:span><text:span text:style-name="T198_8">os</text:span><text:span text:style-name="T198_9"><text:s/></text:span><text:span text:style-name="T198_10">procedimentos</text:span><text:span text:style-name="T198_11">,<text:s/></text:span><text:span text:style-name="T198_12">prescrições</text:span><text:span text:style-name="T198_13"><text:s/></text:span><text:span text:style-name="T198_14">e</text:span><text:span text:style-name="T198_15"><text:s/></text:span><text:span text:style-name="T198_16">os</text:span><text:span text:style-name="T198_17"><text:s/></text:span><text:span text:style-name="T198_18">resultados</text:span><text:span text:style-name="T198_19"><text:s/></text:span><text:span text:style-name="T198_20">dos</text:span><text:span text:style-name="T198_21"><text:s/></text:span><text:span text:style-name="T198_22">exames</text:span><text:span text:style-name="T198_23"><text:s/></text:span><text:span text:style-name="T198_24">em</text:span><text:span text:style-name="T198_25"><text:s/></text:span><text:span text:style-name="T198_26">forma</text:span><text:span text:style-name="T198_27"><text:s/></text:span><text:span text:style-name="T198_28">de</text:span><text:span text:style-name="T198_29"><text:s/></text:span><text:span text:style-name="T198_30">texto</text:span><text:span text:style-name="T198_31"><text:s/></text:span><text:span text:style-name="T198_32">para</text:span><text:span text:style-name="T198_33"><text:s/></text:span><text:span text:style-name="T198_34">cada</text:span><text:span text:style-name="T198_35"><text:s/></text:span><text:span text:style-name="T198_36">paciente</text:span><text:span text:style-name="T198_37">.<text:s/><text:tab/><text:tab/><text:tab/><text:tab/><text:tab/><text:tab/><text:tab/><text:tab/><text:tab/><text:tab/></text:span></text:p>
      <text:p text:style-name="P199"/>
      <text:p text:style-name="P200"><text:span text:style-name="T200_1">-<text:s/></text:span><text:span text:style-name="T200_2">Os</text:span><text:span text:style-name="T200_3"><text:s/></text:span><text:span text:style-name="T200_4">medicamentos</text:span><text:span text:style-name="T200_5"><text:s/></text:span><text:span text:style-name="T200_6">tem</text:span><text:span text:style-name="T200_7"><text:s/></text:span><text:span text:style-name="T200_8">como</text:span><text:span text:style-name="T200_9"><text:s/></text:span><text:span text:style-name="T200_10">objetivo</text:span><text:span text:style-name="T200_11"><text:s/></text:span><text:span text:style-name="T200_12">tratar</text:span><text:span text:style-name="T200_13"><text:s/></text:span><text:span text:style-name="T200_14">uma</text:span><text:span text:style-name="T200_15"><text:s/></text:span><text:span text:style-name="T200_16">ou</text:span><text:span text:style-name="T200_17"><text:s/></text:span><text:span text:style-name="T200_18">mais</text:span><text:span text:style-name="T200_19"><text:s/></text:span><text:span text:style-name="T200_20">doenças</text:span><text:span text:style-name="T200_21">,<text:s/></text:span><text:span text:style-name="T200_22">mas</text:span><text:span text:style-name="T200_23"><text:s/></text:span><text:span text:style-name="T200_24">pode</text:span><text:span text:style-name="T200_25"><text:s/></text:span><text:span text:style-name="T200_26">acontecer</text:span><text:span text:style-name="T200_27"><text:s/></text:span><text:span text:style-name="T200_28">de</text:span><text:span text:style-name="T200_29"><text:s/></text:span><text:span text:style-name="T200_30">uma</text:span><text:span text:style-name="T200_31"><text:s/></text:span><text:span text:style-name="T200_32">doença</text:span><text:span text:style-name="T200_33"><text:s/></text:span><text:span text:style-name="T200_34">não</text:span><text:span text:style-name="T200_35"><text:s/></text:span><text:span text:style-name="T200_36">tenha</text:span><text:span text:style-name="T200_37"><text:s/></text:span><text:span text:style-name="T200_38">ainda</text:span><text:span text:style-name="T200_39"><text:s/></text:span><text:span text:style-name="T200_40">um</text:span><text:span text:style-name="T200_41"><text:s/></text:span><text:span text:style-name="T200_42">medicamento</text:span><text:span text:style-name="T200_43"><text:s/></text:span><text:span text:style-name="T200_44">para</text:span><text:span text:style-name="T200_45"><text:s/></text:span><text:span text:style-name="T200_46">seu</text:span><text:span text:style-name="T200_47"><text:s/></text:span><text:span text:style-name="T200_48">tratamento</text:span><text:span text:style-name="T200_49">.<text:s/><text:tab/><text:tab/><text:tab/><text:tab/></text:span></text:p>
      <text:p text:style-name="P201"/>
      <text:p text:style-name="P202"><text:span text:style-name="T202_1">-<text:s/></text:span><text:span text:style-name="T202_2">Procedimentos</text:span><text:span text:style-name="T202_3"><text:s/></text:span><text:span text:style-name="T202_4">podem</text:span><text:span text:style-name="T202_5"><text:s/></text:span><text:span text:style-name="T202_6">ser</text:span><text:span text:style-name="T202_7"><text:s/></text:span><text:span text:style-name="T202_8">realizados</text:span><text:span text:style-name="T202_9"><text:s/></text:span><text:span text:style-name="T202_10">em</text:span><text:span text:style-name="T202_11"><text:s/></text:span><text:span text:style-name="T202_12">diversos</text:span><text:span text:style-name="T202_13"><text:s/></text:span><text:span text:style-name="T202_14">locais</text:span><text:span text:style-name="T202_15">,<text:s/></text:span><text:span text:style-name="T202_16">e</text:span><text:span text:style-name="T202_17"><text:s/></text:span><text:span text:style-name="T202_18">aceitar</text:span><text:span text:style-name="T202_19"><text:s/></text:span><text:span text:style-name="T202_20">planos</text:span><text:span text:style-name="T202_21"><text:s/></text:span><text:span text:style-name="T202_22">de</text:span><text:span text:style-name="T202_23"><text:s/></text:span><text:span text:style-name="T202_24">saúde</text:span><text:span text:style-name="T202_25">.</text:span></text:p>
      <text:p text:style-name="P203"/>
      <text:p text:style-name="P204"><text:span text:style-name="T204_1">-<text:s/></text:span><text:span text:style-name="T204_2">O</text:span><text:span text:style-name="T204_3"><text:s/></text:span><text:span text:style-name="T204_4">usuário</text:span><text:span text:style-name="T204_5"><text:s/></text:span><text:span text:style-name="T204_6">será</text:span><text:span text:style-name="T204_7"><text:s/></text:span><text:span text:style-name="T204_8">restrito</text:span><text:span text:style-name="T204_9"><text:s/></text:span><text:span text:style-name="T204_10">a</text:span><text:span text:style-name="T204_11"><text:s/></text:span><text:span text:style-name="T204_12">utilizar</text:span><text:span text:style-name="T204_13"><text:s/></text:span><text:span text:style-name="T204_14">no</text:span><text:span text:style-name="T204_15"><text:s/></text:span><text:span text:style-name="T204_16">máximo</text:span><text:span text:style-name="T204_17"><text:s/></text:span><text:span text:style-name="T204_18">um</text:span><text:span text:style-name="T204_19"><text:s/></text:span><text:span text:style-name="T204_20">plano</text:span><text:span text:style-name="T204_21"><text:s/></text:span><text:span text:style-name="T204_22">por</text:span><text:span text:style-name="T204_23"><text:s/></text:span><text:span text:style-name="T204_24">vez</text:span></text:p>
      <text:p text:style-name="P205"/>
      <text:p text:style-name="P206"><text:span text:style-name="T206_1">-<text:s/></text:span><text:span text:style-name="T206_2">Os</text:span><text:span text:style-name="T206_3"><text:s/></text:span><text:span text:style-name="T206_4">procedimentos</text:span><text:span text:style-name="T206_5"><text:s/></text:span><text:span text:style-name="T206_6">podem</text:span><text:span text:style-name="T206_7"><text:s/></text:span><text:span text:style-name="T206_8">ser</text:span><text:span text:style-name="T206_9"><text:s/></text:span><text:span text:style-name="T206_10">analisados</text:span><text:span text:style-name="T206_11"><text:s/></text:span><text:span text:style-name="T206_12">em</text:span><text:span text:style-name="T206_13"><text:s/></text:span><text:span text:style-name="T206_14">um</text:span><text:span text:style-name="T206_15"><text:s/></text:span><text:span text:style-name="T206_16">outro</text:span><text:span text:style-name="T206_17"><text:s/></text:span><text:span text:style-name="T206_18">atendimento</text:span><text:span text:style-name="T206_19"><text:s/></text:span><text:span text:style-name="T206_20">e</text:span><text:span text:style-name="T206_21"><text:s/></text:span><text:span text:style-name="T206_22">então</text:span><text:span text:style-name="T206_23"><text:s/></text:span><text:span text:style-name="T206_24">podem</text:span><text:span text:style-name="T206_25"><text:s/></text:span><text:span text:style-name="T206_26">ser</text:span><text:span text:style-name="T206_27"><text:s/></text:span><text:span text:style-name="T206_28">avaliados</text:span><text:span text:style-name="T206_29"><text:s/></text:span><text:span text:style-name="T206_30">pelo</text:span><text:span text:style-name="T206_31"><text:s/></text:span><text:span text:style-name="T206_32">médico</text:span><text:span text:style-name="T206_33"><text:s/></text:span><text:span text:style-name="T206_34">como</text:span><text:span text:style-name="T206_35"><text:s/>‘</text:span><text:span text:style-name="T206_36">aproveitados</text:span><text:span text:style-name="T206_37">’,<text:s/>‘</text:span><text:span text:style-name="T206_38">falso</text:span><text:span text:style-name="T206_39"><text:s/></text:span><text:span text:style-name="T206_40">positivo</text:span><text:span text:style-name="T206_41">’<text:s/></text:span><text:span text:style-name="T206_42">ou</text:span><text:span text:style-name="T206_43"><text:s/>‘</text:span><text:span text:style-name="T206_44">refazer</text:span><text:span text:style-name="T206_45">’.</text:span></text:p>
      <text:p text:style-name="P207"/>
      <text:p text:style-name="P208"><text:span text:style-name="T208_1">-<text:s/></text:span><text:span text:style-name="T208_2">Cada</text:span><text:span text:style-name="T208_3"><text:s/></text:span><text:span text:style-name="T208_4">atendimento</text:span><text:span text:style-name="T208_5"><text:s/></text:span><text:span text:style-name="T208_6">pode</text:span><text:span text:style-name="T208_7"><text:s/></text:span><text:span text:style-name="T208_8">ser</text:span><text:span text:style-name="T208_9"><text:s/></text:span><text:span text:style-name="T208_10">dos</text:span><text:span text:style-name="T208_11"><text:s/></text:span><text:span text:style-name="T208_12">seguintes</text:span><text:span text:style-name="T208_13"><text:s/></text:span><text:span text:style-name="T208_14">tipos</text:span><text:span text:style-name="T208_15">:<text:s/></text:span><text:span text:style-name="T208_16">particular</text:span><text:span text:style-name="T208_17">,<text:s/></text:span><text:span text:style-name="T208_18">plano</text:span><text:span text:style-name="T208_19"><text:s/></text:span><text:span text:style-name="T208_20">de</text:span><text:span text:style-name="T208_21"><text:s/></text:span><text:span text:style-name="T208_22">saúde</text:span><text:span text:style-name="T208_23">,<text:s/></text:span><text:span text:style-name="T208_24">SUS</text:span></text:p>
      <text:p text:style-name="P209"/>
      <text:p text:style-name="P210"><text:span text:style-name="T210_1">-<text:s/></text:span><text:span text:style-name="T210_2">Em</text:span><text:span text:style-name="T210_3"><text:s/></text:span><text:span text:style-name="T210_4">todo</text:span><text:span text:style-name="T210_5"><text:s/></text:span><text:span text:style-name="T210_6">atendimento</text:span><text:span text:style-name="T210_7">,<text:s/></text:span><text:span text:style-name="T210_8">todos</text:span><text:span text:style-name="T210_9"><text:s/></text:span><text:span text:style-name="T210_10">os</text:span><text:span text:style-name="T210_11"><text:s/></text:span><text:span text:style-name="T210_12">sintomas</text:span><text:span text:style-name="T210_13"><text:s/></text:span><text:span text:style-name="T210_14">serão</text:span><text:span text:style-name="T210_15"><text:s/></text:span><text:span text:style-name="T210_16">listados</text:span><text:span text:style-name="T210_17">.</text:span></text:p>
      <text:p text:style-name="P211"/>
      <text:p text:style-name="P212"><text:span text:style-name="T212_1">-<text:s/></text:span><text:span text:style-name="T212_2">Nos</text:span><text:span text:style-name="T212_3"><text:s/></text:span><text:span text:style-name="T212_4">atendimentos</text:span><text:span text:style-name="T212_5"><text:s/></text:span><text:span text:style-name="T212_6">serão</text:span><text:span text:style-name="T212_7"><text:s/></text:span><text:span text:style-name="T212_8">levantados</text:span><text:span text:style-name="T212_9"><text:s/></text:span><text:span text:style-name="T212_10">sintomas</text:span><text:span text:style-name="T212_11"><text:s/></text:span><text:span text:style-name="T212_12">do</text:span><text:span text:style-name="T212_13"><text:s/></text:span><text:span text:style-name="T212_14">paciente</text:span><text:span text:style-name="T212_15">,<text:s/></text:span><text:span text:style-name="T212_16">podendo</text:span><text:span text:style-name="T212_17"><text:s/></text:span><text:span text:style-name="T212_18">requisitar</text:span><text:span text:style-name="T212_19"><text:s/></text:span><text:span text:style-name="T212_20">novos</text:span><text:span text:style-name="T212_21"><text:s/></text:span><text:span text:style-name="T212_22">exames</text:span><text:span text:style-name="T212_23"><text:s/></text:span><text:span text:style-name="T212_24">ou</text:span><text:span text:style-name="T212_25"><text:s/></text:span><text:span text:style-name="T212_26">não</text:span><text:span text:style-name="T212_27">.<text:s/></text:span><text:span text:style-name="T212_28">Independente</text:span><text:span text:style-name="T212_29"><text:s/></text:span><text:span text:style-name="T212_30">da</text:span><text:span text:style-name="T212_31"><text:s/></text:span><text:span text:style-name="T212_32">decisão</text:span><text:span text:style-name="T212_33"><text:s/></text:span><text:span text:style-name="T212_34">tomada</text:span><text:span text:style-name="T212_35"><text:s/></text:span><text:span text:style-name="T212_36">pelo</text:span><text:span text:style-name="T212_37"><text:s/></text:span><text:span text:style-name="T212_38">médico</text:span><text:span text:style-name="T212_39"><text:s/></text:span><text:span text:style-name="T212_40">a</text:span><text:span text:style-name="T212_41"><text:s/></text:span><text:span text:style-name="T212_42">respeito</text:span><text:span text:style-name="T212_43"><text:s/></text:span><text:span text:style-name="T212_44">da</text:span><text:span text:style-name="T212_45"><text:s/></text:span><text:span text:style-name="T212_46">requisição</text:span><text:span text:style-name="T212_47"><text:s/></text:span><text:span text:style-name="T212_48">de</text:span><text:span text:style-name="T212_49"><text:s/></text:span><text:span text:style-name="T212_50">exames</text:span><text:span text:style-name="T212_51">,<text:s/></text:span><text:span text:style-name="T212_52">tudo</text:span><text:span text:style-name="T212_53"><text:s/></text:span><text:span text:style-name="T212_54">será</text:span><text:span text:style-name="T212_55"><text:s/></text:span><text:span text:style-name="T212_56">registrado</text:span><text:span text:style-name="T212_57"><text:s/></text:span><text:span text:style-name="T212_58">no</text:span><text:span text:style-name="T212_59"><text:s/></text:span><text:span text:style-name="T212_60">histórico</text:span><text:span text:style-name="T212_61">.</text:span></text:p>
      <text:p text:style-name="P213"/>
      <text:p text:style-name="P214"><text:span text:style-name="T214_1">-<text:s/></text:span><text:span text:style-name="T214_2">O</text:span><text:span text:style-name="T214_3"><text:s/></text:span><text:span text:style-name="T214_4">sistema</text:span><text:span text:style-name="T214_5"><text:s/></text:span><text:span text:style-name="T214_6">terá</text:span><text:span text:style-name="T214_7"><text:s/></text:span><text:span text:style-name="T214_8">suporte</text:span><text:span text:style-name="T214_9"><text:s/></text:span><text:span text:style-name="T214_10">para</text:span><text:span text:style-name="T214_11"><text:s/></text:span><text:span text:style-name="T214_12">armazenar</text:span><text:span text:style-name="T214_13"><text:s/></text:span><text:span text:style-name="T214_14">informações</text:span><text:span text:style-name="T214_15"><text:s/></text:span><text:span text:style-name="T214_16">de</text:span><text:span text:style-name="T214_17"><text:s/></text:span><text:span text:style-name="T214_18">medicamentos</text:span><text:span text:style-name="T214_19"><text:s/></text:span><text:span text:style-name="T214_20">tais</text:span><text:span text:style-name="T214_21"><text:s/></text:span><text:span text:style-name="T214_22">como</text:span><text:span text:style-name="T214_23"><text:s/></text:span><text:span text:style-name="T214_24">nome</text:span><text:span text:style-name="T214_25">,<text:s/></text:span><text:span text:style-name="T214_26">princípio</text:span><text:span text:style-name="T214_27"><text:s/></text:span><text:span text:style-name="T214_28">ativo</text:span><text:span text:style-name="T214_29"><text:s/></text:span><text:span text:style-name="T214_30">e</text:span><text:span text:style-name="T214_31"><text:s/></text:span><text:span text:style-name="T214_32">a</text:span><text:span text:style-name="T214_33"><text:s/></text:span><text:span text:style-name="T214_34">tarja</text:span><text:span text:style-name="T214_35">.<text:s/></text:span><text:span text:style-name="T214_36">Os</text:span><text:span text:style-name="T214_37"><text:s/></text:span><text:span text:style-name="T214_38">medicamentos</text:span><text:span text:style-name="T214_39"><text:s/></text:span><text:span text:style-name="T214_40">podem</text:span><text:span text:style-name="T214_41"><text:s/></text:span><text:span text:style-name="T214_42">ter</text:span><text:span text:style-name="T214_43"><text:s/></text:span><text:span text:style-name="T214_44">uma</text:span><text:span text:style-name="T214_45"><text:s/></text:span><text:span text:style-name="T214_46">tarja</text:span><text:span text:style-name="T214_47"><text:s/></text:span><text:span text:style-name="T214_48">indicando</text:span><text:span text:style-name="T214_49"><text:s/></text:span><text:span text:style-name="T214_50">se</text:span><text:span text:style-name="T214_51"><text:s/></text:span><text:span text:style-name="T214_52">é</text:span><text:span text:style-name="T214_53"><text:s/></text:span><text:span text:style-name="T214_54">genérico</text:span><text:span text:style-name="T214_55"><text:s/>(</text:span><text:span text:style-name="T214_56">tarja</text:span><text:span text:style-name="T214_57"><text:s/></text:span><text:span text:style-name="T214_58">amarela</text:span><text:span text:style-name="T214_59">),<text:s/></text:span><text:span text:style-name="T214_60">se</text:span><text:span text:style-name="T214_61"><text:s/></text:span><text:span text:style-name="T214_62">precisam</text:span><text:span text:style-name="T214_63"><text:s/></text:span><text:span text:style-name="T214_64">de</text:span><text:span text:style-name="T214_65"><text:s/></text:span><text:span text:style-name="T214_66">receita</text:span><text:span text:style-name="T214_67"><text:s/>(</text:span><text:span text:style-name="T214_68">tarja</text:span><text:span text:style-name="T214_69"><text:s/></text:span><text:span text:style-name="T214_70">vermelha</text:span><text:span text:style-name="T214_71">)<text:s/></text:span><text:span text:style-name="T214_72">ou</text:span><text:span text:style-name="T214_73"><text:s/></text:span><text:span text:style-name="T214_74">se</text:span><text:span text:style-name="T214_75"><text:s/></text:span><text:span text:style-name="T214_76">apresentam</text:span><text:span text:style-name="T214_77"><text:s/></text:span><text:span text:style-name="T214_78">risco</text:span><text:span text:style-name="T214_79"><text:s/></text:span><text:span text:style-name="T214_80">para</text:span><text:span text:style-name="T214_81"><text:s/></text:span><text:span text:style-name="T214_82">o</text:span><text:span text:style-name="T214_83"><text:s/></text:span><text:span text:style-name="T214_84">paciente</text:span><text:span text:style-name="T214_85"><text:s/>(</text:span><text:span text:style-name="T214_86">tarja</text:span><text:span text:style-name="T214_87"><text:s/></text:span><text:span text:style-name="T214_88">preta</text:span><text:span text:style-name="T214_89">).<text:s/></text:span></text:p>
      <text:p text:style-name="P215"/>
      <text:p text:style-name="P216"/>
      <text:p text:style-name="P217"><text:span text:style-name="T217_1">-<text:s/></text:span><text:span text:style-name="T217_2">Será</text:span><text:span text:style-name="T217_3"><text:s/></text:span><text:span text:style-name="T217_4">oferecido</text:span><text:span text:style-name="T217_5"><text:s/></text:span><text:span text:style-name="T217_6">informações</text:span><text:span text:style-name="T217_7"><text:s/></text:span><text:span text:style-name="T217_8">dos</text:span><text:span text:style-name="T217_9"><text:s/></text:span><text:span text:style-name="T217_10">convênios</text:span><text:span text:style-name="T217_11"><text:s/></text:span><text:span text:style-name="T217_12">que</text:span><text:span text:style-name="T217_13"><text:s/></text:span><text:span text:style-name="T217_14">fazem</text:span><text:span text:style-name="T217_15"><text:s/></text:span><text:span text:style-name="T217_16">a</text:span><text:span text:style-name="T217_17"><text:s/></text:span><text:span text:style-name="T217_18">cobertura</text:span><text:span text:style-name="T217_19"><text:s/></text:span><text:span text:style-name="T217_20">de</text:span><text:span text:style-name="T217_21"><text:s/></text:span><text:span text:style-name="T217_22">alguns</text:span><text:span text:style-name="T217_23"><text:s/></text:span><text:span text:style-name="T217_24">exames</text:span><text:span text:style-name="T217_25"><text:s/></text:span><text:span text:style-name="T217_26">e</text:span><text:span text:style-name="T217_27"><text:s/></text:span><text:span text:style-name="T217_28">as</text:span><text:span text:style-name="T217_29"><text:s/></text:span><text:span text:style-name="T217_30">unidades</text:span><text:span text:style-name="T217_31"><text:s/></text:span><text:span text:style-name="T217_32">hospitalares</text:span><text:span text:style-name="T217_33"><text:s/></text:span><text:span text:style-name="T217_34">que</text:span><text:span text:style-name="T217_35"><text:s/></text:span><text:span text:style-name="T217_36">atendem</text:span><text:span text:style-name="T217_37"><text:s/></text:span><text:span text:style-name="T217_38">a</text:span><text:span text:style-name="T217_39"><text:s/></text:span><text:span text:style-name="T217_40">respectivo</text:span><text:span text:style-name="T217_41"><text:s/></text:span><text:span text:style-name="T217_42">convênio</text:span><text:span text:style-name="T217_43"><text:s/></text:span><text:span text:style-name="T217_44">registrado</text:span><text:span text:style-name="T217_45"><text:s/></text:span><text:span text:style-name="T217_46">no</text:span><text:span text:style-name="T217_47"><text:s/></text:span><text:span text:style-name="T217_48">sistema</text:span><text:span text:style-name="T217_49">.<text:s/></text:span><text:span text:style-name="T217_50">Os</text:span><text:span text:style-name="T217_51"><text:s/></text:span><text:span text:style-name="T217_52">pacientes</text:span><text:span text:style-name="T217_53"><text:s/></text:span><text:span text:style-name="T217_54">terão</text:span><text:span text:style-name="T217_55"><text:s/></text:span><text:span text:style-name="T217_56">a</text:span><text:span text:style-name="T217_57"><text:s/></text:span><text:span text:style-name="T217_58">opção</text:span><text:span text:style-name="T217_59"><text:s/></text:span><text:span text:style-name="T217_60">de</text:span><text:span text:style-name="T217_61"><text:s/></text:span><text:span text:style-name="T217_62">usufruir</text:span><text:span text:style-name="T217_63"><text:s/></text:span><text:span text:style-name="T217_64">ou</text:span><text:span text:style-name="T217_65"><text:s/></text:span><text:span text:style-name="T217_66">não</text:span><text:span text:style-name="T217_67"><text:s/></text:span><text:span text:style-name="T217_68">do</text:span><text:span text:style-name="T217_69"><text:s/></text:span><text:span text:style-name="T217_70">sistema</text:span><text:span text:style-name="T217_71"><text:s/></text:span><text:span text:style-name="T217_72">de</text:span><text:span text:style-name="T217_73"><text:s/></text:span><text:span text:style-name="T217_74">convênio</text:span><text:span text:style-name="T217_75">.</text:span></text:p>
      <text:p text:style-name="P218"/>
      <text:p text:style-name="P219"><text:span text:style-name="T219_1">-<text:s/></text:span><text:span text:style-name="T219_2">Os</text:span><text:span text:style-name="T219_3"><text:s/></text:span><text:span text:style-name="T219_4">planos</text:span><text:span text:style-name="T219_5"><text:s/></text:span><text:span text:style-name="T219_6">podem</text:span><text:span text:style-name="T219_7"><text:s/></text:span><text:span text:style-name="T219_8">ser</text:span><text:span text:style-name="T219_9"><text:s/></text:span><text:span text:style-name="T219_10">divididos</text:span><text:span text:style-name="T219_11"><text:s/></text:span><text:span text:style-name="T219_12">por</text:span><text:span text:style-name="T219_13"><text:s/></text:span><text:span text:style-name="T219_14">faixa</text:span><text:span text:style-name="T219_15"><text:s/></text:span><text:span text:style-name="T219_16">etária</text:span><text:span text:style-name="T219_17"><text:s/></text:span><text:span text:style-name="T219_18">e</text:span><text:span text:style-name="T219_19"><text:s/></text:span><text:span text:style-name="T219_20">tipo</text:span><text:span text:style-name="T219_21">.<text:s/></text:span><text:span text:style-name="T219_22">Será</text:span><text:span text:style-name="T219_23"><text:s/></text:span><text:span text:style-name="T219_24">imposta</text:span><text:span text:style-name="T219_25"><text:s/></text:span><text:span text:style-name="T219_26">uma</text:span><text:span text:style-name="T219_27"><text:s/></text:span><text:span text:style-name="T219_28">restrição</text:span><text:span text:style-name="T219_29"><text:s/></text:span><text:span text:style-name="T219_30">de</text:span><text:span text:style-name="T219_31"><text:s/></text:span><text:span text:style-name="T219_32">cobertura</text:span><text:span text:style-name="T219_33"><text:s/></text:span><text:span text:style-name="T219_34">de</text:span><text:span text:style-name="T219_35"><text:s/></text:span><text:span text:style-name="T219_36">uso</text:span><text:span text:style-name="T219_37"><text:s/>(</text:span><text:span text:style-name="T219_38">presentes</text:span><text:span text:style-name="T219_39"><text:s/></text:span><text:span text:style-name="T219_40">na</text:span><text:span text:style-name="T219_41"><text:s/></text:span><text:span text:style-name="T219_42">carência</text:span><text:span text:style-name="T219_43"><text:s/></text:span><text:span text:style-name="T219_44">ou</text:span><text:span text:style-name="T219_45"><text:s/></text:span><text:span text:style-name="T219_46">não</text:span><text:span text:style-name="T219_47">).</text:span></text:p>
      <text:p text:style-name="P220"/>
      <text:p text:style-name="P221"><text:span text:style-name="T221_1">-<text:s/></text:span><text:span text:style-name="T221_2">Para</text:span><text:span text:style-name="T221_3"><text:s/></text:span><text:span text:style-name="T221_4">acessar</text:span><text:span text:style-name="T221_5"><text:s/></text:span><text:span text:style-name="T221_6">o</text:span><text:span text:style-name="T221_7"><text:s/></text:span><text:span text:style-name="T221_8">sistema</text:span><text:span text:style-name="T221_9"><text:s/></text:span><text:span text:style-name="T221_10">será</text:span><text:span text:style-name="T221_11"><text:s/></text:span><text:span text:style-name="T221_12">necessário</text:span><text:span text:style-name="T221_13"><text:s/></text:span><text:span text:style-name="T221_14">que</text:span><text:span text:style-name="T221_15"><text:s/></text:span><text:span text:style-name="T221_16">o</text:span><text:span text:style-name="T221_17"><text:s/></text:span><text:span text:style-name="T221_18">indivíduo</text:span><text:span text:style-name="T221_19"><text:s/></text:span><text:span text:style-name="T221_20">possua</text:span><text:span text:style-name="T221_21"><text:s/></text:span><text:span text:style-name="T221_22">um</text:span><text:span text:style-name="T221_23"><text:s/></text:span><text:span text:style-name="T221_24">cadastro</text:span><text:span text:style-name="T221_25">,<text:s/></text:span><text:span text:style-name="T221_26">fornecendo</text:span><text:span text:style-name="T221_27"><text:s/></text:span><text:span text:style-name="T221_28">seu</text:span><text:span text:style-name="T221_29"><text:s/></text:span><text:span text:style-name="T221_30">CPF</text:span><text:span text:style-name="T221_31">,<text:s/></text:span><text:span text:style-name="T221_32">RG</text:span><text:span text:style-name="T221_33">,<text:s/></text:span><text:span text:style-name="T221_34">contato</text:span><text:span text:style-name="T221_35"><text:s/>(</text:span><text:span text:style-name="T221_36">telefones</text:span><text:span text:style-name="T221_37">),<text:s/></text:span><text:span text:style-name="T221_38">endereços</text:span><text:span text:style-name="T221_39"><text:s/></text:span><text:span text:style-name="T221_40">e</text:span><text:span text:style-name="T221_41"><text:s/></text:span><text:span text:style-name="T221_42">o</text:span><text:span text:style-name="T221_43"><text:s/></text:span><text:span text:style-name="T221_44">tipo</text:span><text:span text:style-name="T221_45"><text:s/></text:span><text:span text:style-name="T221_46">sanguíneo</text:span><text:span text:style-name="T221_47"><text:s/></text:span><text:span text:style-name="T221_48">e</text:span><text:span text:style-name="T221_49"><text:s/></text:span><text:span text:style-name="T221_50">um</text:span><text:span text:style-name="T221_51"><text:s/></text:span><text:span text:style-name="T221_52">contato</text:span><text:span text:style-name="T221_53"><text:s/></text:span><text:span text:style-name="T221_54">de</text:span><text:span text:style-name="T221_55"><text:s/></text:span><text:span text:style-name="T221_56">emergência</text:span><text:span text:style-name="T221_57">[?]</text:span><text:span text:style-name="T221_58">.</text:span></text:p>
      <text:p text:style-name="P222"/>
      <text:p text:style-name="P223"><text:span text:style-name="T223_1">-<text:s/></text:span><text:span text:style-name="T223_2">Haverá</text:span><text:span text:style-name="T223_3"><text:s/></text:span><text:span text:style-name="T223_4">distinção</text:span><text:span text:style-name="T223_5"><text:s/></text:span><text:span text:style-name="T223_6">entre</text:span><text:span text:style-name="T223_7"><text:s/></text:span><text:span text:style-name="T223_8">os</text:span><text:span text:style-name="T223_9"><text:s/></text:span><text:span text:style-name="T223_10">tipos</text:span><text:span text:style-name="T223_11"><text:s/></text:span><text:span text:style-name="T223_12">de</text:span><text:span text:style-name="T223_13"><text:s/></text:span><text:span text:style-name="T223_14">usuários</text:span><text:span text:style-name="T223_15">:<text:s/></text:span><text:span text:style-name="T223_16">pacientes</text:span><text:span text:style-name="T223_17">,<text:s/></text:span><text:span text:style-name="T223_18">médicos</text:span><text:span text:style-name="T223_19">,<text:s/></text:span><text:span text:style-name="T223_20">enfermeiros</text:span></text:p>
      <text:p text:style-name="P224"/>
      <text:p text:style-name="P225"><text:span text:style-name="T225_1">-<text:s/></text:span><text:span text:style-name="T225_2">No</text:span><text:span text:style-name="T225_3"><text:s/></text:span><text:span text:style-name="T225_4">caso</text:span><text:span text:style-name="T225_5"><text:s/></text:span><text:span text:style-name="T225_6">de</text:span><text:span text:style-name="T225_7"><text:s/></text:span><text:span text:style-name="T225_8">médicos</text:span><text:span text:style-name="T225_9">,<text:s/></text:span><text:span text:style-name="T225_10">enfermeiros</text:span><text:span text:style-name="T225_11"><text:s/></text:span><text:span text:style-name="T225_12">será</text:span><text:span text:style-name="T225_13"><text:s/></text:span><text:span text:style-name="T225_14">incluso</text:span><text:span text:style-name="T225_15"><text:s/></text:span><text:span text:style-name="T225_16">informações</text:span><text:span text:style-name="T225_17"><text:s/></text:span><text:span text:style-name="T225_18">adicionais</text:span><text:span text:style-name="T225_19"><text:s/></text:span><text:span text:style-name="T225_20">como</text:span><text:span text:style-name="T225_21"><text:s/></text:span><text:span text:style-name="T225_22">nome</text:span><text:span text:style-name="T225_23">,<text:s/></text:span><text:span text:style-name="T225_24">endereço</text:span><text:span text:style-name="T225_25"><text:s/></text:span><text:span text:style-name="T225_26">e</text:span><text:span text:style-name="T225_27"><text:s/></text:span><text:span text:style-name="T225_28">telefone</text:span><text:span text:style-name="T225_29"><text:s/></text:span><text:span text:style-name="T225_30">do</text:span><text:span text:style-name="T225_31"><text:s/></text:span><text:span text:style-name="T225_32">local</text:span><text:span text:style-name="T225_33"><text:s/></text:span><text:span text:style-name="T225_34">em</text:span><text:span text:style-name="T225_35"><text:s/></text:span><text:span text:style-name="T225_36">que</text:span><text:span text:style-name="T225_37"><text:s/></text:span><text:span text:style-name="T225_38">trabalha</text:span><text:span text:style-name="T225_39"><text:s/>(</text:span><text:span text:style-name="T225_40">hospital</text:span><text:span text:style-name="T225_41">,<text:s/></text:span><text:span text:style-name="T225_42">laboratório</text:span><text:span text:style-name="T225_43">,<text:s/></text:span><text:span text:style-name="T225_44">etc</text:span><text:span text:style-name="T225_45">)</text:span></text:p>
      <text:p text:style-name="P226"/>
      <text:p text:style-name="P227"><text:span text:style-name="T227_1">-<text:s/></text:span><text:span text:style-name="T227_2">Os</text:span><text:span text:style-name="T227_3"><text:s/></text:span><text:span text:style-name="T227_4">pacientes</text:span><text:span text:style-name="T227_5"><text:s/></text:span><text:span text:style-name="T227_6">que</text:span><text:span text:style-name="T227_7"><text:s/></text:span><text:span text:style-name="T227_8">possuírem</text:span><text:span text:style-name="T227_9"><text:s/></text:span><text:span text:style-name="T227_10">acesso</text:span><text:span text:style-name="T227_11"><text:s/></text:span><text:span text:style-name="T227_12">ao</text:span><text:span text:style-name="T227_13"><text:s/></text:span><text:span text:style-name="T227_14">sistema</text:span><text:span text:style-name="T227_15"><text:s/></text:span><text:span text:style-name="T227_16">poderão</text:span><text:span text:style-name="T227_17"><text:s/></text:span><text:span text:style-name="T227_18">recuperar</text:span><text:span text:style-name="T227_19"><text:s/></text:span><text:span text:style-name="T227_20">informações</text:span><text:span text:style-name="T227_21"><text:s/></text:span><text:span text:style-name="T227_22">a</text:span><text:span text:style-name="T227_23"><text:s/></text:span><text:span text:style-name="T227_24">respeito</text:span><text:span text:style-name="T227_25"><text:s/></text:span><text:span text:style-name="T227_26">dos</text:span><text:span text:style-name="T227_27"><text:s/></text:span><text:span text:style-name="T227_28">tratamentos</text:span><text:span text:style-name="T227_29"><text:s/></text:span><text:span text:style-name="T227_30">realizados</text:span><text:span text:style-name="T227_31"><text:s/></text:span><text:span text:style-name="T227_32">para</text:span><text:span text:style-name="T227_33"><text:s/></text:span><text:span text:style-name="T227_34">suas</text:span><text:span text:style-name="T227_35"><text:s/></text:span><text:span text:style-name="T227_36">doenças</text:span><text:span text:style-name="T227_37">,<text:s/></text:span><text:span text:style-name="T227_38">os</text:span><text:span text:style-name="T227_39"><text:s/></text:span><text:span text:style-name="T227_40">diagnósticos</text:span><text:span text:style-name="T227_41"><text:s/></text:span><text:span text:style-name="T227_42">e</text:span><text:span text:style-name="T227_43"><text:s/></text:span><text:span text:style-name="T227_44">prescrições</text:span><text:span text:style-name="T227_45"><text:s/></text:span><text:span text:style-name="T227_46">realizadas</text:span><text:span text:style-name="T227_47"><text:s/></text:span><text:span text:style-name="T227_48">pelo</text:span><text:span text:style-name="T227_49"><text:s/></text:span><text:span text:style-name="T227_50">médico</text:span><text:span text:style-name="T227_51"><text:s/></text:span><text:span text:style-name="T227_52">que</text:span><text:span text:style-name="T227_53"><text:s/></text:span><text:span text:style-name="T227_54">acompanhou</text:span><text:span text:style-name="T227_55"><text:s/></text:span><text:span text:style-name="T227_56">o</text:span><text:span text:style-name="T227_57"><text:s/></text:span><text:span text:style-name="T227_58">tratamento</text:span><text:span text:style-name="T227_59">,<text:s/></text:span><text:span text:style-name="T227_60">além</text:span><text:span text:style-name="T227_61"><text:s/></text:span><text:span text:style-name="T227_62">da</text:span><text:span text:style-name="T227_63"><text:s/></text:span><text:span text:style-name="T227_64">dosagem</text:span><text:span text:style-name="T227_65"><text:s/></text:span><text:span text:style-name="T227_66">dos</text:span><text:span text:style-name="T227_67"><text:s/></text:span><text:span text:style-name="T227_68">medicamentos</text:span><text:span text:style-name="T227_69">.</text:span></text:p>
      <text:p text:style-name="P228"/>
      <text:p text:style-name="P229"><text:span text:style-name="T229_1">-<text:s/></text:span><text:span text:style-name="T229_2">Em</text:span><text:span text:style-name="T229_3"><text:s/></text:span><text:span text:style-name="T229_4">um</text:span><text:span text:style-name="T229_5"><text:s/></text:span><text:span text:style-name="T229_6">atendimento</text:span><text:span text:style-name="T229_7"><text:s/></text:span><text:span text:style-name="T229_8">uma</text:span><text:span text:style-name="T229_9"><text:s/></text:span><text:span text:style-name="T229_10">doença</text:span><text:span text:style-name="T229_11"><text:s/></text:span><text:span text:style-name="T229_12">pode</text:span><text:span text:style-name="T229_13"><text:s/></text:span><text:span text:style-name="T229_14">ser</text:span><text:span text:style-name="T229_15"><text:s/></text:span><text:span text:style-name="T229_16">diagnosticada</text:span><text:span text:style-name="T229_17">,<text:s/></text:span><text:span text:style-name="T229_18">a</text:span><text:span text:style-name="T229_19"><text:s/></text:span><text:span text:style-name="T229_20">cada</text:span><text:span text:style-name="T229_21"><text:s/></text:span><text:span text:style-name="T229_22">doença</text:span><text:span text:style-name="T229_23"><text:s/></text:span><text:span text:style-name="T229_24">diagnosticada</text:span><text:span text:style-name="T229_25"><text:s/></text:span><text:span text:style-name="T229_26">o</text:span><text:span text:style-name="T229_27"><text:s/></text:span><text:span text:style-name="T229_28">paciente</text:span><text:span text:style-name="T229_29"><text:s/></text:span><text:span text:style-name="T229_30">pode</text:span><text:span text:style-name="T229_31"><text:s/></text:span><text:span text:style-name="T229_32">ver</text:span><text:span text:style-name="T229_33"><text:s/></text:span><text:span text:style-name="T229_34">se</text:span><text:span text:style-name="T229_35"><text:s/></text:span><text:span text:style-name="T229_36">a</text:span><text:span text:style-name="T229_37"><text:s/></text:span><text:span text:style-name="T229_38">doença</text:span><text:span text:style-name="T229_39"><text:s/></text:span><text:span text:style-name="T229_40">é</text:span><text:span text:style-name="T229_41"><text:s/></text:span><text:span text:style-name="T229_42">crônica</text:span><text:span text:style-name="T229_43"><text:s/></text:span><text:span text:style-name="T229_44">ou</text:span><text:span text:style-name="T229_45"><text:s/></text:span><text:span text:style-name="T229_46">não</text:span><text:span text:style-name="T229_47">.</text:span></text:p>
      <text:p text:style-name="P230"/>
      <text:p text:style-name="P231"><text:span text:style-name="T231_1">-<text:s/></text:span><text:span text:style-name="T231_2">Os</text:span><text:span text:style-name="T231_3"><text:s/></text:span><text:span text:style-name="T231_4">enfermeiros</text:span><text:span text:style-name="T231_5"><text:s/></text:span><text:span text:style-name="T231_6">terão</text:span><text:span text:style-name="T231_7"><text:s/></text:span><text:span text:style-name="T231_8">acesso</text:span><text:span text:style-name="T231_9"><text:s/></text:span><text:span text:style-name="T231_10">aos</text:span><text:span text:style-name="T231_11"><text:s/></text:span><text:span text:style-name="T231_12">dados</text:span><text:span text:style-name="T231_13"><text:s/></text:span><text:span text:style-name="T231_14">referentes</text:span><text:span text:style-name="T231_15"><text:s/></text:span><text:span text:style-name="T231_16">aos</text:span><text:span text:style-name="T231_17"><text:s/></text:span><text:span text:style-name="T231_18">pacientes</text:span><text:span text:style-name="T231_19"><text:s/></text:span><text:span text:style-name="T231_20">que</text:span><text:span text:style-name="T231_21"><text:s/></text:span><text:span text:style-name="T231_22">estão</text:span><text:span text:style-name="T231_23"><text:s/></text:span><text:span text:style-name="T231_24">sendo</text:span><text:span text:style-name="T231_25"><text:s/></text:span><text:span text:style-name="T231_26">atendidos</text:span></text:p>
      <text:p text:style-name="P232"/>
      <text:p text:style-name="P233"><text:span text:style-name="T233_1">-<text:s/></text:span><text:span text:style-name="T233_2">Médicos</text:span><text:span text:style-name="T233_3"><text:s/></text:span><text:span text:style-name="T233_4">poderão</text:span><text:span text:style-name="T233_5"><text:s/></text:span><text:span text:style-name="T233_6">alterar</text:span><text:span text:style-name="T233_7"><text:s/></text:span><text:span text:style-name="T233_8">os</text:span><text:span text:style-name="T233_9"><text:s/></text:span><text:span text:style-name="T233_10">prontuários</text:span><text:span text:style-name="T233_11"><text:s/></text:span><text:span text:style-name="T233_12">no</text:span><text:span text:style-name="T233_13"><text:s/></text:span><text:span text:style-name="T233_14">intuito</text:span><text:span text:style-name="T233_15"><text:s/></text:span><text:span text:style-name="T233_16">de</text:span><text:span text:style-name="T233_17"><text:s/></text:span><text:span text:style-name="T233_18">atualizar</text:span><text:span text:style-name="T233_19"><text:s/></text:span><text:span text:style-name="T233_20">a</text:span><text:span text:style-name="T233_21"><text:s/></text:span><text:span text:style-name="T233_22">evolução</text:span><text:span text:style-name="T233_23"><text:s/></text:span><text:span text:style-name="T233_24">da</text:span><text:span text:style-name="T233_25"><text:s/></text:span><text:span text:style-name="T233_26">enfermidade</text:span><text:span text:style-name="T233_27"><text:s/></text:span><text:span text:style-name="T233_28">e</text:span><text:span text:style-name="T233_29"><text:s/></text:span><text:span text:style-name="T233_30">o</text:span><text:span text:style-name="T233_31"><text:s/></text:span><text:span text:style-name="T233_32">estado</text:span><text:span text:style-name="T233_33"><text:s/></text:span><text:span text:style-name="T233_34">de</text:span><text:span text:style-name="T233_35"><text:s/></text:span><text:span text:style-name="T233_36">saúde</text:span><text:span text:style-name="T233_37"><text:s/></text:span><text:span text:style-name="T233_38">do</text:span><text:span text:style-name="T233_39"><text:s/></text:span><text:span text:style-name="T233_40">paciente</text:span><text:span text:style-name="T233_41">.</text:span></text:p>
      <text:p text:style-name="P234"><text:span text:style-name="T234_1"><text:s/><text:tab/><text:s/><text:tab/><text:s/><text:tab/></text:span></text:p>
      <text:p text:style-name="P235"><text:span text:style-name="T235_1">-<text:s/></text:span><text:span text:style-name="T235_2">Com</text:span><text:span text:style-name="T235_3"><text:s/></text:span><text:span text:style-name="T235_4">relação</text:span><text:span text:style-name="T235_5"><text:s/></text:span><text:span text:style-name="T235_6">às</text:span><text:span text:style-name="T235_7"><text:s/></text:span><text:span text:style-name="T235_8">notações</text:span><text:span text:style-name="T235_9">,<text:s/></text:span><text:span text:style-name="T235_10">usamos</text:span><text:span text:style-name="T235_11"><text:s/></text:span><text:span text:style-name="T235_12">o</text:span><text:span text:style-name="T235_13"><text:s/></text:span><text:span text:style-name="T235_14">BrModelo</text:span><text:span text:style-name="T235_15"><text:s/></text:span><text:span text:style-name="T235_16">para</text:span><text:span text:style-name="T235_17"><text:s/></text:span><text:span text:style-name="T235_18">o</text:span><text:span text:style-name="T235_19"><text:s/></text:span><text:span text:style-name="T235_20">modelo</text:span><text:span text:style-name="T235_21"><text:s/></text:span><text:span text:style-name="T235_22">conceitual</text:span><text:span text:style-name="T235_23">.<text:s/></text:span><text:span text:style-name="T235_24">As</text:span><text:span text:style-name="T235_25"><text:s/></text:span><text:span text:style-name="T235_26">linhas</text:span><text:span text:style-name="T235_27"><text:s/></text:span><text:span text:style-name="T235_28">que</text:span><text:span text:style-name="T235_29"><text:s/></text:span><text:span text:style-name="T235_30">unem</text:span><text:span text:style-name="T235_31"><text:s/></text:span><text:span text:style-name="T235_32">relações</text:span><text:span text:style-name="T235_33"><text:s/></text:span><text:span text:style-name="T235_34">e</text:span><text:span text:style-name="T235_35"><text:s/></text:span><text:span text:style-name="T235_36">entidades</text:span><text:span text:style-name="T235_37"><text:s/></text:span><text:span text:style-name="T235_38">e</text:span><text:span text:style-name="T235_39"><text:s/></text:span><text:span text:style-name="T235_40">que</text:span><text:span text:style-name="T235_41"><text:s/></text:span><text:span text:style-name="T235_42">estão</text:span><text:span text:style-name="T235_43"><text:s/></text:span><text:span text:style-name="T235_44">em</text:span><text:span text:style-name="T235_45"><text:s/></text:span><text:span text:style-name="T235_46">destaque</text:span><text:span text:style-name="T235_47"><text:s/>(</text:span><text:span text:style-name="T235_48">negrito</text:span><text:span text:style-name="T235_49">)<text:s/></text:span><text:span text:style-name="T235_50">indicam</text:span><text:span text:style-name="T235_51"><text:s/></text:span><text:span text:style-name="T235_52">participação</text:span><text:span text:style-name="T235_53"><text:s/></text:span><text:span text:style-name="T235_54">total</text:span><text:span text:style-name="T235_55"><text:s/></text:span><text:span text:style-name="T235_56">dos</text:span><text:span text:style-name="T235_57"><text:s/></text:span><text:span text:style-name="T235_58">envolvidos</text:span><text:span text:style-name="T235_59">.<text:s/></text:span><text:span text:style-name="T235_60">Os</text:span><text:span text:style-name="T235_61"><text:s/></text:span><text:span text:style-name="T235_62">agregados</text:span><text:span text:style-name="T235_63"><text:s/></text:span><text:span text:style-name="T235_64">foram</text:span><text:span text:style-name="T235_65"><text:s/></text:span><text:span text:style-name="T235_66">representados</text:span><text:span text:style-name="T235_67"><text:s/></text:span><text:span text:style-name="T235_68">de</text:span><text:span text:style-name="T235_69"><text:s/></text:span><text:span text:style-name="T235_70">duas</text:span><text:span text:style-name="T235_71"><text:s/></text:span><text:span text:style-name="T235_72">maneiras</text:span><text:span text:style-name="T235_73"><text:s/></text:span><text:span text:style-name="T235_74">diferentes</text:span><text:span text:style-name="T235_75">:<text:s/></text:span><text:span text:style-name="T235_76">usando</text:span><text:span text:style-name="T235_77"><text:s/></text:span><text:span text:style-name="T235_78">entidades</text:span><text:span text:style-name="T235_79"><text:s/></text:span><text:span text:style-name="T235_80">fracas</text:span><text:span text:style-name="T235_81"><text:s/></text:span><text:span text:style-name="T235_82">ou</text:span><text:span text:style-name="T235_83"><text:s/></text:span><text:span text:style-name="T235_84">por</text:span><text:span text:style-name="T235_85"><text:s/></text:span><text:span text:style-name="T235_86">meio</text:span><text:span text:style-name="T235_87"><text:s/></text:span><text:span text:style-name="T235_88">daquelas</text:span><text:span text:style-name="T235_89"><text:s/></text:span><text:span text:style-name="T235_90">relações</text:span><text:span text:style-name="T235_91"><text:s/></text:span><text:span text:style-name="T235_92">que</text:span><text:span text:style-name="T235_93"><text:s/></text:span><text:span text:style-name="T235_94">estão</text:span><text:span text:style-name="T235_95"><text:s/></text:span><text:span text:style-name="T235_96">dentro</text:span><text:span text:style-name="T235_97"><text:s/></text:span><text:span text:style-name="T235_98">de</text:span><text:span text:style-name="T235_99"><text:s/></text:span><text:span text:style-name="T235_100">um</text:span><text:span text:style-name="T235_101"><text:s/></text:span><text:span text:style-name="T235_102">retângulo</text:span><text:span text:style-name="T235_103"><text:s/>(<text:s/></text:span><text:span text:style-name="T235_104">losango</text:span><text:span text:style-name="T235_105"><text:s/></text:span><text:span text:style-name="T235_106">dentro</text:span><text:span text:style-name="T235_107"><text:s/></text:span><text:span text:style-name="T235_108">de</text:span><text:span text:style-name="T235_109"><text:s/></text:span><text:span text:style-name="T235_110">retângulo</text:span><text:span text:style-name="T235_111">).</text:span></text:p>
      <text:p text:style-name="P236"/>
      <text:p text:style-name="P237"/>
      <text:p text:style-name="P238"/>
      <text:p text:style-name="P239"><text:span text:style-name="T239_1">=====================================================================</text:span></text:p>
      <text:p text:style-name="P240"/>
      <text:p text:style-name="P241"><text:span text:style-name="T241_1">Descrição</text:span><text:span text:style-name="T241_2"><text:s/></text:span><text:span text:style-name="T241_3">dos</text:span><text:span text:style-name="T241_4"><text:s/></text:span><text:span text:style-name="T241_5">requisitos</text:span></text:p>
      <text:p text:style-name="P242"><text:span text:style-name="T242_1">versao</text:span><text:span text:style-name="T242_2"><text:s/>1</text:span></text:p>
      <text:p text:style-name="P243"><text:span text:style-name="T243_1">Gerenciamento</text:span><text:span text:style-name="T243_2"><text:s/></text:span><text:span text:style-name="T243_3">dos</text:span><text:span text:style-name="T243_4"><text:s/></text:span><text:span text:style-name="T243_5">pacientes</text:span></text:p>
      <text:p text:style-name="P244"><text:span text:style-name="T244_1">O</text:span><text:span text:style-name="T244_2"><text:s/></text:span><text:span text:style-name="T244_3">sistema</text:span><text:span text:style-name="T244_4"><text:s/></text:span><text:span text:style-name="T244_5">precisa</text:span><text:span text:style-name="T244_6"><text:s/></text:span><text:span text:style-name="T244_7">prover</text:span><text:span text:style-name="T244_8"><text:s/></text:span><text:span text:style-name="T244_9">uma</text:span><text:span text:style-name="T244_10"><text:s/></text:span><text:span text:style-name="T244_11">forma</text:span><text:span text:style-name="T244_12"><text:s/></text:span><text:span text:style-name="T244_13">dos</text:span><text:span text:style-name="T244_14"><text:s/></text:span><text:span text:style-name="T244_15">pacientes</text:span><text:span text:style-name="T244_16"><text:s/></text:span><text:span text:style-name="T244_17">se</text:span><text:span text:style-name="T244_18"><text:s/></text:span><text:span text:style-name="T244_19">cadastrarem</text:span><text:span text:style-name="T244_20"><text:s/></text:span><text:span text:style-name="T244_21">no</text:span></text:p>
      <text:p text:style-name="P245"><text:span text:style-name="T245_1">sistema</text:span><text:span text:style-name="T245_2"><text:s/></text:span><text:span text:style-name="T245_3">e</text:span><text:span text:style-name="T245_4"><text:s/></text:span><text:span text:style-name="T245_5">acessarem</text:span><text:span text:style-name="T245_6"><text:s/></text:span><text:span text:style-name="T245_7">seus</text:span><text:span text:style-name="T245_8"><text:s/></text:span><text:span text:style-name="T245_9">dados</text:span><text:span text:style-name="T245_10"><text:s/></text:span><text:span text:style-name="T245_11">quando</text:span><text:span text:style-name="T245_12"><text:s/></text:span><text:span text:style-name="T245_13">fizerem</text:span><text:span text:style-name="T245_14"><text:s/></text:span><text:span text:style-name="T245_15">login</text:span><text:span text:style-name="T245_16">.</text:span></text:p>
      <text:p text:style-name="P246"><text:span text:style-name="T246_1">Os</text:span><text:span text:style-name="T246_2"><text:s/></text:span><text:span text:style-name="T246_3">pacientes</text:span><text:span text:style-name="T246_4"><text:s/></text:span><text:span text:style-name="T246_5">têm</text:span><text:span text:style-name="T246_6"><text:s/></text:span><text:span text:style-name="T246_7">cpf</text:span><text:span text:style-name="T246_8">,<text:s/></text:span><text:span text:style-name="T246_9">rg</text:span><text:span text:style-name="T246_10">,<text:s/></text:span><text:span text:style-name="T246_11">contato</text:span><text:span text:style-name="T246_12"><text:s/>(</text:span><text:span text:style-name="T246_13">seja</text:span><text:span text:style-name="T246_14"><text:s/></text:span><text:span text:style-name="T246_15">telefone</text:span><text:span text:style-name="T246_16">/<text:s/></text:span><text:span text:style-name="T246_17">endereço</text:span><text:span text:style-name="T246_18">),<text:s/></text:span><text:span text:style-name="T246_19">tipo</text:span><text:span text:style-name="T246_20"><text:s/></text:span><text:span text:style-name="T246_21">sanguí</text:span><text:span text:style-name="T246_22">-</text:span></text:p>
      <text:p text:style-name="P247"><text:span text:style-name="T247_1">neo</text:span><text:span text:style-name="T247_2">.</text:span></text:p>
      <text:p text:style-name="P248"/>
      <text:p text:style-name="P249"><text:span text:style-name="T249_1">Um</text:span><text:span text:style-name="T249_2"><text:s/></text:span><text:span text:style-name="T249_3">paciente</text:span><text:span text:style-name="T249_4"><text:s/></text:span><text:span text:style-name="T249_5">pode</text:span><text:span text:style-name="T249_6"><text:s/></text:span><text:span text:style-name="T249_7">ter</text:span><text:span text:style-name="T249_8"><text:s/></text:span><text:span text:style-name="T249_9">uma</text:span><text:span text:style-name="T249_10"><text:s/></text:span><text:span text:style-name="T249_11">ou</text:span><text:span text:style-name="T249_12"><text:s/></text:span><text:span text:style-name="T249_13">mais</text:span><text:span text:style-name="T249_14"><text:s/></text:span><text:span text:style-name="T249_15">doenças</text:span><text:span text:style-name="T249_16"><text:s/></text:span><text:span text:style-name="T249_17">associadas</text:span><text:span text:style-name="T249_18"><text:s/></text:span><text:span text:style-name="T249_19">a</text:span><text:span text:style-name="T249_20"><text:s/></text:span><text:span text:style-name="T249_21">ele</text:span><text:span text:style-name="T249_22">.<text:s/></text:span><text:span text:style-name="T249_23">Cada</text:span></text:p>
      <text:p text:style-name="P250"><text:span text:style-name="T250_1">doença</text:span><text:span text:style-name="T250_2"><text:s/></text:span><text:span text:style-name="T250_3">vai</text:span><text:span text:style-name="T250_4"><text:s/></text:span><text:span text:style-name="T250_5">gerar</text:span><text:span text:style-name="T250_6"><text:s/></text:span><text:span text:style-name="T250_7">um</text:span><text:span text:style-name="T250_8"><text:s/></text:span><text:span text:style-name="T250_9">determinado</text:span><text:span text:style-name="T250_10"><text:s/></text:span><text:span text:style-name="T250_11">grupo</text:span><text:span text:style-name="T250_12"><text:s/></text:span><text:span text:style-name="T250_13">de</text:span><text:span text:style-name="T250_14"><text:s/></text:span><text:span text:style-name="T250_15">exames</text:span><text:span text:style-name="T250_16"><text:s/></text:span><text:span text:style-name="T250_17">pedidos</text:span><text:span text:style-name="T250_18">.<text:s/></text:span><text:span text:style-name="T250_19">Um</text:span><text:span text:style-name="T250_20"><text:s/></text:span><text:span text:style-name="T250_21">mesmo</text:span></text:p>
      <text:p text:style-name="P251"><text:span text:style-name="T251_1">exame</text:span><text:span text:style-name="T251_2"><text:s/></text:span><text:span text:style-name="T251_3">pode</text:span><text:span text:style-name="T251_4"><text:s/></text:span><text:span text:style-name="T251_5">ser</text:span><text:span text:style-name="T251_6"><text:s/></text:span><text:span text:style-name="T251_7">pedido</text:span><text:span text:style-name="T251_8"><text:s/></text:span><text:span text:style-name="T251_9">para</text:span><text:span text:style-name="T251_10"><text:s/></text:span><text:span text:style-name="T251_11">problemas</text:span><text:span text:style-name="T251_12"><text:s/></text:span><text:span text:style-name="T251_13">de</text:span><text:span text:style-name="T251_14"><text:s/></text:span><text:span text:style-name="T251_15">saúde</text:span><text:span text:style-name="T251_16"><text:s/></text:span><text:span text:style-name="T251_17">diferentes</text:span><text:span text:style-name="T251_18"><text:s/></text:span><text:span text:style-name="T251_19">e</text:span><text:span text:style-name="T251_20"><text:s/></text:span><text:span text:style-name="T251_21">podem</text:span><text:span text:style-name="T251_22"><text:s/></text:span><text:span text:style-name="T251_23">ser</text:span></text:p>
      <text:p text:style-name="P252"><text:span text:style-name="T252_1">feitos</text:span><text:span text:style-name="T252_2"><text:s/></text:span><text:span text:style-name="T252_3">em</text:span><text:span text:style-name="T252_4"><text:s/></text:span><text:span text:style-name="T252_5">laboratórios</text:span><text:span text:style-name="T252_6"><text:s/></text:span><text:span text:style-name="T252_7">diferentes</text:span><text:span text:style-name="T252_8">.</text:span></text:p>
      <text:p text:style-name="P253"/>
      <text:p text:style-name="P254"><text:span text:style-name="T254_1">Uma</text:span><text:span text:style-name="T254_2"><text:s/></text:span><text:span text:style-name="T254_3">maneira</text:span><text:span text:style-name="T254_4"><text:s/></text:span><text:span text:style-name="T254_5">encontrada</text:span><text:span text:style-name="T254_6"><text:s/></text:span><text:span text:style-name="T254_7">de</text:span><text:span text:style-name="T254_8"><text:s/></text:span><text:span text:style-name="T254_9">armazenar</text:span><text:span text:style-name="T254_10"><text:s/></text:span><text:span text:style-name="T254_11">os</text:span><text:span text:style-name="T254_12"><text:s/></text:span><text:span text:style-name="T254_13">dados</text:span><text:span text:style-name="T254_14"><text:s/></text:span><text:span text:style-name="T254_15">do</text:span><text:span text:style-name="T254_16"><text:s/></text:span><text:span text:style-name="T254_17">paciente</text:span><text:span text:style-name="T254_18"><text:s/></text:span><text:span text:style-name="T254_19">de</text:span><text:span text:style-name="T254_20"><text:s/></text:span><text:span text:style-name="T254_21">forma</text:span></text:p>
      <text:p text:style-name="P255"><text:span text:style-name="T255_1">a</text:span><text:span text:style-name="T255_2"><text:s/></text:span><text:span text:style-name="T255_3">conter</text:span><text:span text:style-name="T255_4"><text:s/></text:span><text:span text:style-name="T255_5">seu</text:span><text:span text:style-name="T255_6"><text:s/></text:span><text:span text:style-name="T255_7">histórico</text:span><text:span text:style-name="T255_8"><text:s/></text:span><text:span text:style-name="T255_9">de</text:span><text:span text:style-name="T255_10"><text:s/></text:span><text:span text:style-name="T255_11">consultas</text:span><text:span text:style-name="T255_12">,<text:s/></text:span><text:span text:style-name="T255_13">exames</text:span><text:span text:style-name="T255_14"><text:s/></text:span><text:span text:style-name="T255_15">e</text:span><text:span text:style-name="T255_16"><text:s/></text:span><text:span text:style-name="T255_17">informações</text:span><text:span text:style-name="T255_18"><text:s/></text:span><text:span text:style-name="T255_19">em</text:span><text:span text:style-name="T255_20"><text:s/></text:span><text:span text:style-name="T255_21">geral</text:span><text:span text:style-name="T255_22">,<text:s/></text:span><text:span text:style-name="T255_23">foi</text:span><text:span text:style-name="T255_24"><text:s/></text:span><text:span text:style-name="T255_25">criar</text:span></text:p>
      <text:p text:style-name="P256"><text:span text:style-name="T256_1">6</text:span><text:span text:style-name="T256_2">um</text:span><text:span text:style-name="T256_3"><text:s/></text:span><text:span text:style-name="T256_4">prontuário</text:span><text:span text:style-name="T256_5"><text:s/></text:span><text:span text:style-name="T256_6">que</text:span><text:span text:style-name="T256_7"><text:s/></text:span><text:span text:style-name="T256_8">conterá</text:span><text:span text:style-name="T256_9"><text:s/></text:span><text:span text:style-name="T256_10">um</text:span><text:span text:style-name="T256_11"><text:s/></text:span><text:span text:style-name="T256_12">conjunto</text:span><text:span text:style-name="T256_13"><text:s/></text:span><text:span text:style-name="T256_14">de</text:span><text:span text:style-name="T256_15"><text:s/></text:span><text:span text:style-name="T256_16">registros</text:span><text:span text:style-name="T256_17"><text:s/></text:span><text:span text:style-name="T256_18">sobre</text:span><text:span text:style-name="T256_19"><text:s/></text:span><text:span text:style-name="T256_20">os</text:span><text:span text:style-name="T256_21"><text:s/></text:span><text:span text:style-name="T256_22">mais</text:span><text:span text:style-name="T256_23"><text:s/></text:span><text:span text:style-name="T256_24">diversos</text:span></text:p>
      <text:p text:style-name="P257"><text:span text:style-name="T257_1">conteúdos</text:span><text:span text:style-name="T257_2"><text:s/></text:span><text:span text:style-name="T257_3">relacionados</text:span><text:span text:style-name="T257_4"><text:s/></text:span><text:span text:style-name="T257_5">ao</text:span><text:span text:style-name="T257_6"><text:s/></text:span><text:span text:style-name="T257_7">paciente</text:span><text:span text:style-name="T257_8">.</text:span></text:p>
      <text:p text:style-name="P258"/>
      <text:p text:style-name="P259"><text:span text:style-name="T259_1">Assim</text:span><text:span text:style-name="T259_2">,<text:s/></text:span><text:span text:style-name="T259_3">tudo</text:span><text:span text:style-name="T259_4"><text:s/></text:span><text:span text:style-name="T259_5">isso</text:span><text:span text:style-name="T259_6"><text:s/></text:span><text:span text:style-name="T259_7">poderá</text:span><text:span text:style-name="T259_8"><text:s/></text:span><text:span text:style-name="T259_9">ser</text:span><text:span text:style-name="T259_10"><text:s/></text:span><text:span text:style-name="T259_11">visto</text:span><text:span text:style-name="T259_12"><text:s/></text:span><text:span text:style-name="T259_13">através</text:span><text:span text:style-name="T259_14"><text:s/></text:span><text:span text:style-name="T259_15">do</text:span><text:span text:style-name="T259_16"><text:s/></text:span><text:span text:style-name="T259_17">prontuário</text:span><text:span text:style-name="T259_18"><text:s/></text:span><text:span text:style-name="T259_19">do</text:span><text:span text:style-name="T259_20"><text:s/></text:span><text:span text:style-name="T259_21">paciente</text:span><text:span text:style-name="T259_22"><text:s/></text:span><text:span text:style-name="T259_23">que</text:span></text:p>
      <text:p text:style-name="P260"><text:span text:style-name="T260_1">está</text:span><text:span text:style-name="T260_2"><text:s/></text:span><text:span text:style-name="T260_3">consultando</text:span><text:span text:style-name="T260_4"><text:s/></text:span><text:span text:style-name="T260_5">o</text:span><text:span text:style-name="T260_6"><text:s/></text:span><text:span text:style-name="T260_7">sistema</text:span><text:span text:style-name="T260_8">.</text:span></text:p>
      <text:p text:style-name="P261"/>
      <text:p text:style-name="P262"><text:span text:style-name="T262_1">Além</text:span><text:span text:style-name="T262_2"><text:s/></text:span><text:span text:style-name="T262_3">disso</text:span><text:span text:style-name="T262_4">,<text:s/></text:span><text:span text:style-name="T262_5">o</text:span><text:span text:style-name="T262_6"><text:s/></text:span><text:span text:style-name="T262_7">sistema</text:span><text:span text:style-name="T262_8"><text:s/></text:span><text:span text:style-name="T262_9">deve</text:span><text:span text:style-name="T262_10"><text:s/></text:span><text:span text:style-name="T262_11">possibilitar</text:span><text:span text:style-name="T262_12"><text:s/></text:span><text:span text:style-name="T262_13">consultar</text:span><text:span text:style-name="T262_14"><text:s/></text:span><text:span text:style-name="T262_15">quais</text:span><text:span text:style-name="T262_16"><text:s/></text:span><text:span text:style-name="T262_17">serão</text:span><text:span text:style-name="T262_18"><text:s/></text:span><text:span text:style-name="T262_19">as</text:span><text:span text:style-name="T262_20"><text:s/></text:span><text:span text:style-name="T262_21">datas</text:span><text:span text:style-name="T262_22">/</text:span><text:span text:style-name="T262_23">horários</text:span></text:p>
      <text:p text:style-name="P263"><text:span text:style-name="T263_1">das</text:span><text:span text:style-name="T263_2"><text:s/></text:span><text:span text:style-name="T263_3">próximas</text:span><text:span text:style-name="T263_4"><text:s/></text:span><text:span text:style-name="T263_5">consultas</text:span><text:span text:style-name="T263_6"><text:s/></text:span><text:span text:style-name="T263_7">e</text:span><text:span text:style-name="T263_8">,<text:s/></text:span><text:span text:style-name="T263_9">além</text:span><text:span text:style-name="T263_10"><text:s/></text:span><text:span text:style-name="T263_11">disso</text:span><text:span text:style-name="T263_12">,<text:s/></text:span><text:span text:style-name="T263_13">permitir</text:span><text:span text:style-name="T263_14"><text:s/></text:span><text:span text:style-name="T263_15">alteração</text:span><text:span text:style-name="T263_16"><text:s/></text:span><text:span text:style-name="T263_17">das</text:span><text:span text:style-name="T263_18"><text:s/></text:span><text:span text:style-name="T263_19">datas</text:span><text:span text:style-name="T263_20"><text:s/>(</text:span><text:span text:style-name="T263_21">caso</text:span><text:span text:style-name="T263_22"><text:s/></text:span><text:span text:style-name="T263_23">o</text:span></text:p>
      <text:p text:style-name="P264"><text:span text:style-name="T264_1">paciente</text:span><text:span text:style-name="T264_2"><text:s/></text:span><text:span text:style-name="T264_3">deseje</text:span><text:span text:style-name="T264_4"><text:s/></text:span><text:span text:style-name="T264_5">e</text:span><text:span text:style-name="T264_6"><text:s/></text:span><text:span text:style-name="T264_7">os</text:span><text:span text:style-name="T264_8"><text:s/></text:span><text:span text:style-name="T264_9">médicos</text:span><text:span text:style-name="T264_10"><text:s/></text:span><text:span text:style-name="T264_11">tenham</text:span><text:span text:style-name="T264_12"><text:s/></text:span><text:span text:style-name="T264_13">aqueles</text:span><text:span text:style-name="T264_14"><text:s/></text:span><text:span text:style-name="T264_15">dias</text:span><text:span text:style-name="T264_16"><text:s/></text:span><text:span text:style-name="T264_17">disponíveis</text:span><text:span text:style-name="T264_18"><text:s/></text:span><text:span text:style-name="T264_19">para</text:span><text:span text:style-name="T264_20"><text:s/></text:span><text:span text:style-name="T264_21">atendi</text:span><text:span text:style-name="T264_22">-</text:span></text:p>
      <text:p text:style-name="P265"><text:span text:style-name="T265_1">mento</text:span><text:span text:style-name="T265_2">).</text:span></text:p>
      <text:p text:style-name="P266"/>
      <text:p text:style-name="P267"/>
      <text:p text:style-name="P268"><text:span text:style-name="T268_1">Gerenciamento</text:span><text:span text:style-name="T268_2"><text:s/></text:span><text:span text:style-name="T268_3">dos</text:span><text:span text:style-name="T268_4"><text:s/></text:span><text:span text:style-name="T268_5">funcionários</text:span></text:p>
      <text:p text:style-name="P269"><text:span text:style-name="T269_1">Como</text:span><text:span text:style-name="T269_2"><text:s/></text:span><text:span text:style-name="T269_3">funcionários</text:span><text:span text:style-name="T269_4"><text:s/></text:span><text:span text:style-name="T269_5">o</text:span><text:span text:style-name="T269_6"><text:s/></text:span><text:span text:style-name="T269_7">sistema</text:span><text:span text:style-name="T269_8"><text:s/></text:span><text:span text:style-name="T269_9">terá</text:span><text:span text:style-name="T269_10">:<text:s/></text:span><text:span text:style-name="T269_11">médicos</text:span><text:span text:style-name="T269_12">,<text:s/></text:span><text:span text:style-name="T269_13">enfermeiros</text:span><text:span text:style-name="T269_14"><text:s/></text:span><text:span text:style-name="T269_15">e</text:span><text:span text:style-name="T269_16"><text:s/></text:span><text:span text:style-name="T269_17">secretários</text:span><text:span text:style-name="T269_18">.</text:span></text:p>
      <text:p text:style-name="P270"><text:span text:style-name="T270_1">Eles</text:span><text:span text:style-name="T270_2"><text:s/></text:span><text:span text:style-name="T270_3">têm</text:span><text:span text:style-name="T270_4"><text:s/></text:span><text:span text:style-name="T270_5">cpf</text:span><text:span text:style-name="T270_6">,<text:s/></text:span><text:span text:style-name="T270_7">rg</text:span><text:span text:style-name="T270_8">,<text:s/></text:span><text:span text:style-name="T270_9">contato</text:span><text:span text:style-name="T270_10"><text:s/>(</text:span><text:span text:style-name="T270_11">seja</text:span><text:span text:style-name="T270_12"><text:s/></text:span><text:span text:style-name="T270_13">telefone</text:span><text:span text:style-name="T270_14">/<text:s/></text:span><text:span text:style-name="T270_15">endereço</text:span><text:span text:style-name="T270_16">),<text:s/></text:span><text:span text:style-name="T270_17">unidade</text:span><text:span text:style-name="T270_18">(</text:span><text:span text:style-name="T270_19">s</text:span><text:span text:style-name="T270_20">)<text:s/></text:span><text:span text:style-name="T270_21">em</text:span><text:span text:style-name="T270_22"><text:s/></text:span><text:span text:style-name="T270_23">que</text:span></text:p>
      <text:p text:style-name="P271"><text:span text:style-name="T271_1">trabalham</text:span><text:span text:style-name="T271_2">,<text:s/></text:span><text:span text:style-name="T271_3">já</text:span><text:span text:style-name="T271_4"><text:s/></text:span><text:span text:style-name="T271_5">que</text:span><text:span text:style-name="T271_6"><text:s/></text:span><text:span text:style-name="T271_7">o</text:span><text:span text:style-name="T271_8"><text:s/></text:span><text:span text:style-name="T271_9">sistema</text:span><text:span text:style-name="T271_10"><text:s/></text:span><text:span text:style-name="T271_11">integra</text:span><text:span text:style-name="T271_12"><text:s/></text:span><text:span text:style-name="T271_13">mais</text:span><text:span text:style-name="T271_14"><text:s/></text:span><text:span text:style-name="T271_15">de</text:span><text:span text:style-name="T271_16"><text:s/></text:span><text:span text:style-name="T271_17">um</text:span><text:span text:style-name="T271_18"><text:s/></text:span><text:span text:style-name="T271_19">hospital</text:span><text:span text:style-name="T271_20">.</text:span></text:p>
      <text:p text:style-name="P272"/>
      <text:p text:style-name="P273"><text:span text:style-name="T273_1">No</text:span><text:span text:style-name="T273_2"><text:s/></text:span><text:span text:style-name="T273_3">caso</text:span><text:span text:style-name="T273_4"><text:s/></text:span><text:span text:style-name="T273_5">do</text:span><text:span text:style-name="T273_6"><text:s/></text:span><text:span text:style-name="T273_7">médico</text:span><text:span text:style-name="T273_8">,<text:s/></text:span><text:span text:style-name="T273_9">outro</text:span><text:span text:style-name="T273_10"><text:s/></text:span><text:span text:style-name="T273_11">atributo</text:span><text:span text:style-name="T273_12"><text:s/></text:span><text:span text:style-name="T273_13">é</text:span><text:span text:style-name="T273_14"><text:s/></text:span><text:span text:style-name="T273_15">a</text:span><text:span text:style-name="T273_16"><text:s/></text:span><text:span text:style-name="T273_17">especialidade</text:span><text:span text:style-name="T273_18"><text:s/></text:span><text:span text:style-name="T273_19">em</text:span><text:span text:style-name="T273_20"><text:s/></text:span><text:span text:style-name="T273_21">que</text:span><text:span text:style-name="T273_22"><text:s/></text:span><text:span text:style-name="T273_23">trabalha</text:span><text:span text:style-name="T273_24">.</text:span></text:p>
      <text:p text:style-name="P274"><text:span text:style-name="T274_1">Os</text:span><text:span text:style-name="T274_2"><text:s/></text:span><text:span text:style-name="T274_3">médicos</text:span><text:span text:style-name="T274_4"><text:s/></text:span><text:span text:style-name="T274_5">devem</text:span><text:span text:style-name="T274_6"><text:s/></text:span><text:span text:style-name="T274_7">poder</text:span><text:span text:style-name="T274_8"><text:s/></text:span><text:span text:style-name="T274_9">acessar</text:span><text:span text:style-name="T274_10"><text:s/></text:span><text:span text:style-name="T274_11">o</text:span><text:span text:style-name="T274_12"><text:s/></text:span><text:span text:style-name="T274_13">sistema</text:span><text:span text:style-name="T274_14">,<text:s/></text:span><text:span text:style-name="T274_15">consultar</text:span><text:span text:style-name="T274_16"><text:s/></text:span><text:span text:style-name="T274_17">e</text:span><text:span text:style-name="T274_18"><text:s/></text:span><text:span text:style-name="T274_19">modificar</text:span><text:span text:style-name="T274_20"><text:s/></text:span><text:span text:style-name="T274_21">dados</text:span></text:p>
      <text:p text:style-name="P275"><text:span text:style-name="T275_1">dos</text:span><text:span text:style-name="T275_2"><text:s/></text:span><text:span text:style-name="T275_3">pacientes</text:span><text:span text:style-name="T275_4">.</text:span></text:p>
      <text:p text:style-name="P276"/>
      <text:p text:style-name="P277"><text:span text:style-name="T277_1">Quando</text:span><text:span text:style-name="T277_2"><text:s/></text:span><text:span text:style-name="T277_3">ocorre</text:span><text:span text:style-name="T277_4"><text:s/></text:span><text:span text:style-name="T277_5">uma</text:span><text:span text:style-name="T277_6"><text:s/></text:span><text:span text:style-name="T277_7">consulta</text:span><text:span text:style-name="T277_8">,<text:s/></text:span><text:span text:style-name="T277_9">o</text:span><text:span text:style-name="T277_10"><text:s/></text:span><text:span text:style-name="T277_11">médico</text:span><text:span text:style-name="T277_12"><text:s/></text:span><text:span text:style-name="T277_13">pode</text:span><text:span text:style-name="T277_14"><text:s/></text:span><text:span text:style-name="T277_15">realizar</text:span><text:span text:style-name="T277_16"><text:s/></text:span><text:span text:style-name="T277_17">diagnóstico</text:span><text:span text:style-name="T277_18">,<text:s/></text:span><text:span text:style-name="T277_19">fazer</text:span></text:p>
      <text:p text:style-name="P278"><text:span text:style-name="T278_1">prescrições</text:span><text:span text:style-name="T278_2"><text:s/></text:span><text:span text:style-name="T278_3">e</text:span><text:span text:style-name="T278_4">/</text:span><text:span text:style-name="T278_5">o</text:span><text:span text:style-name="T278_6"><text:s/></text:span><text:span text:style-name="T278_7">analisar</text:span><text:span text:style-name="T278_8"><text:s/></text:span><text:span text:style-name="T278_9">os</text:span><text:span text:style-name="T278_10"><text:s/></text:span><text:span text:style-name="T278_11">exames</text:span><text:span text:style-name="T278_12">.<text:s/></text:span><text:span text:style-name="T278_13">Com</text:span><text:span text:style-name="T278_14"><text:s/></text:span><text:span text:style-name="T278_15">base</text:span><text:span text:style-name="T278_16"><text:s/></text:span><text:span text:style-name="T278_17">nisso</text:span><text:span text:style-name="T278_18">,<text:s/></text:span><text:span text:style-name="T278_19">o</text:span><text:span text:style-name="T278_20"><text:s/></text:span><text:span text:style-name="T278_21">médico</text:span><text:span text:style-name="T278_22"><text:s/></text:span><text:span text:style-name="T278_23">receita</text:span><text:span text:style-name="T278_24"><text:s/></text:span><text:span text:style-name="T278_25">me</text:span><text:span text:style-name="T278_26">-</text:span></text:p>
      <text:p text:style-name="P279"><text:span text:style-name="T279_1">dicamentos</text:span><text:span text:style-name="T279_2"><text:s/></text:span><text:span text:style-name="T279_3">numa</text:span><text:span text:style-name="T279_4"><text:s/></text:span><text:span text:style-name="T279_5">determinada</text:span><text:span text:style-name="T279_6"><text:s/></text:span><text:span text:style-name="T279_7">dose</text:span><text:span text:style-name="T279_8">.<text:s/></text:span></text:p>
      <text:p text:style-name="P280"/>
      <text:p text:style-name="P281"><text:span text:style-name="T281_1">Os</text:span><text:span text:style-name="T281_2"><text:s/></text:span><text:span text:style-name="T281_3">enfermeiros</text:span><text:span text:style-name="T281_4"><text:s/></text:span><text:span text:style-name="T281_5">podem</text:span><text:span text:style-name="T281_6"><text:s/></text:span><text:span text:style-name="T281_7">apenas</text:span><text:span text:style-name="T281_8"><text:s/></text:span><text:span text:style-name="T281_9">consultar</text:span><text:span text:style-name="T281_10"><text:s/></text:span><text:span text:style-name="T281_11">informações</text:span><text:span text:style-name="T281_12"><text:s/></text:span><text:span text:style-name="T281_13">dos</text:span><text:span text:style-name="T281_14"><text:s/></text:span><text:span text:style-name="T281_15">pacientes</text:span><text:span text:style-name="T281_16"><text:s/></text:span><text:span text:style-name="T281_17">em</text:span></text:p>
      <text:p text:style-name="P282"><text:span text:style-name="T282_1">que</text:span><text:span text:style-name="T282_2"><text:s/></text:span><text:span text:style-name="T282_3">atende</text:span><text:span text:style-name="T282_4">.</text:span></text:p>
      <text:p text:style-name="P283"/>
      <text:p text:style-name="P284"><text:span text:style-name="T284_1">Os</text:span><text:span text:style-name="T284_2"><text:s/></text:span><text:span text:style-name="T284_3">secretários</text:span><text:span text:style-name="T284_4"><text:s/></text:span><text:span text:style-name="T284_5">são</text:span><text:span text:style-name="T284_6"><text:s/></text:span><text:span text:style-name="T284_7">responsáveis</text:span><text:span text:style-name="T284_8"><text:s/></text:span><text:span text:style-name="T284_9">pela</text:span><text:span text:style-name="T284_10"><text:s/></text:span><text:span text:style-name="T284_11">parte</text:span><text:span text:style-name="T284_12"><text:s/></text:span><text:span text:style-name="T284_13">de</text:span><text:span text:style-name="T284_14"><text:s/></text:span><text:span text:style-name="T284_15">agendamento</text:span><text:span text:style-name="T284_16"><text:s/></text:span><text:span text:style-name="T284_17">das</text:span><text:span text:style-name="T284_18"><text:s/></text:span><text:span text:style-name="T284_19">consultas</text:span><text:span text:style-name="T284_20">.</text:span></text:p>
      <text:p text:style-name="P285"/>
      <text:p text:style-name="P286"/>
      <text:p text:style-name="P287"><text:span text:style-name="T287_1">Descrição</text:span><text:span text:style-name="T287_2"><text:s/></text:span><text:span text:style-name="T287_3">dos</text:span><text:span text:style-name="T287_4"><text:s/></text:span><text:span text:style-name="T287_5">Use</text:span><text:span text:style-name="T287_6"><text:s/></text:span><text:span text:style-name="T287_7">Cases</text:span></text:p>
      <text:p text:style-name="P288"/>
      <text:p text:style-name="P289"><text:span text:style-name="T289_1">1)</text:span></text:p>
      <text:p text:style-name="P290"><text:span text:style-name="T290_1">Caso</text:span><text:span text:style-name="T290_2"><text:s/></text:span><text:span text:style-name="T290_3">de</text:span><text:span text:style-name="T290_4"><text:s/></text:span><text:span text:style-name="T290_5">Uso</text:span><text:span text:style-name="T290_6">:<text:s/></text:span><text:span text:style-name="T290_7">Validação</text:span></text:p>
      <text:p text:style-name="P291"/>
      <text:p text:style-name="P292"><text:span text:style-name="T292_1">Atores</text:span><text:span text:style-name="T292_2">:<text:s/></text:span><text:span text:style-name="T292_3">paciente</text:span><text:span text:style-name="T292_4">,<text:s/></text:span><text:span text:style-name="T292_5">médico</text:span><text:span text:style-name="T292_6">,<text:s/></text:span><text:span text:style-name="T292_7">secretário</text:span><text:span text:style-name="T292_8">,<text:s/></text:span><text:span text:style-name="T292_9">enfermeiro</text:span></text:p>
      <text:p text:style-name="P293"/>
      <text:p text:style-name="P294"><text:span text:style-name="T294_1">Objetivo</text:span><text:span text:style-name="T294_2"><text:s/></text:span><text:span text:style-name="T294_3">no</text:span><text:span text:style-name="T294_4"><text:s/></text:span><text:span text:style-name="T294_5">contexto</text:span><text:span text:style-name="T294_6">:<text:s/></text:span><text:span text:style-name="T294_7">Validar</text:span><text:span text:style-name="T294_8"><text:s/></text:span><text:span text:style-name="T294_9">o</text:span><text:span text:style-name="T294_10"><text:s/></text:span><text:span text:style-name="T294_11">acesso</text:span><text:span text:style-name="T294_12"><text:s/></text:span><text:span text:style-name="T294_13">ao</text:span><text:span text:style-name="T294_14"><text:s/></text:span><text:span text:style-name="T294_15">sistema</text:span><text:span text:style-name="T294_16">.</text:span></text:p>
      <text:p text:style-name="P295"/>
      <text:p text:style-name="P296"><text:span text:style-name="T296_1">Pré</text:span><text:span text:style-name="T296_2">-</text:span><text:span text:style-name="T296_3">condições</text:span><text:span text:style-name="T296_4">:<text:s/></text:span><text:span text:style-name="T296_5">O</text:span><text:span text:style-name="T296_6"><text:s/></text:span><text:span text:style-name="T296_7">ator</text:span><text:span text:style-name="T296_8"><text:s/></text:span><text:span text:style-name="T296_9">deve</text:span><text:span text:style-name="T296_10"><text:s/></text:span><text:span text:style-name="T296_11">possuir</text:span><text:span text:style-name="T296_12"><text:s/></text:span><text:span text:style-name="T296_13">um</text:span><text:span text:style-name="T296_14"><text:s/></text:span><text:span text:style-name="T296_15">cadastro</text:span><text:span text:style-name="T296_16"><text:s/></text:span><text:span text:style-name="T296_17">no</text:span><text:span text:style-name="T296_18"><text:s/></text:span><text:span text:style-name="T296_19">sistema</text:span><text:span text:style-name="T296_20">.</text:span></text:p>
      <text:p text:style-name="P297"/>
      <text:p text:style-name="P298"><text:span text:style-name="T298_1">Trigger</text:span><text:span text:style-name="T298_2">:<text:s/></text:span><text:span text:style-name="T298_3">O</text:span><text:span text:style-name="T298_4"><text:s/></text:span><text:span text:style-name="T298_5">ator</text:span><text:span text:style-name="T298_6"><text:s/></text:span><text:span text:style-name="T298_7">decide</text:span><text:span text:style-name="T298_8"><text:s/></text:span><text:span text:style-name="T298_9">consultar</text:span><text:span text:style-name="T298_10"><text:s/></text:span><text:span text:style-name="T298_11">o</text:span><text:span text:style-name="T298_12"><text:s/></text:span><text:span text:style-name="T298_13">sistema</text:span></text:p>
      <text:p text:style-name="P299"/>
      <text:p text:style-name="P300"><text:span text:style-name="T300_1">Cenário</text:span><text:span text:style-name="T300_2">:</text:span></text:p>
      <text:p text:style-name="P301"><text:span text:style-name="T301_1">1.<text:s/></text:span><text:span text:style-name="T301_2">O</text:span><text:span text:style-name="T301_3"><text:s/></text:span><text:span text:style-name="T301_4">ator</text:span><text:span text:style-name="T301_5"><text:s/></text:span><text:span text:style-name="T301_6">entra</text:span><text:span text:style-name="T301_7"><text:s/></text:span><text:span text:style-name="T301_8">na</text:span><text:span text:style-name="T301_9"><text:s/></text:span><text:span text:style-name="T301_10">página</text:span><text:span text:style-name="T301_11"><text:s/></text:span><text:span text:style-name="T301_12">linux</text:span><text:span text:style-name="T301_13">.</text:span><text:span text:style-name="T301_14">ime</text:span><text:span text:style-name="T301_15">.</text:span><text:span text:style-name="T301_16">usp</text:span><text:span text:style-name="T301_17">.</text:span><text:span text:style-name="T301_18">br</text:span><text:span text:style-name="T301_19">/<text:s/></text:span><text:span text:style-name="T301_20">imecare</text:span></text:p>
      <text:p text:style-name="P302"><text:span text:style-name="T302_1">2.<text:s/></text:span><text:span text:style-name="T302_2">O</text:span><text:span text:style-name="T302_3"><text:s/></text:span><text:span text:style-name="T302_4">sistema</text:span><text:span text:style-name="T302_5"><text:s/></text:span><text:span text:style-name="T302_6">apresenta</text:span><text:span text:style-name="T302_7"><text:s/></text:span><text:span text:style-name="T302_8">um</text:span><text:span text:style-name="T302_9"><text:s/></text:span><text:span text:style-name="T302_10">formulário</text:span><text:span text:style-name="T302_11"><text:s/></text:span><text:span text:style-name="T302_12">para</text:span><text:span text:style-name="T302_13"><text:s/></text:span><text:span text:style-name="T302_14">que</text:span><text:span text:style-name="T302_15"><text:s/></text:span><text:span text:style-name="T302_16">o</text:span><text:span text:style-name="T302_17"><text:s/></text:span><text:span text:style-name="T302_18">ator</text:span><text:span text:style-name="T302_19"><text:s/></text:span><text:span text:style-name="T302_20">entre</text:span><text:span text:style-name="T302_21"><text:s/></text:span><text:span text:style-name="T302_22">com</text:span><text:span text:style-name="T302_23"><text:s/></text:span><text:span text:style-name="T302_24">sua</text:span></text:p>
      <text:p text:style-name="P303"><text:span text:style-name="T303_1">identificação</text:span><text:span text:style-name="T303_2"><text:s/></text:span><text:span text:style-name="T303_3">e</text:span><text:span text:style-name="T303_4"><text:s/></text:span><text:span text:style-name="T303_5">senha</text:span><text:span text:style-name="T303_6">.</text:span></text:p>
      <text:p text:style-name="P304"><text:span text:style-name="T304_1">3.<text:s/></text:span><text:span text:style-name="T304_2">O</text:span><text:span text:style-name="T304_3"><text:s/></text:span><text:span text:style-name="T304_4">ator</text:span><text:span text:style-name="T304_5"><text:s/></text:span><text:span text:style-name="T304_6">digita</text:span><text:span text:style-name="T304_7"><text:s/></text:span><text:span text:style-name="T304_8">seus</text:span><text:span text:style-name="T304_9"><text:s/></text:span><text:span text:style-name="T304_10">dados</text:span><text:span text:style-name="T304_11">.</text:span></text:p>
      <text:p text:style-name="P305"><text:span text:style-name="T305_1">4.<text:s/></text:span><text:span text:style-name="T305_2">O</text:span><text:span text:style-name="T305_3"><text:s/></text:span><text:span text:style-name="T305_4">sistema</text:span><text:span text:style-name="T305_5"><text:s/></text:span><text:span text:style-name="T305_6">verifica</text:span><text:span text:style-name="T305_7"><text:s/></text:span><text:span text:style-name="T305_8">se</text:span><text:span text:style-name="T305_9"><text:s/></text:span><text:span text:style-name="T305_10">os</text:span><text:span text:style-name="T305_11"><text:s/></text:span><text:span text:style-name="T305_12">dados</text:span><text:span text:style-name="T305_13"><text:s/></text:span><text:span text:style-name="T305_14">são</text:span><text:span text:style-name="T305_15"><text:s/></text:span><text:span text:style-name="T305_16">consistentes</text:span><text:span text:style-name="T305_17"><text:s/></text:span><text:span text:style-name="T305_18">com</text:span><text:span text:style-name="T305_19"><text:s/></text:span><text:span text:style-name="T305_20">o</text:span><text:span text:style-name="T305_21"><text:s/></text:span><text:span text:style-name="T305_22">que</text:span><text:span text:style-name="T305_23"><text:s/></text:span><text:span text:style-name="T305_24">há</text:span><text:span text:style-name="T305_25"><text:s/></text:span><text:span text:style-name="T305_26">no</text:span><text:span text:style-name="T305_27"><text:s/></text:span><text:span text:style-name="T305_28">banco</text:span></text:p>
      <text:p text:style-name="P306"><text:span text:style-name="T306_1">de</text:span><text:span text:style-name="T306_2"><text:s/></text:span><text:span text:style-name="T306_3">dados</text:span><text:span text:style-name="T306_4">.</text:span></text:p>
      <text:p text:style-name="P307"><text:span text:style-name="T307_1">5.<text:s/></text:span><text:span text:style-name="T307_2">Caso</text:span><text:span text:style-name="T307_3"><text:s/></text:span><text:span text:style-name="T307_4">os</text:span><text:span text:style-name="T307_5"><text:s/></text:span><text:span text:style-name="T307_6">dados</text:span><text:span text:style-name="T307_7"><text:s/></text:span><text:span text:style-name="T307_8">sejam</text:span><text:span text:style-name="T307_9"><text:s/></text:span><text:span text:style-name="T307_10">consistentes</text:span><text:span text:style-name="T307_11">,<text:s/></text:span><text:span text:style-name="T307_12">a</text:span><text:span text:style-name="T307_13"><text:s/></text:span><text:span text:style-name="T307_14">interação</text:span><text:span text:style-name="T307_15"><text:s/></text:span><text:span text:style-name="T307_16">entre</text:span><text:span text:style-name="T307_17"><text:s/></text:span><text:span text:style-name="T307_18">o</text:span><text:span text:style-name="T307_19"><text:s/></text:span><text:span text:style-name="T307_20">usuário</text:span><text:span text:style-name="T307_21"><text:s/></text:span><text:span text:style-name="T307_22">e</text:span><text:span text:style-name="T307_23"><text:s/></text:span><text:span text:style-name="T307_24">o</text:span><text:span text:style-name="T307_25"><text:s/></text:span><text:span text:style-name="T307_26">sis</text:span><text:span text:style-name="T307_27">-</text:span></text:p>
      <text:p text:style-name="P308"><text:span text:style-name="T308_1">tema</text:span><text:span text:style-name="T308_2"><text:s/></text:span><text:span text:style-name="T308_3">é</text:span><text:span text:style-name="T308_4"><text:s/></text:span><text:span text:style-name="T308_5">liberada</text:span><text:span text:style-name="T308_6">.</text:span></text:p>
      <text:p text:style-name="P309"><text:span text:style-name="T309_1">6.<text:s/></text:span><text:span text:style-name="T309_2">Caso</text:span><text:span text:style-name="T309_3"><text:s/></text:span><text:span text:style-name="T309_4">contrário</text:span><text:span text:style-name="T309_5">,<text:s/></text:span><text:span text:style-name="T309_6">o</text:span><text:span text:style-name="T309_7"><text:s/></text:span><text:span text:style-name="T309_8">sistema</text:span><text:span text:style-name="T309_9"><text:s/></text:span><text:span text:style-name="T309_10">devolve</text:span><text:span text:style-name="T309_11"><text:s/></text:span><text:span text:style-name="T309_12">erro</text:span><text:span text:style-name="T309_13"><text:s/></text:span><text:span text:style-name="T309_14">e</text:span><text:span text:style-name="T309_15"><text:s/></text:span><text:span text:style-name="T309_16">volta</text:span><text:span text:style-name="T309_17"><text:s/></text:span><text:span text:style-name="T309_18">para</text:span><text:span text:style-name="T309_19"><text:s/></text:span><text:span text:style-name="T309_20">o</text:span><text:span text:style-name="T309_21"><text:s/></text:span><text:span text:style-name="T309_22">segundo</text:span><text:span text:style-name="T309_23"><text:s/></text:span><text:span text:style-name="T309_24">item</text:span><text:span text:style-name="T309_25">.</text:span></text:p>
      <text:p text:style-name="P310"><text:span text:style-name="T310_1">Prioridade</text:span><text:span text:style-name="T310_2">:<text:s/></text:span><text:span text:style-name="T310_3">Alta</text:span><text:span text:style-name="T310_4"><text:s/></text:span><text:span text:style-name="T310_5">prioridade</text:span></text:p>
      <text:p text:style-name="P311"><text:span text:style-name="T311_1">Quando</text:span><text:span text:style-name="T311_2"><text:s/></text:span><text:span text:style-name="T311_3">estará</text:span><text:span text:style-name="T311_4"><text:s/></text:span><text:span text:style-name="T311_5">disponível</text:span><text:span text:style-name="T311_6">:<text:s/></text:span><text:span text:style-name="T311_7">Primeiro</text:span><text:span text:style-name="T311_8"><text:s/></text:span><text:span text:style-name="T311_9">incremento</text:span></text:p>
      <text:p text:style-name="P312"><text:span text:style-name="T312_1">Frequência</text:span><text:span text:style-name="T312_2"><text:s/></text:span><text:span text:style-name="T312_3">de</text:span><text:span text:style-name="T312_4"><text:s/></text:span><text:span text:style-name="T312_5">uso</text:span><text:span text:style-name="T312_6">:<text:s/></text:span><text:span text:style-name="T312_7">Alta</text:span><text:span text:style-name="T312_8"><text:s/></text:span><text:span text:style-name="T312_9">frequência</text:span></text:p>
      <text:p text:style-name="P313"><text:span text:style-name="T313_1">Canal</text:span><text:span text:style-name="T313_2"><text:s/></text:span><text:span text:style-name="T313_3">para</text:span><text:span text:style-name="T313_4"><text:s/></text:span><text:span text:style-name="T313_5">o</text:span><text:span text:style-name="T313_6"><text:s/></text:span><text:span text:style-name="T313_7">ator</text:span><text:span text:style-name="T313_8">:<text:s/></text:span><text:span text:style-name="T313_9">Web</text:span><text:span text:style-name="T313_10"><text:s/></text:span><text:span text:style-name="T313_11">site</text:span></text:p>
      <text:p text:style-name="P314"><text:span text:style-name="T314_1">Questões</text:span><text:span text:style-name="T314_2"><text:s/></text:span><text:span text:style-name="T314_3">abertas</text:span><text:span text:style-name="T314_4">:</text:span></text:p>
      <text:p text:style-name="P315"><text:span text:style-name="T315_1">1.<text:s/></text:span><text:span text:style-name="T315_2">O</text:span><text:span text:style-name="T315_3"><text:s/></text:span><text:span text:style-name="T315_4">que</text:span><text:span text:style-name="T315_5"><text:s/></text:span><text:span text:style-name="T315_6">acontece</text:span><text:span text:style-name="T315_7"><text:s/></text:span><text:span text:style-name="T315_8">quando</text:span><text:span text:style-name="T315_9"><text:s/></text:span><text:span text:style-name="T315_10">o</text:span><text:span text:style-name="T315_11"><text:s/></text:span><text:span text:style-name="T315_12">ator</text:span><text:span text:style-name="T315_13"><text:s/></text:span><text:span text:style-name="T315_14">tenta</text:span><text:span text:style-name="T315_15"><text:s/></text:span><text:span text:style-name="T315_16">logar</text:span><text:span text:style-name="T315_17"><text:s/></text:span><text:span text:style-name="T315_18">no</text:span><text:span text:style-name="T315_19"><text:s/></text:span><text:span text:style-name="T315_20">sistema</text:span><text:span text:style-name="T315_21"><text:s/></text:span><text:span text:style-name="T315_22">por</text:span><text:span text:style-name="T315_23"><text:s/></text:span><text:span text:style-name="T315_24">várias</text:span><text:span text:style-name="T315_25"><text:s/></text:span><text:span text:style-name="T315_26">vezes</text:span></text:p>
      <text:p text:style-name="P316"><text:span text:style-name="T316_1">sem</text:span><text:span text:style-name="T316_2"><text:s/></text:span><text:span text:style-name="T316_3">sucesso</text:span><text:span text:style-name="T316_4">?</text:span></text:p>
      <text:p text:style-name="P317"><text:span text:style-name="T317_1">2.<text:s/></text:span><text:span text:style-name="T317_2">Haverá</text:span><text:span text:style-name="T317_3"><text:s/></text:span><text:span text:style-name="T317_4">algum</text:span><text:span text:style-name="T317_5"><text:s/></text:span><text:span text:style-name="T317_6">sistema</text:span><text:span text:style-name="T317_7"><text:s/></text:span><text:span text:style-name="T317_8">de</text:span><text:span text:style-name="T317_9"><text:s/></text:span><text:span text:style-name="T317_10">recuperação</text:span><text:span text:style-name="T317_11"><text:s/></text:span><text:span text:style-name="T317_12">de</text:span><text:span text:style-name="T317_13"><text:s/></text:span><text:span text:style-name="T317_14">identificação</text:span><text:span text:style-name="T317_15">/</text:span><text:span text:style-name="T317_16">senha</text:span><text:span text:style-name="T317_17">?</text:span></text:p>
      <text:p text:style-name="P318"/>
      <text:p text:style-name="P319"/>
      <text:p text:style-name="P320"/>
      <text:p text:style-name="P321"><text:span text:style-name="T321_1">2)</text:span></text:p>
      <text:p text:style-name="P322"><text:span text:style-name="T322_1">Caso</text:span><text:span text:style-name="T322_2"><text:s/></text:span><text:span text:style-name="T322_3">de</text:span><text:span text:style-name="T322_4"><text:s/></text:span><text:span text:style-name="T322_5">Uso</text:span><text:span text:style-name="T322_6">:<text:s/></text:span><text:span text:style-name="T322_7">Leitura</text:span><text:span text:style-name="T322_8"><text:s/></text:span><text:span text:style-name="T322_9">de</text:span><text:span text:style-name="T322_10"><text:s/></text:span><text:span text:style-name="T322_11">prontuário</text:span></text:p>
      <text:p text:style-name="P323"/>
      <text:p text:style-name="P324"><text:span text:style-name="T324_1">Ator</text:span><text:span text:style-name="T324_2"><text:s/></text:span><text:span text:style-name="T324_3">primário</text:span><text:span text:style-name="T324_4">:<text:s/></text:span><text:span text:style-name="T324_5">médico</text:span><text:span text:style-name="T324_6">,<text:s/></text:span><text:span text:style-name="T324_7">enfermeiro</text:span><text:span text:style-name="T324_8"><text:s/></text:span><text:span text:style-name="T324_9">e</text:span><text:span text:style-name="T324_10"><text:s/></text:span><text:span text:style-name="T324_11">secretário</text:span></text:p>
      <text:p text:style-name="P325"/>
      <text:p text:style-name="P326"><text:span text:style-name="T326_1">Objetivo</text:span><text:span text:style-name="T326_2"><text:s/></text:span><text:span text:style-name="T326_3">no</text:span><text:span text:style-name="T326_4"><text:s/></text:span><text:span text:style-name="T326_5">contexto</text:span><text:span text:style-name="T326_6">:<text:s/></text:span><text:span text:style-name="T326_7">Ler</text:span><text:span text:style-name="T326_8"><text:s/></text:span><text:span text:style-name="T326_9">as</text:span><text:span text:style-name="T326_10"><text:s/></text:span><text:span text:style-name="T326_11">informações</text:span><text:span text:style-name="T326_12"><text:s/></text:span><text:span text:style-name="T326_13">contidas</text:span><text:span text:style-name="T326_14"><text:s/></text:span><text:span text:style-name="T326_15">no</text:span><text:span text:style-name="T326_16"><text:s/></text:span><text:span text:style-name="T326_17">prontuário</text:span><text:span text:style-name="T326_18"><text:s/></text:span><text:span text:style-name="T326_19">de</text:span></text:p>
      <text:p text:style-name="P327"><text:span text:style-name="T327_1">um</text:span><text:span text:style-name="T327_2"><text:s/></text:span><text:span text:style-name="T327_3">paciente</text:span><text:span text:style-name="T327_4">.</text:span></text:p>
      <text:p text:style-name="P328"/>
      <text:p text:style-name="P329"><text:span text:style-name="T329_1">Pré</text:span><text:span text:style-name="T329_2">-</text:span><text:span text:style-name="T329_3">condições</text:span><text:span text:style-name="T329_4">:<text:s/></text:span><text:span text:style-name="T329_5">Estar</text:span><text:span text:style-name="T329_6"><text:s/></text:span><text:span text:style-name="T329_7">logado</text:span><text:span text:style-name="T329_8"><text:s/></text:span><text:span text:style-name="T329_9">no</text:span><text:span text:style-name="T329_10"><text:s/></text:span><text:span text:style-name="T329_11">sistema</text:span><text:span text:style-name="T329_12"><text:s/></text:span><text:span text:style-name="T329_13">e</text:span><text:span text:style-name="T329_14"><text:s/></text:span><text:span text:style-name="T329_15">o</text:span><text:span text:style-name="T329_16"><text:s/></text:span><text:span text:style-name="T329_17">paciente</text:span><text:span text:style-name="T329_18"><text:s/></text:span><text:span text:style-name="T329_19">possuir</text:span><text:span text:style-name="T329_20"><text:s/></text:span><text:span text:style-name="T329_21">um</text:span><text:span text:style-name="T329_22"><text:s/></text:span><text:span text:style-name="T329_23">prontuário</text:span><text:span text:style-name="T329_24"><text:s/></text:span><text:span text:style-name="T329_25">no</text:span><text:span text:style-name="T329_26"><text:s/></text:span><text:span text:style-name="T329_27">sistema</text:span><text:span text:style-name="T329_28">.</text:span></text:p>
      <text:p text:style-name="P330"/>
      <text:p text:style-name="P331"><text:span text:style-name="T331_1">Trigger</text:span><text:span text:style-name="T331_2">:<text:s/></text:span><text:span text:style-name="T331_3">Necessidade</text:span><text:span text:style-name="T331_4"><text:s/></text:span><text:span text:style-name="T331_5">de</text:span><text:span text:style-name="T331_6"><text:s/></text:span><text:span text:style-name="T331_7">recuperar</text:span><text:span text:style-name="T331_8"><text:s/></text:span><text:span text:style-name="T331_9">informações</text:span><text:span text:style-name="T331_10"><text:s/></text:span><text:span text:style-name="T331_11">sobre</text:span><text:span text:style-name="T331_12"><text:s/></text:span><text:span text:style-name="T331_13">determinado</text:span><text:span text:style-name="T331_14"><text:s/></text:span><text:span text:style-name="T331_15">paciente</text:span></text:p>
      <text:p text:style-name="P332"/>
      <text:p text:style-name="P333"><text:span text:style-name="T333_1">Cenário</text:span><text:span text:style-name="T333_2">:</text:span></text:p>
      <text:p text:style-name="P334"><text:span text:style-name="T334_1">1.<text:s/></text:span><text:span text:style-name="T334_2">Ver</text:span><text:span text:style-name="T334_3"><text:s/></text:span><text:span text:style-name="T334_4">caso</text:span><text:span text:style-name="T334_5"><text:s/></text:span><text:span text:style-name="T334_6">de</text:span><text:span text:style-name="T334_7"><text:s/></text:span><text:span text:style-name="T334_8">validação</text:span></text:p>
      <text:p text:style-name="P335"><text:span text:style-name="T335_1">2.<text:s/></text:span><text:span text:style-name="T335_2">No</text:span><text:span text:style-name="T335_3"><text:s/></text:span><text:span text:style-name="T335_4">site</text:span><text:span text:style-name="T335_5">,<text:s/></text:span><text:span text:style-name="T335_6">terá</text:span><text:span text:style-name="T335_7"><text:s/></text:span><text:span text:style-name="T335_8">um</text:span><text:span text:style-name="T335_9"><text:s/></text:span><text:span text:style-name="T335_10">campo</text:span><text:span text:style-name="T335_11"><text:s/></text:span><text:span text:style-name="T335_12">de</text:span><text:span text:style-name="T335_13"><text:s/></text:span><text:span text:style-name="T335_14">busca</text:span><text:span text:style-name="T335_15"><text:s/></text:span><text:span text:style-name="T335_16">por</text:span><text:span text:style-name="T335_17"><text:s/></text:span><text:span text:style-name="T335_18">um</text:span><text:span text:style-name="T335_19"><text:s/></text:span><text:span text:style-name="T335_20">paciente</text:span><text:span text:style-name="T335_21"><text:s/></text:span><text:span text:style-name="T335_22">onde</text:span><text:span text:style-name="T335_23"><text:s/></text:span><text:span text:style-name="T335_24">o</text:span><text:span text:style-name="T335_25"><text:s/></text:span><text:span text:style-name="T335_26">ator</text:span><text:span text:style-name="T335_27"><text:s/></text:span><text:span text:style-name="T335_28">deverá</text:span></text:p>
      <text:p text:style-name="P336"><text:span text:style-name="T336_1">inserir</text:span><text:span text:style-name="T336_2"><text:s/></text:span><text:span text:style-name="T336_3">o</text:span><text:span text:style-name="T336_4"><text:s/></text:span><text:span text:style-name="T336_5">identificador</text:span><text:span text:style-name="T336_6"><text:s/></text:span><text:span text:style-name="T336_7">do</text:span><text:span text:style-name="T336_8"><text:s/></text:span><text:span text:style-name="T336_9">paciente</text:span><text:span text:style-name="T336_10">.</text:span></text:p>
      <text:p text:style-name="P337"><text:span text:style-name="T337_1">3.<text:s/></text:span><text:span text:style-name="T337_2">O</text:span><text:span text:style-name="T337_3"><text:s/></text:span><text:span text:style-name="T337_4">sistema</text:span><text:span text:style-name="T337_5"><text:s/></text:span><text:span text:style-name="T337_6">mostra</text:span><text:span text:style-name="T337_7"><text:s/></text:span><text:span text:style-name="T337_8">o</text:span><text:span text:style-name="T337_9"><text:s/></text:span><text:span text:style-name="T337_10">resultado</text:span><text:span text:style-name="T337_11"><text:s/></text:span><text:span text:style-name="T337_12">na</text:span><text:span text:style-name="T337_13"><text:s/></text:span><text:span text:style-name="T337_14">tela</text:span><text:span text:style-name="T337_15">.</text:span></text:p>
      <text:p text:style-name="P338"><text:span text:style-name="T338_1">Exceções</text:span><text:span text:style-name="T338_2">:<text:s/>1.<text:s/></text:span><text:span text:style-name="T338_3">Prontuário</text:span><text:span text:style-name="T338_4"><text:s/></text:span><text:span text:style-name="T338_5">inexistente</text:span><text:span text:style-name="T338_6">.</text:span></text:p>
      <text:p text:style-name="P339"><text:span text:style-name="T339_1">Prioridade</text:span><text:span text:style-name="T339_2">:<text:s/></text:span><text:span text:style-name="T339_3">Alta</text:span></text:p>
      <text:p text:style-name="P340"><text:span text:style-name="T340_1">Quando</text:span><text:span text:style-name="T340_2"><text:s/></text:span><text:span text:style-name="T340_3">estará</text:span><text:span text:style-name="T340_4"><text:s/></text:span><text:span text:style-name="T340_5">disponível</text:span><text:span text:style-name="T340_6">:<text:s/></text:span><text:span text:style-name="T340_7">Segunda</text:span><text:span text:style-name="T340_8"><text:s/></text:span><text:span text:style-name="T340_9">incrementação</text:span></text:p>
      <text:p text:style-name="P341"><text:span text:style-name="T341_1">Frequência</text:span><text:span text:style-name="T341_2"><text:s/></text:span><text:span text:style-name="T341_3">de</text:span><text:span text:style-name="T341_4"><text:s/></text:span><text:span text:style-name="T341_5">uso</text:span><text:span text:style-name="T341_6">:<text:s/></text:span><text:span text:style-name="T341_7">Alta</text:span></text:p>
      <text:p text:style-name="P342"><text:span text:style-name="T342_1">Canal</text:span><text:span text:style-name="T342_2"><text:s/></text:span><text:span text:style-name="T342_3">para</text:span><text:span text:style-name="T342_4"><text:s/></text:span><text:span text:style-name="T342_5">o</text:span><text:span text:style-name="T342_6"><text:s/></text:span><text:span text:style-name="T342_7">ator</text:span><text:span text:style-name="T342_8">:<text:s/></text:span><text:span text:style-name="T342_9">Website</text:span></text:p>
      <text:p text:style-name="P343"/>
      <text:p text:style-name="P344"/>
      <text:p text:style-name="P345"><text:span text:style-name="T345_1">3)</text:span></text:p>
      <text:p text:style-name="P346"><text:span text:style-name="T346_1">Caso</text:span><text:span text:style-name="T346_2"><text:s/></text:span><text:span text:style-name="T346_3">de</text:span><text:span text:style-name="T346_4"><text:s/></text:span><text:span text:style-name="T346_5">Uso</text:span><text:span text:style-name="T346_6">:<text:s/></text:span><text:span text:style-name="T346_7">Escrita</text:span><text:span text:style-name="T346_8"><text:s/></text:span><text:span text:style-name="T346_9">de</text:span><text:span text:style-name="T346_10"><text:s/></text:span><text:span text:style-name="T346_11">prontuário</text:span></text:p>
      <text:p text:style-name="P347"/>
      <text:p text:style-name="P348"><text:span text:style-name="T348_1">Ator</text:span><text:span text:style-name="T348_2"><text:s/></text:span><text:span text:style-name="T348_3">primário</text:span><text:span text:style-name="T348_4">:<text:s/></text:span><text:span text:style-name="T348_5">médico</text:span><text:span text:style-name="T348_6">,<text:s/></text:span><text:span text:style-name="T348_7">enfermeiro</text:span><text:span text:style-name="T348_8"><text:s/></text:span><text:span text:style-name="T348_9">e</text:span><text:span text:style-name="T348_10"><text:s/></text:span><text:span text:style-name="T348_11">secretário</text:span></text:p>
      <text:p text:style-name="P349"/>
      <text:p text:style-name="P350"><text:span text:style-name="T350_1">Objetivo</text:span><text:span text:style-name="T350_2"><text:s/></text:span><text:span text:style-name="T350_3">no</text:span><text:span text:style-name="T350_4"><text:s/></text:span><text:span text:style-name="T350_5">contexto</text:span><text:span text:style-name="T350_6">:<text:s/></text:span><text:span text:style-name="T350_7">Ler</text:span><text:span text:style-name="T350_8"><text:s/></text:span><text:span text:style-name="T350_9">as</text:span><text:span text:style-name="T350_10"><text:s/></text:span><text:span text:style-name="T350_11">informações</text:span><text:span text:style-name="T350_12"><text:s/></text:span><text:span text:style-name="T350_13">contidas</text:span><text:span text:style-name="T350_14"><text:s/></text:span><text:span text:style-name="T350_15">no</text:span><text:span text:style-name="T350_16"><text:s/></text:span><text:span text:style-name="T350_17">prontuário</text:span><text:span text:style-name="T350_18"><text:s/></text:span><text:span text:style-name="T350_19">de</text:span></text:p>
      <text:p text:style-name="P351"><text:span text:style-name="T351_1">um</text:span><text:span text:style-name="T351_2"><text:s/></text:span><text:span text:style-name="T351_3">paciente</text:span><text:span text:style-name="T351_4">.</text:span></text:p>
      <text:p text:style-name="P352"/>
      <text:p text:style-name="P353"><text:span text:style-name="T353_1">Pré</text:span><text:span text:style-name="T353_2">-</text:span><text:span text:style-name="T353_3">condições</text:span><text:span text:style-name="T353_4">:<text:s/></text:span><text:span text:style-name="T353_5">Estar</text:span><text:span text:style-name="T353_6"><text:s/></text:span><text:span text:style-name="T353_7">logado</text:span><text:span text:style-name="T353_8"><text:s/></text:span><text:span text:style-name="T353_9">no</text:span><text:span text:style-name="T353_10"><text:s/></text:span><text:span text:style-name="T353_11">sistema</text:span><text:span text:style-name="T353_12"><text:s/></text:span><text:span text:style-name="T353_13">e</text:span><text:span text:style-name="T353_14"><text:s/></text:span><text:span text:style-name="T353_15">o</text:span><text:span text:style-name="T353_16"><text:s/></text:span><text:span text:style-name="T353_17">paciente</text:span><text:span text:style-name="T353_18"><text:s/></text:span><text:span text:style-name="T353_19">possuir</text:span><text:span text:style-name="T353_20"><text:s/></text:span><text:span text:style-name="T353_21">um</text:span><text:span text:style-name="T353_22"><text:s/></text:span><text:span text:style-name="T353_23">prontuário</text:span><text:span text:style-name="T353_24"><text:s/></text:span><text:span text:style-name="T353_25">no</text:span><text:span text:style-name="T353_26"><text:s/></text:span><text:span text:style-name="T353_27">sistema</text:span><text:span text:style-name="T353_28">.</text:span></text:p>
      <text:p text:style-name="P354"/>
      <text:p text:style-name="P355"><text:span text:style-name="T355_1">Trigger</text:span><text:span text:style-name="T355_2">:<text:s/></text:span><text:span text:style-name="T355_3">Necessidade</text:span><text:span text:style-name="T355_4"><text:s/></text:span><text:span text:style-name="T355_5">de</text:span><text:span text:style-name="T355_6"><text:s/></text:span><text:span text:style-name="T355_7">recuperar</text:span><text:span text:style-name="T355_8"><text:s/></text:span><text:span text:style-name="T355_9">informações</text:span><text:span text:style-name="T355_10"><text:s/></text:span><text:span text:style-name="T355_11">sobre</text:span><text:span text:style-name="T355_12"><text:s/></text:span><text:span text:style-name="T355_13">determinado</text:span><text:span text:style-name="T355_14"><text:s/></text:span><text:span text:style-name="T355_15">paciente</text:span></text:p>
      <text:p text:style-name="P356"><text:span text:style-name="T356_1">Cenário</text:span><text:span text:style-name="T356_2">:</text:span></text:p>
      <text:p text:style-name="P357"><text:span text:style-name="T357_1">1.<text:s/></text:span><text:span text:style-name="T357_2">Ver</text:span><text:span text:style-name="T357_3"><text:s/></text:span><text:span text:style-name="T357_4">caso</text:span><text:span text:style-name="T357_5"><text:s/></text:span><text:span text:style-name="T357_6">de</text:span><text:span text:style-name="T357_7"><text:s/></text:span><text:span text:style-name="T357_8">validação</text:span></text:p>
      <text:p text:style-name="P358"><text:span text:style-name="T358_1">112.<text:s/></text:span><text:span text:style-name="T358_2">No</text:span><text:span text:style-name="T358_3"><text:s/></text:span><text:span text:style-name="T358_4">site</text:span><text:span text:style-name="T358_5">,<text:s/></text:span><text:span text:style-name="T358_6">terá</text:span><text:span text:style-name="T358_7"><text:s/></text:span><text:span text:style-name="T358_8">um</text:span><text:span text:style-name="T358_9"><text:s/></text:span><text:span text:style-name="T358_10">campo</text:span><text:span text:style-name="T358_11"><text:s/></text:span><text:span text:style-name="T358_12">de</text:span><text:span text:style-name="T358_13"><text:s/></text:span><text:span text:style-name="T358_14">busca</text:span><text:span text:style-name="T358_15"><text:s/></text:span><text:span text:style-name="T358_16">por</text:span><text:span text:style-name="T358_17"><text:s/></text:span><text:span text:style-name="T358_18">um</text:span><text:span text:style-name="T358_19"><text:s/></text:span><text:span text:style-name="T358_20">paciente</text:span><text:span text:style-name="T358_21"><text:s/></text:span><text:span text:style-name="T358_22">onde</text:span><text:span text:style-name="T358_23"><text:s/></text:span><text:span text:style-name="T358_24">o</text:span><text:span text:style-name="T358_25"><text:s/></text:span><text:span text:style-name="T358_26">ator</text:span><text:span text:style-name="T358_27"><text:s/></text:span><text:span text:style-name="T358_28">deverá</text:span></text:p>
      <text:p text:style-name="P359"><text:span text:style-name="T359_1">inserir</text:span><text:span text:style-name="T359_2"><text:s/></text:span><text:span text:style-name="T359_3">o</text:span><text:span text:style-name="T359_4"><text:s/></text:span><text:span text:style-name="T359_5">identificador</text:span><text:span text:style-name="T359_6"><text:s/></text:span><text:span text:style-name="T359_7">do</text:span><text:span text:style-name="T359_8"><text:s/></text:span><text:span text:style-name="T359_9">paciente</text:span><text:span text:style-name="T359_10">.</text:span></text:p>
      <text:p text:style-name="P360"><text:span text:style-name="T360_1">3.<text:s/></text:span><text:span text:style-name="T360_2">O</text:span><text:span text:style-name="T360_3"><text:s/></text:span><text:span text:style-name="T360_4">sistema</text:span><text:span text:style-name="T360_5"><text:s/></text:span><text:span text:style-name="T360_6">mostra</text:span><text:span text:style-name="T360_7"><text:s/></text:span><text:span text:style-name="T360_8">o</text:span><text:span text:style-name="T360_9"><text:s/></text:span><text:span text:style-name="T360_10">resultado</text:span><text:span text:style-name="T360_11"><text:s/></text:span><text:span text:style-name="T360_12">na</text:span><text:span text:style-name="T360_13"><text:s/></text:span><text:span text:style-name="T360_14">tela</text:span><text:span text:style-name="T360_15"><text:s/></text:span><text:span text:style-name="T360_16">e</text:span><text:span text:style-name="T360_17"><text:s/></text:span><text:span text:style-name="T360_18">os</text:span><text:span text:style-name="T360_19"><text:s/></text:span><text:span text:style-name="T360_20">campos</text:span><text:span text:style-name="T360_21"><text:s/></text:span><text:span text:style-name="T360_22">de</text:span><text:span text:style-name="T360_23"><text:s/></text:span><text:span text:style-name="T360_24">edição</text:span><text:span text:style-name="T360_25">.</text:span></text:p>
      <text:p text:style-name="P361"><text:span text:style-name="T361_1">Exceções</text:span><text:span text:style-name="T361_2">:<text:s/>1.<text:s/></text:span><text:span text:style-name="T361_3">O</text:span><text:span text:style-name="T361_4"><text:s/></text:span><text:span text:style-name="T361_5">médico</text:span><text:span text:style-name="T361_6"><text:s/></text:span><text:span text:style-name="T361_7">tenta</text:span><text:span text:style-name="T361_8"><text:s/></text:span><text:span text:style-name="T361_9">modificar</text:span><text:span text:style-name="T361_10"><text:s/></text:span><text:span text:style-name="T361_11">um</text:span><text:span text:style-name="T361_12"><text:s/></text:span><text:span text:style-name="T361_13">prontuário</text:span><text:span text:style-name="T361_14"><text:s/></text:span><text:span text:style-name="T361_15">ao</text:span><text:span text:style-name="T361_16"><text:s/></text:span><text:span text:style-name="T361_17">qual</text:span><text:span text:style-name="T361_18"><text:s/></text:span><text:span text:style-name="T361_19">não</text:span><text:span text:style-name="T361_20"><text:s/></text:span><text:span text:style-name="T361_21">tem</text:span></text:p>
      <text:p text:style-name="P362"><text:span text:style-name="T362_1">acesso</text:span><text:span text:style-name="T362_2">.</text:span></text:p>
      <text:p text:style-name="P363"><text:span text:style-name="T363_1">Prioridade</text:span><text:span text:style-name="T363_2">:<text:s/></text:span><text:span text:style-name="T363_3">Alta</text:span></text:p>
      <text:p text:style-name="P364"/>
      <text:p text:style-name="P365"><text:span text:style-name="T365_1">Quando</text:span><text:span text:style-name="T365_2"><text:s/></text:span><text:span text:style-name="T365_3">estará</text:span><text:span text:style-name="T365_4"><text:s/></text:span><text:span text:style-name="T365_5">disponível</text:span><text:span text:style-name="T365_6">:<text:s/></text:span><text:span text:style-name="T365_7">Segunda</text:span><text:span text:style-name="T365_8"><text:s/></text:span><text:span text:style-name="T365_9">incrementação</text:span></text:p>
      <text:p text:style-name="P366"/>
      <text:p text:style-name="P367"><text:span text:style-name="T367_1">Frequência</text:span><text:span text:style-name="T367_2"><text:s/></text:span><text:span text:style-name="T367_3">de</text:span><text:span text:style-name="T367_4"><text:s/></text:span><text:span text:style-name="T367_5">uso</text:span><text:span text:style-name="T367_6">:<text:s/></text:span><text:span text:style-name="T367_7">Alta</text:span></text:p>
      <text:p text:style-name="P368"><text:span text:style-name="T368_1">Canal</text:span><text:span text:style-name="T368_2"><text:s/></text:span><text:span text:style-name="T368_3">para</text:span><text:span text:style-name="T368_4"><text:s/></text:span><text:span text:style-name="T368_5">o</text:span><text:span text:style-name="T368_6"><text:s/></text:span><text:span text:style-name="T368_7">ator</text:span><text:span text:style-name="T368_8">:<text:s/></text:span><text:span text:style-name="T368_9">Website</text:span></text:p>
      <text:p text:style-name="P369"/>
      <text:p text:style-name="P370"/>
      <text:p text:style-name="P371"><text:span text:style-name="T371_1">________________________________________________________________________</text:span></text:p>
      <text:p text:style-name="P372"/>
      <text:p text:style-name="P373"/>
      <text:p text:style-name="P374"><text:span text:style-name="T374_1">NoSQL</text:span></text:p>
      <text:p text:style-name="P375"/>
      <text:p text:style-name="P376"><text:span text:style-name="T376_1"><text:tab/><text:s/><text:tab/><text:s/><text:tab/><text:s/><text:tab/></text:span></text:p>
      <text:p text:style-name="P377"><text:span text:style-name="T377_1">Devido</text:span><text:span text:style-name="T377_2"><text:s/></text:span><text:span text:style-name="T377_3">à</text:span><text:span text:style-name="T377_4"><text:s/></text:span><text:span text:style-name="T377_5">complexidade</text:span><text:span text:style-name="T377_6"><text:s/></text:span><text:span text:style-name="T377_7">deste</text:span><text:span text:style-name="T377_8"><text:s/></text:span><text:span text:style-name="T377_9">projeto</text:span><text:span text:style-name="T377_10"><text:s/></text:span><text:span text:style-name="T377_11">é</text:span><text:span text:style-name="T377_12"><text:s/></text:span><text:span text:style-name="T377_13">possível</text:span><text:span text:style-name="T377_14"><text:s/></text:span><text:span text:style-name="T377_15">pensar</text:span><text:span text:style-name="T377_16"><text:s/></text:span><text:span text:style-name="T377_17">em</text:span><text:span text:style-name="T377_18"><text:s/></text:span><text:span text:style-name="T377_19">inúmeros</text:span><text:span text:style-name="T377_20"><text:s/></text:span><text:span text:style-name="T377_21">contextos</text:span><text:span text:style-name="T377_22"><text:s/></text:span><text:span text:style-name="T377_23">onde</text:span><text:span text:style-name="T377_24"><text:s/></text:span><text:span text:style-name="T377_25">armazenar</text:span><text:span text:style-name="T377_26"><text:s/></text:span><text:span text:style-name="T377_27">as</text:span><text:span text:style-name="T377_28"><text:s/></text:span><text:span text:style-name="T377_29">informações</text:span><text:span text:style-name="T377_30"><text:s/></text:span><text:span text:style-name="T377_31">usando</text:span><text:span text:style-name="T377_32"><text:s/></text:span><text:span text:style-name="T377_33">diferentes</text:span><text:span text:style-name="T377_34"><text:s/></text:span><text:span text:style-name="T377_35">modelos</text:span><text:span text:style-name="T377_36"><text:s/></text:span><text:span text:style-name="T377_37">NoSQL</text:span><text:span text:style-name="T377_38"><text:s/></text:span><text:span text:style-name="T377_39">pode</text:span><text:span text:style-name="T377_40"><text:s/></text:span><text:span text:style-name="T377_41">ser</text:span><text:span text:style-name="T377_42"><text:s/></text:span><text:span text:style-name="T377_43">vantajoso</text:span><text:span text:style-name="T377_44">.</text:span></text:p>
      <text:p text:style-name="P378"><text:span text:style-name="T378_1">Citaremos</text:span><text:span text:style-name="T378_2"><text:s/></text:span><text:span text:style-name="T378_3">abaixo</text:span><text:span text:style-name="T378_4"><text:s/></text:span><text:span text:style-name="T378_5">algumas</text:span><text:span text:style-name="T378_6"><text:s/></text:span><text:span text:style-name="T378_7">dessas</text:span><text:span text:style-name="T378_8"><text:s/></text:span><text:span text:style-name="T378_9">abordagens</text:span><text:span text:style-name="T378_10">,<text:s/></text:span><text:span text:style-name="T378_11">sendo</text:span><text:span text:style-name="T378_12"><text:s/></text:span><text:span text:style-name="T378_13">que</text:span><text:span text:style-name="T378_14"><text:s/></text:span><text:span text:style-name="T378_15">a</text:span><text:span text:style-name="T378_16"><text:s/></text:span><text:span text:style-name="T378_17">implementação</text:span><text:span text:style-name="T378_18"><text:s/></text:span><text:span text:style-name="T378_19">de</text:span><text:span text:style-name="T378_20"><text:s/></text:span><text:span text:style-name="T378_21">todas</text:span><text:span text:style-name="T378_22"><text:s/></text:span><text:span text:style-name="T378_23">é</text:span><text:span text:style-name="T378_24"><text:s/></text:span><text:span text:style-name="T378_25">incabível</text:span><text:span text:style-name="T378_26"><text:s/></text:span><text:span text:style-name="T378_27">no</text:span><text:span text:style-name="T378_28"><text:s/></text:span><text:span text:style-name="T378_29">tempo</text:span><text:span text:style-name="T378_30"><text:s/></text:span><text:span text:style-name="T378_31">de</text:span><text:span text:style-name="T378_32"><text:s/></text:span><text:span text:style-name="T378_33">curso</text:span><text:span text:style-name="T378_34">.</text:span></text:p>
      <text:p text:style-name="P379"/>
      <text:p text:style-name="P380"><text:span text:style-name="T380_1">Há</text:span><text:span text:style-name="T380_2"><text:s/></text:span><text:span text:style-name="T380_3">algumas</text:span><text:span text:style-name="T380_4"><text:s/></text:span><text:span text:style-name="T380_5">informações</text:span><text:span text:style-name="T380_6"><text:s/></text:span><text:span text:style-name="T380_7">que</text:span><text:span text:style-name="T380_8"><text:s/></text:span><text:span text:style-name="T380_9">precisam</text:span><text:span text:style-name="T380_10"><text:s/></text:span><text:span text:style-name="T380_11">de</text:span><text:span text:style-name="T380_12"><text:s/></text:span><text:span text:style-name="T380_13">bastante</text:span><text:span text:style-name="T380_14"><text:s/></text:span><text:span text:style-name="T380_15">espaço</text:span><text:span text:style-name="T380_16"><text:s/></text:span><text:span text:style-name="T380_17">e</text:span><text:span text:style-name="T380_18">,<text:s/></text:span><text:span text:style-name="T380_19">para</text:span><text:span text:style-name="T380_20"><text:s/></text:span><text:span text:style-name="T380_21">permitir</text:span><text:span text:style-name="T380_22"><text:s/></text:span><text:span text:style-name="T380_23">tal</text:span><text:span text:style-name="T380_24"><text:s/></text:span><text:span text:style-name="T380_25">escalabilidade</text:span><text:span text:style-name="T380_26">,<text:s/></text:span><text:span text:style-name="T380_27">é</text:span><text:span text:style-name="T380_28"><text:s/></text:span><text:span text:style-name="T380_29">necessário</text:span><text:span text:style-name="T380_30"><text:s/></text:span><text:span text:style-name="T380_31">usar</text:span><text:span text:style-name="T380_32"><text:s/></text:span><text:span text:style-name="T380_33">o</text:span><text:span text:style-name="T380_34"><text:s/></text:span><text:span text:style-name="T380_35">bd</text:span><text:span text:style-name="T380_36"><text:s/></text:span><text:span text:style-name="T380_37">NoSQL</text:span><text:span text:style-name="T380_38">.</text:span></text:p>
      <text:p text:style-name="P381"/>
      <text:list text:style-name="LS1" xml:id="list0">
        <text:list-item>
          <text:p text:style-name="P382"><text:span text:style-name="T382_1">Orientado</text:span><text:span text:style-name="T382_2"><text:s/></text:span><text:span text:style-name="T382_3">a</text:span><text:span text:style-name="T382_4"><text:s/></text:span><text:span text:style-name="T382_5">documentos</text:span><text:span text:style-name="T382_6">:</text:span></text:p>
        </text:list-item>
      </text:list>
      <text:p text:style-name="P383"><text:span text:style-name="T383_1">Por</text:span><text:span text:style-name="T383_2"><text:s/></text:span><text:span text:style-name="T383_3">exemplo</text:span><text:span text:style-name="T383_4">,<text:s/></text:span><text:span text:style-name="T383_5">como</text:span><text:span text:style-name="T383_6"><text:s/></text:span><text:span text:style-name="T383_7">um</text:span><text:span text:style-name="T383_8"><text:s/></text:span><text:span text:style-name="T383_9">mesmo</text:span><text:span text:style-name="T383_10"><text:s/></text:span><text:span text:style-name="T383_11">paciente</text:span><text:span text:style-name="T383_12"><text:s/></text:span><text:span text:style-name="T383_13">pode</text:span><text:span text:style-name="T383_14"><text:s/></text:span><text:span text:style-name="T383_15">ter</text:span><text:span text:style-name="T383_16"><text:s/></text:span><text:span text:style-name="T383_17">vários</text:span><text:span text:style-name="T383_18"><text:s/></text:span><text:span text:style-name="T383_19">exames</text:span><text:span text:style-name="T383_20"><text:s/></text:span><text:span text:style-name="T383_21">associados</text:span><text:span text:style-name="T383_22"><text:s/></text:span><text:span text:style-name="T383_23">a</text:span><text:span text:style-name="T383_24"><text:s/></text:span><text:span text:style-name="T383_25">eles</text:span><text:span text:style-name="T383_26">,<text:s/></text:span><text:span text:style-name="T383_27">a</text:span><text:span text:style-name="T383_28"><text:s/></text:span><text:span text:style-name="T383_29">quantidade</text:span><text:span text:style-name="T383_30"><text:s/></text:span><text:span text:style-name="T383_31">total</text:span><text:span text:style-name="T383_32"><text:s/></text:span><text:span text:style-name="T383_33">de</text:span><text:span text:style-name="T383_34"><text:s/></text:span><text:span text:style-name="T383_35">exames</text:span><text:span text:style-name="T383_36"><text:s/></text:span><text:span text:style-name="T383_37">é</text:span><text:span text:style-name="T383_38"><text:s/></text:span><text:span text:style-name="T383_39">bem</text:span><text:span text:style-name="T383_40"><text:s/></text:span><text:span text:style-name="T383_41">grande</text:span><text:span text:style-name="T383_42"><text:s/></text:span><text:span text:style-name="T383_43">se</text:span><text:span text:style-name="T383_44"><text:s/></text:span><text:span text:style-name="T383_45">pensarmos</text:span><text:span text:style-name="T383_46"><text:s/></text:span><text:span text:style-name="T383_47">na</text:span><text:span text:style-name="T383_48"><text:s/></text:span><text:span text:style-name="T383_49">totalidade</text:span><text:span text:style-name="T383_50"><text:s/></text:span><text:span text:style-name="T383_51">de</text:span><text:span text:style-name="T383_52"><text:s/></text:span><text:span text:style-name="T383_53">pessoas</text:span><text:span text:style-name="T383_54"><text:s/></text:span><text:span text:style-name="T383_55">atendidas</text:span><text:span text:style-name="T383_56"><text:s/></text:span><text:span text:style-name="T383_57">por</text:span><text:span text:style-name="T383_58"><text:s/></text:span><text:span text:style-name="T383_59">todos</text:span><text:span text:style-name="T383_60"><text:s/></text:span><text:span text:style-name="T383_61">os</text:span><text:span text:style-name="T383_62"><text:s/></text:span><text:span text:style-name="T383_63">hospitais</text:span><text:span text:style-name="T383_64">.<text:s/></text:span><text:span text:style-name="T383_65">Para</text:span><text:span text:style-name="T383_66"><text:s/></text:span><text:span text:style-name="T383_67">manter</text:span><text:span text:style-name="T383_68"><text:s/></text:span><text:span text:style-name="T383_69">tantos</text:span><text:span text:style-name="T383_70"><text:s/></text:span><text:span text:style-name="T383_71">registros</text:span><text:span text:style-name="T383_72"><text:s/></text:span><text:span text:style-name="T383_73">é</text:span><text:span text:style-name="T383_74"><text:s/></text:span><text:span text:style-name="T383_75">necessário</text:span><text:span text:style-name="T383_76"><text:s/></text:span><text:span text:style-name="T383_77">usar</text:span><text:span text:style-name="T383_78"><text:s/></text:span><text:span text:style-name="T383_79">bd</text:span><text:span text:style-name="T383_80"><text:s/></text:span><text:span text:style-name="T383_81">NoSQL</text:span><text:span text:style-name="T383_82">.<text:s/></text:span><text:span text:style-name="T383_83">As</text:span><text:span text:style-name="T383_84"><text:s/></text:span><text:span text:style-name="T383_85">prescrições</text:span><text:span text:style-name="T383_86"><text:s/></text:span><text:span text:style-name="T383_87">também</text:span><text:span text:style-name="T383_88"><text:s/></text:span><text:span text:style-name="T383_89">podem</text:span><text:span text:style-name="T383_90"><text:s/></text:span><text:span text:style-name="T383_91">ser</text:span><text:span text:style-name="T383_92"><text:s/></text:span><text:span text:style-name="T383_93">armazenadas</text:span><text:span text:style-name="T383_94">.</text:span></text:p>
      <text:p text:style-name="P384"><text:span text:style-name="T384_1">Pretendemos</text:span><text:span text:style-name="T384_2"><text:s/></text:span><text:span text:style-name="T384_3">usar</text:span><text:span text:style-name="T384_4"><text:s/></text:span><text:span text:style-name="T384_5">JSON</text:span><text:span text:style-name="T384_6"><text:s/></text:span><text:span text:style-name="T384_7">para</text:span><text:span text:style-name="T384_8"><text:s/></text:span><text:span text:style-name="T384_9">fazer</text:span><text:span text:style-name="T384_10"><text:s/></text:span><text:span text:style-name="T384_11">banco</text:span><text:span text:style-name="T384_12"><text:s/></text:span><text:span text:style-name="T384_13">de</text:span><text:span text:style-name="T384_14"><text:s/></text:span><text:span text:style-name="T384_15">dados</text:span><text:span text:style-name="T384_16"><text:s/></text:span><text:span text:style-name="T384_17">orientado</text:span><text:span text:style-name="T384_18"><text:s/></text:span><text:span text:style-name="T384_19">a</text:span><text:span text:style-name="T384_20"><text:s/></text:span><text:span text:style-name="T384_21">documentos</text:span><text:span text:style-name="T384_22"><text:s/>.</text:span></text:p>
      <text:p text:style-name="P385"/>
      <text:p text:style-name="P386"><text:span text:style-name="T386_1">2.<text:s/></text:span><text:span text:style-name="T386_2">Orientado</text:span><text:span text:style-name="T386_3"><text:s/></text:span><text:span text:style-name="T386_4">a</text:span><text:span text:style-name="T386_5"><text:s/></text:span><text:span text:style-name="T386_6">colunas</text:span><text:span text:style-name="T386_7">:</text:span></text:p>
      <text:p text:style-name="P387"><text:span text:style-name="T387_1">Outra</text:span><text:span text:style-name="T387_2"><text:s/></text:span><text:span text:style-name="T387_3">abordagem</text:span><text:span text:style-name="T387_4"><text:s/></text:span><text:span text:style-name="T387_5">para</text:span><text:span text:style-name="T387_6"><text:s/></text:span><text:span text:style-name="T387_7">o</text:span><text:span text:style-name="T387_8"><text:s/></text:span><text:span text:style-name="T387_9">uso</text:span><text:span text:style-name="T387_10"><text:s/></text:span><text:span text:style-name="T387_11">de</text:span><text:span text:style-name="T387_12"><text:s/></text:span><text:span text:style-name="T387_13">NoSQL</text:span><text:span text:style-name="T387_14"><text:s/></text:span><text:span text:style-name="T387_15">seria</text:span><text:span text:style-name="T387_16"><text:s/></text:span><text:span text:style-name="T387_17">BigTable</text:span><text:span text:style-name="T387_18"><text:s/></text:span><text:span text:style-name="T387_19">para</text:span><text:span text:style-name="T387_20"><text:s/></text:span><text:span text:style-name="T387_21">otimizar</text:span><text:span text:style-name="T387_22"><text:s/></text:span><text:span text:style-name="T387_23">a</text:span><text:span text:style-name="T387_24"><text:s/></text:span><text:span text:style-name="T387_25">velocidade</text:span><text:span text:style-name="T387_26"><text:s/></text:span><text:span text:style-name="T387_27">de</text:span><text:span text:style-name="T387_28"><text:s/></text:span><text:span text:style-name="T387_29">consultas</text:span><text:span text:style-name="T387_30"><text:s/></text:span><text:span text:style-name="T387_31">ao</text:span><text:span text:style-name="T387_32"><text:s/></text:span><text:span text:style-name="T387_33">acessar</text:span><text:span text:style-name="T387_34"><text:s/></text:span><text:span text:style-name="T387_35">informações</text:span><text:span text:style-name="T387_36"><text:s/></text:span><text:span text:style-name="T387_37">de</text:span><text:span text:style-name="T387_38"><text:s/></text:span><text:span text:style-name="T387_39">pacientes</text:span><text:span text:style-name="T387_40"><text:s/></text:span><text:span text:style-name="T387_41">e</text:span><text:span text:style-name="T387_42"><text:s/></text:span><text:span text:style-name="T387_43">respectivas</text:span><text:span text:style-name="T387_44"><text:s/></text:span><text:span text:style-name="T387_45">doenças</text:span><text:span text:style-name="T387_46"><text:s/></text:span><text:span text:style-name="T387_47">de</text:span><text:span text:style-name="T387_48"><text:s/></text:span><text:span text:style-name="T387_49">acordo</text:span><text:span text:style-name="T387_50"><text:s/></text:span><text:span text:style-name="T387_51">com</text:span><text:span text:style-name="T387_52"><text:s/></text:span><text:span text:style-name="T387_53">uma</text:span><text:span text:style-name="T387_54"><text:s/></text:span><text:span text:style-name="T387_55">necessidade</text:span><text:span text:style-name="T387_56"><text:s/></text:span><text:span text:style-name="T387_57">específica</text:span><text:span text:style-name="T387_58">.<text:s/></text:span><text:span text:style-name="T387_59">O</text:span><text:span text:style-name="T387_60"><text:s/></text:span><text:span text:style-name="T387_61">modelo</text:span><text:span text:style-name="T387_62"><text:s/></text:span><text:span text:style-name="T387_63">orientado</text:span><text:span text:style-name="T387_64"><text:s/></text:span><text:span text:style-name="T387_65">a</text:span><text:span text:style-name="T387_66"><text:s/></text:span><text:span text:style-name="T387_67">colunas</text:span><text:span text:style-name="T387_68"><text:s/></text:span><text:span text:style-name="T387_69">seria</text:span><text:span text:style-name="T387_70"><text:s/></text:span><text:span text:style-name="T387_71">usado</text:span><text:span text:style-name="T387_72"><text:s/></text:span><text:span text:style-name="T387_73">para</text:span><text:span text:style-name="T387_74"><text:s/></text:span><text:span text:style-name="T387_75">evitar</text:span><text:span text:style-name="T387_76"><text:s/></text:span><text:span text:style-name="T387_77">JOINs</text:span><text:span text:style-name="T387_78">.</text:span></text:p>
      <text:p text:style-name="P388"><text:span text:style-name="T388_1">Exemplos</text:span><text:span text:style-name="T388_2">:</text:span></text:p>
      <text:p text:style-name="P389"/>
      <text:p text:style-name="P390"/>
      <text:list text:style-name="LS2" xml:id="list1">
        <text:list-item>
          <text:p text:style-name="P391"><text:span text:style-name="T391_1">Mapeamento</text:span><text:span text:style-name="T391_2"><text:s/><text:tab/></text:span><text:span text:style-name="T391_3">de</text:span><text:span text:style-name="T391_4"><text:s/></text:span><text:span text:style-name="T391_5">regiões</text:span><text:span text:style-name="T391_6"><text:s/></text:span><text:span text:style-name="T391_7">para</text:span><text:span text:style-name="T391_8"><text:s/></text:span><text:span text:style-name="T391_9">identificar</text:span><text:span text:style-name="T391_10"><text:s/></text:span><text:span text:style-name="T391_11">doenças</text:span><text:span text:style-name="T391_12"><text:s/></text:span><text:span text:style-name="T391_13">endêmicas</text:span><text:span text:style-name="T391_14">,<text:s/></text:span><text:span text:style-name="T391_15">utilizando</text:span><text:span text:style-name="T391_16"><text:s/><text:tab/></text:span><text:span text:style-name="T391_17">informações</text:span><text:span text:style-name="T391_18"><text:s/></text:span><text:span text:style-name="T391_19">como</text:span><text:span text:style-name="T391_20"><text:s/></text:span><text:span text:style-name="T391_21">o</text:span><text:span text:style-name="T391_22"><text:s/></text:span><text:span text:style-name="T391_23">endereço</text:span><text:span text:style-name="T391_24"><text:s/></text:span><text:span text:style-name="T391_25">do</text:span><text:span text:style-name="T391_26"><text:s/></text:span><text:span text:style-name="T391_27">paciente</text:span><text:span text:style-name="T391_28">,<text:s/></text:span><text:span text:style-name="T391_29">data</text:span><text:span text:style-name="T391_30"><text:s/></text:span><text:span text:style-name="T391_31">de</text:span><text:span text:style-name="T391_32"><text:s/></text:span><text:span text:style-name="T391_33">descoberta</text:span><text:span text:style-name="T391_34"><text:s/></text:span><text:span text:style-name="T391_35">da</text:span><text:span text:style-name="T391_36"><text:s/></text:span><text:span text:style-name="T391_37">doença</text:span><text:span text:style-name="T391_38"><text:s/></text:span><text:span text:style-name="T391_39">no</text:span><text:span text:style-name="T391_40"><text:s/></text:span><text:span text:style-name="T391_41">paciente</text:span><text:span text:style-name="T391_42">;</text:span></text:p>
        </text:list-item>
        <text:list-item>
          <text:p text:style-name="P392"><text:span text:style-name="T392_1">Disponibilizar</text:span><text:span text:style-name="T392_2"><text:s/><text:tab/></text:span><text:span text:style-name="T392_3">dados</text:span><text:span text:style-name="T392_4"><text:s/></text:span><text:span text:style-name="T392_5">que</text:span><text:span text:style-name="T392_6"><text:s/></text:span><text:span text:style-name="T392_7">permitam</text:span><text:span text:style-name="T392_8"><text:s/></text:span><text:span text:style-name="T392_9">analisar</text:span><text:span text:style-name="T392_10"><text:s/></text:span><text:span text:style-name="T392_11">estatisticamente</text:span><text:span text:style-name="T392_12"><text:s/></text:span><text:span text:style-name="T392_13">eventos</text:span><text:span text:style-name="T392_14"><text:s/></text:span><text:span text:style-name="T392_15">e</text:span><text:span text:style-name="T392_16"><text:s/></text:span><text:span text:style-name="T392_17">relações</text:span><text:span text:style-name="T392_18"><text:s/><text:tab/></text:span><text:span text:style-name="T392_19">entre</text:span><text:span text:style-name="T392_20"><text:s/></text:span><text:span text:style-name="T392_21">doenças</text:span><text:span text:style-name="T392_22">,<text:s/></text:span><text:span text:style-name="T392_23">diagnósticos</text:span><text:span text:style-name="T392_24">,<text:s/></text:span><text:span text:style-name="T392_25">exames</text:span><text:span text:style-name="T392_26">,<text:s/></text:span><text:span text:style-name="T392_27">medicamentos</text:span><text:span text:style-name="T392_28">,<text:s/></text:span><text:span text:style-name="T392_29">entre</text:span><text:span text:style-name="T392_30"><text:s/></text:span><text:span text:style-name="T392_31">outros</text:span><text:span text:style-name="T392_32">.<text:s/></text:span><text:span text:style-name="T392_33">Para</text:span><text:span text:style-name="T392_34"><text:s/></text:span><text:span text:style-name="T392_35">isso</text:span><text:span text:style-name="T392_36">,<text:s/></text:span><text:span text:style-name="T392_37">poderia</text:span><text:span text:style-name="T392_38"><text:s/></text:span><text:span text:style-name="T392_39">usar</text:span><text:span text:style-name="T392_40"><text:s/></text:span><text:span text:style-name="T392_41">o</text:span><text:span text:style-name="T392_42"><text:s/></text:span><text:span text:style-name="T392_43">NoSQL</text:span><text:span text:style-name="T392_44"><text:s/></text:span><text:span text:style-name="T392_45">aliado</text:span><text:span text:style-name="T392_46"><text:s/></text:span><text:span text:style-name="T392_47">com</text:span><text:span text:style-name="T392_48"><text:s/></text:span><text:span text:style-name="T392_49">os</text:span><text:span text:style-name="T392_50"><text:s/></text:span><text:span text:style-name="T392_51">dados</text:span><text:span text:style-name="T392_52"><text:s/></text:span><text:span text:style-name="T392_53">armazenados</text:span><text:span text:style-name="T392_54"><text:s/></text:span><text:span text:style-name="T392_55">no</text:span><text:span text:style-name="T392_56"><text:s/></text:span><text:span text:style-name="T392_57">SQL</text:span><text:span text:style-name="T392_58">.<text:s/></text:span><text:span text:style-name="T392_59">Um</text:span><text:span text:style-name="T392_60"><text:s/></text:span><text:span text:style-name="T392_61">exemplo</text:span><text:span text:style-name="T392_62"><text:s/></text:span><text:span text:style-name="T392_63">de</text:span><text:span text:style-name="T392_64"><text:s/></text:span><text:span text:style-name="T392_65">evento</text:span><text:span text:style-name="T392_66"><text:s/></text:span><text:span text:style-name="T392_67">seria</text:span><text:span text:style-name="T392_68">:<text:s/></text:span><text:span text:style-name="T392_69">qual</text:span><text:span text:style-name="T392_70"><text:s/></text:span><text:span text:style-name="T392_71">é</text:span><text:span text:style-name="T392_72"><text:s/></text:span><text:span text:style-name="T392_73">a</text:span><text:span text:style-name="T392_74"><text:s/></text:span><text:span text:style-name="T392_75">chance</text:span><text:span text:style-name="T392_76"><text:s/></text:span><text:span text:style-name="T392_77">de</text:span><text:span text:style-name="T392_78"><text:s/></text:span><text:span text:style-name="T392_79">que</text:span><text:span text:style-name="T392_80"><text:s/></text:span><text:span text:style-name="T392_81">pessoas</text:span><text:span text:style-name="T392_82"><text:s/></text:span><text:span text:style-name="T392_83">que</text:span><text:span text:style-name="T392_84"><text:s/></text:span><text:span text:style-name="T392_85">conviveram</text:span><text:span text:style-name="T392_86"><text:s/></text:span><text:span text:style-name="T392_87">com</text:span><text:span text:style-name="T392_88"><text:s/></text:span><text:span text:style-name="T392_89">outras</text:span><text:span text:style-name="T392_90"><text:s/></text:span><text:span text:style-name="T392_91">que</text:span><text:span text:style-name="T392_92"><text:s/></text:span><text:span text:style-name="T392_93">tiveram</text:span><text:span text:style-name="T392_94"><text:s/></text:span><text:span text:style-name="T392_95">catapora</text:span><text:span text:style-name="T392_96"><text:s/></text:span><text:span text:style-name="T392_97">e</text:span><text:span text:style-name="T392_98"><text:s/></text:span><text:span text:style-name="T392_99">não</text:span><text:span text:style-name="T392_100"><text:s/></text:span><text:span text:style-name="T392_101">pegaram</text:span><text:span text:style-name="T392_102"><text:s/></text:span><text:span text:style-name="T392_103">a</text:span><text:span text:style-name="T392_104"><text:s/></text:span><text:span text:style-name="T392_105">doença</text:span><text:span text:style-name="T392_106">,<text:s text:c="2"/></text:span><text:span text:style-name="T392_107">tenham</text:span><text:span text:style-name="T392_108"><text:s/></text:span><text:span text:style-name="T392_109">ficado</text:span><text:span text:style-name="T392_110"><text:s/></text:span><text:span text:style-name="T392_111">imunes</text:span><text:span text:style-name="T392_112"><text:s/></text:span><text:span text:style-name="T392_113">a</text:span><text:span text:style-name="T392_114"><text:s/></text:span><text:span text:style-name="T392_115">ela</text:span><text:span text:style-name="T392_116">;</text:span></text:p>
        </text:list-item>
        <text:list-item>
          <text:p text:style-name="P393"><text:span text:style-name="T393_1">Auxiliar</text:span><text:span text:style-name="T393_2"><text:s/></text:span><text:span text:style-name="T393_3">o</text:span><text:span text:style-name="T393_4"><text:s/></text:span><text:span text:style-name="T393_5">gerenciamento</text:span><text:span text:style-name="T393_6"><text:s/></text:span><text:span text:style-name="T393_7">de</text:span><text:span text:style-name="T393_8"><text:s/></text:span><text:span text:style-name="T393_9">recursos</text:span><text:span text:style-name="T393_10"><text:s/></text:span><text:span text:style-name="T393_11">hospitalares</text:span><text:span text:style-name="T393_12">,<text:s/></text:span><text:span text:style-name="T393_13">identificando</text:span><text:span text:style-name="T393_14"><text:s/></text:span><text:span text:style-name="T393_15">como</text:span><text:span text:style-name="T393_16"><text:s/></text:span><text:span text:style-name="T393_17">distribuir</text:span><text:span text:style-name="T393_18"><text:s/></text:span><text:span text:style-name="T393_19">equipamentos</text:span><text:span text:style-name="T393_20"><text:s/></text:span><text:span text:style-name="T393_21">de</text:span><text:span text:style-name="T393_22"><text:s/></text:span><text:span text:style-name="T393_23">acordo</text:span><text:span text:style-name="T393_24"><text:s/></text:span><text:span text:style-name="T393_25">com</text:span><text:span text:style-name="T393_26"><text:s/></text:span><text:span text:style-name="T393_27">a</text:span><text:span text:style-name="T393_28"><text:s/></text:span><text:span text:style-name="T393_29">necessidade</text:span><text:span text:style-name="T393_30"><text:s/></text:span><text:span text:style-name="T393_31">de</text:span><text:span text:style-name="T393_32"><text:s/></text:span><text:span text:style-name="T393_33">uso</text:span><text:span text:style-name="T393_34"><text:s/></text:span><text:span text:style-name="T393_35">no</text:span><text:span text:style-name="T393_36"><text:s/></text:span><text:span text:style-name="T393_37">local</text:span><text:span text:style-name="T393_38">.</text:span></text:p>
        </text:list-item>
      </text:list>
      <text:p text:style-name="P394"/>
      <text:p text:style-name="P395"/>
      <text:p text:style-name="P396"/>
      <text:p text:style-name="P397"><text:span text:style-name="T397_1">---------------------------------------------------------------------------------------------------------------</text:span></text:p>
      <text:p text:style-name="P398"><text:span text:style-name="T398_1">Por</text:span><text:span text:style-name="T398_2"><text:s/></text:span><text:span text:style-name="T398_3">que</text:span><text:span text:style-name="T398_4"><text:s/></text:span><text:span text:style-name="T398_5">usar</text:span><text:span text:style-name="T398_6"><text:s/></text:span><text:span text:style-name="T398_7">o</text:span><text:span text:style-name="T398_8"><text:s/></text:span><text:span text:style-name="T398_9">MongoDB</text:span><text:span text:style-name="T398_10"><text:s/></text:span><text:span text:style-name="T398_11">para</text:span><text:span text:style-name="T398_12"><text:s/></text:span><text:span text:style-name="T398_13">busca</text:span><text:span text:style-name="T398_14">/</text:span><text:span text:style-name="T398_15">armazenamento</text:span><text:span text:style-name="T398_16"><text:s/></text:span><text:span text:style-name="T398_17">de</text:span><text:span text:style-name="T398_18"><text:s/></text:span><text:span text:style-name="T398_19">exames</text:span><text:span text:style-name="T398_20">:</text:span></text:p>
      <text:list text:style-name="LS3" xml:id="list4">
        <text:list-item>
          <text:p text:style-name="P399"><text:span text:style-name="T399_1">Os</text:span><text:span text:style-name="T399_2"><text:s/></text:span><text:span text:style-name="T399_3">exames</text:span><text:span text:style-name="T399_4"><text:s/></text:span><text:span text:style-name="T399_5">não</text:span><text:span text:style-name="T399_6"><text:s/></text:span><text:span text:style-name="T399_7">são</text:span><text:span text:style-name="T399_8"><text:s/></text:span><text:span text:style-name="T399_9">estruturados</text:span><text:span text:style-name="T399_10">.<text:s/></text:span><text:span text:style-name="T399_11">Então</text:span><text:span text:style-name="T399_12">,<text:s/></text:span><text:span text:style-name="T399_13">o</text:span><text:span text:style-name="T399_14"><text:s/></text:span><text:span text:style-name="T399_15">resultado</text:span><text:span text:style-name="T399_16"><text:s/></text:span><text:span text:style-name="T399_17">de</text:span><text:span text:style-name="T399_18"><text:s/></text:span><text:span text:style-name="T399_19">um</text:span><text:span text:style-name="T399_20"><text:s/></text:span><text:span text:style-name="T399_21">exame</text:span><text:span text:style-name="T399_22">,<text:s/></text:span><text:span text:style-name="T399_23">por</text:span><text:span text:style-name="T399_24"><text:s/></text:span><text:span text:style-name="T399_25">exemplo</text:span><text:span text:style-name="T399_26">,<text:s/></text:span><text:span text:style-name="T399_27">terá</text:span><text:span text:style-name="T399_28"><text:s/></text:span><text:span text:style-name="T399_29">conteúdo</text:span><text:span text:style-name="T399_30"><text:s/></text:span><text:span text:style-name="T399_31">diferente</text:span><text:span text:style-name="T399_32">,<text:s/></text:span><text:span text:style-name="T399_33">devido</text:span><text:span text:style-name="T399_34"><text:s/></text:span><text:span text:style-name="T399_35">à</text:span><text:span text:style-name="T399_36"><text:s/></text:span><text:span text:style-name="T399_37">falta</text:span><text:span text:style-name="T399_38"><text:s/></text:span><text:span text:style-name="T399_39">de</text:span><text:span text:style-name="T399_40"><text:s/></text:span><text:span text:style-name="T399_41">padrão</text:span><text:span text:style-name="T399_42"><text:s/></text:span><text:span text:style-name="T399_43">nos</text:span><text:span text:style-name="T399_44"><text:s/></text:span><text:span text:style-name="T399_45">laboratórios</text:span><text:span text:style-name="T399_46">;</text:span></text:p>
        </text:list-item>
        <text:list-item>
          <text:p text:style-name="P400"><text:span text:style-name="T400_1">Um</text:span><text:span text:style-name="T400_2"><text:s/></text:span><text:span text:style-name="T400_3">mesmo</text:span><text:span text:style-name="T400_4"><text:s/></text:span><text:span text:style-name="T400_5">exame</text:span><text:span text:style-name="T400_6"><text:s/></text:span><text:span text:style-name="T400_7">pode</text:span><text:span text:style-name="T400_8"><text:s/></text:span><text:span text:style-name="T400_9">ter</text:span><text:span text:style-name="T400_10"><text:s/></text:span><text:span text:style-name="T400_11">focos</text:span><text:span text:style-name="T400_12"><text:s/></text:span><text:span text:style-name="T400_13">diferentes</text:span><text:span text:style-name="T400_14">,<text:s/></text:span><text:span text:style-name="T400_15">de</text:span><text:span text:style-name="T400_16"><text:s/></text:span><text:span text:style-name="T400_17">acordo</text:span><text:span text:style-name="T400_18"><text:s/></text:span><text:span text:style-name="T400_19">com</text:span><text:span text:style-name="T400_20"><text:s/></text:span><text:span text:style-name="T400_21">o</text:span><text:span text:style-name="T400_22"><text:s/></text:span><text:span text:style-name="T400_23">problema</text:span><text:span text:style-name="T400_24"><text:s/></text:span><text:span text:style-name="T400_25">de</text:span><text:span text:style-name="T400_26"><text:s/></text:span><text:span text:style-name="T400_27">saúde</text:span><text:span text:style-name="T400_28"><text:s/></text:span><text:span text:style-name="T400_29">do</text:span><text:span text:style-name="T400_30"><text:s/></text:span><text:span text:style-name="T400_31">paciente</text:span><text:span text:style-name="T400_32">.<text:s/></text:span><text:span text:style-name="T400_33">Exemplo</text:span><text:span text:style-name="T400_34">:<text:s/></text:span><text:span text:style-name="T400_35">nos</text:span><text:span text:style-name="T400_36"><text:s/></text:span><text:span text:style-name="T400_37">exames</text:span><text:span text:style-name="T400_38"><text:s/></text:span><text:span text:style-name="T400_39">de</text:span><text:span text:style-name="T400_40"><text:s/></text:span><text:span text:style-name="T400_41">sangue</text:span><text:span text:style-name="T400_42">,<text:s/></text:span><text:span text:style-name="T400_43">pode</text:span><text:span text:style-name="T400_44"><text:s/></text:span><text:span text:style-name="T400_45">ser</text:span><text:span text:style-name="T400_46"><text:s/></text:span><text:span text:style-name="T400_47">que</text:span><text:span text:style-name="T400_48"><text:s/></text:span><text:span text:style-name="T400_49">um</text:span><text:span text:style-name="T400_50"><text:s/></text:span><text:span text:style-name="T400_51">paciente</text:span><text:span text:style-name="T400_52"><text:s/></text:span><text:span text:style-name="T400_53">tenha</text:span><text:span text:style-name="T400_54"><text:s/></text:span><text:span text:style-name="T400_55">problemas</text:span><text:span text:style-name="T400_56"><text:s text:c="951"/></text:span><text:span text:style-name="T400_57">nde</text:span><text:span text:style-name="T400_58"><text:s/></text:span><text:span text:style-name="T400_59">coagulação</text:span><text:span text:style-name="T400_60"><text:s/>(</text:span><text:span text:style-name="T400_61">ênfase</text:span><text:span text:style-name="T400_62"><text:s/></text:span><text:span text:style-name="T400_63">na</text:span><text:span text:style-name="T400_64"><text:s/></text:span><text:span text:style-name="T400_65">análise</text:span><text:span text:style-name="T400_66"><text:s/></text:span><text:span text:style-name="T400_67">de</text:span><text:span text:style-name="T400_68"><text:s/></text:span><text:span text:style-name="T400_69">plaquetas</text:span><text:span text:style-name="T400_70">)<text:s/></text:span><text:span text:style-name="T400_71">ou</text:span><text:span text:style-name="T400_72"><text:s/></text:span><text:span text:style-name="T400_73">baixa</text:span><text:span text:style-name="T400_74"><text:s/></text:span><text:span text:style-name="T400_75">resistência</text:span><text:span text:style-name="T400_76"><text:s/></text:span><text:span text:style-name="T400_77">a</text:span><text:span text:style-name="T400_78"><text:s/></text:span><text:span text:style-name="T400_79">fatores</text:span><text:span text:style-name="T400_80"><text:s/></text:span><text:span text:style-name="T400_81">externos</text:span><text:span text:style-name="T400_82"><text:s/>(</text:span><text:span text:style-name="T400_83">baixa</text:span><text:span text:style-name="T400_84"><text:s/></text:span><text:span text:style-name="T400_85">taxa</text:span><text:span text:style-name="T400_86"><text:s/></text:span><text:span text:style-name="T400_87">de</text:span><text:span text:style-name="T400_88"><text:s/></text:span><text:span text:style-name="T400_89">glóbulos</text:span><text:span text:style-name="T400_90"><text:s/></text:span><text:span text:style-name="T400_91">brancos</text:span><text:span text:style-name="T400_92">).</text:span></text:p>
        </text:list-item>
      </text:list>
      <text:p text:style-name="P401"><text:span text:style-name="T401_1"><text:s text:c="3"/></text:span></text:p>
      <text:p text:style-name="P402"/>
      <text:p text:style-name="P403"/>
      <text:p text:style-name="P404"><text:span text:style-name="T404_1">Instalação</text:span><text:span text:style-name="T404_2">:</text:span></text:p>
      <text:p text:style-name="P405"><text:span text:style-name="T405_1">sudo</text:span><text:span text:style-name="T405_2"><text:s/></text:span><text:span text:style-name="T405_3">apt</text:span><text:span text:style-name="T405_4">-</text:span><text:span text:style-name="T405_5">get</text:span><text:span text:style-name="T405_6"><text:s/></text:span><text:span text:style-name="T405_7">install</text:span><text:span text:style-name="T405_8"><text:s/></text:span><text:span text:style-name="T405_9">mongodb</text:span></text:p>
      <text:p text:style-name="P406"/>
      <text:p text:style-name="P407"><text:span text:style-name="T407_1">Criar</text:span><text:span text:style-name="T407_2"><text:s/></text:span><text:span text:style-name="T407_3">novo</text:span><text:span text:style-name="T407_4"><text:s/></text:span><text:span text:style-name="T407_5">banco</text:span><text:span text:style-name="T407_6"><text:s/></text:span><text:span text:style-name="T407_7">de</text:span><text:span text:style-name="T407_8"><text:s/></text:span><text:span text:style-name="T407_9">dados</text:span><text:span text:style-name="T407_10">:</text:span></text:p>
      <text:p text:style-name="P408"><text:span text:style-name="T408_1">use</text:span><text:span text:style-name="T408_2"><text:s/></text:span><text:span text:style-name="T408_3">novo</text:span></text:p>
      <text:p text:style-name="P409"><text:span text:style-name="T409_1">obs</text:span><text:span text:style-name="T409_2">:<text:s/></text:span><text:span text:style-name="T409_3">só</text:span><text:span text:style-name="T409_4"><text:s/></text:span><text:span text:style-name="T409_5">é</text:span><text:span text:style-name="T409_6"><text:s/></text:span><text:span text:style-name="T409_7">possível</text:span><text:span text:style-name="T409_8"><text:s/></text:span><text:span text:style-name="T409_9">enxergar</text:span><text:span text:style-name="T409_10"><text:s/></text:span><text:span text:style-name="T409_11">o</text:span><text:span text:style-name="T409_12"><text:s/></text:span><text:span text:style-name="T409_13">novo</text:span><text:span text:style-name="T409_14"><text:s/></text:span><text:span text:style-name="T409_15">BD</text:span><text:span text:style-name="T409_16"><text:s/></text:span><text:span text:style-name="T409_17">depois</text:span><text:span text:style-name="T409_18"><text:s/></text:span><text:span text:style-name="T409_19">de</text:span><text:span text:style-name="T409_20"><text:s/></text:span><text:span text:style-name="T409_21">inserir</text:span><text:span text:style-name="T409_22"><text:s/></text:span><text:span text:style-name="T409_23">um</text:span><text:span text:style-name="T409_24"><text:s/></text:span><text:span text:style-name="T409_25">dado</text:span><text:span text:style-name="T409_26">,<text:s/></text:span><text:span text:style-name="T409_27">uma</text:span><text:span text:style-name="T409_28"><text:s/></text:span><text:span text:style-name="T409_29">vez</text:span><text:span text:style-name="T409_30"><text:s/></text:span><text:span text:style-name="T409_31">selecionado</text:span><text:span text:style-name="T409_32"><text:s/></text:span><text:span text:style-name="T409_33">o</text:span><text:span text:style-name="T409_34"><text:s/></text:span><text:span text:style-name="T409_35">banco</text:span><text:span text:style-name="T409_36"><text:s/></text:span><text:span text:style-name="T409_37">de</text:span><text:span text:style-name="T409_38"><text:s/></text:span><text:span text:style-name="T409_39">dados</text:span><text:span text:style-name="T409_40">,<text:s/></text:span><text:span text:style-name="T409_41">é</text:span><text:span text:style-name="T409_42"><text:s/></text:span><text:span text:style-name="T409_43">possível</text:span><text:span text:style-name="T409_44"><text:s/></text:span><text:span text:style-name="T409_45">se</text:span><text:span text:style-name="T409_46"><text:s/></text:span><text:span text:style-name="T409_47">referir</text:span><text:span text:style-name="T409_48"><text:s/></text:span><text:span text:style-name="T409_49">diretamente</text:span><text:span text:style-name="T409_50"><text:s/></text:span><text:span text:style-name="T409_51">a</text:span><text:span text:style-name="T409_52"><text:s/></text:span><text:span text:style-name="T409_53">ele</text:span><text:span text:style-name="T409_54"><text:s/></text:span><text:span text:style-name="T409_55">usando</text:span><text:span text:style-name="T409_56"><text:s/></text:span><text:span text:style-name="T409_57">apenas</text:span><text:span text:style-name="T409_58"><text:s/></text:span><text:span text:style-name="T409_59">db</text:span><text:span text:style-name="T409_60">.</text:span></text:p>
      <text:p text:style-name="P410"/>
      <text:p text:style-name="P411"><text:span text:style-name="T411_1">Apagar</text:span><text:span text:style-name="T411_2"><text:s/></text:span><text:span text:style-name="T411_3">um</text:span><text:span text:style-name="T411_4"><text:s/></text:span><text:span text:style-name="T411_5">banco</text:span><text:span text:style-name="T411_6"><text:s/></text:span><text:span text:style-name="T411_7">de</text:span><text:span text:style-name="T411_8"><text:s/></text:span><text:span text:style-name="T411_9">dados</text:span><text:span text:style-name="T411_10">:</text:span></text:p>
      <text:p text:style-name="P412"><text:span text:style-name="T412_1"><text:tab/></text:span><text:span text:style-name="T412_2">use</text:span><text:span text:style-name="T412_3"><text:s/></text:span><text:span text:style-name="T412_4">novo</text:span></text:p>
      <text:p text:style-name="P413"><text:span text:style-name="T413_1"><text:tab/></text:span><text:span text:style-name="T413_2">db</text:span><text:span text:style-name="T413_3">.</text:span><text:span text:style-name="T413_4">dropDatabase</text:span><text:span text:style-name="T413_5">()</text:span></text:p>
      <text:p text:style-name="P414"/>
      <text:p text:style-name="P415"/>
      <text:p text:style-name="P416"/>
      <text:p text:style-name="P417"><text:span text:style-name="T417_1">Inserir</text:span><text:span text:style-name="T417_2"><text:s/></text:span><text:span text:style-name="T417_3">o</text:span><text:span text:style-name="T417_4"><text:s/></text:span><text:span text:style-name="T417_5">dado</text:span><text:span text:style-name="T417_6">:</text:span></text:p>
      <text:p text:style-name="P418"><text:span text:style-name="T418_1">db</text:span><text:span text:style-name="T418_2">.</text:span><text:span text:style-name="T418_3">novo</text:span><text:span text:style-name="T418_4">.</text:span><text:span text:style-name="T418_5">insert</text:span><text:span text:style-name="T418_6">(</text:span><text:span text:style-name="T418_7">{</text:span><text:span text:style-name="T418_8">"</text:span><text:span text:style-name="T418_9">nome</text:span><text:span text:style-name="T418_10">_</text:span><text:span text:style-name="T418_11">paciente</text:span><text:span text:style-name="T418_12">"</text:span><text:span text:style-name="T418_13">:</text:span><text:span text:style-name="T418_14">"</text:span><text:span text:style-name="T418_15">exame</text:span><text:span text:style-name="T418_16">"</text:span><text:span text:style-name="T418_17">}</text:span><text:span text:style-name="T418_18">)</text:span></text:p>
      <text:p text:style-name="P419"/>
      <text:p text:style-name="P420"><text:span text:style-name="T420_1">A</text:span><text:span text:style-name="T420_2"><text:s/></text:span><text:span text:style-name="T420_3">inserção</text:span><text:span text:style-name="T420_4"><text:s/></text:span><text:span text:style-name="T420_5">é</text:span><text:span text:style-name="T420_6"><text:s/></text:span><text:span text:style-name="T420_7">usada</text:span><text:span text:style-name="T420_8"><text:s/></text:span><text:span text:style-name="T420_9">para</text:span><text:span text:style-name="T420_10"><text:s/></text:span><text:span text:style-name="T420_11">inserir</text:span><text:span text:style-name="T420_12"><text:s/></text:span><text:span text:style-name="T420_13">exames</text:span><text:span text:style-name="T420_14"><text:s/></text:span><text:span text:style-name="T420_15">de</text:span><text:span text:style-name="T420_16"><text:s/></text:span><text:span text:style-name="T420_17">pacientes</text:span><text:span text:style-name="T420_18"><text:s/></text:span><text:span text:style-name="T420_19">dos</text:span><text:span text:style-name="T420_20"><text:s/></text:span><text:span text:style-name="T420_21">hospitais</text:span><text:span text:style-name="T420_22">.</text:span></text:p>
      <text:p text:style-name="P421"/>
      <text:p text:style-name="P422"/>
      <text:p text:style-name="P423"/>
      <text:p text:style-name="P424"><text:span text:style-name="T424_1">Apagando</text:span><text:span text:style-name="T424_2"><text:s/></text:span><text:span text:style-name="T424_3">dados</text:span><text:span text:style-name="T424_4">:</text:span></text:p>
      <text:p text:style-name="P425"><text:span text:style-name="T425_1"><text:tab/></text:span><text:span text:style-name="T425_2">db</text:span><text:span text:style-name="T425_3">.</text:span><text:span text:style-name="T425_4">novo</text:span><text:span text:style-name="T425_5">.</text:span><text:span text:style-name="T425_6">remove</text:span><text:span text:style-name="T425_7">(</text:span><text:span text:style-name="T425_8">{</text:span><text:span text:style-name="T425_9">"</text:span><text:span text:style-name="T425_10">nome</text:span><text:span text:style-name="T425_11">_</text:span><text:span text:style-name="T425_12">paciente</text:span><text:span text:style-name="T425_13">"</text:span><text:span text:style-name="T425_14">:</text:span><text:span text:style-name="T425_15">"</text:span><text:span text:style-name="T425_16">exame</text:span><text:span text:style-name="T425_17">"</text:span><text:span text:style-name="T425_18">}</text:span><text:span text:style-name="T425_19">)</text:span></text:p>
      <text:p text:style-name="P426"/>
      <text:p text:style-name="P427"><text:span text:style-name="T427_1">A</text:span><text:span text:style-name="T427_2"><text:s/></text:span><text:span text:style-name="T427_3">remoção</text:span><text:span text:style-name="T427_4"><text:s/></text:span><text:span text:style-name="T427_5">faz</text:span><text:span text:style-name="T427_6"><text:s/></text:span><text:span text:style-name="T427_7">sentido</text:span><text:span text:style-name="T427_8"><text:s/></text:span><text:span text:style-name="T427_9">para</text:span><text:span text:style-name="T427_10"><text:s/></text:span><text:span text:style-name="T427_11">remover</text:span><text:span text:style-name="T427_12"><text:s/></text:span><text:span text:style-name="T427_13">um</text:span><text:span text:style-name="T427_14"><text:s/></text:span><text:span text:style-name="T427_15">exame</text:span><text:span text:style-name="T427_16"><text:s/></text:span><text:span text:style-name="T427_17">inserido</text:span><text:span text:style-name="T427_18"><text:s/></text:span><text:span text:style-name="T427_19">de</text:span><text:span text:style-name="T427_20"><text:s/></text:span><text:span text:style-name="T427_21">forma</text:span><text:span text:style-name="T427_22"><text:s/></text:span><text:span text:style-name="T427_23">errada</text:span><text:span text:style-name="T427_24"><text:s/>(</text:span><text:span text:style-name="T427_25">com</text:span><text:span text:style-name="T427_26"><text:s/></text:span><text:span text:style-name="T427_27">dados</text:span><text:span text:style-name="T427_28"><text:s/></text:span><text:span text:style-name="T427_29">incorretos</text:span><text:span text:style-name="T427_30">,<text:s/></text:span><text:span text:style-name="T427_31">erro</text:span><text:span text:style-name="T427_32"><text:s/></text:span><text:span text:style-name="T427_33">de</text:span><text:span text:style-name="T427_34"><text:s/></text:span><text:span text:style-name="T427_35">digitação</text:span><text:span text:style-name="T427_36">,<text:s/></text:span><text:span text:style-name="T427_37">trocou</text:span><text:span text:style-name="T427_38"><text:s/></text:span><text:span text:style-name="T427_39">os</text:span><text:span text:style-name="T427_40"><text:s/></text:span><text:span text:style-name="T427_41">dados</text:span><text:span text:style-name="T427_42"><text:s/></text:span><text:span text:style-name="T427_43">dos</text:span><text:span text:style-name="T427_44"><text:s/></text:span><text:span text:style-name="T427_45">pacientes</text:span><text:span text:style-name="T427_46">).</text:span></text:p>
      <text:p text:style-name="P428"/>
      <text:p text:style-name="P429"/>
      <text:p text:style-name="P430"/>
      <text:p text:style-name="P431"><text:span text:style-name="T431_1">Verificando</text:span><text:span text:style-name="T431_2"><text:s/></text:span><text:span text:style-name="T431_3">os</text:span><text:span text:style-name="T431_4"><text:s/></text:span><text:span text:style-name="T431_5">bancos</text:span><text:span text:style-name="T431_6"><text:s/></text:span><text:span text:style-name="T431_7">existentes</text:span></text:p>
      <text:p text:style-name="P432"><text:span text:style-name="T432_1">show</text:span><text:span text:style-name="T432_2"><text:s/></text:span><text:span text:style-name="T432_3">dbs</text:span></text:p>
      <text:p text:style-name="P433"/>
      <text:p text:style-name="P434"><text:span text:style-name="T434_1">Verificando</text:span><text:span text:style-name="T434_2"><text:s/></text:span><text:span text:style-name="T434_3">o</text:span><text:span text:style-name="T434_4"><text:s/></text:span><text:span text:style-name="T434_5">banco</text:span><text:span text:style-name="T434_6"><text:s/></text:span><text:span text:style-name="T434_7">atual</text:span></text:p>
      <text:p text:style-name="P435"><text:span text:style-name="T435_1"><text:tab/></text:span><text:span text:style-name="T435_2">db</text:span><text:span text:style-name="T435_3">;</text:span></text:p>
      <text:p text:style-name="P436"/>
      <text:p text:style-name="P437"><text:span text:style-name="T437_1">Para</text:span><text:span text:style-name="T437_2"><text:s/></text:span><text:span text:style-name="T437_3">criar</text:span><text:span text:style-name="T437_4"><text:s/></text:span><text:span text:style-name="T437_5">uma</text:span><text:span text:style-name="T437_6"><text:s/></text:span><text:span text:style-name="T437_7">coleçao</text:span><text:span text:style-name="T437_8">:</text:span></text:p>
      <text:p text:style-name="P438"><text:span text:style-name="T438_1"><text:s text:c="8"/></text:span><text:span text:style-name="T438_2">db</text:span><text:span text:style-name="T438_3">.</text:span><text:span text:style-name="T438_4">createCollection</text:span><text:span text:style-name="T438_5">(</text:span><text:span text:style-name="T438_6">"</text:span><text:span text:style-name="T438_7">paciente</text:span><text:span text:style-name="T438_8">"</text:span><text:span text:style-name="T438_9">);</text:span></text:p>
      <text:p text:style-name="P439"><text:span text:style-name="T439_1"><text:s text:c="8"/></text:span><text:span text:style-name="T439_2">db</text:span><text:span text:style-name="T439_3">.</text:span><text:span text:style-name="T439_4">createCollection</text:span><text:span text:style-name="T439_5">(</text:span><text:span text:style-name="T439_6">"</text:span><text:span text:style-name="T439_7">médico</text:span><text:span text:style-name="T439_8">"</text:span><text:span text:style-name="T439_9">);</text:span></text:p>
      <text:p text:style-name="P440"><text:span text:style-name="T440_1"><text:s text:c="8"/></text:span><text:span text:style-name="T440_2">db</text:span><text:span text:style-name="T440_3">.</text:span><text:span text:style-name="T440_4">createCollection</text:span><text:span text:style-name="T440_5">(</text:span><text:span text:style-name="T440_6">"</text:span><text:span text:style-name="T440_7">exame</text:span><text:span text:style-name="T440_8">"</text:span><text:span text:style-name="T440_9">);</text:span></text:p>
      <text:p text:style-name="P441"/>
      <text:p text:style-name="P442"/>
      <text:p text:style-name="P443"><text:span text:style-name="T443_1">Para</text:span><text:span text:style-name="T443_2"><text:s/></text:span><text:span text:style-name="T443_3">mostrar</text:span><text:span text:style-name="T443_4"><text:s/></text:span><text:span text:style-name="T443_5">as</text:span><text:span text:style-name="T443_6"><text:s/></text:span><text:span text:style-name="T443_7">coleções</text:span><text:span text:style-name="T443_8"><text:s/></text:span><text:span text:style-name="T443_9">existentes</text:span><text:span text:style-name="T443_10">:</text:span></text:p>
      <text:p text:style-name="P444"><text:span text:style-name="T444_1"><text:tab/></text:span><text:span text:style-name="T444_2">show</text:span><text:span text:style-name="T444_3"><text:s/></text:span><text:span text:style-name="T444_4">collections</text:span><text:span text:style-name="T444_5">;</text:span></text:p>
      <text:p text:style-name="P445"/>
      <text:p text:style-name="P446"/>
      <text:p text:style-name="P447"><text:span text:style-name="T447_1">Para</text:span><text:span text:style-name="T447_2"><text:s/></text:span><text:span text:style-name="T447_3">excluir</text:span><text:span text:style-name="T447_4"><text:s/></text:span><text:span text:style-name="T447_5">alguma</text:span><text:span text:style-name="T447_6"><text:s/></text:span><text:span text:style-name="T447_7">coleção</text:span><text:span text:style-name="T447_8">:</text:span></text:p>
      <text:p text:style-name="P448"><text:span text:style-name="T448_1"><text:tab/></text:span><text:span text:style-name="T448_2">db</text:span><text:span text:style-name="T448_3">.</text:span><text:span text:style-name="T448_4">nome</text:span><text:span text:style-name="T448_5">_</text:span><text:span text:style-name="T448_6">da</text:span><text:span text:style-name="T448_7">_</text:span><text:span text:style-name="T448_8">colecao</text:span><text:span text:style-name="T448_9">_</text:span><text:span text:style-name="T448_10">drop</text:span><text:span text:style-name="T448_11">();</text:span></text:p>
      <text:p text:style-name="P449"><text:span text:style-name="T449_1"><text:tab/></text:span><text:span text:style-name="T449_2">db</text:span><text:span text:style-name="T449_3">.</text:span><text:span text:style-name="T449_4">exame</text:span><text:span text:style-name="T449_5">.</text:span><text:span text:style-name="T449_6">drop</text:span><text:span text:style-name="T449_7">();</text:span></text:p>
      <text:p text:style-name="P450"/>
      <text:p text:style-name="P451"><text:span text:style-name="T451_1">Apagar</text:span><text:span text:style-name="T451_2"><text:s/></text:span><text:span text:style-name="T451_3">uma</text:span><text:span text:style-name="T451_4"><text:s/></text:span><text:span text:style-name="T451_5">coleção</text:span><text:span text:style-name="T451_6"><text:s/></text:span><text:span text:style-name="T451_7">só</text:span><text:span text:style-name="T451_8"><text:s/></text:span><text:span text:style-name="T451_9">será</text:span><text:span text:style-name="T451_10"><text:s/></text:span><text:span text:style-name="T451_11">usada</text:span><text:span text:style-name="T451_12"><text:s/></text:span><text:span text:style-name="T451_13">caso</text:span><text:span text:style-name="T451_14"><text:s/></text:span><text:span text:style-name="T451_15">um</text:span><text:span text:style-name="T451_16"><text:s/></text:span><text:span text:style-name="T451_17">exame</text:span><text:span text:style-name="T451_18"><text:s/></text:span><text:span text:style-name="T451_19">tenha</text:span><text:span text:style-name="T451_20"><text:s/></text:span><text:span text:style-name="T451_21">sido</text:span><text:span text:style-name="T451_22"><text:s/></text:span><text:span text:style-name="T451_23">inserido</text:span><text:span text:style-name="T451_24"><text:s/></text:span><text:span text:style-name="T451_25">de</text:span><text:span text:style-name="T451_26"><text:s/></text:span><text:span text:style-name="T451_27">forma</text:span><text:span text:style-name="T451_28"><text:s/></text:span><text:span text:style-name="T451_29">errada</text:span><text:span text:style-name="T451_30">.</text:span></text:p>
      <text:p text:style-name="P452"/>
      <text:p text:style-name="P453"/>
      <text:p text:style-name="P454"><text:span text:style-name="T454_1">Para</text:span><text:span text:style-name="T454_2"><text:s/></text:span><text:span text:style-name="T454_3">encontrar</text:span><text:span text:style-name="T454_4"><text:s/></text:span><text:span text:style-name="T454_5">informações</text:span><text:span text:style-name="T454_6"><text:s/></text:span><text:span text:style-name="T454_7">dentro</text:span><text:span text:style-name="T454_8"><text:s/></text:span><text:span text:style-name="T454_9">de</text:span><text:span text:style-name="T454_10"><text:s/></text:span><text:span text:style-name="T454_11">uma</text:span><text:span text:style-name="T454_12"><text:s/></text:span><text:span text:style-name="T454_13">coleção</text:span><text:span text:style-name="T454_14">:</text:span></text:p>
      <text:p text:style-name="P455"><text:span text:style-name="T455_1"><text:tab/></text:span><text:span text:style-name="T455_2">db</text:span><text:span text:style-name="T455_3">.</text:span><text:span text:style-name="T455_4">nome</text:span><text:span text:style-name="T455_5">_</text:span><text:span text:style-name="T455_6">da</text:span><text:span text:style-name="T455_7">_</text:span><text:span text:style-name="T455_8">colecao</text:span><text:span text:style-name="T455_9">.</text:span><text:span text:style-name="T455_10">find</text:span><text:span text:style-name="T455_11">({“</text:span><text:span text:style-name="T455_12">chave</text:span><text:span text:style-name="T455_13">”:<text:s/>“</text:span><text:span text:style-name="T455_14">valor</text:span><text:span text:style-name="T455_15">”<text:s/>});</text:span></text:p>
      <text:p text:style-name="P456"><text:span text:style-name="T456_1"><text:tab/></text:span><text:span text:style-name="T456_2">db</text:span><text:span text:style-name="T456_3">.</text:span><text:span text:style-name="T456_4">nome</text:span><text:span text:style-name="T456_5">_</text:span><text:span text:style-name="T456_6">da</text:span><text:span text:style-name="T456_7">_</text:span><text:span text:style-name="T456_8">colecao</text:span><text:span text:style-name="T456_9">.</text:span><text:span text:style-name="T456_10">findOne</text:span><text:span text:style-name="T456_11">();</text:span></text:p>
      <text:p text:style-name="P457"/>
      <text:p text:style-name="P458"/>
      <text:p text:style-name="P459"><text:span text:style-name="T459_1">Ex</text:span><text:span text:style-name="T459_2">:<text:s/></text:span><text:span text:style-name="T459_3">db</text:span><text:span text:style-name="T459_4">.</text:span><text:span text:style-name="T459_5">médico</text:span><text:span text:style-name="T459_6">.</text:span><text:span text:style-name="T459_7">insert</text:span><text:span text:style-name="T459_8">("</text:span><text:span text:style-name="T459_9">nome</text:span><text:span text:style-name="T459_10">":"</text:span><text:span text:style-name="T459_11">Joao</text:span><text:span text:style-name="T459_12">");</text:span></text:p>
      <text:p text:style-name="P460"><text:span text:style-name="T460_1"><text:s text:c="6"/></text:span><text:span text:style-name="T460_2">db</text:span><text:span text:style-name="T460_3">.</text:span><text:span text:style-name="T460_4">médico</text:span><text:span text:style-name="T460_5">.</text:span><text:span text:style-name="T460_6">find</text:span><text:span text:style-name="T460_7">({"</text:span><text:span text:style-name="T460_8">nome</text:span><text:span text:style-name="T460_9">":"</text:span><text:span text:style-name="T460_10">Joao</text:span><text:span text:style-name="T460_11">"})</text:span></text:p>
      <text:p text:style-name="P461"><text:span text:style-name="T461_1"><text:s text:c="6"/></text:span><text:span text:style-name="T461_2">db</text:span><text:span text:style-name="T461_3">.</text:span><text:span text:style-name="T461_4">médico</text:span><text:span text:style-name="T461_5">.</text:span><text:span text:style-name="T461_6">findOne</text:span><text:span text:style-name="T461_7">()</text:span></text:p>
      <text:p text:style-name="P462"/>
      <text:p text:style-name="P463"/>
      <text:p text:style-name="P464"><text:span text:style-name="T464_1">---------------------------------------------------------------------------------</text:span></text:p>
      <text:p text:style-name="P465"><text:span text:style-name="T465_1">Modificações</text:span><text:span text:style-name="T465_2"><text:s/></text:span><text:span text:style-name="T465_3">no</text:span><text:span text:style-name="T465_4"><text:s/></text:span><text:span text:style-name="T465_5">NoSQL</text:span><text:span text:style-name="T465_6"><text:s/></text:span><text:span text:style-name="T465_7">permite</text:span><text:span text:style-name="T465_8"><text:s/></text:span><text:span text:style-name="T465_9">a</text:span><text:span text:style-name="T465_10"><text:s/></text:span><text:span text:style-name="T465_11">correção</text:span><text:span text:style-name="T465_12"><text:s/></text:span><text:span text:style-name="T465_13">dos</text:span><text:span text:style-name="T465_14"><text:s/></text:span><text:span text:style-name="T465_15">inseridos</text:span><text:span text:style-name="T465_16">:</text:span></text:p>
      <text:p text:style-name="P466"/>
      <text:p text:style-name="P467"><text:span text:style-name="T467_1">db</text:span><text:span text:style-name="T467_2">.</text:span><text:span text:style-name="T467_3">historico</text:span><text:span text:style-name="T467_4">.</text:span><text:span text:style-name="T467_5">update</text:span><text:span text:style-name="T467_6">(<text:line-break/><text:s text:c="4"/>{<text:s/></text:span><text:span text:style-name="T467_7">item</text:span><text:span text:style-name="T467_8">:<text:s/>"</text:span><text:span text:style-name="T467_9">exame</text:span><text:span text:style-name="T467_10">"<text:s/>},<text:line-break/><text:s text:c="4"/>{<text:line-break/><text:s text:c="6"/>$</text:span><text:span text:style-name="T467_11">set</text:span><text:span text:style-name="T467_12">:<text:s/>{<text:line-break/><text:s text:c="8"/></text:span><text:span text:style-name="T467_13">category</text:span><text:span text:style-name="T467_14">:<text:s/>"<text:s text:c="2"/>",<text:line-break/><text:s text:c="8"/></text:span><text:span text:style-name="T467_15">details</text:span><text:span text:style-name="T467_16">:<text:s/>{<text:s/></text:span><text:span text:style-name="T467_17">nome</text:span><text:span text:style-name="T467_18">_</text:span><text:span text:style-name="T467_19">paciente</text:span><text:span text:style-name="T467_20">:<text:s/>"<text:s/>",<text:s/></text:span><text:span text:style-name="T467_21">nome</text:span><text:span text:style-name="T467_22">_</text:span><text:span text:style-name="T467_23">médico</text:span><text:span text:style-name="T467_24">:<text:s/>"<text:s/>",<text:s/></text:span><text:span text:style-name="T467_25">laboratório</text:span><text:span text:style-name="T467_26">:<text:s/>"<text:s/>"<text:s/>}<text:line-break/><text:s text:c="6"/>},<text:line-break/><text:s text:c="6"/>$</text:span><text:span text:style-name="T467_27">currentDate</text:span><text:span text:style-name="T467_28">:<text:s/>{<text:s/></text:span><text:span text:style-name="T467_29">lastModified</text:span><text:span text:style-name="T467_30">:<text:s/></text:span><text:span text:style-name="T467_31">true</text:span><text:span text:style-name="T467_32"><text:s/>}<text:line-break/><text:s text:c="4"/>}<text:line-break/>)</text:span></text:p>
      <text:p text:style-name="P468"/>
      <text:p text:style-name="P469"/>
      <text:p text:style-name="P470"><text:span text:style-name="T470_1">//</text:span><text:span text:style-name="T470_2">usar</text:span><text:span text:style-name="T470_3"><text:s/></text:span><text:span text:style-name="T470_4">update</text:span><text:span text:style-name="T470_5"><text:s/></text:span><text:span text:style-name="T470_6">ou</text:span><text:span text:style-name="T470_7"><text:s/></text:span><text:span text:style-name="T470_8">upsert</text:span></text:p>
      <text:p text:style-name="P471"><text:span text:style-name="T471_1">O</text:span><text:span text:style-name="T471_2"><text:s/></text:span><text:span text:style-name="T471_3">update</text:span><text:span text:style-name="T471_4"><text:s/></text:span><text:span text:style-name="T471_5">seria</text:span><text:span text:style-name="T471_6"><text:s/></text:span><text:span text:style-name="T471_7">somente</text:span><text:span text:style-name="T471_8"><text:s/></text:span><text:span text:style-name="T471_9">para</text:span><text:span text:style-name="T471_10"><text:s/></text:span><text:span text:style-name="T471_11">acrescentar</text:span><text:span text:style-name="T471_12"><text:s/></text:span><text:span text:style-name="T471_13">informações</text:span><text:span text:style-name="T471_14"><text:s/>(</text:span><text:span text:style-name="T471_15">novos</text:span><text:span text:style-name="T471_16"><text:s/></text:span><text:span text:style-name="T471_17">exames</text:span><text:span text:style-name="T471_18">)<text:s/></text:span><text:span text:style-name="T471_19">ou</text:span><text:span text:style-name="T471_20"><text:s/></text:span><text:span text:style-name="T471_21">edição</text:span><text:span text:style-name="T471_22">.<text:s/></text:span><text:span text:style-name="T471_23">Como</text:span><text:span text:style-name="T471_24"><text:s/></text:span><text:span text:style-name="T471_25">se</text:span><text:span text:style-name="T471_26"><text:s/></text:span><text:span text:style-name="T471_27">trata</text:span><text:span text:style-name="T471_28"><text:s/></text:span><text:span text:style-name="T471_29">de</text:span><text:span text:style-name="T471_30"><text:s/></text:span><text:span text:style-name="T471_31">um</text:span><text:span text:style-name="T471_32"><text:s/></text:span><text:span text:style-name="T471_33">histórico</text:span><text:span text:style-name="T471_34">,<text:s/></text:span><text:span text:style-name="T471_35">não</text:span><text:span text:style-name="T471_36"><text:s/></text:span><text:span text:style-name="T471_37">faz</text:span><text:span text:style-name="T471_38"><text:s/></text:span><text:span text:style-name="T471_39">sentido</text:span><text:span text:style-name="T471_40"><text:s/></text:span><text:span text:style-name="T471_41">apagar</text:span><text:span text:style-name="T471_42"><text:s/></text:span><text:span text:style-name="T471_43">informações</text:span><text:span text:style-name="T471_44"><text:s/></text:span><text:span text:style-name="T471_45">dos</text:span><text:span text:style-name="T471_46"><text:s/></text:span><text:span text:style-name="T471_47">pacientes</text:span><text:span text:style-name="T471_48">.<text:s/></text:span></text:p>
      <text:p text:style-name="P472"/>
      <text:p text:style-name="P473"><text:span text:style-name="T473_1">----------------------------------------------------------------------------------</text:span></text:p>
      <text:p text:style-name="P474"/>
      <text:p text:style-name="P475"><text:span text:style-name="T475_1">Consultas</text:span><text:span text:style-name="T475_2">:</text:span></text:p>
      <text:p text:style-name="P476"><text:span text:style-name="T476_1"><text:s text:c="6"/></text:span><text:span text:style-name="T476_2">db</text:span><text:span text:style-name="T476_3">.</text:span><text:span text:style-name="T476_4">exame</text:span><text:span text:style-name="T476_5">.</text:span><text:span text:style-name="T476_6">find</text:span><text:span text:style-name="T476_7">({“</text:span><text:span text:style-name="T476_8">nome</text:span><text:span text:style-name="T476_9">_</text:span><text:span text:style-name="T476_10">paciente</text:span><text:span text:style-name="T476_11">”<text:s/>:<text:s/>“</text:span><text:span text:style-name="T476_12">exames</text:span><text:span text:style-name="T476_13">”<text:s/>});<text:s/></text:span></text:p>
      <text:p text:style-name="P477"><text:span text:style-name="T477_1"><text:s text:c="6"/></text:span><text:span text:style-name="T477_2">db</text:span><text:span text:style-name="T477_3">.</text:span><text:span text:style-name="T477_4">exame</text:span><text:span text:style-name="T477_5">.</text:span><text:span text:style-name="T477_6">resultado</text:span><text:span text:style-name="T477_7">.</text:span><text:span text:style-name="T477_8">find</text:span><text:span text:style-name="T477_9">({“</text:span><text:span text:style-name="T477_10">nome</text:span><text:span text:style-name="T477_11">_</text:span><text:span text:style-name="T477_12">paciente</text:span><text:span text:style-name="T477_13">”<text:s/>:<text:s/>“</text:span><text:span text:style-name="T477_14">exame</text:span><text:span text:style-name="T477_15">.</text:span><text:span text:style-name="T477_16">nome</text:span><text:span text:style-name="T477_17">_</text:span><text:span text:style-name="T477_18">exame</text:span><text:span text:style-name="T477_19">”<text:s/>})</text:span><text:span text:style-name="T477_20">;</text:span></text:p>
      <text:p text:style-name="P478"><text:span text:style-name="T478_1"><text:s text:c="6"/></text:span><text:span text:style-name="T478_2">db</text:span><text:span text:style-name="T478_3">.</text:span><text:span text:style-name="T478_4">exame</text:span><text:span text:style-name="T478_5">.</text:span><text:span text:style-name="T478_6">find</text:span><text:span text:style-name="T478_7">({“</text:span><text:span text:style-name="T478_8">indice</text:span><text:span text:style-name="T478_9">”<text:s/>:<text:s/>“1234”});<text:s/>#<text:s/></text:span><text:span text:style-name="T478_10">Buscando</text:span><text:span text:style-name="T478_11"><text:s/></text:span><text:span text:style-name="T478_12">o</text:span><text:span text:style-name="T478_13"><text:s/></text:span><text:span text:style-name="T478_14">exame</text:span><text:span text:style-name="T478_15"><text:s/></text:span><text:span text:style-name="T478_16">de</text:span><text:span text:style-name="T478_17"><text:s/></text:span><text:span text:style-name="T478_18">índice</text:span><text:span text:style-name="T478_19"><text:s/>1234</text:span></text:p>
      <text:p text:style-name="P479"/>
      <text:p text:style-name="P480"/>
      <text:p text:style-name="P481"/>
      <text:p text:style-name="P482"/>
      <text:p text:style-name="P483"/>
      <text:p text:style-name="P484"/>
      <text:p text:style-name="P485"><text:span text:style-name="T485_1">Site</text:span><text:span text:style-name="T485_2"><text:s/></text:span><text:span text:style-name="T485_3">para</text:span><text:span text:style-name="T485_4"><text:s/></text:span><text:span text:style-name="T485_5">Json</text:span><text:span text:style-name="T485_6">:</text:span></text:p>
      <text:p text:style-name="P486"><text:span text:style-name="T486_1">http</text:span><text:span text:style-name="T486_2">://</text:span><text:span text:style-name="T486_3">jsonlint</text:span><text:span text:style-name="T486_4">.</text:span><text:span text:style-name="T486_5">com</text:span><text:span text:style-name="T486_6">/</text:span></text:p>
      <text:p text:style-name="P487"><text:span text:style-name="T487_1">Tutorial</text:span><text:span text:style-name="T487_2">:</text:span></text:p>
      <text:p text:style-name="P488"><text:span text:style-name="T488_1"><text:tab/></text:span><text:span text:style-name="T488_2">http</text:span><text:span text:style-name="T488_3">://</text:span><text:span text:style-name="T488_4">www</text:span><text:span text:style-name="T488_5">.</text:span><text:span text:style-name="T488_6">tutorialspoint</text:span><text:span text:style-name="T488_7">.</text:span><text:span text:style-name="T488_8">com</text:span><text:span text:style-name="T488_9">/</text:span><text:span text:style-name="T488_10">mongodb</text:span><text:span text:style-name="T488_11">/</text:span><text:span text:style-name="T488_12">mongodb</text:span><text:span text:style-name="T488_13">_</text:span><text:span text:style-name="T488_14">data</text:span><text:span text:style-name="T488_15">_</text:span><text:span text:style-name="T488_16">modeling</text:span><text:span text:style-name="T488_17">.</text:span><text:span text:style-name="T488_18">htm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-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